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6911ff" officeooo:paragraph-rsid="2473cef6"/>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officeooo:rsid="249687ad" officeooo:paragraph-rsid="283a7a76"/>
    </style:style>
    <style:style style:name="P115" style:family="paragraph" style:parent-style-name="Text_20_body">
      <style:text-properties style:text-line-through-style="none" style:text-line-through-type="none" officeooo:rsid="18d5013b" officeooo:paragraph-rsid="28376d61"/>
    </style:style>
    <style:style style:name="P116" style:family="paragraph" style:parent-style-name="Text_20_body">
      <style:text-properties style:text-line-through-style="none" style:text-line-through-type="none" officeooo:rsid="1bf7b356" officeooo:paragraph-rsid="2839ac60"/>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0865f" officeooo:paragraph-rsid="2990865f"/>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officeooo:rsid="20ee825d" officeooo:paragraph-rsid="21e9668e"/>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a7289" officeooo:paragraph-rsid="249d1577"/>
    </style:style>
    <style:style style:name="P189" style:family="paragraph" style:parent-style-name="Text_20_body">
      <style:text-properties officeooo:rsid="249ff65b" officeooo:paragraph-rsid="249ff65b"/>
    </style:style>
    <style:style style:name="P190" style:family="paragraph" style:parent-style-name="Text_20_body">
      <style:text-properties officeooo:rsid="24a005f2" officeooo:paragraph-rsid="24a005f2"/>
    </style:style>
    <style:style style:name="P191" style:family="paragraph" style:parent-style-name="Text_20_body">
      <style:text-properties officeooo:rsid="249bb37b" officeooo:paragraph-rsid="249d1577"/>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1bdbbaf9" officeooo:paragraph-rsid="2849de42"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18bfea3d" officeooo:paragraph-rsid="283a7a76"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09a335" officeooo:paragraph-rsid="27911d11"/>
    </style:style>
    <style:style style:name="P255" style:family="paragraph" style:parent-style-name="Text_20_body">
      <style:text-properties officeooo:rsid="244802c2" officeooo:paragraph-rsid="27911d11"/>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rsid="18cc4ecc" officeooo:paragraph-rsid="28376d61"/>
    </style:style>
    <style:style style:name="P286" style:family="paragraph" style:parent-style-name="Text_20_body">
      <style:text-properties officeooo:rsid="18cd3ad4" officeooo:paragraph-rsid="28376d61"/>
    </style:style>
    <style:style style:name="P287" style:family="paragraph" style:parent-style-name="Text_20_body">
      <style:text-properties officeooo:paragraph-rsid="28376d61"/>
    </style:style>
    <style:style style:name="P288" style:family="paragraph" style:parent-style-name="Text_20_body">
      <style:text-properties officeooo:rsid="28384367" officeooo:paragraph-rsid="28384367"/>
    </style:style>
    <style:style style:name="P289" style:family="paragraph" style:parent-style-name="Text_20_body">
      <style:text-properties officeooo:rsid="1658caa3" officeooo:paragraph-rsid="2839ac60"/>
    </style:style>
    <style:style style:name="P290" style:family="paragraph" style:parent-style-name="Text_20_body">
      <style:text-properties officeooo:rsid="1bf6438f" officeooo:paragraph-rsid="2839ac60"/>
    </style:style>
    <style:style style:name="P291" style:family="paragraph" style:parent-style-name="Text_20_body">
      <style:text-properties officeooo:rsid="1bf4e358" officeooo:paragraph-rsid="2839ac60"/>
    </style:style>
    <style:style style:name="P292" style:family="paragraph" style:parent-style-name="Text_20_body">
      <style:text-properties officeooo:rsid="25583d8a" officeooo:paragraph-rsid="2839ac60"/>
    </style:style>
    <style:style style:name="P293" style:family="paragraph" style:parent-style-name="Text_20_body">
      <style:text-properties officeooo:paragraph-rsid="283a7a76"/>
    </style:style>
    <style:style style:name="P294" style:family="paragraph" style:parent-style-name="Text_20_body">
      <style:text-properties officeooo:rsid="18a69eb1" officeooo:paragraph-rsid="283a7a76"/>
    </style:style>
    <style:style style:name="P295" style:family="paragraph" style:parent-style-name="Text_20_body">
      <style:text-properties officeooo:rsid="18a73f57" officeooo:paragraph-rsid="283a7a76"/>
    </style:style>
    <style:style style:name="P296" style:family="paragraph" style:parent-style-name="Text_20_body">
      <style:text-properties officeooo:rsid="18b03c24" officeooo:paragraph-rsid="283a7a76"/>
    </style:style>
    <style:style style:name="P297" style:family="paragraph" style:parent-style-name="Text_20_body">
      <style:text-properties officeooo:rsid="18b7ca6c" officeooo:paragraph-rsid="283a7a76"/>
    </style:style>
    <style:style style:name="P298" style:family="paragraph" style:parent-style-name="Text_20_body">
      <style:text-properties officeooo:rsid="166573f1" officeooo:paragraph-rsid="283a7a76"/>
    </style:style>
    <style:style style:name="P299" style:family="paragraph" style:parent-style-name="Text_20_body">
      <style:text-properties officeooo:rsid="166d686a" officeooo:paragraph-rsid="283a7a76"/>
    </style:style>
    <style:style style:name="P300" style:family="paragraph" style:parent-style-name="Text_20_body">
      <style:text-properties fo:font-style="italic" officeooo:rsid="18bfea3d" officeooo:paragraph-rsid="283a7a76" style:font-style-asian="italic" style:font-style-complex="italic"/>
    </style:style>
    <style:style style:name="P301" style:family="paragraph" style:parent-style-name="Text_20_body">
      <style:text-properties fo:font-style="italic" officeooo:rsid="12ca63e1" officeooo:paragraph-rsid="284eff00" style:font-style-asian="italic" style:font-style-complex="italic"/>
    </style:style>
    <style:style style:name="P302" style:family="paragraph" style:parent-style-name="Text_20_body">
      <style:text-properties fo:font-style="italic" officeooo:rsid="15fad1cc" officeooo:paragraph-rsid="284eff00" style:font-style-asian="italic" style:font-style-complex="italic"/>
    </style:style>
    <style:style style:name="P303" style:family="paragraph" style:parent-style-name="Text_20_body">
      <style:text-properties fo:font-style="italic" officeooo:rsid="12d8b3cc" officeooo:paragraph-rsid="284eff00" style:font-style-asian="italic" style:font-style-complex="italic"/>
    </style:style>
    <style:style style:name="P304" style:family="paragraph" style:parent-style-name="Text_20_body">
      <style:text-properties fo:font-style="italic" officeooo:rsid="160e7e69" officeooo:paragraph-rsid="284eff00" style:font-style-asian="italic" style:font-style-complex="italic"/>
    </style:style>
    <style:style style:name="P305" style:family="paragraph" style:parent-style-name="Text_20_body">
      <style:text-properties officeooo:rsid="18bf2cff" officeooo:paragraph-rsid="283a7a76"/>
    </style:style>
    <style:style style:name="P306" style:family="paragraph" style:parent-style-name="Text_20_body">
      <style:text-properties officeooo:rsid="18c84115" officeooo:paragraph-rsid="283a7a76"/>
    </style:style>
    <style:style style:name="P307" style:family="paragraph" style:parent-style-name="Text_20_body">
      <style:text-properties officeooo:rsid="1e60abaa" officeooo:paragraph-rsid="283b5b27"/>
    </style:style>
    <style:style style:name="P308" style:family="paragraph" style:parent-style-name="Text_20_body">
      <style:text-properties officeooo:rsid="1daf878f" officeooo:paragraph-rsid="283b5b27"/>
    </style:style>
    <style:style style:name="P309" style:family="paragraph" style:parent-style-name="Text_20_body">
      <style:text-properties officeooo:rsid="1743cb1d" officeooo:paragraph-rsid="283d4ef9"/>
    </style:style>
    <style:style style:name="P310" style:family="paragraph" style:parent-style-name="Text_20_body">
      <style:text-properties officeooo:rsid="19e5887b" officeooo:paragraph-rsid="283d4ef9"/>
    </style:style>
    <style:style style:name="P311" style:family="paragraph" style:parent-style-name="Text_20_body">
      <style:text-properties officeooo:rsid="14c8a310" officeooo:paragraph-rsid="28400f36"/>
    </style:style>
    <style:style style:name="P312" style:family="paragraph" style:parent-style-name="Text_20_body">
      <style:text-properties officeooo:rsid="10ef4032" officeooo:paragraph-rsid="2842b948"/>
    </style:style>
    <style:style style:name="P313" style:family="paragraph" style:parent-style-name="Text_20_body">
      <style:text-properties officeooo:rsid="1ac05084" officeooo:paragraph-rsid="2842b948"/>
    </style:style>
    <style:style style:name="P314" style:family="paragraph" style:parent-style-name="Text_20_body">
      <style:text-properties officeooo:rsid="137b1378" officeooo:paragraph-rsid="2842b948"/>
    </style:style>
    <style:style style:name="P315" style:family="paragraph" style:parent-style-name="Text_20_body">
      <style:text-properties officeooo:rsid="109943b2" officeooo:paragraph-rsid="2842b948"/>
    </style:style>
    <style:style style:name="P316" style:family="paragraph" style:parent-style-name="Text_20_body">
      <style:text-properties officeooo:rsid="1ac27fde" officeooo:paragraph-rsid="2842b948"/>
    </style:style>
    <style:style style:name="P317" style:family="paragraph" style:parent-style-name="Text_20_body">
      <style:text-properties officeooo:rsid="10a2cf85" officeooo:paragraph-rsid="2842b948"/>
    </style:style>
    <style:style style:name="P318" style:family="paragraph" style:parent-style-name="Text_20_body">
      <style:text-properties officeooo:rsid="1a1cdfe0" officeooo:paragraph-rsid="28445bcb"/>
    </style:style>
    <style:style style:name="P319" style:family="paragraph" style:parent-style-name="Text_20_body">
      <style:text-properties officeooo:rsid="284482c7" officeooo:paragraph-rsid="284482c7"/>
    </style:style>
    <style:style style:name="P320" style:family="paragraph" style:parent-style-name="Text_20_body">
      <style:text-properties officeooo:rsid="169df590" officeooo:paragraph-rsid="2849de42"/>
    </style:style>
    <style:style style:name="P321" style:family="paragraph" style:parent-style-name="Text_20_body">
      <style:text-properties officeooo:rsid="14763b02" officeooo:paragraph-rsid="2849de42"/>
    </style:style>
    <style:style style:name="P322" style:family="paragraph" style:parent-style-name="Text_20_body">
      <style:text-properties officeooo:rsid="14763b02" officeooo:paragraph-rsid="284c49a8"/>
    </style:style>
    <style:style style:name="P323" style:family="paragraph" style:parent-style-name="Text_20_body">
      <style:text-properties officeooo:rsid="147b0296" officeooo:paragraph-rsid="2849de42"/>
    </style:style>
    <style:style style:name="P324" style:family="paragraph" style:parent-style-name="Text_20_body">
      <style:text-properties officeooo:rsid="14780134" officeooo:paragraph-rsid="2849de42"/>
    </style:style>
    <style:style style:name="P325" style:family="paragraph" style:parent-style-name="Text_20_body">
      <style:text-properties officeooo:rsid="1c1d28cd" officeooo:paragraph-rsid="2849de42"/>
    </style:style>
    <style:style style:name="P326" style:family="paragraph" style:parent-style-name="Text_20_body">
      <style:text-properties officeooo:rsid="1c1edfc2" officeooo:paragraph-rsid="2849de42"/>
    </style:style>
    <style:style style:name="P327" style:family="paragraph" style:parent-style-name="Text_20_body">
      <style:text-properties officeooo:rsid="1bce3dd3" officeooo:paragraph-rsid="2849de42"/>
    </style:style>
    <style:style style:name="P328" style:family="paragraph" style:parent-style-name="Text_20_body">
      <style:text-properties officeooo:rsid="1bf12398" officeooo:paragraph-rsid="2849de42"/>
    </style:style>
    <style:style style:name="P329" style:family="paragraph" style:parent-style-name="Text_20_body">
      <style:text-properties officeooo:rsid="1b1133f5" officeooo:paragraph-rsid="2849de42"/>
    </style:style>
    <style:style style:name="P330" style:family="paragraph" style:parent-style-name="Text_20_body">
      <style:text-properties officeooo:rsid="1ba85a2c" officeooo:paragraph-rsid="2849de42"/>
    </style:style>
    <style:style style:name="P331" style:family="paragraph" style:parent-style-name="Text_20_body">
      <style:text-properties officeooo:paragraph-rsid="2849de42"/>
    </style:style>
    <style:style style:name="P332" style:family="paragraph" style:parent-style-name="Text_20_body">
      <style:text-properties officeooo:rsid="284c49a8" officeooo:paragraph-rsid="284c49a8"/>
    </style:style>
    <style:style style:name="P333" style:family="paragraph" style:parent-style-name="Text_20_body">
      <style:text-properties officeooo:rsid="21050cb4" officeooo:paragraph-rsid="284d90c6"/>
    </style:style>
    <style:style style:name="P334" style:family="paragraph" style:parent-style-name="Text_20_body">
      <style:text-properties officeooo:rsid="2107ada6" officeooo:paragraph-rsid="284d90c6"/>
    </style:style>
    <style:style style:name="P335" style:family="paragraph" style:parent-style-name="Text_20_body">
      <style:text-properties officeooo:rsid="17efa3a4" officeooo:paragraph-rsid="284d90c6"/>
    </style:style>
    <style:style style:name="P336" style:family="paragraph" style:parent-style-name="Text_20_body">
      <style:text-properties officeooo:rsid="212150a4" officeooo:paragraph-rsid="284d90c6"/>
    </style:style>
    <style:style style:name="P337" style:family="paragraph" style:parent-style-name="Text_20_body">
      <style:text-properties officeooo:rsid="210ceec1" officeooo:paragraph-rsid="284e03ae"/>
    </style:style>
    <style:style style:name="P338" style:family="paragraph" style:parent-style-name="Text_20_body">
      <style:text-properties officeooo:rsid="1bc04f01" officeooo:paragraph-rsid="284e03ae"/>
    </style:style>
    <style:style style:name="P339" style:family="paragraph" style:parent-style-name="Text_20_body">
      <style:text-properties officeooo:rsid="1bc58a8c" officeooo:paragraph-rsid="284e03ae"/>
    </style:style>
    <style:style style:name="P340" style:family="paragraph" style:parent-style-name="Text_20_body">
      <style:text-properties officeooo:paragraph-rsid="284e03ae"/>
    </style:style>
    <style:style style:name="P341" style:family="paragraph" style:parent-style-name="Text_20_body">
      <style:text-properties officeooo:rsid="15f90d02" officeooo:paragraph-rsid="284eff00"/>
    </style:style>
    <style:style style:name="P342" style:family="paragraph" style:parent-style-name="Text_20_body">
      <style:text-properties officeooo:rsid="15ff1c9e" officeooo:paragraph-rsid="284eff00"/>
    </style:style>
    <style:style style:name="P343" style:family="paragraph" style:parent-style-name="Text_20_body">
      <style:text-properties officeooo:rsid="164d2894" officeooo:paragraph-rsid="284eff00"/>
    </style:style>
    <style:style style:name="P344" style:family="paragraph" style:parent-style-name="Text_20_body">
      <style:text-properties officeooo:rsid="1b403fd8" officeooo:paragraph-rsid="284eff00"/>
    </style:style>
    <style:style style:name="P345" style:family="paragraph" style:parent-style-name="Text_20_body">
      <style:text-properties officeooo:rsid="16211d4b" officeooo:paragraph-rsid="284eff00"/>
    </style:style>
    <style:style style:name="P346" style:family="paragraph" style:parent-style-name="Text_20_body">
      <style:text-properties officeooo:rsid="16216b0f" officeooo:paragraph-rsid="284eff00"/>
    </style:style>
    <style:style style:name="P347" style:family="paragraph" style:parent-style-name="Text_20_body">
      <style:text-properties officeooo:paragraph-rsid="284eff00"/>
    </style:style>
    <style:style style:name="P348" style:family="paragraph" style:parent-style-name="Text_20_body">
      <style:text-properties officeooo:rsid="134243ab" officeooo:paragraph-rsid="284f60f7"/>
    </style:style>
    <style:style style:name="P349" style:family="paragraph" style:parent-style-name="Text_20_body">
      <style:text-properties officeooo:rsid="0f3e2872" officeooo:paragraph-rsid="284f60f7"/>
    </style:style>
    <style:style style:name="P350" style:family="paragraph" style:parent-style-name="Text_20_body">
      <style:text-properties officeooo:rsid="1920e4fe" officeooo:paragraph-rsid="284c49a8"/>
    </style:style>
    <style:style style:name="P351" style:family="paragraph" style:parent-style-name="Text_20_body">
      <style:text-properties officeooo:rsid="224a4c61" officeooo:paragraph-rsid="2851c44a"/>
    </style:style>
    <style:style style:name="P352" style:family="paragraph" style:parent-style-name="Text_20_body">
      <style:text-properties officeooo:rsid="20cb160c" officeooo:paragraph-rsid="20cb160c"/>
    </style:style>
    <style:style style:name="P353" style:family="paragraph" style:parent-style-name="Text_20_body">
      <style:text-properties officeooo:rsid="28550227" officeooo:paragraph-rsid="28550227"/>
    </style:style>
    <style:style style:name="P354" style:family="paragraph" style:parent-style-name="Text_20_body">
      <style:text-properties officeooo:rsid="28550227" officeooo:paragraph-rsid="285506bd"/>
    </style:style>
    <style:style style:name="P355" style:family="paragraph" style:parent-style-name="Text_20_body">
      <style:text-properties officeooo:rsid="20b59c5a" officeooo:paragraph-rsid="236a9e26"/>
    </style:style>
    <style:style style:name="P356" style:family="paragraph" style:parent-style-name="Text_20_body">
      <style:text-properties officeooo:rsid="285c2fe7" officeooo:paragraph-rsid="285c2fe7"/>
    </style:style>
    <style:style style:name="P357" style:family="paragraph" style:parent-style-name="Text_20_body">
      <style:text-properties officeooo:paragraph-rsid="2860138b"/>
    </style:style>
    <style:style style:name="P358" style:family="paragraph" style:parent-style-name="Text_20_body">
      <style:text-properties officeooo:paragraph-rsid="286ee754"/>
    </style:style>
    <style:style style:name="P359" style:family="paragraph" style:parent-style-name="Text_20_body">
      <style:text-properties officeooo:paragraph-rsid="2873a08e"/>
    </style:style>
    <style:style style:name="P360" style:family="paragraph" style:parent-style-name="Text_20_body">
      <style:text-properties officeooo:paragraph-rsid="202364ac"/>
    </style:style>
    <style:style style:name="P361" style:family="paragraph" style:parent-style-name="Text_20_body">
      <style:text-properties officeooo:rsid="287f4470" officeooo:paragraph-rsid="287f4470"/>
    </style:style>
    <style:style style:name="P362" style:family="paragraph" style:parent-style-name="Text_20_body">
      <style:text-properties officeooo:rsid="2883472f" officeooo:paragraph-rsid="2883472f"/>
    </style:style>
    <style:style style:name="P363" style:family="paragraph" style:parent-style-name="Text_20_body">
      <style:text-properties officeooo:paragraph-rsid="21e9668e"/>
    </style:style>
    <style:style style:name="P364" style:family="paragraph" style:parent-style-name="Text_20_body">
      <style:text-properties officeooo:paragraph-rsid="288afecb"/>
    </style:style>
    <style:style style:name="P365" style:family="paragraph" style:parent-style-name="Text_20_body">
      <style:text-properties officeooo:paragraph-rsid="289be73f"/>
    </style:style>
    <style:style style:name="P366" style:family="paragraph" style:parent-style-name="Text_20_body">
      <style:text-properties officeooo:rsid="289d2cb7" officeooo:paragraph-rsid="289d2cb7"/>
    </style:style>
    <style:style style:name="P367" style:family="paragraph" style:parent-style-name="Text_20_body">
      <style:text-properties officeooo:rsid="28a8f94c" officeooo:paragraph-rsid="28a8f94c"/>
    </style:style>
    <style:style style:name="P368" style:family="paragraph" style:parent-style-name="Text_20_body">
      <style:text-properties officeooo:paragraph-rsid="28b276ea"/>
    </style:style>
    <style:style style:name="P369" style:family="paragraph" style:parent-style-name="Text_20_body">
      <style:text-properties officeooo:rsid="21337cc1" officeooo:paragraph-rsid="21e9668e"/>
    </style:style>
    <style:style style:name="P370" style:family="paragraph" style:parent-style-name="Text_20_body">
      <style:text-properties officeooo:rsid="215d4e07" officeooo:paragraph-rsid="28f28620"/>
    </style:style>
    <style:style style:name="P371" style:family="paragraph" style:parent-style-name="Text_20_body">
      <style:text-properties officeooo:rsid="1877b3ae" officeooo:paragraph-rsid="2aaa4bfe"/>
    </style:style>
    <style:style style:name="P372" style:family="paragraph" style:parent-style-name="Text_20_body">
      <style:text-properties officeooo:rsid="1a44020f" officeooo:paragraph-rsid="2aaa4bfe"/>
    </style:style>
    <style:style style:name="P373" style:family="paragraph" style:parent-style-name="Text_20_body">
      <style:text-properties officeooo:rsid="28dfd528" officeooo:paragraph-rsid="28dfd528"/>
    </style:style>
    <style:style style:name="P374" style:family="paragraph" style:parent-style-name="Text_20_body">
      <style:text-properties officeooo:rsid="28dfd528" officeooo:paragraph-rsid="28e40697"/>
    </style:style>
    <style:style style:name="P375" style:family="paragraph" style:parent-style-name="Text_20_body">
      <style:text-properties officeooo:rsid="28e9a78f" officeooo:paragraph-rsid="28e9a78f"/>
    </style:style>
    <style:style style:name="P376" style:family="paragraph" style:parent-style-name="Text_20_body">
      <style:text-properties officeooo:rsid="215e7a47" officeooo:paragraph-rsid="28f28620"/>
    </style:style>
    <style:style style:name="P377" style:family="paragraph" style:parent-style-name="Text_20_body">
      <style:text-properties officeooo:rsid="24ad076f" officeooo:paragraph-rsid="28fe9422"/>
    </style:style>
    <style:style style:name="P378" style:family="paragraph" style:parent-style-name="Text_20_body">
      <style:text-properties officeooo:rsid="1a5209d2" officeooo:paragraph-rsid="2aaa4bfe"/>
    </style:style>
    <style:style style:name="P379" style:family="paragraph" style:parent-style-name="Text_20_body">
      <style:text-properties officeooo:rsid="1a4c9a67" officeooo:paragraph-rsid="2aaa4bfe"/>
    </style:style>
    <style:style style:name="P380" style:family="paragraph" style:parent-style-name="Text_20_body">
      <style:text-properties officeooo:rsid="290c43f4" officeooo:paragraph-rsid="290c43f4"/>
    </style:style>
    <style:style style:name="P381" style:family="paragraph" style:parent-style-name="Text_20_body">
      <style:text-properties officeooo:rsid="29166430" officeooo:paragraph-rsid="29166430"/>
    </style:style>
    <style:style style:name="P382" style:family="paragraph" style:parent-style-name="Text_20_body">
      <style:text-properties officeooo:rsid="29175b96" officeooo:paragraph-rsid="29175b96"/>
    </style:style>
    <style:style style:name="P383" style:family="paragraph" style:parent-style-name="Text_20_body">
      <style:text-properties officeooo:rsid="291a2300" officeooo:paragraph-rsid="291a2300"/>
    </style:style>
    <style:style style:name="P384" style:family="paragraph" style:parent-style-name="Text_20_body">
      <style:text-properties officeooo:rsid="291c910d" officeooo:paragraph-rsid="291d95ed"/>
    </style:style>
    <style:style style:name="P385" style:family="paragraph" style:parent-style-name="Text_20_body">
      <style:text-properties officeooo:rsid="291d95ed" officeooo:paragraph-rsid="291d95ed"/>
    </style:style>
    <style:style style:name="P386" style:family="paragraph" style:parent-style-name="Text_20_body">
      <style:text-properties officeooo:rsid="291f3f49" officeooo:paragraph-rsid="291f3f49"/>
    </style:style>
    <style:style style:name="P387" style:family="paragraph" style:parent-style-name="Text_20_body">
      <style:text-properties officeooo:rsid="29205610" officeooo:paragraph-rsid="29205610"/>
    </style:style>
    <style:style style:name="P388" style:family="paragraph" style:parent-style-name="Text_20_body">
      <style:text-properties officeooo:rsid="2947b2f5" officeooo:paragraph-rsid="2aaa4bfe"/>
    </style:style>
    <style:style style:name="P389" style:family="paragraph" style:parent-style-name="Text_20_body">
      <style:text-properties officeooo:rsid="293bcf6c" officeooo:paragraph-rsid="2aac1b25"/>
    </style:style>
    <style:style style:name="P390" style:family="paragraph" style:parent-style-name="Text_20_body">
      <style:text-properties officeooo:rsid="28e2de2a" officeooo:paragraph-rsid="28e2de2a"/>
    </style:style>
    <style:style style:name="P391" style:family="paragraph" style:parent-style-name="Text_20_body">
      <style:text-properties officeooo:rsid="2848fd51" officeooo:paragraph-rsid="2848fd51"/>
    </style:style>
    <style:style style:name="P392" style:family="paragraph" style:parent-style-name="Text_20_body">
      <style:text-properties officeooo:rsid="2237b1e2" officeooo:paragraph-rsid="2971f1c0"/>
    </style:style>
    <style:style style:name="P393" style:family="paragraph" style:parent-style-name="Text_20_body">
      <style:text-properties officeooo:rsid="240b9cc4" officeooo:paragraph-rsid="29748564"/>
    </style:style>
    <style:style style:name="P394" style:family="paragraph" style:parent-style-name="Text_20_body">
      <style:text-properties officeooo:rsid="240b9cc4" officeooo:paragraph-rsid="2ac39226"/>
    </style:style>
    <style:style style:name="P395" style:family="paragraph" style:parent-style-name="Text_20_body">
      <style:text-properties officeooo:rsid="2239f255" officeooo:paragraph-rsid="2971f1c0"/>
    </style:style>
    <style:style style:name="P396" style:family="paragraph" style:parent-style-name="Text_20_body">
      <style:text-properties officeooo:rsid="21e0d06b" officeooo:paragraph-rsid="2971f1c0"/>
    </style:style>
    <style:style style:name="P397" style:family="paragraph" style:parent-style-name="Text_20_body">
      <style:text-properties officeooo:paragraph-rsid="29739d0f"/>
    </style:style>
    <style:style style:name="P398" style:family="paragraph" style:parent-style-name="Text_20_body">
      <style:text-properties officeooo:rsid="113240ec" officeooo:paragraph-rsid="29739d0f"/>
    </style:style>
    <style:style style:name="P399" style:family="paragraph" style:parent-style-name="Text_20_body">
      <style:text-properties officeooo:rsid="2977bc9f" officeooo:paragraph-rsid="298f3600"/>
    </style:style>
    <style:style style:name="P400" style:family="paragraph" style:parent-style-name="Text_20_body">
      <style:text-properties officeooo:rsid="29901351" officeooo:paragraph-rsid="29901351"/>
    </style:style>
    <style:style style:name="P401" style:family="paragraph" style:parent-style-name="Text_20_body">
      <style:text-properties officeooo:paragraph-rsid="29915c7e"/>
    </style:style>
    <style:style style:name="P402" style:family="paragraph" style:parent-style-name="Text_20_body">
      <style:text-properties officeooo:rsid="2999581b" officeooo:paragraph-rsid="2999581b"/>
    </style:style>
    <style:style style:name="P403" style:family="paragraph" style:parent-style-name="Text_20_body">
      <style:text-properties officeooo:rsid="29995bff" officeooo:paragraph-rsid="299bc094"/>
    </style:style>
    <style:style style:name="P404" style:family="paragraph" style:parent-style-name="Text_20_body">
      <style:text-properties officeooo:rsid="299bc094" officeooo:paragraph-rsid="29a34dba"/>
    </style:style>
    <style:style style:name="P405" style:family="paragraph" style:parent-style-name="Text_20_body">
      <style:text-properties officeooo:rsid="299bc094" officeooo:paragraph-rsid="29a7205d"/>
    </style:style>
    <style:style style:name="P406" style:family="paragraph" style:parent-style-name="Text_20_body">
      <style:text-properties officeooo:rsid="29763f4f" officeooo:paragraph-rsid="2a308645"/>
    </style:style>
    <style:style style:name="P407" style:family="paragraph" style:parent-style-name="Text_20_body">
      <style:text-properties officeooo:rsid="286a31ba" officeooo:paragraph-rsid="29ec35f4"/>
    </style:style>
    <style:style style:name="P408" style:family="paragraph" style:parent-style-name="Text_20_body">
      <style:text-properties officeooo:rsid="240b9cc4" officeooo:paragraph-rsid="29748564" fo:background-color="#fff200"/>
    </style:style>
    <style:style style:name="P409" style:family="paragraph" style:parent-style-name="Text_20_body">
      <style:text-properties officeooo:rsid="2415a15d" officeooo:paragraph-rsid="29748564" fo:background-color="#fff200"/>
    </style:style>
    <style:style style:name="P410" style:family="paragraph" style:parent-style-name="Text_20_body">
      <style:text-properties officeooo:rsid="241e318e" officeooo:paragraph-rsid="29748564" fo:background-color="#fff200"/>
    </style:style>
    <style:style style:name="P411" style:family="paragraph" style:parent-style-name="Text_20_body">
      <style:text-properties officeooo:rsid="29763f4f" officeooo:paragraph-rsid="29804e6b" fo:background-color="#fff200"/>
    </style:style>
    <style:style style:name="P412" style:family="paragraph" style:parent-style-name="Text_20_body">
      <style:text-properties officeooo:rsid="29763f4f" officeooo:paragraph-rsid="29763f4f" fo:background-color="#fff200"/>
    </style:style>
    <style:style style:name="P413" style:family="paragraph" style:parent-style-name="Text_20_body">
      <style:text-properties officeooo:rsid="29856776" officeooo:paragraph-rsid="29856776" fo:background-color="#fff200"/>
    </style:style>
    <style:style style:name="P414" style:family="paragraph" style:parent-style-name="Text_20_body">
      <style:text-properties officeooo:rsid="298276a7" officeooo:paragraph-rsid="298276a7" fo:background-color="#fff200"/>
    </style:style>
    <style:style style:name="P415" style:family="paragraph" style:parent-style-name="Text_20_body">
      <style:text-properties officeooo:rsid="297cc427" officeooo:paragraph-rsid="29748564" fo:background-color="#fff200"/>
    </style:style>
    <style:style style:name="P416" style:family="paragraph" style:parent-style-name="Text_20_body">
      <style:text-properties officeooo:rsid="296ba690" officeooo:paragraph-rsid="29748564" fo:background-color="#fff200"/>
    </style:style>
    <style:style style:name="P417" style:family="paragraph" style:parent-style-name="Text_20_body">
      <style:text-properties officeooo:rsid="29856776" officeooo:paragraph-rsid="2a308645"/>
    </style:style>
    <style:style style:name="P418" style:family="paragraph" style:parent-style-name="Text_20_body">
      <style:text-properties officeooo:rsid="298276a7" officeooo:paragraph-rsid="2a308645"/>
    </style:style>
    <style:style style:name="P419" style:family="paragraph" style:parent-style-name="Text_20_body">
      <style:text-properties officeooo:rsid="188aab53" officeooo:paragraph-rsid="29ec35f4"/>
    </style:style>
    <style:style style:name="P420" style:family="paragraph" style:parent-style-name="Text_20_body">
      <style:text-properties officeooo:rsid="29edc12d" officeooo:paragraph-rsid="29edc12d"/>
    </style:style>
    <style:style style:name="P421" style:family="paragraph" style:parent-style-name="Text_20_body">
      <style:text-properties officeooo:rsid="2a58db68" officeooo:paragraph-rsid="2a58db68"/>
    </style:style>
    <style:style style:name="P422" style:family="paragraph" style:parent-style-name="Text_20_body">
      <style:text-properties officeooo:rsid="2a8d2813" officeooo:paragraph-rsid="2a8d2813"/>
    </style:style>
    <style:style style:name="P423" style:family="paragraph" style:parent-style-name="Text_20_body">
      <style:text-properties officeooo:rsid="2a9d3418" officeooo:paragraph-rsid="2a9d3418"/>
    </style:style>
    <style:style style:name="P424" style:family="paragraph" style:parent-style-name="Text_20_body">
      <style:text-properties officeooo:rsid="25204fbc" officeooo:paragraph-rsid="2aa87f50"/>
    </style:style>
    <style:style style:name="P425" style:family="paragraph" style:parent-style-name="Text_20_body">
      <style:text-properties officeooo:rsid="24b51085" officeooo:paragraph-rsid="2aaa4bfe"/>
    </style:style>
    <style:style style:name="P426" style:family="paragraph" style:parent-style-name="Text_20_body">
      <style:text-properties officeooo:paragraph-rsid="2aaa4bfe"/>
    </style:style>
    <style:style style:name="P427" style:family="paragraph" style:parent-style-name="Text_20_body">
      <style:text-properties officeooo:paragraph-rsid="22ba960b"/>
    </style:style>
    <style:style style:name="P428" style:family="paragraph" style:parent-style-name="Text_20_body">
      <style:text-properties officeooo:paragraph-rsid="2ab0c64f"/>
    </style:style>
    <style:style style:name="P429" style:family="paragraph" style:parent-style-name="Text_20_body">
      <style:text-properties officeooo:rsid="2ab2f4c4" officeooo:paragraph-rsid="2ab2f4c4"/>
    </style:style>
    <style:style style:name="P430" style:family="paragraph" style:parent-style-name="Text_20_body">
      <style:text-properties officeooo:rsid="2ab504dd" officeooo:paragraph-rsid="2ab504dd"/>
    </style:style>
    <style:style style:name="P431" style:family="paragraph" style:parent-style-name="Text_20_body">
      <style:text-properties officeooo:paragraph-rsid="2ab504dd"/>
    </style:style>
    <style:style style:name="P432" style:family="paragraph" style:parent-style-name="Text_20_body">
      <style:text-properties officeooo:rsid="2a2a576c" officeooo:paragraph-rsid="2ac39226"/>
    </style:style>
    <style:style style:name="P433" style:family="paragraph" style:parent-style-name="Text_20_body">
      <style:text-properties officeooo:paragraph-rsid="2ad1632a"/>
    </style:style>
    <style:style style:name="P434" style:family="paragraph" style:parent-style-name="Text_20_body">
      <style:text-properties officeooo:rsid="2ad946a0" officeooo:paragraph-rsid="2adf01e2"/>
    </style:style>
    <style:style style:name="P435" style:family="paragraph" style:parent-style-name="Text_20_body">
      <style:text-properties officeooo:rsid="2ae0e0fb" officeooo:paragraph-rsid="2ae1d984"/>
    </style:style>
    <style:style style:name="P436" style:family="paragraph" style:parent-style-name="Text_20_body">
      <style:text-properties officeooo:rsid="2af2c3a9" officeooo:paragraph-rsid="2af2c3a9"/>
    </style:style>
    <style:style style:name="P437" style:family="paragraph" style:parent-style-name="Text_20_body">
      <style:text-properties officeooo:rsid="24ffc69a" officeooo:paragraph-rsid="24ffc69a"/>
    </style:style>
    <style:style style:name="P438" style:family="paragraph" style:parent-style-name="Text_20_body">
      <style:text-properties officeooo:rsid="240e4950" officeooo:paragraph-rsid="2b3fbade"/>
    </style:style>
    <style:style style:name="P439" style:family="paragraph" style:parent-style-name="Text_20_body">
      <style:text-properties officeooo:rsid="2af7442d" officeooo:paragraph-rsid="2b3fbade"/>
    </style:style>
    <style:style style:name="P440" style:family="paragraph" style:parent-style-name="Text_20_body">
      <style:text-properties officeooo:rsid="20735a6d" officeooo:paragraph-rsid="20735a6d"/>
    </style:style>
    <style:style style:name="P441" style:family="paragraph" style:parent-style-name="Text_20_body">
      <style:text-properties officeooo:rsid="20642488" officeooo:paragraph-rsid="2afd3de0"/>
    </style:style>
    <style:style style:name="P442" style:family="paragraph" style:parent-style-name="Text_20_body">
      <style:text-properties officeooo:rsid="206449e7" officeooo:paragraph-rsid="2afd3de0"/>
    </style:style>
    <style:style style:name="P443" style:family="paragraph" style:parent-style-name="Text_20_body">
      <style:text-properties officeooo:rsid="2afd3de0" officeooo:paragraph-rsid="2afd3de0"/>
    </style:style>
    <style:style style:name="P444" style:family="paragraph" style:parent-style-name="Text_20_body">
      <style:text-properties officeooo:rsid="221a0527" officeooo:paragraph-rsid="221a0527"/>
    </style:style>
    <style:style style:name="P445" style:family="paragraph" style:parent-style-name="Text_20_body">
      <style:text-properties officeooo:rsid="226394fa" officeooo:paragraph-rsid="2b0035d5"/>
    </style:style>
    <style:style style:name="P446" style:family="paragraph" style:parent-style-name="Text_20_body">
      <style:text-properties officeooo:rsid="2b05b4e8" officeooo:paragraph-rsid="2b59c36f"/>
    </style:style>
    <style:style style:name="P447" style:family="paragraph" style:parent-style-name="Text_20_body">
      <style:text-properties officeooo:rsid="2b06eaf6" officeooo:paragraph-rsid="2b089e62"/>
    </style:style>
    <style:style style:name="P448" style:family="paragraph" style:parent-style-name="Text_20_body">
      <style:text-properties officeooo:rsid="2b102a27" officeooo:paragraph-rsid="2b1589f6"/>
    </style:style>
    <style:style style:name="P449" style:family="paragraph" style:parent-style-name="Text_20_body">
      <style:text-properties officeooo:rsid="2a1cd60e" officeooo:paragraph-rsid="2b22c1b3"/>
    </style:style>
    <style:style style:name="P450" style:family="paragraph" style:parent-style-name="Text_20_body">
      <style:text-properties officeooo:rsid="2b4276f8" officeooo:paragraph-rsid="2b459676"/>
    </style:style>
    <style:style style:name="P451" style:family="paragraph" style:parent-style-name="Text_20_body">
      <style:text-properties officeooo:rsid="18552efa" officeooo:paragraph-rsid="2b2a7dc2"/>
    </style:style>
    <style:style style:name="P452" style:family="paragraph" style:parent-style-name="Text_20_body">
      <style:text-properties officeooo:rsid="14585935" officeooo:paragraph-rsid="2b22bc82"/>
    </style:style>
    <style:style style:name="P453" style:family="paragraph" style:parent-style-name="Text_20_body">
      <style:text-properties officeooo:rsid="20a19e91" officeooo:paragraph-rsid="20a19e91"/>
    </style:style>
    <style:style style:name="P454" style:family="paragraph" style:parent-style-name="Text_20_body">
      <style:text-properties officeooo:rsid="20a19e91" officeooo:paragraph-rsid="2b5c6e39"/>
    </style:style>
    <style:style style:name="P455" style:family="paragraph" style:parent-style-name="Text_20_body">
      <style:text-properties officeooo:rsid="2b5c6e39" officeooo:paragraph-rsid="2b5c6e39"/>
    </style:style>
    <style:style style:name="P456" style:family="paragraph" style:parent-style-name="Text_20_body">
      <style:text-properties officeooo:rsid="2b6144c1" officeooo:paragraph-rsid="2b6144c1"/>
    </style:style>
    <style:style style:name="P457" style:family="paragraph" style:parent-style-name="Text_20_body">
      <style:text-properties officeooo:rsid="2b83f5f2" officeooo:paragraph-rsid="2b83f5f2"/>
    </style:style>
    <style:style style:name="P458" style:family="paragraph" style:parent-style-name="Text_20_body">
      <style:text-properties officeooo:rsid="2aeaa996" officeooo:paragraph-rsid="2b8918f8"/>
    </style:style>
    <style:style style:name="P459" style:family="paragraph" style:parent-style-name="Text_20_body">
      <style:text-properties officeooo:rsid="2b991a2f" officeooo:paragraph-rsid="2b991a2f"/>
    </style:style>
    <style:style style:name="P460" style:family="paragraph" style:parent-style-name="Text_20_body">
      <style:text-properties officeooo:rsid="28d6fd40" officeooo:paragraph-rsid="2ba3538f"/>
    </style:style>
    <style:style style:name="P461" style:family="paragraph" style:parent-style-name="Text_20_body">
      <style:text-properties officeooo:paragraph-rsid="28d6fd40"/>
    </style:style>
    <style:style style:name="P462" style:family="paragraph" style:parent-style-name="Text_20_body">
      <style:text-properties officeooo:paragraph-rsid="2bb744ac"/>
    </style:style>
    <style:style style:name="P463" style:family="paragraph" style:parent-style-name="Text_20_body">
      <style:text-properties officeooo:rsid="27567664" officeooo:paragraph-rsid="288afecb"/>
    </style:style>
    <style:style style:name="P464" style:family="paragraph" style:parent-style-name="Text_20_body">
      <style:text-properties officeooo:rsid="2bb88a99" officeooo:paragraph-rsid="2bb88a99"/>
    </style:style>
    <style:style style:name="P465" style:family="paragraph" style:parent-style-name="Text_20_body">
      <style:text-properties officeooo:paragraph-rsid="2bba64a0"/>
    </style:style>
    <style:style style:name="P466" style:family="paragraph" style:parent-style-name="Text_20_body">
      <style:text-properties officeooo:rsid="2bc129d0" officeooo:paragraph-rsid="2bc129d0"/>
    </style:style>
    <style:style style:name="P467" style:family="paragraph" style:parent-style-name="Text_20_body">
      <style:text-properties officeooo:rsid="2bc129d0" officeooo:paragraph-rsid="2bc19664"/>
    </style:style>
    <style:style style:name="P468" style:family="paragraph" style:parent-style-name="Text_20_body">
      <style:text-properties officeooo:rsid="142dd805" officeooo:paragraph-rsid="2bc30301"/>
    </style:style>
    <style:style style:name="P469" style:family="paragraph" style:parent-style-name="Text_20_body">
      <style:text-properties officeooo:paragraph-rsid="2bc7cb45"/>
    </style:style>
    <style:style style:name="P470" style:family="paragraph" style:parent-style-name="Text_20_body">
      <style:text-properties officeooo:rsid="2bd3e1b8" officeooo:paragraph-rsid="2bd3e1b8"/>
    </style:style>
    <style:style style:name="P471" style:family="paragraph" style:parent-style-name="Text_20_body">
      <style:text-properties officeooo:rsid="2be46d33" officeooo:paragraph-rsid="2be46d33"/>
    </style:style>
    <style:style style:name="P472" style:family="paragraph" style:parent-style-name="Text_20_body">
      <style:text-properties officeooo:rsid="29be751c" officeooo:paragraph-rsid="2bf7609a"/>
    </style:style>
    <style:style style:name="P473" style:family="paragraph" style:parent-style-name="Text_20_body">
      <style:text-properties officeooo:rsid="29be751c" officeooo:paragraph-rsid="2c07d1f1"/>
    </style:style>
    <style:style style:name="P474" style:family="paragraph" style:parent-style-name="Text_20_body">
      <style:text-properties officeooo:rsid="246911ff" officeooo:paragraph-rsid="24ca2bd1"/>
    </style:style>
    <style:style style:name="P475" style:family="paragraph" style:parent-style-name="Text_20_body">
      <style:text-properties officeooo:rsid="29b4fce0" officeooo:paragraph-rsid="29b56b55"/>
    </style:style>
    <style:style style:name="P476" style:family="paragraph" style:parent-style-name="Text_20_body">
      <style:text-properties officeooo:rsid="21e9668e" officeooo:paragraph-rsid="21e9668e"/>
    </style:style>
    <style:style style:name="P477" style:family="paragraph" style:parent-style-name="Text_20_body">
      <style:text-properties officeooo:rsid="2c26565d" officeooo:paragraph-rsid="2c26565d"/>
    </style:style>
    <style:style style:name="P478" style:family="paragraph" style:parent-style-name="Text_20_body">
      <style:text-properties officeooo:rsid="2c42ac88" officeooo:paragraph-rsid="2c42ac88"/>
    </style:style>
    <style:style style:name="P479" style:family="paragraph" style:parent-style-name="Text_20_body">
      <style:text-properties officeooo:rsid="2c488b9d" officeooo:paragraph-rsid="2c4dc19f"/>
    </style:style>
    <style:style style:name="P480" style:family="paragraph" style:parent-style-name="Standard">
      <style:paragraph-properties fo:text-align="center" style:justify-single-word="false"/>
      <style:text-properties officeooo:rsid="057aae1d" officeooo:paragraph-rsid="057aae1d"/>
    </style:style>
    <style:style style:name="P48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8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8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8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8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8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87" style:family="paragraph" style:parent-style-name="Example_20_Header">
      <style:text-properties officeooo:paragraph-rsid="0ce95318"/>
    </style:style>
    <style:style style:name="P488" style:family="paragraph" style:parent-style-name="Example_20_Header">
      <style:text-properties officeooo:paragraph-rsid="2049b142"/>
    </style:style>
    <style:style style:name="P489" style:family="paragraph" style:parent-style-name="Example_20_Header">
      <style:text-properties officeooo:rsid="21d5baa3" officeooo:paragraph-rsid="21d5baa3"/>
    </style:style>
    <style:style style:name="P490" style:family="paragraph" style:parent-style-name="Example_20_Header">
      <style:text-properties officeooo:paragraph-rsid="256b3a1f"/>
    </style:style>
    <style:style style:name="P491" style:family="paragraph" style:parent-style-name="Example_20_Header">
      <style:text-properties officeooo:paragraph-rsid="2583568e"/>
    </style:style>
    <style:style style:name="P492" style:family="paragraph" style:parent-style-name="Example_20_Header">
      <style:text-properties officeooo:paragraph-rsid="259f0425"/>
    </style:style>
    <style:style style:name="P493" style:family="paragraph" style:parent-style-name="Example_20_Header">
      <style:text-properties officeooo:paragraph-rsid="25a0872c"/>
    </style:style>
    <style:style style:name="P494" style:family="paragraph" style:parent-style-name="Example_20_Header">
      <style:text-properties officeooo:paragraph-rsid="2601f6bf"/>
    </style:style>
    <style:style style:name="P495" style:family="paragraph" style:parent-style-name="Example_20_Header">
      <style:text-properties officeooo:paragraph-rsid="26270f32"/>
    </style:style>
    <style:style style:name="P496" style:family="paragraph" style:parent-style-name="Example_20_Header">
      <style:text-properties officeooo:paragraph-rsid="266ff55f"/>
    </style:style>
    <style:style style:name="P497" style:family="paragraph" style:parent-style-name="Example_20_Header">
      <style:text-properties officeooo:paragraph-rsid="269668ef"/>
    </style:style>
    <style:style style:name="P498" style:family="paragraph" style:parent-style-name="Example_20_Header">
      <style:text-properties officeooo:paragraph-rsid="27283b99"/>
    </style:style>
    <style:style style:name="P499" style:family="paragraph" style:parent-style-name="Example_20_Header">
      <style:text-properties officeooo:paragraph-rsid="273b9d1e"/>
    </style:style>
    <style:style style:name="P500" style:family="paragraph" style:parent-style-name="Example_20_Header">
      <style:text-properties officeooo:paragraph-rsid="273ba786"/>
    </style:style>
    <style:style style:name="P501" style:family="paragraph" style:parent-style-name="Example_20_Header">
      <style:text-properties officeooo:paragraph-rsid="274cfdd4"/>
    </style:style>
    <style:style style:name="P502" style:family="paragraph" style:parent-style-name="Example_20_Header">
      <style:text-properties officeooo:paragraph-rsid="275f9bed"/>
    </style:style>
    <style:style style:name="P503" style:family="paragraph" style:parent-style-name="Example_20_Header">
      <style:text-properties officeooo:paragraph-rsid="27742e6c"/>
    </style:style>
    <style:style style:name="P504" style:family="paragraph" style:parent-style-name="Example_20_Header">
      <style:text-properties officeooo:paragraph-rsid="27911d11"/>
    </style:style>
    <style:style style:name="P505" style:family="paragraph" style:parent-style-name="Example_20_Header">
      <style:text-properties officeooo:paragraph-rsid="2712130b"/>
    </style:style>
    <style:style style:name="P506" style:family="paragraph" style:parent-style-name="Example_20_Header">
      <style:text-properties officeooo:paragraph-rsid="2796ff13"/>
    </style:style>
    <style:style style:name="P507" style:family="paragraph" style:parent-style-name="Example_20_Header">
      <style:text-properties officeooo:rsid="279e46b6" officeooo:paragraph-rsid="279e46b6"/>
    </style:style>
    <style:style style:name="P508" style:family="paragraph" style:parent-style-name="Example_20_Header">
      <style:text-properties officeooo:rsid="279e46b6" officeooo:paragraph-rsid="27ace2b1"/>
    </style:style>
    <style:style style:name="P509" style:family="paragraph" style:parent-style-name="Example_20_Header">
      <style:text-properties officeooo:rsid="279e46b6" officeooo:paragraph-rsid="27ff85eb"/>
    </style:style>
    <style:style style:name="P510" style:family="paragraph" style:parent-style-name="Example_20_Header">
      <style:text-properties officeooo:rsid="27e08a27" officeooo:paragraph-rsid="27e08a27"/>
    </style:style>
    <style:style style:name="P511" style:family="paragraph" style:parent-style-name="Example_20_Header">
      <style:text-properties officeooo:rsid="27e08a27" officeooo:paragraph-rsid="27e201ac"/>
    </style:style>
    <style:style style:name="P512" style:family="paragraph" style:parent-style-name="Example_20_Header">
      <style:text-properties officeooo:rsid="27e08a27" officeooo:paragraph-rsid="27e80366"/>
    </style:style>
    <style:style style:name="P513" style:family="paragraph" style:parent-style-name="Example_20_Header">
      <style:text-properties officeooo:rsid="27e08a27" officeooo:paragraph-rsid="27eb7acb"/>
    </style:style>
    <style:style style:name="P514" style:family="paragraph" style:parent-style-name="Example_20_Header">
      <style:text-properties officeooo:rsid="27e08a27" officeooo:paragraph-rsid="27ef31c1"/>
    </style:style>
    <style:style style:name="P515" style:family="paragraph" style:parent-style-name="Example_20_Header">
      <style:text-properties officeooo:rsid="27e08a27" officeooo:paragraph-rsid="27f58c0f"/>
    </style:style>
    <style:style style:name="P516" style:family="paragraph" style:parent-style-name="Example_20_Header">
      <style:text-properties officeooo:paragraph-rsid="27f261ba"/>
    </style:style>
    <style:style style:name="P517" style:family="paragraph" style:parent-style-name="Example_20_Header">
      <style:text-properties officeooo:paragraph-rsid="27f3e5ba"/>
    </style:style>
    <style:style style:name="P518" style:family="paragraph" style:parent-style-name="Example_20_Header">
      <style:text-properties officeooo:paragraph-rsid="2805168e"/>
    </style:style>
    <style:style style:name="P519" style:family="paragraph" style:parent-style-name="Example_20_Header">
      <style:text-properties officeooo:paragraph-rsid="28064983"/>
    </style:style>
    <style:style style:name="P520" style:family="paragraph" style:parent-style-name="Example_20_Header">
      <style:text-properties officeooo:paragraph-rsid="280aa77e"/>
    </style:style>
    <style:style style:name="P521" style:family="paragraph" style:parent-style-name="Example_20_Header">
      <style:text-properties officeooo:paragraph-rsid="280d8053"/>
    </style:style>
    <style:style style:name="P522" style:family="paragraph" style:parent-style-name="Example_20_Header">
      <style:text-properties style:text-line-through-style="none" style:text-line-through-type="none" officeooo:rsid="2801dd04" officeooo:paragraph-rsid="2801dd04" fo:background-color="transparent"/>
    </style:style>
    <style:style style:name="P523" style:family="paragraph" style:parent-style-name="Example_20_Header">
      <style:text-properties officeooo:paragraph-rsid="282211ed"/>
    </style:style>
    <style:style style:name="P524" style:family="paragraph" style:parent-style-name="Example_20_Header">
      <style:text-properties officeooo:paragraph-rsid="283b5b27"/>
    </style:style>
    <style:style style:name="P525" style:family="paragraph" style:parent-style-name="Example_20_Header">
      <style:text-properties officeooo:paragraph-rsid="2842b948"/>
    </style:style>
    <style:style style:name="P526" style:family="paragraph" style:parent-style-name="Example_20_Header">
      <style:text-properties officeooo:paragraph-rsid="28445bcb"/>
    </style:style>
    <style:style style:name="P527" style:family="paragraph" style:parent-style-name="Example_20_Header">
      <style:text-properties officeooo:rsid="1877b3ae" officeooo:paragraph-rsid="2aaa4bfe"/>
    </style:style>
    <style:style style:name="P528" style:family="paragraph" style:parent-style-name="Example_20_Header">
      <style:text-properties officeooo:paragraph-rsid="29739d0f"/>
    </style:style>
    <style:style style:name="P529" style:family="paragraph" style:parent-style-name="Example_20_Header">
      <style:text-properties officeooo:paragraph-rsid="2aa45f8b"/>
    </style:style>
    <style:style style:name="P530" style:family="paragraph" style:parent-style-name="Example_20_Header">
      <style:text-properties officeooo:paragraph-rsid="2aaa4bfe"/>
    </style:style>
    <style:style style:name="P531" style:family="paragraph" style:parent-style-name="Example_20_Header">
      <style:text-properties officeooo:paragraph-rsid="2ae1d984"/>
    </style:style>
    <style:style style:name="P532" style:family="paragraph" style:parent-style-name="Example_20_Header">
      <style:text-properties officeooo:paragraph-rsid="2b3fbade"/>
    </style:style>
    <style:style style:name="P533" style:family="paragraph" style:parent-style-name="Example_20_Header">
      <style:text-properties officeooo:paragraph-rsid="2c1562ff"/>
    </style:style>
    <style:style style:name="P534" style:family="paragraph" style:parent-style-name="Example_20_Header">
      <style:text-properties officeooo:paragraph-rsid="2c188f63"/>
    </style:style>
    <style:style style:name="P535" style:family="paragraph" style:parent-style-name="Example_20_Header">
      <style:text-properties officeooo:paragraph-rsid="2c3c0ad1"/>
    </style:style>
    <style:style style:name="P536" style:family="paragraph" style:parent-style-name="Example">
      <style:text-properties officeooo:rsid="21d5baa3" officeooo:paragraph-rsid="21d5baa3"/>
    </style:style>
    <style:style style:name="P537" style:family="paragraph" style:parent-style-name="Example">
      <style:text-properties officeooo:paragraph-rsid="24c92b39"/>
    </style:style>
    <style:style style:name="P538" style:family="paragraph" style:parent-style-name="Example">
      <style:text-properties officeooo:paragraph-rsid="2576dfad"/>
    </style:style>
    <style:style style:name="P539" style:family="paragraph" style:parent-style-name="Example">
      <style:text-properties officeooo:paragraph-rsid="2583568e"/>
    </style:style>
    <style:style style:name="P540" style:family="paragraph" style:parent-style-name="Example">
      <style:text-properties fo:language="cs" fo:country="CZ" officeooo:rsid="25612f74" officeooo:paragraph-rsid="25a0872c" style:language-asian="zxx" style:country-asian="none" style:language-complex="ar" style:country-complex="SA"/>
    </style:style>
    <style:style style:name="P54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42" style:family="paragraph" style:parent-style-name="Example">
      <style:text-properties officeooo:rsid="122861d3" officeooo:paragraph-rsid="259f0425"/>
    </style:style>
    <style:style style:name="P543" style:family="paragraph" style:parent-style-name="Example">
      <style:text-properties officeooo:rsid="122861d3" officeooo:paragraph-rsid="25a63f6d"/>
    </style:style>
    <style:style style:name="P544" style:family="paragraph" style:parent-style-name="Example">
      <style:text-properties officeooo:paragraph-rsid="259f0425"/>
    </style:style>
    <style:style style:name="P545" style:family="paragraph" style:parent-style-name="Example">
      <style:text-properties officeooo:paragraph-rsid="2597a654"/>
    </style:style>
    <style:style style:name="P546" style:family="paragraph" style:parent-style-name="Example">
      <style:text-properties officeooo:paragraph-rsid="25a63f6d"/>
    </style:style>
    <style:style style:name="P547" style:family="paragraph" style:parent-style-name="Example">
      <style:text-properties officeooo:paragraph-rsid="256b3a1f"/>
    </style:style>
    <style:style style:name="P548" style:family="paragraph" style:parent-style-name="Example">
      <style:text-properties officeooo:paragraph-rsid="258abddb"/>
    </style:style>
    <style:style style:name="P549" style:family="paragraph" style:parent-style-name="Example">
      <style:text-properties officeooo:rsid="217800a7" officeooo:paragraph-rsid="25f2d04a"/>
    </style:style>
    <style:style style:name="P550" style:family="paragraph" style:parent-style-name="Example">
      <style:text-properties officeooo:paragraph-rsid="26080d49"/>
    </style:style>
    <style:style style:name="P551" style:family="paragraph" style:parent-style-name="Example">
      <style:text-properties officeooo:rsid="25c61070" officeooo:paragraph-rsid="266ff55f" fo:background-color="transparent"/>
    </style:style>
    <style:style style:name="P552" style:family="paragraph" style:parent-style-name="Example">
      <style:text-properties officeooo:rsid="2632c719" officeooo:paragraph-rsid="27283b99" fo:background-color="transparent"/>
    </style:style>
    <style:style style:name="P553" style:family="paragraph" style:parent-style-name="Example">
      <style:text-properties officeooo:rsid="273ba786" officeooo:paragraph-rsid="273ba786" fo:background-color="transparent"/>
    </style:style>
    <style:style style:name="P554" style:family="paragraph" style:parent-style-name="Example">
      <style:text-properties officeooo:rsid="266fc3c7" officeooo:paragraph-rsid="27283b99" fo:background-color="transparent"/>
    </style:style>
    <style:style style:name="P555" style:family="paragraph" style:parent-style-name="Example">
      <style:text-properties officeooo:rsid="2795358b" officeooo:paragraph-rsid="2795358b" fo:background-color="transparent"/>
    </style:style>
    <style:style style:name="P556" style:family="paragraph" style:parent-style-name="Example">
      <style:text-properties officeooo:rsid="2795358b" officeooo:paragraph-rsid="2799384d" fo:background-color="transparent"/>
    </style:style>
    <style:style style:name="P557" style:family="paragraph" style:parent-style-name="Example">
      <style:text-properties officeooo:rsid="2795358b" officeooo:paragraph-rsid="27f261ba" fo:background-color="transparent"/>
    </style:style>
    <style:style style:name="P558" style:family="paragraph" style:parent-style-name="Example">
      <style:text-properties officeooo:rsid="279a808c" officeooo:paragraph-rsid="279a808c" fo:background-color="transparent"/>
    </style:style>
    <style:style style:name="P559" style:family="paragraph" style:parent-style-name="Example">
      <style:text-properties officeooo:rsid="279e46b6" officeooo:paragraph-rsid="279e46b6" fo:background-color="transparent"/>
    </style:style>
    <style:style style:name="P560" style:family="paragraph" style:parent-style-name="Example">
      <style:text-properties officeooo:rsid="280d8053" officeooo:paragraph-rsid="280d8053" fo:background-color="transparent"/>
    </style:style>
    <style:style style:name="P561" style:family="paragraph" style:parent-style-name="Example">
      <style:text-properties officeooo:rsid="280aa77e" officeooo:paragraph-rsid="280aa77e" fo:background-color="transparent"/>
    </style:style>
    <style:style style:name="P562" style:family="paragraph" style:parent-style-name="Example">
      <style:text-properties officeooo:paragraph-rsid="2684f7d7"/>
    </style:style>
    <style:style style:name="P563" style:family="paragraph" style:parent-style-name="Example">
      <style:text-properties officeooo:paragraph-rsid="269668ef"/>
    </style:style>
    <style:style style:name="P564" style:family="paragraph" style:parent-style-name="Example">
      <style:text-properties officeooo:rsid="26d10de3" officeooo:paragraph-rsid="26d10de3"/>
    </style:style>
    <style:style style:name="P565" style:family="paragraph" style:parent-style-name="Example">
      <style:text-properties officeooo:paragraph-rsid="27283b99"/>
    </style:style>
    <style:style style:name="P566" style:family="paragraph" style:parent-style-name="Example">
      <style:text-properties officeooo:paragraph-rsid="2734f380"/>
    </style:style>
    <style:style style:name="P567" style:family="paragraph" style:parent-style-name="Example">
      <style:text-properties officeooo:paragraph-rsid="273b9d1e"/>
    </style:style>
    <style:style style:name="P568" style:family="paragraph" style:parent-style-name="Example">
      <style:text-properties officeooo:rsid="274cfdd4" officeooo:paragraph-rsid="274e343c"/>
    </style:style>
    <style:style style:name="P569" style:family="paragraph" style:parent-style-name="Example">
      <style:text-properties officeooo:paragraph-rsid="27742e6c"/>
    </style:style>
    <style:style style:name="P570" style:family="paragraph" style:parent-style-name="Example">
      <style:text-properties officeooo:paragraph-rsid="27911d11"/>
    </style:style>
    <style:style style:name="P571" style:family="paragraph" style:parent-style-name="Example">
      <style:text-properties fo:font-style="italic" officeooo:paragraph-rsid="27f3e5ba" fo:background-color="transparent" style:font-style-asian="italic" style:font-style-complex="italic"/>
    </style:style>
    <style:style style:name="P572" style:family="paragraph" style:parent-style-name="Example">
      <style:text-properties fo:font-style="italic" officeooo:paragraph-rsid="29ec35f4" style:font-style-asian="italic" style:font-style-complex="italic"/>
    </style:style>
    <style:style style:name="P573" style:family="paragraph" style:parent-style-name="Example">
      <style:text-properties officeooo:rsid="279e46b6" officeooo:paragraph-rsid="279e46b6"/>
    </style:style>
    <style:style style:name="P574" style:family="paragraph" style:parent-style-name="Example">
      <style:text-properties officeooo:rsid="27ace2b1" officeooo:paragraph-rsid="27ace2b1"/>
    </style:style>
    <style:style style:name="P575" style:family="paragraph" style:parent-style-name="Example">
      <style:text-properties officeooo:paragraph-rsid="27c703fc"/>
    </style:style>
    <style:style style:name="P576" style:family="paragraph" style:parent-style-name="Example">
      <style:text-properties officeooo:paragraph-rsid="27c86e38"/>
    </style:style>
    <style:style style:name="P577" style:family="paragraph" style:parent-style-name="Example">
      <style:text-properties officeooo:rsid="27e08a27" officeooo:paragraph-rsid="27e08a27"/>
    </style:style>
    <style:style style:name="P578" style:family="paragraph" style:parent-style-name="Example">
      <style:text-properties officeooo:rsid="27e201ac" officeooo:paragraph-rsid="27e201ac"/>
    </style:style>
    <style:style style:name="P579" style:family="paragraph" style:parent-style-name="Example">
      <style:text-properties officeooo:rsid="27e201ac" officeooo:paragraph-rsid="27ef31c1"/>
    </style:style>
    <style:style style:name="P580" style:family="paragraph" style:parent-style-name="Example">
      <style:text-properties officeooo:paragraph-rsid="27f3e5ba"/>
    </style:style>
    <style:style style:name="P581" style:family="paragraph" style:parent-style-name="Example">
      <style:text-properties officeooo:rsid="27f58c0f" officeooo:paragraph-rsid="27f58c0f"/>
    </style:style>
    <style:style style:name="P582" style:family="paragraph" style:parent-style-name="Example">
      <style:text-properties officeooo:rsid="26c93516" officeooo:paragraph-rsid="2805168e"/>
    </style:style>
    <style:style style:name="P583" style:family="paragraph" style:parent-style-name="Example">
      <style:text-properties officeooo:rsid="2805168e" officeooo:paragraph-rsid="2805168e"/>
    </style:style>
    <style:style style:name="P584" style:family="paragraph" style:parent-style-name="Example">
      <style:text-properties officeooo:rsid="2808ebbf" officeooo:paragraph-rsid="2808ebbf"/>
    </style:style>
    <style:style style:name="P585" style:family="paragraph" style:parent-style-name="Example">
      <style:text-properties officeooo:rsid="280aa77e" officeooo:paragraph-rsid="280aa77e"/>
    </style:style>
    <style:style style:name="P586" style:family="paragraph" style:parent-style-name="Example">
      <style:text-properties officeooo:rsid="27ea0ea6" officeooo:paragraph-rsid="27eb7acb"/>
    </style:style>
    <style:style style:name="P587" style:family="paragraph" style:parent-style-name="Example">
      <style:text-properties style:text-line-through-style="none" style:text-line-through-type="none" officeooo:rsid="2795358b" officeooo:paragraph-rsid="2795358b" fo:background-color="transparent"/>
    </style:style>
    <style:style style:name="P588" style:family="paragraph" style:parent-style-name="Example">
      <style:text-properties style:text-line-through-style="none" style:text-line-through-type="none" officeooo:rsid="27ff85eb" officeooo:paragraph-rsid="27ff85eb" fo:background-color="transparent"/>
    </style:style>
    <style:style style:name="P589" style:family="paragraph" style:parent-style-name="Example">
      <style:text-properties style:text-line-through-style="none" style:text-line-through-type="none" officeooo:rsid="246911ff" officeooo:paragraph-rsid="2c3ee333"/>
    </style:style>
    <style:style style:name="P590" style:family="paragraph" style:parent-style-name="Example">
      <style:text-properties officeooo:paragraph-rsid="283b5b27"/>
    </style:style>
    <style:style style:name="P591" style:family="paragraph" style:parent-style-name="Example">
      <style:text-properties officeooo:rsid="261b77fd" officeooo:paragraph-rsid="261b77fd"/>
    </style:style>
    <style:style style:name="P592" style:family="paragraph" style:parent-style-name="Example">
      <style:text-properties officeooo:rsid="2823eee8" officeooo:paragraph-rsid="2823eee8"/>
    </style:style>
    <style:style style:name="P593" style:family="paragraph" style:parent-style-name="Example">
      <style:text-properties officeooo:rsid="2823eee8" officeooo:paragraph-rsid="2842b948"/>
    </style:style>
    <style:style style:name="P594" style:family="paragraph" style:parent-style-name="Example">
      <style:text-properties officeooo:paragraph-rsid="28445bcb"/>
    </style:style>
    <style:style style:name="P595" style:family="paragraph" style:parent-style-name="Example">
      <style:text-properties officeooo:paragraph-rsid="284482c7"/>
    </style:style>
    <style:style style:name="P596" style:family="paragraph" style:parent-style-name="Example">
      <style:text-properties officeooo:rsid="21ddad74" officeooo:paragraph-rsid="29739d0f"/>
    </style:style>
    <style:style style:name="P597" style:family="paragraph" style:parent-style-name="Example">
      <style:text-properties officeooo:paragraph-rsid="29739d0f"/>
    </style:style>
    <style:style style:name="P598" style:family="paragraph" style:parent-style-name="Example">
      <style:text-properties officeooo:rsid="14641de2" officeooo:paragraph-rsid="29ec35f4"/>
    </style:style>
    <style:style style:name="P599" style:family="paragraph" style:parent-style-name="Example">
      <style:text-properties officeooo:paragraph-rsid="29ec35f4"/>
    </style:style>
    <style:style style:name="P600" style:family="paragraph" style:parent-style-name="Example">
      <style:text-properties officeooo:paragraph-rsid="28f98aba"/>
    </style:style>
    <style:style style:name="P601" style:family="paragraph" style:parent-style-name="Example">
      <style:text-properties officeooo:paragraph-rsid="2aaa4bfe"/>
    </style:style>
    <style:style style:name="P602" style:family="paragraph" style:parent-style-name="Example">
      <style:text-properties officeooo:paragraph-rsid="2adab1f3"/>
    </style:style>
    <style:style style:name="P603" style:family="paragraph" style:parent-style-name="Example">
      <style:text-properties officeooo:rsid="2ae0e0fb" officeooo:paragraph-rsid="2ae1d984"/>
    </style:style>
    <style:style style:name="P604" style:family="paragraph" style:parent-style-name="Example">
      <style:text-properties officeooo:rsid="275f9bed" officeooo:paragraph-rsid="275f9bed"/>
    </style:style>
    <style:style style:name="P605" style:family="paragraph" style:parent-style-name="Example">
      <style:text-properties officeooo:rsid="2601f6bf" officeooo:paragraph-rsid="26270f32"/>
    </style:style>
    <style:style style:name="P606" style:family="paragraph" style:parent-style-name="Example">
      <style:text-properties officeooo:rsid="2ae2c1e9" officeooo:paragraph-rsid="2ae2c1e9"/>
    </style:style>
    <style:style style:name="P607" style:family="paragraph" style:parent-style-name="Example">
      <style:text-properties officeooo:paragraph-rsid="2b3fbade"/>
    </style:style>
    <style:style style:name="P608" style:family="paragraph" style:parent-style-name="Example">
      <style:text-properties officeooo:paragraph-rsid="2b47301d"/>
    </style:style>
    <style:style style:name="P609" style:family="paragraph" style:parent-style-name="Example">
      <style:text-properties officeooo:rsid="2b51d712" officeooo:paragraph-rsid="2b54f678"/>
    </style:style>
    <style:style style:name="P610" style:family="paragraph" style:parent-style-name="Example">
      <style:text-properties officeooo:rsid="21e9668e" officeooo:paragraph-rsid="2c1562ff"/>
    </style:style>
    <style:style style:name="P611" style:family="paragraph" style:parent-style-name="Example">
      <style:text-properties officeooo:paragraph-rsid="2c1562ff"/>
    </style:style>
    <style:style style:name="P612" style:family="paragraph" style:parent-style-name="Example">
      <style:text-properties officeooo:rsid="29b4fce0" officeooo:paragraph-rsid="2c188f63"/>
    </style:style>
    <style:style style:name="P613" style:family="paragraph" style:parent-style-name="Example">
      <style:text-properties officeooo:paragraph-rsid="2c188f63"/>
    </style:style>
    <style:style style:name="P614" style:family="paragraph" style:parent-style-name="Example">
      <style:text-properties officeooo:paragraph-rsid="2c2e6e7f"/>
    </style:style>
    <style:style style:name="P615" style:family="paragraph" style:parent-style-name="Example">
      <style:text-properties officeooo:paragraph-rsid="2c3c0ad1"/>
    </style:style>
    <style:style style:name="P616" style:family="paragraph" style:parent-style-name="Example">
      <style:text-properties officeooo:paragraph-rsid="2c3ee333"/>
    </style:style>
    <style:style style:name="P617" style:family="paragraph" style:parent-style-name="Contents_20_1">
      <style:paragraph-properties>
        <style:tab-stops>
          <style:tab-stop style:position="14.801cm" style:type="right" style:leader-style="dotted" style:leader-text="."/>
        </style:tab-stops>
      </style:paragraph-properties>
    </style:style>
    <style:style style:name="P618" style:family="paragraph" style:parent-style-name="Contents_20_2">
      <style:paragraph-properties>
        <style:tab-stops>
          <style:tab-stop style:position="14.801cm" style:type="right" style:leader-style="dotted" style:leader-text="."/>
        </style:tab-stops>
      </style:paragraph-properties>
    </style:style>
    <style:style style:name="P619" style:family="paragraph" style:parent-style-name="Text_20_body">
      <style:paragraph-properties fo:margin-left="0cm" fo:margin-right="0cm" fo:text-indent="0cm" style:auto-text-indent="false"/>
      <style:text-properties officeooo:rsid="261e8383" officeooo:paragraph-rsid="26270f32"/>
    </style:style>
    <style:style style:name="P620" style:family="paragraph" style:parent-style-name="Text_20_body">
      <style:paragraph-properties fo:margin-left="0cm" fo:margin-right="0cm" fo:text-indent="0cm" style:auto-text-indent="false"/>
      <style:text-properties officeooo:rsid="2632c719" officeooo:paragraph-rsid="263a2851"/>
    </style:style>
    <style:style style:name="P621" style:family="paragraph" style:parent-style-name="Text_20_body">
      <style:paragraph-properties fo:margin-left="0cm" fo:margin-right="0cm" fo:text-indent="0cm" style:auto-text-indent="false"/>
      <style:text-properties officeooo:rsid="263958db" officeooo:paragraph-rsid="263958db"/>
    </style:style>
    <style:style style:name="P622" style:family="paragraph" style:parent-style-name="Text_20_body">
      <style:paragraph-properties fo:margin-left="0cm" fo:margin-right="0cm" fo:text-indent="0cm" style:auto-text-indent="false"/>
      <style:text-properties officeooo:rsid="263cd0cf" officeooo:paragraph-rsid="263cd0cf"/>
    </style:style>
    <style:style style:name="P623" style:family="paragraph" style:parent-style-name="Text_20_Body_20_Full_20_Page">
      <style:text-properties officeooo:rsid="1f43b011" officeooo:paragraph-rsid="2656844a"/>
    </style:style>
    <style:style style:name="P624" style:family="paragraph" style:parent-style-name="Text_20_Body_20_Full_20_Page">
      <style:text-properties officeooo:paragraph-rsid="282f1ba6"/>
    </style:style>
    <style:style style:name="P62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26" style:family="paragraph" style:parent-style-name="Table_20_Contents">
      <style:paragraph-properties fo:text-align="center" style:justify-single-word="false"/>
      <style:text-properties fo:font-weight="bold" style:font-weight-asian="bold" style:font-weight-complex="bold"/>
    </style:style>
    <style:style style:name="P627" style:family="paragraph" style:parent-style-name="Text_20_body" style:master-page-name="Standard">
      <style:paragraph-properties fo:text-align="end" style:justify-single-word="false" style:page-number="auto"/>
      <style:text-properties officeooo:rsid="2590605e" officeooo:paragraph-rsid="2590605e"/>
    </style:style>
    <style:style style:name="P628" style:family="paragraph" style:parent-style-name="Text_20_body" style:list-style-name="L1">
      <style:text-properties officeooo:rsid="2af9ce22" officeooo:paragraph-rsid="2b423c0c"/>
    </style:style>
    <style:style style:name="P629" style:family="paragraph" style:parent-style-name="Text_20_body" style:list-style-name="L1">
      <style:text-properties officeooo:rsid="2b423c0c" officeooo:paragraph-rsid="2b423c0c"/>
    </style:style>
    <style:style style:name="P630" style:family="paragraph" style:parent-style-name="Text_20_body" style:list-style-name="L2">
      <style:text-properties officeooo:rsid="2b6144c1" officeooo:paragraph-rsid="2b6144c1"/>
    </style:style>
    <style:style style:name="P631" style:family="paragraph" style:parent-style-name="Text_20_body" style:list-style-name="L3">
      <style:text-properties officeooo:rsid="14585935" officeooo:paragraph-rsid="282f1ba6"/>
    </style:style>
    <style:style style:name="P632" style:family="paragraph" style:parent-style-name="Text_20_body" style:list-style-name="L4">
      <style:text-properties officeooo:rsid="145722f9" officeooo:paragraph-rsid="282f1ba6"/>
    </style:style>
    <style:style style:name="P633" style:family="paragraph" style:parent-style-name="Text_20_body" style:list-style-name="L4">
      <style:text-properties officeooo:rsid="14d3e335" officeooo:paragraph-rsid="282f1ba6"/>
    </style:style>
    <style:style style:name="P634" style:family="paragraph" style:parent-style-name="Text_20_body" style:list-style-name="L4">
      <style:text-properties officeooo:rsid="14641de2" officeooo:paragraph-rsid="282f1ba6"/>
    </style:style>
    <style:style style:name="P635" style:family="paragraph" style:parent-style-name="Text_20_body" style:list-style-name="L5">
      <style:text-properties officeooo:rsid="2a2a576c" officeooo:paragraph-rsid="2ad07b49"/>
    </style:style>
    <style:style style:name="P636" style:family="paragraph" style:parent-style-name="Text_20_body" style:list-style-name="L5">
      <style:text-properties officeooo:rsid="2a84aab1" officeooo:paragraph-rsid="2ac39226"/>
    </style:style>
    <style:style style:name="P637" style:family="paragraph" style:parent-style-name="Text_20_body" style:list-style-name="L6">
      <style:text-properties fo:language="cs" fo:country="CZ" officeooo:rsid="2a4e5a57" officeooo:paragraph-rsid="2ac42a68"/>
    </style:style>
    <style:style style:name="P638" style:family="paragraph" style:parent-style-name="Text_20_body" style:list-style-name="L6">
      <style:text-properties fo:language="cs" fo:country="CZ" officeooo:rsid="2aee7385" officeooo:paragraph-rsid="2aee7385"/>
    </style:style>
    <style:style style:name="P639" style:family="paragraph" style:parent-style-name="Text_20_body" style:list-style-name="L6">
      <style:text-properties fo:language="cs" fo:country="CZ" officeooo:rsid="2968b071" officeooo:paragraph-rsid="2ad07b49"/>
    </style:style>
    <style:style style:name="P640" style:family="paragraph" style:parent-style-name="Text_20_body" style:list-style-name="L14">
      <style:text-properties fo:language="cs" fo:country="CZ" officeooo:rsid="28b0c8e6" officeooo:paragraph-rsid="28b0c8e6" style:language-asian="cs" style:country-asian="CZ"/>
    </style:style>
    <style:style style:name="P641" style:family="paragraph" style:parent-style-name="Text_20_body" style:list-style-name="L15">
      <style:text-properties fo:language="cs" fo:country="CZ" officeooo:rsid="28b276ea" officeooo:paragraph-rsid="28b276ea" style:language-asian="cs" style:country-asian="CZ"/>
    </style:style>
    <style:style style:name="P642" style:family="paragraph" style:parent-style-name="Text_20_body" style:list-style-name="L15">
      <style:text-properties fo:language="cs" fo:country="CZ" officeooo:rsid="28b276ea" officeooo:paragraph-rsid="28c1aa0b" style:language-asian="cs" style:country-asian="CZ"/>
    </style:style>
    <style:style style:name="P643" style:family="paragraph" style:parent-style-name="Text_20_body" style:list-style-name="L16">
      <style:text-properties fo:language="cs" fo:country="CZ" officeooo:rsid="28b58987" officeooo:paragraph-rsid="28c57953" style:language-asian="cs" style:country-asian="CZ"/>
    </style:style>
    <style:style style:name="P644" style:family="paragraph" style:parent-style-name="Text_20_body" style:list-style-name="L19">
      <style:text-properties fo:language="cs" fo:country="CZ" officeooo:rsid="2022d038" officeooo:paragraph-rsid="2349b8a1" style:language-asian="cs" style:country-asian="CZ"/>
    </style:style>
    <style:style style:name="P645" style:family="paragraph" style:parent-style-name="Text_20_body" style:list-style-name="L19">
      <style:text-properties fo:language="cs" fo:country="CZ" officeooo:rsid="2022d038" officeooo:paragraph-rsid="22e7537f" style:language-asian="cs" style:country-asian="CZ"/>
    </style:style>
    <style:style style:name="P646" style:family="paragraph" style:parent-style-name="Text_20_body" style:list-style-name="L19">
      <style:text-properties fo:language="cs" fo:country="CZ" officeooo:rsid="2022d038" officeooo:paragraph-rsid="22e7a051" style:language-asian="cs" style:country-asian="CZ"/>
    </style:style>
    <style:style style:name="P647" style:family="paragraph" style:parent-style-name="Text_20_body" style:list-style-name="L19">
      <style:text-properties fo:language="cs" fo:country="CZ" officeooo:rsid="2022d038" officeooo:paragraph-rsid="22e50c1a" style:language-asian="cs" style:country-asian="CZ"/>
    </style:style>
    <style:style style:name="P648" style:family="paragraph" style:parent-style-name="Text_20_body" style:list-style-name="L19">
      <style:text-properties fo:language="cs" fo:country="CZ" officeooo:rsid="2022d038" officeooo:paragraph-rsid="22eaa210" style:language-asian="cs" style:country-asian="CZ"/>
    </style:style>
    <style:style style:name="P649" style:family="paragraph" style:parent-style-name="Text_20_body" style:list-style-name="L19">
      <style:text-properties fo:language="cs" fo:country="CZ" officeooo:rsid="2022d038" officeooo:paragraph-rsid="22eb0b83" style:language-asian="cs" style:country-asian="CZ"/>
    </style:style>
    <style:style style:name="P650" style:family="paragraph" style:parent-style-name="Text_20_body" style:list-style-name="L19">
      <style:text-properties fo:language="cs" fo:country="CZ" officeooo:rsid="2022d038" officeooo:paragraph-rsid="22efc542" style:language-asian="cs" style:country-asian="CZ"/>
    </style:style>
    <style:style style:name="P651" style:family="paragraph" style:parent-style-name="Text_20_body" style:list-style-name="L19">
      <style:text-properties fo:language="cs" fo:country="CZ" officeooo:rsid="2022d038" officeooo:paragraph-rsid="22f36276" style:language-asian="cs" style:country-asian="CZ"/>
    </style:style>
    <style:style style:name="P652" style:family="paragraph" style:parent-style-name="Text_20_body" style:list-style-name="L30">
      <style:text-properties fo:language="cs" fo:country="CZ" officeooo:rsid="2022d038" officeooo:paragraph-rsid="216fef7d" style:language-asian="cs" style:country-asian="CZ"/>
    </style:style>
    <style:style style:name="P653" style:family="paragraph" style:parent-style-name="Text_20_body" style:list-style-name="L33">
      <style:text-properties fo:language="cs" fo:country="CZ" officeooo:rsid="2022d038" officeooo:paragraph-rsid="21996beb" style:language-asian="cs" style:country-asian="CZ"/>
    </style:style>
    <style:style style:name="P654" style:family="paragraph" style:parent-style-name="Text_20_body" style:list-style-name="L19">
      <style:text-properties fo:language="cs" fo:country="CZ" officeooo:rsid="22f4aacb" officeooo:paragraph-rsid="22f4aacb" style:language-asian="cs" style:country-asian="CZ"/>
    </style:style>
    <style:style style:name="P655" style:family="paragraph" style:parent-style-name="Text_20_body" style:list-style-name="L19">
      <style:text-properties fo:language="cs" fo:country="CZ" officeooo:rsid="22e976b1" officeooo:paragraph-rsid="22e976b1" style:language-asian="cs" style:country-asian="CZ"/>
    </style:style>
    <style:style style:name="P656" style:family="paragraph" style:parent-style-name="Text_20_body" style:list-style-name="L19">
      <style:text-properties fo:language="cs" fo:country="CZ" officeooo:rsid="22e976b1" officeooo:paragraph-rsid="22f36276" style:language-asian="cs" style:country-asian="CZ"/>
    </style:style>
    <style:style style:name="P657" style:family="paragraph" style:parent-style-name="Text_20_body" style:list-style-name="L35">
      <style:text-properties fo:language="cs" fo:country="CZ" officeooo:rsid="22e976b1" officeooo:paragraph-rsid="23c30856" style:language-asian="cs" style:country-asian="CZ"/>
    </style:style>
    <style:style style:name="P658" style:family="paragraph" style:parent-style-name="Text_20_body" style:list-style-name="L19">
      <style:text-properties fo:language="cs" fo:country="CZ" officeooo:rsid="22e50c1a" officeooo:paragraph-rsid="22eaa210" style:language-asian="cs" style:country-asian="CZ"/>
    </style:style>
    <style:style style:name="P659" style:family="paragraph" style:parent-style-name="Text_20_body" style:list-style-name="L21">
      <style:text-properties fo:language="cs" fo:country="CZ" officeooo:rsid="21537a33" officeooo:paragraph-rsid="21537a33" style:language-asian="cs" style:country-asian="CZ"/>
    </style:style>
    <style:style style:name="P660" style:family="paragraph" style:parent-style-name="Text_20_body" style:list-style-name="L21">
      <style:text-properties fo:language="cs" fo:country="CZ" officeooo:rsid="21537a33" officeooo:paragraph-rsid="23c30856" style:language-asian="cs" style:country-asian="CZ"/>
    </style:style>
    <style:style style:name="P661" style:family="paragraph" style:parent-style-name="Text_20_body" style:list-style-name="L21">
      <style:text-properties fo:language="cs" fo:country="CZ" officeooo:rsid="2065d056" officeooo:paragraph-rsid="2065d056" style:language-asian="cs" style:country-asian="CZ"/>
    </style:style>
    <style:style style:name="P662" style:family="paragraph" style:parent-style-name="Text_20_body" style:list-style-name="L21">
      <style:text-properties fo:language="cs" fo:country="CZ" officeooo:rsid="2065d056" officeooo:paragraph-rsid="23c30856" style:language-asian="cs" style:country-asian="CZ"/>
    </style:style>
    <style:style style:name="P663" style:family="paragraph" style:parent-style-name="Text_20_body" style:list-style-name="L25">
      <style:text-properties fo:language="cs" fo:country="CZ" officeooo:rsid="216a5f13" officeooo:paragraph-rsid="216a5f13" style:language-asian="cs" style:country-asian="CZ"/>
    </style:style>
    <style:style style:name="P664" style:family="paragraph" style:parent-style-name="Text_20_body" style:list-style-name="L30">
      <style:text-properties fo:language="cs" fo:country="CZ" officeooo:rsid="216fef7d" officeooo:paragraph-rsid="216fef7d" style:language-asian="cs" style:country-asian="CZ"/>
    </style:style>
    <style:style style:name="P665" style:family="paragraph" style:parent-style-name="Text_20_body" style:list-style-name="L30">
      <style:text-properties fo:language="cs" fo:country="CZ" officeooo:rsid="216fef7d" officeooo:paragraph-rsid="23637825" style:language-asian="cs" style:country-asian="CZ"/>
    </style:style>
    <style:style style:name="P666" style:family="paragraph" style:parent-style-name="Text_20_body" style:list-style-name="L21">
      <style:text-properties fo:language="cs" fo:country="CZ" officeooo:rsid="216fef7d" officeooo:paragraph-rsid="23637825" style:language-asian="cs" style:country-asian="CZ"/>
    </style:style>
    <style:style style:name="P66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66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66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67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67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67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67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67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675"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67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67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678"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679"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680"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681"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68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683"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684" style:family="paragraph" style:parent-style-name="Text_20_body" style:list-style-name="L50">
      <style:text-properties fo:language="cs" fo:country="CZ" officeooo:rsid="296dddab" officeooo:paragraph-rsid="29748564" fo:background-color="#fff200"/>
    </style:style>
    <style:style style:name="P685" style:family="paragraph" style:parent-style-name="Text_20_body" style:list-style-name="L93">
      <style:text-properties fo:language="cs" fo:country="CZ" officeooo:rsid="1a1cdfe0" officeooo:paragraph-rsid="28445bcb"/>
    </style:style>
    <style:style style:name="P686" style:family="paragraph" style:parent-style-name="Text_20_body" style:list-style-name="L93">
      <style:text-properties fo:language="cs" fo:country="CZ" officeooo:rsid="1a224a2d" officeooo:paragraph-rsid="28445bcb"/>
    </style:style>
    <style:style style:name="P687" style:family="paragraph" style:parent-style-name="Text_20_body" style:list-style-name="L93">
      <style:text-properties fo:language="cs" fo:country="CZ" officeooo:rsid="16b81fd2" officeooo:paragraph-rsid="28445bcb"/>
    </style:style>
    <style:style style:name="P688" style:family="paragraph" style:parent-style-name="Text_20_body" style:list-style-name="L7">
      <style:text-properties officeooo:rsid="29fe042f" officeooo:paragraph-rsid="2a55b2e6"/>
    </style:style>
    <style:style style:name="P689" style:family="paragraph" style:parent-style-name="Text_20_body" style:list-style-name="L7">
      <style:text-properties officeooo:rsid="29ffc963" officeooo:paragraph-rsid="2a54390c"/>
    </style:style>
    <style:style style:name="P690" style:family="paragraph" style:parent-style-name="Text_20_body" style:list-style-name="L7">
      <style:text-properties officeooo:rsid="2a01ea90" officeooo:paragraph-rsid="2ac57119"/>
    </style:style>
    <style:style style:name="P691" style:family="paragraph" style:parent-style-name="Text_20_body" style:list-style-name="L8">
      <style:text-properties officeooo:rsid="2a59df94" officeooo:paragraph-rsid="2a59df94"/>
    </style:style>
    <style:style style:name="P692" style:family="paragraph" style:parent-style-name="Text_20_body" style:list-style-name="L8">
      <style:text-properties officeooo:rsid="2a5b281e" officeooo:paragraph-rsid="2a5b281e"/>
    </style:style>
    <style:style style:name="P693" style:family="paragraph" style:parent-style-name="Text_20_body" style:list-style-name="L9">
      <style:text-properties officeooo:rsid="0d649d1e" officeooo:paragraph-rsid="2830e9f4"/>
    </style:style>
    <style:style style:name="P694" style:family="paragraph" style:parent-style-name="Text_20_body" style:list-style-name="L10">
      <style:text-properties officeooo:rsid="2832e265" officeooo:paragraph-rsid="2832e265"/>
    </style:style>
    <style:style style:name="P695" style:family="paragraph" style:parent-style-name="Text_20_body" style:list-style-name="L11">
      <style:text-properties officeooo:rsid="0db82cab" officeooo:paragraph-rsid="2830e9f4"/>
    </style:style>
    <style:style style:name="P696" style:family="paragraph" style:parent-style-name="Text_20_body" style:list-style-name="L12">
      <style:text-properties officeooo:rsid="2024c342" officeooo:paragraph-rsid="23f3e835"/>
    </style:style>
    <style:style style:name="P697" style:family="paragraph" style:parent-style-name="Text_20_body" style:list-style-name="L13">
      <style:text-properties officeooo:rsid="21597f75" officeooo:paragraph-rsid="21e9668e"/>
    </style:style>
    <style:style style:name="P698" style:family="paragraph" style:parent-style-name="Text_20_body" style:list-style-name="L17">
      <style:text-properties officeooo:rsid="20ef5728" officeooo:paragraph-rsid="21e9668e"/>
    </style:style>
    <style:style style:name="P699" style:family="paragraph" style:parent-style-name="Text_20_body">
      <style:text-properties officeooo:rsid="2bf5ffd2" officeooo:paragraph-rsid="2c12bb33"/>
    </style:style>
    <style:style style:name="P700" style:family="paragraph" style:parent-style-name="Text_20_body" style:list-style-name="L18">
      <style:text-properties officeooo:rsid="2004c7fc" officeooo:paragraph-rsid="2830e9f4"/>
    </style:style>
    <style:style style:name="P701" style:family="paragraph" style:parent-style-name="Text_20_body" style:list-style-name="L18">
      <style:text-properties officeooo:rsid="1f7d75fb" officeooo:paragraph-rsid="2830e9f4"/>
    </style:style>
    <style:style style:name="P702" style:family="paragraph" style:parent-style-name="Text_20_body" style:list-style-name="L18">
      <style:text-properties officeooo:rsid="20147782" officeooo:paragraph-rsid="2830e9f4"/>
    </style:style>
    <style:style style:name="P703" style:family="paragraph" style:parent-style-name="Text_20_body" style:list-style-name="L18">
      <style:text-properties officeooo:rsid="20177120" officeooo:paragraph-rsid="2830e9f4"/>
    </style:style>
    <style:style style:name="P704" style:family="paragraph" style:parent-style-name="Text_20_body" style:list-style-name="L18">
      <style:text-properties officeooo:rsid="1ff30acd" officeooo:paragraph-rsid="2830e9f4"/>
    </style:style>
    <style:style style:name="P705" style:family="paragraph" style:parent-style-name="Text_20_body" style:list-style-name="L18">
      <style:text-properties officeooo:rsid="1ff24342" officeooo:paragraph-rsid="2830e9f4"/>
    </style:style>
    <style:style style:name="P706" style:family="paragraph" style:parent-style-name="Text_20_body" style:list-style-name="L18">
      <style:text-properties officeooo:rsid="1ff1bd16" officeooo:paragraph-rsid="2830e9f4"/>
    </style:style>
    <style:style style:name="P707" style:family="paragraph" style:parent-style-name="Text_20_body" style:list-style-name="L18">
      <style:text-properties officeooo:rsid="200b719d" officeooo:paragraph-rsid="2830e9f4"/>
    </style:style>
    <style:style style:name="P708" style:family="paragraph" style:parent-style-name="Text_20_body" style:list-style-name="L18">
      <style:text-properties officeooo:rsid="2018b107" officeooo:paragraph-rsid="2830e9f4"/>
    </style:style>
    <style:style style:name="P709" style:family="paragraph" style:parent-style-name="Text_20_body" style:list-style-name="L18">
      <style:text-properties officeooo:rsid="1ff4d6e7" officeooo:paragraph-rsid="2830e9f4"/>
    </style:style>
    <style:style style:name="P710" style:family="paragraph" style:parent-style-name="Text_20_body" style:list-style-name="L18">
      <style:text-properties officeooo:rsid="20192bd4" officeooo:paragraph-rsid="2830e9f4"/>
    </style:style>
    <style:style style:name="P711" style:family="paragraph" style:parent-style-name="Text_20_body" style:list-style-name="L18">
      <style:text-properties officeooo:rsid="1ff4dbd9" officeooo:paragraph-rsid="2830e9f4"/>
    </style:style>
    <style:style style:name="P712" style:family="paragraph" style:parent-style-name="Text_20_body" style:list-style-name="L18">
      <style:text-properties officeooo:rsid="1ff57b82" officeooo:paragraph-rsid="2830e9f4"/>
    </style:style>
    <style:style style:name="P713" style:family="paragraph" style:parent-style-name="Text_20_body" style:list-style-name="L18">
      <style:text-properties officeooo:rsid="20152acd" officeooo:paragraph-rsid="2830e9f4"/>
    </style:style>
    <style:style style:name="P714" style:family="paragraph" style:parent-style-name="Text_20_body" style:list-style-name="L18">
      <style:text-properties officeooo:rsid="1ffdc37c" officeooo:paragraph-rsid="2830e9f4"/>
    </style:style>
    <style:style style:name="P715" style:family="paragraph" style:parent-style-name="Text_20_body" style:list-style-name="L18">
      <style:text-properties officeooo:rsid="1fffae91" officeooo:paragraph-rsid="2830e9f4"/>
    </style:style>
    <style:style style:name="P716" style:family="paragraph" style:parent-style-name="Text_20_body" style:list-style-name="L18">
      <style:text-properties officeooo:rsid="20008eeb" officeooo:paragraph-rsid="2830e9f4"/>
    </style:style>
    <style:style style:name="P717" style:family="paragraph" style:parent-style-name="Text_20_body" style:list-style-name="L18">
      <style:text-properties officeooo:rsid="20019f83" officeooo:paragraph-rsid="2830e9f4"/>
    </style:style>
    <style:style style:name="P718" style:family="paragraph" style:parent-style-name="Text_20_body" style:list-style-name="L18">
      <style:text-properties officeooo:rsid="2008463a" officeooo:paragraph-rsid="2830e9f4"/>
    </style:style>
    <style:style style:name="P719" style:family="paragraph" style:parent-style-name="Text_20_body" style:list-style-name="L18">
      <style:text-properties officeooo:rsid="1ff6f841" officeooo:paragraph-rsid="2830e9f4"/>
    </style:style>
    <style:style style:name="P720" style:family="paragraph" style:parent-style-name="Text_20_body" style:list-style-name="L18">
      <style:text-properties officeooo:rsid="1ffc8454" officeooo:paragraph-rsid="2830e9f4"/>
    </style:style>
    <style:style style:name="P721" style:family="paragraph" style:parent-style-name="Text_20_body" style:list-style-name="L18">
      <style:text-properties officeooo:rsid="2010390f" officeooo:paragraph-rsid="2830e9f4"/>
    </style:style>
    <style:style style:name="P722" style:family="paragraph" style:parent-style-name="Text_20_body" style:list-style-name="L18">
      <style:text-properties officeooo:rsid="1ff86ef0" officeooo:paragraph-rsid="2830e9f4"/>
    </style:style>
    <style:style style:name="P723" style:family="paragraph" style:parent-style-name="Text_20_body" style:list-style-name="L18">
      <style:text-properties officeooo:rsid="200a5e30" officeooo:paragraph-rsid="2830e9f4"/>
    </style:style>
    <style:style style:name="P724" style:family="paragraph" style:parent-style-name="Text_20_body" style:list-style-name="L18">
      <style:text-properties officeooo:rsid="200e3d4b" officeooo:paragraph-rsid="2830e9f4"/>
    </style:style>
    <style:style style:name="P725" style:family="paragraph" style:parent-style-name="Text_20_body" style:list-style-name="L18">
      <style:text-properties officeooo:rsid="200fc94e" officeooo:paragraph-rsid="2830e9f4"/>
    </style:style>
    <style:style style:name="P726" style:family="paragraph" style:parent-style-name="Text_20_body" style:list-style-name="L18">
      <style:text-properties officeooo:rsid="20107045" officeooo:paragraph-rsid="2830e9f4"/>
    </style:style>
    <style:style style:name="P727" style:family="paragraph" style:parent-style-name="Text_20_body" style:list-style-name="L18">
      <style:text-properties officeooo:rsid="20126b1e" officeooo:paragraph-rsid="2830e9f4"/>
    </style:style>
    <style:style style:name="P728" style:family="paragraph" style:parent-style-name="Text_20_body" style:list-style-name="L18">
      <style:text-properties officeooo:rsid="20139a78" officeooo:paragraph-rsid="2830e9f4"/>
    </style:style>
    <style:style style:name="P729" style:family="paragraph" style:parent-style-name="Text_20_body" style:list-style-name="L19"/>
    <style:style style:name="P730" style:family="paragraph" style:parent-style-name="Text_20_body" style:list-style-name="L19">
      <style:text-properties officeooo:paragraph-rsid="221e937b"/>
    </style:style>
    <style:style style:name="P731" style:family="paragraph" style:parent-style-name="Text_20_body" style:list-style-name="L19">
      <style:text-properties officeooo:paragraph-rsid="28caaa0a"/>
    </style:style>
    <style:style style:name="P732" style:family="paragraph" style:parent-style-name="Text_20_body" style:list-style-name="L19">
      <style:text-properties officeooo:rsid="215eb081" officeooo:paragraph-rsid="215eb081"/>
    </style:style>
    <style:style style:name="P733" style:family="paragraph" style:parent-style-name="Text_20_body" style:list-style-name="L19">
      <style:text-properties officeooo:rsid="21605ebf" officeooo:paragraph-rsid="21ab8207"/>
    </style:style>
    <style:style style:name="P734" style:family="paragraph" style:parent-style-name="Text_20_body" style:list-style-name="L20">
      <style:text-properties officeooo:rsid="2052d536" officeooo:paragraph-rsid="205aec31"/>
    </style:style>
    <style:style style:name="P735" style:family="paragraph" style:parent-style-name="Text_20_body" style:list-style-name="L21">
      <style:text-properties officeooo:paragraph-rsid="2234d0ce"/>
    </style:style>
    <style:style style:name="P736" style:family="paragraph" style:parent-style-name="Text_20_body" style:list-style-name="L21">
      <style:text-properties officeooo:paragraph-rsid="2332e601"/>
    </style:style>
    <style:style style:name="P737" style:family="paragraph" style:parent-style-name="Text_20_body" style:list-style-name="L21">
      <style:text-properties officeooo:paragraph-rsid="2065d056"/>
    </style:style>
    <style:style style:name="P738" style:family="paragraph" style:parent-style-name="Text_20_body" style:list-style-name="L21">
      <style:text-properties officeooo:paragraph-rsid="23c30856"/>
    </style:style>
    <style:style style:name="P739" style:family="paragraph" style:parent-style-name="Text_20_body" style:list-style-name="L21">
      <style:text-properties officeooo:paragraph-rsid="23e6ad01"/>
    </style:style>
    <style:style style:name="P740" style:family="paragraph" style:parent-style-name="Text_20_body" style:list-style-name="L21">
      <style:text-properties officeooo:rsid="20dd41c4" officeooo:paragraph-rsid="232c9c53"/>
    </style:style>
    <style:style style:name="P741" style:family="paragraph" style:parent-style-name="Text_20_body" style:list-style-name="L21">
      <style:text-properties officeooo:rsid="20dd41c4" officeooo:paragraph-rsid="21537a33"/>
    </style:style>
    <style:style style:name="P742" style:family="paragraph" style:parent-style-name="Text_20_body" style:list-style-name="L21">
      <style:text-properties officeooo:rsid="20dd41c4" officeooo:paragraph-rsid="23297522"/>
    </style:style>
    <style:style style:name="P743" style:family="paragraph" style:parent-style-name="Text_20_body" style:list-style-name="L21">
      <style:text-properties officeooo:rsid="20dd41c4" officeooo:paragraph-rsid="216ba9fc"/>
    </style:style>
    <style:style style:name="P744" style:family="paragraph" style:parent-style-name="Text_20_body" style:list-style-name="L21">
      <style:text-properties officeooo:rsid="20dd41c4" officeooo:paragraph-rsid="23c30856"/>
    </style:style>
    <style:style style:name="P745" style:family="paragraph" style:parent-style-name="Text_20_body" style:list-style-name="L21">
      <style:text-properties officeooo:rsid="21556a76" officeooo:paragraph-rsid="221e54e3"/>
    </style:style>
    <style:style style:name="P746" style:family="paragraph" style:parent-style-name="Text_20_body" style:list-style-name="L21">
      <style:text-properties officeooo:rsid="21556a76" officeooo:paragraph-rsid="23c30856"/>
    </style:style>
    <style:style style:name="P747" style:family="paragraph" style:parent-style-name="Text_20_body" style:list-style-name="L24">
      <style:text-properties officeooo:rsid="21556a76" officeooo:paragraph-rsid="231e8445"/>
    </style:style>
    <style:style style:name="P748" style:family="paragraph" style:parent-style-name="Text_20_body" style:list-style-name="L24">
      <style:text-properties officeooo:rsid="21556a76" officeooo:paragraph-rsid="232057a1"/>
    </style:style>
    <style:style style:name="P749" style:family="paragraph" style:parent-style-name="Text_20_body" style:list-style-name="L24">
      <style:text-properties officeooo:rsid="21556a76" officeooo:paragraph-rsid="232231a2"/>
    </style:style>
    <style:style style:name="P750"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51"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5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53"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5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5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56"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57"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58"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759"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760"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761"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762"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63"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64"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6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66"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67"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68"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69"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70"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71"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772"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773"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774"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775"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776" style:family="paragraph" style:parent-style-name="Text_20_body" style:list-style-name="L104">
      <style:text-properties style:text-line-through-style="none" style:text-line-through-type="none" fo:language="cs" fo:country="CZ" officeooo:rsid="215d4e07" officeooo:paragraph-rsid="28f28620" style:language-asian="cs" style:country-asian="CZ"/>
    </style:style>
    <style:style style:name="P777" style:family="paragraph" style:parent-style-name="Text_20_body" style:list-style-name="L105">
      <style:text-properties style:text-line-through-style="none" style:text-line-through-type="none" fo:language="cs" fo:country="CZ" officeooo:rsid="285e298f" officeooo:paragraph-rsid="28f28620" style:language-asian="cs" style:country-asian="CZ"/>
    </style:style>
    <style:style style:name="P778" style:family="paragraph" style:parent-style-name="Text_20_body" style:list-style-name="L105">
      <style:text-properties style:text-line-through-style="none" style:text-line-through-type="none" fo:language="cs" fo:country="CZ" officeooo:rsid="2863396e" officeooo:paragraph-rsid="28f28620" style:language-asian="cs" style:country-asian="CZ"/>
    </style:style>
    <style:style style:name="P779"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780"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781" style:family="paragraph" style:parent-style-name="Text_20_body" style:list-style-name="L55">
      <style:text-properties style:text-line-through-style="none" style:text-line-through-type="none" officeooo:rsid="29901351" officeooo:paragraph-rsid="29901351"/>
    </style:style>
    <style:style style:name="P782" style:family="paragraph" style:parent-style-name="Text_20_body" style:list-style-name="L96">
      <style:text-properties style:text-line-through-style="none" style:text-line-through-type="none" officeooo:rsid="212834b8" officeooo:paragraph-rsid="212834b8"/>
    </style:style>
    <style:style style:name="P783" style:family="paragraph" style:parent-style-name="Text_20_body" style:list-style-name="L102">
      <style:text-properties style:text-line-through-style="none" style:text-line-through-type="none" officeooo:rsid="295955da" officeooo:paragraph-rsid="295955da"/>
    </style:style>
    <style:style style:name="P784" style:family="paragraph" style:parent-style-name="Text_20_body" style:list-style-name="L119">
      <style:text-properties style:text-line-through-style="none" style:text-line-through-type="none" officeooo:rsid="2999581b" officeooo:paragraph-rsid="2999581b"/>
    </style:style>
    <style:style style:name="P785" style:family="paragraph" style:parent-style-name="Text_20_body" style:list-style-name="L21">
      <style:text-properties officeooo:rsid="21211fb4" officeooo:paragraph-rsid="23631931"/>
    </style:style>
    <style:style style:name="P786" style:family="paragraph" style:parent-style-name="Text_20_body" style:list-style-name="L21">
      <style:text-properties officeooo:rsid="21211fb4" officeooo:paragraph-rsid="23c30856"/>
    </style:style>
    <style:style style:name="P787" style:family="paragraph" style:parent-style-name="Text_20_body" style:list-style-name="L21">
      <style:text-properties officeooo:rsid="21537a33" officeooo:paragraph-rsid="2307f958"/>
    </style:style>
    <style:style style:name="P788" style:family="paragraph" style:parent-style-name="Text_20_body" style:list-style-name="L21">
      <style:text-properties officeooo:rsid="21537a33" officeooo:paragraph-rsid="21537a33"/>
    </style:style>
    <style:style style:name="P789" style:family="paragraph" style:parent-style-name="Text_20_body" style:list-style-name="L21">
      <style:text-properties officeooo:rsid="21537a33" officeooo:paragraph-rsid="23e690ea"/>
    </style:style>
    <style:style style:name="P790" style:family="paragraph" style:parent-style-name="Text_20_body" style:list-style-name="L21">
      <style:text-properties officeooo:rsid="21537a33" officeooo:paragraph-rsid="23c30856"/>
    </style:style>
    <style:style style:name="P791" style:family="paragraph" style:parent-style-name="Text_20_body" style:list-style-name="L22">
      <style:text-properties officeooo:paragraph-rsid="21577601"/>
    </style:style>
    <style:style style:name="P792" style:family="paragraph" style:parent-style-name="Text_20_body" style:list-style-name="L21">
      <style:text-properties officeooo:rsid="21577601" officeooo:paragraph-rsid="232f7481"/>
    </style:style>
    <style:style style:name="P793" style:family="paragraph" style:parent-style-name="Text_20_body" style:list-style-name="L21">
      <style:text-properties officeooo:rsid="21577601" officeooo:paragraph-rsid="23c30856"/>
    </style:style>
    <style:style style:name="P794" style:family="paragraph" style:parent-style-name="Text_20_body" style:list-style-name="L23">
      <style:text-properties officeooo:paragraph-rsid="2331678d"/>
    </style:style>
    <style:style style:name="P795" style:family="paragraph" style:parent-style-name="Text_20_body" style:list-style-name="L24">
      <style:text-properties officeooo:paragraph-rsid="2165869a"/>
    </style:style>
    <style:style style:name="P796" style:family="paragraph" style:parent-style-name="Text_20_body" style:list-style-name="L24">
      <style:text-properties officeooo:paragraph-rsid="2332e601"/>
    </style:style>
    <style:style style:name="P797" style:family="paragraph" style:parent-style-name="Text_20_body" style:list-style-name="L24">
      <style:text-properties officeooo:rsid="216a235d" officeooo:paragraph-rsid="216a235d"/>
    </style:style>
    <style:style style:name="P798" style:family="paragraph" style:parent-style-name="Text_20_body" style:list-style-name="L25">
      <style:text-properties officeooo:paragraph-rsid="216a5f13"/>
    </style:style>
    <style:style style:name="P799" style:family="paragraph" style:parent-style-name="Text_20_body" style:list-style-name="L26">
      <style:text-properties officeooo:rsid="20cbce30" officeooo:paragraph-rsid="211d0b7d"/>
    </style:style>
    <style:style style:name="P800" style:family="paragraph" style:parent-style-name="Text_20_body" style:list-style-name="L27">
      <style:text-properties officeooo:rsid="20cbce30" officeooo:paragraph-rsid="211d0b7d"/>
    </style:style>
    <style:style style:name="P801" style:family="paragraph" style:parent-style-name="Text_20_body" style:list-style-name="L27">
      <style:text-properties officeooo:rsid="20cd3211" officeooo:paragraph-rsid="211d0b7d"/>
    </style:style>
    <style:style style:name="P802" style:family="paragraph" style:parent-style-name="Text_20_body" style:list-style-name="L27">
      <style:text-properties officeooo:rsid="20d16baa" officeooo:paragraph-rsid="211d0b7d"/>
    </style:style>
    <style:style style:name="P803" style:family="paragraph" style:parent-style-name="Text_20_body" style:list-style-name="L27">
      <style:text-properties officeooo:rsid="21d96890" officeooo:paragraph-rsid="21d96890"/>
    </style:style>
    <style:style style:name="P804" style:family="paragraph" style:parent-style-name="Text_20_body" style:list-style-name="L28">
      <style:text-properties officeooo:paragraph-rsid="2b05b4e8"/>
    </style:style>
    <style:style style:name="P805" style:family="paragraph" style:parent-style-name="Text_20_body" style:list-style-name="L28">
      <style:text-properties officeooo:rsid="2b09058d" officeooo:paragraph-rsid="2b09058d"/>
    </style:style>
    <style:style style:name="P806" style:family="paragraph" style:parent-style-name="Text_20_body" style:list-style-name="L29">
      <style:text-properties officeooo:rsid="2b09058d" officeooo:paragraph-rsid="2b09058d"/>
    </style:style>
    <style:style style:name="P807" style:family="paragraph" style:parent-style-name="Text_20_body" style:list-style-name="L29">
      <style:text-properties officeooo:rsid="2b05b4e8" officeooo:paragraph-rsid="2b05b4e8"/>
    </style:style>
    <style:style style:name="P808" style:family="paragraph" style:parent-style-name="Text_20_body" style:list-style-name="L29">
      <style:text-properties officeooo:rsid="2b05b4e8" officeooo:paragraph-rsid="2b59c36f"/>
    </style:style>
    <style:style style:name="P809" style:family="paragraph" style:parent-style-name="Text_20_body" style:list-style-name="L21">
      <style:text-properties officeooo:rsid="237ee0db" officeooo:paragraph-rsid="237ee0db"/>
    </style:style>
    <style:style style:name="P810" style:family="paragraph" style:parent-style-name="Text_20_body" style:list-style-name="L30">
      <style:text-properties officeooo:rsid="216fef7d" officeooo:paragraph-rsid="216fef7d"/>
    </style:style>
    <style:style style:name="P811" style:family="paragraph" style:parent-style-name="Text_20_body" style:list-style-name="L21">
      <style:text-properties officeooo:rsid="216fef7d" officeooo:paragraph-rsid="23625b74"/>
    </style:style>
    <style:style style:name="P812" style:family="paragraph" style:parent-style-name="Text_20_body" style:list-style-name="L31">
      <style:text-properties officeooo:rsid="21f79b9f" officeooo:paragraph-rsid="2202c6b8"/>
    </style:style>
    <style:style style:name="P813" style:family="paragraph" style:parent-style-name="Text_20_body" style:list-style-name="L31">
      <style:text-properties officeooo:rsid="21f79eda" officeooo:paragraph-rsid="21f79eda"/>
    </style:style>
    <style:style style:name="P814" style:family="paragraph" style:parent-style-name="Text_20_body" style:list-style-name="L32">
      <style:text-properties officeooo:rsid="22107167" officeooo:paragraph-rsid="22107167"/>
    </style:style>
    <style:style style:name="P815" style:family="paragraph" style:parent-style-name="Text_20_body" style:list-style-name="L33">
      <style:text-properties officeooo:paragraph-rsid="233724c6"/>
    </style:style>
    <style:style style:name="P816" style:family="paragraph" style:parent-style-name="Text_20_body" style:list-style-name="L33">
      <style:text-properties officeooo:rsid="21996beb" officeooo:paragraph-rsid="21996beb"/>
    </style:style>
    <style:style style:name="P817" style:family="paragraph" style:parent-style-name="Text_20_body" style:list-style-name="L36">
      <style:text-properties officeooo:paragraph-rsid="23c30856"/>
    </style:style>
    <style:style style:name="P818" style:family="paragraph" style:parent-style-name="Text_20_body" style:list-style-name="L37">
      <style:text-properties officeooo:paragraph-rsid="23c30856"/>
    </style:style>
    <style:style style:name="P819" style:family="paragraph" style:parent-style-name="Text_20_body" style:list-style-name="L38">
      <style:text-properties officeooo:rsid="214d1197" officeooo:paragraph-rsid="28627fc3"/>
    </style:style>
    <style:style style:name="P820" style:family="paragraph" style:parent-style-name="Text_20_body" style:list-style-name="L38">
      <style:text-properties officeooo:rsid="214e4d42" officeooo:paragraph-rsid="28627fc3"/>
    </style:style>
    <style:style style:name="P821" style:family="paragraph" style:parent-style-name="Text_20_body" style:list-style-name="L39">
      <style:text-properties officeooo:rsid="2c44ec19" officeooo:paragraph-rsid="2c44ec19"/>
    </style:style>
    <style:style style:name="P822" style:family="paragraph" style:parent-style-name="Text_20_body" style:list-style-name="L39">
      <style:text-properties officeooo:rsid="2c44ec19" officeooo:paragraph-rsid="2c45319e"/>
    </style:style>
    <style:style style:name="P823" style:family="paragraph" style:parent-style-name="Text_20_body">
      <style:text-properties officeooo:rsid="2b836d75" officeooo:paragraph-rsid="2b8357f7"/>
    </style:style>
    <style:style style:name="P824" style:family="paragraph" style:parent-style-name="Text_20_body">
      <style:text-properties officeooo:rsid="2934b58e" officeooo:paragraph-rsid="2c807c94"/>
    </style:style>
    <style:style style:name="P825" style:family="paragraph" style:parent-style-name="Text_20_body" style:list-style-name="L44">
      <style:text-properties officeooo:rsid="240e4950" officeooo:paragraph-rsid="2b3fbade"/>
    </style:style>
    <style:style style:name="P826" style:family="paragraph" style:parent-style-name="Text_20_body" style:list-style-name="L45">
      <style:text-properties officeooo:rsid="2af7442d" officeooo:paragraph-rsid="2b3fbade"/>
    </style:style>
    <style:style style:name="P827" style:family="paragraph" style:parent-style-name="Text_20_body" style:list-style-name="L46">
      <style:text-properties officeooo:rsid="293bcf6c" officeooo:paragraph-rsid="2aac1b25"/>
    </style:style>
    <style:style style:name="P828" style:family="paragraph" style:parent-style-name="Text_20_body" style:list-style-name="L47">
      <style:text-properties officeooo:rsid="293bcf6c" officeooo:paragraph-rsid="2aac1b25"/>
    </style:style>
    <style:style style:name="P829" style:family="paragraph" style:parent-style-name="Text_20_body" style:list-style-name="L47">
      <style:text-properties officeooo:rsid="293d5d30" officeooo:paragraph-rsid="2aac1b25"/>
    </style:style>
    <style:style style:name="P830" style:family="paragraph" style:parent-style-name="Text_20_body" style:list-style-name="L48">
      <style:text-properties officeooo:rsid="1a44020f" officeooo:paragraph-rsid="2aaa4bfe"/>
    </style:style>
    <style:style style:name="P831" style:family="paragraph" style:parent-style-name="Text_20_body" style:list-style-name="L49">
      <style:text-properties officeooo:rsid="291f3f49" officeooo:paragraph-rsid="291f3f49"/>
    </style:style>
    <style:style style:name="P832" style:family="paragraph" style:parent-style-name="Text_20_body" style:list-style-name="L49">
      <style:text-properties officeooo:rsid="29205610" officeooo:paragraph-rsid="29205610"/>
    </style:style>
    <style:style style:name="P833" style:family="paragraph" style:parent-style-name="Text_20_body" style:list-style-name="L50">
      <style:text-properties officeooo:rsid="2968b071" officeooo:paragraph-rsid="29748564" fo:background-color="#fff200"/>
    </style:style>
    <style:style style:name="P834" style:family="paragraph" style:parent-style-name="Text_20_body" style:list-style-name="L50">
      <style:text-properties officeooo:rsid="29698431" officeooo:paragraph-rsid="29748564" fo:background-color="#fff200"/>
    </style:style>
    <style:style style:name="P835" style:family="paragraph" style:parent-style-name="Text_20_body" style:list-style-name="L51">
      <style:text-properties officeooo:rsid="240e4950" officeooo:paragraph-rsid="29e3870f" fo:background-color="#fff200"/>
    </style:style>
    <style:style style:name="P836" style:family="paragraph" style:parent-style-name="Text_20_body" style:list-style-name="L51">
      <style:text-properties officeooo:rsid="240e4950" officeooo:paragraph-rsid="29748564" fo:background-color="#fff200"/>
    </style:style>
    <style:style style:name="P837" style:family="paragraph" style:parent-style-name="Text_20_body" style:list-style-name="L52">
      <style:text-properties officeooo:rsid="298145c2" officeooo:paragraph-rsid="29748564" fo:background-color="#fff200"/>
    </style:style>
    <style:style style:name="P838" style:family="paragraph" style:parent-style-name="Text_20_body" style:list-style-name="L52">
      <style:text-properties officeooo:rsid="29763f4f" officeooo:paragraph-rsid="29763f4f" fo:background-color="#fff200"/>
    </style:style>
    <style:style style:name="P839" style:family="paragraph" style:parent-style-name="Text_20_body" style:list-style-name="L52">
      <style:text-properties officeooo:rsid="29760400" officeooo:paragraph-rsid="29760400" fo:background-color="#fff200"/>
    </style:style>
    <style:style style:name="P840" style:family="paragraph" style:parent-style-name="Text_20_body" style:list-style-name="L53">
      <style:text-properties officeooo:rsid="298145c2" officeooo:paragraph-rsid="2a308645"/>
    </style:style>
    <style:style style:name="P841" style:family="paragraph" style:parent-style-name="Text_20_body" style:list-style-name="L53">
      <style:text-properties officeooo:rsid="29763f4f" officeooo:paragraph-rsid="2a308645"/>
    </style:style>
    <style:style style:name="P842" style:family="paragraph" style:parent-style-name="Text_20_body" style:list-style-name="L53">
      <style:text-properties officeooo:rsid="29760400" officeooo:paragraph-rsid="2a308645"/>
    </style:style>
    <style:style style:name="P843" style:family="paragraph" style:parent-style-name="Text_20_body" style:list-style-name="L54">
      <style:text-properties officeooo:paragraph-rsid="297fc3d3"/>
    </style:style>
    <style:style style:name="P844" style:family="paragraph" style:parent-style-name="Text_20_body" style:list-style-name="L54">
      <style:text-properties officeooo:rsid="21e40ee3" officeooo:paragraph-rsid="2971f1c0"/>
    </style:style>
    <style:style style:name="P845" style:family="paragraph" style:parent-style-name="Text_20_body" style:list-style-name="L54">
      <style:text-properties officeooo:rsid="297fc3d3" officeooo:paragraph-rsid="297fc3d3"/>
    </style:style>
    <style:style style:name="P846" style:family="paragraph" style:parent-style-name="Text_20_body" style:list-style-name="L56">
      <style:text-properties officeooo:rsid="2237b1e2" officeooo:paragraph-rsid="2971f1c0"/>
    </style:style>
    <style:style style:name="P847" style:family="paragraph" style:parent-style-name="Text_20_body" style:list-style-name="L57">
      <style:text-properties officeooo:rsid="2237b1e2" officeooo:paragraph-rsid="2971f1c0"/>
    </style:style>
    <style:style style:name="P848" style:family="paragraph" style:parent-style-name="Text_20_body" style:list-style-name="L58">
      <style:text-properties officeooo:rsid="18cc4ecc" officeooo:paragraph-rsid="28376d61"/>
    </style:style>
    <style:style style:name="P849" style:family="paragraph" style:parent-style-name="Text_20_body" style:list-style-name="L59">
      <style:text-properties officeooo:rsid="18ceb635" officeooo:paragraph-rsid="28376d61"/>
    </style:style>
    <style:style style:name="P850" style:family="paragraph" style:parent-style-name="Text_20_body" style:list-style-name="L60">
      <style:text-properties officeooo:rsid="25604653" officeooo:paragraph-rsid="2839ac60"/>
    </style:style>
    <style:style style:name="P851" style:family="paragraph" style:parent-style-name="Text_20_body" style:list-style-name="L61">
      <style:text-properties officeooo:rsid="1bf74c1b" officeooo:paragraph-rsid="2839ac60"/>
    </style:style>
    <style:style style:name="P852" style:family="paragraph" style:parent-style-name="Text_20_body" style:list-style-name="L62">
      <style:text-properties officeooo:rsid="18a7e032" officeooo:paragraph-rsid="283a7a76"/>
    </style:style>
    <style:style style:name="P853" style:family="paragraph" style:parent-style-name="Text_20_body" style:list-style-name="L63">
      <style:text-properties officeooo:paragraph-rsid="283a7a76"/>
    </style:style>
    <style:style style:name="P854" style:family="paragraph" style:parent-style-name="Text_20_body" style:list-style-name="L64">
      <style:text-properties officeooo:paragraph-rsid="283a7a76"/>
    </style:style>
    <style:style style:name="P855" style:family="paragraph" style:parent-style-name="Text_20_body" style:list-style-name="L64">
      <style:text-properties fo:font-style="normal" officeooo:rsid="18ecaf8e" officeooo:paragraph-rsid="283a7a76" style:font-style-asian="normal" style:font-style-complex="normal"/>
    </style:style>
    <style:style style:name="P856" style:family="paragraph" style:parent-style-name="Text_20_body" style:list-style-name="L65">
      <style:text-properties fo:font-style="normal" officeooo:rsid="18ed13ec" officeooo:paragraph-rsid="283a7a76" style:font-style-asian="normal" style:font-style-complex="normal"/>
    </style:style>
    <style:style style:name="P857" style:family="paragraph" style:parent-style-name="Text_20_body" style:list-style-name="L106">
      <style:text-properties fo:font-style="normal" officeooo:rsid="1bdc3c6c" officeooo:paragraph-rsid="2849de42" style:font-style-asian="normal" style:font-style-complex="normal"/>
    </style:style>
    <style:style style:name="P858" style:family="paragraph" style:parent-style-name="Text_20_body" style:list-style-name="L115">
      <style:text-properties fo:font-style="normal" officeooo:rsid="1bc0908c" officeooo:paragraph-rsid="284e03ae" style:font-style-asian="normal" style:font-style-complex="normal"/>
    </style:style>
    <style:style style:name="P859" style:family="paragraph" style:parent-style-name="Text_20_body" style:list-style-name="L126">
      <style:text-properties fo:font-style="normal" officeooo:paragraph-rsid="284f60f7" style:font-style-asian="normal" style:font-style-complex="normal"/>
    </style:style>
    <style:style style:name="P860"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861"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862"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863"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864"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865" style:family="paragraph" style:parent-style-name="Text_20_body" style:list-style-name="L66">
      <style:text-properties officeooo:rsid="2bc129d0" officeooo:paragraph-rsid="2bc129d0"/>
    </style:style>
    <style:style style:name="P866" style:family="paragraph" style:parent-style-name="Text_20_body" style:list-style-name="L67">
      <style:text-properties officeooo:rsid="24a005f2" officeooo:paragraph-rsid="24a005f2"/>
    </style:style>
    <style:style style:name="P867" style:family="paragraph" style:parent-style-name="Text_20_body" style:list-style-name="L68">
      <style:text-properties officeooo:rsid="023fd48c" officeooo:paragraph-rsid="2554a1de"/>
    </style:style>
    <style:style style:name="P868" style:family="paragraph" style:parent-style-name="Text_20_body" style:list-style-name="L69">
      <style:text-properties officeooo:rsid="023fd48c" officeooo:paragraph-rsid="2554a1de"/>
    </style:style>
    <style:style style:name="P869" style:family="paragraph" style:parent-style-name="Text_20_body" style:list-style-name="L69">
      <style:text-properties officeooo:rsid="1cff432a" officeooo:paragraph-rsid="2554a1de"/>
    </style:style>
    <style:style style:name="P870" style:family="paragraph" style:parent-style-name="Text_20_body" style:list-style-name="L69">
      <style:text-properties officeooo:rsid="2554a1de" officeooo:paragraph-rsid="2554a1de"/>
    </style:style>
    <style:style style:name="P871" style:family="paragraph" style:parent-style-name="Text_20_body" style:list-style-name="L69">
      <style:text-properties officeooo:rsid="1cf61bf5" officeooo:paragraph-rsid="2554a1de"/>
    </style:style>
    <style:style style:name="P872" style:family="paragraph" style:parent-style-name="Text_20_body" style:list-style-name="L69">
      <style:text-properties officeooo:rsid="1cf214c9" officeooo:paragraph-rsid="2554a1de"/>
    </style:style>
    <style:style style:name="P873" style:family="paragraph" style:parent-style-name="Text_20_body" style:list-style-name="L69">
      <style:text-properties officeooo:rsid="1f3ea2e3" officeooo:paragraph-rsid="2554a1de"/>
    </style:style>
    <style:style style:name="P874" style:family="paragraph" style:parent-style-name="Text_20_body" style:list-style-name="L69">
      <style:text-properties officeooo:rsid="1cf2501e" officeooo:paragraph-rsid="2554a1de"/>
    </style:style>
    <style:style style:name="P875" style:family="paragraph" style:parent-style-name="Text_20_body" style:list-style-name="L69">
      <style:text-properties officeooo:rsid="1d0d8164" officeooo:paragraph-rsid="2554a1de"/>
    </style:style>
    <style:style style:name="P876" style:family="paragraph" style:parent-style-name="Text_20_body" style:list-style-name="L69">
      <style:text-properties officeooo:rsid="1cf512fc" officeooo:paragraph-rsid="2554a1de"/>
    </style:style>
    <style:style style:name="P877" style:family="paragraph" style:parent-style-name="Text_20_body" style:list-style-name="L69">
      <style:text-properties officeooo:rsid="1e0f14ff" officeooo:paragraph-rsid="2554a1de"/>
    </style:style>
    <style:style style:name="P878" style:family="paragraph" style:parent-style-name="Text_20_body" style:list-style-name="L69">
      <style:text-properties officeooo:rsid="1d05d909" officeooo:paragraph-rsid="2554a1de"/>
    </style:style>
    <style:style style:name="P879" style:family="paragraph" style:parent-style-name="Text_20_body" style:list-style-name="L70">
      <style:text-properties officeooo:rsid="17e3a390" officeooo:paragraph-rsid="25b31656"/>
    </style:style>
    <style:style style:name="P880" style:family="paragraph" style:parent-style-name="Text_20_body" style:list-style-name="L70">
      <style:text-properties officeooo:rsid="25258903" officeooo:paragraph-rsid="25b31656"/>
    </style:style>
    <style:style style:name="P881" style:family="paragraph" style:parent-style-name="Text_20_body" style:list-style-name="L70">
      <style:text-properties officeooo:rsid="19e29a33" officeooo:paragraph-rsid="25f6013d"/>
    </style:style>
    <style:style style:name="P882" style:family="paragraph" style:parent-style-name="Text_20_body" style:list-style-name="L70">
      <style:text-properties officeooo:rsid="19e29a33" officeooo:paragraph-rsid="25b31656"/>
    </style:style>
    <style:style style:name="P883" style:family="paragraph" style:parent-style-name="Text_20_body" style:list-style-name="L71">
      <style:text-properties officeooo:rsid="25b9334e" officeooo:paragraph-rsid="25b9334e"/>
    </style:style>
    <style:style style:name="P884" style:family="paragraph" style:parent-style-name="Text_20_body" style:list-style-name="L72">
      <style:text-properties officeooo:rsid="1d1d9988" officeooo:paragraph-rsid="266616ba"/>
    </style:style>
    <style:style style:name="P885" style:family="paragraph" style:parent-style-name="Text_20_body" style:list-style-name="L73">
      <style:text-properties officeooo:rsid="1cdbb04f" officeooo:paragraph-rsid="25bf67a6"/>
    </style:style>
    <style:style style:name="P886" style:family="paragraph" style:parent-style-name="Text_20_body" style:list-style-name="L73">
      <style:text-properties officeooo:rsid="25e547a7" officeooo:paragraph-rsid="2603b79d"/>
    </style:style>
    <style:style style:name="P887" style:family="paragraph" style:parent-style-name="Text_20_body" style:list-style-name="L73">
      <style:text-properties officeooo:rsid="25bf67a6" officeooo:paragraph-rsid="25bf67a6"/>
    </style:style>
    <style:style style:name="P888" style:family="paragraph" style:parent-style-name="Text_20_body" style:list-style-name="L74">
      <style:text-properties officeooo:rsid="1f41bc33" officeooo:paragraph-rsid="2656844a"/>
    </style:style>
    <style:style style:name="P889" style:family="paragraph" style:parent-style-name="Text_20_body" style:list-style-name="L75">
      <style:text-properties officeooo:rsid="1f41bc33" officeooo:paragraph-rsid="2656844a"/>
    </style:style>
    <style:style style:name="P890" style:family="paragraph" style:parent-style-name="Text_20_body" style:list-style-name="L76">
      <style:text-properties officeooo:rsid="25f91fac" officeooo:paragraph-rsid="25f91fac"/>
    </style:style>
    <style:style style:name="P891" style:family="paragraph" style:parent-style-name="Text_20_body" style:list-style-name="L77">
      <style:text-properties officeooo:rsid="19e05936" officeooo:paragraph-rsid="28400f36"/>
    </style:style>
    <style:style style:name="P892" style:family="paragraph" style:parent-style-name="Text_20_body" style:list-style-name="L78">
      <style:text-properties officeooo:paragraph-rsid="263a2851"/>
    </style:style>
    <style:style style:name="P893"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894" style:family="paragraph" style:parent-style-name="Text_20_body" style:list-style-name="L80">
      <style:text-properties officeooo:rsid="25c44266" officeooo:paragraph-rsid="25c44266" fo:background-color="transparent"/>
    </style:style>
    <style:style style:name="P895" style:family="paragraph" style:parent-style-name="Text_20_body" style:list-style-name="L80">
      <style:text-properties officeooo:rsid="25d1238f" officeooo:paragraph-rsid="25c44266" fo:background-color="transparent"/>
    </style:style>
    <style:style style:name="P896" style:family="paragraph" style:parent-style-name="Text_20_body" style:list-style-name="L80">
      <style:text-properties officeooo:rsid="25cb9d66" officeooo:paragraph-rsid="25cb9d66" fo:background-color="transparent"/>
    </style:style>
    <style:style style:name="P897" style:family="paragraph" style:parent-style-name="Text_20_body" style:list-style-name="L82">
      <style:text-properties officeooo:rsid="271575e8" officeooo:paragraph-rsid="271575e8" fo:background-color="transparent"/>
    </style:style>
    <style:style style:name="P898" style:family="paragraph" style:parent-style-name="Text_20_body" style:list-style-name="L82">
      <style:text-properties officeooo:rsid="27183685" officeooo:paragraph-rsid="2718b236" fo:background-color="transparent"/>
    </style:style>
    <style:style style:name="P899" style:family="paragraph" style:parent-style-name="Text_20_body" style:list-style-name="L82">
      <style:text-properties officeooo:rsid="27157765" officeooo:paragraph-rsid="27157765" fo:background-color="transparent"/>
    </style:style>
    <style:style style:name="P900" style:family="paragraph" style:parent-style-name="Text_20_body" style:list-style-name="L82">
      <style:text-properties officeooo:rsid="268dc65d" officeooo:paragraph-rsid="272b592c" fo:background-color="transparent"/>
    </style:style>
    <style:style style:name="P901" style:family="paragraph" style:parent-style-name="Text_20_body" style:list-style-name="L86">
      <style:text-properties officeooo:rsid="25dd9674" officeooo:paragraph-rsid="27487751" fo:background-color="transparent"/>
    </style:style>
    <style:style style:name="P902" style:family="paragraph" style:parent-style-name="Text_20_body" style:list-style-name="L87">
      <style:text-properties officeooo:rsid="25dd9674" officeooo:paragraph-rsid="274785d5" fo:background-color="transparent"/>
    </style:style>
    <style:style style:name="P903" style:family="paragraph" style:parent-style-name="Text_20_body" style:list-style-name="L86">
      <style:text-properties officeooo:rsid="217d02ee" officeooo:paragraph-rsid="27487751" fo:background-color="transparent"/>
    </style:style>
    <style:style style:name="P904" style:family="paragraph" style:parent-style-name="Text_20_body" style:list-style-name="L81">
      <style:text-properties officeooo:rsid="1fa4b8bf" officeooo:paragraph-rsid="2673633b"/>
    </style:style>
    <style:style style:name="P905" style:family="paragraph" style:parent-style-name="Text_20_body" style:list-style-name="L81">
      <style:text-properties officeooo:rsid="1fa59f87" officeooo:paragraph-rsid="2673633b"/>
    </style:style>
    <style:style style:name="P906" style:family="paragraph" style:parent-style-name="Text_20_body" style:list-style-name="L81">
      <style:text-properties officeooo:rsid="1ef8a4eb" officeooo:paragraph-rsid="2673633b"/>
    </style:style>
    <style:style style:name="P907" style:family="paragraph" style:parent-style-name="Text_20_body" style:list-style-name="L81">
      <style:text-properties officeooo:rsid="28420f89" officeooo:paragraph-rsid="28420f89"/>
    </style:style>
    <style:style style:name="P908" style:family="paragraph" style:parent-style-name="Text_20_body" style:list-style-name="L81">
      <style:text-properties officeooo:rsid="1fddbc8a" officeooo:paragraph-rsid="2673633b"/>
    </style:style>
    <style:style style:name="P909" style:family="paragraph" style:parent-style-name="Text_20_body" style:list-style-name="L81">
      <style:text-properties officeooo:rsid="1fb10ae9" officeooo:paragraph-rsid="2673633b"/>
    </style:style>
    <style:style style:name="P910" style:family="paragraph" style:parent-style-name="Text_20_body" style:list-style-name="L81">
      <style:text-properties officeooo:rsid="26785863" officeooo:paragraph-rsid="26785863"/>
    </style:style>
    <style:style style:name="P911" style:family="paragraph" style:parent-style-name="Text_20_body" style:list-style-name="L81">
      <style:text-properties officeooo:rsid="1fb564f3" officeooo:paragraph-rsid="2673633b"/>
    </style:style>
    <style:style style:name="P912" style:family="paragraph" style:parent-style-name="Text_20_body" style:list-style-name="L81">
      <style:text-properties officeooo:rsid="1fe12da0" officeooo:paragraph-rsid="2673633b"/>
    </style:style>
    <style:style style:name="P913" style:family="paragraph" style:parent-style-name="Text_20_body" style:list-style-name="L81">
      <style:text-properties officeooo:rsid="26ca73a0" officeooo:paragraph-rsid="26ca73a0"/>
    </style:style>
    <style:style style:name="P914" style:family="paragraph" style:parent-style-name="Text_20_body" style:list-style-name="L81">
      <style:text-properties officeooo:rsid="2713eaed" officeooo:paragraph-rsid="2713eaed"/>
    </style:style>
    <style:style style:name="P915" style:family="paragraph" style:parent-style-name="Text_20_body" style:list-style-name="L81">
      <style:text-properties officeooo:rsid="1fe5ba75" officeooo:paragraph-rsid="2673633b"/>
    </style:style>
    <style:style style:name="P916" style:family="paragraph" style:parent-style-name="Text_20_body" style:list-style-name="L82">
      <style:text-properties officeooo:paragraph-rsid="268dc65d"/>
    </style:style>
    <style:style style:name="P917" style:family="paragraph" style:parent-style-name="Text_20_body" style:list-style-name="L83">
      <style:text-properties officeooo:paragraph-rsid="27190835"/>
    </style:style>
    <style:style style:name="P918" style:family="paragraph" style:parent-style-name="Text_20_body" style:list-style-name="L84">
      <style:text-properties officeooo:rsid="273dc687" officeooo:paragraph-rsid="273dc687"/>
    </style:style>
    <style:style style:name="P919" style:family="paragraph" style:parent-style-name="Text_20_body" style:list-style-name="L84">
      <style:text-properties officeooo:rsid="273eb589" officeooo:paragraph-rsid="273eb589"/>
    </style:style>
    <style:style style:name="P920" style:family="paragraph" style:parent-style-name="Text_20_body" style:list-style-name="L85">
      <style:text-properties officeooo:paragraph-rsid="275a9103"/>
    </style:style>
    <style:style style:name="P921" style:family="paragraph" style:parent-style-name="Text_20_body" style:list-style-name="L86">
      <style:text-properties officeooo:paragraph-rsid="26a758d5"/>
    </style:style>
    <style:style style:name="P922" style:family="paragraph" style:parent-style-name="Text_20_body" style:list-style-name="L87">
      <style:text-properties officeooo:paragraph-rsid="27683dd9"/>
    </style:style>
    <style:style style:name="P923" style:family="paragraph" style:parent-style-name="Text_20_body" style:list-style-name="L88">
      <style:text-properties officeooo:rsid="19e5887b" officeooo:paragraph-rsid="283d4ef9"/>
    </style:style>
    <style:style style:name="P924" style:family="paragraph" style:parent-style-name="Text_20_body" style:list-style-name="L89">
      <style:text-properties officeooo:rsid="26992d29" officeooo:paragraph-rsid="26992d29"/>
    </style:style>
    <style:style style:name="P925" style:family="paragraph" style:parent-style-name="Text_20_body" style:list-style-name="L90">
      <style:text-properties officeooo:rsid="269cbd15" officeooo:paragraph-rsid="269cbd15"/>
    </style:style>
    <style:style style:name="P926" style:family="paragraph" style:parent-style-name="Text_20_body" style:list-style-name="L90">
      <style:text-properties officeooo:rsid="269f5c8a" officeooo:paragraph-rsid="269f5c8a"/>
    </style:style>
    <style:style style:name="P927" style:family="paragraph" style:parent-style-name="Text_20_body" style:list-style-name="L90">
      <style:text-properties officeooo:rsid="269e503f" officeooo:paragraph-rsid="269e503f"/>
    </style:style>
    <style:style style:name="P928" style:family="paragraph" style:parent-style-name="Text_20_body" style:list-style-name="L90">
      <style:text-properties officeooo:rsid="269e503f" officeooo:paragraph-rsid="26a3593b"/>
    </style:style>
    <style:style style:name="P929" style:family="paragraph" style:parent-style-name="Text_20_body" style:list-style-name="L90">
      <style:text-properties officeooo:rsid="27b1fd4b" officeooo:paragraph-rsid="27b1fd4b"/>
    </style:style>
    <style:style style:name="P930" style:family="paragraph" style:parent-style-name="Text_20_body" style:list-style-name="L90">
      <style:text-properties officeooo:rsid="2181dc18" officeooo:paragraph-rsid="26a3593b"/>
    </style:style>
    <style:style style:name="P931" style:family="paragraph" style:parent-style-name="Text_20_body" style:list-style-name="L91">
      <style:text-properties officeooo:rsid="27c1a74d" officeooo:paragraph-rsid="27c1a74d"/>
    </style:style>
    <style:style style:name="P932" style:family="paragraph" style:parent-style-name="Text_20_body" style:list-style-name="L92">
      <style:text-properties officeooo:rsid="27dfeaae" officeooo:paragraph-rsid="27dfeaae"/>
    </style:style>
    <style:style style:name="P933" style:family="paragraph" style:parent-style-name="Text_20_body" style:list-style-name="L93">
      <style:text-properties officeooo:rsid="1a224a2d" officeooo:paragraph-rsid="28445bcb"/>
    </style:style>
    <style:style style:name="P934" style:family="paragraph" style:parent-style-name="Text_20_body" style:list-style-name="L94">
      <style:text-properties officeooo:rsid="27f58cff" officeooo:paragraph-rsid="27f58cff"/>
    </style:style>
    <style:style style:name="P935" style:family="paragraph" style:parent-style-name="Text_20_body" style:list-style-name="L95">
      <style:text-properties officeooo:rsid="2811e5a0" officeooo:paragraph-rsid="2812b376"/>
    </style:style>
    <style:style style:name="P936" style:family="paragraph" style:parent-style-name="Text_20_body" style:list-style-name="L97">
      <style:text-properties officeooo:rsid="176dcc34" officeooo:paragraph-rsid="2842b948"/>
    </style:style>
    <style:style style:name="P937" style:family="paragraph" style:parent-style-name="Text_20_body" style:list-style-name="L97">
      <style:text-properties officeooo:rsid="1a2b313c" officeooo:paragraph-rsid="2842b948"/>
    </style:style>
    <style:style style:name="P938" style:family="paragraph" style:parent-style-name="Text_20_body" style:list-style-name="L97">
      <style:text-properties officeooo:rsid="176f2ef9" officeooo:paragraph-rsid="2842b948"/>
    </style:style>
    <style:style style:name="P939" style:family="paragraph" style:parent-style-name="Text_20_body" style:list-style-name="L98">
      <style:text-properties officeooo:paragraph-rsid="2842b948"/>
    </style:style>
    <style:style style:name="P940" style:family="paragraph" style:parent-style-name="Text_20_body" style:list-style-name="L99">
      <style:text-properties officeooo:paragraph-rsid="2842b948"/>
    </style:style>
    <style:style style:name="P941" style:family="paragraph" style:parent-style-name="Text_20_body" style:list-style-name="L97">
      <style:text-properties officeooo:rsid="137b4eb5" officeooo:paragraph-rsid="2842b948"/>
    </style:style>
    <style:style style:name="P942" style:family="paragraph" style:parent-style-name="Text_20_body" style:list-style-name="L100">
      <style:text-properties officeooo:rsid="1ac27fde" officeooo:paragraph-rsid="2842b948"/>
    </style:style>
    <style:style style:name="P943" style:family="paragraph" style:parent-style-name="Text_20_body" style:list-style-name="L100">
      <style:text-properties officeooo:rsid="1ac363d4" officeooo:paragraph-rsid="2842b948"/>
    </style:style>
    <style:style style:name="P944" style:family="paragraph" style:parent-style-name="Text_20_body" style:list-style-name="L101">
      <style:text-properties officeooo:rsid="1b23bb2a" officeooo:paragraph-rsid="28dfd528"/>
    </style:style>
    <style:style style:name="P945" style:family="paragraph" style:parent-style-name="Text_20_body" style:list-style-name="L101">
      <style:text-properties officeooo:rsid="28ebbe8d" officeooo:paragraph-rsid="28ebbe8d"/>
    </style:style>
    <style:style style:name="P946" style:family="paragraph" style:parent-style-name="Text_20_body" style:list-style-name="L101">
      <style:text-properties officeooo:rsid="28ed4af8" officeooo:paragraph-rsid="28ed4af8"/>
    </style:style>
    <style:style style:name="P947" style:family="paragraph" style:parent-style-name="Text_20_body" style:list-style-name="L101">
      <style:text-properties officeooo:rsid="28e2de2a" officeooo:paragraph-rsid="28e2de2a"/>
    </style:style>
    <style:style style:name="P948" style:family="paragraph" style:parent-style-name="Text_20_body" style:list-style-name="L102">
      <style:text-properties officeooo:paragraph-rsid="295955da"/>
    </style:style>
    <style:style style:name="P949" style:family="paragraph" style:parent-style-name="Text_20_body" style:list-style-name="L102">
      <style:text-properties officeooo:rsid="295955da" officeooo:paragraph-rsid="295dbffe"/>
    </style:style>
    <style:style style:name="P950" style:family="paragraph" style:parent-style-name="Text_20_body" style:list-style-name="L102">
      <style:text-properties officeooo:rsid="2959d93c" officeooo:paragraph-rsid="2959d93c"/>
    </style:style>
    <style:style style:name="P951" style:family="paragraph" style:parent-style-name="Text_20_body" style:list-style-name="L103">
      <style:text-properties officeooo:rsid="218cfb5a" officeooo:paragraph-rsid="29739d0f"/>
    </style:style>
    <style:style style:name="P952" style:family="paragraph" style:parent-style-name="Text_20_body" style:list-style-name="L103">
      <style:text-properties officeooo:rsid="218eee67" officeooo:paragraph-rsid="29739d0f"/>
    </style:style>
    <style:style style:name="P953" style:family="paragraph" style:parent-style-name="Text_20_body" style:list-style-name="L103">
      <style:text-properties officeooo:rsid="219226d3" officeooo:paragraph-rsid="29739d0f"/>
    </style:style>
    <style:style style:name="P954" style:family="paragraph" style:parent-style-name="Text_20_body" style:list-style-name="L103">
      <style:text-properties officeooo:rsid="218f7dde" officeooo:paragraph-rsid="29739d0f"/>
    </style:style>
    <style:style style:name="P955" style:family="paragraph" style:parent-style-name="Text_20_body" style:list-style-name="L104">
      <style:text-properties officeooo:paragraph-rsid="28f28620"/>
    </style:style>
    <style:style style:name="P956" style:family="paragraph" style:parent-style-name="Text_20_body" style:list-style-name="L104">
      <style:text-properties officeooo:rsid="215d4e07" officeooo:paragraph-rsid="28f28620"/>
    </style:style>
    <style:style style:name="P957" style:family="paragraph" style:parent-style-name="Text_20_body" style:list-style-name="L105">
      <style:text-properties officeooo:paragraph-rsid="28f28620"/>
    </style:style>
    <style:style style:name="P958" style:family="paragraph" style:parent-style-name="Text_20_body" style:list-style-name="L106">
      <style:text-properties officeooo:rsid="14802dd0" officeooo:paragraph-rsid="2849de42"/>
    </style:style>
    <style:style style:name="P959" style:family="paragraph" style:parent-style-name="Text_20_body" style:list-style-name="L106">
      <style:text-properties fo:font-style="italic" officeooo:rsid="1bdaaf4b" officeooo:paragraph-rsid="2849de42" style:font-style-asian="italic" style:font-style-complex="italic"/>
    </style:style>
    <style:style style:name="P960" style:family="paragraph" style:parent-style-name="Text_20_body" style:list-style-name="L106">
      <style:text-properties fo:font-style="italic" officeooo:rsid="1bd786c4" officeooo:paragraph-rsid="2849de42" style:font-style-asian="italic" style:font-style-complex="italic"/>
    </style:style>
    <style:style style:name="P961" style:family="paragraph" style:parent-style-name="Text_20_body" style:list-style-name="L106">
      <style:text-properties fo:font-style="italic" officeooo:rsid="1bdc3c6c" officeooo:paragraph-rsid="2849de42" style:font-style-asian="italic" style:font-style-complex="italic"/>
    </style:style>
    <style:style style:name="P962" style:family="paragraph" style:parent-style-name="Text_20_body" style:list-style-name="L110">
      <style:text-properties fo:font-style="italic" officeooo:rsid="1baf0ceb" officeooo:paragraph-rsid="2849de42" style:font-style-asian="italic" style:font-style-complex="italic"/>
    </style:style>
    <style:style style:name="P963" style:family="paragraph" style:parent-style-name="Text_20_body" style:list-style-name="L123">
      <style:text-properties fo:font-style="italic" officeooo:rsid="1621ff56" officeooo:paragraph-rsid="284eff00" style:font-style-asian="italic" style:font-style-complex="italic"/>
    </style:style>
    <style:style style:name="P964" style:family="paragraph" style:parent-style-name="Text_20_body" style:list-style-name="L123">
      <style:text-properties fo:font-style="italic" officeooo:rsid="1626bafa" officeooo:paragraph-rsid="284eff00" style:font-style-asian="italic" style:font-style-complex="italic"/>
    </style:style>
    <style:style style:name="P965" style:family="paragraph" style:parent-style-name="Text_20_body" style:list-style-name="L106">
      <style:text-properties officeooo:rsid="1bd786c4" officeooo:paragraph-rsid="2849de42"/>
    </style:style>
    <style:style style:name="P966" style:family="paragraph" style:parent-style-name="Text_20_body" style:list-style-name="L107">
      <style:text-properties officeooo:rsid="1c1edfc2" officeooo:paragraph-rsid="2849de42"/>
    </style:style>
    <style:style style:name="P967" style:family="paragraph" style:parent-style-name="Text_20_body" style:list-style-name="L108">
      <style:text-properties officeooo:rsid="1bd3639d" officeooo:paragraph-rsid="2849de42"/>
    </style:style>
    <style:style style:name="P968" style:family="paragraph" style:parent-style-name="Text_20_body" style:list-style-name="L108">
      <style:text-properties officeooo:rsid="1be09be4" officeooo:paragraph-rsid="2849de42"/>
    </style:style>
    <style:style style:name="P969" style:family="paragraph" style:parent-style-name="Text_20_body" style:list-style-name="L108">
      <style:text-properties officeooo:rsid="1be22b86" officeooo:paragraph-rsid="2849de42"/>
    </style:style>
    <style:style style:name="P970" style:family="paragraph" style:parent-style-name="Text_20_body" style:list-style-name="L109">
      <style:text-properties officeooo:paragraph-rsid="2849de42"/>
    </style:style>
    <style:style style:name="P971" style:family="paragraph" style:parent-style-name="Text_20_body" style:list-style-name="L109">
      <style:text-properties officeooo:rsid="1ba0195d" officeooo:paragraph-rsid="2849de42"/>
    </style:style>
    <style:style style:name="P972" style:family="paragraph" style:parent-style-name="Text_20_body" style:list-style-name="L110">
      <style:text-properties officeooo:rsid="1baf0ceb" officeooo:paragraph-rsid="2849de42"/>
    </style:style>
    <style:style style:name="P973" style:family="paragraph" style:parent-style-name="Text_20_body" style:list-style-name="L111">
      <style:text-properties officeooo:rsid="210667ea" officeooo:paragraph-rsid="284d90c6"/>
    </style:style>
    <style:style style:name="P974" style:family="paragraph" style:parent-style-name="Text_20_body" style:list-style-name="L111">
      <style:text-properties officeooo:rsid="17ac7bf8" officeooo:paragraph-rsid="284d90c6"/>
    </style:style>
    <style:style style:name="P975" style:family="paragraph" style:parent-style-name="Text_20_body" style:list-style-name="L112">
      <style:text-properties officeooo:paragraph-rsid="284d90c6"/>
    </style:style>
    <style:style style:name="P976" style:family="paragraph" style:parent-style-name="Text_20_body" style:list-style-name="L112">
      <style:text-properties officeooo:rsid="210a62bf" officeooo:paragraph-rsid="284d90c6"/>
    </style:style>
    <style:style style:name="P977" style:family="paragraph" style:parent-style-name="Text_20_body" style:list-style-name="L113">
      <style:text-properties officeooo:rsid="2107ada6" officeooo:paragraph-rsid="284d90c6"/>
    </style:style>
    <style:style style:name="P978" style:family="paragraph" style:parent-style-name="Text_20_body" style:list-style-name="L114">
      <style:text-properties officeooo:rsid="21223c73" officeooo:paragraph-rsid="284d90c6"/>
    </style:style>
    <style:style style:name="P979" style:family="paragraph" style:parent-style-name="Text_20_body" style:list-style-name="L114">
      <style:text-properties officeooo:rsid="21240466" officeooo:paragraph-rsid="284d90c6"/>
    </style:style>
    <style:style style:name="P980" style:family="paragraph" style:parent-style-name="Text_20_body" style:list-style-name="L116">
      <style:text-properties officeooo:rsid="210ceec1" officeooo:paragraph-rsid="284e03ae"/>
    </style:style>
    <style:style style:name="P981" style:family="paragraph" style:parent-style-name="Text_20_body" style:list-style-name="L117">
      <style:text-properties officeooo:rsid="210ceec1" officeooo:paragraph-rsid="284e03ae"/>
    </style:style>
    <style:style style:name="P982" style:family="paragraph" style:parent-style-name="Text_20_body" style:list-style-name="L116">
      <style:text-properties officeooo:rsid="1bc52482" officeooo:paragraph-rsid="284e03ae"/>
    </style:style>
    <style:style style:name="P983" style:family="paragraph" style:parent-style-name="Text_20_body" style:list-style-name="L118">
      <style:text-properties officeooo:rsid="1bc58a8c" officeooo:paragraph-rsid="284e03ae"/>
    </style:style>
    <style:style style:name="P984" style:family="paragraph" style:parent-style-name="Text_20_body" style:list-style-name="L120">
      <style:text-properties officeooo:rsid="12c8c6da" officeooo:paragraph-rsid="284eff00"/>
    </style:style>
    <style:style style:name="P985" style:family="paragraph" style:parent-style-name="Text_20_body" style:list-style-name="L121">
      <style:text-properties officeooo:rsid="164e3b7e" officeooo:paragraph-rsid="284eff00"/>
    </style:style>
    <style:style style:name="P986" style:family="paragraph" style:parent-style-name="Text_20_body" style:list-style-name="L122">
      <style:text-properties officeooo:rsid="1b403fd8" officeooo:paragraph-rsid="284eff00"/>
    </style:style>
    <style:style style:name="P987" style:family="paragraph" style:parent-style-name="Text_20_body" style:list-style-name="L123">
      <style:text-properties officeooo:rsid="1b3479eb" officeooo:paragraph-rsid="284eff00"/>
    </style:style>
    <style:style style:name="P988" style:family="paragraph" style:parent-style-name="Text_20_body" style:list-style-name="L124">
      <style:text-properties officeooo:paragraph-rsid="283b5b27"/>
    </style:style>
    <style:style style:name="P989" style:family="paragraph" style:parent-style-name="Text_20_body" style:list-style-name="L124">
      <style:text-properties officeooo:rsid="1dbb2aa5" officeooo:paragraph-rsid="283b5b27"/>
    </style:style>
    <style:style style:name="P990" style:family="paragraph" style:parent-style-name="Text_20_body" style:list-style-name="L125">
      <style:text-properties officeooo:rsid="0f3e2872" officeooo:paragraph-rsid="284f60f7"/>
    </style:style>
    <style:style style:name="P991" style:family="paragraph" style:parent-style-name="Text_20_body" style:list-style-name="L126">
      <style:text-properties officeooo:rsid="13bcbb86" officeooo:paragraph-rsid="284f60f7"/>
    </style:style>
    <style:style style:name="P992" style:family="paragraph" style:parent-style-name="Text_20_body" style:list-style-name="L126">
      <style:text-properties officeooo:rsid="15d332f9" officeooo:paragraph-rsid="284f60f7"/>
    </style:style>
    <style:style style:name="P993" style:family="paragraph" style:parent-style-name="Text_20_body" style:list-style-name="L126">
      <style:text-properties officeooo:rsid="13e2a301" officeooo:paragraph-rsid="284f60f7"/>
    </style:style>
    <style:style style:name="P994" style:family="paragraph" style:parent-style-name="Text_20_body" style:list-style-name="L127">
      <style:text-properties officeooo:rsid="2432a1ec" officeooo:paragraph-rsid="2444f0d8"/>
    </style:style>
    <style:style style:name="P995" style:family="paragraph" style:parent-style-name="Text_20_body" style:list-style-name="L128">
      <style:text-properties officeooo:rsid="2a8d2813" officeooo:paragraph-rsid="2a8d2813"/>
    </style:style>
    <style:style style:name="P996" style:family="paragraph" style:parent-style-name="Text_20_body" style:list-style-name="L129">
      <style:text-properties officeooo:rsid="2be46d33" officeooo:paragraph-rsid="2be940fc"/>
    </style:style>
    <style:style style:name="P997" style:family="paragraph" style:parent-style-name="Text_20_body" style:list-style-name="L129">
      <style:text-properties officeooo:rsid="2beaa784" officeooo:paragraph-rsid="2beaa784"/>
    </style:style>
    <style:style style:name="P998" style:family="paragraph" style:parent-style-name="Text_20_body" style:list-style-name="L129">
      <style:text-properties officeooo:rsid="2be5ddac" officeooo:paragraph-rsid="2be5ddac"/>
    </style:style>
    <style:style style:name="P999" style:family="paragraph" style:parent-style-name="Text_20_body" style:list-style-name="L129">
      <style:text-properties officeooo:rsid="2beec927" officeooo:paragraph-rsid="2beec927"/>
    </style:style>
    <style:style style:name="P1000" style:family="paragraph" style:parent-style-name="Text_20_body" style:list-style-name="L129">
      <style:text-properties officeooo:rsid="2be75dfc" officeooo:paragraph-rsid="2be75dfc"/>
    </style:style>
    <style:style style:name="P1001" style:family="paragraph" style:parent-style-name="Text_20_body" style:list-style-name="L129">
      <style:text-properties officeooo:rsid="2beb666c" officeooo:paragraph-rsid="2beb666c"/>
    </style:style>
    <style:style style:name="P1002" style:family="paragraph" style:parent-style-name="Text_20_body" style:list-style-name="L129">
      <style:text-properties officeooo:rsid="2be8f95c" officeooo:paragraph-rsid="2be8f95c"/>
    </style:style>
    <style:style style:name="P1003" style:family="paragraph" style:parent-style-name="Text_20_body" style:list-style-name="L129">
      <style:text-properties officeooo:rsid="2becae6c" officeooo:paragraph-rsid="2becae6c"/>
    </style:style>
    <style:style style:name="P1004" style:family="paragraph" style:parent-style-name="Text_20_body" style:list-style-name="L130">
      <style:text-properties officeooo:rsid="2543b6e6" officeooo:paragraph-rsid="282f1ba6"/>
    </style:style>
    <style:style style:name="P1005" style:family="paragraph" style:parent-style-name="Text_20_body" style:list-style-name="L130">
      <style:text-properties officeooo:rsid="2545656a" officeooo:paragraph-rsid="282f1ba6"/>
    </style:style>
    <style:style style:name="P1006" style:family="paragraph" style:parent-style-name="Text_20_body">
      <style:text-properties officeooo:rsid="245d908c" officeooo:paragraph-rsid="2c61150d"/>
    </style:style>
    <style:style style:name="P1007" style:family="paragraph" style:parent-style-name="Text_20_body">
      <style:text-properties officeooo:paragraph-rsid="246de800"/>
    </style:style>
    <style:style style:name="P1008" style:family="paragraph" style:parent-style-name="Text_20_body">
      <style:text-properties officeooo:rsid="292ff4b3" officeooo:paragraph-rsid="2c7e2bf9"/>
    </style:style>
    <style:style style:name="P1009" style:family="paragraph" style:parent-style-name="Text_20_body">
      <style:text-properties officeooo:rsid="293a810a" officeooo:paragraph-rsid="2aac1b25"/>
    </style:style>
    <style:style style:name="P1010" style:family="paragraph" style:parent-style-name="Text_20_body">
      <style:text-properties officeooo:rsid="2c807c94" officeooo:paragraph-rsid="2c807c94"/>
    </style:style>
    <style:style style:name="P1011" style:family="paragraph" style:parent-style-name="Text_20_body">
      <style:text-properties officeooo:rsid="2a49905a" officeooo:paragraph-rsid="2b3fbade"/>
    </style:style>
    <style:style style:name="P1012" style:family="paragraph" style:parent-style-name="Text_20_body">
      <style:text-properties officeooo:rsid="2c88089a" officeooo:paragraph-rsid="2c88089a"/>
    </style:style>
    <style:style style:name="P1013" style:family="paragraph" style:parent-style-name="Text_20_body" style:list-style-name="L131">
      <style:text-properties officeooo:rsid="2c89f8f7" officeooo:paragraph-rsid="2c89f8f7"/>
    </style:style>
    <style:style style:name="P1014" style:family="paragraph" style:parent-style-name="Text_20_body">
      <style:text-properties officeooo:paragraph-rsid="2c8b55f1"/>
    </style:style>
    <style:style style:name="P1015" style:family="paragraph" style:parent-style-name="Heading_20_1">
      <style:text-properties officeooo:rsid="24ffc69a" officeooo:paragraph-rsid="24fb15e5"/>
    </style:style>
    <style:style style:name="P1016" style:family="paragraph" style:parent-style-name="Heading_20_1">
      <style:text-properties officeooo:rsid="108bcbf7" officeooo:paragraph-rsid="282f1ba6"/>
    </style:style>
    <style:style style:name="P1017" style:family="paragraph" style:parent-style-name="Heading_20_1">
      <style:text-properties officeooo:rsid="108bcbf7" officeooo:paragraph-rsid="202197c0"/>
    </style:style>
    <style:style style:name="P1018" style:family="paragraph" style:parent-style-name="Heading_20_1">
      <style:text-properties officeooo:rsid="245d2150" officeooo:paragraph-rsid="2b404d0e"/>
    </style:style>
    <style:style style:name="P1019" style:family="paragraph" style:parent-style-name="Heading_20_1">
      <style:text-properties officeooo:rsid="21de3bfb" officeooo:paragraph-rsid="29739d0f"/>
    </style:style>
    <style:style style:name="P1020" style:family="paragraph" style:parent-style-name="Heading_20_1">
      <style:text-properties officeooo:rsid="2236b9e5" officeooo:paragraph-rsid="2971f1c0"/>
    </style:style>
    <style:style style:name="P1021" style:family="paragraph" style:parent-style-name="Heading_20_1">
      <style:text-properties officeooo:paragraph-rsid="272051e0"/>
    </style:style>
    <style:style style:name="P1022" style:family="paragraph" style:parent-style-name="Heading_20_1">
      <style:text-properties officeooo:paragraph-rsid="28dfd528"/>
    </style:style>
    <style:style style:name="P1023" style:family="paragraph" style:parent-style-name="Heading_20_1">
      <style:text-properties officeooo:paragraph-rsid="29739d0f"/>
    </style:style>
    <style:style style:name="P1024" style:family="paragraph" style:parent-style-name="Heading_20_1">
      <style:text-properties officeooo:rsid="215d4e07" officeooo:paragraph-rsid="28f28620"/>
    </style:style>
    <style:style style:name="P1025" style:family="paragraph" style:parent-style-name="Heading_20_1">
      <style:text-properties officeooo:rsid="254772b6" officeooo:paragraph-rsid="282f1ba6"/>
    </style:style>
    <style:style style:name="P1026" style:family="paragraph" style:parent-style-name="Heading_20_2">
      <style:text-properties officeooo:rsid="18495320" officeooo:paragraph-rsid="2b2a7dc2"/>
    </style:style>
    <style:style style:name="P1027" style:family="paragraph" style:parent-style-name="Heading_20_2">
      <style:text-properties officeooo:rsid="2b29bd54" officeooo:paragraph-rsid="2b29bd54"/>
    </style:style>
    <style:style style:name="P1028" style:family="paragraph" style:parent-style-name="Heading_20_2">
      <style:text-properties officeooo:paragraph-rsid="2ac39226"/>
    </style:style>
    <style:style style:name="P1029" style:family="paragraph" style:parent-style-name="Heading_20_2">
      <style:text-properties officeooo:rsid="181f7fed" officeooo:paragraph-rsid="2830e9f4"/>
    </style:style>
    <style:style style:name="P1030" style:family="paragraph" style:parent-style-name="Heading_20_2">
      <style:text-properties officeooo:paragraph-rsid="21e9668e"/>
    </style:style>
    <style:style style:name="P1031" style:family="paragraph" style:parent-style-name="Heading_20_2">
      <style:text-properties officeooo:rsid="21597f75" officeooo:paragraph-rsid="21e9668e"/>
    </style:style>
    <style:style style:name="P1032" style:family="paragraph" style:parent-style-name="Heading_20_2">
      <style:text-properties fo:language="cs" fo:country="CZ" officeooo:rsid="28aea984" officeooo:paragraph-rsid="28aefe7f" style:language-asian="cs" style:country-asian="CZ"/>
    </style:style>
    <style:style style:name="P1033" style:family="paragraph" style:parent-style-name="Heading_20_2">
      <style:text-properties officeooo:rsid="2b991a2f" officeooo:paragraph-rsid="2b991a2f"/>
    </style:style>
    <style:style style:name="P1034" style:family="paragraph" style:parent-style-name="Heading_20_2">
      <style:text-properties officeooo:rsid="29ac4c0b" officeooo:paragraph-rsid="29ac4c0b"/>
    </style:style>
    <style:style style:name="P1035" style:family="paragraph" style:parent-style-name="Heading_20_2">
      <style:text-properties officeooo:paragraph-rsid="2830e9f4"/>
    </style:style>
    <style:style style:name="P1036" style:family="paragraph" style:parent-style-name="Heading_20_2">
      <style:text-properties officeooo:rsid="2861b7f6" officeooo:paragraph-rsid="2860138b"/>
    </style:style>
    <style:style style:name="P1037" style:family="paragraph" style:parent-style-name="Heading_20_2">
      <style:text-properties officeooo:paragraph-rsid="29ec35f4"/>
    </style:style>
    <style:style style:name="P1038" style:family="paragraph" style:parent-style-name="Heading_20_2">
      <style:text-properties officeooo:paragraph-rsid="2b3aa2ab"/>
    </style:style>
    <style:style style:name="P1039" style:family="paragraph" style:parent-style-name="Heading_20_2">
      <style:text-properties officeooo:rsid="2853fcde" officeooo:paragraph-rsid="2aaa4bfe"/>
    </style:style>
    <style:style style:name="P1040" style:family="paragraph" style:parent-style-name="Heading_20_2">
      <style:text-properties officeooo:paragraph-rsid="2aaa4bfe"/>
    </style:style>
    <style:style style:name="P1041" style:family="paragraph" style:parent-style-name="Heading_20_2">
      <style:text-properties officeooo:paragraph-rsid="2aac1b25"/>
    </style:style>
    <style:style style:name="P1042" style:family="paragraph" style:parent-style-name="Heading_20_2">
      <style:text-properties officeooo:rsid="28fd5b00" officeooo:paragraph-rsid="29095b4d"/>
    </style:style>
    <style:style style:name="P1043" style:family="paragraph" style:parent-style-name="Heading_20_2">
      <style:text-properties officeooo:paragraph-rsid="2971f1c0"/>
    </style:style>
    <style:style style:name="P1044" style:family="paragraph" style:parent-style-name="Heading_20_2">
      <style:text-properties officeooo:paragraph-rsid="2839ac60"/>
    </style:style>
    <style:style style:name="P1045" style:family="paragraph" style:parent-style-name="Heading_20_2">
      <style:text-properties officeooo:rsid="1bf74c1b" officeooo:paragraph-rsid="2839ac60"/>
    </style:style>
    <style:style style:name="P1046" style:family="paragraph" style:parent-style-name="Heading_20_2">
      <style:text-properties officeooo:paragraph-rsid="283a7a76"/>
    </style:style>
    <style:style style:name="P1047" style:family="paragraph" style:parent-style-name="Heading_20_2">
      <style:text-properties officeooo:rsid="253b3c77" officeooo:paragraph-rsid="253b3c77"/>
    </style:style>
    <style:style style:name="P1048" style:family="paragraph" style:parent-style-name="Heading_20_2">
      <style:text-properties officeooo:rsid="2790ad45" officeooo:paragraph-rsid="27911d11"/>
    </style:style>
    <style:style style:name="P1049" style:family="paragraph" style:parent-style-name="Heading_20_2">
      <style:text-properties officeooo:rsid="2415a15d" officeooo:paragraph-rsid="27911d11"/>
    </style:style>
    <style:style style:name="P1050" style:family="paragraph" style:parent-style-name="Heading_20_2">
      <style:text-properties officeooo:rsid="18e685e5" officeooo:paragraph-rsid="25611652"/>
    </style:style>
    <style:style style:name="P1051" style:family="paragraph" style:parent-style-name="Heading_20_2">
      <style:text-properties officeooo:rsid="18e6729c" officeooo:paragraph-rsid="25616a1b"/>
    </style:style>
    <style:style style:name="P1052" style:family="paragraph" style:parent-style-name="Heading_20_2">
      <style:text-properties officeooo:rsid="212b88ed" officeooo:paragraph-rsid="252a5a54"/>
    </style:style>
    <style:style style:name="P1053" style:family="paragraph" style:parent-style-name="Heading_20_2">
      <style:text-properties officeooo:rsid="1cd61472" officeooo:paragraph-rsid="25b688d0"/>
    </style:style>
    <style:style style:name="P1054" style:family="paragraph" style:parent-style-name="Heading_20_2">
      <style:text-properties officeooo:rsid="284482c7" officeooo:paragraph-rsid="284482c7"/>
    </style:style>
    <style:style style:name="P1055" style:family="paragraph" style:parent-style-name="Heading_20_2">
      <style:text-properties officeooo:paragraph-rsid="2842b948"/>
    </style:style>
    <style:style style:name="P1056" style:family="paragraph" style:parent-style-name="Heading_20_2">
      <style:text-properties officeooo:rsid="1bcbcc1a" officeooo:paragraph-rsid="2849de42"/>
    </style:style>
    <style:style style:name="P1057" style:family="paragraph" style:parent-style-name="Heading_20_2">
      <style:text-properties officeooo:rsid="1bcc61dd" officeooo:paragraph-rsid="2849de42"/>
    </style:style>
    <style:style style:name="P1058" style:family="paragraph" style:parent-style-name="Heading_20_2">
      <style:text-properties officeooo:rsid="2999581b" officeooo:paragraph-rsid="2999581b"/>
    </style:style>
    <style:style style:name="P1059" style:family="paragraph" style:parent-style-name="Heading_20_2">
      <style:text-properties officeooo:rsid="15f5671d" officeooo:paragraph-rsid="284eff00"/>
    </style:style>
    <style:style style:name="P1060" style:family="paragraph" style:parent-style-name="Heading_20_2">
      <style:text-properties officeooo:rsid="283b5b27" officeooo:paragraph-rsid="283b5b27"/>
    </style:style>
    <style:style style:name="P1061" style:family="paragraph" style:parent-style-name="Heading_20_2">
      <style:text-properties officeooo:paragraph-rsid="2a8b3125"/>
    </style:style>
    <style:style style:name="P1062" style:family="paragraph" style:parent-style-name="Heading_20_2">
      <style:text-properties officeooo:rsid="2c8b55f1" officeooo:paragraph-rsid="2c8b55f1"/>
    </style:style>
    <style:style style:name="P1063" style:family="paragraph" style:parent-style-name="Heading_20_3">
      <style:text-properties officeooo:paragraph-rsid="2a2bb3f3"/>
    </style:style>
    <style:style style:name="P1064" style:family="paragraph" style:parent-style-name="Heading_20_3">
      <style:text-properties officeooo:paragraph-rsid="202197c0"/>
    </style:style>
    <style:style style:name="P1065" style:family="paragraph" style:parent-style-name="Heading_20_3">
      <style:text-properties officeooo:paragraph-rsid="202b038b"/>
    </style:style>
    <style:style style:name="P1066" style:family="paragraph" style:parent-style-name="Heading_20_3">
      <style:text-properties fo:language="cs" fo:country="CZ" officeooo:paragraph-rsid="202197c0" style:language-asian="cs" style:country-asian="CZ"/>
    </style:style>
    <style:style style:name="P1067" style:family="paragraph" style:parent-style-name="Heading_20_3">
      <style:text-properties fo:language="cs" fo:country="CZ" officeooo:paragraph-rsid="288afecb" style:language-asian="cs" style:country-asian="CZ"/>
    </style:style>
    <style:style style:name="P1068" style:family="paragraph" style:parent-style-name="Heading_20_3">
      <style:text-properties fo:language="cs" fo:country="CZ" officeooo:rsid="2bb744ac" officeooo:paragraph-rsid="2bb744ac" style:language-asian="cs" style:country-asian="CZ"/>
    </style:style>
    <style:style style:name="P1069" style:family="paragraph" style:parent-style-name="Heading_20_3">
      <style:text-properties fo:language="cs" fo:country="CZ" officeooo:rsid="2745b86e" officeooo:paragraph-rsid="274785d5"/>
    </style:style>
    <style:style style:name="P1070" style:family="paragraph" style:parent-style-name="Heading_20_3">
      <style:text-properties officeooo:paragraph-rsid="288afecb"/>
    </style:style>
    <style:style style:name="P1071" style:family="paragraph" style:parent-style-name="Heading_20_3">
      <style:text-properties officeooo:paragraph-rsid="21e9668e"/>
    </style:style>
    <style:style style:name="P1072" style:family="paragraph" style:parent-style-name="Heading_20_3">
      <style:text-properties officeooo:rsid="2c09625b" officeooo:paragraph-rsid="2c09625b"/>
    </style:style>
    <style:style style:name="P1073" style:family="paragraph" style:parent-style-name="Heading_20_3">
      <style:text-properties officeooo:paragraph-rsid="2afd3de0"/>
    </style:style>
    <style:style style:name="P1074" style:family="paragraph" style:parent-style-name="Heading_20_3">
      <style:text-properties officeooo:rsid="221a0527" officeooo:paragraph-rsid="2aff1d7c"/>
    </style:style>
    <style:style style:name="P1075" style:family="paragraph" style:parent-style-name="Heading_20_3">
      <style:text-properties officeooo:paragraph-rsid="2aaa4bfe"/>
    </style:style>
    <style:style style:name="P1076" style:family="paragraph" style:parent-style-name="Heading_20_3">
      <style:text-properties fo:background-color="#fff200"/>
    </style:style>
    <style:style style:name="P1077" style:family="paragraph" style:parent-style-name="Heading_20_3">
      <style:text-properties officeooo:rsid="21e0d06b" officeooo:paragraph-rsid="2a308645"/>
    </style:style>
    <style:style style:name="P1078" style:family="paragraph" style:parent-style-name="Heading_20_3">
      <style:text-properties officeooo:rsid="18d36f2a" officeooo:paragraph-rsid="28376d61"/>
    </style:style>
    <style:style style:name="P1079" style:family="paragraph" style:parent-style-name="Heading_20_3">
      <style:text-properties officeooo:paragraph-rsid="2839ac60"/>
    </style:style>
    <style:style style:name="P1080" style:family="paragraph" style:parent-style-name="Heading_20_3">
      <style:text-properties officeooo:paragraph-rsid="283a7a76"/>
    </style:style>
    <style:style style:name="P1081" style:family="paragraph" style:parent-style-name="Heading_20_3">
      <style:text-properties officeooo:paragraph-rsid="26270f32"/>
    </style:style>
    <style:style style:name="P1082" style:family="paragraph" style:parent-style-name="Heading_20_3">
      <style:text-properties fo:background-color="transparent"/>
    </style:style>
    <style:style style:name="P1083" style:family="paragraph" style:parent-style-name="Heading_20_3">
      <style:text-properties officeooo:paragraph-rsid="25d65836"/>
    </style:style>
    <style:style style:name="P1084" style:family="paragraph" style:parent-style-name="Heading_20_3">
      <style:text-properties officeooo:rsid="273dc687" officeooo:paragraph-rsid="273dc687"/>
    </style:style>
    <style:style style:name="P1085" style:family="paragraph" style:parent-style-name="Heading_20_3">
      <style:text-properties officeooo:rsid="275149cc" officeooo:paragraph-rsid="275149cc"/>
    </style:style>
    <style:style style:name="P1086" style:family="paragraph" style:parent-style-name="Heading_20_3">
      <style:text-properties officeooo:rsid="2783d3ac" officeooo:paragraph-rsid="2783d3ac"/>
    </style:style>
    <style:style style:name="P1087" style:family="paragraph" style:parent-style-name="Heading_20_3">
      <style:text-properties officeooo:paragraph-rsid="27bfdf9b"/>
    </style:style>
    <style:style style:name="P1088" style:family="paragraph" style:parent-style-name="Heading_20_3">
      <style:text-properties officeooo:rsid="27ff7c41" officeooo:paragraph-rsid="27ff7c41"/>
    </style:style>
    <style:style style:name="P1089" style:family="paragraph" style:parent-style-name="Heading_20_3">
      <style:text-properties officeooo:paragraph-rsid="2842b948"/>
    </style:style>
    <style:style style:name="P1090" style:family="paragraph" style:parent-style-name="Heading_20_3">
      <style:text-properties officeooo:rsid="14e0c600" officeooo:paragraph-rsid="28dfd528"/>
    </style:style>
    <style:style style:name="P1091" style:family="paragraph" style:parent-style-name="Heading_20_3">
      <style:text-properties officeooo:rsid="28dfd528" officeooo:paragraph-rsid="28dfd528"/>
    </style:style>
    <style:style style:name="P1092" style:family="paragraph" style:parent-style-name="Heading_20_3">
      <style:text-properties officeooo:paragraph-rsid="2958d1ed"/>
    </style:style>
    <style:style style:name="P1093" style:family="paragraph" style:parent-style-name="Heading_20_3">
      <style:text-properties officeooo:paragraph-rsid="2849de42"/>
    </style:style>
    <style:style style:name="P1094" style:family="paragraph" style:parent-style-name="Heading_20_3">
      <style:text-properties officeooo:rsid="1483bbd2" officeooo:paragraph-rsid="2849de42"/>
    </style:style>
    <style:style style:name="P1095" style:family="paragraph" style:parent-style-name="Heading_20_3">
      <style:text-properties officeooo:paragraph-rsid="284d90c6"/>
    </style:style>
    <style:style style:name="P1096" style:family="paragraph" style:parent-style-name="Heading_20_3">
      <style:text-properties officeooo:paragraph-rsid="284e03ae"/>
    </style:style>
    <style:style style:name="P1097" style:family="paragraph" style:parent-style-name="Heading_20_3">
      <style:text-properties officeooo:rsid="299bc094" officeooo:paragraph-rsid="299bc094"/>
    </style:style>
    <style:style style:name="P1098" style:family="paragraph" style:parent-style-name="Heading_20_3">
      <style:text-properties officeooo:paragraph-rsid="284eff00"/>
    </style:style>
    <style:style style:name="P1099" style:family="paragraph" style:parent-style-name="Heading_20_3">
      <style:text-properties officeooo:rsid="2ad946a0" officeooo:paragraph-rsid="2ad946a0"/>
    </style:style>
    <style:style style:name="P1100" style:family="paragraph" style:parent-style-name="Heading_20_3">
      <style:text-properties officeooo:paragraph-rsid="284f60f7"/>
    </style:style>
    <style:style style:name="P1101" style:family="paragraph" style:parent-style-name="Heading_20_3">
      <style:text-properties officeooo:rsid="2a8b3125" officeooo:paragraph-rsid="2a8b3125"/>
    </style:style>
    <style:style style:name="P1102" style:family="paragraph" style:parent-style-name="Heading_20_3">
      <style:text-properties officeooo:rsid="2be33c5d" officeooo:paragraph-rsid="2be33c5d"/>
    </style:style>
    <style:style style:name="P1103" style:family="paragraph" style:parent-style-name="Heading_20_4">
      <style:text-properties officeooo:rsid="237eccd0" officeooo:paragraph-rsid="237eccd0"/>
    </style:style>
    <style:style style:name="P1104" style:family="paragraph" style:parent-style-name="Heading_20_4">
      <style:text-properties style:text-line-through-style="none" style:text-line-through-type="none" officeooo:rsid="21f79b9f" officeooo:paragraph-rsid="21f79b9f"/>
    </style:style>
    <style:style style:name="P110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6" style:family="paragraph" style:parent-style-name="Heading_20_4">
      <style:text-properties officeooo:paragraph-rsid="283a7a76"/>
    </style:style>
    <style:style style:name="P1107" style:family="paragraph" style:parent-style-name="Heading_20_4">
      <style:text-properties officeooo:rsid="28400f36"/>
    </style:style>
    <style:style style:name="P1108" style:family="paragraph" style:parent-style-name="Heading_20_4">
      <style:text-properties officeooo:paragraph-rsid="27283b99"/>
    </style:style>
    <style:style style:name="P1109" style:family="paragraph" style:parent-style-name="Heading_20_4">
      <style:text-properties officeooo:rsid="25a98614" officeooo:paragraph-rsid="27ee83d7"/>
    </style:style>
    <style:style style:name="P1110" style:family="paragraph" style:parent-style-name="Heading_20_4">
      <style:text-properties officeooo:rsid="25a98614" officeooo:paragraph-rsid="27de6c88"/>
    </style:style>
    <style:style style:name="P1111" style:family="paragraph" style:parent-style-name="Heading_20_4">
      <style:text-properties officeooo:paragraph-rsid="27f3e5ba"/>
    </style:style>
    <style:style style:name="P1112" style:family="paragraph" style:parent-style-name="Heading_20_4">
      <style:text-properties officeooo:rsid="27925bf3" officeooo:paragraph-rsid="27bfdf9b"/>
    </style:style>
    <style:style style:name="P1113" style:family="paragraph" style:parent-style-name="Heading_20_4">
      <style:text-properties officeooo:rsid="27f58cff" officeooo:paragraph-rsid="27f58cff"/>
    </style:style>
    <style:style style:name="P1114" style:family="paragraph" style:parent-style-name="Heading_20_4">
      <style:text-properties officeooo:paragraph-rsid="29739d0f"/>
    </style:style>
    <style:style style:name="P1115" style:family="paragraph" style:parent-style-name="Heading_20_4">
      <style:text-properties officeooo:paragraph-rsid="284eff00"/>
    </style:style>
    <style:style style:name="P1116" style:family="paragraph" style:parent-style-name="Heading_20_4">
      <style:text-properties officeooo:paragraph-rsid="284f60f7"/>
    </style:style>
    <style:style style:name="P1117" style:family="paragraph" style:parent-style-name="Heading_20_5">
      <style:text-properties officeooo:paragraph-rsid="205aec31"/>
    </style:style>
    <style:style style:name="P1118" style:family="paragraph" style:parent-style-name="Heading_20_5">
      <style:text-properties officeooo:paragraph-rsid="21ab8207"/>
    </style:style>
    <style:style style:name="P1119" style:family="paragraph" style:parent-style-name="Heading_20_5">
      <style:text-properties officeooo:paragraph-rsid="22f1aa78"/>
    </style:style>
    <style:style style:name="P1120" style:family="paragraph" style:parent-style-name="Heading_20_5">
      <style:text-properties fo:language="cs" fo:country="CZ" officeooo:rsid="23a11401" officeooo:paragraph-rsid="23a11401" style:language-asian="cs" style:country-asian="CZ"/>
    </style:style>
    <style:style style:name="P1121" style:family="paragraph" style:parent-style-name="Heading_20_5">
      <style:text-properties fo:language="cs" fo:country="CZ" officeooo:rsid="20a56c6b" officeooo:paragraph-rsid="20aac5d0" style:language-asian="cs" style:country-asian="CZ"/>
    </style:style>
    <style:style style:name="P112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2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4" style:family="paragraph" style:parent-style-name="Heading_20_5">
      <style:text-properties officeooo:rsid="20768cfb" officeooo:paragraph-rsid="23033a35"/>
    </style:style>
    <style:style style:name="P1125" style:family="paragraph" style:parent-style-name="Heading_20_5">
      <style:text-properties officeooo:paragraph-rsid="23033a35"/>
    </style:style>
    <style:style style:name="P1126" style:family="paragraph" style:parent-style-name="Heading_20_5">
      <style:text-properties officeooo:paragraph-rsid="230337f0"/>
    </style:style>
    <style:style style:name="P1127" style:family="paragraph" style:parent-style-name="Heading_20_5">
      <style:text-properties officeooo:paragraph-rsid="2afd3de0"/>
    </style:style>
    <style:style style:name="P1128" style:family="paragraph" style:parent-style-name="Heading_20_5">
      <style:text-properties officeooo:rsid="206449e7" officeooo:paragraph-rsid="2afd3de0"/>
    </style:style>
    <style:style style:name="P112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1"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3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4" style:family="paragraph" style:parent-style-name="Heading_20_5">
      <style:text-properties officeooo:paragraph-rsid="2366bc69"/>
    </style:style>
    <style:style style:name="P1145" style:family="paragraph" style:parent-style-name="Heading_20_5">
      <style:text-properties officeooo:rsid="20a1bc0a" officeooo:paragraph-rsid="20ace839"/>
    </style:style>
    <style:style style:name="P1146" style:family="paragraph" style:parent-style-name="Heading_20_5">
      <style:text-properties officeooo:paragraph-rsid="21ac324b"/>
    </style:style>
    <style:style style:name="P1147" style:family="paragraph" style:parent-style-name="Heading_20_5">
      <style:text-properties officeooo:paragraph-rsid="220231cf"/>
    </style:style>
    <style:style style:name="P1148" style:family="paragraph" style:parent-style-name="Heading_20_5">
      <style:text-properties officeooo:paragraph-rsid="236db2ab"/>
    </style:style>
    <style:style style:name="P1149" style:family="paragraph" style:parent-style-name="Heading_20_5">
      <style:text-properties officeooo:paragraph-rsid="236e204c"/>
    </style:style>
    <style:style style:name="P1150" style:family="paragraph" style:parent-style-name="Heading_20_5">
      <style:text-properties officeooo:paragraph-rsid="237364a0"/>
    </style:style>
    <style:style style:name="P1151" style:family="paragraph" style:parent-style-name="Heading_20_5">
      <style:text-properties officeooo:paragraph-rsid="236f6335"/>
    </style:style>
    <style:style style:name="P1152" style:family="paragraph" style:parent-style-name="Heading_20_5">
      <style:text-properties officeooo:paragraph-rsid="22800e48"/>
    </style:style>
    <style:style style:name="P1153" style:family="paragraph" style:parent-style-name="Heading_20_5">
      <style:text-properties officeooo:paragraph-rsid="2202b942"/>
    </style:style>
    <style:style style:name="P1154" style:family="paragraph" style:parent-style-name="Heading_20_5">
      <style:text-properties officeooo:paragraph-rsid="22035c33"/>
    </style:style>
    <style:style style:name="P1155" style:family="paragraph" style:parent-style-name="Heading_20_5">
      <style:text-properties officeooo:paragraph-rsid="2b0035d5"/>
    </style:style>
    <style:style style:name="P1156" style:family="paragraph" style:parent-style-name="Heading_20_5">
      <style:text-properties officeooo:paragraph-rsid="237987a4"/>
    </style:style>
    <style:style style:name="P1157" style:family="paragraph" style:parent-style-name="Heading_20_5">
      <style:text-properties officeooo:paragraph-rsid="2195aae2"/>
    </style:style>
    <style:style style:name="P1158" style:family="paragraph" style:parent-style-name="Heading_20_5">
      <style:text-properties officeooo:paragraph-rsid="23ded328"/>
    </style:style>
    <style:style style:name="P1159" style:family="paragraph" style:parent-style-name="Heading_20_5">
      <style:text-properties officeooo:rsid="239baad3" officeooo:paragraph-rsid="239baad3"/>
    </style:style>
    <style:style style:name="P1160" style:family="paragraph" style:parent-style-name="Heading_20_5">
      <style:text-properties officeooo:rsid="2395a884" officeooo:paragraph-rsid="2395a884"/>
    </style:style>
    <style:style style:name="P1161" style:family="paragraph" style:parent-style-name="Heading_20_5">
      <style:text-properties officeooo:rsid="2397efe5" officeooo:paragraph-rsid="23a113dd"/>
    </style:style>
    <style:style style:name="P1162" style:family="paragraph" style:parent-style-name="Heading_20_5">
      <style:text-properties officeooo:rsid="23c804c5" officeooo:paragraph-rsid="23c97ddf"/>
    </style:style>
    <style:style style:name="P1163" style:family="paragraph" style:parent-style-name="Example" style:list-style-name="L19">
      <style:text-properties officeooo:rsid="215eb081" officeooo:paragraph-rsid="28cbd7ae"/>
    </style:style>
    <style:style style:name="P1164" style:family="paragraph" style:parent-style-name="Example" style:list-style-name="L21"/>
    <style:style style:name="P1165" style:family="paragraph" style:parent-style-name="Example" style:list-style-name="L24"/>
    <style:style style:name="P1166" style:family="paragraph" style:parent-style-name="Example" style:list-style-name="L81"/>
    <style:style style:name="P1167" style:family="paragraph" style:parent-style-name="Example" style:list-style-name="L81">
      <style:text-properties officeooo:paragraph-rsid="2673633b"/>
    </style:style>
    <style:style style:name="P1168" style:family="paragraph" style:parent-style-name="Example" style:list-style-name="L81">
      <style:text-properties officeooo:rsid="26785863" officeooo:paragraph-rsid="26785863"/>
    </style:style>
    <style:style style:name="P1169" style:family="paragraph" style:parent-style-name="Example" style:list-style-name="L81">
      <style:text-properties officeooo:rsid="26ca73a0" officeooo:paragraph-rsid="26ca73a0"/>
    </style:style>
    <style:style style:name="P1170" style:family="paragraph" style:parent-style-name="Example" style:list-style-name="L81">
      <style:text-properties officeooo:rsid="26ca73a0" officeooo:paragraph-rsid="26ca9064"/>
    </style:style>
    <style:style style:name="P1171" style:family="paragraph" style:parent-style-name="Example" style:list-style-name="L81">
      <style:text-properties officeooo:rsid="2713eaed" officeooo:paragraph-rsid="2713eaed"/>
    </style:style>
    <style:style style:name="P1172" style:family="paragraph" style:parent-style-name="Example">
      <style:text-properties officeooo:rsid="246911ff" officeooo:paragraph-rsid="2aa45f8b"/>
    </style:style>
    <style:style style:name="P1173" style:family="paragraph" style:parent-style-name="Example">
      <style:text-properties officeooo:rsid="246911ff" officeooo:paragraph-rsid="2c63dcdd"/>
    </style:style>
    <style:style style:name="P1174" style:family="paragraph" style:parent-style-name="Example">
      <style:text-properties officeooo:rsid="2b836d75" officeooo:paragraph-rsid="2c67e17b"/>
    </style:style>
    <style:style style:name="P1175" style:family="paragraph" style:parent-style-name="Example">
      <style:text-properties officeooo:rsid="2b836d75" officeooo:paragraph-rsid="2c6e338e"/>
    </style:style>
    <style:style style:name="P1176" style:family="paragraph" style:parent-style-name="Example_20_Header">
      <style:text-properties officeooo:paragraph-rsid="2c67e17b"/>
    </style:style>
    <style:style style:name="P1177" style:family="paragraph" style:parent-style-name="Example_20_Header">
      <style:text-properties officeooo:paragraph-rsid="2c6a45e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fo:language="cs" fo:country="CZ" fo:font-weight="bold" officeooo:rsid="2c3c0ad1" style:font-weight-asian="bold" style:font-weight-complex="bold"/>
    </style:style>
    <style:style style:name="T41" style:family="text">
      <style:text-properties style:text-line-through-style="none" style:text-line-through-type="none" fo:language="cs" fo:country="CZ" fo:font-weight="bold" officeooo:rsid="28f98aba" style:font-weight-asian="bold" style:font-weight-complex="bold"/>
    </style:style>
    <style:style style:name="T42" style:family="text">
      <style:text-properties style:text-line-through-style="none" style:text-line-through-type="none" fo:language="cs" fo:country="CZ" fo:font-weight="bold" officeooo:rsid="2c3ee333" style:font-weight-asian="bold" style:font-weight-complex="bold"/>
    </style:style>
    <style:style style:name="T43" style:family="text">
      <style:text-properties style:text-line-through-style="none" style:text-line-through-type="none" fo:language="cs" fo:country="CZ" fo:font-weight="bold" officeooo:rsid="2c67e17b" style:font-weight-asian="bold" style:font-weight-complex="bold"/>
    </style:style>
    <style:style style:name="T44" style:family="text">
      <style:text-properties style:text-line-through-style="none" style:text-line-through-type="none" fo:language="cs" fo:country="CZ" fo:font-weight="bold" officeooo:rsid="2c354258" style:font-weight-asian="bold" style:font-weight-complex="bold"/>
    </style:style>
    <style:style style:name="T45" style:family="text">
      <style:text-properties style:text-line-through-style="none" style:text-line-through-type="none" fo:language="cs" fo:country="CZ" fo:font-weight="bold" officeooo:rsid="24c92b39" style:font-weight-asian="bold" style:font-weight-complex="bold"/>
    </style:style>
    <style:style style:name="T46" style:family="text">
      <style:text-properties style:text-line-through-style="none" style:text-line-through-type="none" fo:language="cs" fo:country="CZ" officeooo:rsid="28f98aba"/>
    </style:style>
    <style:style style:name="T47" style:family="text">
      <style:text-properties style:text-line-through-style="none" style:text-line-through-type="none" fo:language="cs" fo:country="CZ" officeooo:rsid="246a6250"/>
    </style:style>
    <style:style style:name="T48" style:family="text">
      <style:text-properties style:text-line-through-style="none" style:text-line-through-type="none" fo:language="cs" fo:country="CZ" officeooo:rsid="2c3c0ad1"/>
    </style:style>
    <style:style style:name="T49" style:family="text">
      <style:text-properties style:text-line-through-style="none" style:text-line-through-type="none" fo:language="cs" fo:country="CZ" officeooo:rsid="2c3d559c"/>
    </style:style>
    <style:style style:name="T50" style:family="text">
      <style:text-properties style:text-line-through-style="none" style:text-line-through-type="none" fo:language="cs" fo:country="CZ" officeooo:rsid="2c3ee333"/>
    </style:style>
    <style:style style:name="T51" style:family="text">
      <style:text-properties style:text-line-through-style="none" style:text-line-through-type="none" fo:language="cs" fo:country="CZ" officeooo:rsid="2c558f8a"/>
    </style:style>
    <style:style style:name="T52" style:family="text">
      <style:text-properties style:text-line-through-style="none" style:text-line-through-type="none" fo:language="cs" fo:country="CZ" officeooo:rsid="2c560557"/>
    </style:style>
    <style:style style:name="T53" style:family="text">
      <style:text-properties style:text-line-through-style="none" style:text-line-through-type="none" fo:language="cs" fo:country="CZ" officeooo:rsid="2c563d31"/>
    </style:style>
    <style:style style:name="T54" style:family="text">
      <style:text-properties style:text-line-through-style="none" style:text-line-through-type="none" fo:language="cs" fo:country="CZ" officeooo:rsid="2c67e17b"/>
    </style:style>
    <style:style style:name="T55" style:family="text">
      <style:text-properties style:text-line-through-style="none" style:text-line-through-type="none" fo:language="cs" fo:country="CZ" officeooo:rsid="2c67fb79"/>
    </style:style>
    <style:style style:name="T56" style:family="text">
      <style:text-properties style:text-line-through-style="none" style:text-line-through-type="none" fo:language="cs" fo:country="CZ" officeooo:rsid="24c92b39"/>
    </style:style>
    <style:style style:name="T57" style:family="text">
      <style:text-properties style:text-line-through-style="none" style:text-line-through-type="none" fo:language="cs" fo:country="CZ" officeooo:rsid="2c6a45e7"/>
    </style:style>
    <style:style style:name="T58" style:family="text">
      <style:text-properties style:text-line-through-style="none" style:text-line-through-type="none" fo:language="cs" fo:country="CZ" officeooo:rsid="2c6ac70f"/>
    </style:style>
    <style:style style:name="T59" style:family="text">
      <style:text-properties style:text-line-through-style="none" style:text-line-through-type="none" fo:language="cs" fo:country="CZ" officeooo:rsid="2c6ca70b"/>
    </style:style>
    <style:style style:name="T60" style:family="text">
      <style:text-properties style:text-line-through-style="none" style:text-line-through-type="none" fo:language="cs" fo:country="CZ" officeooo:rsid="2c6e338e"/>
    </style:style>
    <style:style style:name="T61" style:family="text">
      <style:text-properties style:text-line-through-style="none" style:text-line-through-type="none" fo:language="cs" fo:country="CZ" officeooo:rsid="2c6fd1e6"/>
    </style:style>
    <style:style style:name="T62" style:family="text">
      <style:text-properties style:text-line-through-style="none" style:text-line-through-type="none" fo:language="cs" fo:country="CZ" officeooo:rsid="2c6fd902"/>
    </style:style>
    <style:style style:name="T63" style:family="text">
      <style:text-properties style:text-line-through-style="none" style:text-line-through-type="none" officeooo:rsid="2128d94f"/>
    </style:style>
    <style:style style:name="T64" style:family="text">
      <style:text-properties style:text-line-through-style="none" style:text-line-through-type="none" officeooo:rsid="2130bbfa"/>
    </style:style>
    <style:style style:name="T65" style:family="text">
      <style:text-properties style:text-line-through-style="none" style:text-line-through-type="none" officeooo:rsid="2134d3bf"/>
    </style:style>
    <style:style style:name="T66" style:family="text">
      <style:text-properties style:text-line-through-style="none" style:text-line-through-type="none" officeooo:rsid="22e16dc2"/>
    </style:style>
    <style:style style:name="T67" style:family="text">
      <style:text-properties style:text-line-through-style="none" style:text-line-through-type="none" officeooo:rsid="2348d26f"/>
    </style:style>
    <style:style style:name="T68" style:family="text">
      <style:text-properties style:text-line-through-style="none" style:text-line-through-type="none" officeooo:rsid="24636339"/>
    </style:style>
    <style:style style:name="T69" style:family="text">
      <style:text-properties style:text-line-through-style="none" style:text-line-through-type="none" officeooo:rsid="2464ee38"/>
    </style:style>
    <style:style style:name="T70" style:family="text">
      <style:text-properties style:text-line-through-style="none" style:text-line-through-type="none" officeooo:rsid="2465aaea"/>
    </style:style>
    <style:style style:name="T71" style:family="text">
      <style:text-properties style:text-line-through-style="none" style:text-line-through-type="none" officeooo:rsid="2466c53a"/>
    </style:style>
    <style:style style:name="T72" style:family="text">
      <style:text-properties style:text-line-through-style="none" style:text-line-through-type="none" officeooo:rsid="24687981"/>
    </style:style>
    <style:style style:name="T73" style:family="text">
      <style:text-properties style:text-line-through-style="none" style:text-line-through-type="none" officeooo:rsid="246911ff"/>
    </style:style>
    <style:style style:name="T74" style:family="text">
      <style:text-properties style:text-line-through-style="none" style:text-line-through-type="none" officeooo:rsid="246a6250"/>
    </style:style>
    <style:style style:name="T75" style:family="text">
      <style:text-properties style:text-line-through-style="none" style:text-line-through-type="none" officeooo:rsid="246a92cc"/>
    </style:style>
    <style:style style:name="T76" style:family="text">
      <style:text-properties style:text-line-through-style="none" style:text-line-through-type="none" officeooo:rsid="246ee417"/>
    </style:style>
    <style:style style:name="T77" style:family="text">
      <style:text-properties style:text-line-through-style="none" style:text-line-through-type="none" officeooo:rsid="24730125"/>
    </style:style>
    <style:style style:name="T78" style:family="text">
      <style:text-properties style:text-line-through-style="none" style:text-line-through-type="none" fo:font-style="italic" officeooo:rsid="247aa9fe" style:font-style-asian="italic" style:font-style-complex="italic"/>
    </style:style>
    <style:style style:name="T79" style:family="text">
      <style:text-properties style:text-line-through-style="none" style:text-line-through-type="none" officeooo:rsid="247ab094"/>
    </style:style>
    <style:style style:name="T80" style:family="text">
      <style:text-properties style:text-line-through-style="none" style:text-line-through-type="none" officeooo:rsid="2481b530"/>
    </style:style>
    <style:style style:name="T81" style:family="text">
      <style:text-properties style:text-line-through-style="none" style:text-line-through-type="none" officeooo:rsid="2486d86e"/>
    </style:style>
    <style:style style:name="T82" style:family="text">
      <style:text-properties style:text-line-through-style="none" style:text-line-through-type="none" officeooo:rsid="24888590"/>
    </style:style>
    <style:style style:name="T83" style:family="text">
      <style:text-properties style:text-line-through-style="none" style:text-line-through-type="none" officeooo:rsid="2488a13c"/>
    </style:style>
    <style:style style:name="T84" style:family="text">
      <style:text-properties style:text-line-through-style="none" style:text-line-through-type="none" officeooo:rsid="24898e49"/>
    </style:style>
    <style:style style:name="T85" style:family="text">
      <style:text-properties style:text-line-through-style="none" style:text-line-through-type="none" officeooo:rsid="2490d87c"/>
    </style:style>
    <style:style style:name="T86" style:family="text">
      <style:text-properties style:text-line-through-style="none" style:text-line-through-type="none" officeooo:rsid="24928a21"/>
    </style:style>
    <style:style style:name="T87" style:family="text">
      <style:text-properties style:text-line-through-style="none" style:text-line-through-type="none" officeooo:rsid="249687ad"/>
    </style:style>
    <style:style style:name="T88" style:family="text">
      <style:text-properties style:text-line-through-style="none" style:text-line-through-type="none" officeooo:rsid="2498f3a8"/>
    </style:style>
    <style:style style:name="T89" style:family="text">
      <style:text-properties style:text-line-through-style="none" style:text-line-through-type="none" officeooo:rsid="2499edbb"/>
    </style:style>
    <style:style style:name="T90" style:family="text">
      <style:text-properties style:text-line-through-style="none" style:text-line-through-type="none" officeooo:rsid="24c510fe"/>
    </style:style>
    <style:style style:name="T91" style:family="text">
      <style:text-properties style:text-line-through-style="none" style:text-line-through-type="none" officeooo:rsid="24c7e578"/>
    </style:style>
    <style:style style:name="T92" style:family="text">
      <style:text-properties style:text-line-through-style="none" style:text-line-through-type="none" officeooo:rsid="24c92b39"/>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fo:font-weight="bold" officeooo:rsid="24888590" style:font-weight-asian="bold" style:font-weight-complex="bold"/>
    </style:style>
    <style:style style:name="T95" style:family="text">
      <style:text-properties style:text-line-through-style="none" style:text-line-through-type="none" fo:font-weight="bold" officeooo:rsid="24c92b39" style:font-weight-asian="bold" style:font-weight-complex="bold"/>
    </style:style>
    <style:style style:name="T96" style:family="text">
      <style:text-properties style:text-line-through-style="none" style:text-line-through-type="none" fo:font-weight="bold" officeooo:rsid="247cebc3" style:font-weight-asian="bold" style:font-weight-complex="bold"/>
    </style:style>
    <style:style style:name="T97" style:family="text">
      <style:text-properties style:text-line-through-style="none" style:text-line-through-type="none" fo:font-weight="bold" officeooo:rsid="2799384d" style:font-weight-asian="bold" style:font-weight-complex="bold"/>
    </style:style>
    <style:style style:name="T98" style:family="text">
      <style:text-properties style:text-line-through-style="none" style:text-line-through-type="none" fo:font-weight="bold" officeooo:rsid="2145b31d" style:font-weight-asian="bold" style:font-weight-complex="bold"/>
    </style:style>
    <style:style style:name="T99" style:family="text">
      <style:text-properties style:text-line-through-style="none" style:text-line-through-type="none" fo:font-weight="bold" officeooo:rsid="28f98aba" style:font-weight-asian="bold" style:font-weight-complex="bold"/>
    </style:style>
    <style:style style:name="T100" style:family="text">
      <style:text-properties style:text-line-through-style="none" style:text-line-through-type="none" fo:font-weight="bold" officeooo:rsid="2b7bfcfd" style:font-weight-asian="bold" style:font-weight-complex="bold"/>
    </style:style>
    <style:style style:name="T101" style:family="text">
      <style:text-properties style:text-line-through-style="none" style:text-line-through-type="none" fo:font-weight="bold" officeooo:rsid="2bba64a0" style:font-weight-asian="bold" style:font-weight-complex="bold"/>
    </style:style>
    <style:style style:name="T102" style:family="text">
      <style:text-properties style:text-line-through-style="none" style:text-line-through-type="none" fo:font-weight="bold" officeooo:rsid="2c335c33" style:font-weight-asian="bold" style:font-weight-complex="bold"/>
    </style:style>
    <style:style style:name="T103" style:family="text">
      <style:text-properties style:text-line-through-style="none" style:text-line-through-type="none" fo:font-weight="bold" officeooo:rsid="2c33731b" style:font-weight-asian="bold" style:font-weight-complex="bold"/>
    </style:style>
    <style:style style:name="T104" style:family="text">
      <style:text-properties style:text-line-through-style="none" style:text-line-through-type="none" fo:font-weight="bold" officeooo:rsid="2c354258" style:font-weight-asian="bold" style:font-weight-complex="bold"/>
    </style:style>
    <style:style style:name="T105" style:family="text">
      <style:text-properties style:text-line-through-style="none" style:text-line-through-type="none" fo:font-weight="bold" officeooo:rsid="2c71d3fe" style:font-weight-asian="bold" style:font-weight-complex="bold"/>
    </style:style>
    <style:style style:name="T106" style:family="text">
      <style:text-properties style:text-line-through-style="none" style:text-line-through-type="none" officeooo:rsid="24d95970"/>
    </style:style>
    <style:style style:name="T107" style:family="text">
      <style:text-properties style:text-line-through-style="none" style:text-line-through-type="none" officeooo:rsid="24dab1d3"/>
    </style:style>
    <style:style style:name="T108" style:family="text">
      <style:text-properties style:text-line-through-style="none" style:text-line-through-type="none" officeooo:rsid="24f10ba4"/>
    </style:style>
    <style:style style:name="T109" style:family="text">
      <style:text-properties style:text-line-through-style="none" style:text-line-through-type="none" officeooo:rsid="25217927"/>
    </style:style>
    <style:style style:name="T110" style:family="text">
      <style:text-properties style:text-line-through-style="none" style:text-line-through-type="none" officeooo:rsid="18fa2bc6"/>
    </style:style>
    <style:style style:name="T111" style:family="text">
      <style:text-properties style:text-line-through-style="none" style:text-line-through-type="none" officeooo:rsid="1cc6322d"/>
    </style:style>
    <style:style style:name="T112" style:family="text">
      <style:text-properties style:text-line-through-style="none" style:text-line-through-type="none" officeooo:rsid="1904c501"/>
    </style:style>
    <style:style style:name="T113" style:family="text">
      <style:text-properties style:text-line-through-style="none" style:text-line-through-type="none" officeooo:rsid="25611652"/>
    </style:style>
    <style:style style:name="T114" style:family="text">
      <style:text-properties style:text-line-through-style="none" style:text-line-through-type="none" officeooo:rsid="247bd336"/>
    </style:style>
    <style:style style:name="T115" style:family="text">
      <style:text-properties style:text-line-through-style="none" style:text-line-through-type="none" officeooo:rsid="269668ef"/>
    </style:style>
    <style:style style:name="T116" style:family="text">
      <style:text-properties style:text-line-through-style="none" style:text-line-through-type="none" officeooo:rsid="272051e0"/>
    </style:style>
    <style:style style:name="T117" style:family="text">
      <style:text-properties style:text-line-through-style="none" style:text-line-through-type="none" officeooo:rsid="24304c85"/>
    </style:style>
    <style:style style:name="T118" style:family="text">
      <style:text-properties style:text-line-through-style="none" style:text-line-through-type="none" officeooo:rsid="2415a15d"/>
    </style:style>
    <style:style style:name="T119" style:family="text">
      <style:text-properties style:text-line-through-style="none" style:text-line-through-type="none" officeooo:rsid="240b1c6e"/>
    </style:style>
    <style:style style:name="T120" style:family="text">
      <style:text-properties style:text-line-through-style="none" style:text-line-through-type="none" officeooo:rsid="244b657c"/>
    </style:style>
    <style:style style:name="T121" style:family="text">
      <style:text-properties style:text-line-through-style="none" style:text-line-through-type="none" officeooo:rsid="247aa9fe"/>
    </style:style>
    <style:style style:name="T122" style:family="text">
      <style:text-properties style:text-line-through-style="none" style:text-line-through-type="none" fo:background-color="transparent" loext:char-shading-value="0"/>
    </style:style>
    <style:style style:name="T123" style:family="text">
      <style:text-properties style:text-line-through-style="none" style:text-line-through-type="none" officeooo:rsid="27afbcb5" fo:background-color="transparent" loext:char-shading-value="0"/>
    </style:style>
    <style:style style:name="T124" style:family="text">
      <style:text-properties style:text-line-through-style="none" style:text-line-through-type="none" officeooo:rsid="27b04583" fo:background-color="transparent" loext:char-shading-value="0"/>
    </style:style>
    <style:style style:name="T125" style:family="text">
      <style:text-properties style:text-line-through-style="none" style:text-line-through-type="none" officeooo:rsid="27aedea8" fo:background-color="transparent" loext:char-shading-value="0"/>
    </style:style>
    <style:style style:name="T126" style:family="text">
      <style:text-properties style:text-line-through-style="none" style:text-line-through-type="none" officeooo:rsid="2796ff13"/>
    </style:style>
    <style:style style:name="T127" style:family="text">
      <style:text-properties style:text-line-through-style="none" style:text-line-through-type="none" officeooo:rsid="2797f29e"/>
    </style:style>
    <style:style style:name="T128" style:family="text">
      <style:text-properties style:text-line-through-style="none" style:text-line-through-type="none" fo:font-weight="normal" style:font-weight-asian="normal" style:font-weight-complex="normal"/>
    </style:style>
    <style:style style:name="T129" style:family="text">
      <style:text-properties style:text-line-through-style="none" style:text-line-through-type="none" fo:font-weight="normal" officeooo:rsid="2799384d" style:font-weight-asian="normal" style:font-weight-complex="normal"/>
    </style:style>
    <style:style style:name="T130" style:family="text">
      <style:text-properties style:text-line-through-style="none" style:text-line-through-type="none" fo:font-weight="normal" officeooo:rsid="2795358b" style:font-weight-asian="normal" style:font-weight-complex="normal"/>
    </style:style>
    <style:style style:name="T131" style:family="text">
      <style:text-properties style:text-line-through-style="none" style:text-line-through-type="none" fo:font-weight="normal" officeooo:rsid="279c65fa" style:font-weight-asian="normal" style:font-weight-complex="normal"/>
    </style:style>
    <style:style style:name="T132" style:family="text">
      <style:text-properties style:text-line-through-style="none" style:text-line-through-type="none" fo:font-weight="normal" officeooo:rsid="27fa3184" style:font-weight-asian="normal" style:font-weight-complex="normal"/>
    </style:style>
    <style:style style:name="T133" style:family="text">
      <style:text-properties style:text-line-through-style="none" style:text-line-through-type="none" fo:font-weight="normal" officeooo:rsid="2145b31d" style:font-weight-asian="normal" style:font-weight-complex="normal"/>
    </style:style>
    <style:style style:name="T134" style:family="text">
      <style:text-properties style:text-line-through-style="none" style:text-line-through-type="none" fo:font-weight="normal" officeooo:rsid="28c3b957" style:font-weight-asian="normal" style:font-weight-complex="normal"/>
    </style:style>
    <style:style style:name="T135" style:family="text">
      <style:text-properties style:text-line-through-style="none" style:text-line-through-type="none" fo:font-weight="normal" officeooo:rsid="28c87f82" style:font-weight-asian="normal" style:font-weight-complex="normal"/>
    </style:style>
    <style:style style:name="T136" style:family="text">
      <style:text-properties style:text-line-through-style="none" style:text-line-through-type="none" fo:font-style="normal" officeooo:rsid="27a6175d" style:font-style-asian="normal" style:font-style-complex="normal"/>
    </style:style>
    <style:style style:name="T137" style:family="text">
      <style:text-properties style:text-line-through-style="none" style:text-line-through-type="none" fo:font-style="normal" officeooo:rsid="2465aaea" style:font-style-asian="normal" style:font-style-complex="normal"/>
    </style:style>
    <style:style style:name="T138" style:family="text">
      <style:text-properties style:text-line-through-style="none" style:text-line-through-type="none" fo:font-style="normal" officeooo:rsid="286bd658" style:font-style-asian="normal" style:font-style-complex="normal"/>
    </style:style>
    <style:style style:name="T139" style:family="text">
      <style:text-properties style:text-line-through-style="none" style:text-line-through-type="none" fo:font-style="normal" officeooo:rsid="28f54263" style:font-style-asian="normal" style:font-style-complex="normal"/>
    </style:style>
    <style:style style:name="T140" style:family="text">
      <style:text-properties style:text-line-through-style="none" style:text-line-through-type="none" fo:font-style="normal" officeooo:rsid="28f56b6a" style:font-style-asian="normal" style:font-style-complex="normal"/>
    </style:style>
    <style:style style:name="T141" style:family="text">
      <style:text-properties style:text-line-through-style="none" style:text-line-through-type="none" fo:font-style="normal" officeooo:rsid="18552efa" style:font-style-asian="normal" style:font-style-complex="normal"/>
    </style:style>
    <style:style style:name="T142" style:family="text">
      <style:text-properties style:text-line-through-style="none" style:text-line-through-type="none" fo:font-style="normal" officeooo:rsid="29c96723" style:font-style-asian="normal" style:font-style-complex="normal"/>
    </style:style>
    <style:style style:name="T143" style:family="text">
      <style:text-properties style:text-line-through-style="none" style:text-line-through-type="none" fo:font-style="normal" officeooo:rsid="29ca5043" style:font-style-asian="normal" style:font-style-complex="normal"/>
    </style:style>
    <style:style style:name="T144" style:family="text">
      <style:text-properties style:text-line-through-style="none" style:text-line-through-type="none" fo:font-style="normal" officeooo:rsid="29cb7018" style:font-style-asian="normal" style:font-style-complex="normal"/>
    </style:style>
    <style:style style:name="T145" style:family="text">
      <style:text-properties style:text-line-through-style="none" style:text-line-through-type="none" fo:font-style="normal" officeooo:rsid="29d033ae" style:font-style-asian="normal" style:font-style-complex="normal"/>
    </style:style>
    <style:style style:name="T146" style:family="text">
      <style:text-properties style:text-line-through-style="none" style:text-line-through-type="none" fo:font-style="normal" officeooo:rsid="29d242b3" style:font-style-asian="normal" style:font-style-complex="normal"/>
    </style:style>
    <style:style style:name="T147" style:family="text">
      <style:text-properties style:text-line-through-style="none" style:text-line-through-type="none" fo:font-style="normal" officeooo:rsid="29d3a316" style:font-style-asian="normal" style:font-style-complex="normal"/>
    </style:style>
    <style:style style:name="T148" style:family="text">
      <style:text-properties style:text-line-through-style="none" style:text-line-through-type="none" fo:font-style="normal" officeooo:rsid="29d3d2c1" style:font-style-asian="normal" style:font-style-complex="normal"/>
    </style:style>
    <style:style style:name="T149" style:family="text">
      <style:text-properties style:text-line-through-style="none" style:text-line-through-type="none" fo:font-style="normal" officeooo:rsid="29ec9d30" style:font-style-asian="normal" style:font-style-complex="normal"/>
    </style:style>
    <style:style style:name="T150" style:family="text">
      <style:text-properties style:text-line-through-style="none" style:text-line-through-type="none" fo:font-style="normal" officeooo:rsid="297070ea" style:font-style-asian="normal" style:font-style-complex="normal"/>
    </style:style>
    <style:style style:name="T151" style:family="text">
      <style:text-properties style:text-line-through-style="none" style:text-line-through-type="none" fo:font-style="normal" officeooo:rsid="2499edbb" style:font-style-asian="normal" style:font-style-complex="normal"/>
    </style:style>
    <style:style style:name="T152" style:family="text">
      <style:text-properties style:text-line-through-style="none" style:text-line-through-type="none" fo:font-style="normal" officeooo:rsid="24b75ee0" style:font-style-asian="normal" style:font-style-complex="normal"/>
    </style:style>
    <style:style style:name="T153" style:family="text">
      <style:text-properties style:text-line-through-style="none" style:text-line-through-type="none" fo:font-style="normal" officeooo:rsid="2948e1b1" style:font-style-asian="normal" style:font-style-complex="normal"/>
    </style:style>
    <style:style style:name="T154" style:family="text">
      <style:text-properties style:text-line-through-style="none" style:text-line-through-type="none" fo:font-style="normal" officeooo:rsid="24bb23ec" style:font-style-asian="normal" style:font-style-complex="normal"/>
    </style:style>
    <style:style style:name="T155" style:family="text">
      <style:text-properties style:text-line-through-style="none" style:text-line-through-type="none" fo:font-style="normal" officeooo:rsid="24b803aa" style:font-style-asian="normal" style:font-style-complex="normal"/>
    </style:style>
    <style:style style:name="T156" style:family="text">
      <style:text-properties style:text-line-through-style="none" style:text-line-through-type="none" fo:font-style="normal" officeooo:rsid="294a412d" style:font-style-asian="normal" style:font-style-complex="normal"/>
    </style:style>
    <style:style style:name="T157" style:family="text">
      <style:text-properties style:text-line-through-style="none" style:text-line-through-type="none" fo:font-style="normal" officeooo:rsid="294b2f09" style:font-style-asian="normal" style:font-style-complex="normal"/>
    </style:style>
    <style:style style:name="T158" style:family="text">
      <style:text-properties style:text-line-through-style="none" style:text-line-through-type="none" fo:font-style="normal" officeooo:rsid="297185f3" style:font-style-asian="normal" style:font-style-complex="normal"/>
    </style:style>
    <style:style style:name="T159" style:family="text">
      <style:text-properties style:text-line-through-style="none" style:text-line-through-type="none" fo:font-style="normal" officeooo:rsid="24bcd44c" style:font-style-asian="normal" style:font-style-complex="normal"/>
    </style:style>
    <style:style style:name="T160" style:family="text">
      <style:text-properties style:text-line-through-style="none" style:text-line-through-type="none" fo:font-style="normal" officeooo:rsid="2c2ec8ff" style:font-style-asian="normal" style:font-style-complex="normal"/>
    </style:style>
    <style:style style:name="T161" style:family="text">
      <style:text-properties style:text-line-through-style="none" style:text-line-through-type="none" officeooo:rsid="279f02ea"/>
    </style:style>
    <style:style style:name="T162" style:family="text">
      <style:text-properties style:text-line-through-style="none" style:text-line-through-type="none" officeooo:rsid="27a6175d"/>
    </style:style>
    <style:style style:name="T163" style:family="text">
      <style:text-properties style:text-line-through-style="none" style:text-line-through-type="none" officeooo:rsid="27a804db"/>
    </style:style>
    <style:style style:name="T164" style:family="text">
      <style:text-properties style:text-line-through-style="none" style:text-line-through-type="none" officeooo:rsid="27b6f898"/>
    </style:style>
    <style:style style:name="T165" style:family="text">
      <style:text-properties style:text-line-through-style="none" style:text-line-through-type="none" officeooo:rsid="27b7fd17"/>
    </style:style>
    <style:style style:name="T166" style:family="text">
      <style:text-properties style:text-line-through-style="none" style:text-line-through-type="none" officeooo:rsid="286d74af"/>
    </style:style>
    <style:style style:name="T167" style:family="text">
      <style:text-properties style:text-line-through-style="none" style:text-line-through-type="none" fo:language="en" fo:country="US" fo:font-weight="normal" style:font-weight-asian="normal" style:font-weight-complex="normal"/>
    </style:style>
    <style:style style:name="T168" style:family="text">
      <style:text-properties style:text-line-through-style="none" style:text-line-through-type="none" fo:language="en" fo:country="US" officeooo:rsid="2a7e2415"/>
    </style:style>
    <style:style style:name="T169" style:family="text">
      <style:text-properties style:text-line-through-style="none" style:text-line-through-type="none" fo:language="en" fo:country="US" officeooo:rsid="2bba64a0"/>
    </style:style>
    <style:style style:name="T170" style:family="text">
      <style:text-properties style:text-line-through-style="none" style:text-line-through-type="none" officeooo:rsid="28f98aba"/>
    </style:style>
    <style:style style:name="T171" style:family="text">
      <style:text-properties style:text-line-through-style="none" style:text-line-through-type="none" officeooo:rsid="24b1429a"/>
    </style:style>
    <style:style style:name="T172" style:family="text">
      <style:text-properties style:text-line-through-style="none" style:text-line-through-type="none" officeooo:rsid="28fe9422"/>
    </style:style>
    <style:style style:name="T173" style:family="text">
      <style:text-properties style:text-line-through-style="none" style:text-line-through-type="none" officeooo:rsid="290035c8"/>
    </style:style>
    <style:style style:name="T174" style:family="text">
      <style:text-properties style:text-line-through-style="none" style:text-line-through-type="none" officeooo:rsid="2900f17b"/>
    </style:style>
    <style:style style:name="T175" style:family="text">
      <style:text-properties style:text-line-through-style="none" style:text-line-through-type="none" officeooo:rsid="2902a8cd"/>
    </style:style>
    <style:style style:name="T176" style:family="text">
      <style:text-properties style:text-line-through-style="none" style:text-line-through-type="none" officeooo:rsid="2903e21d"/>
    </style:style>
    <style:style style:name="T177" style:family="text">
      <style:text-properties style:text-line-through-style="none" style:text-line-through-type="none" officeooo:rsid="29048649"/>
    </style:style>
    <style:style style:name="T178" style:family="text">
      <style:text-properties style:text-line-through-style="none" style:text-line-through-type="none" officeooo:rsid="29057b5a"/>
    </style:style>
    <style:style style:name="T179" style:family="text">
      <style:text-properties style:text-line-through-style="none" style:text-line-through-type="none" officeooo:rsid="2924b3c4"/>
    </style:style>
    <style:style style:name="T180" style:family="text">
      <style:text-properties style:text-line-through-style="none" style:text-line-through-type="none" officeooo:rsid="2925b729"/>
    </style:style>
    <style:style style:name="T181" style:family="text">
      <style:text-properties style:text-line-through-style="none" style:text-line-through-type="none" officeooo:rsid="295955da"/>
    </style:style>
    <style:style style:name="T182" style:family="text">
      <style:text-properties style:text-line-through-style="none" style:text-line-through-type="none" officeooo:rsid="295dbffe"/>
    </style:style>
    <style:style style:name="T183" style:family="text">
      <style:text-properties style:text-line-through-style="none" style:text-line-through-type="none" officeooo:rsid="295dfa68"/>
    </style:style>
    <style:style style:name="T184" style:family="text">
      <style:text-properties style:text-line-through-style="none" style:text-line-through-type="none" officeooo:rsid="295f4291"/>
    </style:style>
    <style:style style:name="T185" style:family="text">
      <style:text-properties style:text-line-through-style="none" style:text-line-through-type="none" officeooo:rsid="2977e592"/>
    </style:style>
    <style:style style:name="T186" style:family="text">
      <style:text-properties style:text-line-through-style="none" style:text-line-through-type="none" officeooo:rsid="29791b42"/>
    </style:style>
    <style:style style:name="T187" style:family="text">
      <style:text-properties style:text-line-through-style="none" style:text-line-through-type="none" officeooo:rsid="297fc3d3"/>
    </style:style>
    <style:style style:name="T188" style:family="text">
      <style:text-properties style:text-line-through-style="none" style:text-line-through-type="none" officeooo:rsid="298948b9"/>
    </style:style>
    <style:style style:name="T189" style:family="text">
      <style:text-properties style:text-line-through-style="none" style:text-line-through-type="none" officeooo:rsid="298d23fe"/>
    </style:style>
    <style:style style:name="T190" style:family="text">
      <style:text-properties style:text-line-through-style="none" style:text-line-through-type="none" officeooo:rsid="298ecf06"/>
    </style:style>
    <style:style style:name="T191" style:family="text">
      <style:text-properties style:text-line-through-style="none" style:text-line-through-type="none" officeooo:rsid="298f3600"/>
    </style:style>
    <style:style style:name="T192" style:family="text">
      <style:text-properties style:text-line-through-style="none" style:text-line-through-type="none" officeooo:rsid="298fb97f"/>
    </style:style>
    <style:style style:name="T193" style:family="text">
      <style:text-properties style:text-line-through-style="none" style:text-line-through-type="none" officeooo:rsid="299ac7f6"/>
    </style:style>
    <style:style style:name="T194" style:family="text">
      <style:text-properties style:text-line-through-style="none" style:text-line-through-type="none" officeooo:rsid="299b5317"/>
    </style:style>
    <style:style style:name="T195" style:family="text">
      <style:text-properties style:text-line-through-style="none" style:text-line-through-type="none" officeooo:rsid="299b6334"/>
    </style:style>
    <style:style style:name="T196" style:family="text">
      <style:text-properties style:text-line-through-style="none" style:text-line-through-type="none" officeooo:rsid="299bc094"/>
    </style:style>
    <style:style style:name="T197" style:family="text">
      <style:text-properties style:text-line-through-style="none" style:text-line-through-type="none" officeooo:rsid="299eef2d"/>
    </style:style>
    <style:style style:name="T198" style:family="text">
      <style:text-properties style:text-line-through-style="none" style:text-line-through-type="none" officeooo:rsid="299f2c25"/>
    </style:style>
    <style:style style:name="T199" style:family="text">
      <style:text-properties style:text-line-through-style="none" style:text-line-through-type="none" officeooo:rsid="29a0868d"/>
    </style:style>
    <style:style style:name="T200" style:family="text">
      <style:text-properties style:text-line-through-style="none" style:text-line-through-type="none" officeooo:rsid="29a2e20d"/>
    </style:style>
    <style:style style:name="T201" style:family="text">
      <style:text-properties style:text-line-through-style="none" style:text-line-through-type="none" officeooo:rsid="29a53b3b"/>
    </style:style>
    <style:style style:name="T202" style:family="text">
      <style:text-properties style:text-line-through-style="none" style:text-line-through-type="none" officeooo:rsid="29a7205d"/>
    </style:style>
    <style:style style:name="T203" style:family="text">
      <style:text-properties style:text-line-through-style="none" style:text-line-through-type="none" officeooo:rsid="29a83033"/>
    </style:style>
    <style:style style:name="T204" style:family="text">
      <style:text-properties style:text-line-through-style="none" style:text-line-through-type="none" officeooo:rsid="29d9d883"/>
    </style:style>
    <style:style style:name="T205" style:family="text">
      <style:text-properties style:text-line-through-style="none" style:text-line-through-type="none" officeooo:rsid="29dae639"/>
    </style:style>
    <style:style style:name="T206" style:family="text">
      <style:text-properties style:text-line-through-style="none" style:text-line-through-type="none" officeooo:rsid="29dcd891"/>
    </style:style>
    <style:style style:name="T207" style:family="text">
      <style:text-properties style:text-line-through-style="none" style:text-line-through-type="none" officeooo:rsid="29dd335b"/>
    </style:style>
    <style:style style:name="T208" style:family="text">
      <style:text-properties style:text-line-through-style="none" style:text-line-through-type="none" officeooo:rsid="29de9013"/>
    </style:style>
    <style:style style:name="T209" style:family="text">
      <style:text-properties style:text-line-through-style="none" style:text-line-through-type="none" officeooo:rsid="29ea66bb"/>
    </style:style>
    <style:style style:name="T210" style:family="text">
      <style:text-properties style:text-line-through-style="none" style:text-line-through-type="none" officeooo:rsid="29f4c98b"/>
    </style:style>
    <style:style style:name="T211" style:family="text">
      <style:text-properties style:text-line-through-style="none" style:text-line-through-type="none" officeooo:rsid="29f5d46f"/>
    </style:style>
    <style:style style:name="T212" style:family="text">
      <style:text-properties style:text-line-through-style="none" style:text-line-through-type="none" officeooo:rsid="29f62c31"/>
    </style:style>
    <style:style style:name="T213" style:family="text">
      <style:text-properties style:text-line-through-style="none" style:text-line-through-type="none" officeooo:rsid="29f7523c"/>
    </style:style>
    <style:style style:name="T214" style:family="text">
      <style:text-properties style:text-line-through-style="none" style:text-line-through-type="none" officeooo:rsid="29ff1cc5"/>
    </style:style>
    <style:style style:name="T215" style:family="text">
      <style:text-properties style:text-line-through-style="none" style:text-line-through-type="none" officeooo:rsid="2a003ff6"/>
    </style:style>
    <style:style style:name="T216" style:family="text">
      <style:text-properties style:text-line-through-style="none" style:text-line-through-type="none" officeooo:rsid="2a07a172"/>
    </style:style>
    <style:style style:name="T217" style:family="text">
      <style:text-properties style:text-line-through-style="none" style:text-line-through-type="none" officeooo:rsid="2a0902a7"/>
    </style:style>
    <style:style style:name="T218" style:family="text">
      <style:text-properties style:text-line-through-style="none" style:text-line-through-type="none" officeooo:rsid="2a0a03e6"/>
    </style:style>
    <style:style style:name="T219" style:family="text">
      <style:text-properties style:text-line-through-style="none" style:text-line-through-type="none" officeooo:rsid="2a0b9bc6"/>
    </style:style>
    <style:style style:name="T220" style:family="text">
      <style:text-properties style:text-line-through-style="none" style:text-line-through-type="none" officeooo:rsid="2a0c5e21"/>
    </style:style>
    <style:style style:name="T221" style:family="text">
      <style:text-properties style:text-line-through-style="none" style:text-line-through-type="none" officeooo:rsid="2a0ccdc5"/>
    </style:style>
    <style:style style:name="T222" style:family="text">
      <style:text-properties style:text-line-through-style="none" style:text-line-through-type="none" officeooo:rsid="2a0df7ab"/>
    </style:style>
    <style:style style:name="T223" style:family="text">
      <style:text-properties style:text-line-through-style="none" style:text-line-through-type="none" officeooo:rsid="2a0e1735"/>
    </style:style>
    <style:style style:name="T224" style:family="text">
      <style:text-properties style:text-line-through-style="none" style:text-line-through-type="none" officeooo:rsid="2a10b778"/>
    </style:style>
    <style:style style:name="T225" style:family="text">
      <style:text-properties style:text-line-through-style="none" style:text-line-through-type="none" officeooo:rsid="2a143e40"/>
    </style:style>
    <style:style style:name="T226" style:family="text">
      <style:text-properties style:text-line-through-style="none" style:text-line-through-type="none" officeooo:rsid="2a17affe"/>
    </style:style>
    <style:style style:name="T227" style:family="text">
      <style:text-properties style:text-line-through-style="none" style:text-line-through-type="none" officeooo:rsid="2a229b3f"/>
    </style:style>
    <style:style style:name="T228" style:family="text">
      <style:text-properties style:text-line-through-style="none" style:text-line-through-type="none" officeooo:rsid="2a23bacf"/>
    </style:style>
    <style:style style:name="T229" style:family="text">
      <style:text-properties style:text-line-through-style="none" style:text-line-through-type="none" officeooo:rsid="2a51b4a8"/>
    </style:style>
    <style:style style:name="T230" style:family="text">
      <style:text-properties style:text-line-through-style="none" style:text-line-through-type="none" officeooo:rsid="2a527400"/>
    </style:style>
    <style:style style:name="T231" style:family="text">
      <style:text-properties style:text-line-through-style="none" style:text-line-through-type="none" officeooo:rsid="2a54390c"/>
    </style:style>
    <style:style style:name="T232" style:family="text">
      <style:text-properties style:text-line-through-style="none" style:text-line-through-type="none" officeooo:rsid="2a54fb21"/>
    </style:style>
    <style:style style:name="T233" style:family="text">
      <style:text-properties style:text-line-through-style="none" style:text-line-through-type="none" officeooo:rsid="2a55b2e6"/>
    </style:style>
    <style:style style:name="T234" style:family="text">
      <style:text-properties style:text-line-through-style="none" style:text-line-through-type="none" officeooo:rsid="2a574759"/>
    </style:style>
    <style:style style:name="T235" style:family="text">
      <style:text-properties style:text-line-through-style="none" style:text-line-through-type="none" officeooo:rsid="2a583442"/>
    </style:style>
    <style:style style:name="T236" style:family="text">
      <style:text-properties style:text-line-through-style="none" style:text-line-through-type="none" officeooo:rsid="2a5b281e"/>
    </style:style>
    <style:style style:name="T237" style:family="text">
      <style:text-properties style:text-line-through-style="none" style:text-line-through-type="none" officeooo:rsid="2a5d8d12"/>
    </style:style>
    <style:style style:name="T238" style:family="text">
      <style:text-properties style:text-line-through-style="none" style:text-line-through-type="none" officeooo:rsid="2a5f66b7"/>
    </style:style>
    <style:style style:name="T239" style:family="text">
      <style:text-properties style:text-line-through-style="none" style:text-line-through-type="none" officeooo:rsid="2a628b1c"/>
    </style:style>
    <style:style style:name="T240" style:family="text">
      <style:text-properties style:text-line-through-style="none" style:text-line-through-type="none" officeooo:rsid="2a6324c9"/>
    </style:style>
    <style:style style:name="T241" style:family="text">
      <style:text-properties style:text-line-through-style="none" style:text-line-through-type="none" officeooo:rsid="2a674e99"/>
    </style:style>
    <style:style style:name="T242" style:family="text">
      <style:text-properties style:text-line-through-style="none" style:text-line-through-type="none" officeooo:rsid="2a680dc7"/>
    </style:style>
    <style:style style:name="T243" style:family="text">
      <style:text-properties style:text-line-through-style="none" style:text-line-through-type="none" officeooo:rsid="2a690695"/>
    </style:style>
    <style:style style:name="T244" style:family="text">
      <style:text-properties style:text-line-through-style="none" style:text-line-through-type="none" officeooo:rsid="2a6a764c"/>
    </style:style>
    <style:style style:name="T245" style:family="text">
      <style:text-properties style:text-line-through-style="none" style:text-line-through-type="none" officeooo:rsid="2a9054de"/>
    </style:style>
    <style:style style:name="T246" style:family="text">
      <style:text-properties style:text-line-through-style="none" style:text-line-through-type="none" officeooo:rsid="2a9307b8"/>
    </style:style>
    <style:style style:name="T247" style:family="text">
      <style:text-properties style:text-line-through-style="none" style:text-line-through-type="none" officeooo:rsid="2a84aab1"/>
    </style:style>
    <style:style style:name="T248" style:family="text">
      <style:text-properties style:text-line-through-style="none" style:text-line-through-type="none" officeooo:rsid="2a7d184f"/>
    </style:style>
    <style:style style:name="T249" style:family="text">
      <style:text-properties style:text-line-through-style="none" style:text-line-through-type="none" officeooo:rsid="2aa56ab1"/>
    </style:style>
    <style:style style:name="T250" style:family="text">
      <style:text-properties style:text-line-through-style="none" style:text-line-through-type="none" officeooo:rsid="2aa6241b"/>
    </style:style>
    <style:style style:name="T251" style:family="text">
      <style:text-properties style:text-line-through-style="none" style:text-line-through-type="none" officeooo:rsid="2aa72c88"/>
    </style:style>
    <style:style style:name="T252" style:family="text">
      <style:text-properties style:text-line-through-style="none" style:text-line-through-type="none" officeooo:rsid="2ac48c04"/>
    </style:style>
    <style:style style:name="T253" style:family="text">
      <style:text-properties style:text-line-through-style="none" style:text-line-through-type="none" officeooo:rsid="29fe042f"/>
    </style:style>
    <style:style style:name="T254" style:family="text">
      <style:text-properties style:text-line-through-style="none" style:text-line-through-type="none" officeooo:rsid="2ad3e1f6"/>
    </style:style>
    <style:style style:name="T255" style:family="text">
      <style:text-properties style:text-line-through-style="none" style:text-line-through-type="none" officeooo:rsid="2ad479f5"/>
    </style:style>
    <style:style style:name="T256" style:family="text">
      <style:text-properties style:text-line-through-style="none" style:text-line-through-type="none" officeooo:rsid="2b1e4613"/>
    </style:style>
    <style:style style:name="T257" style:family="text">
      <style:text-properties style:text-line-through-style="none" style:text-line-through-type="none" officeooo:rsid="2b1f92f9"/>
    </style:style>
    <style:style style:name="T258" style:family="text">
      <style:text-properties style:text-line-through-style="none" style:text-line-through-type="none" officeooo:rsid="2b1d73de"/>
    </style:style>
    <style:style style:name="T259" style:family="text">
      <style:text-properties style:text-line-through-style="none" style:text-line-through-type="none" officeooo:rsid="2b21f8bf"/>
    </style:style>
    <style:style style:name="T260" style:family="text">
      <style:text-properties style:text-line-through-style="none" style:text-line-through-type="none" officeooo:rsid="2b373912"/>
    </style:style>
    <style:style style:name="T261" style:family="text">
      <style:text-properties style:text-line-through-style="none" style:text-line-through-type="none" officeooo:rsid="2b3769e4"/>
    </style:style>
    <style:style style:name="T262" style:family="text">
      <style:text-properties style:text-line-through-style="none" style:text-line-through-type="none" officeooo:rsid="2b3aa2ab"/>
    </style:style>
    <style:style style:name="T263" style:family="text">
      <style:text-properties style:text-line-through-style="none" style:text-line-through-type="none" officeooo:rsid="2b76ef14"/>
    </style:style>
    <style:style style:name="T264" style:family="text">
      <style:text-properties style:text-line-through-style="none" style:text-line-through-type="none" officeooo:rsid="2b77f75f"/>
    </style:style>
    <style:style style:name="T265" style:family="text">
      <style:text-properties style:text-line-through-style="none" style:text-line-through-type="none" officeooo:rsid="2b7c6f3d"/>
    </style:style>
    <style:style style:name="T266" style:family="text">
      <style:text-properties style:text-line-through-style="none" style:text-line-through-type="none" officeooo:rsid="2b7e4400"/>
    </style:style>
    <style:style style:name="T267" style:family="text">
      <style:text-properties style:text-line-through-style="none" style:text-line-through-type="none" officeooo:rsid="2b816e4d"/>
    </style:style>
    <style:style style:name="T268" style:family="text">
      <style:text-properties style:text-line-through-style="none" style:text-line-through-type="none" officeooo:rsid="29f5c0d7"/>
    </style:style>
    <style:style style:name="T269" style:family="text">
      <style:text-properties style:text-line-through-style="none" style:text-line-through-type="none" officeooo:rsid="2bb17cc4"/>
    </style:style>
    <style:style style:name="T270" style:family="text">
      <style:text-properties style:text-line-through-style="none" style:text-line-through-type="none" officeooo:rsid="2bba64a0"/>
    </style:style>
    <style:style style:name="T271" style:family="text">
      <style:text-properties style:text-line-through-style="none" style:text-line-through-type="none" officeooo:rsid="2c2ee050"/>
    </style:style>
    <style:style style:name="T272" style:family="text">
      <style:text-properties style:text-line-through-style="none" style:text-line-through-type="none" officeooo:rsid="2c30a093"/>
    </style:style>
    <style:style style:name="T273" style:family="text">
      <style:text-properties style:text-line-through-style="none" style:text-line-through-type="none" officeooo:rsid="2c30f959"/>
    </style:style>
    <style:style style:name="T274" style:family="text">
      <style:text-properties style:text-line-through-style="none" style:text-line-through-type="none" officeooo:rsid="2c33422c"/>
    </style:style>
    <style:style style:name="T275" style:family="text">
      <style:text-properties style:text-line-through-style="none" style:text-line-through-type="none" officeooo:rsid="2c354258"/>
    </style:style>
    <style:style style:name="T276" style:family="text">
      <style:text-properties style:text-line-through-style="none" style:text-line-through-type="none" officeooo:rsid="2c5d6d43"/>
    </style:style>
    <style:style style:name="T277" style:family="text">
      <style:text-properties style:text-line-through-style="none" style:text-line-through-type="none" officeooo:rsid="2c5f42bc"/>
    </style:style>
    <style:style style:name="T278" style:family="text">
      <style:text-properties style:text-line-through-style="none" style:text-line-through-type="none" officeooo:rsid="2c61150d"/>
    </style:style>
    <style:style style:name="T279" style:family="text">
      <style:text-properties style:text-line-through-style="none" style:text-line-through-type="none" officeooo:rsid="2c63dcdd"/>
    </style:style>
    <style:style style:name="T280" style:family="text">
      <style:text-properties style:text-line-through-style="none" style:text-line-through-type="none" officeooo:rsid="2c63ddc6"/>
    </style:style>
    <style:style style:name="T281" style:family="text">
      <style:text-properties style:text-line-through-style="none" style:text-line-through-type="none" officeooo:rsid="2c70fbdb"/>
    </style:style>
    <style:style style:name="T282" style:family="text">
      <style:text-properties style:text-line-through-style="none" style:text-line-through-type="none" officeooo:rsid="246de800"/>
    </style:style>
    <style:style style:name="T283" style:family="text">
      <style:text-properties fo:language="cs" fo:country="CZ"/>
    </style:style>
    <style:style style:name="T284" style:family="text">
      <style:text-properties fo:language="cs" fo:country="CZ" fo:font-style="italic" style:language-asian="cs" style:country-asian="CZ" style:font-style-asian="italic" style:font-style-complex="italic"/>
    </style:style>
    <style:style style:name="T285" style:family="text">
      <style:text-properties fo:language="cs" fo:country="CZ" fo:font-style="italic" officeooo:rsid="20759c9f" style:language-asian="cs" style:country-asian="CZ" style:font-style-asian="italic" style:font-style-complex="italic"/>
    </style:style>
    <style:style style:name="T286" style:family="text">
      <style:text-properties fo:language="cs" fo:country="CZ" fo:font-style="italic" officeooo:rsid="20a19e91" style:language-asian="cs" style:country-asian="CZ" style:font-style-asian="italic" style:font-style-complex="italic"/>
    </style:style>
    <style:style style:name="T287" style:family="text">
      <style:text-properties fo:language="cs" fo:country="CZ" fo:font-style="italic" officeooo:rsid="20a75113" style:language-asian="cs" style:country-asian="CZ" style:font-style-asian="italic" style:font-style-complex="italic"/>
    </style:style>
    <style:style style:name="T288" style:family="text">
      <style:text-properties fo:language="cs" fo:country="CZ" fo:font-style="italic" officeooo:rsid="216ba9fc" style:language-asian="cs" style:country-asian="CZ" style:font-style-asian="italic" style:font-style-complex="italic"/>
    </style:style>
    <style:style style:name="T289" style:family="text">
      <style:text-properties fo:language="cs" fo:country="CZ" fo:font-style="italic" officeooo:rsid="21966d5f" style:language-asian="cs" style:country-asian="CZ" style:font-style-asian="italic" style:font-style-complex="italic"/>
    </style:style>
    <style:style style:name="T290" style:family="text">
      <style:text-properties fo:language="cs" fo:country="CZ" fo:font-style="italic" officeooo:rsid="21ad8828" style:language-asian="cs" style:country-asian="CZ" style:font-style-asian="italic" style:font-style-complex="italic"/>
    </style:style>
    <style:style style:name="T291" style:family="text">
      <style:text-properties fo:language="cs" fo:country="CZ" fo:font-style="italic" officeooo:rsid="20774db6" style:language-asian="cs" style:country-asian="CZ" style:font-style-asian="italic" style:font-style-complex="italic"/>
    </style:style>
    <style:style style:name="T292" style:family="text">
      <style:text-properties fo:language="cs" fo:country="CZ" fo:font-style="italic" officeooo:rsid="21b1e115" style:language-asian="cs" style:country-asian="CZ" style:font-style-asian="italic" style:font-style-complex="italic"/>
    </style:style>
    <style:style style:name="T293" style:family="text">
      <style:text-properties fo:language="cs" fo:country="CZ" fo:font-style="italic" officeooo:rsid="22197097" style:language-asian="cs" style:country-asian="CZ" style:font-style-asian="italic" style:font-style-complex="italic"/>
    </style:style>
    <style:style style:name="T294" style:family="text">
      <style:text-properties fo:language="cs" fo:country="CZ" fo:font-style="italic" officeooo:rsid="20e96c9d" style:language-asian="cs" style:country-asian="CZ" style:font-style-asian="italic" style:font-style-complex="italic"/>
    </style:style>
    <style:style style:name="T295" style:family="text">
      <style:text-properties fo:language="cs" fo:country="CZ" fo:font-style="italic" officeooo:rsid="223e7fa9" style:language-asian="cs" style:country-asian="CZ" style:font-style-asian="italic" style:font-style-complex="italic"/>
    </style:style>
    <style:style style:name="T296" style:family="text">
      <style:text-properties fo:language="cs" fo:country="CZ" fo:font-style="italic" officeooo:rsid="22404075" style:language-asian="cs" style:country-asian="CZ" style:font-style-asian="italic" style:font-style-complex="italic"/>
    </style:style>
    <style:style style:name="T297" style:family="text">
      <style:text-properties fo:language="cs" fo:country="CZ" fo:font-style="italic" officeooo:rsid="224ad8f1" style:language-asian="cs" style:country-asian="CZ" style:font-style-asian="italic" style:font-style-complex="italic"/>
    </style:style>
    <style:style style:name="T298" style:family="text">
      <style:text-properties fo:language="cs" fo:country="CZ" fo:font-style="italic" officeooo:rsid="224b196c" style:language-asian="cs" style:country-asian="CZ" style:font-style-asian="italic" style:font-style-complex="italic"/>
    </style:style>
    <style:style style:name="T299" style:family="text">
      <style:text-properties fo:language="cs" fo:country="CZ" fo:font-style="italic" officeooo:rsid="2257a472" style:language-asian="cs" style:country-asian="CZ" style:font-style-asian="italic" style:font-style-complex="italic"/>
    </style:style>
    <style:style style:name="T300" style:family="text">
      <style:text-properties fo:language="cs" fo:country="CZ" fo:font-style="italic" officeooo:rsid="16077e11" style:language-asian="cs" style:country-asian="CZ" style:font-style-asian="italic" style:font-style-complex="italic"/>
    </style:style>
    <style:style style:name="T301" style:family="text">
      <style:text-properties fo:language="cs" fo:country="CZ" fo:font-style="italic" officeooo:rsid="2264f721" style:language-asian="cs" style:country-asian="CZ" style:font-style-asian="italic" style:font-style-complex="italic"/>
    </style:style>
    <style:style style:name="T302" style:family="text">
      <style:text-properties fo:language="cs" fo:country="CZ" fo:font-style="italic" officeooo:rsid="2262950f" style:language-asian="cs" style:country-asian="CZ" style:font-style-asian="italic" style:font-style-complex="italic"/>
    </style:style>
    <style:style style:name="T303" style:family="text">
      <style:text-properties fo:language="cs" fo:country="CZ" fo:font-style="italic" officeooo:rsid="2270d6b1" style:language-asian="cs" style:country-asian="CZ" style:font-style-asian="italic" style:font-style-complex="italic"/>
    </style:style>
    <style:style style:name="T304" style:family="text">
      <style:text-properties fo:language="cs" fo:country="CZ" fo:font-style="italic" officeooo:rsid="2270e0f8" style:language-asian="cs" style:country-asian="CZ" style:font-style-asian="italic" style:font-style-complex="italic"/>
    </style:style>
    <style:style style:name="T305" style:family="text">
      <style:text-properties fo:language="cs" fo:country="CZ" fo:font-style="italic" officeooo:rsid="227187a1" style:language-asian="cs" style:country-asian="CZ" style:font-style-asian="italic" style:font-style-complex="italic"/>
    </style:style>
    <style:style style:name="T306" style:family="text">
      <style:text-properties fo:language="cs" fo:country="CZ" fo:font-style="italic" officeooo:rsid="227200b6" style:language-asian="cs" style:country-asian="CZ" style:font-style-asian="italic" style:font-style-complex="italic"/>
    </style:style>
    <style:style style:name="T307" style:family="text">
      <style:text-properties fo:language="cs" fo:country="CZ" fo:font-style="italic" officeooo:rsid="22800e48" style:language-asian="cs" style:country-asian="CZ" style:font-style-asian="italic" style:font-style-complex="italic"/>
    </style:style>
    <style:style style:name="T308" style:family="text">
      <style:text-properties fo:language="cs" fo:country="CZ" fo:font-style="italic" officeooo:rsid="2282078d" style:language-asian="cs" style:country-asian="CZ" style:font-style-asian="italic" style:font-style-complex="italic"/>
    </style:style>
    <style:style style:name="T309" style:family="text">
      <style:text-properties fo:language="cs" fo:country="CZ" fo:font-style="italic" officeooo:rsid="228a945e" style:language-asian="cs" style:country-asian="CZ" style:font-style-asian="italic" style:font-style-complex="italic"/>
    </style:style>
    <style:style style:name="T310" style:family="text">
      <style:text-properties fo:language="cs" fo:country="CZ" fo:font-style="italic" officeooo:rsid="228dc0f3" style:language-asian="cs" style:country-asian="CZ" style:font-style-asian="italic" style:font-style-complex="italic"/>
    </style:style>
    <style:style style:name="T311" style:family="text">
      <style:text-properties fo:language="cs" fo:country="CZ" fo:font-style="italic" officeooo:rsid="228eef0d" style:language-asian="cs" style:country-asian="CZ" style:font-style-asian="italic" style:font-style-complex="italic"/>
    </style:style>
    <style:style style:name="T312" style:family="text">
      <style:text-properties fo:language="cs" fo:country="CZ" fo:font-style="italic" officeooo:rsid="2297aba1" style:language-asian="cs" style:country-asian="CZ" style:font-style-asian="italic" style:font-style-complex="italic"/>
    </style:style>
    <style:style style:name="T313" style:family="text">
      <style:text-properties fo:language="cs" fo:country="CZ" fo:font-style="italic" officeooo:rsid="2297affa" style:language-asian="cs" style:country-asian="CZ" style:font-style-asian="italic" style:font-style-complex="italic"/>
    </style:style>
    <style:style style:name="T314" style:family="text">
      <style:text-properties fo:language="cs" fo:country="CZ" fo:font-style="italic" officeooo:rsid="229c2711" style:language-asian="cs" style:country-asian="CZ" style:font-style-asian="italic" style:font-style-complex="italic"/>
    </style:style>
    <style:style style:name="T315" style:family="text">
      <style:text-properties fo:language="cs" fo:country="CZ" fo:font-style="italic" officeooo:rsid="22a49575" style:language-asian="cs" style:country-asian="CZ" style:font-style-asian="italic" style:font-style-complex="italic"/>
    </style:style>
    <style:style style:name="T316" style:family="text">
      <style:text-properties fo:language="cs" fo:country="CZ" fo:font-style="italic" officeooo:rsid="2070f8c1" style:language-asian="cs" style:country-asian="CZ" style:font-style-asian="italic" style:font-style-complex="italic"/>
    </style:style>
    <style:style style:name="T317" style:family="text">
      <style:text-properties fo:language="cs" fo:country="CZ" fo:font-style="italic" officeooo:rsid="23297522" style:language-asian="cs" style:country-asian="CZ" style:font-style-asian="italic" style:font-style-complex="italic"/>
    </style:style>
    <style:style style:name="T318" style:family="text">
      <style:text-properties fo:language="cs" fo:country="CZ" fo:font-style="italic" officeooo:rsid="233a4c33" style:language-asian="cs" style:country-asian="CZ" style:font-style-asian="italic" style:font-style-complex="italic"/>
    </style:style>
    <style:style style:name="T319" style:family="text">
      <style:text-properties fo:language="cs" fo:country="CZ" fo:font-style="italic" officeooo:rsid="237ee0db" style:language-asian="cs" style:country-asian="CZ" style:font-style-asian="italic" style:font-style-complex="italic"/>
    </style:style>
    <style:style style:name="T320" style:family="text">
      <style:text-properties fo:language="cs" fo:country="CZ" fo:font-style="italic" officeooo:rsid="2395a884" style:language-asian="cs" style:country-asian="CZ" style:font-style-asian="italic" style:font-style-complex="italic"/>
    </style:style>
    <style:style style:name="T321" style:family="text">
      <style:text-properties fo:language="cs" fo:country="CZ" fo:font-style="italic" officeooo:rsid="2397efe5" style:language-asian="cs" style:country-asian="CZ" style:font-style-asian="italic" style:font-style-complex="italic"/>
    </style:style>
    <style:style style:name="T322" style:family="text">
      <style:text-properties fo:language="cs" fo:country="CZ" fo:font-style="italic" officeooo:rsid="239baad3" style:language-asian="cs" style:country-asian="CZ" style:font-style-asian="italic" style:font-style-complex="italic"/>
    </style:style>
    <style:style style:name="T323" style:family="text">
      <style:text-properties fo:language="cs" fo:country="CZ" fo:font-style="italic" officeooo:rsid="239f3212" style:language-asian="cs" style:country-asian="CZ" style:font-style-asian="italic" style:font-style-complex="italic"/>
    </style:style>
    <style:style style:name="T324" style:family="text">
      <style:text-properties fo:language="cs" fo:country="CZ" fo:font-style="italic" officeooo:rsid="23a66355" style:language-asian="cs" style:country-asian="CZ" style:font-style-asian="italic" style:font-style-complex="italic"/>
    </style:style>
    <style:style style:name="T325" style:family="text">
      <style:text-properties fo:language="cs" fo:country="CZ" fo:font-style="italic" officeooo:rsid="23a68aaa" style:language-asian="cs" style:country-asian="CZ" style:font-style-asian="italic" style:font-style-complex="italic"/>
    </style:style>
    <style:style style:name="T326" style:family="text">
      <style:text-properties fo:language="cs" fo:country="CZ" fo:font-style="italic" officeooo:rsid="23b742fd" style:language-asian="cs" style:country-asian="CZ" style:font-style-asian="italic" style:font-style-complex="italic"/>
    </style:style>
    <style:style style:name="T327" style:family="text">
      <style:text-properties fo:language="cs" fo:country="CZ" fo:font-style="italic" officeooo:rsid="23bc305e" style:language-asian="cs" style:country-asian="CZ" style:font-style-asian="italic" style:font-style-complex="italic"/>
    </style:style>
    <style:style style:name="T328" style:family="text">
      <style:text-properties fo:language="cs" fo:country="CZ" fo:font-style="italic" officeooo:rsid="239ee6d2" style:language-asian="cs" style:country-asian="CZ" style:font-style-asian="italic" style:font-style-complex="italic"/>
    </style:style>
    <style:style style:name="T329" style:family="text">
      <style:text-properties fo:language="cs" fo:country="CZ" fo:font-style="italic" officeooo:rsid="23cb1884" style:language-asian="cs" style:country-asian="CZ" style:font-style-asian="italic" style:font-style-complex="italic"/>
    </style:style>
    <style:style style:name="T330" style:family="text">
      <style:text-properties fo:language="cs" fo:country="CZ" fo:font-style="italic" officeooo:rsid="23c97ddf" style:language-asian="cs" style:country-asian="CZ" style:font-style-asian="italic" style:font-style-complex="italic"/>
    </style:style>
    <style:style style:name="T331" style:family="text">
      <style:text-properties fo:language="cs" fo:country="CZ" fo:font-style="italic" officeooo:rsid="23cc4087" style:language-asian="cs" style:country-asian="CZ" style:font-style-asian="italic" style:font-style-complex="italic"/>
    </style:style>
    <style:style style:name="T332" style:family="text">
      <style:text-properties fo:language="cs" fo:country="CZ" fo:font-style="italic" officeooo:rsid="23d24716" style:language-asian="cs" style:country-asian="CZ" style:font-style-asian="italic" style:font-style-complex="italic"/>
    </style:style>
    <style:style style:name="T333" style:family="text">
      <style:text-properties fo:language="cs" fo:country="CZ" fo:font-style="italic" officeooo:rsid="23e9cc18" style:language-asian="cs" style:country-asian="CZ" style:font-style-asian="italic" style:font-style-complex="italic"/>
    </style:style>
    <style:style style:name="T334" style:family="text">
      <style:text-properties fo:language="cs" fo:country="CZ" fo:font-style="italic" officeooo:rsid="250683f3" style:language-asian="cs" style:country-asian="CZ" style:font-style-asian="italic" style:font-style-complex="italic"/>
    </style:style>
    <style:style style:name="T335" style:family="text">
      <style:text-properties fo:language="cs" fo:country="CZ" fo:font-style="italic" officeooo:rsid="27e08a27" style:language-asian="cs" style:country-asian="CZ" style:font-style-asian="italic" style:font-style-complex="italic"/>
    </style:style>
    <style:style style:name="T336" style:family="text">
      <style:text-properties fo:language="cs" fo:country="CZ" fo:font-style="italic" officeooo:rsid="27e72a02" style:language-asian="cs" style:country-asian="CZ" style:font-style-asian="italic" style:font-style-complex="italic"/>
    </style:style>
    <style:style style:name="T337" style:family="text">
      <style:text-properties fo:language="cs" fo:country="CZ" fo:font-style="italic" officeooo:rsid="207d25a9" style:language-asian="cs" style:country-asian="CZ" style:font-style-asian="italic" style:font-style-complex="italic"/>
    </style:style>
    <style:style style:name="T338" style:family="text">
      <style:text-properties fo:language="cs" fo:country="CZ" fo:font-style="italic" style:font-style-asian="italic" style:font-style-complex="italic"/>
    </style:style>
    <style:style style:name="T339" style:family="text">
      <style:text-properties fo:language="cs" fo:country="CZ" fo:font-style="italic" officeooo:rsid="120adea7" style:font-style-asian="italic" style:font-style-complex="italic"/>
    </style:style>
    <style:style style:name="T340" style:family="text">
      <style:text-properties fo:language="cs" fo:country="CZ" fo:font-style="italic" officeooo:rsid="134c3978" style:font-style-asian="italic" style:font-style-complex="italic"/>
    </style:style>
    <style:style style:name="T341" style:family="text">
      <style:text-properties fo:language="cs" fo:country="CZ" fo:font-style="italic" officeooo:rsid="1219fef8" style:font-style-asian="italic" style:font-style-complex="italic"/>
    </style:style>
    <style:style style:name="T342" style:family="text">
      <style:text-properties fo:language="cs" fo:country="CZ" fo:font-style="italic" officeooo:rsid="120b53e2" style:font-style-asian="italic" style:font-style-complex="italic"/>
    </style:style>
    <style:style style:name="T343" style:family="text">
      <style:text-properties fo:language="cs" fo:country="CZ" fo:font-style="italic" officeooo:rsid="121a2aad" style:font-style-asian="italic" style:font-style-complex="italic"/>
    </style:style>
    <style:style style:name="T344" style:family="text">
      <style:text-properties fo:language="cs" fo:country="CZ" fo:font-style="italic" officeooo:rsid="256ef27a" style:font-style-asian="italic" style:font-style-complex="italic"/>
    </style:style>
    <style:style style:name="T345" style:family="text">
      <style:text-properties fo:language="cs" fo:country="CZ" fo:font-style="italic" officeooo:rsid="25733ca9" style:font-style-asian="italic" style:font-style-complex="italic"/>
    </style:style>
    <style:style style:name="T346" style:family="text">
      <style:text-properties fo:language="cs" fo:country="CZ" fo:font-style="italic" officeooo:rsid="2576dfad" style:font-style-asian="italic" style:font-style-complex="italic"/>
    </style:style>
    <style:style style:name="T347" style:family="text">
      <style:text-properties fo:language="cs" fo:country="CZ" fo:font-style="italic" officeooo:rsid="25796d8b" style:font-style-asian="italic" style:font-style-complex="italic"/>
    </style:style>
    <style:style style:name="T348" style:family="text">
      <style:text-properties fo:language="cs" fo:country="CZ" fo:font-style="italic" officeooo:rsid="1f23f6d8" style:font-style-asian="italic" style:font-style-complex="italic"/>
    </style:style>
    <style:style style:name="T349" style:family="text">
      <style:text-properties fo:language="cs" fo:country="CZ" fo:font-style="italic" officeooo:rsid="1a67d4d3" style:font-style-asian="italic" style:font-style-complex="italic"/>
    </style:style>
    <style:style style:name="T350" style:family="text">
      <style:text-properties fo:language="cs" fo:country="CZ" fo:font-style="italic" officeooo:rsid="1f24bc92" style:font-style-asian="italic" style:font-style-complex="italic"/>
    </style:style>
    <style:style style:name="T351" style:family="text">
      <style:text-properties fo:language="cs" fo:country="CZ" fo:font-style="italic" officeooo:rsid="2582dc7c" style:font-style-asian="italic" style:font-style-complex="italic"/>
    </style:style>
    <style:style style:name="T352" style:family="text">
      <style:text-properties fo:language="cs" fo:country="CZ" fo:font-style="italic" officeooo:rsid="2569af57" style:font-style-asian="italic" style:font-style-complex="italic"/>
    </style:style>
    <style:style style:name="T353" style:family="text">
      <style:text-properties fo:language="cs" fo:country="CZ" fo:font-style="italic" officeooo:rsid="1dfd222d" style:font-style-asian="italic" style:font-style-complex="italic"/>
    </style:style>
    <style:style style:name="T354" style:family="text">
      <style:text-properties fo:language="cs" fo:country="CZ" fo:font-style="italic" officeooo:rsid="258b9ec7" style:font-style-asian="italic" style:font-style-complex="italic"/>
    </style:style>
    <style:style style:name="T355" style:family="text">
      <style:text-properties fo:language="cs" fo:country="CZ" fo:font-style="italic" officeooo:rsid="25a63f6d" style:font-style-asian="italic" style:font-style-complex="italic"/>
    </style:style>
    <style:style style:name="T356" style:family="text">
      <style:text-properties fo:language="cs" fo:country="CZ" fo:font-style="italic" officeooo:rsid="25ab7249" style:font-style-asian="italic" style:font-style-complex="italic"/>
    </style:style>
    <style:style style:name="T357" style:family="text">
      <style:text-properties fo:language="cs" fo:country="CZ" fo:font-style="italic" officeooo:rsid="25ee5055" style:font-style-asian="italic" style:font-style-complex="italic"/>
    </style:style>
    <style:style style:name="T358" style:family="text">
      <style:text-properties fo:language="cs" fo:country="CZ" fo:font-style="italic" officeooo:rsid="25f1c2f6" style:font-style-asian="italic" style:font-style-complex="italic"/>
    </style:style>
    <style:style style:name="T359" style:family="text">
      <style:text-properties fo:language="cs" fo:country="CZ" fo:font-style="italic" officeooo:rsid="256ff369" style:font-style-asian="italic" style:font-style-complex="italic"/>
    </style:style>
    <style:style style:name="T360" style:family="text">
      <style:text-properties fo:language="cs" fo:country="CZ" fo:font-style="italic" officeooo:rsid="25a87d4c" style:font-style-asian="italic" style:font-style-complex="italic"/>
    </style:style>
    <style:style style:name="T361" style:family="text">
      <style:text-properties fo:language="cs" fo:country="CZ" fo:font-style="italic" officeooo:rsid="26b8725f" style:font-style-asian="italic" style:font-style-complex="italic"/>
    </style:style>
    <style:style style:name="T362" style:family="text">
      <style:text-properties fo:language="cs" fo:country="CZ" fo:font-style="italic" officeooo:rsid="1aa8fb70" style:font-style-asian="italic" style:font-style-complex="italic"/>
    </style:style>
    <style:style style:name="T363" style:family="text">
      <style:text-properties fo:language="cs" fo:country="CZ" fo:font-style="italic" officeooo:rsid="1aaaf7b3" style:font-style-asian="italic" style:font-style-complex="italic"/>
    </style:style>
    <style:style style:name="T364" style:family="text">
      <style:text-properties fo:language="cs" fo:country="CZ" fo:font-style="italic" officeooo:rsid="1f05e202" style:language-asian="zxx" style:country-asian="none" style:font-style-asian="italic" style:language-complex="ar" style:country-complex="SA" style:font-style-complex="italic"/>
    </style:style>
    <style:style style:name="T365" style:family="text">
      <style:text-properties fo:language="cs" fo:country="CZ" fo:font-style="italic" officeooo:rsid="1f803185" style:language-asian="zxx" style:country-asian="none" style:font-style-asian="italic" style:language-complex="ar" style:country-complex="SA" style:font-style-complex="italic"/>
    </style:style>
    <style:style style:name="T366" style:family="text">
      <style:text-properties fo:language="cs" fo:country="CZ" fo:font-style="italic" officeooo:rsid="256e38d1" style:language-asian="zxx" style:country-asian="none" style:font-style-asian="italic" style:language-complex="ar" style:country-complex="SA" style:font-style-complex="italic"/>
    </style:style>
    <style:style style:name="T367" style:family="text">
      <style:text-properties fo:language="cs" fo:country="CZ" fo:font-style="italic" officeooo:rsid="25612f74" style:language-asian="zxx" style:country-asian="none" style:font-style-asian="italic" style:language-complex="ar" style:country-complex="SA" style:font-style-complex="italic"/>
    </style:style>
    <style:style style:name="T368" style:family="text">
      <style:text-properties fo:language="cs" fo:country="CZ" fo:font-style="italic" officeooo:rsid="2594f3bd" style:language-asian="zxx" style:country-asian="none" style:font-style-asian="italic" style:language-complex="ar" style:country-complex="SA" style:font-style-complex="italic"/>
    </style:style>
    <style:style style:name="T369" style:family="text">
      <style:text-properties fo:language="cs" fo:country="CZ" fo:font-style="italic" officeooo:rsid="1f1b0fd4" style:language-asian="zxx" style:country-asian="none" style:font-style-asian="italic" style:language-complex="ar" style:country-complex="SA" style:font-style-complex="italic"/>
    </style:style>
    <style:style style:name="T370" style:family="text">
      <style:text-properties fo:language="cs" fo:country="CZ" fo:font-style="italic" officeooo:rsid="2597a654" style:language-asian="zxx" style:country-asian="none" style:font-style-asian="italic" style:language-complex="ar" style:country-complex="SA" style:font-style-complex="italic"/>
    </style:style>
    <style:style style:name="T371" style:family="text">
      <style:text-properties fo:language="cs" fo:country="CZ" fo:font-style="italic" officeooo:rsid="25988030" style:language-asian="zxx" style:country-asian="none" style:font-style-asian="italic" style:language-complex="ar" style:country-complex="SA" style:font-style-complex="italic"/>
    </style:style>
    <style:style style:name="T372" style:family="text">
      <style:text-properties fo:language="cs" fo:country="CZ" fo:font-style="normal" style:language-asian="cs" style:country-asian="CZ" style:font-style-asian="normal" style:font-style-complex="normal"/>
    </style:style>
    <style:style style:name="T373" style:family="text">
      <style:text-properties fo:language="cs" fo:country="CZ" fo:font-style="normal" officeooo:rsid="2157048b" style:language-asian="cs" style:country-asian="CZ" style:font-style-asian="normal" style:font-style-complex="normal"/>
    </style:style>
    <style:style style:name="T374" style:family="text">
      <style:text-properties fo:language="cs" fo:country="CZ" fo:font-style="normal" officeooo:rsid="2195aae2" style:language-asian="cs" style:country-asian="CZ" style:font-style-asian="normal" style:font-style-complex="normal"/>
    </style:style>
    <style:style style:name="T375" style:family="text">
      <style:text-properties fo:language="cs" fo:country="CZ" fo:font-style="normal" officeooo:rsid="2195b040" style:language-asian="cs" style:country-asian="CZ" style:font-style-asian="normal" style:font-style-complex="normal"/>
    </style:style>
    <style:style style:name="T376" style:family="text">
      <style:text-properties fo:language="cs" fo:country="CZ" fo:font-style="normal" officeooo:rsid="20e96c9d" style:language-asian="cs" style:country-asian="CZ" style:font-style-asian="normal" style:font-style-complex="normal"/>
    </style:style>
    <style:style style:name="T377" style:family="text">
      <style:text-properties fo:language="cs" fo:country="CZ" fo:font-style="normal" officeooo:rsid="2231cc63" style:language-asian="cs" style:country-asian="CZ" style:font-style-asian="normal" style:font-style-complex="normal"/>
    </style:style>
    <style:style style:name="T378" style:family="text">
      <style:text-properties fo:language="cs" fo:country="CZ" fo:font-style="normal" officeooo:rsid="16077e11" style:language-asian="cs" style:country-asian="CZ" style:font-style-asian="normal" style:font-style-complex="normal"/>
    </style:style>
    <style:style style:name="T379" style:family="text">
      <style:text-properties fo:language="cs" fo:country="CZ" fo:font-style="normal" officeooo:rsid="1445805e" style:language-asian="cs" style:country-asian="CZ" style:font-style-asian="normal" style:font-style-complex="normal"/>
    </style:style>
    <style:style style:name="T380" style:family="text">
      <style:text-properties fo:language="cs" fo:country="CZ" fo:font-style="normal" officeooo:rsid="15fcf686" style:language-asian="cs" style:country-asian="CZ" style:font-style-asian="normal" style:font-style-complex="normal"/>
    </style:style>
    <style:style style:name="T381" style:family="text">
      <style:text-properties fo:language="cs" fo:country="CZ" fo:font-style="normal" officeooo:rsid="1612c537" style:language-asian="cs" style:country-asian="CZ" style:font-style-asian="normal" style:font-style-complex="normal"/>
    </style:style>
    <style:style style:name="T382" style:family="text">
      <style:text-properties fo:language="cs" fo:country="CZ" fo:font-style="normal" officeooo:rsid="2262950f" style:language-asian="cs" style:country-asian="CZ" style:font-style-asian="normal" style:font-style-complex="normal"/>
    </style:style>
    <style:style style:name="T383" style:family="text">
      <style:text-properties fo:language="cs" fo:country="CZ" fo:font-style="normal" officeooo:rsid="2264f721" style:language-asian="cs" style:country-asian="CZ" style:font-style-asian="normal" style:font-style-complex="normal"/>
    </style:style>
    <style:style style:name="T384" style:family="text">
      <style:text-properties fo:language="cs" fo:country="CZ" fo:font-style="normal" officeooo:rsid="2265ef66" style:language-asian="cs" style:country-asian="CZ" style:font-style-asian="normal" style:font-style-complex="normal"/>
    </style:style>
    <style:style style:name="T385" style:family="text">
      <style:text-properties fo:language="cs" fo:country="CZ" fo:font-style="normal" officeooo:rsid="22e5d946" style:language-asian="cs" style:country-asian="CZ" style:font-style-asian="normal" style:font-style-complex="normal"/>
    </style:style>
    <style:style style:name="T386" style:family="text">
      <style:text-properties fo:language="cs" fo:country="CZ" fo:font-style="normal" officeooo:rsid="2065d056" style:language-asian="cs" style:country-asian="CZ" style:font-style-asian="normal" style:font-style-complex="normal"/>
    </style:style>
    <style:style style:name="T387" style:family="text">
      <style:text-properties fo:language="cs" fo:country="CZ" fo:font-style="normal" officeooo:rsid="22fc745d" style:language-asian="cs" style:country-asian="CZ" style:font-style-asian="normal" style:font-style-complex="normal"/>
    </style:style>
    <style:style style:name="T388" style:family="text">
      <style:text-properties fo:language="cs" fo:country="CZ" fo:font-style="normal" officeooo:rsid="21537a33" style:language-asian="cs" style:country-asian="CZ" style:font-style-asian="normal" style:font-style-complex="normal"/>
    </style:style>
    <style:style style:name="T389" style:family="text">
      <style:text-properties fo:language="cs" fo:country="CZ" fo:font-style="normal" officeooo:rsid="230ba10e" style:language-asian="cs" style:country-asian="CZ" style:font-style-asian="normal" style:font-style-complex="normal"/>
    </style:style>
    <style:style style:name="T390" style:family="text">
      <style:text-properties fo:language="cs" fo:country="CZ" fo:font-style="normal" officeooo:rsid="232dc870" style:language-asian="cs" style:country-asian="CZ" style:font-style-asian="normal" style:font-style-complex="normal"/>
    </style:style>
    <style:style style:name="T391" style:family="text">
      <style:text-properties fo:language="cs" fo:country="CZ" fo:font-style="normal" officeooo:rsid="216ba9fc" style:language-asian="cs" style:country-asian="CZ" style:font-style-asian="normal" style:font-style-complex="normal"/>
    </style:style>
    <style:style style:name="T392" style:family="text">
      <style:text-properties fo:language="cs" fo:country="CZ" fo:font-style="normal" officeooo:rsid="2351a1c2" style:language-asian="cs" style:country-asian="CZ" style:font-style-asian="normal" style:font-style-complex="normal"/>
    </style:style>
    <style:style style:name="T393" style:family="text">
      <style:text-properties fo:language="cs" fo:country="CZ" fo:font-style="normal" officeooo:rsid="235399e7" style:language-asian="cs" style:country-asian="CZ" style:font-style-asian="normal" style:font-style-complex="normal"/>
    </style:style>
    <style:style style:name="T394" style:family="text">
      <style:text-properties fo:language="cs" fo:country="CZ" fo:font-style="normal" officeooo:rsid="235a9de7" style:language-asian="cs" style:country-asian="CZ" style:font-style-asian="normal" style:font-style-complex="normal"/>
    </style:style>
    <style:style style:name="T395" style:family="text">
      <style:text-properties fo:language="cs" fo:country="CZ" fo:font-style="normal" officeooo:rsid="219805d8" style:language-asian="cs" style:country-asian="CZ" style:font-style-asian="normal" style:font-style-complex="normal"/>
    </style:style>
    <style:style style:name="T396" style:family="text">
      <style:text-properties fo:language="cs" fo:country="CZ" fo:font-style="normal" officeooo:rsid="21e767d4" style:language-asian="cs" style:country-asian="CZ" style:font-style-asian="normal" style:font-style-complex="normal"/>
    </style:style>
    <style:style style:name="T397" style:family="text">
      <style:text-properties fo:language="cs" fo:country="CZ" fo:font-style="normal" officeooo:rsid="237987a4" style:language-asian="cs" style:country-asian="CZ" style:font-style-asian="normal" style:font-style-complex="normal"/>
    </style:style>
    <style:style style:name="T398" style:family="text">
      <style:text-properties fo:language="cs" fo:country="CZ" fo:font-style="normal" officeooo:rsid="2197e806" style:language-asian="cs" style:country-asian="CZ" style:font-style-asian="normal" style:font-style-complex="normal"/>
    </style:style>
    <style:style style:name="T399" style:family="text">
      <style:text-properties fo:language="cs" fo:country="CZ" fo:font-style="normal" officeooo:rsid="2395a884" style:language-asian="cs" style:country-asian="CZ" style:font-style-asian="normal" style:font-style-complex="normal"/>
    </style:style>
    <style:style style:name="T400" style:family="text">
      <style:text-properties fo:language="cs" fo:country="CZ" fo:font-style="normal" officeooo:rsid="23963425" style:language-asian="cs" style:country-asian="CZ" style:font-style-asian="normal" style:font-style-complex="normal"/>
    </style:style>
    <style:style style:name="T401" style:family="text">
      <style:text-properties fo:language="cs" fo:country="CZ" fo:font-style="normal" officeooo:rsid="239baad3" style:language-asian="cs" style:country-asian="CZ" style:font-style-asian="normal" style:font-style-complex="normal"/>
    </style:style>
    <style:style style:name="T402" style:family="text">
      <style:text-properties fo:language="cs" fo:country="CZ" fo:font-style="normal" officeooo:rsid="239d5616" style:language-asian="cs" style:country-asian="CZ" style:font-style-asian="normal" style:font-style-complex="normal"/>
    </style:style>
    <style:style style:name="T403" style:family="text">
      <style:text-properties fo:language="cs" fo:country="CZ" fo:font-style="normal" officeooo:rsid="239d9eb9" style:language-asian="cs" style:country-asian="CZ" style:font-style-asian="normal" style:font-style-complex="normal"/>
    </style:style>
    <style:style style:name="T404" style:family="text">
      <style:text-properties fo:language="cs" fo:country="CZ" fo:font-style="normal" officeooo:rsid="239ee6d2" style:language-asian="cs" style:country-asian="CZ" style:font-style-asian="normal" style:font-style-complex="normal"/>
    </style:style>
    <style:style style:name="T405" style:family="text">
      <style:text-properties fo:language="cs" fo:country="CZ" fo:font-style="normal" officeooo:rsid="2397efe5" style:language-asian="cs" style:country-asian="CZ" style:font-style-asian="normal" style:font-style-complex="normal"/>
    </style:style>
    <style:style style:name="T406" style:family="text">
      <style:text-properties fo:language="cs" fo:country="CZ" fo:font-style="normal" officeooo:rsid="239ee9e8" style:language-asian="cs" style:country-asian="CZ" style:font-style-asian="normal" style:font-style-complex="normal"/>
    </style:style>
    <style:style style:name="T407" style:family="text">
      <style:text-properties fo:language="cs" fo:country="CZ" fo:font-style="normal" officeooo:rsid="239f3212" style:language-asian="cs" style:country-asian="CZ" style:font-style-asian="normal" style:font-style-complex="normal"/>
    </style:style>
    <style:style style:name="T408" style:family="text">
      <style:text-properties fo:language="cs" fo:country="CZ" fo:font-style="normal" officeooo:rsid="23a5525d" style:language-asian="cs" style:country-asian="CZ" style:font-style-asian="normal" style:font-style-complex="normal"/>
    </style:style>
    <style:style style:name="T409" style:family="text">
      <style:text-properties fo:language="cs" fo:country="CZ" fo:font-style="normal" officeooo:rsid="23a66355" style:language-asian="cs" style:country-asian="CZ" style:font-style-asian="normal" style:font-style-complex="normal"/>
    </style:style>
    <style:style style:name="T410" style:family="text">
      <style:text-properties fo:language="cs" fo:country="CZ" fo:font-style="normal" officeooo:rsid="23a68aaa" style:language-asian="cs" style:country-asian="CZ" style:font-style-asian="normal" style:font-style-complex="normal"/>
    </style:style>
    <style:style style:name="T411" style:family="text">
      <style:text-properties fo:language="cs" fo:country="CZ" fo:font-style="normal" officeooo:rsid="23acc3e5" style:language-asian="cs" style:country-asian="CZ" style:font-style-asian="normal" style:font-style-complex="normal"/>
    </style:style>
    <style:style style:name="T412" style:family="text">
      <style:text-properties fo:language="cs" fo:country="CZ" fo:font-style="normal" officeooo:rsid="23aecfed" style:language-asian="cs" style:country-asian="CZ" style:font-style-asian="normal" style:font-style-complex="normal"/>
    </style:style>
    <style:style style:name="T413" style:family="text">
      <style:text-properties fo:language="cs" fo:country="CZ" fo:font-style="normal" officeooo:rsid="23b28370" style:language-asian="cs" style:country-asian="CZ" style:font-style-asian="normal" style:font-style-complex="normal"/>
    </style:style>
    <style:style style:name="T414" style:family="text">
      <style:text-properties fo:language="cs" fo:country="CZ" fo:font-style="normal" officeooo:rsid="23b4563e" style:language-asian="cs" style:country-asian="CZ" style:font-style-asian="normal" style:font-style-complex="normal"/>
    </style:style>
    <style:style style:name="T415" style:family="text">
      <style:text-properties fo:language="cs" fo:country="CZ" fo:font-style="normal" officeooo:rsid="23b61cad" style:language-asian="cs" style:country-asian="CZ" style:font-style-asian="normal" style:font-style-complex="normal"/>
    </style:style>
    <style:style style:name="T416" style:family="text">
      <style:text-properties fo:language="cs" fo:country="CZ" fo:font-style="normal" officeooo:rsid="23b742fd" style:language-asian="cs" style:country-asian="CZ" style:font-style-asian="normal" style:font-style-complex="normal"/>
    </style:style>
    <style:style style:name="T417" style:family="text">
      <style:text-properties fo:language="cs" fo:country="CZ" fo:font-style="normal" officeooo:rsid="23b95478" style:language-asian="cs" style:country-asian="CZ" style:font-style-asian="normal" style:font-style-complex="normal"/>
    </style:style>
    <style:style style:name="T418" style:family="text">
      <style:text-properties fo:language="cs" fo:country="CZ" fo:font-style="normal" officeooo:rsid="23ba6ab9" style:language-asian="cs" style:country-asian="CZ" style:font-style-asian="normal" style:font-style-complex="normal"/>
    </style:style>
    <style:style style:name="T419" style:family="text">
      <style:text-properties fo:language="cs" fo:country="CZ" fo:font-style="normal" officeooo:rsid="23bc305e" style:language-asian="cs" style:country-asian="CZ" style:font-style-asian="normal" style:font-style-complex="normal"/>
    </style:style>
    <style:style style:name="T420" style:family="text">
      <style:text-properties fo:language="cs" fo:country="CZ" fo:font-style="normal" officeooo:rsid="23be1e85" style:language-asian="cs" style:country-asian="CZ" style:font-style-asian="normal" style:font-style-complex="normal"/>
    </style:style>
    <style:style style:name="T421" style:family="text">
      <style:text-properties fo:language="cs" fo:country="CZ" fo:font-style="normal" officeooo:rsid="23be7e05" style:language-asian="cs" style:country-asian="CZ" style:font-style-asian="normal" style:font-style-complex="normal"/>
    </style:style>
    <style:style style:name="T422" style:family="text">
      <style:text-properties fo:language="cs" fo:country="CZ" fo:font-style="normal" officeooo:rsid="23c07497" style:language-asian="cs" style:country-asian="CZ" style:font-style-asian="normal" style:font-style-complex="normal"/>
    </style:style>
    <style:style style:name="T423" style:family="text">
      <style:text-properties fo:language="cs" fo:country="CZ" fo:font-style="normal" officeooo:rsid="23c21e07" style:language-asian="cs" style:country-asian="CZ" style:font-style-asian="normal" style:font-style-complex="normal"/>
    </style:style>
    <style:style style:name="T424" style:family="text">
      <style:text-properties fo:language="cs" fo:country="CZ" fo:font-style="normal" officeooo:rsid="23c804c5" style:language-asian="cs" style:country-asian="CZ" style:font-style-asian="normal" style:font-style-complex="normal"/>
    </style:style>
    <style:style style:name="T425" style:family="text">
      <style:text-properties fo:language="cs" fo:country="CZ" fo:font-style="normal" officeooo:rsid="23c97ddf" style:language-asian="cs" style:country-asian="CZ" style:font-style-asian="normal" style:font-style-complex="normal"/>
    </style:style>
    <style:style style:name="T426" style:family="text">
      <style:text-properties fo:language="cs" fo:country="CZ" fo:font-style="normal" officeooo:rsid="23cb1884" style:language-asian="cs" style:country-asian="CZ" style:font-style-asian="normal" style:font-style-complex="normal"/>
    </style:style>
    <style:style style:name="T427" style:family="text">
      <style:text-properties fo:language="cs" fo:country="CZ" fo:font-style="normal" officeooo:rsid="23cc4087" style:language-asian="cs" style:country-asian="CZ" style:font-style-asian="normal" style:font-style-complex="normal"/>
    </style:style>
    <style:style style:name="T428" style:family="text">
      <style:text-properties fo:language="cs" fo:country="CZ" fo:font-style="normal" officeooo:rsid="23cd9f0a" style:language-asian="cs" style:country-asian="CZ" style:font-style-asian="normal" style:font-style-complex="normal"/>
    </style:style>
    <style:style style:name="T429" style:family="text">
      <style:text-properties fo:language="cs" fo:country="CZ" fo:font-style="normal" officeooo:rsid="23ce8c77" style:language-asian="cs" style:country-asian="CZ" style:font-style-asian="normal" style:font-style-complex="normal"/>
    </style:style>
    <style:style style:name="T430" style:family="text">
      <style:text-properties fo:language="cs" fo:country="CZ" fo:font-style="normal" officeooo:rsid="23cf6590" style:language-asian="cs" style:country-asian="CZ" style:font-style-asian="normal" style:font-style-complex="normal"/>
    </style:style>
    <style:style style:name="T431" style:family="text">
      <style:text-properties fo:language="cs" fo:country="CZ" fo:font-style="normal" officeooo:rsid="23cfd7be" style:language-asian="cs" style:country-asian="CZ" style:font-style-asian="normal" style:font-style-complex="normal"/>
    </style:style>
    <style:style style:name="T432" style:family="text">
      <style:text-properties fo:language="cs" fo:country="CZ" fo:font-style="normal" officeooo:rsid="23d0e82c" style:language-asian="cs" style:country-asian="CZ" style:font-style-asian="normal" style:font-style-complex="normal"/>
    </style:style>
    <style:style style:name="T433" style:family="text">
      <style:text-properties fo:language="cs" fo:country="CZ" fo:font-style="normal" officeooo:rsid="23d24716" style:language-asian="cs" style:country-asian="CZ" style:font-style-asian="normal" style:font-style-complex="normal"/>
    </style:style>
    <style:style style:name="T434" style:family="text">
      <style:text-properties fo:language="cs" fo:country="CZ" fo:font-style="normal" officeooo:rsid="23d41b6c" style:language-asian="cs" style:country-asian="CZ" style:font-style-asian="normal" style:font-style-complex="normal"/>
    </style:style>
    <style:style style:name="T435" style:family="text">
      <style:text-properties fo:language="cs" fo:country="CZ" fo:font-style="normal" officeooo:rsid="23d523ff" style:language-asian="cs" style:country-asian="CZ" style:font-style-asian="normal" style:font-style-complex="normal"/>
    </style:style>
    <style:style style:name="T436" style:family="text">
      <style:text-properties fo:language="cs" fo:country="CZ" fo:font-style="normal" officeooo:rsid="23d5646f" style:language-asian="cs" style:country-asian="CZ" style:font-style-asian="normal" style:font-style-complex="normal"/>
    </style:style>
    <style:style style:name="T437" style:family="text">
      <style:text-properties fo:language="cs" fo:country="CZ" fo:font-style="normal" officeooo:rsid="23d8d5f9" style:language-asian="cs" style:country-asian="CZ" style:font-style-asian="normal" style:font-style-complex="normal"/>
    </style:style>
    <style:style style:name="T438" style:family="text">
      <style:text-properties fo:language="cs" fo:country="CZ" fo:font-style="normal" officeooo:rsid="23d917ad" style:language-asian="cs" style:country-asian="CZ" style:font-style-asian="normal" style:font-style-complex="normal"/>
    </style:style>
    <style:style style:name="T439" style:family="text">
      <style:text-properties fo:language="cs" fo:country="CZ" fo:font-style="normal" officeooo:rsid="23d97dc5" style:language-asian="cs" style:country-asian="CZ" style:font-style-asian="normal" style:font-style-complex="normal"/>
    </style:style>
    <style:style style:name="T440" style:family="text">
      <style:text-properties fo:language="cs" fo:country="CZ" fo:font-style="normal" officeooo:rsid="23d9858a" style:language-asian="cs" style:country-asian="CZ" style:font-style-asian="normal" style:font-style-complex="normal"/>
    </style:style>
    <style:style style:name="T441" style:family="text">
      <style:text-properties fo:language="cs" fo:country="CZ" fo:font-style="normal" officeooo:rsid="23dd2eaa" style:language-asian="cs" style:country-asian="CZ" style:font-style-asian="normal" style:font-style-complex="normal"/>
    </style:style>
    <style:style style:name="T442" style:family="text">
      <style:text-properties fo:language="cs" fo:country="CZ" fo:font-style="normal" officeooo:rsid="207e1207" style:language-asian="cs" style:country-asian="CZ" style:font-style-asian="normal" style:font-style-complex="normal"/>
    </style:style>
    <style:style style:name="T443" style:family="text">
      <style:text-properties fo:language="cs" fo:country="CZ" fo:font-style="normal" officeooo:rsid="208751d0" style:language-asian="cs" style:country-asian="CZ" style:font-style-asian="normal" style:font-style-complex="normal"/>
    </style:style>
    <style:style style:name="T444" style:family="text">
      <style:text-properties fo:language="cs" fo:country="CZ" fo:font-style="normal" officeooo:rsid="207fb675" style:language-asian="cs" style:country-asian="CZ" style:font-style-asian="normal" style:font-style-complex="normal"/>
    </style:style>
    <style:style style:name="T445" style:family="text">
      <style:text-properties fo:language="cs" fo:country="CZ" fo:font-style="normal" officeooo:rsid="23ded328" style:language-asian="cs" style:country-asian="CZ" style:font-style-asian="normal" style:font-style-complex="normal"/>
    </style:style>
    <style:style style:name="T446" style:family="text">
      <style:text-properties fo:language="cs" fo:country="CZ" fo:font-style="normal" officeooo:rsid="23e02bac" style:language-asian="cs" style:country-asian="CZ" style:font-style-asian="normal" style:font-style-complex="normal"/>
    </style:style>
    <style:style style:name="T447" style:family="text">
      <style:text-properties fo:language="cs" fo:country="CZ" fo:font-style="normal" officeooo:rsid="23e9cc18" style:language-asian="cs" style:country-asian="CZ" style:font-style-asian="normal" style:font-style-complex="normal"/>
    </style:style>
    <style:style style:name="T448" style:family="text">
      <style:text-properties fo:language="cs" fo:country="CZ" fo:font-style="normal" officeooo:rsid="23efea3c" style:language-asian="cs" style:country-asian="CZ" style:font-style-asian="normal" style:font-style-complex="normal"/>
    </style:style>
    <style:style style:name="T449" style:family="text">
      <style:text-properties fo:language="cs" fo:country="CZ" fo:font-style="normal" officeooo:rsid="27e08a27" style:language-asian="cs" style:country-asian="CZ" style:font-style-asian="normal" style:font-style-complex="normal"/>
    </style:style>
    <style:style style:name="T450" style:family="text">
      <style:text-properties fo:language="cs" fo:country="CZ" fo:font-style="normal" officeooo:rsid="22404075" style:language-asian="cs" style:country-asian="CZ" style:font-style-asian="normal" style:font-style-complex="normal"/>
    </style:style>
    <style:style style:name="T451" style:family="text">
      <style:text-properties fo:language="cs" fo:country="CZ" fo:font-style="normal" officeooo:rsid="27e2941a" style:language-asian="cs" style:country-asian="CZ" style:font-style-asian="normal" style:font-style-complex="normal"/>
    </style:style>
    <style:style style:name="T452" style:family="text">
      <style:text-properties fo:language="cs" fo:country="CZ" fo:font-style="normal" officeooo:rsid="27e72a02" style:language-asian="cs" style:country-asian="CZ" style:font-style-asian="normal" style:font-style-complex="normal"/>
    </style:style>
    <style:style style:name="T453" style:family="text">
      <style:text-properties fo:language="cs" fo:country="CZ" fo:font-style="normal" officeooo:rsid="27ef31c1" style:language-asian="cs" style:country-asian="CZ" style:font-style-asian="normal" style:font-style-complex="normal"/>
    </style:style>
    <style:style style:name="T454" style:family="text">
      <style:text-properties fo:language="cs" fo:country="CZ" fo:font-style="normal" officeooo:rsid="27f0e6cd" style:language-asian="cs" style:country-asian="CZ" style:font-style-asian="normal" style:font-style-complex="normal"/>
    </style:style>
    <style:style style:name="T455" style:family="text">
      <style:text-properties fo:language="cs" fo:country="CZ" fo:font-style="normal" fo:font-weight="normal" officeooo:rsid="1f0953c4" style:font-style-asian="normal" style:font-weight-asian="normal" style:font-style-complex="normal" style:font-weight-complex="normal"/>
    </style:style>
    <style:style style:name="T456" style:family="text">
      <style:text-properties fo:language="cs" fo:country="CZ" fo:font-style="normal" fo:font-weight="normal" officeooo:rsid="1e07a243" style:font-style-asian="normal" style:font-weight-asian="normal" style:font-style-complex="normal" style:font-weight-complex="normal"/>
    </style:style>
    <style:style style:name="T457" style:family="text">
      <style:text-properties fo:language="cs" fo:country="CZ" fo:font-style="normal" fo:font-weight="normal" officeooo:rsid="1e08667a" style:font-style-asian="normal" style:font-weight-asian="normal" style:font-style-complex="normal" style:font-weight-complex="normal"/>
    </style:style>
    <style:style style:name="T458" style:family="text">
      <style:text-properties fo:language="cs" fo:country="CZ" fo:font-style="normal" fo:font-weight="normal" officeooo:rsid="1e05f260" style:font-style-asian="normal" style:font-weight-asian="normal" style:font-style-complex="normal" style:font-weight-complex="normal"/>
    </style:style>
    <style:style style:name="T459" style:family="text">
      <style:text-properties fo:language="cs" fo:country="CZ" fo:font-style="normal" fo:font-weight="normal" officeooo:rsid="257c02ea" style:font-style-asian="normal" style:font-weight-asian="normal" style:font-style-complex="normal" style:font-weight-complex="normal"/>
    </style:style>
    <style:style style:name="T460" style:family="text">
      <style:text-properties fo:language="cs" fo:country="CZ" fo:font-style="normal" fo:font-weight="normal" officeooo:rsid="257e1516" style:font-style-asian="normal" style:font-weight-asian="normal" style:font-style-complex="normal" style:font-weight-complex="normal"/>
    </style:style>
    <style:style style:name="T461" style:family="text">
      <style:text-properties fo:language="cs" fo:country="CZ" fo:font-style="normal" fo:font-weight="normal" officeooo:rsid="257f20c1" style:font-style-asian="normal" style:font-weight-asian="normal" style:font-style-complex="normal" style:font-weight-complex="normal"/>
    </style:style>
    <style:style style:name="T462" style:family="text">
      <style:text-properties fo:language="cs" fo:country="CZ" fo:font-style="normal" fo:font-weight="normal" officeooo:rsid="258efb2f" style:font-style-asian="normal" style:font-weight-asian="normal" style:font-style-complex="normal" style:font-weight-complex="normal"/>
    </style:style>
    <style:style style:name="T463" style:family="text">
      <style:text-properties fo:language="cs" fo:country="CZ" fo:font-style="normal" fo:font-weight="normal" officeooo:rsid="258f3419" style:font-style-asian="normal" style:font-weight-asian="normal" style:font-style-complex="normal" style:font-weight-complex="normal"/>
    </style:style>
    <style:style style:name="T464" style:family="text">
      <style:text-properties fo:language="cs" fo:country="CZ" fo:font-style="normal" fo:font-weight="normal" officeooo:rsid="259f0425" style:font-style-asian="normal" style:font-weight-asian="normal" style:font-style-complex="normal" style:font-weight-complex="normal"/>
    </style:style>
    <style:style style:name="T465" style:family="text">
      <style:text-properties fo:language="cs" fo:country="CZ" fo:font-style="normal" fo:font-weight="normal" officeooo:rsid="26bcff23" style:font-style-asian="normal" style:font-weight-asian="normal" style:font-style-complex="normal" style:font-weight-complex="normal"/>
    </style:style>
    <style:style style:name="T466" style:family="text">
      <style:text-properties fo:language="cs" fo:country="CZ" fo:font-style="normal" fo:font-weight="bold" style:font-style-asian="normal" style:font-weight-asian="bold" style:font-style-complex="normal" style:font-weight-complex="bold"/>
    </style:style>
    <style:style style:name="T467" style:family="text">
      <style:text-properties fo:language="cs" fo:country="CZ" fo:font-style="normal" fo:font-weight="bold" officeooo:rsid="11d44a88" style:font-style-asian="normal" style:font-weight-asian="bold" style:font-style-complex="normal" style:font-weight-complex="bold"/>
    </style:style>
    <style:style style:name="T468" style:family="text">
      <style:text-properties fo:language="cs" fo:country="CZ" fo:font-style="normal" fo:font-weight="bold" officeooo:rsid="2569af57" style:font-style-asian="normal" style:font-weight-asian="bold" style:font-style-complex="normal" style:font-weight-complex="bold"/>
    </style:style>
    <style:style style:name="T469" style:family="text">
      <style:text-properties fo:language="cs" fo:country="CZ" fo:font-style="normal" fo:font-weight="bold" officeooo:rsid="1dfd222d" style:font-style-asian="normal" style:font-weight-asian="bold" style:font-style-complex="normal" style:font-weight-complex="bold"/>
    </style:style>
    <style:style style:name="T470" style:family="text">
      <style:text-properties fo:language="cs" fo:country="CZ" fo:font-style="normal" fo:font-weight="bold" officeooo:rsid="183e0810" style:font-style-asian="normal" style:font-weight-asian="bold" style:font-style-complex="normal" style:font-weight-complex="bold"/>
    </style:style>
    <style:style style:name="T471" style:family="text">
      <style:text-properties fo:language="cs" fo:country="CZ" fo:font-style="normal" fo:font-weight="bold" officeooo:rsid="11354dcd" style:font-style-asian="normal" style:font-weight-asian="bold" style:font-style-complex="normal" style:font-weight-complex="bold"/>
    </style:style>
    <style:style style:name="T472" style:family="text">
      <style:text-properties fo:language="cs" fo:country="CZ" fo:font-style="normal" fo:font-weight="bold" officeooo:rsid="28f385a2" style:font-style-asian="normal" style:font-weight-asian="bold" style:font-style-complex="normal" style:font-weight-complex="bold"/>
    </style:style>
    <style:style style:name="T473" style:family="text">
      <style:text-properties fo:language="cs" fo:country="CZ" fo:font-style="normal" style:font-style-asian="normal" style:font-style-complex="normal"/>
    </style:style>
    <style:style style:name="T474" style:family="text">
      <style:text-properties fo:language="cs" fo:country="CZ" fo:font-style="normal" officeooo:rsid="1dbdf5ee" style:font-style-asian="normal" style:font-style-complex="normal"/>
    </style:style>
    <style:style style:name="T475" style:family="text">
      <style:text-properties fo:language="cs" fo:country="CZ" fo:font-style="normal" officeooo:rsid="1dfd222d" style:font-style-asian="normal" style:font-style-complex="normal"/>
    </style:style>
    <style:style style:name="T476" style:family="text">
      <style:text-properties fo:language="cs" fo:country="CZ" fo:font-style="normal" officeooo:rsid="1dc2ae84" style:font-style-asian="normal" style:font-style-complex="normal"/>
    </style:style>
    <style:style style:name="T477" style:family="text">
      <style:text-properties fo:language="cs" fo:country="CZ" fo:font-style="normal" officeooo:rsid="1f8f71f4" style:font-style-asian="normal" style:font-style-complex="normal"/>
    </style:style>
    <style:style style:name="T478" style:family="text">
      <style:text-properties fo:language="cs" fo:country="CZ" fo:font-style="normal" officeooo:rsid="2569af57" style:font-style-asian="normal" style:font-style-complex="normal"/>
    </style:style>
    <style:style style:name="T479" style:family="text">
      <style:text-properties fo:language="cs" fo:country="CZ" fo:font-style="normal" officeooo:rsid="259f0425" style:font-style-asian="normal" style:font-style-complex="normal"/>
    </style:style>
    <style:style style:name="T480" style:family="text">
      <style:text-properties fo:language="cs" fo:country="CZ" fo:font-style="normal" officeooo:rsid="1dfdd6ef" style:font-style-asian="normal" style:font-style-complex="normal"/>
    </style:style>
    <style:style style:name="T481" style:family="text">
      <style:text-properties fo:language="cs" fo:country="CZ" fo:font-style="normal" officeooo:rsid="25a0872c" style:font-style-asian="normal" style:font-style-complex="normal"/>
    </style:style>
    <style:style style:name="T482" style:family="text">
      <style:text-properties fo:language="cs" fo:country="CZ" fo:font-style="normal" officeooo:rsid="25a63f6d" style:font-style-asian="normal" style:font-style-complex="normal"/>
    </style:style>
    <style:style style:name="T483" style:family="text">
      <style:text-properties fo:language="cs" fo:country="CZ" fo:font-style="normal" officeooo:rsid="25f2cf8b" style:font-style-asian="normal" style:font-style-complex="normal"/>
    </style:style>
    <style:style style:name="T484" style:family="text">
      <style:text-properties fo:language="cs" fo:country="CZ" fo:font-style="normal" officeooo:rsid="26b92a3f" style:font-style-asian="normal" style:font-style-complex="normal"/>
    </style:style>
    <style:style style:name="T485" style:family="text">
      <style:text-properties fo:language="cs" fo:country="CZ" fo:font-style="normal" officeooo:rsid="26bb1452" style:font-style-asian="normal" style:font-style-complex="normal"/>
    </style:style>
    <style:style style:name="T486" style:family="text">
      <style:text-properties fo:language="cs" fo:country="CZ" fo:font-style="normal" officeooo:rsid="13e65e33" style:font-style-asian="normal" style:font-style-complex="normal"/>
    </style:style>
    <style:style style:name="T487" style:family="text">
      <style:text-properties fo:language="cs" fo:country="CZ" fo:font-style="normal" officeooo:rsid="13e2a301" style:font-style-asian="normal" style:font-style-complex="normal"/>
    </style:style>
    <style:style style:name="T488" style:family="text">
      <style:text-properties fo:language="cs" fo:country="CZ" fo:font-style="normal" officeooo:rsid="1a138103" style:font-style-asian="normal" style:font-style-complex="normal"/>
    </style:style>
    <style:style style:name="T489" style:family="text">
      <style:text-properties fo:language="cs" fo:country="CZ" fo:font-style="normal" officeooo:rsid="13e3b3c3" style:font-style-asian="normal" style:font-style-complex="normal"/>
    </style:style>
    <style:style style:name="T490" style:family="text">
      <style:text-properties fo:language="cs" fo:country="CZ" style:language-asian="cs" style:country-asian="CZ"/>
    </style:style>
    <style:style style:name="T491" style:family="text">
      <style:text-properties fo:language="cs" fo:country="CZ" officeooo:rsid="20228d7e" style:language-asian="cs" style:country-asian="CZ"/>
    </style:style>
    <style:style style:name="T492" style:family="text">
      <style:text-properties fo:language="cs" fo:country="CZ" officeooo:rsid="2022d038" style:language-asian="cs" style:country-asian="CZ"/>
    </style:style>
    <style:style style:name="T493" style:family="text">
      <style:text-properties fo:language="cs" fo:country="CZ" officeooo:rsid="202364ac" style:language-asian="cs" style:country-asian="CZ"/>
    </style:style>
    <style:style style:name="T494" style:family="text">
      <style:text-properties fo:language="cs" fo:country="CZ" officeooo:rsid="20267c2c" style:language-asian="cs" style:country-asian="CZ"/>
    </style:style>
    <style:style style:name="T495" style:family="text">
      <style:text-properties fo:language="cs" fo:country="CZ" officeooo:rsid="202b1bc4" style:language-asian="cs" style:country-asian="CZ"/>
    </style:style>
    <style:style style:name="T496" style:family="text">
      <style:text-properties fo:language="cs" fo:country="CZ" officeooo:rsid="202b31b7" style:language-asian="cs" style:country-asian="CZ"/>
    </style:style>
    <style:style style:name="T497" style:family="text">
      <style:text-properties fo:language="cs" fo:country="CZ" officeooo:rsid="202c217c" style:language-asian="cs" style:country-asian="CZ"/>
    </style:style>
    <style:style style:name="T498" style:family="text">
      <style:text-properties fo:language="cs" fo:country="CZ" officeooo:rsid="202ffbff" style:language-asian="cs" style:country-asian="CZ"/>
    </style:style>
    <style:style style:name="T499" style:family="text">
      <style:text-properties fo:language="cs" fo:country="CZ" officeooo:rsid="203187de" style:language-asian="cs" style:country-asian="CZ"/>
    </style:style>
    <style:style style:name="T500" style:family="text">
      <style:text-properties fo:language="cs" fo:country="CZ" officeooo:rsid="2033ec3f" style:language-asian="cs" style:country-asian="CZ"/>
    </style:style>
    <style:style style:name="T501" style:family="text">
      <style:text-properties fo:language="cs" fo:country="CZ" officeooo:rsid="203781ed" style:language-asian="cs" style:country-asian="CZ"/>
    </style:style>
    <style:style style:name="T502" style:family="text">
      <style:text-properties fo:language="cs" fo:country="CZ" officeooo:rsid="2038b19c" style:language-asian="cs" style:country-asian="CZ"/>
    </style:style>
    <style:style style:name="T503" style:family="text">
      <style:text-properties fo:language="cs" fo:country="CZ" officeooo:rsid="2065d056" style:language-asian="cs" style:country-asian="CZ"/>
    </style:style>
    <style:style style:name="T504" style:family="text">
      <style:text-properties fo:language="cs" fo:country="CZ" officeooo:rsid="206d0113" style:language-asian="cs" style:country-asian="CZ"/>
    </style:style>
    <style:style style:name="T505" style:family="text">
      <style:text-properties fo:language="cs" fo:country="CZ" officeooo:rsid="2070f8c1" style:language-asian="cs" style:country-asian="CZ"/>
    </style:style>
    <style:style style:name="T506" style:family="text">
      <style:text-properties fo:language="cs" fo:country="CZ" officeooo:rsid="206f2028" style:language-asian="cs" style:country-asian="CZ"/>
    </style:style>
    <style:style style:name="T507" style:family="text">
      <style:text-properties fo:language="cs" fo:country="CZ" officeooo:rsid="20759c9f" style:language-asian="cs" style:country-asian="CZ"/>
    </style:style>
    <style:style style:name="T508" style:family="text">
      <style:text-properties fo:language="cs" fo:country="CZ" officeooo:rsid="20834f4f" style:language-asian="cs" style:country-asian="CZ"/>
    </style:style>
    <style:style style:name="T509" style:family="text">
      <style:text-properties fo:language="cs" fo:country="CZ" officeooo:rsid="20a3122c" style:language-asian="cs" style:country-asian="CZ"/>
    </style:style>
    <style:style style:name="T510" style:family="text">
      <style:text-properties fo:language="cs" fo:country="CZ" officeooo:rsid="20a3c511" style:language-asian="cs" style:country-asian="CZ"/>
    </style:style>
    <style:style style:name="T511" style:family="text">
      <style:text-properties fo:language="cs" fo:country="CZ" officeooo:rsid="20a56c6b" style:language-asian="cs" style:country-asian="CZ"/>
    </style:style>
    <style:style style:name="T512" style:family="text">
      <style:text-properties fo:language="cs" fo:country="CZ" officeooo:rsid="20a75113" style:language-asian="cs" style:country-asian="CZ"/>
    </style:style>
    <style:style style:name="T513" style:family="text">
      <style:text-properties fo:language="cs" fo:country="CZ" officeooo:rsid="20aac5d0" style:language-asian="cs" style:country-asian="CZ"/>
    </style:style>
    <style:style style:name="T514" style:family="text">
      <style:text-properties fo:language="cs" fo:country="CZ" officeooo:rsid="20ace839" style:language-asian="cs" style:country-asian="CZ"/>
    </style:style>
    <style:style style:name="T515" style:family="text">
      <style:text-properties fo:language="cs" fo:country="CZ" officeooo:rsid="2122963b" style:language-asian="cs" style:country-asian="CZ"/>
    </style:style>
    <style:style style:name="T516" style:family="text">
      <style:text-properties fo:language="cs" fo:country="CZ" officeooo:rsid="207b8e54" style:language-asian="cs" style:country-asian="CZ"/>
    </style:style>
    <style:style style:name="T517" style:family="text">
      <style:text-properties fo:language="cs" fo:country="CZ" officeooo:rsid="21537a33" style:language-asian="cs" style:country-asian="CZ"/>
    </style:style>
    <style:style style:name="T518" style:family="text">
      <style:text-properties fo:language="cs" fo:country="CZ" officeooo:rsid="215a0579" style:language-asian="cs" style:country-asian="CZ"/>
    </style:style>
    <style:style style:name="T519" style:family="text">
      <style:text-properties fo:language="cs" fo:country="CZ" officeooo:rsid="2165869a" style:language-asian="cs" style:country-asian="CZ"/>
    </style:style>
    <style:style style:name="T520" style:family="text">
      <style:text-properties fo:language="cs" fo:country="CZ" officeooo:rsid="21667c9e" style:language-asian="cs" style:country-asian="CZ"/>
    </style:style>
    <style:style style:name="T521" style:family="text">
      <style:text-properties fo:language="cs" fo:country="CZ" officeooo:rsid="216a5f13" style:language-asian="cs" style:country-asian="CZ"/>
    </style:style>
    <style:style style:name="T522" style:family="text">
      <style:text-properties fo:language="cs" fo:country="CZ" officeooo:rsid="21716f32" style:language-asian="cs" style:country-asian="CZ"/>
    </style:style>
    <style:style style:name="T523" style:family="text">
      <style:text-properties fo:language="cs" fo:country="CZ" officeooo:rsid="2194fb18" style:language-asian="cs" style:country-asian="CZ"/>
    </style:style>
    <style:style style:name="T524" style:family="text">
      <style:text-properties fo:language="cs" fo:country="CZ" officeooo:rsid="21966d5f" style:language-asian="cs" style:country-asian="CZ"/>
    </style:style>
    <style:style style:name="T525" style:family="text">
      <style:text-properties fo:language="cs" fo:country="CZ" officeooo:rsid="2196dca8" style:language-asian="cs" style:country-asian="CZ"/>
    </style:style>
    <style:style style:name="T526" style:family="text">
      <style:text-properties fo:language="cs" fo:country="CZ" officeooo:rsid="219aa5af" style:language-asian="cs" style:country-asian="CZ"/>
    </style:style>
    <style:style style:name="T527" style:family="text">
      <style:text-properties fo:language="cs" fo:country="CZ" officeooo:rsid="21ab8207" style:language-asian="cs" style:country-asian="CZ"/>
    </style:style>
    <style:style style:name="T528" style:family="text">
      <style:text-properties fo:language="cs" fo:country="CZ" officeooo:rsid="21b78951" style:language-asian="cs" style:country-asian="CZ"/>
    </style:style>
    <style:style style:name="T529" style:family="text">
      <style:text-properties fo:language="cs" fo:country="CZ" officeooo:rsid="21b97db2" style:language-asian="cs" style:country-asian="CZ"/>
    </style:style>
    <style:style style:name="T530" style:family="text">
      <style:text-properties fo:language="cs" fo:country="CZ" officeooo:rsid="21b1e115" style:language-asian="cs" style:country-asian="CZ"/>
    </style:style>
    <style:style style:name="T531" style:family="text">
      <style:text-properties fo:language="cs" fo:country="CZ" officeooo:rsid="21c502f0" style:language-asian="cs" style:country-asian="CZ"/>
    </style:style>
    <style:style style:name="T532" style:family="text">
      <style:text-properties fo:language="cs" fo:country="CZ" officeooo:rsid="21ca4657" style:language-asian="cs" style:country-asian="CZ"/>
    </style:style>
    <style:style style:name="T533" style:family="text">
      <style:text-properties fo:language="cs" fo:country="CZ" officeooo:rsid="21ca843b" style:language-asian="cs" style:country-asian="CZ"/>
    </style:style>
    <style:style style:name="T534" style:family="text">
      <style:text-properties fo:language="cs" fo:country="CZ" officeooo:rsid="21cc25a8" style:language-asian="cs" style:country-asian="CZ"/>
    </style:style>
    <style:style style:name="T535" style:family="text">
      <style:text-properties fo:language="cs" fo:country="CZ" officeooo:rsid="21cc6043" style:language-asian="cs" style:country-asian="CZ"/>
    </style:style>
    <style:style style:name="T536" style:family="text">
      <style:text-properties fo:language="cs" fo:country="CZ" officeooo:rsid="21d0ba1e" style:language-asian="cs" style:country-asian="CZ"/>
    </style:style>
    <style:style style:name="T537" style:family="text">
      <style:text-properties fo:language="cs" fo:country="CZ" officeooo:rsid="21d106c2" style:language-asian="cs" style:country-asian="CZ"/>
    </style:style>
    <style:style style:name="T538" style:family="text">
      <style:text-properties fo:language="cs" fo:country="CZ" officeooo:rsid="21d1cb1f" style:language-asian="cs" style:country-asian="CZ"/>
    </style:style>
    <style:style style:name="T539" style:family="text">
      <style:text-properties fo:language="cs" fo:country="CZ" officeooo:rsid="21d3385f" style:language-asian="cs" style:country-asian="CZ"/>
    </style:style>
    <style:style style:name="T540" style:family="text">
      <style:text-properties fo:language="cs" fo:country="CZ" officeooo:rsid="21d3dbb1" style:language-asian="cs" style:country-asian="CZ"/>
    </style:style>
    <style:style style:name="T541" style:family="text">
      <style:text-properties fo:language="cs" fo:country="CZ" officeooo:rsid="22069267" style:language-asian="cs" style:country-asian="CZ"/>
    </style:style>
    <style:style style:name="T542" style:family="text">
      <style:text-properties fo:language="cs" fo:country="CZ" officeooo:rsid="2209386b" style:language-asian="cs" style:country-asian="CZ"/>
    </style:style>
    <style:style style:name="T543" style:family="text">
      <style:text-properties fo:language="cs" fo:country="CZ" officeooo:rsid="220f5aec" style:language-asian="cs" style:country-asian="CZ"/>
    </style:style>
    <style:style style:name="T544" style:family="text">
      <style:text-properties fo:language="cs" fo:country="CZ" officeooo:rsid="2212f493" style:language-asian="cs" style:country-asian="CZ"/>
    </style:style>
    <style:style style:name="T545" style:family="text">
      <style:text-properties fo:language="cs" fo:country="CZ" officeooo:rsid="22147956" style:language-asian="cs" style:country-asian="CZ"/>
    </style:style>
    <style:style style:name="T546" style:family="text">
      <style:text-properties fo:language="cs" fo:country="CZ" officeooo:rsid="2215a714" style:language-asian="cs" style:country-asian="CZ"/>
    </style:style>
    <style:style style:name="T547" style:family="text">
      <style:text-properties fo:language="cs" fo:country="CZ" officeooo:rsid="221657ce" style:language-asian="cs" style:country-asian="CZ"/>
    </style:style>
    <style:style style:name="T548" style:family="text">
      <style:text-properties fo:language="cs" fo:country="CZ" officeooo:rsid="22197097" style:language-asian="cs" style:country-asian="CZ"/>
    </style:style>
    <style:style style:name="T549" style:family="text">
      <style:text-properties fo:language="cs" fo:country="CZ" officeooo:rsid="221a0527" style:language-asian="cs" style:country-asian="CZ"/>
    </style:style>
    <style:style style:name="T550" style:family="text">
      <style:text-properties fo:language="cs" fo:country="CZ" officeooo:rsid="221e54e3" style:language-asian="cs" style:country-asian="CZ"/>
    </style:style>
    <style:style style:name="T551" style:family="text">
      <style:text-properties fo:language="cs" fo:country="CZ" officeooo:rsid="221e937b" style:language-asian="cs" style:country-asian="CZ"/>
    </style:style>
    <style:style style:name="T552" style:family="text">
      <style:text-properties fo:language="cs" fo:country="CZ" officeooo:rsid="2229be1f" style:language-asian="cs" style:country-asian="CZ"/>
    </style:style>
    <style:style style:name="T553" style:family="text">
      <style:text-properties fo:language="cs" fo:country="CZ" officeooo:rsid="223126e4" style:language-asian="cs" style:country-asian="CZ"/>
    </style:style>
    <style:style style:name="T554" style:family="text">
      <style:text-properties fo:language="cs" fo:country="CZ" officeooo:rsid="22334148" style:language-asian="cs" style:country-asian="CZ"/>
    </style:style>
    <style:style style:name="T555" style:family="text">
      <style:text-properties fo:language="cs" fo:country="CZ" officeooo:rsid="223e7fa9" style:language-asian="cs" style:country-asian="CZ"/>
    </style:style>
    <style:style style:name="T556" style:family="text">
      <style:text-properties fo:language="cs" fo:country="CZ" officeooo:rsid="22404075" style:language-asian="cs" style:country-asian="CZ"/>
    </style:style>
    <style:style style:name="T557" style:family="text">
      <style:text-properties fo:language="cs" fo:country="CZ" officeooo:rsid="2242ceb5" style:language-asian="cs" style:country-asian="CZ"/>
    </style:style>
    <style:style style:name="T558" style:family="text">
      <style:text-properties fo:language="cs" fo:country="CZ" officeooo:rsid="22447983" style:language-asian="cs" style:country-asian="CZ"/>
    </style:style>
    <style:style style:name="T559" style:family="text">
      <style:text-properties fo:language="cs" fo:country="CZ" officeooo:rsid="224a5cc5" style:language-asian="cs" style:country-asian="CZ"/>
    </style:style>
    <style:style style:name="T560" style:family="text">
      <style:text-properties fo:language="cs" fo:country="CZ" officeooo:rsid="224b196c" style:language-asian="cs" style:country-asian="CZ"/>
    </style:style>
    <style:style style:name="T561" style:family="text">
      <style:text-properties fo:language="cs" fo:country="CZ" officeooo:rsid="224c7800" style:language-asian="cs" style:country-asian="CZ"/>
    </style:style>
    <style:style style:name="T562" style:family="text">
      <style:text-properties fo:language="cs" fo:country="CZ" officeooo:rsid="224de8a4" style:language-asian="cs" style:country-asian="CZ"/>
    </style:style>
    <style:style style:name="T563" style:family="text">
      <style:text-properties fo:language="cs" fo:country="CZ" officeooo:rsid="224f2e6b" style:language-asian="cs" style:country-asian="CZ"/>
    </style:style>
    <style:style style:name="T564" style:family="text">
      <style:text-properties fo:language="cs" fo:country="CZ" officeooo:rsid="224faa8c" style:language-asian="cs" style:country-asian="CZ"/>
    </style:style>
    <style:style style:name="T565" style:family="text">
      <style:text-properties fo:language="cs" fo:country="CZ" officeooo:rsid="2250e708" style:language-asian="cs" style:country-asian="CZ"/>
    </style:style>
    <style:style style:name="T566" style:family="text">
      <style:text-properties fo:language="cs" fo:country="CZ" officeooo:rsid="2255106c" style:language-asian="cs" style:country-asian="CZ"/>
    </style:style>
    <style:style style:name="T567" style:family="text">
      <style:text-properties fo:language="cs" fo:country="CZ" officeooo:rsid="2257a472" style:language-asian="cs" style:country-asian="CZ"/>
    </style:style>
    <style:style style:name="T568" style:family="text">
      <style:text-properties fo:language="cs" fo:country="CZ" officeooo:rsid="22593a1f" style:language-asian="cs" style:country-asian="CZ"/>
    </style:style>
    <style:style style:name="T569" style:family="text">
      <style:text-properties fo:language="cs" fo:country="CZ" officeooo:rsid="2262950f" style:language-asian="cs" style:country-asian="CZ"/>
    </style:style>
    <style:style style:name="T570" style:family="text">
      <style:text-properties fo:language="cs" fo:country="CZ" officeooo:rsid="2270d6b1" style:language-asian="cs" style:country-asian="CZ"/>
    </style:style>
    <style:style style:name="T571" style:family="text">
      <style:text-properties fo:language="cs" fo:country="CZ" officeooo:rsid="2270e0f8" style:language-asian="cs" style:country-asian="CZ"/>
    </style:style>
    <style:style style:name="T572" style:family="text">
      <style:text-properties fo:language="cs" fo:country="CZ" officeooo:rsid="227187a1" style:language-asian="cs" style:country-asian="CZ"/>
    </style:style>
    <style:style style:name="T573" style:family="text">
      <style:text-properties fo:language="cs" fo:country="CZ" officeooo:rsid="227200b6" style:language-asian="cs" style:country-asian="CZ"/>
    </style:style>
    <style:style style:name="T574" style:family="text">
      <style:text-properties fo:language="cs" fo:country="CZ" officeooo:rsid="22727396" style:language-asian="cs" style:country-asian="CZ"/>
    </style:style>
    <style:style style:name="T575" style:family="text">
      <style:text-properties fo:language="cs" fo:country="CZ" officeooo:rsid="227303f0" style:language-asian="cs" style:country-asian="CZ"/>
    </style:style>
    <style:style style:name="T576" style:family="text">
      <style:text-properties fo:language="cs" fo:country="CZ" officeooo:rsid="22735bcd" style:language-asian="cs" style:country-asian="CZ"/>
    </style:style>
    <style:style style:name="T577" style:family="text">
      <style:text-properties fo:language="cs" fo:country="CZ" officeooo:rsid="2274e3d9" style:language-asian="cs" style:country-asian="CZ"/>
    </style:style>
    <style:style style:name="T578" style:family="text">
      <style:text-properties fo:language="cs" fo:country="CZ" officeooo:rsid="227aef80" style:language-asian="cs" style:country-asian="CZ"/>
    </style:style>
    <style:style style:name="T579" style:family="text">
      <style:text-properties fo:language="cs" fo:country="CZ" officeooo:rsid="227f3f4c" style:language-asian="cs" style:country-asian="CZ"/>
    </style:style>
    <style:style style:name="T580" style:family="text">
      <style:text-properties fo:language="cs" fo:country="CZ" officeooo:rsid="22800e48" style:language-asian="cs" style:country-asian="CZ"/>
    </style:style>
    <style:style style:name="T581" style:family="text">
      <style:text-properties fo:language="cs" fo:country="CZ" officeooo:rsid="2282078d" style:language-asian="cs" style:country-asian="CZ"/>
    </style:style>
    <style:style style:name="T582" style:family="text">
      <style:text-properties fo:language="cs" fo:country="CZ" officeooo:rsid="2283fdc0" style:language-asian="cs" style:country-asian="CZ"/>
    </style:style>
    <style:style style:name="T583" style:family="text">
      <style:text-properties fo:language="cs" fo:country="CZ" officeooo:rsid="2284bf97" style:language-asian="cs" style:country-asian="CZ"/>
    </style:style>
    <style:style style:name="T584" style:family="text">
      <style:text-properties fo:language="cs" fo:country="CZ" officeooo:rsid="2285b6a1" style:language-asian="cs" style:country-asian="CZ"/>
    </style:style>
    <style:style style:name="T585" style:family="text">
      <style:text-properties fo:language="cs" fo:country="CZ" officeooo:rsid="228809ae" style:language-asian="cs" style:country-asian="CZ"/>
    </style:style>
    <style:style style:name="T586" style:family="text">
      <style:text-properties fo:language="cs" fo:country="CZ" officeooo:rsid="161b024d" style:language-asian="cs" style:country-asian="CZ"/>
    </style:style>
    <style:style style:name="T587" style:family="text">
      <style:text-properties fo:language="cs" fo:country="CZ" officeooo:rsid="228a0369" style:language-asian="cs" style:country-asian="CZ"/>
    </style:style>
    <style:style style:name="T588" style:family="text">
      <style:text-properties fo:language="cs" fo:country="CZ" officeooo:rsid="228a2f29" style:language-asian="cs" style:country-asian="CZ"/>
    </style:style>
    <style:style style:name="T589" style:family="text">
      <style:text-properties fo:language="cs" fo:country="CZ" officeooo:rsid="228a945e" style:language-asian="cs" style:country-asian="CZ"/>
    </style:style>
    <style:style style:name="T590" style:family="text">
      <style:text-properties fo:language="cs" fo:country="CZ" officeooo:rsid="228dc0f3" style:language-asian="cs" style:country-asian="CZ"/>
    </style:style>
    <style:style style:name="T591" style:family="text">
      <style:text-properties fo:language="cs" fo:country="CZ" officeooo:rsid="22908664" style:language-asian="cs" style:country-asian="CZ"/>
    </style:style>
    <style:style style:name="T592" style:family="text">
      <style:text-properties fo:language="cs" fo:country="CZ" officeooo:rsid="22925ac4" style:language-asian="cs" style:country-asian="CZ"/>
    </style:style>
    <style:style style:name="T593" style:family="text">
      <style:text-properties fo:language="cs" fo:country="CZ" officeooo:rsid="2293f1b1" style:language-asian="cs" style:country-asian="CZ"/>
    </style:style>
    <style:style style:name="T594" style:family="text">
      <style:text-properties fo:language="cs" fo:country="CZ" officeooo:rsid="2297aba1" style:language-asian="cs" style:country-asian="CZ"/>
    </style:style>
    <style:style style:name="T595" style:family="text">
      <style:text-properties fo:language="cs" fo:country="CZ" officeooo:rsid="2297affa" style:language-asian="cs" style:country-asian="CZ"/>
    </style:style>
    <style:style style:name="T596" style:family="text">
      <style:text-properties fo:language="cs" fo:country="CZ" officeooo:rsid="2299a298" style:language-asian="cs" style:country-asian="CZ"/>
    </style:style>
    <style:style style:name="T597" style:family="text">
      <style:text-properties fo:language="cs" fo:country="CZ" officeooo:rsid="229c2711" style:language-asian="cs" style:country-asian="CZ"/>
    </style:style>
    <style:style style:name="T598" style:family="text">
      <style:text-properties fo:language="cs" fo:country="CZ" officeooo:rsid="22a49575" style:language-asian="cs" style:country-asian="CZ"/>
    </style:style>
    <style:style style:name="T599" style:family="text">
      <style:text-properties fo:language="cs" fo:country="CZ" officeooo:rsid="22ae25cb" style:language-asian="cs" style:country-asian="CZ"/>
    </style:style>
    <style:style style:name="T600" style:family="text">
      <style:text-properties fo:language="cs" fo:country="CZ" officeooo:rsid="22b022b7" style:language-asian="cs" style:country-asian="CZ"/>
    </style:style>
    <style:style style:name="T601" style:family="text">
      <style:text-properties fo:language="cs" fo:country="CZ" officeooo:rsid="22b20bb0" style:language-asian="cs" style:country-asian="CZ"/>
    </style:style>
    <style:style style:name="T602" style:family="text">
      <style:text-properties fo:language="cs" fo:country="CZ" officeooo:rsid="22ba960b" style:language-asian="cs" style:country-asian="CZ"/>
    </style:style>
    <style:style style:name="T603" style:family="text">
      <style:text-properties fo:language="cs" fo:country="CZ" officeooo:rsid="22c1f3e0" style:language-asian="cs" style:country-asian="CZ"/>
    </style:style>
    <style:style style:name="T604" style:family="text">
      <style:text-properties fo:language="cs" fo:country="CZ" officeooo:rsid="22d09261" style:language-asian="cs" style:country-asian="CZ"/>
    </style:style>
    <style:style style:name="T605" style:family="text">
      <style:text-properties fo:language="cs" fo:country="CZ" officeooo:rsid="22e5d946" style:language-asian="cs" style:country-asian="CZ"/>
    </style:style>
    <style:style style:name="T606" style:family="text">
      <style:text-properties fo:language="cs" fo:country="CZ" officeooo:rsid="22e7a051" style:language-asian="cs" style:country-asian="CZ"/>
    </style:style>
    <style:style style:name="T607" style:family="text">
      <style:text-properties fo:language="cs" fo:country="CZ" officeooo:rsid="22ec9b08" style:language-asian="cs" style:country-asian="CZ"/>
    </style:style>
    <style:style style:name="T608" style:family="text">
      <style:text-properties fo:language="cs" fo:country="CZ" officeooo:rsid="22f1962f" style:language-asian="cs" style:country-asian="CZ"/>
    </style:style>
    <style:style style:name="T609" style:family="text">
      <style:text-properties fo:language="cs" fo:country="CZ" officeooo:rsid="21a77545" style:language-asian="cs" style:country-asian="CZ"/>
    </style:style>
    <style:style style:name="T610" style:family="text">
      <style:text-properties fo:language="cs" fo:country="CZ" officeooo:rsid="2059a202" style:language-asian="cs" style:country-asian="CZ"/>
    </style:style>
    <style:style style:name="T611" style:family="text">
      <style:text-properties fo:language="cs" fo:country="CZ" officeooo:rsid="22f92fef" style:language-asian="cs" style:country-asian="CZ"/>
    </style:style>
    <style:style style:name="T612" style:family="text">
      <style:text-properties fo:language="cs" fo:country="CZ" officeooo:rsid="22fd6eed" style:language-asian="cs" style:country-asian="CZ"/>
    </style:style>
    <style:style style:name="T613" style:family="text">
      <style:text-properties fo:language="cs" fo:country="CZ" officeooo:rsid="22fe0d01" style:language-asian="cs" style:country-asian="CZ"/>
    </style:style>
    <style:style style:name="T614" style:family="text">
      <style:text-properties fo:language="cs" fo:country="CZ" officeooo:rsid="2302436a" style:language-asian="cs" style:country-asian="CZ"/>
    </style:style>
    <style:style style:name="T615" style:family="text">
      <style:text-properties fo:language="cs" fo:country="CZ" officeooo:rsid="2304ad9b" style:language-asian="cs" style:country-asian="CZ"/>
    </style:style>
    <style:style style:name="T616" style:family="text">
      <style:text-properties fo:language="cs" fo:country="CZ" officeooo:rsid="230ba10e" style:language-asian="cs" style:country-asian="CZ"/>
    </style:style>
    <style:style style:name="T617" style:family="text">
      <style:text-properties fo:language="cs" fo:country="CZ" officeooo:rsid="23287c8b" style:language-asian="cs" style:country-asian="CZ"/>
    </style:style>
    <style:style style:name="T618" style:family="text">
      <style:text-properties fo:language="cs" fo:country="CZ" officeooo:rsid="23297522" style:language-asian="cs" style:country-asian="CZ"/>
    </style:style>
    <style:style style:name="T619" style:family="text">
      <style:text-properties fo:language="cs" fo:country="CZ" officeooo:rsid="232dc870" style:language-asian="cs" style:country-asian="CZ"/>
    </style:style>
    <style:style style:name="T620" style:family="text">
      <style:text-properties fo:language="cs" fo:country="CZ" officeooo:rsid="2337b7cb" style:language-asian="cs" style:country-asian="CZ"/>
    </style:style>
    <style:style style:name="T621" style:family="text">
      <style:text-properties fo:language="cs" fo:country="CZ" officeooo:rsid="233899bf" style:language-asian="cs" style:country-asian="CZ"/>
    </style:style>
    <style:style style:name="T622" style:family="text">
      <style:text-properties fo:language="cs" fo:country="CZ" officeooo:rsid="233a4c33" style:language-asian="cs" style:country-asian="CZ"/>
    </style:style>
    <style:style style:name="T623" style:family="text">
      <style:text-properties fo:language="cs" fo:country="CZ" officeooo:rsid="233bf6f9" style:language-asian="cs" style:country-asian="CZ"/>
    </style:style>
    <style:style style:name="T624" style:family="text">
      <style:text-properties fo:language="cs" fo:country="CZ" officeooo:rsid="233de38f" style:language-asian="cs" style:country-asian="CZ"/>
    </style:style>
    <style:style style:name="T625" style:family="text">
      <style:text-properties fo:language="cs" fo:country="CZ" officeooo:rsid="233e2e2f" style:language-asian="cs" style:country-asian="CZ"/>
    </style:style>
    <style:style style:name="T626" style:family="text">
      <style:text-properties fo:language="cs" fo:country="CZ" officeooo:rsid="233ef26f" style:language-asian="cs" style:country-asian="CZ"/>
    </style:style>
    <style:style style:name="T627" style:family="text">
      <style:text-properties fo:language="cs" fo:country="CZ" officeooo:rsid="2340d566" style:language-asian="cs" style:country-asian="CZ"/>
    </style:style>
    <style:style style:name="T628" style:family="text">
      <style:text-properties fo:language="cs" fo:country="CZ" officeooo:rsid="2342c918" style:language-asian="cs" style:country-asian="CZ"/>
    </style:style>
    <style:style style:name="T629" style:family="text">
      <style:text-properties fo:language="cs" fo:country="CZ" officeooo:rsid="2349a476" style:language-asian="cs" style:country-asian="CZ"/>
    </style:style>
    <style:style style:name="T630" style:family="text">
      <style:text-properties fo:language="cs" fo:country="CZ" officeooo:rsid="234ed141" style:language-asian="cs" style:country-asian="CZ"/>
    </style:style>
    <style:style style:name="T631" style:family="text">
      <style:text-properties fo:language="cs" fo:country="CZ" officeooo:rsid="2350b240" style:language-asian="cs" style:country-asian="CZ"/>
    </style:style>
    <style:style style:name="T632" style:family="text">
      <style:text-properties fo:language="cs" fo:country="CZ" officeooo:rsid="2351a1c2" style:language-asian="cs" style:country-asian="CZ"/>
    </style:style>
    <style:style style:name="T633" style:family="text">
      <style:text-properties fo:language="cs" fo:country="CZ" officeooo:rsid="235399e7" style:language-asian="cs" style:country-asian="CZ"/>
    </style:style>
    <style:style style:name="T634" style:family="text">
      <style:text-properties fo:language="cs" fo:country="CZ" officeooo:rsid="2354ebb9" style:language-asian="cs" style:country-asian="CZ"/>
    </style:style>
    <style:style style:name="T635" style:family="text">
      <style:text-properties fo:language="cs" fo:country="CZ" officeooo:rsid="2358e570" style:language-asian="cs" style:country-asian="CZ"/>
    </style:style>
    <style:style style:name="T636" style:family="text">
      <style:text-properties fo:language="cs" fo:country="CZ" officeooo:rsid="235ad2ff" style:language-asian="cs" style:country-asian="CZ"/>
    </style:style>
    <style:style style:name="T637" style:family="text">
      <style:text-properties fo:language="cs" fo:country="CZ" officeooo:rsid="235d5154" style:language-asian="cs" style:country-asian="CZ"/>
    </style:style>
    <style:style style:name="T638" style:family="text">
      <style:text-properties fo:language="cs" fo:country="CZ" officeooo:rsid="236348de" style:language-asian="cs" style:country-asian="CZ"/>
    </style:style>
    <style:style style:name="T639" style:family="text">
      <style:text-properties fo:language="cs" fo:country="CZ" officeooo:rsid="23637825" style:language-asian="cs" style:country-asian="CZ"/>
    </style:style>
    <style:style style:name="T640" style:family="text">
      <style:text-properties fo:language="cs" fo:country="CZ" officeooo:rsid="23640718" style:language-asian="cs" style:country-asian="CZ"/>
    </style:style>
    <style:style style:name="T641" style:family="text">
      <style:text-properties fo:language="cs" fo:country="CZ" officeooo:rsid="2370a0a3" style:language-asian="cs" style:country-asian="CZ"/>
    </style:style>
    <style:style style:name="T642" style:family="text">
      <style:text-properties fo:language="cs" fo:country="CZ" officeooo:rsid="23711f9a" style:language-asian="cs" style:country-asian="CZ"/>
    </style:style>
    <style:style style:name="T643" style:family="text">
      <style:text-properties fo:language="cs" fo:country="CZ" officeooo:rsid="23751612" style:language-asian="cs" style:country-asian="CZ"/>
    </style:style>
    <style:style style:name="T644" style:family="text">
      <style:text-properties fo:language="cs" fo:country="CZ" officeooo:rsid="237987a4" style:language-asian="cs" style:country-asian="CZ"/>
    </style:style>
    <style:style style:name="T645" style:family="text">
      <style:text-properties fo:language="cs" fo:country="CZ" officeooo:rsid="237e2cb7" style:language-asian="cs" style:country-asian="CZ"/>
    </style:style>
    <style:style style:name="T646" style:family="text">
      <style:text-properties fo:language="cs" fo:country="CZ" officeooo:rsid="23c614f4" style:language-asian="cs" style:country-asian="CZ"/>
    </style:style>
    <style:style style:name="T647" style:family="text">
      <style:text-properties fo:language="cs" fo:country="CZ" officeooo:rsid="23e20368" style:language-asian="cs" style:country-asian="CZ"/>
    </style:style>
    <style:style style:name="T648" style:family="text">
      <style:text-properties fo:language="cs" fo:country="CZ" officeooo:rsid="23e38e31" style:language-asian="cs" style:country-asian="CZ"/>
    </style:style>
    <style:style style:name="T649" style:family="text">
      <style:text-properties fo:language="cs" fo:country="CZ" officeooo:rsid="23e5863d" style:language-asian="cs" style:country-asian="CZ"/>
    </style:style>
    <style:style style:name="T650" style:family="text">
      <style:text-properties fo:language="cs" fo:country="CZ" officeooo:rsid="207d25a9" style:language-asian="cs" style:country-asian="CZ"/>
    </style:style>
    <style:style style:name="T651" style:family="text">
      <style:text-properties fo:language="cs" fo:country="CZ" officeooo:rsid="2451a4bf" style:language-asian="cs" style:country-asian="CZ"/>
    </style:style>
    <style:style style:name="T652" style:family="text">
      <style:text-properties fo:language="cs" fo:country="CZ" officeooo:rsid="2451cc85" style:language-asian="cs" style:country-asian="CZ"/>
    </style:style>
    <style:style style:name="T653" style:family="text">
      <style:text-properties fo:language="cs" fo:country="CZ" officeooo:rsid="206bafad" style:language-asian="cs" style:country-asian="CZ"/>
    </style:style>
    <style:style style:name="T654" style:family="text">
      <style:text-properties fo:language="cs" fo:country="CZ" officeooo:rsid="2454e91c" style:language-asian="cs" style:country-asian="CZ"/>
    </style:style>
    <style:style style:name="T655" style:family="text">
      <style:text-properties fo:language="cs" fo:country="CZ" officeooo:rsid="2452f1d3" style:language-asian="cs" style:country-asian="CZ"/>
    </style:style>
    <style:style style:name="T656" style:family="text">
      <style:text-properties fo:language="cs" fo:country="CZ" officeooo:rsid="2455efb8" style:language-asian="cs" style:country-asian="CZ"/>
    </style:style>
    <style:style style:name="T657" style:family="text">
      <style:text-properties fo:language="cs" fo:country="CZ" officeooo:rsid="24576df1" style:language-asian="cs" style:country-asian="CZ"/>
    </style:style>
    <style:style style:name="T658" style:family="text">
      <style:text-properties fo:language="cs" fo:country="CZ" officeooo:rsid="24aba3ac" style:language-asian="cs" style:country-asian="CZ"/>
    </style:style>
    <style:style style:name="T659" style:family="text">
      <style:text-properties fo:language="cs" fo:country="CZ" officeooo:rsid="250a4b82" style:language-asian="cs" style:country-asian="CZ"/>
    </style:style>
    <style:style style:name="T660" style:family="text">
      <style:text-properties fo:language="cs" fo:country="CZ" officeooo:rsid="250bfea4" style:language-asian="cs" style:country-asian="CZ"/>
    </style:style>
    <style:style style:name="T661" style:family="text">
      <style:text-properties fo:language="cs" fo:country="CZ" officeooo:rsid="2046eb88" style:language-asian="cs" style:country-asian="CZ"/>
    </style:style>
    <style:style style:name="T662" style:family="text">
      <style:text-properties fo:language="cs" fo:country="CZ" officeooo:rsid="204851d8" style:language-asian="cs" style:country-asian="CZ"/>
    </style:style>
    <style:style style:name="T663" style:family="text">
      <style:text-properties fo:language="cs" fo:country="CZ" officeooo:rsid="2884d194" style:language-asian="cs" style:country-asian="CZ"/>
    </style:style>
    <style:style style:name="T664" style:family="text">
      <style:text-properties fo:language="cs" fo:country="CZ" officeooo:rsid="2885db4c" style:language-asian="cs" style:country-asian="CZ"/>
    </style:style>
    <style:style style:name="T665" style:family="text">
      <style:text-properties fo:language="cs" fo:country="CZ" officeooo:rsid="2885e3dc" style:language-asian="cs" style:country-asian="CZ"/>
    </style:style>
    <style:style style:name="T666" style:family="text">
      <style:text-properties fo:language="cs" fo:country="CZ" officeooo:rsid="289656e2" style:language-asian="cs" style:country-asian="CZ"/>
    </style:style>
    <style:style style:name="T667" style:family="text">
      <style:text-properties fo:language="cs" fo:country="CZ" officeooo:rsid="2896fc41" style:language-asian="cs" style:country-asian="CZ"/>
    </style:style>
    <style:style style:name="T668" style:family="text">
      <style:text-properties fo:language="cs" fo:country="CZ" officeooo:rsid="289a0b55" style:language-asian="cs" style:country-asian="CZ"/>
    </style:style>
    <style:style style:name="T669" style:family="text">
      <style:text-properties fo:language="cs" fo:country="CZ" officeooo:rsid="21387b25" style:language-asian="cs" style:country-asian="CZ"/>
    </style:style>
    <style:style style:name="T670" style:family="text">
      <style:text-properties fo:language="cs" fo:country="CZ" officeooo:rsid="2145b31d" style:language-asian="cs" style:country-asian="CZ"/>
    </style:style>
    <style:style style:name="T671" style:family="text">
      <style:text-properties fo:language="cs" fo:country="CZ" officeooo:rsid="22e50c1a" style:language-asian="cs" style:country-asian="CZ"/>
    </style:style>
    <style:style style:name="T672" style:family="text">
      <style:text-properties fo:language="cs" fo:country="CZ" officeooo:rsid="28cb58c3" style:language-asian="cs" style:country-asian="CZ"/>
    </style:style>
    <style:style style:name="T673" style:family="text">
      <style:text-properties fo:language="cs" fo:country="CZ" officeooo:rsid="28cbd7ae" style:language-asian="cs" style:country-asian="CZ"/>
    </style:style>
    <style:style style:name="T674" style:family="text">
      <style:text-properties fo:language="cs" fo:country="CZ" officeooo:rsid="28caaa0a" style:language-asian="cs" style:country-asian="CZ"/>
    </style:style>
    <style:style style:name="T675" style:family="text">
      <style:text-properties fo:language="cs" fo:country="CZ" officeooo:rsid="2aad0771" style:language-asian="cs" style:country-asian="CZ"/>
    </style:style>
    <style:style style:name="T676" style:family="text">
      <style:text-properties fo:language="cs" fo:country="CZ" officeooo:rsid="2386816f" style:language-asian="cs" style:country-asian="CZ"/>
    </style:style>
    <style:style style:name="T677" style:family="text">
      <style:text-properties fo:language="cs" fo:country="CZ" officeooo:rsid="22c10484" style:language-asian="cs" style:country-asian="CZ"/>
    </style:style>
    <style:style style:name="T678" style:family="text">
      <style:text-properties fo:language="cs" fo:country="CZ" officeooo:rsid="22c58244" style:language-asian="cs" style:country-asian="CZ"/>
    </style:style>
    <style:style style:name="T679" style:family="text">
      <style:text-properties fo:language="cs" fo:country="CZ" officeooo:rsid="2aaeffdc" style:language-asian="cs" style:country-asian="CZ"/>
    </style:style>
    <style:style style:name="T680" style:family="text">
      <style:text-properties fo:language="cs" fo:country="CZ" officeooo:rsid="2ab07721" style:language-asian="cs" style:country-asian="CZ"/>
    </style:style>
    <style:style style:name="T681" style:family="text">
      <style:text-properties fo:language="cs" fo:country="CZ" officeooo:rsid="2ab0c64f" style:language-asian="cs" style:country-asian="CZ"/>
    </style:style>
    <style:style style:name="T682" style:family="text">
      <style:text-properties fo:language="cs" fo:country="CZ" officeooo:rsid="2ab1ad4e" style:language-asian="cs" style:country-asian="CZ"/>
    </style:style>
    <style:style style:name="T683" style:family="text">
      <style:text-properties fo:language="cs" fo:country="CZ" officeooo:rsid="2ab1fb60" style:language-asian="cs" style:country-asian="CZ"/>
    </style:style>
    <style:style style:name="T684" style:family="text">
      <style:text-properties fo:language="cs" fo:country="CZ" officeooo:rsid="2ab70726" style:language-asian="cs" style:country-asian="CZ"/>
    </style:style>
    <style:style style:name="T685" style:family="text">
      <style:text-properties fo:language="cs" fo:country="CZ" officeooo:rsid="2ab7d2af" style:language-asian="cs" style:country-asian="CZ"/>
    </style:style>
    <style:style style:name="T686" style:family="text">
      <style:text-properties fo:language="cs" fo:country="CZ" officeooo:rsid="2ab87fd9" style:language-asian="cs" style:country-asian="CZ"/>
    </style:style>
    <style:style style:name="T687" style:family="text">
      <style:text-properties fo:language="cs" fo:country="CZ" officeooo:rsid="2ab94276" style:language-asian="cs" style:country-asian="CZ"/>
    </style:style>
    <style:style style:name="T688" style:family="text">
      <style:text-properties fo:language="cs" fo:country="CZ" officeooo:rsid="2abc4521" style:language-asian="cs" style:country-asian="CZ"/>
    </style:style>
    <style:style style:name="T689" style:family="text">
      <style:text-properties fo:language="cs" fo:country="CZ" officeooo:rsid="2ab504dd" style:language-asian="cs" style:country-asian="CZ"/>
    </style:style>
    <style:style style:name="T690" style:family="text">
      <style:text-properties fo:language="cs" fo:country="CZ" officeooo:rsid="2abccaf1" style:language-asian="cs" style:country-asian="CZ"/>
    </style:style>
    <style:style style:name="T691" style:family="text">
      <style:text-properties fo:language="cs" fo:country="CZ" officeooo:rsid="2abd5672" style:language-asian="cs" style:country-asian="CZ"/>
    </style:style>
    <style:style style:name="T692" style:family="text">
      <style:text-properties fo:language="cs" fo:country="CZ" officeooo:rsid="236db2ab" style:language-asian="cs" style:country-asian="CZ"/>
    </style:style>
    <style:style style:name="T693" style:family="text">
      <style:text-properties fo:language="cs" fo:country="CZ" officeooo:rsid="2aff1d7c" style:language-asian="cs" style:country-asian="CZ"/>
    </style:style>
    <style:style style:name="T694" style:family="text">
      <style:text-properties fo:language="cs" fo:country="CZ" officeooo:rsid="2b42f385" style:language-asian="cs" style:country-asian="CZ"/>
    </style:style>
    <style:style style:name="T695" style:family="text">
      <style:text-properties fo:language="cs" fo:country="CZ" officeooo:rsid="2b431ffa" style:language-asian="cs" style:country-asian="CZ"/>
    </style:style>
    <style:style style:name="T696" style:family="text">
      <style:text-properties fo:language="cs" fo:country="CZ" officeooo:rsid="2b43a66c" style:language-asian="cs" style:country-asian="CZ"/>
    </style:style>
    <style:style style:name="T697" style:family="text">
      <style:text-properties fo:language="cs" fo:country="CZ" officeooo:rsid="2b459676" style:language-asian="cs" style:country-asian="CZ"/>
    </style:style>
    <style:style style:name="T698" style:family="text">
      <style:text-properties fo:language="cs" fo:country="CZ" officeooo:rsid="2b46ec9f" style:language-asian="cs" style:country-asian="CZ"/>
    </style:style>
    <style:style style:name="T699" style:family="text">
      <style:text-properties fo:language="cs" fo:country="CZ" officeooo:rsid="2b47301d" style:language-asian="cs" style:country-asian="CZ"/>
    </style:style>
    <style:style style:name="T700" style:family="text">
      <style:text-properties fo:language="cs" fo:country="CZ" officeooo:rsid="2b47f2e0" style:language-asian="cs" style:country-asian="CZ"/>
    </style:style>
    <style:style style:name="T701" style:family="text">
      <style:text-properties fo:language="cs" fo:country="CZ" officeooo:rsid="2b48543d" style:language-asian="cs" style:country-asian="CZ"/>
    </style:style>
    <style:style style:name="T702" style:family="text">
      <style:text-properties fo:language="cs" fo:country="CZ" officeooo:rsid="2b49947a" style:language-asian="cs" style:country-asian="CZ"/>
    </style:style>
    <style:style style:name="T703" style:family="text">
      <style:text-properties fo:language="cs" fo:country="CZ" officeooo:rsid="2b4a5406" style:language-asian="cs" style:country-asian="CZ"/>
    </style:style>
    <style:style style:name="T704" style:family="text">
      <style:text-properties fo:language="cs" fo:country="CZ" officeooo:rsid="2b4ac5c2" style:language-asian="cs" style:country-asian="CZ"/>
    </style:style>
    <style:style style:name="T705" style:family="text">
      <style:text-properties fo:language="cs" fo:country="CZ" officeooo:rsid="2b4beb57" style:language-asian="cs" style:country-asian="CZ"/>
    </style:style>
    <style:style style:name="T706" style:family="text">
      <style:text-properties fo:language="cs" fo:country="CZ" officeooo:rsid="2b4bf71b" style:language-asian="cs" style:country-asian="CZ"/>
    </style:style>
    <style:style style:name="T707" style:family="text">
      <style:text-properties fo:language="cs" fo:country="CZ" officeooo:rsid="2b4ddd6d" style:language-asian="cs" style:country-asian="CZ"/>
    </style:style>
    <style:style style:name="T708" style:family="text">
      <style:text-properties fo:language="cs" fo:country="CZ" officeooo:rsid="2bb6757a" style:language-asian="cs" style:country-asian="CZ"/>
    </style:style>
    <style:style style:name="T709" style:family="text">
      <style:text-properties fo:language="cs" fo:country="CZ" officeooo:rsid="2bce777d" style:language-asian="cs" style:country-asian="CZ"/>
    </style:style>
    <style:style style:name="T710" style:family="text">
      <style:text-properties fo:language="cs" fo:country="CZ" officeooo:rsid="11354dcd"/>
    </style:style>
    <style:style style:name="T711" style:family="text">
      <style:text-properties fo:language="cs" fo:country="CZ" officeooo:rsid="12a7fb9d"/>
    </style:style>
    <style:style style:name="T712" style:family="text">
      <style:text-properties fo:language="cs" fo:country="CZ" officeooo:rsid="117240dd"/>
    </style:style>
    <style:style style:name="T713" style:family="text">
      <style:text-properties fo:language="cs" fo:country="CZ" officeooo:rsid="119bf22f"/>
    </style:style>
    <style:style style:name="T714" style:family="text">
      <style:text-properties fo:language="cs" fo:country="CZ" officeooo:rsid="11326cea"/>
    </style:style>
    <style:style style:name="T715" style:family="text">
      <style:text-properties fo:language="cs" fo:country="CZ" officeooo:rsid="11729fe3"/>
    </style:style>
    <style:style style:name="T716" style:family="text">
      <style:text-properties fo:language="cs" fo:country="CZ" officeooo:rsid="1172f2c2"/>
    </style:style>
    <style:style style:name="T717" style:family="text">
      <style:text-properties fo:language="cs" fo:country="CZ" officeooo:rsid="119dffd6"/>
    </style:style>
    <style:style style:name="T718" style:family="text">
      <style:text-properties fo:language="cs" fo:country="CZ" officeooo:rsid="21de3bfb"/>
    </style:style>
    <style:style style:name="T719" style:family="text">
      <style:text-properties fo:language="cs" fo:country="CZ" officeooo:rsid="1dfd222d"/>
    </style:style>
    <style:style style:name="T720" style:family="text">
      <style:text-properties fo:language="cs" fo:country="CZ" officeooo:rsid="1906384c"/>
    </style:style>
    <style:style style:name="T721" style:family="text">
      <style:text-properties fo:language="cs" fo:country="CZ" officeooo:rsid="1217208f"/>
    </style:style>
    <style:style style:name="T722" style:family="text">
      <style:text-properties fo:language="cs" fo:country="CZ" officeooo:rsid="19263f66"/>
    </style:style>
    <style:style style:name="T723" style:family="text">
      <style:text-properties fo:language="cs" fo:country="CZ" officeooo:rsid="256e38d1"/>
    </style:style>
    <style:style style:name="T724" style:family="text">
      <style:text-properties fo:language="cs" fo:country="CZ" fo:font-weight="bold" style:font-weight-asian="bold" style:font-weight-complex="bold"/>
    </style:style>
    <style:style style:name="T725" style:family="text">
      <style:text-properties fo:language="cs" fo:country="CZ" fo:font-weight="bold" officeooo:rsid="1dbdf5ee" style:font-weight-asian="bold" style:font-weight-complex="bold"/>
    </style:style>
    <style:style style:name="T726" style:family="text">
      <style:text-properties fo:language="cs" fo:country="CZ" fo:font-weight="bold" officeooo:rsid="1dfd222d" style:font-weight-asian="bold" style:font-weight-complex="bold"/>
    </style:style>
    <style:style style:name="T727" style:family="text">
      <style:text-properties fo:language="cs" fo:country="CZ" fo:font-weight="bold" officeooo:rsid="28f98aba" style:font-weight-asian="bold" style:font-weight-complex="bold"/>
    </style:style>
    <style:style style:name="T728" style:family="text">
      <style:text-properties fo:language="cs" fo:country="CZ" fo:font-weight="bold" officeooo:rsid="2c3ee333" style:font-weight-asian="bold" style:font-weight-complex="bold"/>
    </style:style>
    <style:style style:name="T729" style:family="text">
      <style:text-properties fo:language="cs" fo:country="CZ" fo:font-weight="bold" officeooo:rsid="25612f74" style:language-asian="zxx" style:country-asian="none" style:font-weight-asian="bold" style:language-complex="ar" style:country-complex="SA" style:font-weight-complex="bold"/>
    </style:style>
    <style:style style:name="T730" style:family="text">
      <style:text-properties fo:language="cs" fo:country="CZ" fo:font-weight="bold" officeooo:rsid="27190835" fo:background-color="transparent" loext:char-shading-value="0" style:font-weight-asian="bold" style:font-weight-complex="bold"/>
    </style:style>
    <style:style style:name="T731" style:family="text">
      <style:text-properties fo:language="cs" fo:country="CZ" fo:font-weight="bold" officeooo:rsid="2145b31d" style:language-asian="cs" style:country-asian="CZ" style:font-weight-asian="bold" style:font-weight-complex="bold"/>
    </style:style>
    <style:style style:name="T732" style:family="text">
      <style:text-properties fo:language="cs" fo:country="CZ" officeooo:rsid="25612f74" style:language-asian="zxx" style:country-asian="none" style:language-complex="ar" style:country-complex="SA"/>
    </style:style>
    <style:style style:name="T733" style:family="text">
      <style:text-properties fo:language="cs" fo:country="CZ" officeooo:rsid="26b25225"/>
    </style:style>
    <style:style style:name="T734" style:family="text">
      <style:text-properties fo:language="cs" fo:country="CZ" officeooo:rsid="27190835" fo:background-color="transparent" loext:char-shading-value="0"/>
    </style:style>
    <style:style style:name="T735" style:family="text">
      <style:text-properties fo:language="cs" fo:country="CZ" officeooo:rsid="27911d11"/>
    </style:style>
    <style:style style:name="T736" style:family="text">
      <style:text-properties fo:language="cs" fo:country="CZ" officeooo:rsid="2791a04d"/>
    </style:style>
    <style:style style:name="T737" style:family="text">
      <style:text-properties fo:language="cs" fo:country="CZ" officeooo:rsid="0eaac3f1"/>
    </style:style>
    <style:style style:name="T738" style:family="text">
      <style:text-properties fo:language="cs" fo:country="CZ" officeooo:rsid="0de85b3b"/>
    </style:style>
    <style:style style:name="T739" style:family="text">
      <style:text-properties fo:language="cs" fo:country="CZ" officeooo:rsid="0dfa8c96"/>
    </style:style>
    <style:style style:name="T740" style:family="text">
      <style:text-properties fo:language="cs" fo:country="CZ" officeooo:rsid="0e4039ce"/>
    </style:style>
    <style:style style:name="T741" style:family="text">
      <style:text-properties fo:language="cs" fo:country="CZ" officeooo:rsid="2832e265"/>
    </style:style>
    <style:style style:name="T742" style:family="text">
      <style:text-properties fo:language="cs" fo:country="CZ" officeooo:rsid="28343638"/>
    </style:style>
    <style:style style:name="T743" style:family="text">
      <style:text-properties fo:language="cs" fo:country="CZ" officeooo:rsid="28357bc6"/>
    </style:style>
    <style:style style:name="T744" style:family="text">
      <style:text-properties fo:language="cs" fo:country="CZ" officeooo:rsid="1927ecca"/>
    </style:style>
    <style:style style:name="T745" style:family="text">
      <style:text-properties fo:language="cs" fo:country="CZ" officeooo:rsid="1db0ffcb"/>
    </style:style>
    <style:style style:name="T746" style:family="text">
      <style:text-properties fo:language="cs" fo:country="CZ" officeooo:rsid="1db21e23"/>
    </style:style>
    <style:style style:name="T747" style:family="text">
      <style:text-properties fo:language="cs" fo:country="CZ" officeooo:rsid="1db7691e"/>
    </style:style>
    <style:style style:name="T748" style:family="text">
      <style:text-properties fo:language="cs" fo:country="CZ" officeooo:rsid="1db92161"/>
    </style:style>
    <style:style style:name="T749" style:family="text">
      <style:text-properties fo:language="cs" fo:country="CZ" officeooo:rsid="1db36cd0"/>
    </style:style>
    <style:style style:name="T750" style:family="text">
      <style:text-properties fo:language="cs" fo:country="CZ" officeooo:rsid="1db29c50"/>
    </style:style>
    <style:style style:name="T751" style:family="text">
      <style:text-properties fo:language="cs" fo:country="CZ" officeooo:rsid="1db9a601"/>
    </style:style>
    <style:style style:name="T752" style:family="text">
      <style:text-properties fo:language="cs" fo:country="CZ" officeooo:rsid="1dbc2461"/>
    </style:style>
    <style:style style:name="T753" style:family="text">
      <style:text-properties fo:language="cs" fo:country="CZ" officeooo:rsid="1b1c6d53"/>
    </style:style>
    <style:style style:name="T754" style:family="text">
      <style:text-properties fo:language="cs" fo:country="CZ" officeooo:rsid="1ab052d1"/>
    </style:style>
    <style:style style:name="T755" style:family="text">
      <style:text-properties fo:language="cs" fo:country="CZ" officeooo:rsid="1b1ca47e"/>
    </style:style>
    <style:style style:name="T756" style:family="text">
      <style:text-properties fo:language="cs" fo:country="CZ" officeooo:rsid="1ab2f360"/>
    </style:style>
    <style:style style:name="T757" style:family="text">
      <style:text-properties fo:language="cs" fo:country="CZ" officeooo:rsid="27925bf3"/>
    </style:style>
    <style:style style:name="T758" style:family="text">
      <style:text-properties fo:language="cs" fo:country="CZ" officeooo:rsid="16b81fd2"/>
    </style:style>
    <style:style style:name="T759" style:family="text">
      <style:text-properties fo:language="cs" fo:country="CZ" officeooo:rsid="1aa8fb70"/>
    </style:style>
    <style:style style:name="T760" style:family="text">
      <style:text-properties fo:language="cs" fo:country="CZ" officeooo:rsid="1a230bad"/>
    </style:style>
    <style:style style:name="T761" style:family="text">
      <style:text-properties fo:language="cs" fo:country="CZ" officeooo:rsid="1aaaf7b3"/>
    </style:style>
    <style:style style:name="T762" style:family="text">
      <style:text-properties fo:language="cs" fo:country="CZ" officeooo:rsid="28b276ea"/>
    </style:style>
    <style:style style:name="T763" style:family="text">
      <style:text-properties fo:language="cs" fo:country="CZ" officeooo:rsid="28f385a2"/>
    </style:style>
    <style:style style:name="T764" style:family="text">
      <style:text-properties fo:language="cs" fo:country="CZ" officeooo:rsid="296dddab"/>
    </style:style>
    <style:style style:name="T765" style:family="text">
      <style:text-properties fo:language="cs" fo:country="CZ" officeooo:rsid="2986922c"/>
    </style:style>
    <style:style style:name="T766" style:family="text">
      <style:text-properties fo:language="cs" fo:country="CZ" officeooo:rsid="2988648a"/>
    </style:style>
    <style:style style:name="T767" style:family="text">
      <style:text-properties fo:language="cs" fo:country="CZ" officeooo:rsid="29ae1b33"/>
    </style:style>
    <style:style style:name="T768" style:family="text">
      <style:text-properties fo:language="cs" fo:country="CZ" officeooo:rsid="2a37b45c"/>
    </style:style>
    <style:style style:name="T769" style:family="text">
      <style:text-properties fo:language="cs" fo:country="CZ" officeooo:rsid="2a410826"/>
    </style:style>
    <style:style style:name="T770" style:family="text">
      <style:text-properties fo:language="cs" fo:country="CZ" officeooo:rsid="2a6ebe3f"/>
    </style:style>
    <style:style style:name="T771" style:family="text">
      <style:text-properties fo:language="cs" fo:country="CZ" officeooo:rsid="2b40571e"/>
    </style:style>
    <style:style style:name="T772" style:family="text">
      <style:text-properties fo:language="cs" fo:country="CZ" officeooo:rsid="2b54f678"/>
    </style:style>
    <style:style style:name="T773" style:family="text">
      <style:text-properties fo:language="cs" fo:country="CZ" officeooo:rsid="2ba3538f"/>
    </style:style>
    <style:style style:name="T774" style:family="text">
      <style:text-properties fo:language="cs" fo:country="CZ" officeooo:rsid="2bcbceeb"/>
    </style:style>
    <style:style style:name="T775" style:family="text">
      <style:text-properties fo:language="cs" fo:country="CZ" officeooo:rsid="2c38556f"/>
    </style:style>
    <style:style style:name="T776" style:family="text">
      <style:text-properties fo:language="cs" fo:country="CZ" officeooo:rsid="2c396f6a"/>
    </style:style>
    <style:style style:name="T777" style:family="text">
      <style:text-properties fo:language="cs" fo:country="CZ" officeooo:rsid="28f98aba"/>
    </style:style>
    <style:style style:name="T778" style:family="text">
      <style:text-properties fo:language="cs" fo:country="CZ" officeooo:rsid="246a6250"/>
    </style:style>
    <style:style style:name="T779" style:family="text">
      <style:text-properties fo:language="cs" fo:country="CZ" officeooo:rsid="246a92cc"/>
    </style:style>
    <style:style style:name="T780" style:family="text">
      <style:text-properties fo:language="cs" fo:country="CZ" officeooo:rsid="2c3ee333"/>
    </style:style>
    <style:style style:name="T781" style:family="text">
      <style:text-properties fo:language="cs" fo:country="CZ" officeooo:rsid="2c550b4f"/>
    </style:style>
    <style:style style:name="T782" style:family="text">
      <style:text-properties fo:font-style="italic" style:font-style-asian="italic" style:font-style-complex="italic"/>
    </style:style>
    <style:style style:name="T783" style:family="text">
      <style:text-properties fo:font-style="italic" officeooo:rsid="2068fff3" style:font-style-asian="italic" style:font-style-complex="italic"/>
    </style:style>
    <style:style style:name="T784" style:family="text">
      <style:text-properties fo:font-style="italic" officeooo:rsid="20768cfb" style:font-style-asian="italic" style:font-style-complex="italic"/>
    </style:style>
    <style:style style:name="T785" style:family="text">
      <style:text-properties fo:font-style="italic" officeooo:rsid="20889469" style:font-style-asian="italic" style:font-style-complex="italic"/>
    </style:style>
    <style:style style:name="T786" style:family="text">
      <style:text-properties fo:font-style="italic" officeooo:rsid="20a19e91" style:font-style-asian="italic" style:font-style-complex="italic"/>
    </style:style>
    <style:style style:name="T787" style:family="text">
      <style:text-properties fo:font-style="italic" officeooo:rsid="20f7086f" style:font-style-asian="italic" style:font-style-complex="italic"/>
    </style:style>
    <style:style style:name="T788" style:family="text">
      <style:text-properties fo:font-style="italic" officeooo:rsid="20774db6" style:font-style-asian="italic" style:font-style-complex="italic"/>
    </style:style>
    <style:style style:name="T789" style:family="text">
      <style:text-properties fo:font-style="italic" officeooo:rsid="21b430db" style:font-style-asian="italic" style:font-style-complex="italic"/>
    </style:style>
    <style:style style:name="T790" style:family="text">
      <style:text-properties fo:font-style="italic" officeooo:rsid="21b1e115" style:font-style-asian="italic" style:font-style-complex="italic"/>
    </style:style>
    <style:style style:name="T791" style:family="text">
      <style:text-properties fo:font-style="italic" officeooo:rsid="21ad8828" style:font-style-asian="italic" style:font-style-complex="italic"/>
    </style:style>
    <style:style style:name="T792" style:family="text">
      <style:text-properties fo:font-style="italic" officeooo:rsid="2209a5d2" style:font-style-asian="italic" style:font-style-complex="italic"/>
    </style:style>
    <style:style style:name="T793" style:family="text">
      <style:text-properties fo:font-style="italic" officeooo:rsid="2264f721" style:font-style-asian="italic" style:font-style-complex="italic"/>
    </style:style>
    <style:style style:name="T794" style:family="text">
      <style:text-properties fo:font-style="italic" officeooo:rsid="2298b5b6" style:font-style-asian="italic" style:font-style-complex="italic"/>
    </style:style>
    <style:style style:name="T795" style:family="text">
      <style:text-properties fo:font-style="italic" officeooo:rsid="21adb664" style:font-style-asian="italic" style:font-style-complex="italic"/>
    </style:style>
    <style:style style:name="T796" style:family="text">
      <style:text-properties fo:font-style="italic" officeooo:rsid="22bd1088" style:font-style-asian="italic" style:font-style-complex="italic"/>
    </style:style>
    <style:style style:name="T797" style:family="text">
      <style:text-properties fo:font-style="italic" officeooo:rsid="22ac30f8" style:font-style-asian="italic" style:font-style-complex="italic"/>
    </style:style>
    <style:style style:name="T798" style:family="text">
      <style:text-properties fo:font-style="italic" officeooo:rsid="22a871c9" style:font-style-asian="italic" style:font-style-complex="italic"/>
    </style:style>
    <style:style style:name="T799" style:family="text">
      <style:text-properties fo:font-style="italic" officeooo:rsid="22c85621" style:font-style-asian="italic" style:font-style-complex="italic"/>
    </style:style>
    <style:style style:name="T800" style:family="text">
      <style:text-properties fo:font-style="italic" officeooo:rsid="22c8d110" style:font-style-asian="italic" style:font-style-complex="italic"/>
    </style:style>
    <style:style style:name="T801" style:family="text">
      <style:text-properties fo:font-style="italic" officeooo:rsid="23ac06b8" style:font-style-asian="italic" style:font-style-complex="italic"/>
    </style:style>
    <style:style style:name="T802" style:family="text">
      <style:text-properties fo:font-style="italic" officeooo:rsid="23b0ce43" style:font-style-asian="italic" style:font-style-complex="italic"/>
    </style:style>
    <style:style style:name="T803" style:family="text">
      <style:text-properties fo:font-style="italic" officeooo:rsid="23981548" style:font-style-asian="italic" style:font-style-complex="italic"/>
    </style:style>
    <style:style style:name="T804" style:family="text">
      <style:text-properties fo:font-style="italic" officeooo:rsid="24393486" style:font-style-asian="italic" style:font-style-complex="italic"/>
    </style:style>
    <style:style style:name="T805" style:family="text">
      <style:text-properties fo:font-style="italic" officeooo:rsid="250683f3" style:font-style-asian="italic" style:font-style-complex="italic"/>
    </style:style>
    <style:style style:name="T806" style:family="text">
      <style:text-properties fo:font-style="italic" officeooo:rsid="24ffc69a" style:font-style-asian="italic" style:font-style-complex="italic"/>
    </style:style>
    <style:style style:name="T807" style:family="text">
      <style:text-properties fo:font-style="italic" officeooo:rsid="250c1d04" style:font-style-asian="italic" style:font-style-complex="italic"/>
    </style:style>
    <style:style style:name="T808" style:family="text">
      <style:text-properties fo:font-style="italic" officeooo:rsid="252d7cd4" style:font-style-asian="italic" style:font-style-complex="italic"/>
    </style:style>
    <style:style style:name="T809" style:family="text">
      <style:text-properties fo:font-style="italic" officeooo:rsid="1f05e202" style:font-style-asian="italic" style:font-style-complex="italic"/>
    </style:style>
    <style:style style:name="T810" style:family="text">
      <style:text-properties fo:font-style="italic" officeooo:rsid="256e38d1" style:font-style-asian="italic" style:font-style-complex="italic"/>
    </style:style>
    <style:style style:name="T811" style:family="text">
      <style:text-properties fo:font-style="italic" officeooo:rsid="2571d9c7" style:font-style-asian="italic" style:font-style-complex="italic"/>
    </style:style>
    <style:style style:name="T812" style:family="text">
      <style:text-properties fo:font-style="italic" officeooo:rsid="2576dfad" style:font-style-asian="italic" style:font-style-complex="italic"/>
    </style:style>
    <style:style style:name="T813" style:family="text">
      <style:text-properties fo:font-style="italic" officeooo:rsid="25a0872c" style:font-style-asian="italic" style:font-style-complex="italic"/>
    </style:style>
    <style:style style:name="T814" style:family="text">
      <style:text-properties fo:font-style="italic" officeooo:rsid="1f356719" style:font-style-asian="italic" style:font-style-complex="italic"/>
    </style:style>
    <style:style style:name="T815" style:family="text">
      <style:text-properties fo:font-style="italic" officeooo:rsid="229f4bef" style:font-style-asian="italic" style:font-style-complex="italic"/>
    </style:style>
    <style:style style:name="T816" style:family="text">
      <style:text-properties fo:font-style="italic" officeooo:rsid="1cd8d774" style:font-style-asian="italic" style:font-style-complex="italic"/>
    </style:style>
    <style:style style:name="T817" style:family="text">
      <style:text-properties fo:font-style="italic" officeooo:rsid="25e5fd83" style:font-style-asian="italic" style:font-style-complex="italic"/>
    </style:style>
    <style:style style:name="T818" style:family="text">
      <style:text-properties fo:font-style="italic" officeooo:rsid="25f2d04a" style:font-style-asian="italic" style:font-style-complex="italic"/>
    </style:style>
    <style:style style:name="T819" style:family="text">
      <style:text-properties fo:font-style="italic" officeooo:rsid="25f31ebd" style:font-style-asian="italic" style:font-style-complex="italic"/>
    </style:style>
    <style:style style:name="T820" style:family="text">
      <style:text-properties fo:font-style="italic" officeooo:rsid="25f3c728" style:font-style-asian="italic" style:font-style-complex="italic"/>
    </style:style>
    <style:style style:name="T821" style:family="text">
      <style:text-properties fo:font-style="italic" officeooo:rsid="2603a14f" style:font-style-asian="italic" style:font-style-complex="italic"/>
    </style:style>
    <style:style style:name="T822" style:family="text">
      <style:text-properties fo:font-style="italic" officeooo:rsid="2619167c" style:font-style-asian="italic" style:font-style-complex="italic"/>
    </style:style>
    <style:style style:name="T823" style:family="text">
      <style:text-properties fo:font-style="italic" officeooo:rsid="26270f32" style:font-style-asian="italic" style:font-style-complex="italic"/>
    </style:style>
    <style:style style:name="T824" style:family="text">
      <style:text-properties fo:font-style="italic" officeooo:rsid="264dcf99" style:font-style-asian="italic" style:font-style-complex="italic"/>
    </style:style>
    <style:style style:name="T825" style:family="text">
      <style:text-properties fo:font-style="italic" officeooo:rsid="265e265c" style:font-style-asian="italic" style:font-style-complex="italic"/>
    </style:style>
    <style:style style:name="T826" style:family="text">
      <style:text-properties fo:font-style="italic" officeooo:rsid="1d631bec" style:font-style-asian="italic" style:font-style-complex="italic"/>
    </style:style>
    <style:style style:name="T827" style:family="text">
      <style:text-properties fo:font-style="italic" officeooo:rsid="266616ba" style:font-style-asian="italic" style:font-style-complex="italic"/>
    </style:style>
    <style:style style:name="T828" style:family="text">
      <style:text-properties fo:font-style="italic" officeooo:rsid="266ff55f" style:font-style-asian="italic" style:font-style-complex="italic"/>
    </style:style>
    <style:style style:name="T829" style:family="text">
      <style:text-properties fo:font-style="italic" officeooo:rsid="2683345e" style:font-style-asian="italic" style:font-style-complex="italic"/>
    </style:style>
    <style:style style:name="T830" style:family="text">
      <style:text-properties fo:font-style="italic" officeooo:rsid="2684f7d7" style:font-style-asian="italic" style:font-style-complex="italic"/>
    </style:style>
    <style:style style:name="T831" style:family="text">
      <style:text-properties fo:font-style="italic" officeooo:rsid="26d6747e" style:font-style-asian="italic" style:font-style-complex="italic"/>
    </style:style>
    <style:style style:name="T832" style:family="text">
      <style:text-properties fo:font-style="italic" officeooo:rsid="26d67ad6" style:font-style-asian="italic" style:font-style-complex="italic"/>
    </style:style>
    <style:style style:name="T833" style:family="text">
      <style:text-properties fo:font-style="italic" officeooo:rsid="26f112c4" style:font-style-asian="italic" style:font-style-complex="italic"/>
    </style:style>
    <style:style style:name="T834" style:family="text">
      <style:text-properties fo:font-style="italic" officeooo:rsid="275149cc" style:font-style-asian="italic" style:font-style-complex="italic"/>
    </style:style>
    <style:style style:name="T835" style:family="text">
      <style:text-properties fo:font-style="italic" officeooo:rsid="275da196" style:font-style-asian="italic" style:font-style-complex="italic"/>
    </style:style>
    <style:style style:name="T836" style:family="text">
      <style:text-properties fo:font-style="italic" officeooo:rsid="276d93f6" style:font-style-asian="italic" style:font-style-complex="italic"/>
    </style:style>
    <style:style style:name="T837" style:family="text">
      <style:text-properties fo:font-style="italic" officeooo:rsid="280f0850" style:font-style-asian="italic" style:font-style-complex="italic"/>
    </style:style>
    <style:style style:name="T838" style:family="text">
      <style:text-properties fo:font-style="italic" officeooo:rsid="281b7f63" style:font-style-asian="italic" style:font-style-complex="italic"/>
    </style:style>
    <style:style style:name="T839" style:family="text">
      <style:text-properties fo:font-style="italic" officeooo:rsid="18d09906" style:font-style-asian="italic" style:font-style-complex="italic"/>
    </style:style>
    <style:style style:name="T840" style:family="text">
      <style:text-properties fo:font-style="italic" officeooo:rsid="166b8d4a" style:font-style-asian="italic" style:font-style-complex="italic"/>
    </style:style>
    <style:style style:name="T841" style:family="text">
      <style:text-properties fo:font-style="italic" officeooo:rsid="1874e701" style:font-style-asian="italic" style:font-style-complex="italic"/>
    </style:style>
    <style:style style:name="T842" style:family="text">
      <style:text-properties fo:font-style="italic" officeooo:rsid="166df4b7" style:font-style-asian="italic" style:font-style-complex="italic"/>
    </style:style>
    <style:style style:name="T843" style:family="text">
      <style:text-properties fo:font-style="italic" officeooo:rsid="18ba1be0" style:font-style-asian="italic" style:font-style-complex="italic"/>
    </style:style>
    <style:style style:name="T844" style:family="text">
      <style:text-properties fo:font-style="italic" officeooo:rsid="18f6469d" style:font-style-asian="italic" style:font-style-complex="italic"/>
    </style:style>
    <style:style style:name="T845" style:family="text">
      <style:text-properties fo:font-style="italic" officeooo:rsid="1a4594f8" style:font-style-asian="italic" style:font-style-complex="italic"/>
    </style:style>
    <style:style style:name="T846" style:family="text">
      <style:text-properties fo:font-style="italic" officeooo:rsid="1a4dc0d9" style:font-style-asian="italic" style:font-style-complex="italic"/>
    </style:style>
    <style:style style:name="T847" style:family="text">
      <style:text-properties fo:font-style="italic" officeooo:rsid="176cb349" style:font-style-asian="italic" style:font-style-complex="italic"/>
    </style:style>
    <style:style style:name="T848" style:family="text">
      <style:text-properties fo:font-style="italic" officeooo:rsid="1a2b313c" style:font-style-asian="italic" style:font-style-complex="italic"/>
    </style:style>
    <style:style style:name="T849" style:family="text">
      <style:text-properties fo:font-style="italic" officeooo:rsid="1ac04dff" style:font-style-asian="italic" style:font-style-complex="italic"/>
    </style:style>
    <style:style style:name="T850" style:family="text">
      <style:text-properties fo:font-style="italic" officeooo:rsid="1ac1f010" style:font-style-asian="italic" style:font-style-complex="italic"/>
    </style:style>
    <style:style style:name="T851" style:family="text">
      <style:text-properties fo:font-style="italic" officeooo:rsid="1bddadae" style:font-style-asian="italic" style:font-style-complex="italic"/>
    </style:style>
    <style:style style:name="T852" style:family="text">
      <style:text-properties fo:font-style="italic" officeooo:rsid="1ba0195d" style:font-style-asian="italic" style:font-style-complex="italic"/>
    </style:style>
    <style:style style:name="T853" style:family="text">
      <style:text-properties fo:font-style="italic" officeooo:rsid="17b00c43" style:font-style-asian="italic" style:font-style-complex="italic"/>
    </style:style>
    <style:style style:name="T854" style:family="text">
      <style:text-properties fo:font-style="italic" officeooo:rsid="2111f746" style:font-style-asian="italic" style:font-style-complex="italic"/>
    </style:style>
    <style:style style:name="T855" style:family="text">
      <style:text-properties fo:font-style="italic" officeooo:rsid="17b424d6" style:font-style-asian="italic" style:font-style-complex="italic"/>
    </style:style>
    <style:style style:name="T856" style:family="text">
      <style:text-properties fo:font-style="italic" officeooo:rsid="210d8ae5" style:font-style-asian="italic" style:font-style-complex="italic"/>
    </style:style>
    <style:style style:name="T857" style:family="text">
      <style:text-properties fo:font-style="italic" officeooo:rsid="210b2273" style:font-style-asian="italic" style:font-style-complex="italic"/>
    </style:style>
    <style:style style:name="T858" style:family="text">
      <style:text-properties fo:font-style="italic" officeooo:rsid="15ff5bcc" style:font-style-asian="italic" style:font-style-complex="italic"/>
    </style:style>
    <style:style style:name="T859" style:family="text">
      <style:text-properties fo:font-style="italic" officeooo:rsid="160990c0" style:font-style-asian="italic" style:font-style-complex="italic"/>
    </style:style>
    <style:style style:name="T860" style:family="text">
      <style:text-properties fo:font-style="italic" officeooo:rsid="1b41fd68" style:font-style-asian="italic" style:font-style-complex="italic"/>
    </style:style>
    <style:style style:name="T861" style:family="text">
      <style:text-properties fo:font-style="italic" officeooo:rsid="2845c25f" style:font-style-asian="italic" style:font-style-complex="italic"/>
    </style:style>
    <style:style style:name="T862" style:family="text">
      <style:text-properties fo:font-style="italic" officeooo:rsid="2239f255" style:font-style-asian="italic" style:font-style-complex="italic"/>
    </style:style>
    <style:style style:name="T863" style:family="text">
      <style:text-properties fo:font-style="italic" officeooo:rsid="2adab1f3" style:font-style-asian="italic" style:font-style-complex="italic"/>
    </style:style>
    <style:style style:name="T864" style:family="text">
      <style:text-properties fo:font-style="italic" officeooo:rsid="2adbdfb5" style:font-style-asian="italic" style:font-style-complex="italic"/>
    </style:style>
    <style:style style:name="T865" style:family="text">
      <style:text-properties fo:font-style="italic" fo:font-weight="bold" style:font-style-asian="italic" style:font-weight-asian="bold" style:font-style-complex="italic" style:font-weight-complex="bold"/>
    </style:style>
    <style:style style:name="T866" style:family="text">
      <style:text-properties fo:font-style="italic" fo:font-weight="bold" officeooo:rsid="2576dfad" style:font-style-asian="italic" style:font-weight-asian="bold" style:font-style-complex="italic" style:font-weight-complex="bold"/>
    </style:style>
    <style:style style:name="T867" style:family="text">
      <style:text-properties fo:font-style="italic" fo:background-color="transparent" loext:char-shading-value="0" style:font-style-asian="italic" style:font-style-complex="italic"/>
    </style:style>
    <style:style style:name="T868" style:family="text">
      <style:text-properties fo:font-style="italic" officeooo:rsid="274e343c" fo:background-color="transparent" loext:char-shading-value="0" style:font-style-asian="italic" style:font-style-complex="italic"/>
    </style:style>
    <style:style style:name="T869" style:family="text">
      <style:text-properties fo:font-style="italic" officeooo:rsid="27677566" fo:background-color="transparent" loext:char-shading-value="0" style:font-style-asian="italic" style:font-style-complex="italic"/>
    </style:style>
    <style:style style:name="T870" style:family="text">
      <style:text-properties fo:font-style="italic" officeooo:rsid="274785d5" fo:background-color="transparent" loext:char-shading-value="0" style:font-style-asian="italic" style:font-style-complex="italic"/>
    </style:style>
    <style:style style:name="T871" style:family="text">
      <style:text-properties fo:font-style="italic" officeooo:rsid="28113e50" fo:background-color="transparent" loext:char-shading-value="0" style:font-style-asian="italic" style:font-style-complex="italic"/>
    </style:style>
    <style:style style:name="T872" style:family="text">
      <style:text-properties fo:font-style="italic" fo:font-weight="normal" style:font-style-asian="italic" style:font-weight-asian="normal" style:font-style-complex="italic" style:font-weight-complex="normal"/>
    </style:style>
    <style:style style:name="T873" style:family="text">
      <style:text-properties fo:font-style="italic" fo:font-weight="normal" officeooo:rsid="1a583429" style:font-style-asian="italic" style:font-weight-asian="normal" style:font-style-complex="italic" style:font-weight-complex="normal"/>
    </style:style>
    <style:style style:name="T874" style:family="text">
      <style:text-properties fo:font-style="italic" fo:font-weight="normal" officeooo:rsid="1a58f3e6" style:font-style-asian="italic" style:font-weight-asian="normal" style:font-style-complex="italic" style:font-weight-complex="normal"/>
    </style:style>
    <style:style style:name="T875" style:family="text">
      <style:text-properties fo:font-style="normal" style:font-style-asian="normal" style:font-style-complex="normal"/>
    </style:style>
    <style:style style:name="T876" style:family="text">
      <style:text-properties fo:font-style="normal" officeooo:rsid="2231cc63" style:font-style-asian="normal" style:font-style-complex="normal"/>
    </style:style>
    <style:style style:name="T877" style:family="text">
      <style:text-properties fo:font-style="normal" officeooo:rsid="25a0872c" style:font-style-asian="normal" style:font-style-complex="normal"/>
    </style:style>
    <style:style style:name="T878" style:family="text">
      <style:text-properties fo:font-style="normal" officeooo:rsid="2619167c" style:font-style-asian="normal" style:font-style-complex="normal"/>
    </style:style>
    <style:style style:name="T879" style:family="text">
      <style:text-properties fo:font-style="normal" officeooo:rsid="261d5b91" style:font-style-asian="normal" style:font-style-complex="normal"/>
    </style:style>
    <style:style style:name="T880" style:family="text">
      <style:text-properties fo:font-style="normal" officeooo:rsid="2625577c" style:font-style-asian="normal" style:font-style-complex="normal"/>
    </style:style>
    <style:style style:name="T881" style:family="text">
      <style:text-properties fo:font-style="normal" officeooo:rsid="26270f32" style:font-style-asian="normal" style:font-style-complex="normal"/>
    </style:style>
    <style:style style:name="T882" style:family="text">
      <style:text-properties fo:font-style="normal" officeooo:rsid="26303892" style:font-style-asian="normal" style:font-style-complex="normal"/>
    </style:style>
    <style:style style:name="T883" style:family="text">
      <style:text-properties fo:font-style="normal" officeooo:rsid="2632c719" style:font-style-asian="normal" style:font-style-complex="normal"/>
    </style:style>
    <style:style style:name="T884" style:family="text">
      <style:text-properties fo:font-style="normal" officeooo:rsid="26363661" style:font-style-asian="normal" style:font-style-complex="normal"/>
    </style:style>
    <style:style style:name="T885" style:family="text">
      <style:text-properties fo:font-style="normal" officeooo:rsid="26377c64" style:font-style-asian="normal" style:font-style-complex="normal"/>
    </style:style>
    <style:style style:name="T886" style:family="text">
      <style:text-properties fo:font-style="normal" officeooo:rsid="263463a9" style:font-style-asian="normal" style:font-style-complex="normal"/>
    </style:style>
    <style:style style:name="T887" style:family="text">
      <style:text-properties fo:font-style="normal" officeooo:rsid="263854a4" style:font-style-asian="normal" style:font-style-complex="normal"/>
    </style:style>
    <style:style style:name="T888" style:family="text">
      <style:text-properties fo:font-style="normal" officeooo:rsid="263b2c2b" style:font-style-asian="normal" style:font-style-complex="normal"/>
    </style:style>
    <style:style style:name="T889" style:family="text">
      <style:text-properties fo:font-style="normal" officeooo:rsid="2640eef9" style:font-style-asian="normal" style:font-style-complex="normal"/>
    </style:style>
    <style:style style:name="T890" style:family="text">
      <style:text-properties fo:font-style="normal" officeooo:rsid="2643a342" style:font-style-asian="normal" style:font-style-complex="normal"/>
    </style:style>
    <style:style style:name="T891" style:family="text">
      <style:text-properties fo:font-style="normal" officeooo:rsid="2645a2f0" style:font-style-asian="normal" style:font-style-complex="normal"/>
    </style:style>
    <style:style style:name="T892" style:family="text">
      <style:text-properties fo:font-style="normal" officeooo:rsid="2648edf7" style:font-style-asian="normal" style:font-style-complex="normal"/>
    </style:style>
    <style:style style:name="T893" style:family="text">
      <style:text-properties fo:font-style="normal" officeooo:rsid="264aa090" style:font-style-asian="normal" style:font-style-complex="normal"/>
    </style:style>
    <style:style style:name="T894" style:family="text">
      <style:text-properties fo:font-style="normal" officeooo:rsid="264bc209" style:font-style-asian="normal" style:font-style-complex="normal"/>
    </style:style>
    <style:style style:name="T895" style:family="text">
      <style:text-properties fo:font-style="normal" officeooo:rsid="264f0438" style:font-style-asian="normal" style:font-style-complex="normal"/>
    </style:style>
    <style:style style:name="T896" style:family="text">
      <style:text-properties fo:font-style="normal" officeooo:rsid="26610347" style:font-style-asian="normal" style:font-style-complex="normal"/>
    </style:style>
    <style:style style:name="T897" style:family="text">
      <style:text-properties fo:font-style="normal" officeooo:rsid="2662f301" style:font-style-asian="normal" style:font-style-complex="normal"/>
    </style:style>
    <style:style style:name="T898" style:family="text">
      <style:text-properties fo:font-style="normal" officeooo:rsid="1dc8db78" style:font-style-asian="normal" style:font-style-complex="normal"/>
    </style:style>
    <style:style style:name="T899" style:family="text">
      <style:text-properties fo:font-style="normal" officeooo:rsid="266616ba" style:font-style-asian="normal" style:font-style-complex="normal"/>
    </style:style>
    <style:style style:name="T900" style:family="text">
      <style:text-properties fo:font-style="normal" officeooo:rsid="26cc3c6e" style:font-style-asian="normal" style:font-style-complex="normal"/>
    </style:style>
    <style:style style:name="T901" style:family="text">
      <style:text-properties fo:font-style="normal" officeooo:rsid="26cd86fe" style:font-style-asian="normal" style:font-style-complex="normal"/>
    </style:style>
    <style:style style:name="T902" style:family="text">
      <style:text-properties fo:font-style="normal" officeooo:rsid="26cf9a46" style:font-style-asian="normal" style:font-style-complex="normal"/>
    </style:style>
    <style:style style:name="T903" style:family="text">
      <style:text-properties fo:font-style="normal" officeooo:rsid="188b13b1" style:font-style-asian="normal" style:font-style-complex="normal"/>
    </style:style>
    <style:style style:name="T904" style:family="text">
      <style:text-properties fo:font-style="normal" officeooo:rsid="183e0810" style:font-style-asian="normal" style:font-style-complex="normal"/>
    </style:style>
    <style:style style:name="T905" style:family="text">
      <style:text-properties fo:font-style="normal" officeooo:rsid="111b4dc3" style:font-style-asian="normal" style:font-style-complex="normal"/>
    </style:style>
    <style:style style:name="T906" style:family="text">
      <style:text-properties fo:font-style="normal" officeooo:rsid="183e2f5c" style:font-style-asian="normal" style:font-style-complex="normal"/>
    </style:style>
    <style:style style:name="T907" style:family="text">
      <style:text-properties fo:font-style="normal" officeooo:rsid="18e1fc6c" style:font-style-asian="normal" style:font-style-complex="normal"/>
    </style:style>
    <style:style style:name="T908" style:family="text">
      <style:text-properties fo:font-style="normal" officeooo:rsid="18b83d31" style:font-style-asian="normal" style:font-style-complex="normal"/>
    </style:style>
    <style:style style:name="T909" style:family="text">
      <style:text-properties fo:font-style="normal" officeooo:rsid="18c4e1d8" style:font-style-asian="normal" style:font-style-complex="normal"/>
    </style:style>
    <style:style style:name="T910" style:family="text">
      <style:text-properties fo:font-style="normal" officeooo:rsid="18ba1be0" style:font-style-asian="normal" style:font-style-complex="normal"/>
    </style:style>
    <style:style style:name="T911" style:family="text">
      <style:text-properties fo:font-style="normal" officeooo:rsid="18c38b6b" style:font-style-asian="normal" style:font-style-complex="normal"/>
    </style:style>
    <style:style style:name="T912" style:family="text">
      <style:text-properties fo:font-style="normal" officeooo:rsid="18bfea3d" style:font-style-asian="normal" style:font-style-complex="normal"/>
    </style:style>
    <style:style style:name="T913" style:family="text">
      <style:text-properties fo:font-style="normal" officeooo:rsid="18bc6162" style:font-style-asian="normal" style:font-style-complex="normal"/>
    </style:style>
    <style:style style:name="T914" style:family="text">
      <style:text-properties fo:font-style="normal" officeooo:rsid="18bdb37b" style:font-style-asian="normal" style:font-style-complex="normal"/>
    </style:style>
    <style:style style:name="T915" style:family="text">
      <style:text-properties fo:font-style="normal" officeooo:rsid="18fa2bc6" style:font-style-asian="normal" style:font-style-complex="normal"/>
    </style:style>
    <style:style style:name="T916" style:family="text">
      <style:text-properties fo:font-style="normal" officeooo:rsid="18ecaf8e" style:font-style-asian="normal" style:font-style-complex="normal"/>
    </style:style>
    <style:style style:name="T917" style:family="text">
      <style:text-properties fo:font-style="normal" officeooo:rsid="18f198a1" style:font-style-asian="normal" style:font-style-complex="normal"/>
    </style:style>
    <style:style style:name="T918" style:family="text">
      <style:text-properties fo:font-style="normal" officeooo:rsid="18ed13ec" style:font-style-asian="normal" style:font-style-complex="normal"/>
    </style:style>
    <style:style style:name="T919" style:family="text">
      <style:text-properties fo:font-style="normal" officeooo:rsid="18f1ed60" style:font-style-asian="normal" style:font-style-complex="normal"/>
    </style:style>
    <style:style style:name="T920" style:family="text">
      <style:text-properties fo:font-style="normal" officeooo:rsid="18c8760e" style:font-style-asian="normal" style:font-style-complex="normal"/>
    </style:style>
    <style:style style:name="T921" style:family="text">
      <style:text-properties fo:font-style="normal" officeooo:rsid="18edc664" style:font-style-asian="normal" style:font-style-complex="normal"/>
    </style:style>
    <style:style style:name="T922" style:family="text">
      <style:text-properties fo:font-style="normal" officeooo:rsid="1a4594f8" style:font-style-asian="normal" style:font-style-complex="normal"/>
    </style:style>
    <style:style style:name="T923" style:family="text">
      <style:text-properties fo:font-style="normal" officeooo:rsid="1a44020f" style:font-style-asian="normal" style:font-style-complex="normal"/>
    </style:style>
    <style:style style:name="T924" style:family="text">
      <style:text-properties fo:font-style="normal" officeooo:rsid="1a4749e8" style:font-style-asian="normal" style:font-style-complex="normal"/>
    </style:style>
    <style:style style:name="T925" style:family="text">
      <style:text-properties fo:font-style="normal" officeooo:rsid="1ba0195d" style:font-style-asian="normal" style:font-style-complex="normal"/>
    </style:style>
    <style:style style:name="T926" style:family="text">
      <style:text-properties fo:font-style="normal" officeooo:rsid="1ba85a2c" style:font-style-asian="normal" style:font-style-complex="normal"/>
    </style:style>
    <style:style style:name="T927" style:family="text">
      <style:text-properties fo:font-style="normal" officeooo:rsid="210d8ae5" style:font-style-asian="normal" style:font-style-complex="normal"/>
    </style:style>
    <style:style style:name="T928" style:family="text">
      <style:text-properties fo:font-style="normal" officeooo:rsid="1bc0908c" style:font-style-asian="normal" style:font-style-complex="normal"/>
    </style:style>
    <style:style style:name="T929" style:family="text">
      <style:text-properties fo:font-style="normal" officeooo:rsid="1628b02c" style:font-style-asian="normal" style:font-style-complex="normal"/>
    </style:style>
    <style:style style:name="T930" style:family="text">
      <style:text-properties fo:font-style="normal" officeooo:rsid="1628b066" style:font-style-asian="normal" style:font-style-complex="normal"/>
    </style:style>
    <style:style style:name="T931" style:family="text">
      <style:text-properties fo:font-style="normal" officeooo:rsid="15ff5bcc" style:font-style-asian="normal" style:font-style-complex="normal"/>
    </style:style>
    <style:style style:name="T932" style:family="text">
      <style:text-properties fo:font-style="normal" officeooo:rsid="16038801" style:font-style-asian="normal" style:font-style-complex="normal"/>
    </style:style>
    <style:style style:name="T933" style:family="text">
      <style:text-properties fo:font-style="normal" officeooo:rsid="15faff95" style:font-style-asian="normal" style:font-style-complex="normal"/>
    </style:style>
    <style:style style:name="T934" style:family="text">
      <style:text-properties fo:font-style="normal" officeooo:rsid="1604bca0" style:font-style-asian="normal" style:font-style-complex="normal"/>
    </style:style>
    <style:style style:name="T935" style:family="text">
      <style:text-properties fo:font-style="normal" officeooo:rsid="289be73f" style:font-style-asian="normal" style:font-style-complex="normal"/>
    </style:style>
    <style:style style:name="T936" style:family="text">
      <style:text-properties fo:font-style="normal" officeooo:rsid="294e79e3" style:font-style-asian="normal" style:font-style-complex="normal"/>
    </style:style>
    <style:style style:name="T937" style:family="text">
      <style:text-properties fo:font-style="normal" officeooo:rsid="295485bb" style:font-style-asian="normal" style:font-style-complex="normal"/>
    </style:style>
    <style:style style:name="T938" style:family="text">
      <style:text-properties fo:font-style="normal" officeooo:rsid="2955964d" style:font-style-asian="normal" style:font-style-complex="normal"/>
    </style:style>
    <style:style style:name="T939" style:family="text">
      <style:text-properties fo:font-style="normal" officeooo:rsid="29c85d15" style:font-style-asian="normal" style:font-style-complex="normal"/>
    </style:style>
    <style:style style:name="T940" style:family="text">
      <style:text-properties fo:font-style="normal" officeooo:rsid="29d53365" style:font-style-asian="normal" style:font-style-complex="normal"/>
    </style:style>
    <style:style style:name="T941" style:family="text">
      <style:text-properties fo:font-style="normal" officeooo:rsid="29d5cdc0" style:font-style-asian="normal" style:font-style-complex="normal"/>
    </style:style>
    <style:style style:name="T942" style:family="text">
      <style:text-properties fo:font-style="normal" officeooo:rsid="29d6df68" style:font-style-asian="normal" style:font-style-complex="normal"/>
    </style:style>
    <style:style style:name="T943" style:family="text">
      <style:text-properties fo:font-style="normal" officeooo:rsid="2af4476d" style:font-style-asian="normal" style:font-style-complex="normal"/>
    </style:style>
    <style:style style:name="T944" style:family="text">
      <style:text-properties fo:font-style="normal" officeooo:rsid="2af580b5" style:font-style-asian="normal" style:font-style-complex="normal"/>
    </style:style>
    <style:style style:name="T945" style:family="text">
      <style:text-properties fo:font-style="normal" style:text-underline-style="none" style:font-style-asian="normal" style:font-style-complex="normal"/>
    </style:style>
    <style:style style:name="T946" style:family="text">
      <style:text-properties fo:font-style="normal" style:text-underline-style="none" officeooo:rsid="22f7ad49" style:font-style-asian="normal" style:font-style-complex="normal"/>
    </style:style>
    <style:style style:name="T947" style:family="text">
      <style:text-properties fo:font-style="normal" fo:font-weight="bold" style:font-style-asian="normal" style:font-weight-asian="bold" style:font-style-complex="normal" style:font-weight-complex="bold"/>
    </style:style>
    <style:style style:name="T948" style:family="text">
      <style:text-properties fo:font-style="normal" fo:font-weight="bold" officeooo:rsid="25a0872c" style:font-style-asian="normal" style:font-weight-asian="bold" style:font-style-complex="normal" style:font-weight-complex="bold"/>
    </style:style>
    <style:style style:name="T949" style:family="text">
      <style:text-properties fo:font-style="normal" fo:font-weight="bold" officeooo:rsid="1a4749e8" style:font-style-asian="normal" style:font-weight-asian="bold" style:font-style-complex="normal" style:font-weight-complex="bold"/>
    </style:style>
    <style:style style:name="T950" style:family="text">
      <style:text-properties fo:font-style="normal" fo:font-weight="bold" officeooo:rsid="2adab1f3" style:font-style-asian="normal" style:font-weight-asian="bold" style:font-style-complex="normal" style:font-weight-complex="bold"/>
    </style:style>
    <style:style style:name="T951" style:family="text">
      <style:text-properties fo:font-style="normal" fo:font-weight="bold" officeooo:rsid="2c2e6e7f" style:font-style-asian="normal" style:font-weight-asian="bold" style:font-style-complex="normal" style:font-weight-complex="bold"/>
    </style:style>
    <style:style style:name="T952" style:family="text">
      <style:text-properties fo:font-style="normal" fo:font-weight="normal" style:font-style-asian="normal" style:font-weight-asian="normal" style:font-style-complex="normal" style:font-weight-complex="normal"/>
    </style:style>
    <style:style style:name="T953" style:family="text">
      <style:text-properties fo:font-style="normal" fo:font-weight="normal" officeooo:rsid="19865a9c" style:font-style-asian="normal" style:font-weight-asian="normal" style:font-style-complex="normal" style:font-weight-complex="normal"/>
    </style:style>
    <style:style style:name="T954" style:family="text">
      <style:text-properties fo:font-style="normal" fo:font-weight="normal" officeooo:rsid="1f4c3fae" style:font-style-asian="normal" style:font-weight-asian="normal" style:font-style-complex="normal" style:font-weight-complex="normal"/>
    </style:style>
    <style:style style:name="T955" style:family="text">
      <style:text-properties fo:font-style="normal" fo:font-weight="normal" officeooo:rsid="1f4cbbd5" style:font-style-asian="normal" style:font-weight-asian="normal" style:font-style-complex="normal" style:font-weight-complex="normal"/>
    </style:style>
    <style:style style:name="T956" style:family="text">
      <style:text-properties fo:font-style="normal" fo:font-weight="normal" officeooo:rsid="1f4d0110" style:font-style-asian="normal" style:font-weight-asian="normal" style:font-style-complex="normal" style:font-weight-complex="normal"/>
    </style:style>
    <style:style style:name="T957" style:family="text">
      <style:text-properties fo:font-style="normal" fo:font-weight="normal" officeooo:rsid="1f78a846" style:font-style-asian="normal" style:font-weight-asian="normal" style:font-style-complex="normal" style:font-weight-complex="normal"/>
    </style:style>
    <style:style style:name="T958" style:family="text">
      <style:text-properties fo:font-style="normal" fo:font-weight="normal" officeooo:rsid="26586c92" style:font-style-asian="normal" style:font-weight-asian="normal" style:font-style-complex="normal" style:font-weight-complex="normal"/>
    </style:style>
    <style:style style:name="T959" style:family="text">
      <style:text-properties fo:font-style="normal" fo:font-weight="normal" officeooo:rsid="2b0a79aa" style:font-style-asian="normal" style:font-weight-asian="normal" style:font-style-complex="normal" style:font-weight-complex="normal"/>
    </style:style>
    <style:style style:name="T960" style:family="text">
      <style:text-properties fo:font-style="normal" fo:font-weight="normal" officeooo:rsid="2b0b9663" style:font-style-asian="normal" style:font-weight-asian="normal" style:font-style-complex="normal" style:font-weight-complex="normal"/>
    </style:style>
    <style:style style:name="T961" style:family="text">
      <style:text-properties fo:font-style="normal" fo:font-weight="normal" officeooo:rsid="2c188f63" style:font-style-asian="normal" style:font-weight-asian="normal" style:font-style-complex="normal" style:font-weight-complex="normal"/>
    </style:style>
    <style:style style:name="T962" style:family="text">
      <style:text-properties officeooo:rsid="201d0560"/>
    </style:style>
    <style:style style:name="T963" style:family="text">
      <style:text-properties officeooo:rsid="20270e3e"/>
    </style:style>
    <style:style style:name="T964" style:family="text">
      <style:text-properties officeooo:rsid="2027dbf6"/>
    </style:style>
    <style:style style:name="T965" style:family="text">
      <style:text-properties officeooo:rsid="20298579"/>
    </style:style>
    <style:style style:name="T966" style:family="text">
      <style:text-properties officeooo:rsid="203a73cb"/>
    </style:style>
    <style:style style:name="T967" style:family="text">
      <style:text-properties officeooo:rsid="205345cd"/>
    </style:style>
    <style:style style:name="T968" style:family="text">
      <style:text-properties officeooo:rsid="2058902b"/>
    </style:style>
    <style:style style:name="T969" style:family="text">
      <style:text-properties officeooo:rsid="205cb6a1"/>
    </style:style>
    <style:style style:name="T970" style:family="text">
      <style:text-properties officeooo:rsid="2065587c"/>
    </style:style>
    <style:style style:name="T971" style:family="text">
      <style:text-properties officeooo:rsid="2068fff3"/>
    </style:style>
    <style:style style:name="T972" style:family="text">
      <style:text-properties officeooo:rsid="206acc77"/>
    </style:style>
    <style:style style:name="T973" style:family="text">
      <style:text-properties officeooo:rsid="20768cfb"/>
    </style:style>
    <style:style style:name="T974" style:family="text">
      <style:text-properties officeooo:rsid="207a19a7"/>
    </style:style>
    <style:style style:name="T975" style:family="text">
      <style:text-properties officeooo:rsid="207e1207"/>
    </style:style>
    <style:style style:name="T976" style:family="text">
      <style:text-properties officeooo:rsid="208751d0"/>
    </style:style>
    <style:style style:name="T977" style:family="text">
      <style:text-properties officeooo:rsid="20889469"/>
    </style:style>
    <style:style style:name="T978" style:family="text">
      <style:text-properties officeooo:rsid="209a6c6f"/>
    </style:style>
    <style:style style:name="T979" style:family="text">
      <style:text-properties officeooo:rsid="20a19e91"/>
    </style:style>
    <style:style style:name="T980" style:family="text">
      <style:text-properties fo:font-size="9.5pt" fo:letter-spacing="0.009cm" fo:language="cs" fo:country="CZ" style:font-size-asian="9.5pt" style:language-asian="cs" style:country-asian="CZ"/>
    </style:style>
    <style:style style:name="T981" style:family="text">
      <style:text-properties fo:font-size="9.5pt" fo:letter-spacing="0.009cm" fo:language="cs" fo:country="CZ" officeooo:rsid="20aac5d0" style:font-size-asian="9.5pt" style:language-asian="cs" style:country-asian="CZ"/>
    </style:style>
    <style:style style:name="T982" style:family="text">
      <style:text-properties fo:font-size="9.5pt" fo:letter-spacing="0.009cm" fo:language="cs" fo:country="CZ" officeooo:rsid="20ace839" style:font-size-asian="9.5pt" style:language-asian="cs" style:country-asian="CZ"/>
    </style:style>
    <style:style style:name="T983" style:family="text">
      <style:text-properties fo:font-size="9.5pt" fo:letter-spacing="0.009cm" fo:language="cs" fo:country="CZ" officeooo:rsid="20a56c6b" style:font-size-asian="9.5pt" style:language-asian="cs" style:country-asian="CZ"/>
    </style:style>
    <style:style style:name="T984" style:family="text">
      <style:text-properties fo:font-size="9.5pt" fo:letter-spacing="0.009cm" fo:language="cs" fo:country="CZ" officeooo:rsid="20a75113" style:font-size-asian="9.5pt" style:language-asian="cs" style:country-asian="CZ"/>
    </style:style>
    <style:style style:name="T985" style:family="text">
      <style:text-properties fo:font-size="9.5pt" fo:letter-spacing="0.009cm" fo:language="cs" fo:country="CZ" officeooo:rsid="20af97d2" style:font-size-asian="9.5pt" style:language-asian="cs" style:country-asian="CZ"/>
    </style:style>
    <style:style style:name="T986" style:family="text">
      <style:text-properties fo:font-size="9.5pt" fo:letter-spacing="0.009cm" fo:language="cs" fo:country="CZ" officeooo:rsid="20b19335" style:font-size-asian="9.5pt" style:language-asian="cs" style:country-asian="CZ"/>
    </style:style>
    <style:style style:name="T987" style:family="text">
      <style:text-properties fo:font-size="9.5pt" fo:letter-spacing="0.009cm" fo:language="cs" fo:country="CZ" officeooo:rsid="20b709c7" style:font-size-asian="9.5pt" style:language-asian="cs" style:country-asian="CZ"/>
    </style:style>
    <style:style style:name="T988" style:family="text">
      <style:text-properties fo:font-size="9.5pt" fo:letter-spacing="0.009cm" fo:language="cs" fo:country="CZ" officeooo:rsid="20b85116" style:font-size-asian="9.5pt" style:language-asian="cs" style:country-asian="CZ"/>
    </style:style>
    <style:style style:name="T989" style:family="text">
      <style:text-properties fo:font-size="9.5pt" fo:letter-spacing="0.009cm" fo:language="cs" fo:country="CZ" officeooo:rsid="20c1c0ac" style:font-size-asian="9.5pt" style:language-asian="cs" style:country-asian="CZ"/>
    </style:style>
    <style:style style:name="T990" style:family="text">
      <style:text-properties fo:font-size="9.5pt" fo:letter-spacing="0.009cm" fo:language="cs" fo:country="CZ" officeooo:rsid="20c7ab34" style:font-size-asian="9.5pt" style:language-asian="cs" style:country-asian="CZ"/>
    </style:style>
    <style:style style:name="T991" style:family="text">
      <style:text-properties fo:font-size="9.5pt" fo:letter-spacing="0.009cm" fo:language="cs" fo:country="CZ" officeooo:rsid="20c7e044" style:font-size-asian="9.5pt" style:language-asian="cs" style:country-asian="CZ"/>
    </style:style>
    <style:style style:name="T992" style:family="text">
      <style:text-properties fo:font-size="9.5pt" fo:letter-spacing="0.009cm" fo:language="cs" fo:country="CZ" officeooo:rsid="20ca50b1" style:font-size-asian="9.5pt" style:language-asian="cs" style:country-asian="CZ"/>
    </style:style>
    <style:style style:name="T993" style:family="text">
      <style:text-properties fo:font-size="9.5pt" fo:letter-spacing="0.009cm" fo:language="cs" fo:country="CZ" officeooo:rsid="20caf294" style:font-size-asian="9.5pt" style:language-asian="cs" style:country-asian="CZ"/>
    </style:style>
    <style:style style:name="T994" style:family="text">
      <style:text-properties fo:font-size="9.5pt" fo:letter-spacing="0.009cm" fo:language="cs" fo:country="CZ" officeooo:rsid="21fc73fc" style:font-size-asian="9.5pt" style:language-asian="cs" style:country-asian="CZ"/>
    </style:style>
    <style:style style:name="T995" style:family="text">
      <style:text-properties fo:font-size="9.5pt" fo:letter-spacing="0.009cm" fo:language="cs" fo:country="CZ" officeooo:rsid="223e7fa9" style:font-size-asian="9.5pt" style:language-asian="cs" style:country-asian="CZ"/>
    </style:style>
    <style:style style:name="T996" style:family="text">
      <style:text-properties fo:font-size="9.5pt" fo:letter-spacing="0.009cm" fo:language="cs" fo:country="CZ" officeooo:rsid="22462321" style:font-size-asian="9.5pt" style:language-asian="cs" style:country-asian="CZ"/>
    </style:style>
    <style:style style:name="T997" style:family="text">
      <style:text-properties fo:font-size="9.5pt" fo:letter-spacing="0.009cm" fo:language="cs" fo:country="CZ" officeooo:rsid="2366bc69" style:font-size-asian="9.5pt" style:language-asian="cs" style:country-asian="CZ"/>
    </style:style>
    <style:style style:name="T998" style:family="text">
      <style:text-properties fo:font-size="9.5pt" fo:letter-spacing="0.009cm" fo:language="cs" fo:country="CZ" officeooo:rsid="236a0e98" style:font-size-asian="9.5pt" style:language-asian="cs" style:country-asian="CZ"/>
    </style:style>
    <style:style style:name="T999" style:family="text">
      <style:text-properties fo:font-size="9.5pt" fo:letter-spacing="0.009cm" fo:language="cs" fo:country="CZ" officeooo:rsid="24fd5613" style:font-size-asian="9.5pt" style:language-asian="cs" style:country-asian="CZ"/>
    </style:style>
    <style:style style:name="T1000" style:family="text">
      <style:text-properties fo:font-size="9.5pt" fo:letter-spacing="0.009cm" fo:language="cs" fo:country="CZ" officeooo:rsid="24fd7573" style:font-size-asian="9.5pt" style:language-asian="cs" style:country-asian="CZ"/>
    </style:style>
    <style:style style:name="T1001" style:family="text">
      <style:text-properties fo:font-size="9.5pt" fo:letter-spacing="0.009cm" fo:language="cs" fo:country="CZ" officeooo:rsid="2503d268" style:font-size-asian="9.5pt" style:language-asian="cs" style:country-asian="CZ"/>
    </style:style>
    <style:style style:name="T1002" style:family="text">
      <style:text-properties fo:font-size="9.5pt" fo:letter-spacing="0.009cm" fo:language="cs" fo:country="CZ" officeooo:rsid="25047196" style:font-size-asian="9.5pt" style:language-asian="cs" style:country-asian="CZ"/>
    </style:style>
    <style:style style:name="T1003" style:family="text">
      <style:text-properties fo:font-size="9.5pt" fo:letter-spacing="0.009cm" fo:language="cs" fo:country="CZ" officeooo:rsid="25057cc0" style:font-size-asian="9.5pt" style:language-asian="cs" style:country-asian="CZ"/>
    </style:style>
    <style:style style:name="T1004" style:family="text">
      <style:text-properties fo:font-size="9.5pt" fo:letter-spacing="0.009cm" fo:language="cs" fo:country="CZ" officeooo:rsid="25085263" style:font-size-asian="9.5pt" style:language-asian="cs" style:country-asian="CZ"/>
    </style:style>
    <style:style style:name="T1005" style:family="text">
      <style:text-properties fo:font-size="9.5pt" fo:letter-spacing="0.009cm" fo:language="cs" fo:country="CZ" officeooo:rsid="250854d9" style:font-size-asian="9.5pt" style:language-asian="cs" style:country-asian="CZ"/>
    </style:style>
    <style:style style:name="T1006" style:family="text">
      <style:text-properties fo:font-size="9.5pt" fo:letter-spacing="0.009cm" fo:language="cs" fo:country="CZ" officeooo:rsid="2511aac7" style:font-size-asian="9.5pt" style:language-asian="cs" style:country-asian="CZ"/>
    </style:style>
    <style:style style:name="T1007" style:family="text">
      <style:text-properties fo:font-size="9.5pt" fo:letter-spacing="0.009cm" fo:language="cs" fo:country="CZ" officeooo:rsid="2514d94b" style:font-size-asian="9.5pt" style:language-asian="cs" style:country-asian="CZ"/>
    </style:style>
    <style:style style:name="T1008" style:family="text">
      <style:text-properties fo:font-size="9.5pt" fo:letter-spacing="0.009cm" fo:language="cs" fo:country="CZ" officeooo:rsid="25172e89" style:font-size-asian="9.5pt" style:language-asian="cs" style:country-asian="CZ"/>
    </style:style>
    <style:style style:name="T1009" style:family="text">
      <style:text-properties fo:font-size="9.5pt" fo:letter-spacing="0.009cm" fo:language="cs" fo:country="CZ" officeooo:rsid="2517543e" style:font-size-asian="9.5pt" style:language-asian="cs" style:country-asian="CZ"/>
    </style:style>
    <style:style style:name="T1010" style:family="text">
      <style:text-properties fo:font-size="9.5pt" fo:letter-spacing="0.009cm" fo:language="cs" fo:country="CZ" officeooo:rsid="2518ab17" style:font-size-asian="9.5pt" style:language-asian="cs" style:country-asian="CZ"/>
    </style:style>
    <style:style style:name="T1011" style:family="text">
      <style:text-properties fo:font-size="9.5pt" fo:letter-spacing="0.009cm" fo:language="cs" fo:country="CZ" officeooo:rsid="25193a8d" style:font-size-asian="9.5pt" style:language-asian="cs" style:country-asian="CZ"/>
    </style:style>
    <style:style style:name="T1012" style:family="text">
      <style:text-properties fo:font-size="9.5pt" fo:letter-spacing="0.009cm" fo:language="cs" fo:country="CZ" officeooo:rsid="251a8563" style:font-size-asian="9.5pt" style:language-asian="cs" style:country-asian="CZ"/>
    </style:style>
    <style:style style:name="T1013" style:family="text">
      <style:text-properties fo:font-size="9.5pt" fo:letter-spacing="0.009cm" fo:language="cs" fo:country="CZ" officeooo:rsid="251b4fd4" style:font-size-asian="9.5pt" style:language-asian="cs" style:country-asian="CZ"/>
    </style:style>
    <style:style style:name="T1014" style:family="text">
      <style:text-properties fo:font-size="9.5pt" fo:letter-spacing="0.009cm" fo:language="cs" fo:country="CZ" officeooo:rsid="251c1b9b" style:font-size-asian="9.5pt" style:language-asian="cs" style:country-asian="CZ"/>
    </style:style>
    <style:style style:name="T1015" style:family="text">
      <style:text-properties fo:font-size="9.5pt" fo:letter-spacing="0.009cm" fo:language="cs" fo:country="CZ" officeooo:rsid="251cc7bb" style:font-size-asian="9.5pt" style:language-asian="cs" style:country-asian="CZ"/>
    </style:style>
    <style:style style:name="T1016" style:family="text">
      <style:text-properties fo:font-size="9.5pt" fo:letter-spacing="0.009cm" fo:language="cs" fo:country="CZ" officeooo:rsid="251d440f" style:font-size-asian="9.5pt" style:language-asian="cs" style:country-asian="CZ"/>
    </style:style>
    <style:style style:name="T1017" style:family="text">
      <style:text-properties fo:font-size="9.5pt" fo:letter-spacing="0.009cm" fo:language="cs" fo:country="CZ" officeooo:rsid="2855eaa6" style:font-size-asian="9.5pt" style:language-asian="cs" style:country-asian="CZ"/>
    </style:style>
    <style:style style:name="T1018" style:family="text">
      <style:text-properties fo:font-size="9.5pt" fo:letter-spacing="0.009cm" fo:language="cs" fo:country="CZ" officeooo:rsid="285c2fe7" style:font-size-asian="9.5pt" style:language-asian="cs" style:country-asian="CZ"/>
    </style:style>
    <style:style style:name="T1019" style:family="text">
      <style:text-properties fo:font-size="9.5pt" fo:letter-spacing="0.009cm" fo:language="cs" fo:country="CZ" officeooo:rsid="285cc5b9" style:font-size-asian="9.5pt" style:language-asian="cs" style:country-asian="CZ"/>
    </style:style>
    <style:style style:name="T1020" style:family="text">
      <style:text-properties fo:font-size="9.5pt" fo:letter-spacing="0.009cm" fo:language="cs" fo:country="CZ" officeooo:rsid="2b03ed16" style:font-size-asian="9.5pt" style:language-asian="cs" style:country-asian="CZ"/>
    </style:style>
    <style:style style:name="T1021" style:family="text">
      <style:text-properties fo:font-size="9.5pt" fo:letter-spacing="0.009cm" fo:language="cs" fo:country="CZ" officeooo:rsid="2b05b4e8" style:font-size-asian="9.5pt" style:language-asian="cs" style:country-asian="CZ"/>
    </style:style>
    <style:style style:name="T1022" style:family="text">
      <style:text-properties fo:font-size="9.5pt" fo:letter-spacing="0.009cm" fo:language="cs" fo:country="CZ" officeooo:rsid="2b06eaf6" style:font-size-asian="9.5pt" style:language-asian="cs" style:country-asian="CZ"/>
    </style:style>
    <style:style style:name="T1023" style:family="text">
      <style:text-properties fo:font-size="9.5pt" fo:letter-spacing="0.009cm" fo:language="cs" fo:country="CZ" officeooo:rsid="2b088f1e" style:font-size-asian="9.5pt" style:language-asian="cs" style:country-asian="CZ"/>
    </style:style>
    <style:style style:name="T1024" style:family="text">
      <style:text-properties fo:font-size="9.5pt" fo:letter-spacing="0.009cm" fo:language="cs" fo:country="CZ" officeooo:rsid="2b089e62" style:font-size-asian="9.5pt" style:language-asian="cs" style:country-asian="CZ"/>
    </style:style>
    <style:style style:name="T1025" style:family="text">
      <style:text-properties fo:font-size="9.5pt" fo:letter-spacing="0.009cm" fo:language="cs" fo:country="CZ" officeooo:rsid="2b09058d" style:font-size-asian="9.5pt" style:language-asian="cs" style:country-asian="CZ"/>
    </style:style>
    <style:style style:name="T1026" style:family="text">
      <style:text-properties fo:font-size="9.5pt" fo:letter-spacing="0.009cm" fo:language="cs" fo:country="CZ" officeooo:rsid="2b0ec9f3" style:font-size-asian="9.5pt" style:language-asian="cs" style:country-asian="CZ"/>
    </style:style>
    <style:style style:name="T1027" style:family="text">
      <style:text-properties fo:font-size="9.5pt" fo:letter-spacing="0.009cm" fo:language="cs" fo:country="CZ" officeooo:rsid="2b1179df" style:font-size-asian="9.5pt" style:language-asian="cs" style:country-asian="CZ"/>
    </style:style>
    <style:style style:name="T1028" style:family="text">
      <style:text-properties fo:font-size="9.5pt" fo:letter-spacing="0.009cm" fo:language="cs" fo:country="CZ" officeooo:rsid="2b13cc28" style:font-size-asian="9.5pt" style:language-asian="cs" style:country-asian="CZ"/>
    </style:style>
    <style:style style:name="T1029" style:family="text">
      <style:text-properties fo:font-size="9.5pt" fo:letter-spacing="0.009cm" fo:language="cs" fo:country="CZ" officeooo:rsid="2b4e1284" style:font-size-asian="9.5pt" style:language-asian="cs" style:country-asian="CZ"/>
    </style:style>
    <style:style style:name="T1030" style:family="text">
      <style:text-properties fo:font-size="9.5pt" fo:letter-spacing="0.009cm" fo:language="cs" fo:country="CZ" officeooo:rsid="2b4ec87f" style:font-size-asian="9.5pt" style:language-asian="cs" style:country-asian="CZ"/>
    </style:style>
    <style:style style:name="T1031" style:family="text">
      <style:text-properties fo:font-size="9.5pt" fo:letter-spacing="0.009cm" fo:language="cs" fo:country="CZ" officeooo:rsid="2b5134e3" style:font-size-asian="9.5pt" style:language-asian="cs" style:country-asian="CZ"/>
    </style:style>
    <style:style style:name="T1032" style:family="text">
      <style:text-properties fo:font-size="9.5pt" fo:letter-spacing="0.009cm" fo:language="cs" fo:country="CZ" officeooo:rsid="2bbfd1e0" style:font-size-asian="9.5pt" style:language-asian="cs" style:country-asian="CZ"/>
    </style:style>
    <style:style style:name="T1033" style:family="text">
      <style:text-properties fo:font-size="9.5pt" fo:letter-spacing="0.009cm" fo:language="cs" fo:country="CZ" fo:font-style="italic" style:font-size-asian="9.5pt" style:language-asian="cs" style:country-asian="CZ" style:font-style-asian="italic" style:font-style-complex="italic"/>
    </style:style>
    <style:style style:name="T103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3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3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3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49" style:family="text">
      <style:text-properties fo:font-size="9.5pt" fo:letter-spacing="0.009cm" fo:language="cs" fo:country="CZ" fo:font-style="normal" style:font-size-asian="9.5pt" style:language-asian="cs" style:country-asian="CZ" style:font-style-asian="normal" style:font-style-complex="normal"/>
    </style:style>
    <style:style style:name="T10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52" style:family="text">
      <style:text-properties fo:font-size="9.5pt" fo:letter-spacing="0.009cm" fo:language="en" fo:country="US" officeooo:rsid="20b19335" style:font-size-asian="9.5pt" style:language-asian="cs" style:country-asian="CZ"/>
    </style:style>
    <style:style style:name="T1053" style:family="text">
      <style:text-properties fo:font-size="9.5pt" fo:language="cs" fo:country="CZ" style:font-size-asian="9.5pt" style:language-asian="cs" style:country-asian="CZ"/>
    </style:style>
    <style:style style:name="T1054" style:family="text">
      <style:text-properties fo:font-size="9.5pt" fo:language="cs" fo:country="CZ" officeooo:rsid="227d5938" style:font-size-asian="9.5pt" style:language-asian="cs" style:country-asian="CZ"/>
    </style:style>
    <style:style style:name="T1055" style:family="text">
      <style:text-properties fo:font-size="9.5pt" fo:language="cs" fo:country="CZ" officeooo:rsid="2858b2e9" style:font-size-asian="9.5pt" style:language-asian="cs" style:country-asian="CZ"/>
    </style:style>
    <style:style style:name="T1056" style:family="text">
      <style:text-properties fo:font-size="9.5pt" fo:language="cs" fo:country="CZ" officeooo:rsid="285a490a" style:font-size-asian="9.5pt" style:language-asian="cs" style:country-asian="CZ"/>
    </style:style>
    <style:style style:name="T1057" style:family="text">
      <style:text-properties fo:language="en" fo:country="US"/>
    </style:style>
    <style:style style:name="T1058" style:family="text">
      <style:text-properties fo:language="en" fo:country="US" officeooo:rsid="20f1f757"/>
    </style:style>
    <style:style style:name="T1059" style:family="text">
      <style:text-properties fo:language="en" fo:country="US" officeooo:rsid="2718b236"/>
    </style:style>
    <style:style style:name="T1060" style:family="text">
      <style:text-properties fo:language="en" fo:country="US" fo:font-weight="normal" officeooo:rsid="2718b236" style:font-weight-asian="normal" style:font-weight-complex="normal"/>
    </style:style>
    <style:style style:name="T1061" style:family="text">
      <style:text-properties fo:language="en" fo:country="US" officeooo:rsid="2718f0f3"/>
    </style:style>
    <style:style style:name="T1062" style:family="text">
      <style:text-properties fo:language="en" fo:country="US" officeooo:rsid="2718b236" fo:background-color="transparent" loext:char-shading-value="0"/>
    </style:style>
    <style:style style:name="T1063" style:family="text">
      <style:text-properties fo:language="en" fo:country="US" officeooo:rsid="28acefdc" style:language-asian="cs" style:country-asian="CZ"/>
    </style:style>
    <style:style style:name="T1064" style:family="text">
      <style:text-properties fo:language="en" fo:country="US" officeooo:rsid="2a3f98d4"/>
    </style:style>
    <style:style style:name="T1065" style:family="text">
      <style:text-properties fo:language="en" fo:country="US" officeooo:rsid="2b40571e"/>
    </style:style>
    <style:style style:name="T1066" style:family="text">
      <style:text-properties fo:language="en" fo:country="US" officeooo:rsid="2b54f678"/>
    </style:style>
    <style:style style:name="T1067" style:family="text">
      <style:text-properties fo:language="en" fo:country="US" officeooo:rsid="2ba3538f"/>
    </style:style>
    <style:style style:name="T1068" style:family="text">
      <style:text-properties fo:language="en" fo:country="US" officeooo:rsid="2c376dc4"/>
    </style:style>
    <style:style style:name="T1069" style:family="text">
      <style:text-properties officeooo:rsid="20f7086f"/>
    </style:style>
    <style:style style:name="T1070" style:family="text">
      <style:text-properties officeooo:rsid="2112f312"/>
    </style:style>
    <style:style style:name="T1071" style:family="text">
      <style:text-properties officeooo:rsid="211e75b5"/>
    </style:style>
    <style:style style:name="T1072" style:family="text">
      <style:text-properties officeooo:rsid="212cf64d"/>
    </style:style>
    <style:style style:name="T1073" style:family="text">
      <style:text-properties officeooo:rsid="2130bbfa"/>
    </style:style>
    <style:style style:name="T1074" style:family="text">
      <style:text-properties officeooo:rsid="213d0be9"/>
    </style:style>
    <style:style style:name="T1075" style:family="text">
      <style:text-properties officeooo:rsid="21464600"/>
    </style:style>
    <style:style style:name="T1076" style:family="text">
      <style:text-properties officeooo:rsid="214ce48d"/>
    </style:style>
    <style:style style:name="T1077" style:family="text">
      <style:text-properties officeooo:rsid="2163e5a4"/>
    </style:style>
    <style:style style:name="T1078" style:family="text">
      <style:text-properties officeooo:rsid="2164a9a6"/>
    </style:style>
    <style:style style:name="T1079" style:family="text">
      <style:text-properties officeooo:rsid="218eee67"/>
    </style:style>
    <style:style style:name="T1080" style:family="text">
      <style:text-properties officeooo:rsid="2195b040"/>
    </style:style>
    <style:style style:name="T1081" style:family="text">
      <style:text-properties officeooo:rsid="2197e806"/>
    </style:style>
    <style:style style:name="T1082" style:family="text">
      <style:text-properties officeooo:rsid="2198b31a"/>
    </style:style>
    <style:style style:name="T1083" style:family="text">
      <style:text-properties officeooo:rsid="21996beb"/>
    </style:style>
    <style:style style:name="T1084" style:family="text">
      <style:text-properties officeooo:rsid="21a922d0"/>
    </style:style>
    <style:style style:name="T1085" style:family="text">
      <style:text-properties officeooo:rsid="21adb664"/>
    </style:style>
    <style:style style:name="T1086" style:family="text">
      <style:text-properties officeooo:rsid="21b04fb0"/>
    </style:style>
    <style:style style:name="T1087" style:family="text">
      <style:text-properties officeooo:rsid="21b1e115"/>
    </style:style>
    <style:style style:name="T1088" style:family="text">
      <style:text-properties officeooo:rsid="21b3d0c4"/>
    </style:style>
    <style:style style:name="T1089" style:family="text">
      <style:text-properties officeooo:rsid="21b6cacf"/>
    </style:style>
    <style:style style:name="T1090" style:family="text">
      <style:text-properties officeooo:rsid="21b97db2"/>
    </style:style>
    <style:style style:name="T1091" style:family="text">
      <style:text-properties officeooo:rsid="21d6f3b6"/>
    </style:style>
    <style:style style:name="T1092" style:family="text">
      <style:text-properties officeooo:rsid="21d77dca"/>
    </style:style>
    <style:style style:name="T1093" style:family="text">
      <style:text-properties officeooo:rsid="21d784b3"/>
    </style:style>
    <style:style style:name="T1094" style:family="text">
      <style:text-properties officeooo:rsid="21d9cbd9"/>
    </style:style>
    <style:style style:name="T1095" style:family="text">
      <style:text-properties officeooo:rsid="21e28bc8"/>
    </style:style>
    <style:style style:name="T1096" style:family="text">
      <style:text-properties officeooo:rsid="21e40ee3"/>
    </style:style>
    <style:style style:name="T1097" style:family="text">
      <style:text-properties officeooo:rsid="21e88bb8"/>
    </style:style>
    <style:style style:name="T1098" style:family="text">
      <style:text-properties officeooo:rsid="2209a5d2"/>
    </style:style>
    <style:style style:name="T1099" style:family="text">
      <style:text-properties officeooo:rsid="220b2653"/>
    </style:style>
    <style:style style:name="T1100" style:family="text">
      <style:text-properties officeooo:rsid="220d11cf"/>
    </style:style>
    <style:style style:name="T1101" style:family="text">
      <style:text-properties officeooo:rsid="220e90a3"/>
    </style:style>
    <style:style style:name="T1102" style:family="text">
      <style:text-properties officeooo:rsid="221e3299"/>
    </style:style>
    <style:style style:name="T1103" style:family="text">
      <style:text-properties officeooo:rsid="20f1f757"/>
    </style:style>
    <style:style style:name="T1104" style:family="text">
      <style:text-properties officeooo:rsid="2237b1e2"/>
    </style:style>
    <style:style style:name="T1105" style:family="text">
      <style:text-properties officeooo:rsid="2238d29b"/>
    </style:style>
    <style:style style:name="T1106" style:family="text">
      <style:text-properties officeooo:rsid="22439781"/>
    </style:style>
    <style:style style:name="T1107" style:family="text">
      <style:text-properties officeooo:rsid="22447983"/>
    </style:style>
    <style:style style:name="T1108" style:family="text">
      <style:text-properties officeooo:rsid="224eb86c"/>
    </style:style>
    <style:style style:name="T1109" style:family="text">
      <style:text-properties officeooo:rsid="2264f721"/>
    </style:style>
    <style:style style:name="T1110" style:family="text">
      <style:text-properties officeooo:rsid="228a945e"/>
    </style:style>
    <style:style style:name="T1111" style:family="text">
      <style:text-properties officeooo:rsid="2298b5b6"/>
    </style:style>
    <style:style style:name="T1112" style:family="text">
      <style:text-properties officeooo:rsid="229b2d63"/>
    </style:style>
    <style:style style:name="T1113" style:family="text">
      <style:text-properties officeooo:rsid="22a758fa"/>
    </style:style>
    <style:style style:name="T1114" style:family="text">
      <style:text-properties officeooo:rsid="22ac7656"/>
    </style:style>
    <style:style style:name="T1115" style:family="text">
      <style:text-properties officeooo:rsid="22b85964"/>
    </style:style>
    <style:style style:name="T1116" style:family="text">
      <style:text-properties officeooo:rsid="22ba25be"/>
    </style:style>
    <style:style style:name="T1117" style:family="text">
      <style:text-properties officeooo:rsid="22bd1088"/>
    </style:style>
    <style:style style:name="T1118" style:family="text">
      <style:text-properties officeooo:rsid="22c43c3b"/>
    </style:style>
    <style:style style:name="T1119" style:family="text">
      <style:text-properties officeooo:rsid="22d30b1a"/>
    </style:style>
    <style:style style:name="T1120" style:family="text">
      <style:text-properties officeooo:rsid="204f4e25"/>
    </style:style>
    <style:style style:name="T1121" style:family="text">
      <style:text-properties officeooo:rsid="22d854a9"/>
    </style:style>
    <style:style style:name="T1122" style:family="text">
      <style:text-properties officeooo:rsid="22dd5c36"/>
    </style:style>
    <style:style style:name="T1123" style:family="text">
      <style:text-properties officeooo:rsid="22defc71"/>
    </style:style>
    <style:style style:name="T1124" style:family="text">
      <style:text-properties officeooo:rsid="22e50c1a"/>
    </style:style>
    <style:style style:name="T1125" style:family="text">
      <style:text-properties officeooo:rsid="2022d038"/>
    </style:style>
    <style:style style:name="T1126" style:family="text">
      <style:text-properties officeooo:rsid="22e5bb83"/>
    </style:style>
    <style:style style:name="T1127" style:family="text">
      <style:text-properties officeooo:rsid="22e7537f"/>
    </style:style>
    <style:style style:name="T1128" style:family="text">
      <style:text-properties officeooo:rsid="22f5da9a"/>
    </style:style>
    <style:style style:name="T1129" style:family="text">
      <style:text-properties officeooo:rsid="2304ad9b"/>
    </style:style>
    <style:style style:name="T1130" style:family="text">
      <style:text-properties officeooo:rsid="2305469b"/>
    </style:style>
    <style:style style:name="T1131" style:family="text">
      <style:text-properties officeooo:rsid="2305659e"/>
    </style:style>
    <style:style style:name="T1132" style:family="text">
      <style:text-properties officeooo:rsid="232f7481"/>
    </style:style>
    <style:style style:name="T1133" style:family="text">
      <style:text-properties officeooo:rsid="2331678d"/>
    </style:style>
    <style:style style:name="T1134" style:family="text">
      <style:text-properties officeooo:rsid="2332d987"/>
    </style:style>
    <style:style style:name="T1135" style:family="text">
      <style:text-properties officeooo:rsid="2332e601"/>
    </style:style>
    <style:style style:name="T1136" style:family="text">
      <style:text-properties officeooo:rsid="234722bb"/>
    </style:style>
    <style:style style:name="T1137" style:family="text">
      <style:text-properties officeooo:rsid="23484d0e"/>
    </style:style>
    <style:style style:name="T1138" style:family="text">
      <style:text-properties officeooo:rsid="2349a476"/>
    </style:style>
    <style:style style:name="T1139" style:family="text">
      <style:text-properties officeooo:rsid="2349b8a1"/>
    </style:style>
    <style:style style:name="T1140" style:family="text">
      <style:text-properties officeooo:rsid="234a7ac3"/>
    </style:style>
    <style:style style:name="T1141" style:family="text">
      <style:text-properties officeooo:rsid="234c1eda"/>
    </style:style>
    <style:style style:name="T1142" style:family="text">
      <style:text-properties officeooo:rsid="234c7f7d"/>
    </style:style>
    <style:style style:name="T1143" style:family="text">
      <style:text-properties officeooo:rsid="234e0d17"/>
    </style:style>
    <style:style style:name="T1144" style:family="text">
      <style:text-properties officeooo:rsid="235399e7"/>
    </style:style>
    <style:style style:name="T1145" style:family="text">
      <style:text-properties officeooo:rsid="2356c6ea"/>
    </style:style>
    <style:style style:name="T1146" style:family="text">
      <style:text-properties officeooo:rsid="23585241"/>
    </style:style>
    <style:style style:name="T1147" style:family="text">
      <style:text-properties officeooo:rsid="2358e570"/>
    </style:style>
    <style:style style:name="T1148" style:family="text">
      <style:text-properties officeooo:rsid="235b4c7d"/>
    </style:style>
    <style:style style:name="T1149" style:family="text">
      <style:text-properties officeooo:rsid="23637825"/>
    </style:style>
    <style:style style:name="T1150" style:family="text">
      <style:text-properties officeooo:rsid="236484a9"/>
    </style:style>
    <style:style style:name="T1151" style:family="text">
      <style:text-properties officeooo:rsid="236c8ad4"/>
    </style:style>
    <style:style style:name="T1152" style:family="text">
      <style:text-properties officeooo:rsid="2295c09f"/>
    </style:style>
    <style:style style:name="T1153" style:family="text">
      <style:text-properties officeooo:rsid="22a655ef"/>
    </style:style>
    <style:style style:name="T1154" style:family="text">
      <style:text-properties officeooo:rsid="21c8752c"/>
    </style:style>
    <style:style style:name="T1155" style:family="text">
      <style:text-properties officeooo:rsid="236db2ab"/>
    </style:style>
    <style:style style:name="T1156" style:family="text">
      <style:text-properties officeooo:rsid="22cc5d09"/>
    </style:style>
    <style:style style:name="T1157" style:family="text">
      <style:text-properties officeooo:rsid="22c85621"/>
    </style:style>
    <style:style style:name="T1158" style:family="text">
      <style:text-properties officeooo:rsid="22c8d110"/>
    </style:style>
    <style:style style:name="T1159" style:family="text">
      <style:text-properties officeooo:rsid="22a871c9"/>
    </style:style>
    <style:style style:name="T1160" style:family="text">
      <style:text-properties officeooo:rsid="23751612"/>
    </style:style>
    <style:style style:name="T1161" style:family="text">
      <style:text-properties officeooo:rsid="2376cc3a"/>
    </style:style>
    <style:style style:name="T1162" style:family="text">
      <style:text-properties officeooo:rsid="2376f410"/>
    </style:style>
    <style:style style:name="T1163" style:family="text">
      <style:text-properties officeooo:rsid="237987a4"/>
    </style:style>
    <style:style style:name="T1164" style:family="text">
      <style:text-properties officeooo:rsid="23ac06b8"/>
    </style:style>
    <style:style style:name="T1165" style:family="text">
      <style:text-properties officeooo:rsid="23adf46b"/>
    </style:style>
    <style:style style:name="T1166" style:family="text">
      <style:text-properties officeooo:rsid="23b0ce43"/>
    </style:style>
    <style:style style:name="T1167" style:family="text">
      <style:text-properties officeooo:rsid="23c07497"/>
    </style:style>
    <style:style style:name="T1168" style:family="text">
      <style:text-properties officeooo:rsid="23c30856"/>
    </style:style>
    <style:style style:name="T1169" style:family="text">
      <style:text-properties officeooo:rsid="23e1443b"/>
    </style:style>
    <style:style style:name="T1170" style:family="text">
      <style:text-properties officeooo:rsid="23f9895c"/>
    </style:style>
    <style:style style:name="T1171" style:family="text">
      <style:text-properties officeooo:rsid="23fb23e7"/>
    </style:style>
    <style:style style:name="T1172" style:family="text">
      <style:text-properties officeooo:rsid="24102bdb"/>
    </style:style>
    <style:style style:name="T1173" style:family="text">
      <style:text-properties officeooo:rsid="24138f8e"/>
    </style:style>
    <style:style style:name="T1174" style:family="text">
      <style:text-properties officeooo:rsid="24158005"/>
    </style:style>
    <style:style style:name="T1175" style:family="text">
      <style:text-properties officeooo:rsid="2427981b"/>
    </style:style>
    <style:style style:name="T1176" style:family="text">
      <style:text-properties officeooo:rsid="2427ec22"/>
    </style:style>
    <style:style style:name="T1177" style:family="text">
      <style:text-properties officeooo:rsid="24291992"/>
    </style:style>
    <style:style style:name="T1178" style:family="text">
      <style:text-properties officeooo:rsid="2432a1ec"/>
    </style:style>
    <style:style style:name="T1179" style:family="text">
      <style:text-properties officeooo:rsid="2436a92f"/>
    </style:style>
    <style:style style:name="T1180" style:family="text">
      <style:text-properties officeooo:rsid="24393486"/>
    </style:style>
    <style:style style:name="T1181" style:family="text">
      <style:text-properties officeooo:rsid="243a354b"/>
    </style:style>
    <style:style style:name="T1182" style:family="text">
      <style:text-properties officeooo:rsid="243e32f5"/>
    </style:style>
    <style:style style:name="T1183" style:family="text">
      <style:text-properties officeooo:rsid="243e4498"/>
    </style:style>
    <style:style style:name="T1184" style:family="text">
      <style:text-properties officeooo:rsid="2442f892"/>
    </style:style>
    <style:style style:name="T1185" style:family="text">
      <style:text-properties officeooo:rsid="2445badc"/>
    </style:style>
    <style:style style:name="T1186" style:family="text">
      <style:text-properties officeooo:rsid="2447010a"/>
    </style:style>
    <style:style style:name="T1187" style:family="text">
      <style:text-properties officeooo:rsid="2459ac89"/>
    </style:style>
    <style:style style:name="T1188" style:family="text">
      <style:text-properties fo:font-weight="bold" style:font-weight-asian="bold" style:font-weight-complex="bold"/>
    </style:style>
    <style:style style:name="T1189" style:family="text">
      <style:text-properties fo:font-weight="bold" officeooo:rsid="2459ac89" style:font-weight-asian="bold" style:font-weight-complex="bold"/>
    </style:style>
    <style:style style:name="T1190" style:family="text">
      <style:text-properties fo:font-weight="bold" officeooo:rsid="25f2d04a" style:font-weight-asian="bold" style:font-weight-complex="bold"/>
    </style:style>
    <style:style style:name="T1191" style:family="text">
      <style:text-properties fo:font-weight="bold" officeooo:rsid="26f112c4" style:font-weight-asian="bold" style:font-weight-complex="bold"/>
    </style:style>
    <style:style style:name="T1192" style:family="text">
      <style:text-properties fo:font-weight="bold" officeooo:rsid="2718b236" style:font-weight-asian="bold" style:font-weight-complex="bold"/>
    </style:style>
    <style:style style:name="T1193" style:family="text">
      <style:text-properties fo:font-weight="bold" officeooo:rsid="27911d11" style:font-weight-asian="bold" style:font-weight-complex="bold"/>
    </style:style>
    <style:style style:name="T1194" style:family="text">
      <style:text-properties fo:font-weight="bold" officeooo:rsid="27c86e38" style:font-weight-asian="bold" style:font-weight-complex="bold"/>
    </style:style>
    <style:style style:name="T1195" style:family="text">
      <style:text-properties fo:font-weight="bold" officeooo:rsid="282f1ba6" style:font-weight-asian="bold" style:font-weight-complex="bold"/>
    </style:style>
    <style:style style:name="T1196" style:family="text">
      <style:text-properties fo:font-weight="bold" officeooo:rsid="1a4594f8" style:font-weight-asian="bold" style:font-weight-complex="bold"/>
    </style:style>
    <style:style style:name="T1197" style:family="text">
      <style:text-properties fo:font-weight="bold" officeooo:rsid="1ba0195d" style:font-weight-asian="bold" style:font-weight-complex="bold"/>
    </style:style>
    <style:style style:name="T1198" style:family="text">
      <style:text-properties fo:font-weight="bold" officeooo:rsid="294e79e3" style:font-weight-asian="bold" style:font-weight-complex="bold"/>
    </style:style>
    <style:style style:name="T1199" style:family="text">
      <style:text-properties fo:font-weight="bold" officeooo:rsid="2950f66b" style:font-weight-asian="bold" style:font-weight-complex="bold"/>
    </style:style>
    <style:style style:name="T1200" style:family="text">
      <style:text-properties fo:font-weight="bold" officeooo:rsid="29601fa7" style:font-weight-asian="bold" style:font-weight-complex="bold"/>
    </style:style>
    <style:style style:name="T1201" style:family="text">
      <style:text-properties fo:font-weight="bold" officeooo:rsid="2a3baf2e" style:font-weight-asian="bold" style:font-weight-complex="bold"/>
    </style:style>
    <style:style style:name="T1202" style:family="text">
      <style:text-properties fo:font-weight="bold" officeooo:rsid="2adab1f3" style:font-weight-asian="bold" style:font-weight-complex="bold"/>
    </style:style>
    <style:style style:name="T1203" style:family="text">
      <style:text-properties fo:font-weight="bold" officeooo:rsid="2415a15d" style:font-weight-asian="bold" style:font-weight-complex="bold"/>
    </style:style>
    <style:style style:name="T1204" style:family="text">
      <style:text-properties fo:font-weight="bold" officeooo:rsid="2c13b2bd" style:font-weight-asian="bold" style:font-weight-complex="bold"/>
    </style:style>
    <style:style style:name="T1205" style:family="text">
      <style:text-properties fo:font-weight="bold" officeooo:rsid="2c1562ff" style:font-weight-asian="bold" style:font-weight-complex="bold"/>
    </style:style>
    <style:style style:name="T1206" style:family="text">
      <style:text-properties fo:font-weight="bold" officeooo:rsid="2c188f63" style:font-weight-asian="bold" style:font-weight-complex="bold"/>
    </style:style>
    <style:style style:name="T1207" style:family="text">
      <style:text-properties fo:font-weight="bold" officeooo:rsid="2c376dc4" style:font-weight-asian="bold" style:font-weight-complex="bold"/>
    </style:style>
    <style:style style:name="T1208" style:family="text">
      <style:text-properties officeooo:rsid="2491ec00"/>
    </style:style>
    <style:style style:name="T1209" style:family="text">
      <style:text-properties officeooo:rsid="2494db82"/>
    </style:style>
    <style:style style:name="T1210" style:family="text">
      <style:text-properties officeooo:rsid="24969242"/>
    </style:style>
    <style:style style:name="T1211" style:family="text">
      <style:text-properties officeooo:rsid="249ea524"/>
    </style:style>
    <style:style style:name="T1212" style:family="text">
      <style:text-properties officeooo:rsid="24a1636b"/>
    </style:style>
    <style:style style:name="T1213" style:family="text">
      <style:text-properties officeooo:rsid="24a1ac3d"/>
    </style:style>
    <style:style style:name="T1214" style:family="text">
      <style:text-properties officeooo:rsid="24a28b99"/>
    </style:style>
    <style:style style:name="T1215" style:family="text">
      <style:text-properties officeooo:rsid="24a2af6d"/>
    </style:style>
    <style:style style:name="T1216" style:family="text">
      <style:text-properties officeooo:rsid="24a437c8"/>
    </style:style>
    <style:style style:name="T1217" style:family="text">
      <style:text-properties officeooo:rsid="24e3898b"/>
    </style:style>
    <style:style style:name="T1218" style:family="text">
      <style:text-properties officeooo:rsid="250c1d04"/>
    </style:style>
    <style:style style:name="T1219" style:family="text">
      <style:text-properties officeooo:rsid="24ffc69a"/>
    </style:style>
    <style:style style:name="T1220" style:family="text">
      <style:text-properties officeooo:rsid="250cd62e"/>
    </style:style>
    <style:style style:name="T1221" style:family="text">
      <style:text-properties officeooo:rsid="2527754f"/>
    </style:style>
    <style:style style:name="T1222" style:family="text">
      <style:text-properties officeooo:rsid="2533b5ae"/>
    </style:style>
    <style:style style:name="T1223" style:family="text">
      <style:text-properties officeooo:rsid="2534c700"/>
    </style:style>
    <style:style style:name="T1224" style:family="text">
      <style:text-properties officeooo:rsid="2538c7b4"/>
    </style:style>
    <style:style style:name="T1225" style:family="text">
      <style:text-properties officeooo:rsid="253baab1"/>
    </style:style>
    <style:style style:name="T1226" style:family="text">
      <style:text-properties officeooo:rsid="253ccebd"/>
    </style:style>
    <style:style style:name="T1227" style:family="text">
      <style:text-properties officeooo:rsid="253ea991"/>
    </style:style>
    <style:style style:name="T1228" style:family="text">
      <style:text-properties officeooo:rsid="254b58a5"/>
    </style:style>
    <style:style style:name="T1229" style:family="text">
      <style:text-properties officeooo:rsid="2554a1de"/>
    </style:style>
    <style:style style:name="T1230" style:family="text">
      <style:text-properties officeooo:rsid="1d3a4787"/>
    </style:style>
    <style:style style:name="T1231" style:family="text">
      <style:text-properties officeooo:rsid="1f3a5e21"/>
    </style:style>
    <style:style style:name="T1232" style:family="text">
      <style:text-properties officeooo:rsid="1f31535e"/>
    </style:style>
    <style:style style:name="T1233" style:family="text">
      <style:text-properties officeooo:rsid="1f331a4f"/>
    </style:style>
    <style:style style:name="T1234" style:family="text">
      <style:text-properties officeooo:rsid="1d1bab64"/>
    </style:style>
    <style:style style:name="T1235" style:family="text">
      <style:text-properties officeooo:rsid="1cee05c8"/>
    </style:style>
    <style:style style:name="T1236" style:family="text">
      <style:text-properties officeooo:rsid="1cfa83a5"/>
    </style:style>
    <style:style style:name="T1237" style:family="text">
      <style:text-properties officeooo:rsid="1f2d49e7"/>
    </style:style>
    <style:style style:name="T1238" style:family="text">
      <style:text-properties officeooo:rsid="1d0d8164"/>
    </style:style>
    <style:style style:name="T1239" style:family="text">
      <style:text-properties officeooo:rsid="19239c11"/>
    </style:style>
    <style:style style:name="T1240" style:family="text">
      <style:text-properties officeooo:rsid="1f05e202"/>
    </style:style>
    <style:style style:name="T1241" style:family="text">
      <style:text-properties officeooo:rsid="259a1df0"/>
    </style:style>
    <style:style style:name="T1242" style:family="text">
      <style:text-properties officeooo:rsid="25aea8f0"/>
    </style:style>
    <style:style style:name="T1243" style:family="text">
      <style:text-properties officeooo:rsid="1f34f748"/>
    </style:style>
    <style:style style:name="T1244" style:family="text">
      <style:text-properties officeooo:rsid="1d17f2b0"/>
    </style:style>
    <style:style style:name="T1245" style:family="text">
      <style:text-properties officeooo:rsid="1d14e3d8"/>
    </style:style>
    <style:style style:name="T1246" style:family="text">
      <style:text-properties officeooo:rsid="19e52a5d"/>
    </style:style>
    <style:style style:name="T1247" style:family="text">
      <style:text-properties officeooo:rsid="25b31656"/>
    </style:style>
    <style:style style:name="T1248" style:family="text">
      <style:text-properties officeooo:rsid="1f356719"/>
    </style:style>
    <style:style style:name="T1249" style:family="text">
      <style:text-properties officeooo:rsid="229f4bef"/>
    </style:style>
    <style:style style:name="T1250" style:family="text">
      <style:text-properties officeooo:rsid="1f3ed1fc"/>
    </style:style>
    <style:style style:name="T1251" style:family="text">
      <style:text-properties officeooo:rsid="1cd8d774"/>
    </style:style>
    <style:style style:name="T1252" style:family="text">
      <style:text-properties officeooo:rsid="25b825af"/>
    </style:style>
    <style:style style:name="T1253" style:family="text">
      <style:text-properties officeooo:rsid="25b8c8b6"/>
    </style:style>
    <style:style style:name="T1254" style:family="text">
      <style:text-properties officeooo:rsid="1f350f43"/>
    </style:style>
    <style:style style:name="T1255" style:family="text">
      <style:text-properties officeooo:rsid="25b9334e"/>
    </style:style>
    <style:style style:name="T1256" style:family="text">
      <style:text-properties officeooo:rsid="25c73a8f"/>
    </style:style>
    <style:style style:name="T1257" style:family="text">
      <style:text-properties officeooo:rsid="25cb9d66"/>
    </style:style>
    <style:style style:name="T1258" style:family="text">
      <style:text-properties officeooo:rsid="25d1fb93"/>
    </style:style>
    <style:style style:name="T1259" style:family="text">
      <style:text-properties officeooo:rsid="25dd9674"/>
    </style:style>
    <style:style style:name="T1260" style:family="text">
      <style:text-properties fo:background-color="transparent" loext:char-shading-value="0"/>
    </style:style>
    <style:style style:name="T1261" style:family="text">
      <style:text-properties officeooo:rsid="25dd9674" fo:background-color="transparent" loext:char-shading-value="0"/>
    </style:style>
    <style:style style:name="T1262" style:family="text">
      <style:text-properties officeooo:rsid="2683345e" fo:background-color="transparent" loext:char-shading-value="0"/>
    </style:style>
    <style:style style:name="T1263" style:family="text">
      <style:text-properties officeooo:rsid="217d02ee" fo:background-color="transparent" loext:char-shading-value="0"/>
    </style:style>
    <style:style style:name="T1264" style:family="text">
      <style:text-properties officeooo:rsid="268c50a4" fo:background-color="transparent" loext:char-shading-value="0"/>
    </style:style>
    <style:style style:name="T1265" style:family="text">
      <style:text-properties officeooo:rsid="268dc65d" fo:background-color="transparent" loext:char-shading-value="0"/>
    </style:style>
    <style:style style:name="T1266" style:family="text">
      <style:text-properties officeooo:rsid="26a758d5" fo:background-color="transparent" loext:char-shading-value="0"/>
    </style:style>
    <style:style style:name="T1267" style:family="text">
      <style:text-properties officeooo:rsid="27156c24" fo:background-color="transparent" loext:char-shading-value="0"/>
    </style:style>
    <style:style style:name="T1268" style:family="text">
      <style:text-properties officeooo:rsid="27157765" fo:background-color="transparent" loext:char-shading-value="0"/>
    </style:style>
    <style:style style:name="T1269" style:family="text">
      <style:text-properties officeooo:rsid="2632c719" fo:background-color="transparent" loext:char-shading-value="0"/>
    </style:style>
    <style:style style:name="T1270" style:family="text">
      <style:text-properties officeooo:rsid="26e47adb" fo:background-color="transparent" loext:char-shading-value="0"/>
    </style:style>
    <style:style style:name="T1271" style:family="text">
      <style:text-properties officeooo:rsid="1fc51bdc" fo:background-color="transparent" loext:char-shading-value="0"/>
    </style:style>
    <style:style style:name="T1272" style:family="text">
      <style:text-properties officeooo:rsid="26e5fbb8" fo:background-color="transparent" loext:char-shading-value="0"/>
    </style:style>
    <style:style style:name="T1273" style:family="text">
      <style:text-properties officeooo:rsid="1fc23eee" fo:background-color="transparent" loext:char-shading-value="0"/>
    </style:style>
    <style:style style:name="T1274" style:family="text">
      <style:text-properties officeooo:rsid="272b165f" fo:background-color="transparent" loext:char-shading-value="0"/>
    </style:style>
    <style:style style:name="T1275" style:family="text">
      <style:text-properties officeooo:rsid="25c44266" fo:background-color="transparent" loext:char-shading-value="0"/>
    </style:style>
    <style:style style:name="T1276" style:family="text">
      <style:text-properties officeooo:rsid="1fd00e63" fo:background-color="transparent" loext:char-shading-value="0"/>
    </style:style>
    <style:style style:name="T1277" style:family="text">
      <style:text-properties officeooo:rsid="273b9d1e" fo:background-color="transparent" loext:char-shading-value="0"/>
    </style:style>
    <style:style style:name="T1278" style:family="text">
      <style:text-properties officeooo:rsid="273cd2c7" fo:background-color="transparent" loext:char-shading-value="0"/>
    </style:style>
    <style:style style:name="T1279" style:family="text">
      <style:text-properties officeooo:rsid="27487751" fo:background-color="transparent" loext:char-shading-value="0"/>
    </style:style>
    <style:style style:name="T1280" style:family="text">
      <style:text-properties officeooo:rsid="26ae8a95" fo:background-color="transparent" loext:char-shading-value="0"/>
    </style:style>
    <style:style style:name="T1281" style:family="text">
      <style:text-properties officeooo:rsid="274e343c" fo:background-color="transparent" loext:char-shading-value="0"/>
    </style:style>
    <style:style style:name="T1282" style:family="text">
      <style:text-properties officeooo:rsid="27615ccc" fo:background-color="transparent" loext:char-shading-value="0"/>
    </style:style>
    <style:style style:name="T1283" style:family="text">
      <style:text-properties officeooo:rsid="27677566" fo:background-color="transparent" loext:char-shading-value="0"/>
    </style:style>
    <style:style style:name="T1284" style:family="text">
      <style:text-properties officeooo:rsid="274785d5" fo:background-color="transparent" loext:char-shading-value="0"/>
    </style:style>
    <style:style style:name="T1285" style:family="text">
      <style:text-properties officeooo:rsid="273b9497" fo:background-color="transparent" loext:char-shading-value="0"/>
    </style:style>
    <style:style style:name="T1286" style:family="text">
      <style:text-properties officeooo:rsid="280ba99a" fo:background-color="transparent" loext:char-shading-value="0"/>
    </style:style>
    <style:style style:name="T1287" style:family="text">
      <style:text-properties officeooo:rsid="28113e50" fo:background-color="transparent" loext:char-shading-value="0"/>
    </style:style>
    <style:style style:name="T1288" style:family="text">
      <style:text-properties officeooo:rsid="2812b376" fo:background-color="transparent" loext:char-shading-value="0"/>
    </style:style>
    <style:style style:name="T1289" style:family="text">
      <style:text-properties officeooo:rsid="2815127c" fo:background-color="transparent" loext:char-shading-value="0"/>
    </style:style>
    <style:style style:name="T1290" style:family="text">
      <style:text-properties officeooo:rsid="25e1b87e"/>
    </style:style>
    <style:style style:name="T1291" style:family="text">
      <style:text-properties officeooo:rsid="25e5fd83"/>
    </style:style>
    <style:style style:name="T1292" style:family="text">
      <style:text-properties officeooo:rsid="25e77626"/>
    </style:style>
    <style:style style:name="T1293" style:family="text">
      <style:text-properties officeooo:rsid="25efa4d0"/>
    </style:style>
    <style:style style:name="T1294" style:family="text">
      <style:text-properties officeooo:rsid="25f765f3"/>
    </style:style>
    <style:style style:name="T1295" style:family="text">
      <style:text-properties officeooo:rsid="25fefa96"/>
    </style:style>
    <style:style style:name="T1296" style:family="text">
      <style:text-properties officeooo:rsid="26020f58"/>
    </style:style>
    <style:style style:name="T1297" style:family="text">
      <style:text-properties officeooo:rsid="2603a14f"/>
    </style:style>
    <style:style style:name="T1298" style:family="text">
      <style:text-properties officeooo:rsid="2605fe73"/>
    </style:style>
    <style:style style:name="T1299" style:family="text">
      <style:text-properties officeooo:rsid="26066da8"/>
    </style:style>
    <style:style style:name="T1300" style:family="text">
      <style:text-properties officeooo:rsid="26080d49"/>
    </style:style>
    <style:style style:name="T1301" style:family="text">
      <style:text-properties officeooo:rsid="260bd706"/>
    </style:style>
    <style:style style:name="T1302" style:family="text">
      <style:text-properties officeooo:rsid="260dddd8"/>
    </style:style>
    <style:style style:name="T1303" style:family="text">
      <style:text-properties officeooo:rsid="2619167c"/>
    </style:style>
    <style:style style:name="T1304" style:family="text">
      <style:text-properties officeooo:rsid="26270f32"/>
    </style:style>
    <style:style style:name="T1305" style:family="text">
      <style:text-properties officeooo:rsid="262eb23f"/>
    </style:style>
    <style:style style:name="T1306" style:family="text">
      <style:text-properties officeooo:rsid="263f1733"/>
    </style:style>
    <style:style style:name="T1307" style:family="text">
      <style:text-properties officeooo:rsid="264dcf99"/>
    </style:style>
    <style:style style:name="T1308" style:family="text">
      <style:text-properties officeooo:rsid="1f4b2485"/>
    </style:style>
    <style:style style:name="T1309" style:family="text">
      <style:text-properties officeooo:rsid="26586c92"/>
    </style:style>
    <style:style style:name="T1310" style:family="text">
      <style:text-properties officeooo:rsid="265a28b6"/>
    </style:style>
    <style:style style:name="T1311" style:family="text">
      <style:text-properties officeooo:rsid="265df33b"/>
    </style:style>
    <style:style style:name="T1312" style:family="text">
      <style:text-properties officeooo:rsid="1dc8db78"/>
    </style:style>
    <style:style style:name="T1313" style:family="text">
      <style:text-properties officeooo:rsid="1d631bec"/>
    </style:style>
    <style:style style:name="T1314" style:family="text">
      <style:text-properties officeooo:rsid="2668bbe5"/>
    </style:style>
    <style:style style:name="T1315" style:family="text">
      <style:text-properties officeooo:rsid="1f9cbe3e"/>
    </style:style>
    <style:style style:name="T1316" style:family="text">
      <style:text-properties officeooo:rsid="266fc3c7"/>
    </style:style>
    <style:style style:name="T1317" style:family="text">
      <style:text-properties officeooo:rsid="266ff55f"/>
    </style:style>
    <style:style style:name="T1318" style:family="text">
      <style:text-properties officeooo:rsid="1fa9862b"/>
    </style:style>
    <style:style style:name="T1319" style:family="text">
      <style:text-properties officeooo:rsid="26722ac6"/>
    </style:style>
    <style:style style:name="T1320" style:family="text">
      <style:text-properties officeooo:rsid="1fade0ed"/>
    </style:style>
    <style:style style:name="T1321" style:family="text">
      <style:text-properties officeooo:rsid="1faf23fb"/>
    </style:style>
    <style:style style:name="T1322" style:family="text">
      <style:text-properties officeooo:rsid="1fa5f3ed"/>
    </style:style>
    <style:style style:name="T1323" style:family="text">
      <style:text-properties officeooo:rsid="2673633b"/>
    </style:style>
    <style:style style:name="T1324" style:family="text">
      <style:text-properties officeooo:rsid="2676798e"/>
    </style:style>
    <style:style style:name="T1325" style:family="text">
      <style:text-properties officeooo:rsid="26776c49"/>
    </style:style>
    <style:style style:name="T1326" style:family="text">
      <style:text-properties officeooo:rsid="267b3a1f"/>
    </style:style>
    <style:style style:name="T1327" style:family="text">
      <style:text-properties officeooo:rsid="267fcd8b"/>
    </style:style>
    <style:style style:name="T1328" style:family="text">
      <style:text-properties officeooo:rsid="2683345e"/>
    </style:style>
    <style:style style:name="T1329" style:family="text">
      <style:text-properties officeooo:rsid="2684f7d7"/>
    </style:style>
    <style:style style:name="T1330" style:family="text">
      <style:text-properties officeooo:rsid="26989c8b"/>
    </style:style>
    <style:style style:name="T1331" style:family="text">
      <style:text-properties officeooo:rsid="269cbd15"/>
    </style:style>
    <style:style style:name="T1332" style:family="text">
      <style:text-properties officeooo:rsid="26a0a888"/>
    </style:style>
    <style:style style:name="T1333" style:family="text">
      <style:text-properties officeooo:rsid="26a0d4ee"/>
    </style:style>
    <style:style style:name="T1334" style:family="text">
      <style:text-properties officeooo:rsid="26a3c57e"/>
    </style:style>
    <style:style style:name="T1335" style:family="text">
      <style:text-properties officeooo:rsid="26a480f1"/>
    </style:style>
    <style:style style:name="T1336" style:family="text">
      <style:text-properties officeooo:rsid="26a52ed7"/>
    </style:style>
    <style:style style:name="T1337" style:family="text">
      <style:text-properties officeooo:rsid="26ae8a95"/>
    </style:style>
    <style:style style:name="T1338" style:family="text">
      <style:text-properties officeooo:rsid="26b7b3d9"/>
    </style:style>
    <style:style style:name="T1339" style:family="text">
      <style:text-properties officeooo:rsid="26bd9371"/>
    </style:style>
    <style:style style:name="T1340" style:family="text">
      <style:text-properties officeooo:rsid="26c07b6f"/>
    </style:style>
    <style:style style:name="T1341" style:family="text">
      <style:text-properties officeooo:rsid="26c472e1"/>
    </style:style>
    <style:style style:name="T1342" style:family="text">
      <style:text-properties officeooo:rsid="26c8ee92"/>
    </style:style>
    <style:style style:name="T1343" style:family="text">
      <style:text-properties officeooo:rsid="26ca9064"/>
    </style:style>
    <style:style style:name="T1344" style:family="text">
      <style:text-properties officeooo:rsid="26d2142e"/>
    </style:style>
    <style:style style:name="T1345" style:family="text">
      <style:text-properties officeooo:rsid="26d3dc8d"/>
    </style:style>
    <style:style style:name="T1346" style:family="text">
      <style:text-properties officeooo:rsid="26d5a06b"/>
    </style:style>
    <style:style style:name="T1347" style:family="text">
      <style:text-properties officeooo:rsid="26d6747e"/>
    </style:style>
    <style:style style:name="T1348" style:family="text">
      <style:text-properties officeooo:rsid="26dac5ef"/>
    </style:style>
    <style:style style:name="T1349" style:family="text">
      <style:text-properties officeooo:rsid="26dbf83e"/>
    </style:style>
    <style:style style:name="T1350" style:family="text">
      <style:text-properties officeooo:rsid="26dfd7f5"/>
    </style:style>
    <style:style style:name="T1351" style:family="text">
      <style:text-properties officeooo:rsid="26ee6688"/>
    </style:style>
    <style:style style:name="T1352" style:family="text">
      <style:text-properties officeooo:rsid="26ef4d1b"/>
    </style:style>
    <style:style style:name="T1353" style:family="text">
      <style:text-properties officeooo:rsid="26f112c4"/>
    </style:style>
    <style:style style:name="T1354" style:family="text">
      <style:text-properties officeooo:rsid="270d29dd"/>
    </style:style>
    <style:style style:name="T1355" style:family="text">
      <style:text-properties officeooo:rsid="27142c5c"/>
    </style:style>
    <style:style style:name="T1356" style:family="text">
      <style:text-properties officeooo:rsid="27166f7c"/>
    </style:style>
    <style:style style:name="T1357" style:family="text">
      <style:text-properties officeooo:rsid="2718b236"/>
    </style:style>
    <style:style style:name="T1358" style:family="text">
      <style:text-properties fo:font-weight="normal" style:font-weight-asian="normal" style:font-weight-complex="normal"/>
    </style:style>
    <style:style style:name="T1359" style:family="text">
      <style:text-properties officeooo:rsid="2719e06b"/>
    </style:style>
    <style:style style:name="T1360" style:family="text">
      <style:text-properties officeooo:rsid="2725b06c"/>
    </style:style>
    <style:style style:name="T1361" style:family="text">
      <style:text-properties officeooo:rsid="2727156d"/>
    </style:style>
    <style:style style:name="T1362" style:family="text">
      <style:text-properties officeooo:rsid="272ff773"/>
    </style:style>
    <style:style style:name="T1363" style:family="text">
      <style:text-properties officeooo:rsid="2730f552"/>
    </style:style>
    <style:style style:name="T1364" style:family="text">
      <style:text-properties officeooo:rsid="2739c00b"/>
    </style:style>
    <style:style style:name="T1365" style:family="text">
      <style:text-properties officeooo:rsid="273ba786"/>
    </style:style>
    <style:style style:name="T1366" style:family="text">
      <style:text-properties officeooo:rsid="273bb229"/>
    </style:style>
    <style:style style:name="T1367" style:family="text">
      <style:text-properties officeooo:rsid="27487751"/>
    </style:style>
    <style:style style:name="T1368" style:family="text">
      <style:text-properties officeooo:rsid="2748c9de"/>
    </style:style>
    <style:style style:name="T1369" style:family="text">
      <style:text-properties officeooo:rsid="2749bf0a"/>
    </style:style>
    <style:style style:name="T1370" style:family="text">
      <style:text-properties officeooo:rsid="274b6fb0"/>
    </style:style>
    <style:style style:name="T1371" style:family="text">
      <style:text-properties officeooo:rsid="275149cc"/>
    </style:style>
    <style:style style:name="T1372" style:family="text">
      <style:text-properties officeooo:rsid="27584768"/>
    </style:style>
    <style:style style:name="T1373" style:family="text">
      <style:text-properties officeooo:rsid="275960e8"/>
    </style:style>
    <style:style style:name="T1374" style:family="text">
      <style:text-properties officeooo:rsid="275da196"/>
    </style:style>
    <style:style style:name="T1375" style:family="text">
      <style:text-properties officeooo:rsid="27657ad4"/>
    </style:style>
    <style:style style:name="T1376" style:family="text">
      <style:text-properties officeooo:rsid="276d93f6"/>
    </style:style>
    <style:style style:name="T1377" style:family="text">
      <style:text-properties officeooo:rsid="2771fb77"/>
    </style:style>
    <style:style style:name="T1378" style:family="text">
      <style:text-properties officeooo:rsid="277393fc"/>
    </style:style>
    <style:style style:name="T1379" style:family="text">
      <style:text-properties officeooo:rsid="2773a9d1"/>
    </style:style>
    <style:style style:name="T1380" style:family="text">
      <style:text-properties officeooo:rsid="277a00f7"/>
    </style:style>
    <style:style style:name="T1381" style:family="text">
      <style:text-properties officeooo:rsid="277f84d2"/>
    </style:style>
    <style:style style:name="T1382" style:family="text">
      <style:text-properties officeooo:rsid="2780a676"/>
    </style:style>
    <style:style style:name="T1383" style:family="text">
      <style:text-properties officeooo:rsid="27811011"/>
    </style:style>
    <style:style style:name="T1384" style:family="text">
      <style:text-properties officeooo:rsid="27880124"/>
    </style:style>
    <style:style style:name="T1385" style:family="text">
      <style:text-properties officeooo:rsid="27897b12"/>
    </style:style>
    <style:style style:name="T1386" style:family="text">
      <style:text-properties officeooo:rsid="278b0b58"/>
    </style:style>
    <style:style style:name="T1387" style:family="text">
      <style:text-properties officeooo:rsid="27911d11"/>
    </style:style>
    <style:style style:name="T1388" style:family="text">
      <style:text-properties officeooo:rsid="279fe9ba"/>
    </style:style>
    <style:style style:name="T1389" style:family="text">
      <style:text-properties officeooo:rsid="27a1d455"/>
    </style:style>
    <style:style style:name="T1390" style:family="text">
      <style:text-properties officeooo:rsid="27a31630"/>
    </style:style>
    <style:style style:name="T1391" style:family="text">
      <style:text-properties officeooo:rsid="27b1fd4b"/>
    </style:style>
    <style:style style:name="T1392" style:family="text">
      <style:text-properties officeooo:rsid="27b9f7ba"/>
    </style:style>
    <style:style style:name="T1393" style:family="text">
      <style:text-properties officeooo:rsid="27bb8499"/>
    </style:style>
    <style:style style:name="T1394" style:family="text">
      <style:text-properties officeooo:rsid="27bd7b0c"/>
    </style:style>
    <style:style style:name="T1395" style:family="text">
      <style:text-properties officeooo:rsid="27be212f"/>
    </style:style>
    <style:style style:name="T1396" style:family="text">
      <style:text-properties officeooo:rsid="27c281d0"/>
    </style:style>
    <style:style style:name="T1397" style:family="text">
      <style:text-properties officeooo:rsid="27c4ff00"/>
    </style:style>
    <style:style style:name="T1398" style:family="text">
      <style:text-properties officeooo:rsid="27c703fc"/>
    </style:style>
    <style:style style:name="T1399" style:family="text">
      <style:text-properties officeooo:rsid="27c86e38"/>
    </style:style>
    <style:style style:name="T1400" style:family="text">
      <style:text-properties officeooo:rsid="27c9fd73"/>
    </style:style>
    <style:style style:name="T1401" style:family="text">
      <style:text-properties officeooo:rsid="27ca0434"/>
    </style:style>
    <style:style style:name="T1402" style:family="text">
      <style:text-properties officeooo:rsid="27d96928"/>
    </style:style>
    <style:style style:name="T1403" style:family="text">
      <style:text-properties officeooo:rsid="27dab443"/>
    </style:style>
    <style:style style:name="T1404" style:family="text">
      <style:text-properties officeooo:rsid="27db2d0d"/>
    </style:style>
    <style:style style:name="T1405" style:family="text">
      <style:text-properties officeooo:rsid="27dce3bb"/>
    </style:style>
    <style:style style:name="T1406" style:family="text">
      <style:text-properties officeooo:rsid="27ddf15f"/>
    </style:style>
    <style:style style:name="T1407" style:family="text">
      <style:text-properties officeooo:rsid="27dfeaae"/>
    </style:style>
    <style:style style:name="T1408" style:family="text">
      <style:text-properties officeooo:rsid="27e57063"/>
    </style:style>
    <style:style style:name="T1409" style:family="text">
      <style:text-properties officeooo:rsid="27e72a02"/>
    </style:style>
    <style:style style:name="T1410" style:family="text">
      <style:text-properties officeooo:rsid="27f3cab3"/>
    </style:style>
    <style:style style:name="T1411" style:family="text">
      <style:text-properties officeooo:rsid="27f6cc8e"/>
    </style:style>
    <style:style style:name="T1412" style:family="text">
      <style:text-properties officeooo:rsid="27f6d90e"/>
    </style:style>
    <style:style style:name="T1413" style:family="text">
      <style:text-properties officeooo:rsid="27f7964f"/>
    </style:style>
    <style:style style:name="T1414" style:family="text">
      <style:text-properties officeooo:rsid="27fae8d2"/>
    </style:style>
    <style:style style:name="T1415" style:family="text">
      <style:text-properties officeooo:rsid="27faf707"/>
    </style:style>
    <style:style style:name="T1416" style:family="text">
      <style:text-properties officeooo:rsid="27fcebd3"/>
    </style:style>
    <style:style style:name="T1417" style:family="text">
      <style:text-properties officeooo:rsid="27fe4e02"/>
    </style:style>
    <style:style style:name="T1418" style:family="text">
      <style:text-properties officeooo:rsid="27ff85eb"/>
    </style:style>
    <style:style style:name="T1419" style:family="text">
      <style:text-properties officeooo:rsid="2801dd04"/>
    </style:style>
    <style:style style:name="T1420" style:family="text">
      <style:text-properties officeooo:rsid="2805168e"/>
    </style:style>
    <style:style style:name="T1421" style:family="text">
      <style:text-properties officeooo:rsid="28064983"/>
    </style:style>
    <style:style style:name="T1422" style:family="text">
      <style:text-properties officeooo:rsid="2806c222"/>
    </style:style>
    <style:style style:name="T1423" style:family="text">
      <style:text-properties officeooo:rsid="280aa77e"/>
    </style:style>
    <style:style style:name="T1424" style:family="text">
      <style:text-properties officeooo:rsid="280f0850"/>
    </style:style>
    <style:style style:name="T1425" style:family="text">
      <style:text-properties officeooo:rsid="281b7f63"/>
    </style:style>
    <style:style style:name="T1426" style:family="text">
      <style:text-properties officeooo:rsid="281cc27a"/>
    </style:style>
    <style:style style:name="T1427" style:family="text">
      <style:text-properties officeooo:rsid="2820053f"/>
    </style:style>
    <style:style style:name="T1428" style:family="text">
      <style:text-properties officeooo:rsid="2820152a"/>
    </style:style>
    <style:style style:name="T1429" style:family="text">
      <style:text-properties officeooo:rsid="2824814a"/>
    </style:style>
    <style:style style:name="T1430" style:family="text">
      <style:text-properties officeooo:rsid="2826cb94"/>
    </style:style>
    <style:style style:name="T1431" style:family="text">
      <style:text-properties officeooo:rsid="28283694"/>
    </style:style>
    <style:style style:name="T1432" style:family="text">
      <style:text-properties officeooo:rsid="28291887"/>
    </style:style>
    <style:style style:name="T1433" style:family="text">
      <style:text-properties officeooo:rsid="2829c726"/>
    </style:style>
    <style:style style:name="T1434" style:family="text">
      <style:text-properties officeooo:rsid="282b36cc"/>
    </style:style>
    <style:style style:name="T1435" style:family="text">
      <style:text-properties officeooo:rsid="282d6ef1"/>
    </style:style>
    <style:style style:name="T1436" style:family="text">
      <style:text-properties officeooo:rsid="18859a18"/>
    </style:style>
    <style:style style:name="T1437" style:family="text">
      <style:text-properties officeooo:rsid="14545d88"/>
    </style:style>
    <style:style style:name="T1438" style:family="text">
      <style:text-properties officeooo:rsid="14d3e335"/>
    </style:style>
    <style:style style:name="T1439" style:family="text">
      <style:text-properties officeooo:rsid="282f1ba6"/>
    </style:style>
    <style:style style:name="T1440" style:family="text">
      <style:text-properties officeooo:rsid="18552efa"/>
    </style:style>
    <style:style style:name="T1441" style:family="text">
      <style:text-properties officeooo:rsid="183e0810"/>
    </style:style>
    <style:style style:name="T1442" style:family="text">
      <style:text-properties officeooo:rsid="17d5718d"/>
    </style:style>
    <style:style style:name="T1443" style:family="text">
      <style:text-properties officeooo:rsid="20150b29"/>
    </style:style>
    <style:style style:name="T1444" style:family="text">
      <style:text-properties officeooo:rsid="1ffdc37c"/>
    </style:style>
    <style:style style:name="T1445" style:family="text">
      <style:text-properties officeooo:rsid="20163df5"/>
    </style:style>
    <style:style style:name="T1446" style:family="text">
      <style:text-properties officeooo:rsid="2830e9f4"/>
    </style:style>
    <style:style style:name="T1447" style:family="text">
      <style:text-properties officeooo:rsid="2831bfd1"/>
    </style:style>
    <style:style style:name="T1448" style:family="text">
      <style:text-properties officeooo:rsid="18d62670"/>
    </style:style>
    <style:style style:name="T1449" style:family="text">
      <style:text-properties officeooo:rsid="18cda4d1"/>
    </style:style>
    <style:style style:name="T1450" style:family="text">
      <style:text-properties officeooo:rsid="18d09906"/>
    </style:style>
    <style:style style:name="T1451" style:family="text">
      <style:text-properties officeooo:rsid="1bfdddae"/>
    </style:style>
    <style:style style:name="T1452" style:family="text">
      <style:text-properties officeooo:rsid="18a52896"/>
    </style:style>
    <style:style style:name="T1453" style:family="text">
      <style:text-properties officeooo:rsid="165ce3ce"/>
    </style:style>
    <style:style style:name="T1454" style:family="text">
      <style:text-properties officeooo:rsid="187b6b26"/>
    </style:style>
    <style:style style:name="T1455" style:family="text">
      <style:text-properties officeooo:rsid="165fa1e0"/>
    </style:style>
    <style:style style:name="T1456" style:family="text">
      <style:text-properties officeooo:rsid="165aad9b"/>
    </style:style>
    <style:style style:name="T1457" style:family="text">
      <style:text-properties officeooo:rsid="2561bfe9"/>
    </style:style>
    <style:style style:name="T1458" style:family="text">
      <style:text-properties officeooo:rsid="1bf6438f"/>
    </style:style>
    <style:style style:name="T1459" style:family="text">
      <style:text-properties officeooo:rsid="1bf74c1b"/>
    </style:style>
    <style:style style:name="T1460" style:family="text">
      <style:text-properties officeooo:rsid="2558afca"/>
    </style:style>
    <style:style style:name="T1461" style:family="text">
      <style:text-properties officeooo:rsid="1bf89ab7"/>
    </style:style>
    <style:style style:name="T1462" style:family="text">
      <style:text-properties officeooo:rsid="1bf76c92"/>
    </style:style>
    <style:style style:name="T1463" style:family="text">
      <style:text-properties officeooo:rsid="18b1f501"/>
    </style:style>
    <style:style style:name="T1464" style:family="text">
      <style:text-properties officeooo:rsid="18e0ba59"/>
    </style:style>
    <style:style style:name="T1465" style:family="text">
      <style:text-properties officeooo:rsid="1879d9ee"/>
    </style:style>
    <style:style style:name="T1466" style:family="text">
      <style:text-properties officeooo:rsid="1672345d"/>
    </style:style>
    <style:style style:name="T1467" style:family="text">
      <style:text-properties officeooo:rsid="1672b443"/>
    </style:style>
    <style:style style:name="T1468" style:family="text">
      <style:text-properties officeooo:rsid="1667579d"/>
    </style:style>
    <style:style style:name="T1469" style:family="text">
      <style:text-properties officeooo:rsid="18f44339"/>
    </style:style>
    <style:style style:name="T1470" style:family="text">
      <style:text-properties officeooo:rsid="1a5155d7"/>
    </style:style>
    <style:style style:name="T1471" style:family="text">
      <style:text-properties officeooo:rsid="1877b3ae"/>
    </style:style>
    <style:style style:name="T1472" style:family="text">
      <style:text-properties officeooo:rsid="1a499580"/>
    </style:style>
    <style:style style:name="T1473" style:family="text">
      <style:text-properties officeooo:rsid="18a2a3be"/>
    </style:style>
    <style:style style:name="T1474" style:family="text">
      <style:text-properties officeooo:rsid="1a4ae5d5"/>
    </style:style>
    <style:style style:name="T1475" style:family="text">
      <style:text-properties officeooo:rsid="1a4594f8"/>
    </style:style>
    <style:style style:name="T1476" style:family="text">
      <style:text-properties officeooo:rsid="132a7c4e"/>
    </style:style>
    <style:style style:name="T1477" style:family="text">
      <style:text-properties officeooo:rsid="283d2796"/>
    </style:style>
    <style:style style:name="T1478" style:family="text">
      <style:text-properties officeooo:rsid="19deae58"/>
    </style:style>
    <style:style style:name="T1479" style:family="text">
      <style:text-properties officeooo:rsid="28400f36"/>
    </style:style>
    <style:style style:name="T1480" style:family="text">
      <style:text-properties officeooo:rsid="1a269de7"/>
    </style:style>
    <style:style style:name="T1481" style:family="text">
      <style:text-properties officeooo:rsid="17803e14"/>
    </style:style>
    <style:style style:name="T1482" style:family="text">
      <style:text-properties officeooo:rsid="177977b7"/>
    </style:style>
    <style:style style:name="T1483" style:family="text">
      <style:text-properties officeooo:rsid="176cb349"/>
    </style:style>
    <style:style style:name="T1484" style:family="text">
      <style:text-properties officeooo:rsid="1a29dc0b"/>
    </style:style>
    <style:style style:name="T1485" style:family="text">
      <style:text-properties officeooo:rsid="17797c87"/>
    </style:style>
    <style:style style:name="T1486" style:family="text">
      <style:text-properties officeooo:rsid="1a2b313c"/>
    </style:style>
    <style:style style:name="T1487" style:family="text">
      <style:text-properties officeooo:rsid="1abf290e"/>
    </style:style>
    <style:style style:name="T1488" style:family="text">
      <style:text-properties officeooo:rsid="1abad9a5"/>
    </style:style>
    <style:style style:name="T1489" style:family="text">
      <style:text-properties officeooo:rsid="1abba150"/>
    </style:style>
    <style:style style:name="T1490" style:family="text">
      <style:text-properties officeooo:rsid="1abc08d4"/>
    </style:style>
    <style:style style:name="T1491" style:family="text">
      <style:text-properties officeooo:rsid="1ac0b799"/>
    </style:style>
    <style:style style:name="T1492" style:family="text">
      <style:text-properties officeooo:rsid="1abca89e"/>
    </style:style>
    <style:style style:name="T1493" style:family="text">
      <style:text-properties officeooo:rsid="1ac04dff"/>
    </style:style>
    <style:style style:name="T1494" style:family="text">
      <style:text-properties officeooo:rsid="1ac6f16f"/>
    </style:style>
    <style:style style:name="T1495" style:family="text">
      <style:text-properties officeooo:rsid="10a95430"/>
    </style:style>
    <style:style style:name="T1496" style:family="text">
      <style:text-properties officeooo:rsid="10aa56af"/>
    </style:style>
    <style:style style:name="T1497" style:family="text">
      <style:text-properties officeooo:rsid="12e923c4"/>
    </style:style>
    <style:style style:name="T1498" style:family="text">
      <style:text-properties officeooo:rsid="138d8f86"/>
    </style:style>
    <style:style style:name="T1499" style:family="text">
      <style:text-properties officeooo:rsid="138f2ce6"/>
    </style:style>
    <style:style style:name="T1500" style:family="text">
      <style:text-properties officeooo:rsid="14a7a394"/>
    </style:style>
    <style:style style:name="T1501" style:family="text">
      <style:text-properties officeooo:rsid="14a7d6c9"/>
    </style:style>
    <style:style style:name="T1502" style:family="text">
      <style:text-properties officeooo:rsid="1ac1f010"/>
    </style:style>
    <style:style style:name="T1503" style:family="text">
      <style:text-properties officeooo:rsid="15dce0d2"/>
    </style:style>
    <style:style style:name="T1504" style:family="text">
      <style:text-properties officeooo:rsid="1aca85a4"/>
    </style:style>
    <style:style style:name="T1505" style:family="text">
      <style:text-properties officeooo:rsid="12dbf0b7"/>
    </style:style>
    <style:style style:name="T1506" style:family="text">
      <style:text-properties officeooo:rsid="1acb326a"/>
    </style:style>
    <style:style style:name="T1507" style:family="text">
      <style:text-properties officeooo:rsid="17c4e1f7"/>
    </style:style>
    <style:style style:name="T1508" style:family="text">
      <style:text-properties officeooo:rsid="1ac8ae52"/>
    </style:style>
    <style:style style:name="T1509" style:family="text">
      <style:text-properties officeooo:rsid="12e74283"/>
    </style:style>
    <style:style style:name="T1510" style:family="text">
      <style:text-properties officeooo:rsid="1ac54bc5"/>
    </style:style>
    <style:style style:name="T1511" style:family="text">
      <style:text-properties officeooo:rsid="10a7e4d4"/>
    </style:style>
    <style:style style:name="T1512" style:family="text">
      <style:text-properties fo:color="#6482ff" fo:language="cs" fo:country="CZ"/>
    </style:style>
    <style:style style:name="T1513" style:family="text">
      <style:text-properties fo:color="#6482ff" fo:language="cs" fo:country="CZ" officeooo:rsid="1a1cdfe0"/>
    </style:style>
    <style:style style:name="T1514" style:family="text">
      <style:text-properties fo:color="#6482ff" fo:language="cs" fo:country="CZ" officeooo:rsid="27925bf3"/>
    </style:style>
    <style:style style:name="T1515" style:family="text">
      <style:text-properties officeooo:rsid="1b1aed4f"/>
    </style:style>
    <style:style style:name="T1516" style:family="text">
      <style:text-properties officeooo:rsid="1aae1c93"/>
    </style:style>
    <style:style style:name="T1517" style:family="text">
      <style:text-properties officeooo:rsid="1ab00e25"/>
    </style:style>
    <style:style style:name="T1518" style:family="text">
      <style:text-properties officeooo:rsid="2845c25f"/>
    </style:style>
    <style:style style:name="T1519" style:family="text">
      <style:text-properties officeooo:rsid="28476206"/>
    </style:style>
    <style:style style:name="T1520" style:family="text">
      <style:text-properties officeooo:rsid="1902e02a"/>
    </style:style>
    <style:style style:name="T1521" style:family="text">
      <style:text-properties officeooo:rsid="190285b5"/>
    </style:style>
    <style:style style:name="T1522" style:family="text">
      <style:text-properties officeooo:rsid="14763b02"/>
    </style:style>
    <style:style style:name="T1523" style:family="text">
      <style:text-properties officeooo:rsid="1493b5f7"/>
    </style:style>
    <style:style style:name="T1524" style:family="text">
      <style:text-properties officeooo:rsid="1bd8f198"/>
    </style:style>
    <style:style style:name="T1525" style:family="text">
      <style:text-properties officeooo:rsid="1bddadae"/>
    </style:style>
    <style:style style:name="T1526" style:family="text">
      <style:text-properties officeooo:rsid="1c1edfc2"/>
    </style:style>
    <style:style style:name="T1527" style:family="text">
      <style:text-properties officeooo:rsid="1c21ab56"/>
    </style:style>
    <style:style style:name="T1528" style:family="text">
      <style:text-properties officeooo:rsid="1bcee57e"/>
    </style:style>
    <style:style style:name="T1529" style:family="text">
      <style:text-properties officeooo:rsid="1be09be4"/>
    </style:style>
    <style:style style:name="T1530" style:family="text">
      <style:text-properties officeooo:rsid="1bb57343"/>
    </style:style>
    <style:style style:name="T1531" style:family="text">
      <style:text-properties officeooo:rsid="1baa6882"/>
    </style:style>
    <style:style style:name="T1532" style:family="text">
      <style:text-properties officeooo:rsid="1b1179e2"/>
    </style:style>
    <style:style style:name="T1533" style:family="text">
      <style:text-properties officeooo:rsid="1ba1c637"/>
    </style:style>
    <style:style style:name="T1534" style:family="text">
      <style:text-properties officeooo:rsid="1ba0195d"/>
    </style:style>
    <style:style style:name="T1535" style:family="text">
      <style:text-properties officeooo:rsid="1bad021f"/>
    </style:style>
    <style:style style:name="T1536" style:family="text">
      <style:text-properties officeooo:rsid="1bb0c015"/>
    </style:style>
    <style:style style:name="T1537" style:family="text">
      <style:text-properties officeooo:rsid="21185469"/>
    </style:style>
    <style:style style:name="T1538" style:family="text">
      <style:text-properties officeooo:rsid="17b00c43"/>
    </style:style>
    <style:style style:name="T1539" style:family="text">
      <style:text-properties officeooo:rsid="2111f746"/>
    </style:style>
    <style:style style:name="T1540" style:family="text">
      <style:text-properties officeooo:rsid="2116942b"/>
    </style:style>
    <style:style style:name="T1541" style:family="text">
      <style:text-properties officeooo:rsid="17b19a96"/>
    </style:style>
    <style:style style:name="T1542" style:family="text">
      <style:text-properties officeooo:rsid="210a360a"/>
    </style:style>
    <style:style style:name="T1543" style:family="text">
      <style:text-properties officeooo:rsid="1b305ff0"/>
    </style:style>
    <style:style style:name="T1544" style:family="text">
      <style:text-properties officeooo:rsid="212c219f"/>
    </style:style>
    <style:style style:name="T1545" style:family="text">
      <style:text-properties officeooo:rsid="212cc2f6"/>
    </style:style>
    <style:style style:name="T1546" style:family="text">
      <style:text-properties officeooo:rsid="1b5413ee"/>
    </style:style>
    <style:style style:name="T1547" style:family="text">
      <style:text-properties officeooo:rsid="21234565"/>
    </style:style>
    <style:style style:name="T1548" style:family="text">
      <style:text-properties officeooo:rsid="17b424d6"/>
    </style:style>
    <style:style style:name="T1549" style:family="text">
      <style:text-properties officeooo:rsid="1bc7b9d2"/>
    </style:style>
    <style:style style:name="T1550" style:family="text">
      <style:text-properties officeooo:rsid="210d8ae5"/>
    </style:style>
    <style:style style:name="T1551" style:family="text">
      <style:text-properties officeooo:rsid="210b2273"/>
    </style:style>
    <style:style style:name="T1552" style:family="text">
      <style:text-properties officeooo:rsid="1bb8b88b"/>
    </style:style>
    <style:style style:name="T1553" style:family="text">
      <style:text-properties officeooo:rsid="1bb9690e"/>
    </style:style>
    <style:style style:name="T1554" style:family="text">
      <style:text-properties officeooo:rsid="284e03ae"/>
    </style:style>
    <style:style style:name="T1555" style:family="text">
      <style:text-properties officeooo:rsid="15fdb2a3"/>
    </style:style>
    <style:style style:name="T1556" style:family="text">
      <style:text-properties officeooo:rsid="15fc6ee7"/>
    </style:style>
    <style:style style:name="T1557" style:family="text">
      <style:text-properties officeooo:rsid="15fea83f"/>
    </style:style>
    <style:style style:name="T1558" style:family="text">
      <style:text-properties officeooo:rsid="1607b349"/>
    </style:style>
    <style:style style:name="T1559" style:family="text">
      <style:text-properties officeooo:rsid="12d12b81"/>
    </style:style>
    <style:style style:name="T1560" style:family="text">
      <style:text-properties officeooo:rsid="12cdcbe4"/>
    </style:style>
    <style:style style:name="T1561" style:family="text">
      <style:text-properties officeooo:rsid="1618951c"/>
    </style:style>
    <style:style style:name="T1562" style:family="text">
      <style:text-properties officeooo:rsid="1b439d22"/>
    </style:style>
    <style:style style:name="T1563" style:family="text">
      <style:text-properties officeooo:rsid="1b425f52"/>
    </style:style>
    <style:style style:name="T1564" style:family="text">
      <style:text-properties officeooo:rsid="1b47e4a7"/>
    </style:style>
    <style:style style:name="T1565" style:family="text">
      <style:text-properties officeooo:rsid="1b41fd68"/>
    </style:style>
    <style:style style:name="T1566" style:family="text">
      <style:text-properties officeooo:rsid="1b41f5cf"/>
    </style:style>
    <style:style style:name="T1567" style:family="text">
      <style:text-properties officeooo:rsid="1becb894"/>
    </style:style>
    <style:style style:name="T1568" style:family="text">
      <style:text-properties officeooo:rsid="164875a4"/>
    </style:style>
    <style:style style:name="T1569" style:family="text">
      <style:text-properties officeooo:rsid="1621ff56"/>
    </style:style>
    <style:style style:name="T1570" style:family="text">
      <style:text-properties officeooo:rsid="1beea8bc"/>
    </style:style>
    <style:style style:name="T1571" style:family="text">
      <style:text-properties officeooo:rsid="1627e143"/>
    </style:style>
    <style:style style:name="T1572" style:family="text">
      <style:text-properties officeooo:rsid="19f6de63"/>
    </style:style>
    <style:style style:name="T1573" style:family="text">
      <style:text-properties officeooo:rsid="134332a4"/>
    </style:style>
    <style:style style:name="T1574" style:family="text">
      <style:text-properties officeooo:rsid="134518f6"/>
    </style:style>
    <style:style style:name="T1575" style:family="text">
      <style:text-properties officeooo:rsid="128031e0"/>
    </style:style>
    <style:style style:name="T1576" style:family="text">
      <style:text-properties officeooo:rsid="1a0f9434"/>
    </style:style>
    <style:style style:name="T1577" style:family="text">
      <style:text-properties officeooo:rsid="224aadd8"/>
    </style:style>
    <style:style style:name="T1578" style:family="text">
      <style:text-properties officeooo:rsid="2044b278"/>
    </style:style>
    <style:style style:name="T1579" style:family="text">
      <style:text-properties officeooo:rsid="2045cf92"/>
    </style:style>
    <style:style style:name="T1580" style:family="text">
      <style:text-properties officeooo:rsid="2861b7f6"/>
    </style:style>
    <style:style style:name="T1581" style:family="text">
      <style:text-properties officeooo:rsid="214e4d42"/>
    </style:style>
    <style:style style:name="T1582" style:family="text">
      <style:text-properties officeooo:rsid="28627fc3"/>
    </style:style>
    <style:style style:name="T1583" style:family="text">
      <style:text-properties officeooo:rsid="286dcff8"/>
    </style:style>
    <style:style style:name="T1584" style:family="text">
      <style:text-properties officeooo:rsid="286ee754"/>
    </style:style>
    <style:style style:name="T1585" style:family="text">
      <style:text-properties officeooo:rsid="2871d102"/>
    </style:style>
    <style:style style:name="T1586" style:family="text">
      <style:text-properties officeooo:rsid="28766b36"/>
    </style:style>
    <style:style style:name="T1587" style:family="text">
      <style:text-properties officeooo:rsid="2876ecbd"/>
    </style:style>
    <style:style style:name="T1588" style:family="text">
      <style:text-properties officeooo:rsid="287873d9"/>
    </style:style>
    <style:style style:name="T1589" style:family="text">
      <style:text-properties officeooo:rsid="287adeee"/>
    </style:style>
    <style:style style:name="T1590" style:family="text">
      <style:text-properties officeooo:rsid="287d94f3"/>
    </style:style>
    <style:style style:name="T1591" style:family="text">
      <style:text-properties officeooo:rsid="287e5b2b"/>
    </style:style>
    <style:style style:name="T1592" style:family="text">
      <style:text-properties officeooo:rsid="288afecb"/>
    </style:style>
    <style:style style:name="T1593" style:family="text">
      <style:text-properties officeooo:rsid="288ded12"/>
    </style:style>
    <style:style style:name="T1594" style:family="text">
      <style:text-properties officeooo:rsid="288f69b4"/>
    </style:style>
    <style:style style:name="T1595" style:family="text">
      <style:text-properties officeooo:rsid="2890662a"/>
    </style:style>
    <style:style style:name="T1596" style:family="text">
      <style:text-properties officeooo:rsid="28916dd4"/>
    </style:style>
    <style:style style:name="T1597" style:family="text">
      <style:text-properties officeooo:rsid="2893171e"/>
    </style:style>
    <style:style style:name="T1598" style:family="text">
      <style:text-properties officeooo:rsid="28935d8b"/>
    </style:style>
    <style:style style:name="T1599" style:family="text">
      <style:text-properties officeooo:rsid="28938250"/>
    </style:style>
    <style:style style:name="T1600" style:family="text">
      <style:text-properties officeooo:rsid="28a02d50"/>
    </style:style>
    <style:style style:name="T1601" style:family="text">
      <style:text-properties officeooo:rsid="28a780cb"/>
    </style:style>
    <style:style style:name="T1602" style:family="text">
      <style:text-properties officeooo:rsid="28ac1690"/>
    </style:style>
    <style:style style:name="T1603" style:family="text">
      <style:text-properties officeooo:rsid="21a37882"/>
    </style:style>
    <style:style style:name="T1604" style:family="text">
      <style:text-properties officeooo:rsid="28b58987"/>
    </style:style>
    <style:style style:name="T1605" style:family="text">
      <style:text-properties officeooo:rsid="28b5af98"/>
    </style:style>
    <style:style style:name="T1606" style:family="text">
      <style:text-properties officeooo:rsid="28ba1758"/>
    </style:style>
    <style:style style:name="T1607" style:family="text">
      <style:text-properties officeooo:rsid="28ba4526"/>
    </style:style>
    <style:style style:name="T1608" style:family="text">
      <style:text-properties officeooo:rsid="2134d3bf"/>
    </style:style>
    <style:style style:name="T1609" style:family="text">
      <style:text-properties officeooo:rsid="28c1aa0b"/>
    </style:style>
    <style:style style:name="T1610" style:family="text">
      <style:text-properties officeooo:rsid="28ce4623"/>
    </style:style>
    <style:style style:name="T1611" style:family="text">
      <style:text-properties officeooo:rsid="28ce8db9"/>
    </style:style>
    <style:style style:name="T1612" style:family="text">
      <style:text-properties officeooo:rsid="28d5621f"/>
    </style:style>
    <style:style style:name="T1613" style:family="text">
      <style:text-properties officeooo:rsid="28d89d7c"/>
    </style:style>
    <style:style style:name="T1614" style:family="text">
      <style:text-properties officeooo:rsid="28d912bd"/>
    </style:style>
    <style:style style:name="T1615" style:family="text">
      <style:text-properties officeooo:rsid="28dfd528"/>
    </style:style>
    <style:style style:name="T1616" style:family="text">
      <style:text-properties officeooo:rsid="28e0860b"/>
    </style:style>
    <style:style style:name="T1617" style:family="text">
      <style:text-properties officeooo:rsid="28e2628c"/>
    </style:style>
    <style:style style:name="T1618" style:family="text">
      <style:text-properties officeooo:rsid="28e4019d"/>
    </style:style>
    <style:style style:name="T1619" style:family="text">
      <style:text-properties officeooo:rsid="28e7f44c"/>
    </style:style>
    <style:style style:name="T1620" style:family="text">
      <style:text-properties officeooo:rsid="28ef31b0"/>
    </style:style>
    <style:style style:name="T1621" style:family="text">
      <style:text-properties officeooo:rsid="28fb28db"/>
    </style:style>
    <style:style style:name="T1622" style:family="text">
      <style:text-properties officeooo:rsid="28fc5a9a"/>
    </style:style>
    <style:style style:name="T1623" style:family="text">
      <style:text-properties officeooo:rsid="290035c8"/>
    </style:style>
    <style:style style:name="T1624" style:family="text">
      <style:text-properties officeooo:rsid="29075282"/>
    </style:style>
    <style:style style:name="T1625" style:family="text">
      <style:text-properties officeooo:rsid="290d12d8"/>
    </style:style>
    <style:style style:name="T1626" style:family="text">
      <style:text-properties officeooo:rsid="2915030e"/>
    </style:style>
    <style:style style:name="T1627" style:family="text">
      <style:text-properties officeooo:rsid="29175b96"/>
    </style:style>
    <style:style style:name="T1628" style:family="text">
      <style:text-properties officeooo:rsid="2918a14f"/>
    </style:style>
    <style:style style:name="T1629" style:family="text">
      <style:text-properties officeooo:rsid="291b0a74"/>
    </style:style>
    <style:style style:name="T1630" style:family="text">
      <style:text-properties officeooo:rsid="291d95ed"/>
    </style:style>
    <style:style style:name="T1631" style:family="text">
      <style:text-properties officeooo:rsid="2922d66e"/>
    </style:style>
    <style:style style:name="T1632" style:family="text">
      <style:text-properties officeooo:rsid="293044db"/>
    </style:style>
    <style:style style:name="T1633" style:family="text">
      <style:text-properties officeooo:rsid="29335792"/>
    </style:style>
    <style:style style:name="T1634" style:family="text">
      <style:text-properties officeooo:rsid="2934b58e"/>
    </style:style>
    <style:style style:name="T1635" style:family="text">
      <style:text-properties officeooo:rsid="293bcf6c"/>
    </style:style>
    <style:style style:name="T1636" style:family="text">
      <style:text-properties officeooo:rsid="293bdb02"/>
    </style:style>
    <style:style style:name="T1637" style:family="text">
      <style:text-properties officeooo:rsid="293e33ce"/>
    </style:style>
    <style:style style:name="T1638" style:family="text">
      <style:text-properties officeooo:rsid="2948315e"/>
    </style:style>
    <style:style style:name="T1639" style:family="text">
      <style:text-properties officeooo:rsid="294f4b59"/>
    </style:style>
    <style:style style:name="T1640" style:family="text">
      <style:text-properties officeooo:rsid="294f4ce7"/>
    </style:style>
    <style:style style:name="T1641" style:family="text">
      <style:text-properties officeooo:rsid="2950f66b"/>
    </style:style>
    <style:style style:name="T1642" style:family="text">
      <style:text-properties officeooo:rsid="2958d1ed"/>
    </style:style>
    <style:style style:name="T1643" style:family="text">
      <style:text-properties officeooo:rsid="29601fa7"/>
    </style:style>
    <style:style style:name="T1644" style:family="text">
      <style:text-properties officeooo:rsid="296594e6"/>
    </style:style>
    <style:style style:name="T1645" style:family="text">
      <style:text-properties officeooo:rsid="296c1aee"/>
    </style:style>
    <style:style style:name="T1646" style:family="text">
      <style:text-properties officeooo:rsid="2239f255"/>
    </style:style>
    <style:style style:name="T1647" style:family="text">
      <style:text-properties officeooo:rsid="29748564"/>
    </style:style>
    <style:style style:name="T1648" style:family="text">
      <style:text-properties officeooo:rsid="29763f4f"/>
    </style:style>
    <style:style style:name="T1649" style:family="text">
      <style:text-properties officeooo:rsid="297aa911"/>
    </style:style>
    <style:style style:name="T1650" style:family="text">
      <style:text-properties officeooo:rsid="297d2004"/>
    </style:style>
    <style:style style:name="T1651" style:family="text">
      <style:text-properties officeooo:rsid="298145c2"/>
    </style:style>
    <style:style style:name="T1652" style:family="text">
      <style:text-properties officeooo:rsid="298276a7"/>
    </style:style>
    <style:style style:name="T1653" style:family="text">
      <style:text-properties officeooo:rsid="2983a806"/>
    </style:style>
    <style:style style:name="T1654" style:family="text">
      <style:text-properties officeooo:rsid="29915c7e"/>
    </style:style>
    <style:style style:name="T1655" style:family="text">
      <style:text-properties officeooo:rsid="29b4fce0"/>
    </style:style>
    <style:style style:name="T1656" style:family="text">
      <style:text-properties officeooo:rsid="29b56b55"/>
    </style:style>
    <style:style style:name="T1657" style:family="text">
      <style:text-properties officeooo:rsid="29c06837"/>
    </style:style>
    <style:style style:name="T1658" style:family="text">
      <style:text-properties officeooo:rsid="29c0dc06"/>
    </style:style>
    <style:style style:name="T1659" style:family="text">
      <style:text-properties officeooo:rsid="29c627b7"/>
    </style:style>
    <style:style style:name="T1660" style:family="text">
      <style:text-properties officeooo:rsid="29dfe9dd"/>
    </style:style>
    <style:style style:name="T1661" style:family="text">
      <style:text-properties officeooo:rsid="29e6c750"/>
    </style:style>
    <style:style style:name="T1662" style:family="text">
      <style:text-properties officeooo:rsid="2a209c82"/>
    </style:style>
    <style:style style:name="T1663" style:family="text">
      <style:text-properties officeooo:rsid="2a2487bf"/>
    </style:style>
    <style:style style:name="T1664" style:family="text">
      <style:text-properties officeooo:rsid="2a3baf2e"/>
    </style:style>
    <style:style style:name="T1665" style:family="text">
      <style:text-properties officeooo:rsid="2a48c148"/>
    </style:style>
    <style:style style:name="T1666" style:family="text">
      <style:text-properties officeooo:rsid="2a49436d"/>
    </style:style>
    <style:style style:name="T1667" style:family="text">
      <style:text-properties officeooo:rsid="2a503bae"/>
    </style:style>
    <style:style style:name="T1668" style:family="text">
      <style:text-properties officeooo:rsid="2a690695"/>
    </style:style>
    <style:style style:name="T1669" style:family="text">
      <style:text-properties officeooo:rsid="2a6b1264"/>
    </style:style>
    <style:style style:name="T1670" style:family="text">
      <style:text-properties officeooo:rsid="2a39d348"/>
    </style:style>
    <style:style style:name="T1671" style:family="text">
      <style:text-properties officeooo:rsid="2a7bfaa0"/>
    </style:style>
    <style:style style:name="T1672" style:family="text">
      <style:text-properties officeooo:rsid="2a9b6e91"/>
    </style:style>
    <style:style style:name="T1673" style:family="text">
      <style:text-properties officeooo:rsid="2a9b7b2e"/>
    </style:style>
    <style:style style:name="T1674" style:family="text">
      <style:text-properties officeooo:rsid="2aa18a28"/>
    </style:style>
    <style:style style:name="T1675" style:family="text">
      <style:text-properties officeooo:rsid="2a3361d2"/>
    </style:style>
    <style:style style:name="T1676" style:family="text">
      <style:text-properties officeooo:rsid="296dddab"/>
    </style:style>
    <style:style style:name="T1677" style:family="text">
      <style:text-properties officeooo:rsid="2adab1f3"/>
    </style:style>
    <style:style style:name="T1678" style:family="text">
      <style:text-properties officeooo:rsid="2adbdfb5"/>
    </style:style>
    <style:style style:name="T1679" style:family="text">
      <style:text-properties officeooo:rsid="2adce754"/>
    </style:style>
    <style:style style:name="T1680" style:family="text">
      <style:text-properties officeooo:rsid="2add1d0f"/>
    </style:style>
    <style:style style:name="T1681" style:family="text">
      <style:text-properties officeooo:rsid="2add6c74"/>
    </style:style>
    <style:style style:name="T1682" style:family="text">
      <style:text-properties officeooo:rsid="2ae1d984"/>
    </style:style>
    <style:style style:name="T1683" style:family="text">
      <style:text-properties officeooo:rsid="2ae2c1e9"/>
    </style:style>
    <style:style style:name="T1684" style:family="text">
      <style:text-properties officeooo:rsid="2ae3d6ba"/>
    </style:style>
    <style:style style:name="T1685" style:family="text">
      <style:text-properties officeooo:rsid="2ae48ea0"/>
    </style:style>
    <style:style style:name="T1686" style:family="text">
      <style:text-properties officeooo:rsid="2b0497dc"/>
    </style:style>
    <style:style style:name="T1687" style:family="text">
      <style:text-properties officeooo:rsid="2b06eaf6"/>
    </style:style>
    <style:style style:name="T1688" style:family="text">
      <style:text-properties officeooo:rsid="2b0f127b"/>
    </style:style>
    <style:style style:name="T1689" style:family="text">
      <style:text-properties officeooo:rsid="2b110e78"/>
    </style:style>
    <style:style style:name="T1690" style:family="text">
      <style:text-properties officeooo:rsid="2b2391c2"/>
    </style:style>
    <style:style style:name="T1691" style:family="text">
      <style:text-properties officeooo:rsid="2b355a2b"/>
    </style:style>
    <style:style style:name="T1692" style:family="text">
      <style:text-properties officeooo:rsid="2415a15d"/>
    </style:style>
    <style:style style:name="T1693" style:family="text">
      <style:text-properties officeooo:rsid="2b423c0c"/>
    </style:style>
    <style:style style:name="T1694" style:family="text">
      <style:text-properties officeooo:rsid="2b53750b"/>
    </style:style>
    <style:style style:name="T1695" style:family="text">
      <style:text-properties officeooo:rsid="2b577a10"/>
    </style:style>
    <style:style style:name="T1696" style:family="text">
      <style:text-properties officeooo:rsid="2b59c36f"/>
    </style:style>
    <style:style style:name="T1697" style:family="text">
      <style:text-properties officeooo:rsid="2b5c6e39"/>
    </style:style>
    <style:style style:name="T1698" style:family="text">
      <style:text-properties officeooo:rsid="2b5e5ac4"/>
    </style:style>
    <style:style style:name="T1699" style:family="text">
      <style:text-properties officeooo:rsid="2b620bd6"/>
    </style:style>
    <style:style style:name="T1700" style:family="text">
      <style:text-properties officeooo:rsid="2b63ff7c"/>
    </style:style>
    <style:style style:name="T1701" style:family="text">
      <style:text-properties officeooo:rsid="2b9aec7e"/>
    </style:style>
    <style:style style:name="T1702" style:family="text">
      <style:text-properties officeooo:rsid="2b9e1b5f"/>
    </style:style>
    <style:style style:name="T1703" style:family="text">
      <style:text-properties officeooo:rsid="2b9f0c67"/>
    </style:style>
    <style:style style:name="T1704" style:family="text">
      <style:text-properties officeooo:rsid="2ba81448"/>
    </style:style>
    <style:style style:name="T1705" style:family="text">
      <style:text-properties officeooo:rsid="2bb21fad"/>
    </style:style>
    <style:style style:name="T1706" style:family="text">
      <style:text-properties officeooo:rsid="2bb47ec3"/>
    </style:style>
    <style:style style:name="T1707" style:family="text">
      <style:text-properties officeooo:rsid="2bbdf69d"/>
    </style:style>
    <style:style style:name="T1708" style:family="text">
      <style:text-properties officeooo:rsid="2bc19664"/>
    </style:style>
    <style:style style:name="T1709" style:family="text">
      <style:text-properties officeooo:rsid="2bcfc366"/>
    </style:style>
    <style:style style:name="T1710" style:family="text">
      <style:text-properties officeooo:rsid="2bd2f54c"/>
    </style:style>
    <style:style style:name="T1711" style:family="text">
      <style:text-properties officeooo:rsid="2bd506f8"/>
    </style:style>
    <style:style style:name="T1712" style:family="text">
      <style:text-properties officeooo:rsid="2bd5f3d4"/>
    </style:style>
    <style:style style:name="T1713" style:family="text">
      <style:text-properties officeooo:rsid="2bd66f8c"/>
    </style:style>
    <style:style style:name="T1714" style:family="text">
      <style:text-properties officeooo:rsid="2bdd2efd"/>
    </style:style>
    <style:style style:name="T1715" style:family="text">
      <style:text-properties officeooo:rsid="2be5ddac"/>
    </style:style>
    <style:style style:name="T1716" style:family="text">
      <style:text-properties officeooo:rsid="2be940fc"/>
    </style:style>
    <style:style style:name="T1717" style:family="text">
      <style:text-properties officeooo:rsid="2beac751"/>
    </style:style>
    <style:style style:name="T1718" style:family="text">
      <style:text-properties officeooo:rsid="2bee6de6"/>
    </style:style>
    <style:style style:name="T1719" style:family="text">
      <style:text-properties officeooo:rsid="2beec927"/>
    </style:style>
    <style:style style:name="T1720" style:family="text">
      <style:text-properties officeooo:rsid="2beee7bc"/>
    </style:style>
    <style:style style:name="T1721" style:family="text">
      <style:text-properties officeooo:rsid="2bf485bf"/>
    </style:style>
    <style:style style:name="T1722" style:family="text">
      <style:text-properties officeooo:rsid="2c07d1f1"/>
    </style:style>
    <style:style style:name="T1723" style:family="text">
      <style:text-properties officeooo:rsid="2c0f8df0"/>
    </style:style>
    <style:style style:name="T1724" style:family="text">
      <style:text-properties officeooo:rsid="2c12857b"/>
    </style:style>
    <style:style style:name="T1725" style:family="text">
      <style:text-properties officeooo:rsid="2c13b2bd"/>
    </style:style>
    <style:style style:name="T1726" style:family="text">
      <style:text-properties officeooo:rsid="2c155e1f"/>
    </style:style>
    <style:style style:name="T1727" style:family="text">
      <style:text-properties officeooo:rsid="2c1562ff"/>
    </style:style>
    <style:style style:name="T1728" style:family="text">
      <style:text-properties officeooo:rsid="2c188f63"/>
    </style:style>
    <style:style style:name="T1729" style:family="text">
      <style:text-properties officeooo:rsid="2c1aae2c"/>
    </style:style>
    <style:style style:name="T1730" style:family="text">
      <style:text-properties officeooo:rsid="2c1ba15e"/>
    </style:style>
    <style:style style:name="T1731" style:family="text">
      <style:text-properties officeooo:rsid="2c1c3c11"/>
    </style:style>
    <style:style style:name="T1732" style:family="text">
      <style:text-properties officeooo:rsid="2c21fc90"/>
    </style:style>
    <style:style style:name="T1733" style:family="text">
      <style:text-properties officeooo:rsid="2c239307"/>
    </style:style>
    <style:style style:name="T1734" style:family="text">
      <style:text-properties officeooo:rsid="2c248245"/>
    </style:style>
    <style:style style:name="T1735" style:family="text">
      <style:text-properties officeooo:rsid="2c270c61"/>
    </style:style>
    <style:style style:name="T1736" style:family="text">
      <style:text-properties officeooo:rsid="2c2b500f"/>
    </style:style>
    <style:style style:name="T1737" style:family="text">
      <style:text-properties officeooo:rsid="2c376dc4"/>
    </style:style>
    <style:style style:name="T1738" style:family="text">
      <style:text-properties officeooo:rsid="2c44ec19"/>
    </style:style>
    <style:style style:name="T1739" style:family="text">
      <style:text-properties officeooo:rsid="2c45319e"/>
    </style:style>
    <style:style style:name="T1740" style:family="text">
      <style:text-properties officeooo:rsid="2c49716a"/>
    </style:style>
    <style:style style:name="T1741" style:family="text">
      <style:text-properties officeooo:rsid="2c49c205"/>
    </style:style>
    <style:style style:name="T1742" style:family="text">
      <style:text-properties officeooo:rsid="2c4b1c91"/>
    </style:style>
    <style:style style:name="T1743" style:family="text">
      <style:text-properties officeooo:rsid="2c4f8480"/>
    </style:style>
    <style:style style:name="T1744" style:family="text">
      <style:text-properties officeooo:rsid="2c511deb"/>
    </style:style>
    <style:style style:name="T1745" style:family="text">
      <style:text-properties officeooo:rsid="2c522edd"/>
    </style:style>
    <style:style style:name="T1746" style:family="text">
      <style:text-properties officeooo:rsid="2c65dc8d"/>
    </style:style>
    <style:style style:name="T1747" style:family="text">
      <style:text-properties officeooo:rsid="2c68acf8"/>
    </style:style>
    <style:style style:name="T1748" style:family="text">
      <style:text-properties officeooo:rsid="2c7e2bf9"/>
    </style:style>
    <style:style style:name="T1749" style:family="text">
      <style:text-properties officeooo:rsid="2c84e524"/>
    </style:style>
    <style:style style:name="T1750" style:family="text">
      <style:text-properties officeooo:rsid="2c86e1a0"/>
    </style:style>
    <style:style style:name="T1751" style:family="text">
      <style:text-properties officeooo:rsid="2c8b55f1"/>
    </style:style>
    <style:style style:name="T1752" style:family="text">
      <style:text-properties officeooo:rsid="2c8f4086"/>
    </style:style>
    <style:style style:name="T1753" style:family="text">
      <style:text-properties officeooo:rsid="2c90dca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7"/>
      <text:p text:style-name="P138"/>
      <text:p text:style-name="P4"/>
      <text:p text:style-name="Text_20_body"/>
      <text:p text:style-name="Text_20_body"/>
      <text:p text:style-name="P485">Dračák</text:p>
      <text:p text:style-name="P480"/>
      <text:p text:style-name="P480"/>
      <text:p text:style-name="P486">podle staré školy</text:p>
      <text:p text:style-name="P481"/>
      <text:p text:style-name="P482"/>
      <text:p text:style-name="P481"/>
      <text:p text:style-name="P481"/>
      <text:p text:style-name="P481"/>
      <text:p text:style-name="P481"/>
      <text:p text:style-name="P481"/>
      <text:p text:style-name="P483">Společenská hra na prožívání příběhů</text:p>
      <text:p text:style-name="P483"/>
      <text:p text:style-name="P484"/>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17"><text:a xlink:type="simple" xlink:href="#__RefHeading___Toc21875_1991418811" text:style-name="Internet_20_link" text:visited-style-name="Internet_20_link">Tvoje postava</text:a><text:tab/>4</text:p>
          <text:p text:style-name="P618"><text:a xlink:type="simple" xlink:href="#__RefHeading___Toc21879_1991418811" text:style-name="Internet_20_link" text:visited-style-name="Internet_20_link">Rasy</text:a><text:tab/>4</text:p>
          <text:p text:style-name="P618"><text:a xlink:type="simple" xlink:href="#__RefHeading___Toc21881_1991418811" text:style-name="Internet_20_link" text:visited-style-name="Internet_20_link">Povolání tvé postavy</text:a><text:tab/>6</text:p>
          <text:p text:style-name="P618"><text:a xlink:type="simple" xlink:href="#__RefHeading___Toc36196_611713307" text:style-name="Internet_20_link" text:visited-style-name="Internet_20_link">Vlastnosti</text:a><text:tab/>6</text:p>
          <text:p text:style-name="P618"><text:a xlink:type="simple" xlink:href="#__RefHeading___Toc36198_611713307" text:style-name="Internet_20_link" text:visited-style-name="Internet_20_link">Počet životů</text:a><text:tab/>7</text:p>
          <text:p text:style-name="P618"><text:a xlink:type="simple" xlink:href="#__RefHeading___Toc1648_4210766435" text:style-name="Internet_20_link" text:visited-style-name="Internet_20_link">Kouzla, recepty a schopnosti</text:a><text:tab/>7</text:p>
          <text:p text:style-name="P618"><text:a xlink:type="simple" xlink:href="#__RefHeading___Toc17048_4210766435" text:style-name="Internet_20_link" text:visited-style-name="Internet_20_link">Dovednosti</text:a><text:tab/>7</text:p>
          <text:p text:style-name="P617"><text:a xlink:type="simple" xlink:href="#__RefHeading___Toc36200_611713307" text:style-name="Internet_20_link" text:visited-style-name="Internet_20_link">Povolání</text:a><text:tab/>10</text:p>
          <text:p text:style-name="P618"><text:a xlink:type="simple" xlink:href="#__RefHeading___Toc6999_1015327784" text:style-name="Internet_20_link" text:visited-style-name="Internet_20_link">Válečník</text:a><text:tab/>10</text:p>
          <text:p text:style-name="P618"><text:a xlink:type="simple" xlink:href="#__RefHeading___Toc7001_1015327784" text:style-name="Internet_20_link" text:visited-style-name="Internet_20_link">Hraničář</text:a><text:tab/>12</text:p>
          <text:p text:style-name="P618"><text:a xlink:type="simple" xlink:href="#__RefHeading___Toc7003_1015327784" text:style-name="Internet_20_link" text:visited-style-name="Internet_20_link">Alchymista</text:a><text:tab/>17</text:p>
          <text:p text:style-name="P618"><text:a xlink:type="simple" xlink:href="#__RefHeading___Toc7005_1015327784" text:style-name="Internet_20_link" text:visited-style-name="Internet_20_link">Kouzelník</text:a><text:tab/>22</text:p>
          <text:p text:style-name="P618"><text:a xlink:type="simple" xlink:href="#__RefHeading___Toc7007_1015327784" text:style-name="Internet_20_link" text:visited-style-name="Internet_20_link">Zloděj</text:a><text:tab/>35</text:p>
          <text:p text:style-name="P618"><text:a xlink:type="simple" xlink:href="#__RefHeading___Toc7009_1015327784" text:style-name="Internet_20_link" text:visited-style-name="Internet_20_link">Druid</text:a><text:tab/>38</text:p>
          <text:p text:style-name="P617"><text:a xlink:type="simple" xlink:href="#__RefHeading___Toc1650_4210766435" text:style-name="Internet_20_link" text:visited-style-name="Internet_20_link">Zranění a léčba</text:a><text:tab/>44</text:p>
          <text:p text:style-name="P617"><text:a xlink:type="simple" xlink:href="#__RefHeading___Toc17052_4210766435" text:style-name="Internet_20_link" text:visited-style-name="Internet_20_link">Magické předměty</text:a><text:tab/>45</text:p>
          <text:p text:style-name="P617"><text:a xlink:type="simple" xlink:href="#__RefHeading___Toc1652_4210766435" text:style-name="Internet_20_link" text:visited-style-name="Internet_20_link">Boj a jiná nebezpečí</text:a><text:tab/>46</text:p>
          <text:p text:style-name="P618"><text:a xlink:type="simple" xlink:href="#__RefHeading___Toc17054_4210766435" text:style-name="Internet_20_link" text:visited-style-name="Internet_20_link">Vzdálenost</text:a><text:tab/>46</text:p>
          <text:p text:style-name="P618"><text:a xlink:type="simple" xlink:href="#__RefHeading___Toc4067_1870267181" text:style-name="Internet_20_link" text:visited-style-name="Internet_20_link">Rychlost</text:a><text:tab/>46</text:p>
          <text:p text:style-name="P618"><text:a xlink:type="simple" xlink:href="#__RefHeading___Toc1654_4210766435" text:style-name="Internet_20_link" text:visited-style-name="Internet_20_link">Kola</text:a><text:tab/>47</text:p>
          <text:p text:style-name="P618"><text:a xlink:type="simple" xlink:href="#__RefHeading___Toc1656_4210766435" text:style-name="Internet_20_link" text:visited-style-name="Internet_20_link">Záměry</text:a><text:tab/>47</text:p>
          <text:p text:style-name="P618"><text:a xlink:type="simple" xlink:href="#__RefHeading___Toc1658_4210766435" text:style-name="Internet_20_link" text:visited-style-name="Internet_20_link">Hody</text:a><text:tab/>48</text:p>
          <text:p text:style-name="P618"><text:a xlink:type="simple" xlink:href="#__RefHeading___Toc1660_4210766435" text:style-name="Internet_20_link" text:visited-style-name="Internet_20_link">Výhody a nevýhody</text:a><text:tab/>49</text:p>
          <text:p text:style-name="P618"><text:a xlink:type="simple" xlink:href="#__RefHeading___Toc1662_4210766435" text:style-name="Internet_20_link" text:visited-style-name="Internet_20_link">Pasti a jedy</text:a><text:tab/>50</text:p>
          <text:p text:style-name="P618"><text:a xlink:type="simple" xlink:href="#__RefHeading___Toc17056_4210766435" text:style-name="Internet_20_link" text:visited-style-name="Internet_20_link">Zbraně, zbroje a štíty</text:a><text:tab/>50</text:p>
          <text:p text:style-name="P618"><text:a xlink:type="simple" xlink:href="#__RefHeading___Toc17058_4210766435" text:style-name="Internet_20_link" text:visited-style-name="Internet_20_link">Hlášení útoku</text:a><text:tab/>51</text:p>
          <text:p text:style-name="P617"><text:a xlink:type="simple" xlink:href="#__RefHeading___Toc36202_611713307" text:style-name="Internet_20_link" text:visited-style-name="Internet_20_link">Hledání, skrývání a plížení</text:a><text:tab/>52</text:p>
          <text:p text:style-name="P618"><text:a xlink:type="simple" xlink:href="#__RefHeading___Toc36204_611713307" text:style-name="Internet_20_link" text:visited-style-name="Internet_20_link">Hledání</text:a><text:tab/>52</text:p>
          <text:p text:style-name="P618"><text:a xlink:type="simple" xlink:href="#__RefHeading___Toc36206_611713307" text:style-name="Internet_20_link" text:visited-style-name="Internet_20_link">Postřeh a plížení</text:a><text:tab/>52</text:p>
          <text:p text:style-name="P617"><text:a xlink:type="simple" xlink:href="#__RefHeading___Toc12113_526618153" text:style-name="Internet_20_link" text:visited-style-name="Internet_20_link">Zvyšování vlastností</text:a><text:tab/>53</text:p>
          <text:p text:style-name="P617"><text:a xlink:type="simple" xlink:href="#__RefHeading___Toc12115_526618153" text:style-name="Internet_20_link" text:visited-style-name="Internet_20_link">Náhodný hod</text:a><text:tab/>54</text:p>
        </text:index-body>
      </text:table-of-content>
      <text:p text:style-name="P487"/>
      <text:p text:style-name="P3"/>
      <text:p text:style-name="P3"/>
      <text:p text:style-name="P3"/>
      <text:p text:style-name="P2"><text:soft-page-break/>Verze 0.<text:span text:style-name="T1707">6</text:span></text:p>
      <text:p text:style-name="P487">Poděkování</text:p>
      <text:p text:style-name="Example">Tato příručka <text:span text:style-name="T962">je silně inspirovaná titulem</text:span> Dračí Doupě vydan<text:span text:style-name="T107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89">Nápady a připomínkami přispěli:</text:p>
      <text:p text:style-name="P53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15" text:outline-level="1">TODO:</text:h>
      <text:p text:style-name="P243">Postavy v příkladech:</text:p>
      <text:p text:style-name="P437">Pavel - válečník Gorondar (trpaslík)<text:line-break/>Katka - hraničářka Naria – <text:span text:style-name="T1477">spíš asi Nera, líp se to skloňuje...</text:span> (elfka)<text:line-break/>Jana - kouzelnice Kara (člověk?)</text:p>
      <text:list xml:id="list1517016415" text:style-name="L1">
        <text:list-item>
          <text:p text:style-name="P628"><text:span text:style-name="T1693">TODO: </text:span>Dračák se nejlíp se učí od někoho, kdo už ho umí. I tak je ale fajn si pravidla pročíst, protože <text:span text:style-name="T1700">různé skupiny hru pojímají různě a je dobré vědět, jak jsou pravidla původně zamýšlena.</text:span></text:p>
        </text:list-item>
        <text:list-item>
          <text:p text:style-name="P629">TODO: Stupně jsou Základní (nikoliv Začátečnický), Pokročilý a Mistrovský</text:p>
        </text:list-item>
      </text:list>
      <text:p text:style-name="P456">Volitelné pravidlo pro házecí maniaky:</text:p>
      <text:list xml:id="list32113037" text:style-name="L2">
        <text:list-item>
          <text:p text:style-name="P630">Když máš vyšší stupeň dovednosti než obtížnost, automaticky uspěješ.</text:p>
        </text:list-item>
        <text:list-item>
          <text:p text:style-name="P630">Když máš stejný stupeň dovednosti jako obtížnost, hází se.</text:p>
        </text:list-item>
        <text:list-item>
          <text:p text:style-name="P630">Když máš nižší stupeň dovednosti než obtížnost, nemůžeš uspět, pokud <text:span text:style-name="T1699">něčím</text:span> obtížnost nesnížíš.</text:p>
        </text:list-item>
      </text:list>
      <text:h text:style-name="P1016" text:outline-level="1">Úvod</text:h>
      <text:p text:style-name="P624">Vítej, <text:span text:style-name="T1436">dobrodruhu</text:span>!</text:p>
      <text:p text:style-name="P468"><text:span text:style-name="T1437">Před sebou máš pravidla stolní rolové hry</text:span> <text:span text:style-name="T1195">Dračák podle staré školy</text:span>. <text:span text:style-name="T1690">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026" text:outline-level="2"><text:soft-page-break/><text:span text:style-name="T1440">Pán jeskyně a h</text:span>ráči postav</text:h>
      <text:p text:style-name="P451">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027" text:outline-level="2">Příběhy Dračáku</text:h>
      <text:p text:style-name="P449">Jak<text:span text:style-name="T1663">á</text:span> <text:span text:style-name="T1663">dobrodružství</text:span> budete <text:span text:style-name="T1662">zažívat</text:span>, záleží <text:span text:style-name="T1669">na vás a</text:span> na tom, kdo budou <text:span text:style-name="T16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52">Kromě této příručky potřebuješ ještě:</text:p>
      <text:list xml:id="list3068142632" text:style-name="L3">
        <text:list-item>
          <text:p text:style-name="P631">2-5 spoluhráčů.</text:p>
        </text:list-item>
      </text:list>
      <text:list xml:id="list2486018991" text:style-name="L4">
        <text:list-item>
          <text:p text:style-name="P632"><text:span text:style-name="T1438">Šestistěnné k</text:span>ostky.</text:p>
          <text:list>
            <text:list-item>
              <text:p text:style-name="P633">V⁠ zásadě stačí jedna <text:span text:style-name="T1667">pro celou skupinu</text:span>, ale pohodlnější je, když má každý hráč šest vlastních.</text:p>
            </text:list-item>
          </text:list>
        </text:list-item>
        <text:list-item>
          <text:p text:style-name="P634"><text:span text:style-name="T1439">N</text:span>ěco na psaní <text:span text:style-name="T1439">poznámek a kreslení ilustrativních náčrtů.</text:span></text:p>
        </text:list-item>
      </text:list>
      <text:h text:style-name="P1028" text:outline-level="2">Než začnete hrát</text:h>
      <text:p text:style-name="P432"><text:span text:style-name="T1691">N</text:span>ež se pustíte do vašeho prvního příběhu, je třeba udělat několik věcí:</text:p>
      <text:list xml:id="list73607795" text:style-name="L5">
        <text:list-item>
          <text:p text:style-name="P635"><text:soft-page-break/>Pročtěte si pravidla.</text:p>
        </text:list-item>
        <text:list-item>
          <text:p text:style-name="P636"><text:span text:style-name="T764">V</text:span><text:span text:style-name="T283">yberte si, v jaké světě budete hrát.</text:span></text:p>
        </text:list-item>
      </text:list>
      <text:list xml:id="list2991649893" text:style-name="L6">
        <text:list-item>
          <text:p text:style-name="P637"><text:span text:style-name="T1675">Domluvte se, kdo jsou vaše postavy a společně je vytvořte</text:span>.</text:p>
        </text:list-item>
        <text:list-item>
          <text:p text:style-name="P638">Pán jeskyně připraví hru.</text:p>
        </text:list-item>
        <text:list-item>
          <text:p text:style-name="P639"><text:span text:style-name="T1675">Rozhodněte se, zda budete mít p</text:span>říběhov<text:span text:style-name="T1676">ou</text:span> imunit<text:span text:style-name="T1676">u.</text:span></text:p>
        </text:list-item>
      </text:list>
      <text:p text:style-name="P394"><text:span text:style-name="T768">Nemusíte se toho bát – k</text:span><text:span text:style-name="T736">dykoliv </text:span><text:span text:style-name="T766">později</text:span><text:span text:style-name="T736"> v průběhu hraní můžete </text:span><text:span text:style-name="T766">cokoliv </text:span><text:span text:style-name="T770">z toho</text:span><text:span text:style-name="T766"> </text:span><text:span text:style-name="T770">změnit nebo doplnit</text:span><text:span text:style-name="T736">, aby vám to co nejlépe vyhovovalo.</text:span></text:p>
      <text:h text:style-name="Heading_20_3" text:outline-level="3">Čtení pravidel</text:h>
      <text:p text:style-name="P433"><text:span text:style-name="T1670">Tato příručka se skládá ze dvou částí. Kapitoly X, Y a Z (TODO) obsahují obecná pravidla a vysvětlují, jak se Dračák hraje. Pán jeskyně by si je před první hrou určitě měl přečíst všechny, hráči postav nemusí číst kapitolu </text:span><text:span text:style-name="T1201">Vedení hry</text:span><text:span text:style-name="T1664"> </text:span><text:span text:style-name="T1064">&lt;ODKAZ&gt;</text:span><text:span text:style-name="T1664">.<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69">á</text:span><text:span text:style-name="T1664">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68">Váš h</text:span>erní svět</text:h>
      <text:p text:style-name="P420"><text:span text:style-name="T245">V této</text:span><text:span text:style-name="T235"> příruč</text:span><text:span text:style-name="T245">ce</text:span><text:span text:style-name="T235"> </text:span><text:span text:style-name="T245">najdeš</text:span><text:span text:style-name="T235"> jen</text:span><text:span text:style-name="T1"> hrubé obrysy světa, </text:span><text:span text:style-name="T235">kde</text:span><text:span text:style-name="T1"> se budou vaše příběhy odehrávat:</text:span></text:p>
      <text:list xml:id="list2332737512" text:style-name="L7">
        <text:list-item>
          <text:p text:style-name="P688"><text:span text:style-name="T1">Žijí v </text:span><text:span text:style-name="T233">něm</text:span><text:span text:style-name="T1"> fantasy rasy jako elfové, hobiti nebo trpaslíci, ale také</text:span><text:span text:style-name="T214"> divoké kmeny skřetů a nebezpečné nestvůry jako zlobři, draci </text:span><text:span text:style-name="T233">nebo</text:span><text:span text:style-name="T214"> upíři.</text:span></text:p>
        </text:list-item>
        <text:list-item>
          <text:p text:style-name="P689"><text:span text:style-name="T214">J</text:span><text:span text:style-name="T1">sou v </text:span><text:span text:style-name="T234">něm</text:span><text:span text:style-name="T1"> běžná kouzla a </text:span><text:span text:style-name="T215">kouzelné předměty.</text:span></text:p>
        </text:list-item>
        <text:list-item>
          <text:p text:style-name="P690"><text:span text:style-name="T252">Podobá se</text:span><text:span text:style-name="T231"> středověku nebo starověku.</text:span></text:p>
        </text:list-item>
      </text:list>
      <text:p text:style-name="P421"><text:span text:style-name="T231">V</text:span><text:span text:style-name="T1">šechno ostatní, jako třeba jaká j</text:span><text:span text:style-name="T231">sou v něm města a království </text:span><text:span text:style-name="T229">a</text:span><text:span text:style-name="T231"> kdo jim vládne, </text:span><text:span text:style-name="T1">nebo</text:span><text:span text:style-name="T231"> jaké mají </text:span><text:span text:style-name="T230">jejich </text:span><text:span text:style-name="T231">obyvatelé zvyky, tradice a historii, </text:span><text:span text:style-name="T1">je na vás.</text:span></text:p>
      <text:list xml:id="list1365498969" text:style-name="L8">
        <text:list-item>
          <text:p text:style-name="P691"><text:span text:style-name="T239">Můžete</text:span><text:span text:style-name="T1"> </text:span><text:span text:style-name="T236">použít nějaký existují svět, ať už určený přímo pro hraní Dračáku nebo jiného fantasy RPGčka, nebo se třeba inspirovat nějakým filmem nebo knihou.</text:span></text:p>
        </text:list-item>
        <text:list-item>
          <text:p text:style-name="P692"><text:span text:style-name="T244">Nebo si</text:span><text:span text:style-name="T1"> jej postupně sami vytvořit.</text:span></text:p>
        </text:list-item>
      </text:list>
      <text:p text:style-name="P458"><text:span text:style-name="T256">Pokud se </text:span><text:span text:style-name="T263">inspirujete</text:span><text:span text:style-name="T256"> knihou nebo filmem, v</text:span><text:span text:style-name="T258">áš herní svět nebude </text:span><text:span text:style-name="T264">úplně</text:span><text:span text:style-name="T258"> stejný, </text:span><text:span text:style-name="T256">protože </text:span><text:span text:style-name="T247">p</text:span><text:span text:style-name="T211">ostavy v Dračáku </text:span><text:span text:style-name="T256">umí</text:span><text:span text:style-name="T211"> kouzla a schopnosti, kter</text:span><text:span text:style-name="T260">é</text:span><text:span text:style-name="T211"> ve vámi zvoleném světě nemusí být a naopak. </text:span><text:span text:style-name="T256">To</text:span><text:span text:style-name="T258"> ale ničemu nevadí – ba právě naopak, vytvoříte tím vaši vlastní, jedinečnou kombinaci Dračáku a </text:span><text:span text:style-name="T257">vašeho oblíbeného</text:span><text:span text:style-name="T258"> světa.</text:span><text:span text:style-name="T248"><text:line-break/><text:tab/>Když se rozhodnete vytvořit si vlastní svět </text:span><text:span text:style-name="T259">úplně od základů</text:span><text:span text:style-name="T248">, v kapitole </text:span><text:span text:style-name="T100">Společná tvorba světa</text:span><text:span text:style-name="T248"> </text:span><text:span text:style-name="T168">&lt;TODO: odkaz&gt;</text:span><text:span text:style-name="T248"> najdete pár rad, jak na to.<text:line-break/><text:tab/></text:span><text:span text:style-name="T210">K </text:span><text:span text:style-name="T268">tomu, abys</text:span><text:span text:style-name="T212">te</text:span><text:span text:style-name="T268"> mohl</text:span><text:span text:style-name="T212">i začít</text:span><text:span text:style-name="T268"> </text:span><text:span text:style-name="T211">hrát</text:span><text:span text:style-name="T268">, nemusí</text:span><text:span text:style-name="T212">te </text:span><text:span text:style-name="T237">svůj herní svět</text:span><text:span text:style-name="T212"> </text:span><text:span text:style-name="T268">znát</text:span><text:span text:style-name="T232"> celý</text:span><text:span text:style-name="T268">. Stačí jen malý kousek, </text:span><text:span text:style-name="T226">kde</text:span><text:span text:style-name="T268"> se bude váš příběh odehrávat, třeba jedna vesnice a její okolí. </text:span><text:span text:style-name="T213">Při svých výpravách za dobrodružstvím pak bude</text:span><text:span text:style-name="T238">te</text:span><text:span text:style-name="T213"> postupně poznávat nové kraje, jejich obyvatele a zajímavá místa</text:span><text:span text:style-name="T211">.</text:span></text:p>
      <text:h text:style-name="Heading_20_3" text:outline-level="3"><text:soft-page-break/><text:span text:style-name="T243">Vaše p</text:span><text:span text:style-name="T1">ostavy</text:span></text:h>
      <text:p text:style-name="P465"><text:span text:style-name="T269">Vaše p</text:span><text:span text:style-name="T253">ostavy </text:span><text:span text:style-name="T260">budou</text:span><text:span text:style-name="T216"> </text:span><text:span text:style-name="T221">už od začátku</text:span><text:span text:style-name="T253"> zdatné v boji, ať už zbraněmi nebo kouzly, </text:span><text:span text:style-name="T260">dokáží přežít</text:span><text:span text:style-name="T216"> v nebezpečn</text:span><text:span text:style-name="T221">é</text:span><text:span text:style-name="T216"> divočině </text:span><text:span text:style-name="T224">a</text:span><text:span text:style-name="T216"> prozkoumávat ztracené ruiny plné dávno zapomenutých pokladů, tajemství, nástrah a kouzel. </text:span><text:span text:style-name="T221">P</text:span><text:span text:style-name="T220">ostupně</text:span><text:span text:style-name="T221"> budou získávat </text:span><text:span text:style-name="T240">nové</text:span><text:span text:style-name="T221"> schopnosti a magické předměty, až</text:span><text:span text:style-name="T220"> se z nich stanou mocní mágové </text:span><text:span text:style-name="T265">či </text:span><text:span text:style-name="T240">zkušení</text:span><text:span text:style-name="T220"> válečníci a budou schopny ovlivňovat významné události ve vašem herním světě.</text:span><text:span text:style-name="T254"><text:line-break/><text:tab/>Obvyklé je</text:span><text:span text:style-name="T261"> začít jako</text:span><text:span text:style-name="T254"> </text:span><text:span text:style-name="T227">skupin</text:span><text:span text:style-name="T261">a</text:span><text:span text:style-name="T227"> dobrodruhů</text:span><text:span text:style-name="T217">, kteří se vydávají na </text:span><text:span text:style-name="T254">průzkum opuštěného podzemí</text:span><text:span text:style-name="T217"> v touze po </text:span><text:span text:style-name="T241">moci a</text:span><text:span text:style-name="T217"> pokladech, </text:span><text:span text:style-name="T219">a postupně se proprac</text:span><text:span text:style-name="T225">ují</text:span><text:span text:style-name="T219"> k vlastním cílům a zájmům.</text:span><text:span text:style-name="T217"> </text:span><text:span text:style-name="T227">M</text:span><text:span text:style-name="T221">ůžete </text:span><text:span text:style-name="T227">ale </text:span><text:span text:style-name="T228">hrát</text:span><text:span text:style-name="T218"> </text:span><text:span text:style-name="T255">také </text:span><text:span text:style-name="T218">t</text:span><text:span text:style-name="T242">řeba </text:span><text:span text:style-name="T218">agent</text:span><text:span text:style-name="T228">y</text:span><text:span text:style-name="T218"> ve službách krále či </text:span><text:span text:style-name="T222">význam</text:span><text:span text:style-name="T223">n</text:span><text:span text:style-name="T222">ého</text:span><text:span text:style-name="T218"> šlechtice,</text:span><text:span text:style-name="T223"> </text:span><text:span text:style-name="T219">průzkumní</text:span><text:span text:style-name="T228">ky</text:span><text:span text:style-name="T219"> a dobyvatel</text:span><text:span text:style-name="T228">e</text:span><text:span text:style-name="T219"> nově objeveného kontinentu, </text:span><text:span text:style-name="T227">nebo </text:span><text:span text:style-name="T228">cokoliv jiného</text:span><text:span text:style-name="T246"> </text:span><text:span text:style-name="T255">vás napadne</text:span><text:span text:style-name="T227">.<text:line-break/><text:tab/></text:span><text:span text:style-name="T270">Až se domluvíte </text:span><text:span text:style-name="T37">jakou skupinu chcete hrát</text:span><text:span text:style-name="T270">, pokračujte tvorbou jednotlivých postav podle kapitoly </text:span><text:span text:style-name="T101">Tvoje postava</text:span><text:span text:style-name="T270"> </text:span><text:span text:style-name="T169">&lt;ODKAZ&gt;.</text:span></text:p>
      <text:h text:style-name="P1063" text:outline-level="3">Domluva o příběhové imunitě</text:h>
      <text:p text:style-name="P469"><text:span text:style-name="T1692">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692">kapitolách </text:span><text:span text:style-name="T1203">Hraní s příběhovou imunitou</text:span><text:span text:style-name="T1692"> </text:span><text:span text:style-name="T1065">&lt;</text:span><text:span text:style-name="T771">ODKAZ</text:span><text:span text:style-name="T1065">&gt;</text:span><text:span text:style-name="T1692"> a </text:span><text:span text:style-name="T1203">Hraní bez příběhové imunity</text:span><text:span text:style-name="T1692"> </text:span><text:span text:style-name="T1065">&lt;</text:span><text:span text:style-name="T771">ODKAZ</text:span><text:span text:style-name="T1065">&gt;</text:span><text:span text:style-name="T1692">.<text:line-break/><text:tab/>Pokud nevíte, co si máte vybrat, nebo se nemůžete dohodnout, hrajte s příběhovou imunitou.</text:span></text:p>
      <text:h text:style-name="P1017" text:outline-level="1"><text:bookmark-start text:name="__RefHeading___Toc21875_1991418811"/>Tvoje postava<text:bookmark-end text:name="__RefHeading___Toc21875_1991418811"/></text:h>
      <text:p text:style-name="P358"><text:span text:style-name="T1583">Pokud ses rozhodl hrát za jednu z postav</text:span>, musíš si <text:span text:style-name="T1590">ji</text:span> <text:span text:style-name="T1583">nejprve vytvořit</text:span>.</text:p>
      <text:h text:style-name="P1029" text:outline-level="2">Vlastnosti</text:h>
      <text:p text:style-name="P280">Tvoji postavu popisují tři <text:span text:style-name="T1442">vlastnosti</text:span>:</text:p>
      <text:p text:style-name="P284">Síla</text:p>
      <text:list xml:id="list97860458" text:style-name="L9">
        <text:list-item>
          <text:p text:style-name="P693">Síla představuje tvou hrubou, fyzickou sílu, ale také výdrž, schopnost odolávat jedům, zranění a nepříznivým podmínkám a schopnost bojovat v těžké zbroji a s těžkými zbraněmi.</text:p>
        </text:list-item>
      </text:list>
      <text:p text:style-name="P281">Finesa</text:p>
      <text:list xml:id="list988958895" text:style-name="L10">
        <text:list-item>
          <text:p text:style-name="P694">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70749997" text:style-name="L11">
        <text:list-item>
          <text:p text:style-name="P695"><text:span text:style-name="T741">Duše představuje odolnost proti</text:span><text:span text:style-name="T283"> </text:span><text:span text:style-name="T737">magii</text:span><text:span text:style-name="T283"> působící na </text:span><text:span text:style-name="T738">m</text:span><text:span text:style-name="T283">ysl </text:span><text:span text:style-name="T739">nebo duši </text:span><text:span text:style-name="T740">a útokům </text:span><text:span text:style-name="T743">duchů a jiných nehmotných bytostí.</text:span><text:span text:style-name="T742"> </text:span><text:span text:style-name="T774">U</text:span><text:span text:style-name="T742">rčuje také sílu </text:span><text:span text:style-name="T774">všech</text:span><text:span text:style-name="T742"> tvých kouzel, </text:span><text:span text:style-name="T743">ať už je sesíláš sám, nebo pomocí hůlek, prstenů či jiných kouzelných předmětů</text:span><text:span text:style-name="T74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89">a tvé postavy</text:span><text:bookmark-end text:name="__RefHeading___Toc21879_1991418811"/></text:h>
      <text:p text:style-name="P359"><text:span text:style-name="T1583">Příběhy Dračáku se odehrávají ve fantastickém světě, takže</text:span> tvoje postava nemusí být pouze člověk. <text:span text:style-name="T1584">Můžeš si vybrat, jestli jsi člověk, barbar, hobit, kudůk, elf, trpaslík nebo kroll.</text:span><text:line-break/><text:tab/>Rasu je <text:span text:style-name="T15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85">neobratného</text:span>, <text:span text:style-name="T1584">ale</text:span> zato silného zloděje.<text:line-break/><text:tab/>Pečlivě si proto přečti následující stránky, <text:span text:style-name="T1587">kde</text:span> najdeš charakteristiky jednotlivých ras, <text:span text:style-name="T1588">včetně toho, v jakém rozsahu se mohou pohybovat jejich hodnoty vlastností. Projdi si také popis jednotlivých povolání v následující kapitole.</text:span> Potom zvaž, jaká <text:span text:style-name="T1591">kombinace</text:span> ras<text:span text:style-name="T1591">y a povolání ti bude nejvíce</text:span> vyhovova<text:span text:style-name="T1591">t</text:span>.</text:p>
      <text:h text:style-name="P1064" text:outline-level="3">Člověk</text:h>
      <text:p text:style-name="Text_20_body"><text:span text:style-name="T491">VELIKOST: 6<text:line-break/></text:span><text:span text:style-name="T490">VLASTNOSTI: Síla 1-3, Finesa 1-3, Duše 1-3 </text:span><text:span text:style-name="T492"><text:line-break/></text:span><text:span text:style-name="T493">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88"><text:soft-page-break/>Všestrannost</text:p>
      <text:p text:style-name="P155">Jako člověk si můžeš <text:span text:style-name="T1122">vybrat jednu z následujících schopností, i když nemáš příslušné povolání:</text:span></text:p>
      <text:list xml:id="list3738403416" text:style-name="L12">
        <text:list-item>
          <text:p text:style-name="P696"><text:span text:style-name="T1123">Od válečníka: </text:span><text:span text:style-name="T782">Zastrašení, Útok na dva cíle, Ochránce</text:span></text:p>
        </text:list-item>
        <text:list-item>
          <text:p text:style-name="P696"><text:span text:style-name="T1123">Od hraničáře: </text:span><text:span text:style-name="T782">Pouto se zvířetem, Mluvení se zvířaty</text:span></text:p>
        </text:list-item>
        <text:list-item>
          <text:p text:style-name="P696"><text:span text:style-name="T1123">Od zloděje: </text:span><text:span text:style-name="T782">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60"><text:span text:style-name="T491">VELIKOST: 6<text:line-break/>VLASTNOSTI: Síla 2-3, Finesa 1-3, Duše 1-3</text:span><text:span text:style-name="T492"><text:line-break/></text:span><text:span text:style-name="T493">SCHOPNOST: Všestrannost (stejně jako ostatní lidé)</text:span></text:p>
      <text:p text:style-name="P361"><text:span text:style-name="T493">T</text:span><text:span text:style-name="T490">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64" text:outline-level="3">Hobit</text:h>
      <text:p text:style-name="P5"><text:span text:style-name="T491">VELIKOST: </text:span><text:span text:style-name="T494">5</text:span><text:span text:style-name="T491"><text:line-break/>VLASTNOSTI: </text:span><text:span text:style-name="T496">Síla 1-2, Finesa 2-3, Duše 1-3</text:span><text:span text:style-name="T492"><text:line-break/></text:span><text:span text:style-name="T493">SCHOPNOST: </text:span><text:span text:style-name="T494">Vytříbená chuť a čich</text:span></text:p>
      <text:p text:style-name="P5"><text:span text:style-name="T49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9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63">to </text:span>díky tomu známí labužníci a velcí znalci různých nápojů, pokrmů a jiných poživatin, ale dává jim to výhodu i na dobrodružných výpravách: Neumí sice stopovat tak dobře jako psi, ale dokáží <text:span text:style-name="T964">například</text:span> čich<text:span text:style-name="T964">em poznat převlečenou osobu</text:span> a pouhým ochutnáním odhalí přítomnost jedů <text:span text:style-name="T965">nebo jiných nežádoucích přísad</text:span>.</text:p>
      <text:h text:style-name="P1065" text:outline-level="3">Kudůk</text:h>
      <text:p text:style-name="P7"><text:span text:style-name="T491">VELIKOST: </text:span><text:span text:style-name="T494">5</text:span><text:span text:style-name="T491"><text:line-break/>VLASTNOSTI: </text:span><text:span text:style-name="T497">Síla 1-2, Finesa 2-3, Duše 1-3</text:span><text:span text:style-name="T492"><text:line-break/></text:span><text:span text:style-name="T493">SCHOPNOST: </text:span><text:span text:style-name="T494">Vytříbená chuť a čich </text:span><text:span text:style-name="T495">(jako hobit)</text:span></text:p>
      <text:p text:style-name="P362"><text:span text:style-name="T495">/</text:span><text:span text:style-name="T665">* </text:span><text:span text:style-name="T495">T</text:span><text:span text:style-name="T490">ODO: </text:span><text:span text:style-name="T663">Ideálně u</text:span><text:span text:style-name="T490">nikátní raciálka. </text:span><text:span text:style-name="T664">Možná dát přece jen hobitům „čich“ z DrD a kudůkům nechat vylepšení smyslů? Bude se to pak ale plést... </text:span><text:span text:style-name="T709">Šlo by ale hobití „čich“ pojmenovat „šestý smysl“.</text:span><text:span text:style-name="T664"> </text:span><text:span text:style-name="T665">*/</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66" text:outline-level="3">Elf</text:h>
      <text:p text:style-name="P8"><text:span text:style-name="T491">VELIKOST: </text:span><text:span text:style-name="T498">6</text:span><text:span text:style-name="T491"><text:line-break/>VLASTNOSTI: Síla 1-2, Finesa 2-3, Duše 2-3</text:span><text:span text:style-name="T497"><text:line-break/></text:span><text:span text:style-name="T493">SCHOPNOST: </text:span><text:span text:style-name="T500">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99">O</text:span><text:span text:style-name="T490">strý zrak</text:span></text:p>
      <text:p text:style-name="P9"><text:span text:style-name="T490">Elfové mají ostřejší a citlivější zrak než ostatní rasy. Vidí dobře i za šera (ale ne v naprosté tmě) a rozeznají detaily </text:span><text:span text:style-name="T501">i </text:span><text:span text:style-name="T490">na v</text:span><text:span text:style-name="T501">elkou</text:span><text:span text:style-name="T490"> vzdálenost.</text:span></text:p>
      <text:h text:style-name="P1066" text:outline-level="3">Trpaslík</text:h>
      <text:p text:style-name="P10"><text:span text:style-name="T491">VELIKOST: </text:span><text:span text:style-name="T498">6</text:span><text:span text:style-name="T491"><text:line-break/>VLASTNOSTI: Síla 2-3, Finesa 1-2, Duše 1-3</text:span><text:span text:style-name="T497"><text:line-break/></text:span><text:span text:style-name="T493">SCHOPNOST: </text:span><text:span text:style-name="T502">Infravidění</text:span></text:p>
      <text:p text:style-name="P10"><text:span text:style-name="T50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0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66">I v naprosté tmě tedy například uvidí teplokrevné tvory. Nedokáží ale rozeznat barvy ani detaily, nevidí skrz překážky a pokud má v podzemí všechno stejnou teplotu, musí tápat stejně jako všichni ostatní.</text:span></text:p>
      <text:h text:style-name="P1066"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7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76">Nyní, když víš, zda ses narodil jako sličný elf, robustní trpaslík nebo urostlý barbar, přišel čas vybrat <text:span text:style-name="T1705">si</text:span> dobrodružné povolání.<text:line-break/><text:tab/><text:span text:style-name="T170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06">Rozhodně je ale lepší mít více postav se stejným povoláním, než aby někdo hrál postavu, na kterou se netěší a která by ho nebavila. V tom případě se domluvte, jaké schopnosti si kdo z vás vezme. Vždycky je lepší se doplňovat, družina pak má více možností a pomáhá to také tomu, aby se každý z vás měl jak v dobrodružství uplatnit.</text:span></text:p>
      <text:p text:style-name="P533">Příklad:</text:p>
      <text:p text:style-name="P611"><text:span text:style-name="T1188">Pán jeskyně:</text:span> „<text:span text:style-name="T1727">Máte už rozmyšleno, jaké si kdo vezmete postavy?</text:span>“</text:p>
      <text:p text:style-name="P610"><text:span text:style-name="T1205">Pavel</text:span><text:span text:style-name="T1188">:</text:span> „Já <text:span text:style-name="T1727">jdu rozhodně do válečníka, chci si pořádně zafajtit. Samozřejmě trpaslík.“</text:span></text:p>
      <text:p text:style-name="P610"><text:span text:style-name="T1205">Katka</text:span><text:span text:style-name="T1188">:</text:span> „<text:span text:style-name="T1727">Mě láká hraničář. Asi to bude elfka.“</text:span></text:p>
      <text:p text:style-name="P610"><text:span text:style-name="T1205">Jana</text:span><text:span text:style-name="T1188">:</text:span> „<text:span text:style-name="T1727">Já jsem uvažovala o hraničářovi nebo kouzelníkovi. Takže jsi mi usnadnila rozhodování, udělám si kouzelníka. S rasou si nejsem jistá. Na hraničáře by se mi líbila hobitka, ale ke kouzelníkovi mi to nesedí. Asi budu člověk.“</text:span></text:p>
      <text:h text:style-name="P1070" text:outline-level="3">Válečník</text:h>
      <text:p text:style-name="P364"><text:span text:style-name="T708">POŽADAVKY</text:span><text:span text:style-name="T491">: </text:span><text:span text:style-name="T492">Síla</text:span><text:span text:style-name="T708"> alespoň</text:span><text:span text:style-name="T492"> 2</text:span></text:p>
      <text:p text:style-name="P29"><text:soft-page-break/>Válečník je silný a houževnatý. <text:span text:style-name="T1578">Obvykle bojuje těžkými zbraněmi a nosí těžkou zbroj a v boji tedy hodně vydrží a dokáže rozdávat tvrdé rány</text:span>. <text:span text:style-name="T1596">Jako jediný také boj a zbraně skutečně studuje a dokáže skupinu dovést k vítězství i ve zdánlivě beznadějných situacích.</text:span> A vzhledem k tomu, že bitvy a souboje jsou <text:span text:style-name="T1594">pro hrdiny</text:span> v Drač<text:span text:style-name="T1592">áku</text:span> <text:span text:style-name="T1594">takřka denním chlebem</text:span>, <text:span text:style-name="T1593">družina bez válečníka to bude mít hodně těžké</text:span>.</text:p>
      <text:h text:style-name="P1070" text:outline-level="3">Hraničář</text:h>
      <text:p text:style-name="P462"><text:span text:style-name="T708">POŽADAVKY</text:span><text:span text:style-name="T491">: </text:span><text:span text:style-name="T661">Finesa </text:span><text:span text:style-name="T708">alespoň</text:span><text:span text:style-name="T492"> 2</text:span></text:p>
      <text:p text:style-name="P30">Hraničář je silný a moudrý. Zná přírodu a tvory, kteří ji obývají, a umí svých znalostí využívat. <text:span text:style-name="T1595">Nesoustředí se sice na trénink a studium boje</text:span>, ale <text:span text:style-name="T1595">v případě potřeby dokáže stát</text:span> po boku válečníka, <text:span text:style-name="T1595">nebo jej podporovat přesnými ranami z luku nebo kuše</text:span>.<text:line-break/><text:tab/>Hraničáři <text:span text:style-name="T1595">nejčastěji provádí výpravy nebezpečnou divočinou, případně</text:span> střeží stezky a pomáhají těm, kdo pomoc potřebují. Proto jsou takřka všude vítanými hosty. <text:span text:style-name="T15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0" text:outline-level="3">Alchymista</text:h>
      <text:p text:style-name="P462"><text:span text:style-name="T708">POŽADAVKY</text:span><text:span text:style-name="T491">: </text:span><text:span text:style-name="T661">Finesa </text:span><text:span text:style-name="T708">alespoň</text:span><text:span text:style-name="T492"> 2</text:span></text:p>
      <text:p text:style-name="P29"><text:soft-page-break/>Alchymista je šikovný a leccos vydrží. Zabývá se výrobou lektvarů, <text:span text:style-name="T15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98">takový</text:span> strach. Přesto mají svým způsobem mnohem důvěrnější vztah k magenergii než jiná povolání nadaná schopností kouzlit.<text:line-break/><text:tab/>Alchymistovy <text:span text:style-name="T1599">lektvary a kouzelné</text:span> předměty mohou být užitečné v mnoha různých situacích. Jejich účinky se často liší od účinků kouzelníkových kouzel a žádná družina neprodělá, když bude mít alchymistu ve svém středu.</text:p>
      <text:h text:style-name="P1070" text:outline-level="3">Kouzelník</text:h>
      <text:p text:style-name="P462"><text:span text:style-name="T708">POŽADAVKY</text:span><text:span text:style-name="T491">: </text:span><text:span text:style-name="T661">Duše </text:span><text:span text:style-name="T708">alespoň</text:span><text:span text:style-name="T492">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7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67" text:outline-level="3"><text:soft-page-break/>Zloděj</text:h>
      <text:p text:style-name="P462"><text:span text:style-name="T708">POŽADAVKY</text:span><text:span text:style-name="T491">: </text:span><text:span text:style-name="T662">Finesa </text:span><text:span text:style-name="T708">alespoň</text:span><text:span text:style-name="T492"> 2</text:span></text:p>
      <text:p text:style-name="P463"><text:span text:style-name="T4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66">S</text:span><text:span text:style-name="T490">vé řemeslo </text:span><text:span text:style-name="T666">studují</text:span><text:span text:style-name="T490"> v obávaném zlodějském cechu a prostí lidé si vyprávějí bájné zkazky o jejich umění. O zlodějích, kteří pronikli do přísně střežených pevností nebo zakletých hrobek a ukradli královské poklady, </text:span><text:span text:style-name="T667">nebo</text:span><text:span text:style-name="T4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68">odhalovat</text:span><text:span text:style-name="T490"> tajné vchody či skrýše je nenahraditelné při průzkumu opuštěných hradů či podzemních komplexů a činí z nich žádané členy každé družiny.</text:span></text:p>
      <text:h text:style-name="P1068" text:outline-level="3">Druid</text:h>
      <text:p text:style-name="P462"><text:span text:style-name="T708">POŽADAVKY</text:span><text:span text:style-name="T491">: </text:span><text:span text:style-name="T662">Finesa </text:span><text:span text:style-name="T708">alespoň</text:span><text:span text:style-name="T492"> 2</text:span></text:p>
      <text:p text:style-name="P464"><text:span text:style-name="T492">T</text:span><text:span text:style-name="T490">ODO</text:span></text:p>
      <text:h text:style-name="P1030" text:outline-level="2"><text:bookmark-start text:name="__RefHeading___Toc36196_611713307"/><text:span text:style-name="T1447">Určení v</text:span>lastnost<text:span text:style-name="T1447">í</text:span><text:bookmark-end text:name="__RefHeading___Toc36196_611713307"/></text:h>
      <text:p text:style-name="P365"><text:span text:style-name="Emphasis"><text:span text:style-name="T935">Pokud už víš, jakou budeš mít rasu a povolání, nastal čas rozhodnout o hodnotách tvých vlastností.<text:line-break/><text:tab/></text:span></text:span><text:span text:style-name="Emphasis"><text:span text:style-name="T875">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97">č</text:span></text:span><text:span text:style-name="Emphasis">á</text:span><text:span text:style-name="Emphasis"><text:span text:style-name="T109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6">Pokud <text:span text:style-name="T1606">se chystáš </text:span>hr<text:span text:style-name="T1606">át</text:span> Dračák poprvé, <text:span text:style-name="T1710">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07">a dej si Sílu 3</text:span>. Když by sis totiž vzal hobita, elfa nebo kudůka, mohl bys mít Sílu jenom 2 <text:span text:style-name="T1600">a</text:span> <text:span text:style-name="T1600">byl bys díky tomu citelně slabší v tom, co se od válečníka obvykle očekává.</text:span></text:p>
      <text:h text:style-name="P1031" text:outline-level="2"><text:bookmark-start text:name="__RefHeading___Toc36198_611713307"/><text:span text:style-name="T1601">Určení p</text:span>očet životů<text:bookmark-end text:name="__RefHeading___Toc36198_611713307"/></text:h>
      <text:p text:style-name="P367">Počet životů udává, kolik zranění ustojíš, než budeš vyřazen z boje.</text:p>
      <text:list xml:id="list3368990896" text:style-name="L13">
        <text:list-item>
          <text:p text:style-name="P697">Tvůj počet životů je roven součtu Velikosti (tu najdeš v popisu své rasy) a Síly.</text:p>
        </text:list-item>
      </text:list>
      <text:p text:style-name="P470">Kdykoliv se v průběhu hry změní tvá Velikost nebo Síla, změní se spolu s tím také tvůj stávající i maximální počet životů (po změně budeš <text:span text:style-name="T1711">tedy</text:span> stále zraněn za stejný počet životů jako před ní).</text:p>
      <text:h text:style-name="P1032" text:outline-level="2"><text:soft-page-break/>Úroveň</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24640164" text:style-name="L14">
        <text:list-item>
          <text:p text:style-name="P640"><text:span text:style-name="T1712">Základní</text:span>: první a druhá</text:p>
        </text:list-item>
        <text:list-item>
          <text:p text:style-name="P640">Pokročilé: třetí až šestá</text:p>
        </text:list-item>
        <text:list-item>
          <text:p text:style-name="P640">Mistrovské: <text:span text:style-name="T1673">s</text:span>edmá a vyšší</text:p>
        </text:list-item>
      </text:list>
      <text:p text:style-name="P36">Pokud se nedohodnete jinak, začín<text:span text:style-name="T1672">áte všichni</text:span> na první úrovni.</text:p>
      <text:h text:style-name="P1030" text:outline-level="2"><text:bookmark-start text:name="__RefHeading___Toc1648_4210766435"/>Kouzla, <text:span text:style-name="T1072">recepty a</text:span> schopnosti<text:bookmark-end text:name="__RefHeading___Toc1648_4210766435"/></text:h>
      <text:p text:style-name="P363"><text:span text:style-name="T669">Každá rasa má jednu zvláštní schopnost – tu získáš automaticky výběrem této rasy. </text:span><text:span text:style-name="T670">Ostatní kouzla, recepty a schopnosti získáš v rámci svého povolání (viz kapitola </text:span><text:span text:style-name="T731">Schopnosti podle povolání</text:span><text:span text:style-name="T670"> </text:span><text:span text:style-name="T1063">&lt;ODKAZ&gt;)</text:span><text:span text:style-name="T669">.</text:span></text:p>
      <text:list xml:id="list3494816536" text:style-name="L15">
        <text:list-item>
          <text:p text:style-name="P641">Na začátečnických úrovních (1. a 2.) se můžeš učit a používat jen začátečnická kouzla, recepty a schopnosti.</text:p>
        </text:list-item>
        <text:list-item>
          <text:p text:style-name="P642">Na pokročilých úrovních úrovních se můžeš učit a používat začátečnická <text:span text:style-name="T1609">a</text:span> pokročilá kouzla, recepty a schopnosti.</text:p>
        </text:list-item>
        <text:list-item>
          <text:p text:style-name="P641">Na mistrovských úrovních se můžeš učit a používat všechno.</text:p>
        </text:list-item>
      </text:list>
      <text:h text:style-name="P1030" text:outline-level="2"><text:bookmark-start text:name="__RefHeading___Toc17048_4210766435"/>Dovednosti<text:bookmark-end text:name="__RefHeading___Toc17048_4210766435"/></text:h>
      <text:p text:style-name="P368"><text:span text:style-name="T762">Dovednosti se od kouzel, schopností a receptů liší tím, že se v nich můžeš postupně zlepšovat. </text:span><text:span text:style-name="T1603">Každá dovednost má tři stupně: Základní, pokročilý a mistrovský.</text:span></text:p>
      <text:list xml:id="list2275346925" text:style-name="L16">
        <text:list-item>
          <text:p text:style-name="P643"><text:soft-page-break/><text:span text:style-name="T1">V kapitole <text:s/></text:span><text:span text:style-name="T98">Schopnosti podle povolání</text:span><text:span text:style-name="T133"> </text:span><text:span text:style-name="T167">&lt;</text:span><text:span text:style-name="T128">ODKAZ</text:span><text:span text:style-name="T167">&gt; </text:span><text:span text:style-name="T135">u svého povolání</text:span><text:span text:style-name="T167"> </text:span><text:span text:style-name="T128">najdeš, s jakými dovednostmi začíná</text:span><text:span text:style-name="T134">š</text:span><text:span text:style-name="T128"> a na kterých úrovních se můžeš určit nové, případně zlepšovat stávající.</text:span></text:p>
        </text:list-item>
      </text:list>
      <text:p text:style-name="P369"><text:span text:style-name="T1">Stupeň dovednosti určuje, co dokážeš, </text:span><text:span text:style-name="T65">případně co znáš.</text:span></text:p>
      <text:p text:style-name="Example_20_Header"><text:span text:style-name="T65">P</text:span><text:span text:style-name="T1">říklad:</text:span></text:p>
      <text:p text:style-name="Example">Se <text:span text:style-name="T1136">základní</text:span> znalostí <text:span text:style-name="T782">Otevírání zámků</text:span> dokážeš otevřít jen jednoduché <text:span text:style-name="T1137">z</text:span>ámky. K otevření <text:span text:style-name="T1137">složitého zámku potřebuješ pokročilou dovednost a k otevření</text:span> mistrovského zámku mistrovskou.</text:p>
      <text:p text:style-name="Example_20_Header"><text:span text:style-name="T1608">P</text:span>říklad:</text:p>
      <text:p text:style-name="Example">Se základní znalostí jazyka se lámaně domluvíš. S pokročilou hovoříš plynně. S mistrovskou znalostí jazyka perfektně ovládáš jeho gramatiku, dokážeš skládat eposy a<text:span text:style-name="T1604">td</text:span>.</text:p>
      <text:p text:style-name="P423">Podobně jako při výběru povolání se je vhodné domluvit, jaké se kdo naučí dovednosti, abyste jako družina měli co nejvíce možností.</text:p>
      <text:h text:style-name="P1071" text:outline-level="3">Znalosti povolání</text:h>
      <text:p text:style-name="P124">Každé povolání <text:span text:style-name="T1605">zahrnuje</text:span> <text:span text:style-name="T1703">znalosti</text:span>, <text:span text:style-name="T1075">které nezmiňujeme jako samostatné dovednosti</text:span>: Válečník se vyzná ve zbraních, kouzelník <text:span text:style-name="T1073">pozná různá kouzla, alchymista zná magické suroviny, ze kterých pak vyrábí kouzelné předměty, atd.</text:span></text:p>
      <text:list xml:id="list2854500635" text:style-name="L17">
        <text:list-item>
          <text:p text:style-name="P698"><text:span text:style-name="T64">Znalosti povolání automaticky</text:span><text:span text:style-name="T1"> rostou s úrovní: Na 1.-</text:span><text:span text:style-name="T66">2.</text:span><text:span text:style-name="T1"> jsou </text:span><text:span text:style-name="T67">základní</text:span><text:span text:style-name="T1">, na </text:span><text:span text:style-name="T66">3.</text:span><text:span text:style-name="T1">-</text:span><text:span text:style-name="T66">6.</text:span><text:span text:style-name="T1"> pokročilé, na </text:span><text:span text:style-name="T66">7.</text:span><text:span text:style-name="T1">-1</text:span><text:span text:style-name="T66">2.</text:span><text:span text:style-name="T1"> mistrovské.</text:span></text:p>
        </text:list-item>
      </text:list>
      <text:h text:style-name="P1071" text:outline-level="3"><text:span text:style-name="T1102">Seznam</text:span> <text:span text:style-name="T1070">dovedností</text:span></text:h>
      <text:p text:style-name="P460">Následující seznam dovedností je zde uvedený proto, abyste<text:span text:style-name="T1612">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13">budete například </text:span>všichni <text:span text:style-name="T1613">umět</text:span> otevírat zámky.<text:line-break/><text:tab/>Až si ale budeš vybírat dovednosti, nemusíš <text:span text:style-name="T1614">se vracet</text:span> sem – v kapitole <text:span text:style-name="T1188">Schopnosti podle povolání</text:span> <text:span text:style-name="T1057">&lt;ODKAZ&gt; </text:span><text:span text:style-name="T1067">j</text:span><text:span text:style-name="T773">sou u každého povolání vyjmenované znovu</text:span><text:span text:style-name="T283">.</text:span></text:p>
      <table:table table:name="Tabulka1" table:style-name="Tabulka1">
        <table:table-column table:style-name="Tabulka1.A"/>
        <table:table-column table:style-name="Tabulka1.B"/>
        <table:table-row>
          <table:table-cell table:style-name="Tabulka1.A1" office:value-type="string">
            <text:p text:style-name="P626">Dovednost</text:p>
          </table:table-cell>
          <table:table-cell table:style-name="Tabulka1.B1" office:value-type="string">
            <text:p text:style-name="P626"><text:span text:style-name="T1702">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83">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83">Výroba a o</text:span><text:span text:style-name="T1057">dstra</text:span><text:span text:style-name="T283">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61"/>
      <text:h text:style-name="P1033" text:outline-level="2">Výbava</text:h>
      <text:p text:style-name="P459">TODO</text:p>
      <text:p text:style-name="P459">- <text:span text:style-name="T1701">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034" text:outline-level="2"><text:soft-page-break/>Jméno <text:span text:style-name="T1655">nebo přezdívka</text:span></text:h>
      <text:p text:style-name="P475">Vymýšlení jména <text:span text:style-name="T1723">nebo přezdívky</text:span> bývá pro některé hráče obtížn<text:span text:style-name="T1704">é</text:span>, přesto je ale důležité, aby ostatní mohli tvé postavě nějak říkat. Pokud tě <text:span text:style-name="T1656">nic</text:span> nenapadá, nech si poradit od spoluhráčů.</text:p>
      <text:p text:style-name="P534">Příklad:</text:p>
      <text:p text:style-name="P613"><text:span text:style-name="T1188">P</text:span><text:span text:style-name="T1206">avel</text:span><text:span text:style-name="T1188">:</text:span> „<text:span text:style-name="T1728">Mně říkají Gorondar.</text:span>“</text:p>
      <text:p text:style-name="P613"><text:span text:style-name="T1188">P</text:span><text:span text:style-name="T1206">án jeskyně:</text:span><text:span text:style-name="T961"> „Jo, to se k trpaslíkovi hodí.“</text:span></text:p>
      <text:p text:style-name="P612"><text:span text:style-name="T1188">Katka:</text:span> „<text:span text:style-name="T1728">Hm, nějaké elfské jméno. Naria? Jo, to by šlo.“</text:span></text:p>
      <text:p text:style-name="P612"><text:span text:style-name="T1206">Jana</text:span><text:span text:style-name="T1188">:</text:span> „<text:span text:style-name="T1728">Mně by se hodilo něco krátkého a jednoduchého. Napadá vás něco?</text:span></text:p>
      <text:p text:style-name="P612"><text:span text:style-name="T1206">Pavel</text:span><text:span text:style-name="T1188">:</text:span> „<text:span text:style-name="T1729">Co třeba Kara?“</text:span></text:p>
      <text:p text:style-name="P612"><text:span text:style-name="T1206">Jana</text:span><text:span text:style-name="T1188">:</text:span> „<text:span text:style-name="T1728">To zní dobře, díky.“</text:span></text:p>
      <text:h text:style-name="Heading_20_2" text:outline-level="2">Minulost</text:h>
      <text:p text:style-name="P473">Tvoje postava <text:span text:style-name="T1659">někým byla a něco zažila</text:span> už předtím, než se vydala na svou první dobrodružnou výpravu. <text:span text:style-name="T1714">Musela se zřejmě někde naučit</text:span> své povolání, možná <text:span text:style-name="T1714">se jí už i stalo</text:span> něco zajímavého. <text:span text:style-name="T1721">Podobně jako u tvorby světa ale ani minulost své postavy nepotřebuješ znát hned celou – stačí vždycky jen malá část, která se týká aktuálního příběhu.</text:span></text:p>
      <text:h text:style-name="Heading_20_3" text:outline-level="3">Vytv<text:span text:style-name="T1722">oření</text:span> minulosti <text:span text:style-name="T1724">do začátku</text:span></text:h>
      <text:p text:style-name="P699">Až bude mít Pán jeskyně představu, jak váš příběh začne, zeptá se vás na pár věcí, které s tím nějak souvisí.</text:p>
      <text:p text:style-name="Example_20_Header">Příklad:</text:p>
      <text:p text:style-name="Example"><text:span text:style-name="T1188">Pán jeskyně:</text:span> „Kdo z vás zná starýho druida Bělovouse, kterej žije v Zálesí?“</text:p>
      <text:p text:style-name="Example"><text:soft-page-break/><text:span text:style-name="T1188">Katka:</text:span> „Já jsem hraničářka, takže s druidem bych se znát mohla. Možná mě učil <text:span text:style-name="T1730">znát</text:span> léčivé byliny?“</text:p>
      <text:p text:style-name="Example"><text:span text:style-name="T1188">Pán jeskyně:</text:span> „Jasně, to dává smysl.“</text:p>
      <text:p text:style-name="Example"><text:span text:style-name="T1188">Jana:</text:span> „Co je zač Zálesí, nějaká vesnice na kraji velkého lesa?“</text:p>
      <text:p text:style-name="Example"><text:span text:style-name="T1188">Pán jeskyně:</text:span> „Asi jo, zatím mě napadlo jen to jméno.“</text:p>
      <text:p text:style-name="Example"><text:span text:style-name="T1188">Jana:</text:span> „Tak to ho asi znát nebudu, Kara určitě studovala magii ve městě.“</text:p>
      <text:p text:style-name="Example"><text:span text:style-name="T1188">Katka:</text:span> „<text:span text:style-name="T1731">Naria se nejspíš v nějaké vesnici</text:span> na kraji velkého lesa <text:span text:style-name="T1731">narodila. Může to být klidně Zálesí.</text:span>“</text:p>
      <text:p text:style-name="Example"><text:span text:style-name="T1204">Pavel</text:span><text:span text:style-name="T1188">:</text:span> „<text:span text:style-name="T172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88">Katka:</text:span> „Tak že bychom byli všichni ze <text:span text:style-name="T1732">Z</text:span>álesí? Naria <text:span text:style-name="T1733">já jsem sice</text:span> odešla studovat do města, ale jako úplně malá <text:span text:style-name="T1734">jsme</text:span> si mohla klidně hrát s váma.“</text:p>
      <text:p text:style-name="Example"><text:span text:style-name="T1188">Pán jeskyně:</text:span> „<text:span text:style-name="T1726">To zní dobře. Jste všichni pro?</text:span>“</text:p>
      <text:p text:style-name="P477">V tomto krátkém rozhovoru hráči <text:span text:style-name="T1736">vy</text:span>tvořili část minulosti svých postav, ale také část herního světa: <text:span text:style-name="T1735">Vědí teď, že všechny jejich postavy pochází z vesnice Zálesí na kraji velkého lesa a znají se tedy už od malička. Až začne hra a Pán jeskyně zmíní druida Bělovouse, hráči se nebudou muset ptát, kdo to je a proč by se o něj měli zajímat.</text:span></text:p>
      <text:h text:style-name="P1072" text:outline-level="3">Detailní minulost</text:h>
      <text:p text:style-name="P472"><text:span text:style-name="T1657">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6">Hru totiž chcete hrát </text:span><text:span text:style-name="T267">společně</text:span><text:span text:style-name="T34"> a to se mnohem snáze dělá, když </text:span><text:soft-page-break/><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1035" text:outline-level="2">Rysy</text:h>
      <text:p text:style-name="P283">/<text:span text:style-name="T1446">* Experimentální pravidlo. Nutno důkladně otestovat. Možná bude zrušeno. */</text:span></text:p>
      <text:list xml:id="list1686400239" text:style-name="L18">
        <text:list-item>
          <text:p text:style-name="P700">Maska na tváři</text:p>
        </text:list-item>
        <text:list-item>
          <text:p text:style-name="P701">Páska přes oko</text:p>
        </text:list-item>
        <text:list-item>
          <text:p text:style-name="P701">Zavalitý</text:p>
        </text:list-item>
        <text:list-item>
          <text:p text:style-name="P701">Hrbatý</text:p>
        </text:list-item>
        <text:list-item>
          <text:p text:style-name="P702">Vždy hladový</text:p>
        </text:list-item>
        <text:list-item>
          <text:p text:style-name="P701">Vysoký</text:p>
        </text:list-item>
        <text:list-item>
          <text:p text:style-name="P703">Malý</text:p>
        </text:list-item>
        <text:list-item>
          <text:p text:style-name="P701">Jizvy od popálenin</text:p>
        </text:list-item>
        <text:list-item>
          <text:p text:style-name="P701">Jizvy z boje</text:p>
        </text:list-item>
        <text:list-item>
          <text:p text:style-name="P701">Albín</text:p>
        </text:list-item>
        <text:list-item>
          <text:p text:style-name="P701">Zlomený nos</text:p>
        </text:list-item>
        <text:list-item>
          <text:p text:style-name="P701">Chybějící prst</text:p>
        </text:list-item>
        <text:list-item>
          <text:p text:style-name="P704">Chybějící ucho</text:p>
        </text:list-item>
        <text:list-item>
          <text:p text:style-name="P705">Holohlavý</text:p>
        </text:list-item>
        <text:list-item>
          <text:p text:style-name="P701">Rituální tetování</text:p>
        </text:list-item>
        <text:list-item>
          <text:p text:style-name="P701"><text:soft-page-break/>Námořnické tetování</text:p>
        </text:list-item>
        <text:list-item>
          <text:p text:style-name="P701">Otrocký cejch</text:p>
        </text:list-item>
        <text:list-item>
          <text:p text:style-name="P701">Exotický přízvuk</text:p>
        </text:list-item>
        <text:list-item>
          <text:p text:style-name="P706">Ráčk<text:span text:style-name="T1443">uje</text:span></text:p>
        </text:list-item>
        <text:list-item>
          <text:p text:style-name="P707">Šišlá</text:p>
        </text:list-item>
        <text:list-item>
          <text:p text:style-name="P708">Veselý</text:p>
        </text:list-item>
        <text:list-item>
          <text:p text:style-name="P709">Strohý</text:p>
        </text:list-item>
        <text:list-item>
          <text:p text:style-name="P710">Všem vyká</text:p>
        </text:list-item>
        <text:list-item>
          <text:p text:style-name="P711">Sprostý</text:p>
        </text:list-item>
        <text:list-item>
          <text:p text:style-name="P711">Květnatá mluva</text:p>
        </text:list-item>
        <text:list-item>
          <text:p text:style-name="P712">Flegmati<text:span text:style-name="T1444">cký</text:span></text:p>
        </text:list-item>
        <text:list-item>
          <text:p text:style-name="P713">Vznětlivý</text:p>
        </text:list-item>
        <text:list-item>
          <text:p text:style-name="P714">Paranoidní</text:p>
        </text:list-item>
        <text:list-item>
          <text:p text:style-name="P715">Pomstychtivý</text:p>
        </text:list-item>
        <text:list-item>
          <text:p text:style-name="P716">Odvážný</text:p>
        </text:list-item>
        <text:list-item>
          <text:p text:style-name="P717">Družný</text:p>
        </text:list-item>
        <text:list-item>
          <text:p text:style-name="P718">Vůdčí typ</text:p>
        </text:list-item>
        <text:list-item>
          <text:p text:style-name="P719">Mluví sám k sobě</text:p>
        </text:list-item>
        <text:list-item>
          <text:p text:style-name="P720">Svůdník</text:p>
        </text:list-item>
        <text:list-item>
          <text:p text:style-name="P721">Muž činu</text:p>
        </text:list-item>
        <text:list-item>
          <text:p text:style-name="P722">Přehnaně čistotný</text:p>
        </text:list-item>
        <text:list-item>
          <text:p text:style-name="P723"><text:soft-page-break/>Černý humor</text:p>
        </text:list-item>
        <text:list-item>
          <text:p text:style-name="P724">Milovník alkoholu</text:p>
        </text:list-item>
        <text:list-item>
          <text:p text:style-name="P725">Gurmán a skvělý kuchař</text:p>
        </text:list-item>
        <text:list-item>
          <text:p text:style-name="P726">Zvědavý</text:p>
        </text:list-item>
        <text:list-item>
          <text:p text:style-name="P727">Nenechá <text:span text:style-name="T1445">přítele</text:span> ve štychu</text:p>
        </text:list-item>
        <text:list-item>
          <text:p text:style-name="P728">Ztratil víru</text:p>
        </text:list-item>
      </text:list>
      <text:h text:style-name="Heading_20_1" text:outline-level="1"><text:bookmark-start text:name="__RefHeading___Toc36200_611713307"/><text:span text:style-name="T160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08">1. </text:span><text:span text:style-name="T492">úroveň</text:span></text:p>
      <text:list xml:id="list207136909" text:style-name="L19">
        <text:list-item>
          <text:p text:style-name="P730"><text:span text:style-name="T605">Umíš </text:span><text:span text:style-name="T622">základy</text:span><text:span text:style-name="T551"> </text:span><text:span text:style-name="T319">O</text:span><text:span text:style-name="T294">šetřov</text:span><text:span text:style-name="T318">ání</text:span><text:span text:style-name="T294"> zranění</text:span><text:span text:style-name="T376"> </text:span><text:span text:style-name="T385">(ošetřením vrátíš 2 životy).</text:span></text:p>
        </text:list-item>
        <text:list-item>
          <text:p text:style-name="P732"><text:span text:style-name="T673">Nauč se</text:span><text:span text:style-name="T645"> základy dvou dalších dovedností podle svého výběru</text:span><text:span text:style-name="T554">.</text:span></text:p>
          <text:p text:style-name="P1163"><text:span text:style-name="T554">(Cizí jazyk, Čtení a psaní, Lov a stopování, Odezírání ze rtů, Orientace a přežití v divočině, Otevírání zámků, Plavání, Přetvářka a převleky, Starý jazyk, Šplhání, Výroba a odstraňování pastí </text:span><text:span text:style-name="T674">nebo</text:span><text:span text:style-name="T554"> Znalost jedů).</text:span></text:p>
        </text:list-item>
        <text:list-item>
          <text:p text:style-name="P733"><text:span text:style-name="T492">Vyber si jednu z</text:span><text:span text:style-name="T607">e </text:span><text:span text:style-name="T629">základních</text:span><text:span text:style-name="T492"> </text:span><text:span text:style-name="T527">válečnických</text:span><text:span text:style-name="T492"> schopností.</text:span></text:p>
        </text:list-item>
        <text:list-item>
          <text:p text:style-name="P729">Můžeš si připoutat jeden magický předmět, který <text:span text:style-name="T1134">získáš</text:span> na výpravách za dobrodružstvím.</text:p>
        </text:list-item>
      </text:list>
      <text:p text:style-name="P126"><text:span text:style-name="T518">2</text:span><text:span text:style-name="T508">. </text:span><text:span text:style-name="T492">úroveň</text:span></text:p>
      <text:list xml:id="list161025091250005" text:continue-numbering="true" text:style-name="L19">
        <text:list-item>
          <text:p text:style-name="P644">Vyber si jednu ze <text:span text:style-name="T1138">základních</text:span> válečnických schopností.</text:p>
        </text:list-item>
        <text:list-item>
          <text:p text:style-name="P731"><text:span text:style-name="T671">Nauč se</text:span><text:span text:style-name="T492"> </text:span><text:span text:style-name="T672">základy jedné </text:span><text:span text:style-name="T673">další</text:span><text:span text:style-name="T672"> dovednosti.</text:span></text:p>
        </text:list-item>
        <text:list-item>
          <text:p text:style-name="P654"><text:span text:style-name="T1125">M</text:span>ůžeš si připoutat <text:span text:style-name="T1128">celkem</text:span> dva magické předměty.</text:p>
        </text:list-item>
      </text:list>
      <text:p text:style-name="P126"><text:span text:style-name="T518">3</text:span><text:span text:style-name="T508">. </text:span><text:span text:style-name="T492">úroveň</text:span></text:p>
      <text:list xml:id="list161025037452827" text:continue-numbering="true" text:style-name="L19">
        <text:list-item>
          <text:p text:style-name="P655">Zvyš si jednu vlastnost (rozdíl mezi tvou nejvyšší a nejnižší může být nejvýše 3).</text:p>
        </text:list-item>
        <text:list-item>
          <text:p text:style-name="P645"><text:soft-page-break/><text:span text:style-name="T1124">Nauč se základy</text:span> jedn<text:span text:style-name="T1139">é nové</text:span> dovednost<text:span text:style-name="T1139">i</text:span> <text:span text:style-name="T1127">nebo si zvyš jednu dovednost na pokročilou.</text:span></text:p>
        </text:list-item>
      </text:list>
      <text:p text:style-name="P126"><text:span text:style-name="T518">4</text:span><text:span text:style-name="T508">. </text:span><text:span text:style-name="T492">úroveň</text:span></text:p>
      <text:list xml:id="list161025231775035" text:continue-numbering="true" text:style-name="L19">
        <text:list-item>
          <text:p text:style-name="P646">Vyber si jednu ze <text:span text:style-name="T1140">základních</text:span> nebo pokročilých válečnických schopností.</text:p>
        </text:list-item>
        <text:list-item>
          <text:p text:style-name="P647">Zvyš si jednu dovednost na pokročilou.</text:p>
        </text:list-item>
        <text:list-item>
          <text:p text:style-name="P654"><text:span text:style-name="T1125">M</text:span>ůžeš si připoutat <text:span text:style-name="T1128">celkem</text:span> tři magické předměty.</text:p>
        </text:list-item>
      </text:list>
      <text:p text:style-name="P126"><text:span text:style-name="T518">5</text:span><text:span text:style-name="T508">. </text:span><text:span text:style-name="T492">úroveň</text:span></text:p>
      <text:list xml:id="list161025580890255" text:continue-numbering="true" text:style-name="L19">
        <text:list-item>
          <text:p text:style-name="P648">Zvyš si jednu vlastnost (rozdíl mezi tvou nejvyšší a nejnižší může být nejvýše 3).</text:p>
        </text:list-item>
        <text:list-item>
          <text:p text:style-name="P649"><text:span text:style-name="T1124">Nauč se základy</text:span> jedn<text:span text:style-name="T1141">é</text:span> dovednost<text:span text:style-name="T1141">i</text:span> <text:span text:style-name="T1127">nebo si zvyš jednu dovednost na pokročilou.</text:span></text:p>
        </text:list-item>
      </text:list>
      <text:p text:style-name="P128"><text:span text:style-name="T606">6</text:span><text:span text:style-name="T508">. </text:span><text:span text:style-name="T492">úroveň</text:span></text:p>
      <text:list xml:id="list161025033552355" text:continue-numbering="true" text:style-name="L19">
        <text:list-item>
          <text:p text:style-name="P650">Vyber si jednu ze <text:span text:style-name="T1142">základních</text:span> nebo pokročilých válečnických schopností.</text:p>
        </text:list-item>
        <text:list-item>
          <text:p text:style-name="P658"><text:span text:style-name="T1125">Z</text:span>vyš si <text:span text:style-name="T1126">jednu</text:span> dovednost na pokročil<text:span text:style-name="T1143">ou</text:span>.</text:p>
        </text:list-item>
        <text:list-item>
          <text:p text:style-name="P654"><text:span text:style-name="T1125">M</text:span>ůžeš si připoutat <text:span text:style-name="T1128">celkem</text:span> čtyři magické předměty.</text:p>
        </text:list-item>
      </text:list>
      <text:h text:style-name="Heading_20_3" text:outline-level="3"><text:span text:style-name="T608">Z</text:span><text:span text:style-name="T628">ákladní</text:span><text:span text:style-name="T608"> v</text:span><text:span text:style-name="T520">álečnické s</text:span><text:span text:style-name="T490">chopnosti</text:span></text:h>
      <text:h text:style-name="Heading_20_5" text:outline-level="5">Zastrašení</text:h>
      <text:p text:style-name="P154">Zastrašení musíš vždy <text:span text:style-name="T1121">něčím</text:span> spustit: Rozpůlit jednoho z nepřátel, zasadit protivníkovi těžkou ránu, dostat ho do nevýhodné situace, nebo mu třeba připomenout, kolik takových jako on jsi už zabil.<text:line-break/><text:tab/>Zastrašovat můžeš v<text:span text:style-name="T1120"> boji i mimo boj. Protivníci se zamyslí, jestli </text:span><text:soft-page-break/><text:span text:style-name="T112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7" text:outline-level="5">Sehranost</text:h>
      <text:p text:style-name="P52">Vyžaduje alespoň týden společného tréninku a potom průběžné udržování (sem tam si zatrénovat).<text:line-break/><text:tab/><text:span text:style-name="T1077">Kdykoliv</text:span> bojuje<text:span text:style-name="T1077">š</text:span> bok po boku <text:span text:style-name="T969">někoho, s kým jsi sehraný</text:span>, <text:span text:style-name="T967">můžeš si v každém kole vybrat:</text:span></text:p>
      <text:list xml:id="list2721281409" text:style-name="L20">
        <text:list-item>
          <text:p text:style-name="P734">Dá<text:span text:style-name="T1077">š</text:span> výhodu <text:span text:style-name="T967">tomuto spolubojovníkovi</text:span>.</text:p>
        </text:list-item>
        <text:list-item>
          <text:p text:style-name="P734"><text:span text:style-name="T1078">Nebo získáš výhodu sám</text:span>.</text:p>
        </text:list-item>
      </text:list>
      <text:h text:style-name="P1118"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084">Povel musí dávat smysl.</text:span> Tato výhoda se nesčítá s výhodou za <text:span text:style-name="T782">sehranost</text:span>.</text:p>
      <text:h text:style-name="Heading_20_3" text:outline-level="3"><text:span text:style-name="T608">Pokročilé v</text:span><text:span text:style-name="T520">álečnické s</text:span><text:span text:style-name="T490">chopnosti</text:span></text:h>
      <text:h text:style-name="P1119" text:outline-level="5">Útok na <text:span text:style-name="T968">dva cíle</text:span></text:h>
      <text:p text:style-name="P157"><text:span text:style-name="T609">Postih je jen -1. </text:span><text:span text:style-name="T61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08">1. </text:span><text:span text:style-name="T490">úroveň</text:span></text:p>
      <text:list xml:id="list1628805531" text:style-name="L21">
        <text:list-item>
          <text:p text:style-name="P740"><text:soft-page-break/><text:span text:style-name="T517">U</text:span><text:span text:style-name="T490">míš získávat magenergii meditací </text:span><text:span text:style-name="T615">(</text:span><text:span text:style-name="T618">po </text:span><text:span text:style-name="T660">několika</text:span><text:span text:style-name="T618"> minutách </text:span><text:span text:style-name="T317">soustředění</text:span><text:span text:style-name="T618"> se ti</text:span><text:span text:style-name="T617"> doplní </text:span><text:span text:style-name="T620">na maximum</text:span><text:span text:style-name="T615">)</text:span><text:span text:style-name="T490">.</text:span></text:p>
        </text:list-item>
        <text:list-item>
          <text:p text:style-name="P745"><text:span text:style-name="T490">Umíš </text:span><text:span text:style-name="T623">základy</text:span><text:span text:style-name="T490"> </text:span><text:span text:style-name="T611">následující</text:span><text:span text:style-name="T623">ch</text:span><text:span text:style-name="T490"> dovednost</text:span><text:span text:style-name="T623">í</text:span><text:span text:style-name="T550">:</text:span></text:p>
          <text:list>
            <text:list-item>
              <text:p text:style-name="P667">Orientace a přežití v divočině</text:p>
            </text:list-item>
            <text:list-item>
              <text:p text:style-name="P750">Ošetřování zranění<text:span text:style-name="T945"> </text:span><text:span text:style-name="T946">(ošetřením vrátíš 2 žt)</text:span></text:p>
            </text:list-item>
            <text:list-item>
              <text:p text:style-name="P750">Lov a stopování</text:p>
            </text:list-item>
          </text:list>
        </text:list-item>
        <text:list-item>
          <text:p text:style-name="P735"><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164"><text:span text:style-name="T1610">(</text:span>Cizí jazyk, Čtení a psaní, Odezírání ze rtů, Otevírání zámků, Plavání, Přetvářka a převleky, Starý jazyk, Šplhání, Výroba a odstraňování pastí, Znalost jedů<text:span text:style-name="T1610">)</text:span></text:p>
        </text:list-item>
        <text:list-item>
          <text:p text:style-name="P741"><text:span text:style-name="T517">Umíš sesílat jedno </text:span><text:span text:style-name="T630">ze základních kouzel</text:span><text:span text:style-name="T517"> podle svého výběru</text:span><text:span text:style-name="T490">.</text:span></text:p>
          <text:list>
            <text:list-item>
              <text:p text:style-name="P785"><text:span text:style-name="T506">K </text:span><text:span text:style-name="T516">hraničářským kouzlům se nepočítá postih za zbroj.</text:span></text:p>
            </text:list-item>
          </text:list>
        </text:list-item>
        <text:list-item>
          <text:p text:style-name="P787"><text:span text:style-name="T490">Vyber si </text:span><text:span text:style-name="T632">jedno ze základních kouzel</text:span><text:span text:style-name="T490"> nebo</text:span><text:span text:style-name="T372"> </text:span><text:span text:style-name="T392">jednu ze základních schopností</text:span><text:span text:style-name="T490">.</text:span></text:p>
        </text:list-item>
        <text:list-item>
          <text:p text:style-name="P736">Můžeš si připoutat jeden magický předmět, který <text:span text:style-name="T1134">získáš</text:span> na výpravách za dobrodružstvím.</text:p>
        </text:list-item>
      </text:list>
      <text:p text:style-name="P14">2. úroveň</text:p>
      <text:list xml:id="list161025515788222" text:continue-numbering="true" text:style-name="L21">
        <text:list-item>
          <text:p text:style-name="P788"><text:span text:style-name="T490">Vyber si jedno </text:span><text:span text:style-name="T633">ze základních kouzel </text:span><text:span text:style-name="T393">nebo jednu ze základních schopností</text:span><text:span text:style-name="T490">.</text:span></text:p>
        </text:list-item>
        <text:list-item>
          <text:p text:style-name="P659">Můžeš si připoutat celkem dva magické předměty.</text:p>
        </text:list-item>
        <text:list-item>
          <text:p text:style-name="P659">Nauč se <text:span text:style-name="T1144">základy jedné dovednosti</text:span>.</text:p>
        </text:list-item>
      </text:list>
      <text:p text:style-name="P16">3. úroveň</text:p>
      <text:list xml:id="list161024595819356" text:continue-list="list161025033552355" text:style-name="L19">
        <text:list-item>
          <text:p text:style-name="P656">Zvyš si jednu vlastnost (rozdíl mezi tvou nejvyšší a nejnižší může být nejvýše 3).</text:p>
        </text:list-item>
      </text:list>
      <text:list xml:id="list1443325878" text:style-name="L22">
        <text:list-item>
          <text:p text:style-name="P791"><text:soft-page-break/><text:span text:style-name="T517">Vyber si </text:span><text:span text:style-name="T619">jedno</text:span><text:span text:style-name="T517"> kouzlo </text:span><text:span text:style-name="T616">nebo schopnost </text:span><text:span text:style-name="T619">ze </text:span><text:span text:style-name="T634">základních</text:span><text:span text:style-name="T619"> nebo pokročilých</text:span><text:span text:style-name="T517">.</text:span></text:p>
        </text:list-item>
      </text:list>
      <text:list xml:id="list161026568472437" text:continue-list="list161025515788222" text:style-name="L21">
        <text:list-item>
          <text:p text:style-name="P669">Nauč se <text:span text:style-name="T1145">základy jedné dovednosti</text:span> nebo si zvyš jednu dovednost na pokročil<text:span text:style-name="T1145">ou</text:span>.</text:p>
        </text:list-item>
      </text:list>
      <text:p text:style-name="P16">4. úroveň</text:p>
      <text:list xml:id="list161025045234992" text:continue-numbering="true" text:style-name="L21">
        <text:list-item>
          <text:p text:style-name="P737"><text:span text:style-name="T616">N</text:span><text:span text:style-name="T503">auč </text:span><text:span text:style-name="T616">se</text:span><text:span text:style-name="T503"> jednu z mimosmyslových schopností </text:span><text:span text:style-name="T505">(</text:span><text:span text:style-name="T316">telekinezi</text:span><text:span text:style-name="T505">, </text:span><text:span text:style-name="T316">pyrokinezi</text:span><text:span text:style-name="T505"> nebo </text:span><text:span text:style-name="T316">telepatii</text:span><text:span text:style-name="T505">)</text:span><text:span text:style-name="T503">.</text:span></text:p>
        </text:list-item>
        <text:list-item>
          <text:p text:style-name="P661">Můžeš si připoutat celkem tři magické předměty.</text:p>
        </text:list-item>
        <text:list-item>
          <text:p text:style-name="P661">Zvyš si jednu dovednost na pokročil<text:span text:style-name="T1146">ou</text:span>.</text:p>
        </text:list-item>
      </text:list>
      <text:p text:style-name="P150"><text:span text:style-name="T503">5. </text:span><text:span text:style-name="T490">úroveň</text:span></text:p>
      <text:list xml:id="list161026513717256" text:continue-list="list161024595819356" text:style-name="L19">
        <text:list-item>
          <text:p text:style-name="P656">Zvyš si jednu vlastnost (rozdíl mezi tvou nejvyšší a nejnižší může být nejvýše 3).</text:p>
        </text:list-item>
      </text:list>
      <text:list xml:id="list161024952453842" text:continue-list="list161025045234992" text:style-name="L21">
        <text:list-item>
          <text:p text:style-name="P792"><text:span text:style-name="T517">Vyber si </text:span><text:span text:style-name="T619">jedno</text:span><text:span text:style-name="T517"> kouzlo </text:span><text:span text:style-name="T616">nebo schopnost </text:span><text:span text:style-name="T619">ze </text:span><text:span text:style-name="T635">základních</text:span><text:span text:style-name="T619"> nebo pokročilých</text:span><text:span text:style-name="T517">.</text:span></text:p>
        </text:list-item>
        <text:list-item>
          <text:p text:style-name="P670">Nauč se <text:span text:style-name="T1147">základy jedné</text:span> dovednost<text:span text:style-name="T1147">i</text:span> nebo si zvyš jednu dovednost na pokročil<text:span text:style-name="T1132">ou</text:span>.</text:p>
        </text:list-item>
      </text:list>
      <text:p text:style-name="P151"><text:span text:style-name="T387">6</text:span><text:span text:style-name="T386">. </text:span><text:span text:style-name="T373">úroveň</text:span></text:p>
      <text:list xml:id="list3007556714" text:style-name="L23">
        <text:list-item>
          <text:p text:style-name="P672">Můžeš si připoutat celkem čtyři magické předměty.</text:p>
        </text:list-item>
        <text:list-item>
          <text:p text:style-name="P794"><text:span text:style-name="T388">Vyber si </text:span><text:span text:style-name="T390">jedno</text:span><text:span text:style-name="T388"> kouzlo </text:span><text:span text:style-name="T389">nebo schopnost </text:span><text:span text:style-name="T390">ze </text:span><text:span text:style-name="T394">základních</text:span><text:span text:style-name="T390"> nebo pokročilých</text:span><text:span text:style-name="T388">.</text:span></text:p>
        </text:list-item>
        <text:list-item>
          <text:p text:style-name="P676">Zvyš si jednu dovednost na pokročil<text:span text:style-name="T1133">ou</text:span>.</text:p>
        </text:list-item>
      </text:list>
      <text:h text:style-name="Heading_20_3" text:outline-level="3"><text:soft-page-break/><text:span text:style-name="T612">Z</text:span><text:span text:style-name="T627">ákladní</text:span><text:span text:style-name="T612"> </text:span><text:span text:style-name="T613">hraničářské</text:span><text:span text:style-name="T612"> s</text:span><text:span text:style-name="T490">chopnosti</text:span></text:h>
      <text:h text:style-name="P1120" text:outline-level="5">Zvířecí společník</text:h>
      <text:p text:style-name="P186"><text:span text:style-name="T65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1">Hodnota </text:span><text:span text:style-name="T653">Nebezpečnost</text:span><text:span text:style-name="T651">i</text:span><text:span text:style-name="T653"> zvířete může být </text:span><text:span text:style-name="T656">nejvýše</text:span><text:span text:style-name="T653"> rovna tvé úrovni. </text:span><text:span text:style-name="T657">M</text:span><text:span text:style-name="T653">ůže </text:span><text:span text:style-name="T657">to</text:span><text:span text:style-name="T653"> ale </text:span><text:span text:style-name="T657">být</text:span><text:span text:style-name="T653"> mládě –</text:span><text:span text:style-name="T657"> pak </text:span><text:span text:style-name="T653">mu </text:span><text:span text:style-name="T652">N</text:span><text:span text:style-name="T653">ebezpečnost postupně poroste </text:span><text:span text:style-name="T504">s tím, jak se ti bude zvyšovat úroveň</text:span><text:span text:style-name="T653">.</text:span><text:span text:style-name="T654"> </text:span><text:span text:style-name="T490">Vyber si, které zvíře tě provází </text:span><text:span text:style-name="T655">na začátku hry</text:span><text:span text:style-name="T490">.</text:span></text:p>
      <text:h text:style-name="Heading_20_5" text:outline-level="5">Mluvení se zvířaty</text:h>
      <text:p text:style-name="P440"><text:span text:style-name="T490">Zvíře dokáže „mluvit“ jen o tom, čemu samo rozumí. </text:span><text:span text:style-name="T651">Může ti tedy například říct, kolik osob vidělo a jestli je zná, ale neřekne ti, o čem si povídali, protože lidské řeči nerozumí.</text:span></text:p>
      <text:h text:style-name="Heading_20_3" text:outline-level="3"><text:span text:style-name="T636">Základní</text:span><text:span text:style-name="T614"> h</text:span><text:span text:style-name="T515">raničářská k</text:span><text:span text:style-name="T490">ouzla</text:span></text:h>
      <text:h text:style-name="Heading_20_5" text:outline-level="5">Uzdrav zranění</text:h>
      <text:p text:style-name="P53"><text:span text:style-name="T290">Magenergie</text:span><text:span text:style-name="T291">:</text:span> 3 magy<text:line-break/><text:span text:style-name="T782">Dosah:</text:span> kontaktní<text:line-break/><text:span text:style-name="T787">Sesílání:</text:span><text:span text:style-name="T1069"> 1 minuta (mimo boj)</text:span></text:p>
      <text:p text:style-name="P81">Vyléčí <text:span text:style-name="T975">(</text:span>Duše <text:span text:style-name="T976">hraničáře + k6)</text:span> životů. <text:span text:style-name="T446">Další léčivé kouzlo (ať už ho sešle druid, kněz či hraničář)</text:span><text:span text:style-name="T444"> účinkuje na stejný cíl až poté, co se doléčí do plných životů.</text:span></text:p>
      <text:h text:style-name="P1124" text:outline-level="5">Zpomalení jedu</text:h>
      <text:p text:style-name="P159"><text:span text:style-name="T290">Magenergie</text:span><text:span text:style-name="T284">:</text:span><text:span text:style-name="T875"> 1 mag<text:line-break/></text:span><text:span text:style-name="T784">Dosah:</text:span><text:span text:style-name="T973"> </text:span>d<text:span text:style-name="T973">otyk</text:span></text:p>
      <text:p text:style-name="P158"><text:soft-page-break/>Kouzlo prodlouží latenci jedu <text:span text:style-name="T974">v cíli</text:span> o 1 den.</text:p>
      <text:h text:style-name="P1125" text:outline-level="5">Najdi pachovou stopu</text:h>
      <text:p text:style-name="P160"><text:span text:style-name="T290">Magenergie</text:span><text:span text:style-name="T291">:</text:span> 1 mag</text:p>
      <text:p text:style-name="P160">Po dobu <text:span text:style-name="T782">soustředění</text:span> dokážeš stopovat čichem jako pes.</text:p>
      <text:h text:style-name="Heading_20_3" text:outline-level="3"><text:span text:style-name="T614">Pokročilá h</text:span><text:span text:style-name="T515">raničářská k</text:span><text:span text:style-name="T490">ouzla</text:span></text:h>
      <text:h text:style-name="P1126" text:outline-level="5">Uzdrav nemocného</text:h>
      <text:p text:style-name="P74"><text:span text:style-name="T290">Magenergie</text:span><text:span text:style-name="T291">:</text:span> 3 magy<text:line-break/><text:span text:style-name="T782">Dosah:</text:span> kontaktní<text:line-break/><text:span text:style-name="T785">Sesílání:</text:span><text:span text:style-name="T977">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0">Magenergie</text:span><text:span text:style-name="T291">:</text:span> 2 magy<text:line-break/><text:span text:style-name="T782">Dosah:</text:span> krátký</text:p>
      <text:p text:style-name="P84">Kouzlo zklidní obyčejné, nemagické zvíře natolik, že ztratí chuť útočit. Pokud je ale něco znovu rozdráždí, účinek pomine.</text:p>
      <text:h text:style-name="P1125" text:outline-level="5"><text:span text:style-name="T506">N</text:span><text:span text:style-name="T490">ajdi zvíře</text:span></text:h>
      <text:p text:style-name="P159"><text:span text:style-name="T290">Magenergie</text:span><text:span text:style-name="T284">:</text:span><text:span text:style-name="T372"> 1 mag<text:line-break/></text:span><text:span text:style-name="T285">Dosah:</text:span><text:span text:style-name="T507"> </text:span><text:span text:style-name="T648">několik</text:span><text:span text:style-name="T507"> hodin cesty.</text:span></text:p>
      <text:p text:style-name="P39">Vycítíš směr k nejbližšímu zvířeti druhu, na který pomyslíš.</text:p>
      <text:h text:style-name="P1073" text:outline-level="3">Mimosmyslové schopnosti</text:h>
      <text:p text:style-name="P443">Mimosmyslové schopnosti se neřadí do základních, pokročilých ani mistrovských, můžeš totiž současně umět jen jednu z nich. Která to bude si vybíráš na čtvrté úrovni.</text:p>
      <text:h text:style-name="P1127" text:outline-level="5"><text:soft-page-break/>Telekineze</text:h>
      <text:p text:style-name="P441"><text:span text:style-name="T782">Dosah:</text:span> <text:span text:style-name="T1130">krátká vzdálenost</text:span></text:p>
      <text:p text:style-name="P441"><text:span text:style-name="T971">Pomocí </text:span><text:span text:style-name="T783">soustředění</text:span> <text:span text:style-name="T971">můžeš pomalu </text:span>hýbat předměty, <text:span text:style-name="T1129">jako kdybys měl Sílu rovnou tvé Duši</text:span>.</text:p>
      <text:h text:style-name="P1128" text:outline-level="5">Pyrokineze</text:h>
      <text:p text:style-name="P441"><text:span text:style-name="T782">Dosah:</text:span> <text:span text:style-name="T1130">krátká vzdálenost</text:span></text:p>
      <text:p text:style-name="P442"><text:span text:style-name="T971">Dokážeš zapálit oheň pomocí </text:span><text:span text:style-name="T783">soustředění</text:span>. Živé tvory <text:span text:style-name="T971">pyrokineze</text:span> přímo nezraňuje, následný oheň je <text:span text:style-name="T1131">ale</text:span> zranit může.</text:p>
      <text:h text:style-name="P1127" text:outline-level="5">Tele<text:span text:style-name="T970">patie</text:span></text:h>
      <text:p text:style-name="P441"><text:span text:style-name="T782">Dosah:</text:span> <text:span text:style-name="T1130">krátká vzdálenost</text:span></text:p>
      <text:p text:style-name="P40"><text:span text:style-name="T971">Po dobu </text:span><text:span text:style-name="T783">soustředění</text:span><text:span text:style-name="T971"> můžeš </text:span>s někým „mluvit“ v myšlenkách. Bez znalosti jazyka si nebudete rozum<text:span text:style-name="T971">ě</text:span>t. <text:span text:style-name="T972">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08">TODO: „Nevyprchávající“ lektvary a ostatní předměty se vyrábí přidáním vzácných magických surovin, které je povětšinou potřeba najít na výpravách – pro každý lektvar </text:span><text:span text:style-name="T658">bude</text:span><text:span text:style-name="T508"> jiná.</text:span></text:p>
      <text:p text:style-name="P140"><text:span text:style-name="T508">1. </text:span><text:span text:style-name="T492">úroveň</text:span></text:p>
      <text:list xml:id="list3335395087" text:style-name="L24">
        <text:list-item>
          <text:p text:style-name="P747"><text:span text:style-name="T552">Umíš </text:span><text:span text:style-name="T624">základy</text:span><text:span text:style-name="T552"> </text:span><text:span text:style-name="T611">následující</text:span><text:span text:style-name="T624">ch</text:span><text:span text:style-name="T552"> dovednost</text:span><text:span text:style-name="T624">í</text:span><text:span text:style-name="T550">:</text:span></text:p>
          <text:list>
            <text:list-item>
              <text:p text:style-name="P752">Čtení a psaní</text:p>
            </text:list-item>
            <text:list-item>
              <text:p text:style-name="P755">Znalost jedů</text:p>
            </text:list-item>
            <text:list-item>
              <text:p text:style-name="P779"><text:span text:style-name="T377">J</text:span><text:span text:style-name="T372">eden </text:span><text:span text:style-name="T490">Starý jazyk</text:span></text:p>
            </text:list-item>
          </text:list>
        </text:list-item>
        <text:list-item>
          <text:p text:style-name="P758">Nauč se základy jedné další dovednosti podle svého výběru.</text:p>
          <text:p text:style-name="P1165"><text:soft-page-break/><text:span text:style-name="T1611">(</text:span>Cizí jazyk, Lov a stopování, Odezírání ze rtů, Orientace a přežití v divočině, Ošetřování zranění, Otevírání zámků, Plavání, Přetvářka a převleky, Starý jazyk, Šplhání, Výroba a odstraňování pastí<text:span text:style-name="T1611">)</text:span></text:p>
        </text:list-item>
        <text:list-item>
          <text:p text:style-name="P795"><text:span text:style-name="T519">P</text:span><text:span text:style-name="T492">oznáš </text:span><text:span text:style-name="T553">alchymistické</text:span><text:span text:style-name="T492"> suroviny a můžeš z nich vyrábět předměty, jejichž recepty se naučíš.</text:span></text:p>
        </text:list-item>
        <text:list-item>
          <text:p text:style-name="P797"><text:span text:style-name="T492">V</text:span><text:span text:style-name="T490">yber si dva </text:span><text:span text:style-name="T640">ze základních receptů</text:span><text:span text:style-name="T490">, </text:span><text:span text:style-name="T625">které umíš používat</text:span><text:span text:style-name="T490">.</text:span></text:p>
        </text:list-item>
        <text:list-item>
          <text:p text:style-name="P796">Můžeš si připoutat jeden magický předmět, který <text:span text:style-name="T1134">získáš</text:span> na výpravách za dobrodružstvím.</text:p>
        </text:list-item>
      </text:list>
      <text:p text:style-name="P127"><text:span text:style-name="T518">2</text:span><text:span text:style-name="T508">. </text:span><text:span text:style-name="T492">úroveň</text:span></text:p>
      <text:list xml:id="list2059793140" text:style-name="L25">
        <text:list-item>
          <text:p text:style-name="P798"><text:span text:style-name="T492">V</text:span><text:span text:style-name="T521">yber si další </text:span><text:span text:style-name="T640">ze základních</text:span><text:span text:style-name="T521"> recept</text:span><text:span text:style-name="T640">ů</text:span><text:span text:style-name="T521">.</text:span></text:p>
        </text:list-item>
        <text:list-item>
          <text:p text:style-name="P663">Můžeš si připoutat celkem dva magické předměty.</text:p>
        </text:list-item>
        <text:list-item>
          <text:p text:style-name="P663">Nauč se <text:span text:style-name="T1148">základy jedné dovednosti</text:span>.</text:p>
        </text:list-item>
      </text:list>
      <text:p text:style-name="P127"><text:span text:style-name="T518">3</text:span><text:span text:style-name="T508">. </text:span><text:span text:style-name="T492">úroveň</text:span></text:p>
      <text:list xml:id="list161026185458523" text:continue-list="list161026513717256" text:style-name="L19">
        <text:list-item>
          <text:p text:style-name="P651">Zvyš si jednu vlastnost (rozdíl mezi tvou nejvyšší a nejnižší může být nejvýše 3).</text:p>
        </text:list-item>
      </text:list>
      <text:list xml:id="list161025611035110" text:continue-list="list3335395087" text:style-name="L24">
        <text:list-item>
          <text:p text:style-name="P762">Vyber si další základní nebo pokročilý recept.</text:p>
        </text:list-item>
        <text:list-item>
          <text:p text:style-name="P771">Nauč se základy jedné dovednosti nebo si zvyš jednu dovednost na pokročilou.</text:p>
        </text:list-item>
      </text:list>
      <text:p text:style-name="P127"><text:span text:style-name="T518">4</text:span><text:span text:style-name="T508">. </text:span><text:span text:style-name="T492">úroveň</text:span></text:p>
      <text:list xml:id="list161024718585719" text:continue-list="list2059793140" text:style-name="L25">
        <text:list-item>
          <text:p text:style-name="P763">Vyber si další základní nebo pokročilý recept.</text:p>
        </text:list-item>
        <text:list-item>
          <text:p text:style-name="P663">Zvyš si jednu dovednost na pokročilou.</text:p>
        </text:list-item>
        <text:list-item>
          <text:p text:style-name="P663">Můžeš si připoutat celkem tři magické předměty.</text:p>
        </text:list-item>
      </text:list>
      <text:p text:style-name="P127"><text:span text:style-name="T518">5</text:span><text:span text:style-name="T508">. </text:span><text:span text:style-name="T492">úroveň</text:span></text:p>
      <text:list xml:id="list161025613378182" text:continue-list="list161026185458523" text:style-name="L19">
        <text:list-item>
          <text:p text:style-name="P651"><text:soft-page-break/>Zvyš si jednu vlastnost (rozdíl mezi tvou nejvyšší a nejnižší může být nejvýše 3).</text:p>
        </text:list-item>
      </text:list>
      <text:list xml:id="list161026141744634" text:continue-list="list161024718585719" text:style-name="L25">
        <text:list-item>
          <text:p text:style-name="P763">Vyber si další základní nebo pokročilý recept.</text:p>
        </text:list-item>
      </text:list>
      <text:list xml:id="list161026069499662" text:continue-list="list161025611035110" text:style-name="L24">
        <text:list-item>
          <text:p text:style-name="P765">Nauč se základy jedné dovednosti nebo si zvyš jednu dovednost na pokročilou.</text:p>
        </text:list-item>
      </text:list>
      <text:p text:style-name="P152"><text:span text:style-name="T387">6</text:span><text:span text:style-name="T386">. </text:span><text:span text:style-name="T373">úroveň</text:span></text:p>
      <text:list xml:id="list161025639718123" text:continue-list="list3007556714" text:style-name="L23">
        <text:list-item>
          <text:p text:style-name="P768">Zvyš si jednu dovednost na pokročilou.</text:p>
        </text:list-item>
        <text:list-item>
          <text:p text:style-name="P764">Vyber si další základní nebo pokročilý recept.</text:p>
        </text:list-item>
        <text:list-item>
          <text:p text:style-name="P766">Můžeš si připoutat celkem čtyři magické předměty.</text:p>
        </text:list-item>
      </text:list>
      <text:h text:style-name="P1103" text:outline-level="4">Výroba magických předmětů</text:h>
      <text:list xml:id="list1375574015" text:style-name="L26">
        <text:list-item>
          <text:p text:style-name="P799">Za den (mezi dvěma vydatnými spánky) můžeš zpracovat jen určité množství magenergie: Duše + úroveň.</text:p>
        </text:list-item>
      </text:list>
      <text:list xml:id="list2965999930" text:style-name="L27">
        <text:list-item>
          <text:list>
            <text:list-item>
              <text:p text:style-name="P80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02">Na výrobu předmětů je potřeba <text:span text:style-name="T1093">alchymistická</text:span> aparatura, která se vejde do malé truhlice <text:span text:style-name="T1091">(dá se pohodlně nosit v ruce nebo v torně)</text:span>. <text:span text:style-name="T1071">V této truhlici nosíš také suroviny.</text:span></text:p>
        </text:list-item>
        <text:list-item>
          <text:p text:style-name="P803"><text:span text:style-name="T1094">Předměty se vyrábí z připravených polotovarů, takže v</text:span>ýroba každého <text:span text:style-name="T1094">z nich</text:span> zabere <text:span text:style-name="T1094">jen</text:span> několik minut.</text:p>
        </text:list-item>
        <text:list-item>
          <text:p text:style-name="P800"><text:span text:style-name="T1092">V</text:span>yrobené <text:span text:style-name="T1092">předměty</text:span> si své magické vlastnosti uchovají jen několik hodin.</text:p>
        </text:list-item>
      </text:list>
      <text:h text:style-name="Heading_20_3" text:outline-level="3"><text:soft-page-break/><text:span text:style-name="T1150">Základní alchymistické r</text:span>ecepty</text:h>
      <text:h text:style-name="Heading_20_5" text:outline-level="5">Léčivý lektvar</text:h>
      <text:p text:style-name="P85"><text:span text:style-name="T805">M</text:span><text:span text:style-name="T786">agenergie</text:span><text:span text:style-name="T782">:</text:span> 1 mag</text:p>
      <text:p text:style-name="P90"><text:span text:style-name="T978">V průběhu krátkého odpočinku v</text:span>yléčí (Duše <text:span text:style-name="T978">alchymisty + k6</text:span>) životů <text:span text:style-name="T978">(nevrací životy v boji)</text:span>. <text:span text:style-name="T1169">Další léčivý lektvar (libovolného druhu) bude na stejný cíl účinkovat až poté, co se doléčí do plných životů.</text:span></text:p>
      <text:h text:style-name="P1129" text:outline-level="5">Megacloumák</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1"><text:span text:style-name="T983">Odstraní mdloby, ochromení, paralýzu </text:span><text:span text:style-name="T1052">a</text:span><text:span text:style-name="T983"> křeče </text:span><text:span text:style-name="T1052">a </text:span><text:span text:style-name="T986">po dobu trvání</text:span><text:span text:style-name="T1052"> probere postavu z bezv</text:span><text:span text:style-name="T986">ědomí.</text:span></text:p>
      <text:h text:style-name="P1144" text:outline-level="5">Lakmusový papírek</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p>
      <text:p text:style-name="P161"><text:span text:style-name="T987">Z</text:span><text:span text:style-name="T986">jistí složení jakékoliv kapaliny (mimo jiné rozpozná účinek lektvaru).</text:span></text:p>
      <text:h text:style-name="P1130" text:outline-level="5">Vlčí mor</text:h>
      <text:p text:style-name="P92"><text:span text:style-name="T1040">M</text:span><text:span text:style-name="T1034">agenergie</text:span><text:span text:style-name="T1033">:</text:span><text:span text:style-name="T1035"> </text:span><text:span text:style-name="T991">1</text:span><text:span text:style-name="T983"> mag<text:line-break/></text:span><text:span text:style-name="T1038">S</text:span><text:span text:style-name="T1039">íla jedu:</text:span><text:span text:style-name="T989"> </text:span><text:span text:style-name="T992">6 </text:span><text:span text:style-name="T1014">(proti lykantropům 10)</text:span><text:span text:style-name="T989"><text:line-break/></text:span><text:span text:style-name="T1037">Latence:</text:span><text:span text:style-name="T990"> </text:span><text:span text:style-name="T992">30</text:span><text:span text:style-name="T990"> minut </text:span><text:span text:style-name="T1014">(proti lykantropům 3 minuty)</text:span></text:p>
      <text:p text:style-name="P162"><text:span text:style-name="T990">J</text:span><text:span text:style-name="T986">ed na otravu </text:span><text:span text:style-name="T997">zbraní a</text:span><text:span text:style-name="T986"> šípů. </text:span><text:span text:style-name="T1006">Velmi účinný proti vlkodlakům a jiným lykantropům.</text:span></text:p>
      <text:h text:style-name="P1131" text:outline-level="5">Detekční hůlka</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span text:style-name="T983"><text:line-break/></text:span><text:span text:style-name="T1036">Trvání:</text:span><text:span text:style-name="T984"> </text:span><text:span text:style-name="T981">Několik minut</text:span></text:p>
      <text:p text:style-name="P163"><text:span text:style-name="T981">U</text:span><text:span text:style-name="T986">možní najít tajné vchody nebo schránky. Nedává ale znalost, jak je otevřít, ani jestli jsou zapas</text:span><text:span text:style-name="T988">tě</text:span><text:span text:style-name="T986">né.</text:span></text:p>
      <text:h text:style-name="P1132" text:outline-level="5"><text:soft-page-break/>Pavoučí lektvar</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5"><text:span text:style-name="T981">P</text:span><text:span text:style-name="T986">o dobu trvání se postava udrží na jakémkoliv pevném povrchu, </text:span><text:span text:style-name="T998">klidně i hlavou dolů</text:span><text:span text:style-name="T986">.</text:span></text:p>
      <text:h text:style-name="P1133" text:outline-level="5">Ohnivá hlína</text:h>
      <text:p text:style-name="P96"><text:span text:style-name="T1040">M</text:span><text:span text:style-name="T1034">agenergie</text:span><text:span text:style-name="T1033">:</text:span><text:span text:style-name="T983"> 1 mag</text:span><text:span text:style-name="T981"><text:line-break/></text:span><text:span text:style-name="T1046">Zranění:</text:span><text:span text:style-name="T1018"> 4kz </text:span><text:span text:style-name="T1046">ohněm</text:span><text:span text:style-name="T1018"> po dobu 3 kol nebo do uhašení</text:span></text:p>
      <text:p text:style-name="P356"><text:span text:style-name="T1016">T</text:span><text:span text:style-name="T980">ODO</text:span></text:p>
      <text:h text:style-name="P1134" text:outline-level="5">Dýmovnice</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5"><text:span text:style-name="T981">D</text:span><text:span text:style-name="T980">ýmovnice je velká asi jako vlašský ořech. Po nárazu z ní budou několik minut vycházet oblaka řídkého dýmu – je v něm vidět zhruba na střední vzdálenost, </text:span><text:span text:style-name="T1044">infravidění</text:span><text:span text:style-name="T1016"> ani </text:span><text:span text:style-name="T1044">ultrasluch</text:span><text:span text:style-name="T1016"> ale nijak neomezuje</text:span><text:span text:style-name="T980">. Malou místnost zaplní za jedno kolo, velký sál nebo jeskyni </text:span><text:span text:style-name="T1001">za několik minut</text:span><text:span text:style-name="T980">. </text:span><text:span text:style-name="T1002">Pokud </text:span><text:span text:style-name="T1003">jej vítr</text:span><text:span text:style-name="T1002"> nerozfouká dříve, rozplyne se za několik hodin.</text:span><text:span text:style-name="T980"><text:line-break/><text:tab/>Když dýmovnici před použití</text:span><text:span text:style-name="T1004">m</text:span><text:span text:style-name="T980"> promneš v rukou nebo jinak zahřeješ (1 kolo), dým </text:span><text:span text:style-name="T1005">bude</text:span><text:span text:style-name="T980"> tak hustý, že v něm bude vidět jen na kontaktní vzdálenost </text:span><text:span text:style-name="T1015">a bude bránit i v </text:span><text:span text:style-name="T1045">infravidění</text:span><text:span text:style-name="T980"> </text:span><text:span text:style-name="T1016">(</text:span><text:span text:style-name="T1044">ultrasluch</text:span><text:span text:style-name="T1016"> stále funguje bez omezení).</text:span></text:p>
      <text:h text:style-name="P1135" text:outline-level="5">Kýchací prášek</text:h>
      <text:p text:style-name="P93"><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line-break/></text:span><text:span text:style-name="T1041">Účinek:</text:span><text:span text:style-name="T1007"> Nevýhoda a vyřazený čich několik minut po nadýchání</text:span></text:p>
      <text:p text:style-name="P196"><text:soft-page-break/><text:span text:style-name="T1033">Kýchací prášek</text:span><text:span text:style-name="T98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08">k</text:span><text:span text:style-name="T980">ýchá je i velmi malé množství.<text:line-break/><text:tab/></text:span><text:span text:style-name="T1012">P</text:span><text:span text:style-name="T1007">oužívá </text:span><text:span text:style-name="T1012">se nejčastěji</text:span><text:span text:style-name="T1007"> k zakrytí pachové stopy. Je ho také možné rozprášit po okolí – kdokoliv pak do tohoto prostoru vstoupí, zaručeně </text:span><text:span text:style-name="T1011">se</text:span><text:span text:style-name="T1007"> prozradí.<text:line-break/><text:tab/></text:span><text:span text:style-name="T1042">Kýchací p</text:span><text:span text:style-name="T1043">rášek</text:span><text:span text:style-name="T1009"> přestane účinkovat po několika hodinách </text:span><text:span text:style-name="T1013">po rozprášení</text:span><text:span text:style-name="T1009">. </text:span><text:span text:style-name="T1010">Z posypané oblasti je jej také možné odstranit vodou.</text:span></text:p>
      <text:h text:style-name="Heading_20_3" text:outline-level="3"><text:span text:style-name="T1150">Pokročilé alchymistické r</text:span>ecepty</text:h>
      <text:h text:style-name="Heading_20_5" text:outline-level="5">Antigravitační cloumák</text:h>
      <text:p text:style-name="P92"><text:span text:style-name="T805">M</text:span><text:span text:style-name="T786">agenergie</text:span><text:span text:style-name="T782">:</text:span> 1 mag<text:line-break/><text:span text:style-name="T786">Trvání:</text:span><text:span text:style-name="T979"> několik minut</text:span></text:p>
      <text:p text:style-name="P453"><text:span text:style-name="T1686">P</text:span>o dobu působení <text:span text:style-name="T1686">lektvaru</text:span> <text:span text:style-name="T1686">budeš</text:span> pociťovat slabší gravitaci <text:span text:style-name="T1686">(</text:span>zhruba jako na M<text:span text:style-name="T1686">arsu</text:span>). <text:span text:style-name="T1686">Budeš při tom skákat dvakrát tak vysoko a daleko jako normálně, v boji si ale budeš počítat nevýhodu, protože na na to nejsi zvyklý.</text:span></text:p>
      <text:p text:style-name="P454">/<text:span text:style-name="T1697">*</text:span></text:p>
      <text:p text:style-name="P455">K výšce skoků a proč to přirovnávám ke gravitaci na Marsu a ne třeba na Měsíci: dohledal jsem to a na Marsu se skutečně skáče zhruba do dvojnásobné výšky. Na Měsíci by to bylo zhruba 6x výš, to <text:span text:style-name="T1698">by bylo </text:span>asi moc <text:span text:style-name="T1698">silný</text:span>.</text:p>
      <text:p text:style-name="P455">*/</text:p>
      <text:h text:style-name="P1136" text:outline-level="5">Bomba</text:h>
      <text:p text:style-name="P97"><text:span text:style-name="T1040">M</text:span><text:span text:style-name="T1034">agenergie</text:span><text:span text:style-name="T1033">:</text:span><text:span text:style-name="T983"> </text:span><text:span text:style-name="T1020">3</text:span><text:span text:style-name="T983"> mag</text:span><text:span text:style-name="T1020">y</text:span><text:span text:style-name="T1019"><text:line-break/></text:span><text:span text:style-name="T1048">Základ:</text:span><text:span text:style-name="T1022"> </text:span><text:span text:style-name="T1030">Dutá železná koule</text:span><text:span text:style-name="T1022"> (</text:span><text:span text:style-name="T1026">váží </text:span><text:span text:style-name="T1022">zhruba </text:span><text:span text:style-name="T1026">2</text:span><text:span text:style-name="T1022"> kg)</text:span></text:p>
      <text:p text:style-name="P447"><text:soft-page-break/><text:span text:style-name="T1047">Bomba </text:span><text:span text:style-name="T1050">je kovová koule o velikosti </text:span><text:span text:style-name="T1049">kokosového</text:span><text:span text:style-name="T1050"> ořechu. </text:span><text:span text:style-name="T1051">Železný základ</text:span><text:span text:style-name="T980"> </text:span><text:span text:style-name="T1029">dokážeš</text:span><text:span text:style-name="T980"> vyrobit sám, ale potřebuješ na to na několik hodin </text:span><text:span text:style-name="T1028">přístup do</text:span><text:span text:style-name="T980"> plně vybaven</text:span><text:span text:style-name="T1028">é</text:span><text:span text:style-name="T980"> kovárn</text:span><text:span text:style-name="T1028">y</text:span><text:span text:style-name="T980">. Můžeš si ho také nechat vyrobit od kováře.<text:line-break/><text:tab/></text:span><text:span text:style-name="T1031">P</text:span><text:span text:style-name="T1030">lášť</text:span><text:span text:style-name="T1023"> je možné vyrobit dvěma možnými způsoby a tomu pak odpovídají dvě varianty bomby: tlaková nebo střepinová. </text:span><text:span text:style-name="T1021">Síla bomby je v obou případech rovna tvé Finese + 2, </text:span><text:span text:style-name="T1024">liší se velikost zasažené oblasti a zranění.<text:line-break/><text:tab/></text:span><text:span text:style-name="T1023">Tlaková bomba zraňuje tlakovou vlnou – má menší dosah, ale větší zranění </text:span><text:span text:style-name="T1027">a dá se také použít na vyrážení dveří, prorážení slabých stěn a podobně</text:span><text:span text:style-name="T1023">. Střepinová bomba zraňuje drobnými střepinami, na které se při výbuchu rozpadne kovový plášť. Střepiny létají na delší vzdálenost, ale mají menší zranění než přímá tlaková vlna.</text:span></text:p>
      <text:p text:style-name="P106">Tlaková bomba:</text:p>
      <text:list xml:id="list2803407939" text:style-name="L28">
        <text:list-item>
          <text:p text:style-name="P805"><text:span text:style-name="T1021">S</text:span><text:span text:style-name="T980">íla bomby </text:span><text:span text:style-name="T1032">= t</text:span><text:span text:style-name="T980">voje Finesa + 2</text:span></text:p>
        </text:list-item>
        <text:list-item>
          <text:p text:style-name="P804"><text:span text:style-name="T1025">Z</text:span><text:span text:style-name="T1021">působuje drtivé zranění 4kz</text:span></text:p>
        </text:list-item>
        <text:list-item>
          <text:p text:style-name="P804"><text:span text:style-name="T1025">Z</text:span><text:span text:style-name="T1021">asáhne všechno v </text:span><text:span text:style-name="T1047">kontaktní</text:span><text:span text:style-name="T1021"> vzdálenosti od místa výbuchu kromě cílů skrytých za masivní překážkou (kamenná stěna, kmen stromu a podobně)</text:span></text:p>
        </text:list-item>
      </text:list>
      <text:p text:style-name="P106">Střepinová bomba:</text:p>
      <text:list xml:id="list417038254" text:style-name="L29">
        <text:list-item>
          <text:p text:style-name="P806"><text:span text:style-name="T1021">S</text:span><text:span text:style-name="T980">íla bomby </text:span><text:span text:style-name="T1032">=</text:span><text:span text:style-name="T980"> </text:span><text:span text:style-name="T1032">t</text:span><text:span text:style-name="T980">voje Finesa + 2</text:span></text:p>
        </text:list-item>
        <text:list-item>
          <text:p text:style-name="P807"><text:span text:style-name="T1025">Z</text:span><text:span text:style-name="T980">působuje sečné zranění +0</text:span></text:p>
        </text:list-item>
        <text:list-item>
          <text:p text:style-name="P808"><text:span text:style-name="T1025">Z</text:span><text:span text:style-name="T980">asáhne všechno v krátké vzdálenosti od místa výbuchu kromě cílů skrytých za pevnou překážkou (střepiny zastaví i tenká dřevěná stěna)</text:span></text:p>
        </text:list-item>
      </text:list>
      <text:p text:style-name="P446"><text:span text:style-name="T959">Bomba se odpaluje doutnákem. Ten můžeš snadno vyrobit ze svých surovin a kusu provazu, nepotřebuješ na to magenergii. </text:span><text:span text:style-name="T960">Délka doutnáku určuje, jak dlouho bude hořet a tedy za jak dlouho bomba exploduje. Nejmenší bezpečná délka hoří 1 kolo – bomba pak vybuch</text:span><text:soft-page-break/><text:span text:style-name="T960">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0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9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66">&lt;TODO: Opravit podle </text:span><text:span text:style-name="T772">statů zlobra v bestiáři, až budou</text:span><text:span text:style-name="T1066">&gt;</text:span><text:span text:style-name="T169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88">Pán jeskyně:</text:span> „<text:span text:style-name="T1695">Zlobr blízké setkání s explodující bombou kupodivu přežil, ale není z toho o nic moudřejší. Výrazně se potácí, zřejmě se mu z toho pořádně motá hlava – bude teď mít několik minut nevýhodu, než to přejde.</text:span>“</text:p>
      <text:p text:style-name="P448"><text:soft-page-break/>Hotová bomba váží i s obalem zhruba 10 kg. <text:span text:style-name="T168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87">*</text:span></text:p>
      <text:p text:style-name="P105">Výpočet hmotnosti:</text:p>
      <text:p text:style-name="P105">Průměr 25 cm. Z toho vychází objem 0,008 m3, což je 8 litrů. Střelný prach má hustotu zhruba jako voda, takže prachová náplň váží 8 kg. <text:span text:style-name="T1688">K tomu 2kg obal (železo má hustotu zhruba 9x vyšší), dohromady 10 kg.</text:span></text:p>
      <text:p text:style-name="P105">*/</text:p>
      <text:p text:style-name="P105">/<text:span text:style-name="T1696">*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34">M</text:span><text:span text:style-name="T286">agenergie</text:span><text:span text:style-name="T284">:</text:span><text:span text:style-name="T490"> 1 mag<text:line-break/></text:span><text:span text:style-name="T287">Trvání:</text:span><text:span text:style-name="T512"> Do prvního úspěšného použití</text:span></text:p>
      <text:p text:style-name="P98"><text:span text:style-name="T490">Jestliže se někde v </text:span><text:span text:style-name="T510">krátké</text:span><text:span text:style-name="T490"> vzdálenosti, vyskytuje zlato, </text:span>stříbro či drahé kamení, kulička<text:span text:style-name="T283"> </text:span><text:span text:style-name="T490">se </text:span><text:span text:style-name="T509">k němu</text:span><text:span text:style-name="T490"> začne kutálet. </text:span><text:span text:style-name="T511">Po úspěšném použití své schopnosti ztrácí.</text:span></text:p>
      <text:h text:style-name="P1121" text:outline-level="5">Lektvar chladných vod</text:h>
      <text:p text:style-name="P92"><text:span text:style-name="T334">M</text:span><text:span text:style-name="T286">agenergie</text:span><text:span text:style-name="T284">:</text:span><text:span text:style-name="T511"> 1 mag<text:line-break/></text:span><text:span text:style-name="T287">Trvání:</text:span><text:span text:style-name="T512"> </text:span><text:span text:style-name="T513">Několik minut</text:span></text:p>
      <text:p text:style-name="P103">Postavě, která tento lektvar vypila, se po dobu jeho působení jakékoliv utrpěné zranění ohněm snižuje o 3.</text:p>
      <text:h text:style-name="P1145" text:outline-level="5"><text:soft-page-break/><text:span text:style-name="T511">Lektvar mlhovin</text:span><text:span text:style-name="T514">y</text:span></text:h>
      <text:p text:style-name="P92"><text:span text:style-name="T334">M</text:span><text:span text:style-name="T286">agenergie</text:span><text:span text:style-name="T284">:</text:span><text:span text:style-name="T511"> 1 mag<text:line-break/></text:span><text:span text:style-name="T287">Trvání:</text:span><text:span text:style-name="T512"> </text:span><text:span text:style-name="T513">Několik minut</text:span></text:p>
      <text:p text:style-name="P86"><text:span text:style-name="T982">Mlžná forma po dobu působení (bez výbavy a oblečení)</text:span><text:span text:style-name="T981">.</text:span></text:p>
      <text:h text:style-name="P1137" text:outline-level="5">Lektvar zmenšování</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4"><text:span text:style-name="T981">P</text:span><text:span text:style-name="T985">o dobu trvání se postava zmenší na polovinu spolu se vším, co nese. Na polovinu se jí tím sníží </text:span><text:span text:style-name="T1000">Síla a</text:span><text:span text:style-name="T985"> Velikost (a tedy počet životů – aktuální i maximální). </text:span><text:span text:style-name="T999">Finesa a Duše</text:span><text:span text:style-name="T985"> se nezmění.</text:span></text:p>
      <text:h text:style-name="P1138" text:outline-level="5">Lektvar rychlosti</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9"><text:span text:style-name="T981">Z</text:span><text:span text:style-name="T980">dvojnásobí rychlost běhu (postava bude běhat zhruba stejně rychle jako kůň).</text:span></text:p>
      <text:h text:style-name="P1139" text:outline-level="5">Černá zhouba</text:h>
      <text:p text:style-name="P87"><text:span text:style-name="T1034">Magenergie:</text:span><text:span text:style-name="T1035"> </text:span><text:span text:style-name="T991">1</text:span><text:span text:style-name="T983"> mag<text:line-break/></text:span><text:span text:style-name="T1038">S</text:span><text:span text:style-name="T1039">íla jedu:</text:span><text:span text:style-name="T989"> 7<text:line-break/></text:span><text:span text:style-name="T1037">Latence:</text:span><text:span text:style-name="T990"> 1 minuta</text:span></text:p>
      <text:p text:style-name="P101"><text:span text:style-name="T989">P</text:span><text:span text:style-name="T980">aralytický jed.</text:span></text:p>
      <text:h text:style-name="P1140" text:outline-level="5">Jablečná vůně</text:h>
      <text:p text:style-name="P88"><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1">6</text:span><text:span text:style-name="T989"><text:line-break/></text:span><text:span text:style-name="T1037">Latence:</text:span><text:span text:style-name="T990"> </text:span><text:span text:style-name="T991">5 kol</text:span></text:p>
      <text:p text:style-name="P102"><text:span text:style-name="T991">P</text:span><text:span text:style-name="T980">lynný jed. </text:span><text:span text:style-name="T994">Oblak zaplní několik metrů chodby nebo malou místnost.</text:span></text:p>
      <text:h text:style-name="P1141" text:outline-level="5"><text:soft-page-break/>Melenova pomsta</text:h>
      <text:p text:style-name="P89"><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3">7</text:span><text:span text:style-name="T989"><text:line-break/></text:span><text:span text:style-name="T1037">Latence:</text:span><text:span text:style-name="T990"> </text:span><text:span text:style-name="T993">1</text:span><text:span text:style-name="T990"> </text:span><text:span text:style-name="T993">hodina</text:span></text:p>
      <text:p text:style-name="P352"><text:span text:style-name="T993">J</text:span><text:span text:style-name="T980">ed do nápojů.</text:span></text:p>
      <text:h text:style-name="Heading_20_3" text:outline-level="3">Mistrovské alchymistické předměty</text:h>
      <text:h text:style-name="P1142" text:outline-level="5">Éterický olej</text:h>
      <text:p text:style-name="P94"><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3"><text:span text:style-name="T981">T</text:span><text:span text:style-name="T980">ODO</text:span></text:p>
      <text:h text:style-name="P1143" text:outline-level="5">Metamorfóza</text:h>
      <text:p text:style-name="P95"><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4"><text:span text:style-name="T981">T</text:span><text:span text:style-name="T980">ODO</text:span></text:p>
      <text:p text:style-name="P354"><text:span text:style-name="T980">/</text:span><text:span text:style-name="T101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08">1. </text:span><text:span text:style-name="T492">úroveň</text:span></text:p>
      <text:list xml:id="list161025907805941" text:continue-list="list161026069499662" text:style-name="L24">
        <text:list-item>
          <text:p text:style-name="P748"><text:span text:style-name="T552">Umíš </text:span><text:span text:style-name="T626">základy</text:span><text:span text:style-name="T552"> </text:span><text:span text:style-name="T611">následující</text:span><text:span text:style-name="T626">ch</text:span><text:span text:style-name="T552"> dovednost</text:span><text:span text:style-name="T626">í</text:span><text:span text:style-name="T550">:</text:span></text:p>
          <text:list>
            <text:list-item>
              <text:p text:style-name="P753">Čtení a psaní</text:p>
            </text:list-item>
            <text:list-item>
              <text:p text:style-name="P756"><text:span text:style-name="T876">J</text:span><text:span text:style-name="T875">eden </text:span>Starý jazyk</text:p>
            </text:list-item>
          </text:list>
        </text:list-item>
        <text:list-item>
          <text:p text:style-name="P759">Nauč se základy jedné další dovednosti podle svého výběru.</text:p>
          <text:p text:style-name="P1165"><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61025362849780" text:continue-list="list161024952453842" text:style-name="L21">
        <text:list-item>
          <text:p text:style-name="P742"><text:span text:style-name="T517">U</text:span><text:span text:style-name="T490">míš získávat magenergii </text:span><text:span text:style-name="T391">zaostřením vůle</text:span><text:span text:style-name="T288"> </text:span><text:span text:style-name="T615">(</text:span><text:span text:style-name="T618">po </text:span><text:span text:style-name="T659">několika</text:span><text:span text:style-name="T618"> minutách </text:span><text:span text:style-name="T317">soustředění</text:span><text:span text:style-name="T618"> se ti</text:span><text:span text:style-name="T617"> doplní </text:span><text:span text:style-name="T621">na maximum</text:span><text:span text:style-name="T615">)</text:span><text:span text:style-name="T490">.</text:span></text:p>
        </text:list-item>
        <text:list-item>
          <text:p text:style-name="P743"><text:span text:style-name="T517">Umíš sesílat </text:span><text:span text:style-name="T631">dvě ze základních kouzel</text:span><text:span text:style-name="T517"> podle svého výběru</text:span><text:span text:style-name="T492">.</text:span></text:p>
        </text:list-item>
        <text:list-item>
          <text:p text:style-name="P809"><text:span text:style-name="T492">M</text:span><text:span text:style-name="T490">áš schopnost </text:span><text:span text:style-name="T284">spřádání kouzel</text:span><text:span text:style-name="T490">:</text:span></text:p>
          <text:list>
            <text:list-item>
              <text:p text:style-name="P773"><text:span text:style-name="T492">Kdykoliv sešleš kouzlo, které jsi v předchozích několika minutách ještě </text:span><text:span text:style-name="T1114">nepoužil</text:span><text:span text:style-name="T492">, bude tě stát o 1 mag méně (nejméně ale 1 mag).</text:span></text:p>
            </text:list-item>
          </text:list>
        </text:list-item>
        <text:list-item>
          <text:p text:style-name="P736">Můžeš si připoutat jeden magický předmět, který <text:span text:style-name="T1134">získáš</text:span> na výpravách za dobrodružstvím. <text:span text:style-name="T1135">Pokud si takto připoutáš svitek s kouzlem, můžeš toto kouzlo sesílat, jako bys ho uměl.</text:span></text:p>
        </text:list-item>
      </text:list>
      <text:p text:style-name="P127"><text:span text:style-name="T518">2</text:span><text:span text:style-name="T508">. </text:span><text:span text:style-name="T492">úroveň</text:span></text:p>
      <text:list xml:id="list1893806014" text:style-name="L30">
        <text:list-item>
          <text:p text:style-name="P810"><text:span text:style-name="T492">V</text:span><text:span text:style-name="T490">yber si </text:span><text:span text:style-name="T638">další</text:span><text:span text:style-name="T490"> dvě </text:span><text:span text:style-name="T638">ze základních kouzel</text:span><text:span text:style-name="T490">.</text:span></text:p>
        </text:list-item>
        <text:list-item>
          <text:p text:style-name="P664">Můžeš si připoutat celkem dva magické předměty.</text:p>
        </text:list-item>
        <text:list-item>
          <text:p text:style-name="P664">Nauč se základy jedné dovednosti.</text:p>
        </text:list-item>
      </text:list>
      <text:p text:style-name="P127"><text:span text:style-name="T518">3</text:span><text:span text:style-name="T508">. </text:span><text:span text:style-name="T492">úroveň</text:span></text:p>
      <text:list xml:id="list161025758663922" text:continue-list="list161025613378182" text:style-name="L19">
        <text:list-item>
          <text:p text:style-name="P651">Zvyš si jednu vlastnost (rozdíl mezi tvou nejvyšší a nejnižší může být nejvýše 3).</text:p>
        </text:list-item>
      </text:list>
      <text:list xml:id="list161026823529992" text:continue-list="list161025362849780" text:style-name="L21">
        <text:list-item>
          <text:p text:style-name="P811"><text:span text:style-name="T492">V</text:span><text:span text:style-name="T490">yber si dvě </text:span><text:span text:style-name="T639">ze základních nebo pokročilých kouzel</text:span><text:span text:style-name="T490">.</text:span></text:p>
        </text:list-item>
        <text:list-item>
          <text:p text:style-name="P772">Nauč se základy jedné dovednosti nebo si zvyš jednu dovednost na pokročilou.</text:p>
        </text:list-item>
      </text:list>
      <text:p text:style-name="P127"><text:span text:style-name="T518">4</text:span><text:span text:style-name="T508">. </text:span><text:span text:style-name="T492">úroveň</text:span></text:p>
      <text:list xml:id="list161025751841116" text:continue-list="list1893806014" text:style-name="L30">
        <text:list-item>
          <text:p text:style-name="P665"><text:soft-page-break/><text:span text:style-name="T1125">V</text:span>yber si dvě <text:span text:style-name="T1149">ze základních nebo pokročilých kouzel</text:span>.</text:p>
        </text:list-item>
        <text:list-item>
          <text:p text:style-name="P652">Můžeš si připoutat celkem tři magické předměty.</text:p>
        </text:list-item>
        <text:list-item>
          <text:p text:style-name="P652">Zvyš si jednu dovednost na pokročilou.</text:p>
        </text:list-item>
      </text:list>
      <text:p text:style-name="P127"><text:span text:style-name="T518">5</text:span><text:span text:style-name="T508">. </text:span><text:span text:style-name="T492">úroveň</text:span></text:p>
      <text:list xml:id="list161026210793635" text:continue-list="list161025758663922" text:style-name="L19">
        <text:list-item>
          <text:p text:style-name="P651">Zvyš si jednu vlastnost (rozdíl mezi tvou nejvyšší a nejnižší může být nejvýše 3).</text:p>
        </text:list-item>
      </text:list>
      <text:list xml:id="list161025050950471" text:continue-list="list161026823529992" text:style-name="L21">
        <text:list-item>
          <text:p text:style-name="P666"><text:span text:style-name="T1125">V</text:span>yber si dvě <text:span text:style-name="T1149">ze základních nebo pokročilých kouzel</text:span>.</text:p>
        </text:list-item>
        <text:list-item>
          <text:p text:style-name="P767">Nauč se základy jedné dovednosti nebo si zvyš jednu dovednost na pokročilou.</text:p>
        </text:list-item>
      </text:list>
      <text:p text:style-name="P152"><text:span text:style-name="T387">6</text:span><text:span text:style-name="T386">. </text:span><text:span text:style-name="T373">úroveň</text:span></text:p>
      <text:list xml:id="list161026141280135" text:continue-list="list161025639718123" text:style-name="L23">
        <text:list-item>
          <text:p text:style-name="P770"><text:span text:style-name="T1125">V</text:span>yber si dvě <text:span text:style-name="T1149">ze základních nebo pokročilých kouzel</text:span>.</text:p>
        </text:list-item>
        <text:list-item>
          <text:p text:style-name="P769">Zvyš si jednu dovednost na pokročilou.</text:p>
        </text:list-item>
        <text:list-item>
          <text:p text:style-name="P766">Můžeš si připoutat celkem čtyři magické předměty.</text:p>
        </text:list-item>
      </text:list>
      <text:h text:style-name="P1104" text:outline-level="4"><text:span text:style-name="T522">S</text:span><text:span text:style-name="T490">vitky s kouzly</text:span></text:h>
      <text:p text:style-name="P141"><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2432123214" text:style-name="L31">
        <text:list-item>
          <text:p text:style-name="P774">Připoutaný svitek při sesílání kouzla nemusíš držet v ruce, ale musíš ho mít u sebe (třeba v torně).</text:p>
        </text:list-item>
        <text:list-item>
          <text:p text:style-name="P812"><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775">Když potřebnou magenergii nemáš nebo nechceš zaplatit, kouzlo stále můžeš seslat, ale svitek se při tom nenávratně zničí.</text:p>
        </text:list-item>
        <text:list-item>
          <text:p text:style-name="P774"><text:soft-page-break/>Při přestupu na další úroveň se místo kouzla z pravidel můžeš naučit kouzlo ze svitku. Od té chvíle ho budeš moci sesílat, i když svitek nebudeš mít připoutaný.</text:p>
        </text:list-item>
        <text:list-item>
          <text:p text:style-name="P813"><text:span text:style-name="T6">Kouzelnická kouzla může ze svitk</text:span><text:span text:style-name="T12">ů</text:span><text:span text:style-name="T6"> sesílat jen kouzelník.</text:span></text:p>
        </text:list-item>
      </text:list>
      <text:h text:style-name="P1105"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992733372" text:style-name="L32">
        <text:list-item>
          <text:p text:style-name="P814"><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51">Základní k</text:span>ouzelnická kouzla</text:h>
      <text:h text:style-name="P1146" text:outline-level="5"><text:span text:style-name="T1107">Dým </text:span>*Fumideó*</text:h>
      <text:p text:style-name="P54"><text:span text:style-name="T290">Magenergie</text:span><text:span text:style-name="T291">:</text:span> <text:span text:style-name="T1086">2</text:span> mag<text:span text:style-name="T1086">y</text:span><text:line-break/><text:span text:style-name="T782">Dosah:</text:span> místo ve střední vzdálenosti<text:span text:style-name="T1116"><text:line-break/></text:span><text:span text:style-name="T795">Trvání:</text:span><text:span text:style-name="T1085"> několik minut</text:span></text:p>
      <text:p text:style-name="P135">Kouzlo vytvoří všude v krátké vzdálenosti <text:span text:style-name="T1115">od cílového místa</text:span> hustý, neprůhledný dým. Kouř je těžší než vzduch, <text:span text:style-name="T1113">ale vítr jej snadno rozfouká</text:span>.</text:p>
      <text:h text:style-name="P1147" text:outline-level="5">Hyperprostor<text:span text:style-name="T490"> *Hye archom*</text:span></text:h>
      <text:p text:style-name="P73"><text:span text:style-name="T290">Magenergie</text:span><text:span text:style-name="T291">:</text:span> <text:span text:style-name="T1118">1</text:span> mag<text:span text:style-name="T1087"><text:line-break/></text:span><text:span text:style-name="T796">Rozsah:</text:span><text:span text:style-name="T1117"> pouze ty a vše, co neseš</text:span></text:p>
      <text:p text:style-name="P427"><text:span text:style-name="T650">Pomocí tohoto kouzla </text:span><text:span text:style-name="T675">se</text:span><text:span text:style-name="T650"> můžeš přemístit na jiné místo v </text:span><text:span text:style-name="T337">krátké vzdálenosti</text:span><text:span text:style-name="T675">.</text:span><text:span text:style-name="T650"><text:line-break/><text:tab/></text:span><text:span text:style-name="T602">Pokud jsi na cílovém místě</text:span><text:span text:style-name="T650"> osobně byl od chvíle, kdy se</text:span><text:span text:style-name="T530">s</text:span><text:span text:style-name="T650"> naposledy probudil, </text:span><text:span text:style-name="T602">tak ho při sesílání nemusíš vidět</text:span><text:span text:style-name="T650">. </text:span><text:span text:style-name="T602">Když</text:span><text:span text:style-name="T650"> je </text:span><text:span text:style-name="T602">ale</text:span><text:span text:style-name="T650"> ob</text:span><text:soft-page-break/><text:span text:style-name="T650">sazeno, ať už předmětem nebo jiným tvorem, kouzlo nemá žádný efekt, ale magenergie je stejně spotřebována.<text:line-break/><text:tab/>Když </text:span><text:span text:style-name="T675">se</text:span><text:span text:style-name="T650"> chceš teleportovat někam, kde jsi v uvedené době osobně nebyl, musíš dobře vidět plochu, kam </text:span><text:span text:style-name="T675">se</text:span><text:span text:style-name="T650"> přemístíš. Nemůžeš </text:span><text:span text:style-name="T675">se </text:span><text:span text:style-name="T650">tedy například teleportovat na vrchol skály, když stojíš pod ní, protože tam nevidíš.<text:line-break/><text:tab/>Spolu s </text:span><text:span text:style-name="T675">tebou </text:span><text:span text:style-name="T650">se přemístí vše, co </text:span><text:span text:style-name="T676">neseš, včetně případných živých tvorů</text:span><text:span text:style-name="T650">. To například znamená, že j</text:span><text:span text:style-name="T675">si</text:span><text:span text:style-name="T650">-li svázán, přenese</text:span><text:span text:style-name="T675">š</text:span><text:span text:style-name="T650"> se i s pouty, </text:span><text:span text:style-name="T677">ale</text:span><text:span text:style-name="T650"> </text:span><text:span text:style-name="T677">když jsi</text:span><text:span text:style-name="T650"> někde přivázán nebo připoután, ne</text:span><text:span text:style-name="T675">můžeš se</text:span><text:span text:style-name="T650"> pře</text:span><text:span text:style-name="T675">místit</text:span><text:span text:style-name="T650">.<text:line-break/><text:tab/></text:span><text:span text:style-name="T678">Když se teleportuješ někomu do zad, budeš mít proti němu v příštím kole výhodu.</text:span></text:p>
      <text:p text:style-name="P427"><text:span text:style-name="T678">/</text:span><text:span text:style-name="T679">*</text:span></text:p>
      <text:p text:style-name="P428"><text:span text:style-name="T67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0">teleportování „se souhlasem cíle“ určitě nechci, to je těžce disociovaná mechanika.</text:span></text:p>
      <text:p text:style-name="P428"><text:span text:style-name="T680">- </text:span><text:span text:style-name="T681">možná by šlo, že musíš cíl pevně chytit (mechanicky ho dostat do nevýhody) a on se nesmí ničeho pevně držet, být k tomu přivázaný a podobně. </text:span><text:span text:style-name="T682">Tím by ale asi šlo někoho drapsnout, teleportovat se na kraj propasti a zase ho pustit, což není ok.</text:span><text:span text:style-name="T680"><text:line-break/>- </text:span><text:span text:style-name="T681">omezení na „náklad, který dokážeš unést“, taky není úplně ideální, kouzelník by neměl muset bejt korba.</text:span></text:p>
      <text:p text:style-name="P430"><text:span text:style-name="T681">- „</text:span><text:span text:style-name="T683">souhlas“ by šlo vyjádřit nějakým hmotným tokenem – dotyčný si ode mne vezme destičku s mojí runou, nebo tak něco.</text:span></text:p>
      <text:p text:style-name="P429"><text:soft-page-break/><text:span text:style-name="T683">(</text:span><text:span text:style-name="T490">To by šlo i u portálu – nemusel by bejt „proskakovací“, mohlo by stačit dotknout se teleportovací runy, která se objeví v prostoru.<text:line-break/>- což mi připomíná, že původní myšlenka byla, mít </text:span><text:span text:style-name="T284">hyperprostor</text:span><text:span text:style-name="T490"> self-only a na teleportaci někoho jiného používat </text:span><text:span text:style-name="T284">portál</text:span><text:span text:style-name="T490">.)</text:span></text:p>
      <text:p text:style-name="P37"/>
      <text:p text:style-name="P430"><text:span text:style-name="T490">IDEA </text:span><text:span text:style-name="T687">(inspirovaná Markyho systémem časoprostorové magie)</text:span><text:span text:style-name="T4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85">(tohle se mi fakt líbí – o tom, kam se portne, rozhoduje on. To eliminuje spoustu potenciálních exploitů)</text:span><text:span text:style-name="T490">.<text:line-break/>- automaticky to omezí dosah (za kolo se dá uběhnout jen krátká vzdálenost).<text:line-break/>- asi by to mělo jít kombit s rychlostí – portneš se na dvojnásobnou vzdálenost.<text:line-break/>- </text:span><text:span text:style-name="T691">Obecně se mi líbí interakce s dalšími schopnostmi. Dává třeba smysl vypít pavoučí lektvar a pak hodit teleport.</text:span><text:span text:style-name="T490"><text:line-break/>- spoustaný nebo plazící se kouzelník se moc daleko neportne.<text:line-break/>- když někoho poneseš, tak pak budeš náležitě vyflusanej (tohle je otázka, může to tak bejt a nemusí).<text:line-break/>- </text:span><text:span text:style-name="T686">nemusel bych řešit viditelnost a „teleport na místo, kde jsi nedávno byl“.</text:span><text:span text:style-name="T490"><text:line-break/>Problém: Proč bys za to kolo nemohl někoho rovnou bodnout?<text:line-break/>- </text:span><text:span text:style-name="T684">kouzlo ovlivní pouze tebe. Můžeš sice v průběhu přesunu do někoho „bodnout“, ale nestane </text:span><text:span text:style-name="T690">se to, protože jeho tvoje kouzlo neovlivní</text:span><text:span text:style-name="T684">.<text:line-break/>Problém: Co když „po cestě“ něco upustíš, třeba bombu?<text:line-break/>- to by asi fakt jít nemělo. Věci můžeš pustit buď před nebo až po přesunu, ne v průběhu.</text:span><text:span text:style-name="T490"><text:line-break/></text:span><text:soft-page-break/><text:span text:style-name="T490">Zásadní problém: Nebyl by to Dračákovej teleport (a nepůsobilo by to tak magicky). Na druhou stranu by to bylo mnohem víc "dungeoncrawl friendly" - to má dost velkou váhu vzhledem k tomu, že mám napsaný dungeon a plánuju psát další.</text:span></text:p>
      <text:p text:style-name="P431"><text:span text:style-name="T688">Problém:</text:span><text:span text:style-name="T689">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8">*/</text:p>
      <text:h text:style-name="P1148" text:outline-level="5">Magický štít *Magomágen*</text:h>
      <text:p text:style-name="P75"><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31">krátký</text:span></text:p>
      <text:p text:style-name="P24"><text:span text:style-name="T1087">K</text:span>olem tvého cíle se na okamžik vytvoří neviditelný magický štít. <text:span text:style-name="T1152">Proti</text:span> vše<text:span text:style-name="T1152">m</text:span> útok<text:span text:style-name="T1152">ům</text:span> veden<text:span text:style-name="T1153">ým</text:span> proti němu v tomto kole si házíš na obranu Duší s bonusem +2 za plnou obranu. <text:span text:style-name="T1154">Když se brání také, počítá se lepší z výsledků.</text:span></text:p>
      <text:h text:style-name="P1149" text:outline-level="5">Modrý blesk *Artak bárak*</text:h>
      <text:p text:style-name="P76"><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86">střední</text:span><text:span text:style-name="T531"><text:line-break/></text:span><text:span text:style-name="T295">Rozsah:</text:span><text:span text:style-name="T555"> 1 cíl<text:line-break/></text:span><text:span text:style-name="T296">Hod:</text:span><text:span text:style-name="T556"> Duše + k6 proti Síle</text:span><text:span text:style-name="T555"><text:line-break/></text:span><text:span text:style-name="T296">Zranění:</text:span><text:span text:style-name="T556"> </text:span><text:span text:style-name="T587">4</text:span><text:span text:style-name="T556">kz bleskem</text:span></text:p>
      <text:p text:style-name="P22">Ode zranění se odečítá zbroj a štít.</text:p>
      <text:h text:style-name="P1150" text:outline-level="5"><text:soft-page-break/>Protoplazma *Prorep tohabet*</text:h>
      <text:p text:style-name="P78"><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31">k</text:span><text:span text:style-name="T558">o</text:span><text:span text:style-name="T591">n</text:span><text:span text:style-name="T558">taktní</text:span><text:span text:style-name="T531"><text:line-break/></text:span><text:span text:style-name="T295">Rozsah:</text:span><text:span text:style-name="T555"> 1 cíl<text:line-break/></text:span><text:span text:style-name="T310">Trvání:</text:span><text:span text:style-name="T590"> několik minut<text:line-break/></text:span><text:span text:style-name="T642">Hod: Duše + k6 proti Finese</text:span><text:span text:style-name="T530"><text:line-break/></text:span><text:span text:style-name="T309">Možnosti v případě </text:span><text:span text:style-name="T311">zásahu</text:span><text:span text:style-name="T309">:</text:span><text:span text:style-name="T589"> nevýhoda, zpomalení</text:span></text:p>
      <text:p text:style-name="P27">Po chvíli soustředění z <text:span text:style-name="T1110">tvých</text:span> rozpažených rukou vytrysknou proudy lepkavého protoplazmatického slizu.</text:p>
      <text:h text:style-name="P1151" text:outline-level="5">Sugesce *Inirinsico*</text:h>
      <text:p text:style-name="P77"><text:span text:style-name="T290">Magenergie</text:span><text:span text:style-name="T291">:</text:span><text:span text:style-name="T490"> </text:span><text:span text:style-name="T591">2</text:span><text:span text:style-name="T490"> mag</text:span><text:span text:style-name="T530">y<text:line-break/></text:span><text:span text:style-name="T292">Dosah:</text:span><text:span text:style-name="T530"> </text:span><text:span text:style-name="T592">k</text:span><text:span text:style-name="T603">ontaktní</text:span><text:span text:style-name="T531"><text:line-break/></text:span><text:span text:style-name="T295">Rozsah:</text:span><text:span text:style-name="T555"> 1 </text:span><text:span text:style-name="T593">inteligentní tvor</text:span><text:span text:style-name="T555"><text:line-break/></text:span><text:span text:style-name="T310">Trvání:</text:span><text:span text:style-name="T590"> několik minut<text:line-break/></text:span><text:span text:style-name="T314">Hod:</text:span><text:span text:style-name="T597">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19">si</text:span> pravý stav věcí a vzpomene si, že tě slyšel vyslovit kouzelné slovo. Co z toho vyvodí a jak zareaguje, je na úvaze Pána jeskyně.</text:p>
      <text:h text:style-name="P1151" text:outline-level="5">Světlo <text:span text:style-name="T490">*Luxmen*</text:span></text:h>
      <text:p text:style-name="P77"><text:span text:style-name="T290">Magenergie</text:span><text:span text:style-name="T291">:</text:span><text:span text:style-name="T490"> </text:span><text:span text:style-name="T529">2</text:span><text:span text:style-name="T490"> mag</text:span><text:span text:style-name="T530">y<text:line-break/></text:span><text:span text:style-name="T303">Dosah:</text:span><text:span text:style-name="T570"> Dotyk<text:line-break/></text:span><text:span text:style-name="T315">Trvání:</text:span><text:span text:style-name="T598"> několik minut</text:span><text:span text:style-name="T570"><text:line-break/></text:span><text:span text:style-name="T304">Oslepení:</text:span><text:span text:style-name="T571"> Duše + k6 proti Finese</text:span></text:p>
      <text:p text:style-name="P25"><text:soft-page-break/>Předmět, kterého se dotkneš, bude <text:span text:style-name="T1156">několik minut </text:span>svítit <text:span text:style-name="T1157">asi jako lucerna</text:span>. <text:span text:style-name="T1157">Kdykoliv v průběhu trvání můžeš pomocí </text:span><text:span text:style-name="T797">s</text:span><text:span text:style-name="T798">oustředění</text:span><text:span text:style-name="T1159"> libovolně měnit barvu světla a jeho intenzitu. Nejvyšší možná je zhruba jako maják. </text:span><text:span text:style-name="T799">Světlo</text:span><text:span text:style-name="T1157"> pak ozáří i velký sál a je natolik jasné, že oslepí každého, kdo nemá předem zakryté oči a neuspěje v hodu na odolání. Když se přestaneš </text:span><text:span text:style-name="T800">soustředit</text:span><text:span text:style-name="T1158">, barva a intenzita světla se vrátí na původní a případné oslepení odezní.</text:span></text:p>
      <text:h text:style-name="Heading_20_3" text:outline-level="3"><text:span text:style-name="T1155">Pokročilá k</text:span>ouzelnická kouzla</text:h>
      <text:h text:style-name="P1147" text:outline-level="5">Hypnóza *Sómnos*</text:h>
      <text:p text:style-name="P55"><text:span text:style-name="T290">Magenergie</text:span><text:span text:style-name="T291">:</text:span> <text:span text:style-name="T1087">3</text:span> mag<text:span text:style-name="T1087">y<text:line-break/></text:span><text:span text:style-name="T790">Vyvolání:</text:span><text:span text:style-name="T1087"> 1 minuta</text:span><text:line-break/><text:span text:style-name="T782">Dosah:</text:span> <text:span text:style-name="T1089">kontaktní</text:span></text:p>
      <text:p text:style-name="P136">Po dobu <text:span text:style-name="T789">soustředění</text:span> bude cíl plnit všechny tvoje příkazy a nebude dělat nic jiného. <text:span text:style-name="T1088">Instrukce musí být jednoduché, jednoznačné věty. Může jít o nebezpečný příkaz, ale ne o sebevražedný. Dotyčný neprozradí nic, co považuje za tajemství.<text:line-break/><text:tab/>Můžeš také cíli</text:span><text:span text:style-name="T4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528">cíl</text:span><text:span text:style-name="T490"> všechno pamatuje, ledaže by dostal posthypnotický příkaz, aby na všechno zapomněl. V případě, že dojde ke konfliktu různých posthypnotických příkazů, platit bude ten, který byl zadaný nejpozději.</text:span></text:p>
      <text:h text:style-name="P1147" text:outline-level="5"><text:soft-page-break/>Levitace *Planere*</text:h>
      <text:p text:style-name="P41"><text:span text:style-name="T791">Magenergie</text:span><text:span text:style-name="T788">:</text:span> <text:span text:style-name="T1090">2</text:span> mag<text:span text:style-name="T1087">y<text:line-break/></text:span><text:span text:style-name="T790">Dosah:</text:span><text:span text:style-name="T1087"> dotyk<text:line-break/></text:span><text:span text:style-name="T790">Rozsah:</text:span><text:span text:style-name="T1087"> 1 osoba nebo předmět<text:line-break/></text:span><text:span text:style-name="T790">Trvání:</text:span><text:span text:style-name="T1087"> po dobu dotyku a soustředění</text:span></text:p>
      <text:p text:style-name="P450"><text:span text:style-name="T490">T</text:span><text:span text:style-name="T701">ímto</text:span><text:span text:style-name="T490"> kouzl</text:span><text:span text:style-name="T701">e</text:span><text:span text:style-name="T702">m</text:span><text:span text:style-name="T490"> </text:span><text:span text:style-name="T697">můžeš </text:span><text:span text:style-name="T704">libovolně</text:span><text:span text:style-name="T697"> </text:span><text:span text:style-name="T701">zpomalit rychlost pádu</text:span><text:span text:style-name="T697"> osob</text:span><text:span text:style-name="T701">y</text:span><text:span text:style-name="T697"> nebo předmět</text:span><text:span text:style-name="T701">u</text:span><text:span text:style-name="T697">, kter</text:span><text:span text:style-name="T701">ý</text:span><text:span text:style-name="T697"> by dokázal zvednout někdo se stejnou Silou, jakou máš Duši</text:span><text:span text:style-name="T702">.</text:span><text:span text:style-name="T490"> Znamená to, že sice nebude snazší </text:span><text:span text:style-name="T698">cíl</text:span><text:span text:style-name="T490"> zvednout </text:span><text:span text:style-name="T695">nebo někam hodit</text:span><text:span text:style-name="T490">, ale když se ti to podaří </text:span><text:span text:style-name="T704">a zpomalíš rychlost jeho pádu na nulu</text:span><text:span text:style-name="T490">, zůstane „viset ve vzduchu“. </text:span><text:span text:style-name="T703">Dokud </text:span><text:span text:style-name="T705">kouzlo trvá</text:span><text:span text:style-name="T703">, můžeš libovolně měnit, jak pomalu </text:span><text:span text:style-name="T705">cíl</text:span><text:span text:style-name="T703"> padá. J</text:span><text:span text:style-name="T700">akmile se </text:span><text:span text:style-name="T705">přestaneš</text:span><text:span text:style-name="T700"> soustředit nebo dotýkat </text:span><text:span text:style-name="T703">cíle</text:span><text:span text:style-name="T700">, kouzlo </text:span><text:span text:style-name="T706">pomine</text:span><text:span text:style-name="T700"> a cíl</text:span><text:span text:style-name="T490"> spadne </text:span><text:span text:style-name="T700">normální rychlostí</text:span><text:span text:style-name="T490">.</text:span></text:p>
      <text:p text:style-name="Example_20_Header"><text:span text:style-name="T694">P</text:span><text:span text:style-name="T490">říklady použití:</text:span></text:p>
      <text:p text:style-name="P608"><text:span text:style-name="T490">S pomocí </text:span><text:span text:style-name="T284">levitace</text:span><text:span text:style-name="T490"> se můžeš například odrazit a </text:span><text:span text:style-name="T696">setrvačností</text:span><text:span text:style-name="T490"> „přeplachtit“ propast nebo průrvu, nebo relativně bez námahy přepravovat těžký náklad – pokud ho nějak dokážeš zvednout, bude dál viset ve stejné výšce a budeš ho tedy moci relativně snadno někam odtlačit. </text:span><text:span text:style-name="T699">Postupnou změnou rychlosti pádu cíle m</text:span><text:span text:style-name="T694">ůžeš </text:span><text:span text:style-name="T699">také </text:span><text:span text:style-name="T707">cíl</text:span><text:span text:style-name="T694"> pomalu a bezpečně nechat „snést“ k zemi.</text:span></text:p>
      <text:h text:style-name="P1147" text:outline-level="5">Mágův velký mix<text:span text:style-name="T490"> *Magomegamix*</text:span></text:h>
      <text:p text:style-name="P56"><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31">krátký<text:line-break/></text:span><text:span text:style-name="T532">Zranění: </text:span><text:span text:style-name="T533">6</text:span><text:span text:style-name="T532">kz </text:span><text:span text:style-name="T533">(cíl si nepočítá zbroj)</text:span></text:p>
      <text:p text:style-name="P130"><text:span text:style-name="T490">Toto kouzlo nejprve vytvoří kolem zvoleného protivníka žlutý mlhovinový opar a posléze se pokusí zcela náhodně prohodit umístění všech molekul jeho těla. </text:span><text:span text:style-name="T535">Kouzlo působí jen na </text:span><text:span text:style-name="T536">tvory z masa a kostí (včetně nemrtvých, </text:span><text:span text:style-name="T537">kteří mají nějaké tělo</text:span><text:span text:style-name="T536">)</text:span><text:span text:style-name="T535">.</text:span><text:span text:style-name="T490"><text:line-break/><text:tab/></text:span><text:span text:style-name="T533">Hází se, jako by šlo o zraňující útok, </text:span><text:span text:style-name="T53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0"><text:line-break/></text:span><text:soft-page-break/><text:span text:style-name="T490"><text:tab/>Seslání dalšího </text:span><text:span text:style-name="T284">mágova velkého mixu</text:span><text:span text:style-name="T490"> na takto vzniklý rosol celý efekt zvrátí, takže se místo rosolu objeví zase původní cíl. </text:span><text:span text:style-name="T534">B</text:span><text:span text:style-name="T490">ude úplně nahý, ve stejné kondici jako před sesláním prvního magomegamixu a z doby, kdy z něj byl rosol, si nebude vůbec nic pamatovat.</text:span></text:p>
      <text:h text:style-name="P1147" text:outline-level="5">Melenina krása *Melenebeau*</text:h>
      <text:p text:style-name="P57"><text:span text:style-name="T290">Magenergie</text:span><text:span text:style-name="T291">:</text:span><text:span text:style-name="T490"> </text:span><text:span text:style-name="T538">3</text:span><text:span text:style-name="T490"> mag</text:span><text:span text:style-name="T530">y<text:line-break/></text:span><text:span text:style-name="T292">Dosah:</text:span><text:span text:style-name="T530"> </text:span><text:span text:style-name="T538">dotyk</text:span></text:p>
      <text:p text:style-name="P137"><text:span text:style-name="T538">T</text:span><text:span text:style-name="T490">oto kouzlo změní vzezření cílové osoby tak, že bude pro ostatní jedince své rasy neobyčejně krásná, </text:span><text:span text:style-name="T540">a to</text:span><text:span text:style-name="T490"> až do chvíle, než </text:span><text:span text:style-name="T539">dotyčný</text:span><text:span text:style-name="T490"> usne.<text:line-break/><text:tab/>Poněkud nepříjemný vedlejší účinek kouzla je, že po celý další den bude cíl naopak vypadat mimořádně odpudivě.</text:span></text:p>
      <text:h text:style-name="P1152" text:outline-level="5">Metamorfóza *Aloiósis*</text:h>
      <text:p text:style-name="P70"><text:span text:style-name="T290">Magenergie</text:span><text:span text:style-name="T291">:</text:span><text:span text:style-name="T490"> </text:span><text:span text:style-name="T580">4</text:span><text:span text:style-name="T490"> mag</text:span><text:span text:style-name="T530">y<text:line-break/></text:span><text:span text:style-name="T292">Dosah:</text:span><text:span text:style-name="T530"> </text:span><text:span text:style-name="T580">dotyk</text:span><text:span text:style-name="T531"><text:line-break/></text:span><text:span text:style-name="T295">Rozsah:</text:span><text:span text:style-name="T555"> 1 humanoidní osoba<text:line-break/></text:span><text:span text:style-name="T307">Sesílání:</text:span><text:span text:style-name="T580"> 1 minuta<text:line-break/></text:span><text:span text:style-name="T308">Trvání:</text:span><text:span text:style-name="T581"> několik minut</text:span></text:p>
      <text:p text:style-name="P148"><text:span text:style-name="T4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82">počet životů) a také svá zranění (a to i po proměně zpět). Získá zvláštní schopnosti cílové rasy (trpaslické infravidění) a ztratí zvláštní </text:span><text:soft-page-break/><text:span text:style-name="T582">schopnosti své původní rasy. Všechny ostatní schopnosti a dovednosti mu zůstávají a </text:span><text:span text:style-name="T583">nezíská</text:span><text:span text:style-name="T582"> jiné </text:span><text:span text:style-name="T583">než rasové</text:span><text:span text:style-name="T582"> schopnosti ani dovednosti cílového tvora, </text:span><text:span text:style-name="T583">vlastnosti získané kouzlem nebo magickým původem, ani specifické zranitelnosti </text:span><text:span text:style-name="T555">(v podobě lykantropa mu tedy </text:span><text:span text:style-name="T583">například</text:span><text:span text:style-name="T555"> nebude vadit stříbro)</text:span><text:span text:style-name="T582">.<text:line-break/><text:tab/></text:span><text:span text:style-name="T584">Zpětná proměna </text:span><text:span text:style-name="T585">nastane samovolně a</text:span><text:span text:style-name="T584"> trvá stejně dlouho jako sesílání.</text:span></text:p>
      <text:h text:style-name="P1153" text:outline-level="5">Montvho čardáš *Montymero*</text:h>
      <text:p text:style-name="P65"><text:span text:style-name="T290">Magenergie</text:span><text:span text:style-name="T291">:</text:span><text:span text:style-name="T490"> </text:span><text:span text:style-name="T579">4</text:span><text:span text:style-name="T490"> mag</text:span><text:span text:style-name="T530">y<text:line-break/></text:span><text:span text:style-name="T292">Dosah:</text:span><text:span text:style-name="T530"> </text:span><text:span text:style-name="T531">krátký<text:line-break/></text:span><text:span text:style-name="T295">Rozsah:</text:span><text:span text:style-name="T555"> 1-</text:span><text:span text:style-name="T561">3</text:span><text:span text:style-name="T555"> cíl</text:span><text:span text:style-name="T561">e</text:span><text:span text:style-name="T559"><text:line-break/></text:span><text:span text:style-name="T296">Hod:</text:span><text:span text:style-name="T556"> Duše + k6 proti </text:span><text:span text:style-name="T559">Duši </text:span><text:span text:style-name="T561">(ověření každé kolo)</text:span><text:span text:style-name="T559"><text:line-break/></text:span><text:span text:style-name="T298">Trvání:</text:span><text:span text:style-name="T560"> Soustředění</text:span></text:p>
      <text:p text:style-name="P66"><text:span text:style-name="T559">Toto kouzlo účinkuje pouze na inteligentní cíle (tedy s vyšší než zvířecí inteligencí). Protivníci, kteří neuspějí v hodu na obranu proti kouzlu, jsou postiženi těžkým psychickým šokem a po dobu </text:span><text:span text:style-name="T297">soustředění</text:span><text:span text:style-name="T559"> </text:span><text:span text:style-name="T561">mají potřebu </text:span><text:span text:style-name="T559">zběsile tančit a křepčit. </text:span><text:span text:style-name="T561">Nemohou útočit, kouzlit a podobně a brání se s nevýhodou. </text:span><text:span text:style-name="T562">Každé kolo se hází znovu a cíle tedy mají možnost se probrat. Efekt kouzla také pomine</text:span><text:span text:style-name="T559"> </text:span><text:span text:style-name="T562">p</text:span><text:span text:style-name="T559">ři prvním utrpěném zranění.</text:span></text:p>
      <text:h text:style-name="P1153" text:outline-level="5">Najdi nevid<text:span text:style-name="T1108">itel</text:span>né *Heurískon avidia*</text:h>
      <text:p text:style-name="P67"><text:span text:style-name="T290">Magenergie</text:span><text:span text:style-name="T291">:</text:span><text:span text:style-name="T490"> </text:span><text:span text:style-name="T563">2</text:span><text:span text:style-name="T490"> mag</text:span><text:span text:style-name="T530">y<text:line-break/></text:span><text:span text:style-name="T292">Dosah:</text:span><text:span text:style-name="T530"> </text:span><text:span text:style-name="T531">k</text:span><text:span text:style-name="T563">ontaktní</text:span><text:span text:style-name="T531"><text:line-break/></text:span><text:span text:style-name="T295">Rozsah:</text:span><text:span text:style-name="T555"> 1 cíl</text:span><text:span text:style-name="T559"><text:line-break/></text:span><text:span text:style-name="T298">Trvání:</text:span><text:span text:style-name="T560"> </text:span><text:span text:style-name="T568">Několik minut</text:span></text:p>
      <text:p text:style-name="P147"><text:span text:style-name="T560">C</text:span><text:span text:style-name="T490">íl kouzla po dobu tvého soustředění uvidí neviditelné tvory a předměty. Sem patří postavy zneviditel</text:span><text:span text:style-name="T565">ně</text:span><text:span text:style-name="T490">né kouzlem, alchymistickým lektvarem či magickým předmětem, ale také bytosti, které jsou ze své podstaty neviditelné, například nevidění.<text:line-break/><text:tab/></text:span><text:span text:style-name="T564">Kouzlo ale neúčinkuje na bytosti, které nemají hmotnou podstatu (různí duchové a podobně).</text:span></text:p>
      <text:h text:style-name="P1153" text:outline-level="5"><text:soft-page-break/>Neviditelnost<text:span text:style-name="T490"> *Avidius*</text:span></text:h>
      <text:p text:style-name="P68"><text:span text:style-name="T290">Magenergie</text:span><text:span text:style-name="T291">:</text:span><text:span text:style-name="T490"> </text:span><text:span text:style-name="T566">3</text:span><text:span text:style-name="T490"> mag</text:span><text:span text:style-name="T530">y<text:line-break/></text:span><text:span text:style-name="T299">Trvání:</text:span><text:span text:style-name="T567"> Několik minut<text:line-break/></text:span><text:span text:style-name="T295">Rozsah:</text:span><text:span text:style-name="T555"> 1 cíl</text:span></text:p>
      <text:p text:style-name="P28">Cíl kouzla spolu se vším, co nes<text:span text:style-name="T1385">l ve chvíli seslání</text:span>, bude po dobu trvání <text:span text:style-name="T1386">kouzla</text:span> neviditelný. <text:span text:style-name="T1385">Odložené věci zůstávají neviditelné po celou dobu působení. Předměty sebrané po seslání kouzla zůstávají viditelné.</text:span><text:line-break/><text:tab/>Dotyčný by se měl mít na pozoru<text:span text:style-name="T1218">, protože ti, kdo jsou zvyklí proti magii bojovat, znají různé triky, jak neviditelného odhalit: Mohou například zaplnit prostor řídkou mlhou nebo dýmem, takže spatří jeho obrys, nebo třeba rozpráší </text:span><text:span text:style-name="T807">kýchací prášek</text:span><text:span text:style-name="T1218">, takže se pak sám prozradí.</text:span></text:p>
      <text:h text:style-name="P1153" text:outline-level="5">Oheň *Igneum*</text:h>
      <text:p text:style-name="P72"><text:span text:style-name="T290">Magenergie</text:span><text:span text:style-name="T291">:</text:span><text:span text:style-name="T490"> </text:span><text:span text:style-name="T596">4</text:span><text:span text:style-name="T490"> mag</text:span><text:span text:style-name="T530">y<text:line-break/></text:span><text:span text:style-name="T299">Trvání:</text:span><text:span text:style-name="T567"> Několik minut<text:line-break/></text:span><text:span text:style-name="T292">Dosah:</text:span><text:span text:style-name="T530"> </text:span><text:span text:style-name="T569">krátký<text:line-break/></text:span><text:span text:style-name="T312">Rozsah:</text:span><text:span text:style-name="T594"> oblast v kontaktní vzdálenosti od cílového místa<text:line-break/></text:span><text:span text:style-name="T313">Zranění</text:span><text:span text:style-name="T595">: každé kolo 4kz ohněm - Zbroj</text:span></text:p>
      <text:p text:style-name="P149">Tímto kouzlem stvoříš na cílovém místě magické plameny. Můžeš jimi například zahradit chodbu nebo zcela zaplnit malou místnost. <text:span text:style-name="T1111">Na cílovém místě nemusí být nic hořlavého, musí tam ale být schopen normální oheň – nelze tedy například vyvolat </text:span><text:span text:style-name="T794">oheň</text:span><text:span text:style-name="T1111"> pod vodou. </text:span><text:span text:style-name="T78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112">Pokud na tebe při sesílání někdo útočí, musíš se bránit Finesou, i když sesíláš plameny pod něj.</text:span> Kouzlo také zapálí nebo spálí všechno, co by za stejnou dobu zapálil obyčejný oheň.</text:p>
      <text:h text:style-name="P1153" text:outline-level="5"><text:soft-page-break/>Rychlost *Hyperio*</text:h>
      <text:p text:style-name="P64"><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31">k</text:span><text:span text:style-name="T558">oktaktní</text:span><text:span text:style-name="T531"><text:line-break/></text:span><text:span text:style-name="T295">Rozsah:</text:span><text:span text:style-name="T555"> 1 cíl</text:span></text:p>
      <text:p text:style-name="P100"><text:span text:style-name="T981">Z</text:span><text:span text:style-name="T995">dvojnásobí rychlost běhu (</text:span><text:span text:style-name="T996">postava</text:span><text:span text:style-name="T995"> bude běhat zhruba stejně rychle jako kůň).</text:span></text:p>
      <text:h text:style-name="P1154" text:outline-level="5">Ticho *Silenció*</text:h>
      <text:p text:style-name="P61"><text:span text:style-name="T290">Magenergie</text:span><text:span text:style-name="T291">:</text:span><text:span text:style-name="T490"> </text:span><text:span text:style-name="T529">2</text:span><text:span text:style-name="T490"> mag</text:span><text:span text:style-name="T530">y</text:span></text:p>
      <text:p text:style-name="P146"><text:span text:style-name="T530">P</text:span><text:span text:style-name="T490">o dobu </text:span><text:span text:style-name="T284">soustředění</text:span><text:span text:style-name="T490"> bude všude kolem tebe až do vzdálenosti (Duše) metrů naprosté ticho. Znamená to mimo jiné, že v tomto prostoru nepůjde sesílat kouzla. </text:span><text:span text:style-name="T546">Slyšet není nic, tedy ani zvuky zvenku.</text:span><text:span text:style-name="T490"> Kroll uvnitř této oblasti nebude moci použít svůj utrasluch vůbec, z vnějšku pro něj bude pouze představovat „temnou“, neprůhlednou </text:span><text:span text:style-name="T547">kouli</text:span><text:span text:style-name="T490">. </text:span></text:p>
      <text:h text:style-name="P1154" text:outline-level="5">Tma *Obscurum*</text:h>
      <text:p text:style-name="P62"><text:span text:style-name="T290">Magenergie</text:span><text:span text:style-name="T291">:</text:span><text:span text:style-name="T490"> </text:span><text:span text:style-name="T529">2</text:span><text:span text:style-name="T490"> mag</text:span><text:span text:style-name="T530">y</text:span></text:p>
      <text:p text:style-name="P145"><text:span text:style-name="T530">P</text:span><text:span text:style-name="T490">o dobu </text:span><text:span text:style-name="T284">soustředění</text:span><text:span text:style-name="T490"> bude všude kolem tebe až do vzdálenosti (Duše) metrů naprostá tma. Trpaslíkovo </text:span><text:span text:style-name="T284">infravidění</text:span><text:span text:style-name="T490"> je také vyřazeno. </text:span><text:span text:style-name="T544">Lucerny, svíčky a další zdroje světla tím nebudou uhašeny. Když je někdo vynese ven, budou opět svítit. Zvenku bude vidět nepřirozená koule temnoty zakrývající vše, co je za ní. Zevnitř není vidět </text:span><text:span text:style-name="T545">nic, tedy ani</text:span><text:span text:style-name="T544"> ven.</text:span></text:p>
      <text:h text:style-name="P1154" text:outline-level="5">Vodní dech *Aqua spiro*</text:h>
      <text:p text:style-name="P60"><text:span text:style-name="T290">Magenergie</text:span><text:span text:style-name="T291">:</text:span><text:span text:style-name="T490"> </text:span><text:span text:style-name="T641">1</text:span><text:span text:style-name="T490"> mag</text:span><text:span text:style-name="T530"><text:line-break/></text:span><text:span text:style-name="T292">Dosah:</text:span><text:span text:style-name="T530"> </text:span><text:span text:style-name="T543">kontaktní<text:line-break/></text:span><text:span text:style-name="T641">Trvání: několik minut</text:span></text:p>
      <text:p text:style-name="P144"><text:span text:style-name="T543">C</text:span><text:span text:style-name="T490">íl bude po dobu </text:span><text:span text:style-name="T641">trvání </text:span><text:span text:style-name="T490">schopen pod vodou dýchat stejně jako ve vzduchu.</text:span></text:p>
      <text:h text:style-name="P1154" text:outline-level="5"><text:soft-page-break/>Zaklep *Taptap*</text:h>
      <text:p text:style-name="P59"><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42">dotyk</text:span></text:p>
      <text:p text:style-name="P142"><text:span text:style-name="T1098">Kouzlo </text:span><text:span text:style-name="T792">zaklep</text:span><text:span text:style-name="T1098"> po dobu </text:span><text:span text:style-name="T792">soustředění</text:span><text:span text:style-name="T1098"> potlačí jakékoliv zamykací kouzlo, které působí na cílový zámek</text:span>. <text:span text:style-name="T1099">Zámek neodemkne, pouze umožní, aby šel</text:span> vypáčit nebo odemknout klíčem. Zamykací kouzlo <text:span text:style-name="T1100">tím navíc není zrušeno</text:span>, takže když <text:span text:style-name="T1101">jej někdo</text:span> <text:span text:style-name="T1098">znovu zamkne</text:span>, bud<text:span text:style-name="T1098">e</text:span> opět <text:span text:style-name="T1098">chráněný proti odemknutí a vypáčení</text:span>.</text:p>
      <text:h text:style-name="P1154" text:outline-level="5">Zamkni *Linol*</text:h>
      <text:p text:style-name="P58"><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41">dotyk<text:line-break/></text:span><text:span text:style-name="T293">Trvání:</text:span><text:span text:style-name="T548"> </text:span><text:span text:style-name="T599">několik minut </text:span><text:span text:style-name="T600">(</text:span><text:span text:style-name="T599">při pomalém seslání je účinek trvalý</text:span><text:span text:style-name="T600">)</text:span></text:p>
      <text:p text:style-name="P143"><text:span text:style-name="T531">T</text:span><text:span text:style-name="T4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4">sám</text:span><text:span text:style-name="T490"> odemkne.<text:line-break/><text:tab/></text:span><text:span text:style-name="T601">Toto kouzlo můžeš také seslat formou krátkého rituálu. Zabere to </text:span><text:span text:style-name="T602">zhruba minutu</text:span><text:span text:style-name="T601">, ale účinek je pak trvalý.</text:span></text:p>
      <text:h text:style-name="P1154" text:outline-level="5">Zelen<text:span text:style-name="T1106">ý</text:span> blesk *Járak bárak*</text:h>
      <text:p text:style-name="P71"><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86">střední</text:span><text:span text:style-name="T531"><text:line-break/></text:span><text:span text:style-name="T295">Rozsah:</text:span><text:span text:style-name="T555"> 1-</text:span><text:span text:style-name="T557">2</text:span><text:span text:style-name="T555"> cíl</text:span><text:span text:style-name="T557">e</text:span><text:span text:style-name="T555"><text:line-break/></text:span><text:span text:style-name="T296">Hod:</text:span><text:span text:style-name="T556"> Duše + k6 proti Síle</text:span><text:span text:style-name="T555"><text:line-break/></text:span><text:span text:style-name="T296">Zranění:</text:span><text:span text:style-name="T556"> </text:span><text:span text:style-name="T588">3</text:span><text:span text:style-name="T556">kz bleskem</text:span></text:p>
      <text:p text:style-name="P21">Ode zranění se odečítá zbroj a štít.</text:p>
      <text:h text:style-name="P1154" text:outline-level="5"><text:soft-page-break/>Zenerova karta<text:span text:style-name="T490"> *Zenerchart*</text:span></text:h>
      <text:p text:style-name="P69"><text:span text:style-name="T290">Magenergie</text:span><text:span text:style-name="T291">:</text:span><text:span text:style-name="T490"> </text:span><text:span text:style-name="T555">3</text:span><text:span text:style-name="T490"> mag</text:span><text:span text:style-name="T530">y<text:line-break/></text:span><text:span text:style-name="T305">Dosah:</text:span><text:span text:style-name="T572"> krátký<text:line-break/></text:span><text:span text:style-name="T305">Rozsah:</text:span><text:span text:style-name="T572"> 1 inteligentní tvor<text:line-break/></text:span><text:span text:style-name="T306">Hod:</text:span><text:span text:style-name="T573"> Duše + k6 proti Duši</text:span><text:span text:style-name="T572"><text:line-break/></text:span><text:span text:style-name="T306">Trvání:</text:span><text:span text:style-name="T573"> </text:span><text:span text:style-name="T577">Několik minut</text:span></text:p>
      <text:p text:style-name="P131"><text:span text:style-name="T574">Toto kouzlo</text:span><text:span text:style-name="T490"> vytvoří opalizující obláček, v němž se začnou zjevovat magické karty. </text:span><text:span text:style-name="T572">Když na něj pohlédne</text:span><text:span text:style-name="T490"> inteligentní tvor, </text:span><text:span text:style-name="T572">hází si </text:span><text:span text:style-name="T574">proti tobě </text:span><text:span text:style-name="T572">Duší</text:span><text:span text:style-name="T490"> a když neuspěje, tak po </text:span><text:span text:style-name="T574">dobu </text:span><text:span text:style-name="T577">trvání kouzla </text:span><text:span text:style-name="T490">ustrne a nebude vůbec vnímat svoje okolí. Pokud bude po tuto dobu cílem útoku, brání se </text:span><text:span text:style-name="T575">s nevýhodou</text:span><text:span text:style-name="T490"> a jakékoliv utrpěné zranění jej z efektu kouzla vysvobodí. Další možností, jak </text:span><text:span text:style-name="T578">cíl vysvobodit</text:span><text:span text:style-name="T490">, je odtáhnout </text:span><text:span text:style-name="T578">jej</text:span><text:span text:style-name="T490"> z výhledu na obláček. Obláček může </text:span><text:span text:style-name="T576">v jednu chvíli</text:span><text:span text:style-name="T490"> „lapit“ pouze jednoho tvora. </text:span><text:span text:style-name="T578">Pokud se ale cíl z jeho vlivu dostane, může se opět někdo chytit.</text:span><text:span text:style-name="T1053"><text:line-break/><text:tab/>Je také dobré poznamenat, že obláček nerozlišuje mezi přáteli a nepřáteli. </text:span><text:span text:style-name="T1055">N</text:span><text:span text:style-name="T1054">a t</text:span><text:span text:style-name="T1056">oho, kdo ho seslal,</text:span><text:span text:style-name="T1054"> </text:span><text:span text:style-name="T1055">ale</text:span><text:span text:style-name="T1054"> nepůsobí.</text:span></text:p>
      <text:h text:style-name="P1154" text:outline-level="5">Zlom kouzlo *Frangoetia*</text:h>
      <text:p text:style-name="P63"><text:span text:style-name="T290">Magenergie</text:span><text:span text:style-name="T291">:</text:span><text:span text:style-name="T490"> </text:span><text:span text:style-name="T549">3</text:span><text:span text:style-name="T490"> mag</text:span><text:span text:style-name="T530">y<text:line-break/></text:span><text:span text:style-name="T292">Dosah:</text:span><text:span text:style-name="T530"> </text:span><text:span text:style-name="T549">krátký</text:span></text:p>
      <text:p text:style-name="P444"><text:span text:style-name="T490">Toto kouzlo zruší působení jakéhokoliv kouzla s dlouhodobým účinkem – musíš ale znát zaklínací slovo rušeného kouzla a vyslovit ho při sesílání. Kouzla, jejichž účinek trvá po dobu </text:span><text:span text:style-name="T284">soustředění</text:span><text:span text:style-name="T490">, takto není možné zrušit.</text:span></text:p>
      <text:h text:style-name="P1074" text:outline-level="3"><text:soft-page-break/><text:span text:style-name="T693">Mistrovská</text:span><text:span text:style-name="T692"> k</text:span><text:span text:style-name="T490">ouzelnická kouzla</text:span></text:h>
      <text:h text:style-name="P1155" text:outline-level="5">Ohnivý déšť<text:span text:style-name="T490"> *Nefelé ignea*</text:span></text:h>
      <text:p text:style-name="P82"><text:span text:style-name="T290">Magenergie</text:span><text:span text:style-name="T291">:</text:span><text:span text:style-name="T490"> </text:span><text:span text:style-name="T569">4</text:span><text:span text:style-name="T490"> mag</text:span><text:span text:style-name="T530">y<text:line-break/></text:span><text:span text:style-name="T292">Dosah:</text:span><text:span text:style-name="T530"> </text:span><text:span text:style-name="T569">krátký</text:span><text:span text:style-name="T531"><text:line-break/></text:span><text:span text:style-name="T300">Rozsah:</text:span><text:span text:style-name="T378"> </text:span><text:span text:style-name="T384">v</text:span><text:span text:style-name="T379">šechno v </text:span><text:span text:style-name="T380">krátké vzdálenosti </text:span><text:span text:style-name="T381">od cílového místa<text:line-break/></text:span><text:span text:style-name="T301">Trvání:</text:span><text:span text:style-name="T383"> </text:span><text:span text:style-name="T384">s</text:span><text:span text:style-name="T383">oustředění</text:span><text:span text:style-name="T381"><text:line-break/></text:span><text:span text:style-name="T302">Zranění:</text:span><text:span text:style-name="T382"> +0</text:span></text:p>
      <text:p text:style-name="P445">V oblasti před tebou začne sršet ohnivý déšť. <text:span text:style-name="T1109">V každém kole </text:span><text:span text:style-name="T793">soustředění</text:span><text:span text:style-name="T1109"> si znovu házíš.</text:span></text:p>
      <text:h text:style-name="Heading_20_2" text:outline-level="2"><text:bookmark-start text:name="__RefHeading___Toc7007_1015327784"/>Zloděj<text:bookmark-end text:name="__RefHeading___Toc7007_1015327784"/></text:h>
      <text:p text:style-name="P140"><text:span text:style-name="T508">1. </text:span><text:span text:style-name="T492">úroveň</text:span></text:p>
      <text:list xml:id="list161025425514937" text:continue-list="list161025907805941" text:style-name="L24">
        <text:list-item>
          <text:p text:style-name="P749"><text:span text:style-name="T552">Umíš </text:span><text:span text:style-name="T637">základy </text:span><text:span text:style-name="T611">následující</text:span><text:span text:style-name="T637">ch</text:span><text:span text:style-name="T552"> dovednost</text:span><text:span text:style-name="T637">í</text:span><text:span text:style-name="T550">:</text:span></text:p>
          <text:list>
            <text:list-item>
              <text:p text:style-name="P754">Šplhání</text:p>
            </text:list-item>
            <text:list-item>
              <text:p text:style-name="P754">Otevírání zámků</text:p>
            </text:list-item>
            <text:list-item>
              <text:p text:style-name="P757"><text:span text:style-name="T1103">Výroba a o</text:span><text:span text:style-name="T1058">dstra</text:span><text:span text:style-name="T1103">ňování pastí</text:span></text:p>
            </text:list-item>
            <text:list-item>
              <text:p text:style-name="P754">Přetvářka a převleky</text:p>
            </text:list-item>
            <text:list-item>
              <text:p text:style-name="P754">Znalost jedů</text:p>
            </text:list-item>
          </text:list>
        </text:list-item>
        <text:list-item>
          <text:p text:style-name="P760">Nauč se základy jedné další dovednosti podle svého výběru.</text:p>
          <text:p text:style-name="P1165"><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1472516971" text:style-name="L33">
        <text:list-item>
          <text:p text:style-name="P816"><text:span text:style-name="T492">V</text:span><text:span text:style-name="T490">yber si </text:span><text:span text:style-name="T526">jednu </text:span><text:span text:style-name="T643">ze základních</text:span><text:span text:style-name="T526"> schopnost</text:span><text:span text:style-name="T643">í</text:span><text:span text:style-name="T490">.</text:span></text:p>
        </text:list-item>
        <text:list-item>
          <text:p text:style-name="P815">Můžeš si připoutat jeden magický předmět, který <text:span text:style-name="T1134">získáš</text:span> na výpravách za dobrodružstvím.</text:p>
        </text:list-item>
      </text:list>
      <text:p text:style-name="P127"><text:soft-page-break/><text:span text:style-name="T518">2</text:span><text:span text:style-name="T508">. </text:span><text:span text:style-name="T492">úroveň</text:span></text:p>
      <text:list xml:id="list3561569283" text:style-name="L34">
        <text:list-item>
          <text:p text:style-name="P678">Nauč se základy jedné dovednosti.</text:p>
        </text:list-item>
        <text:list-item>
          <text:p text:style-name="P680">Vyber si <text:span text:style-name="T1161">jednu</text:span> <text:span text:style-name="T1160">ze</text:span> <text:span text:style-name="T1160">základních</text:span> schopnost<text:span text:style-name="T1160">í</text:span>.</text:p>
        </text:list-item>
        <text:list-item>
          <text:p text:style-name="P678">Můžeš si připoutat celkem dva magické předměty.</text:p>
        </text:list-item>
      </text:list>
      <text:p text:style-name="P127"><text:span text:style-name="T518">3</text:span><text:span text:style-name="T508">. </text:span><text:span text:style-name="T492">úroveň</text:span></text:p>
      <text:list xml:id="list161026055139706" text:continue-list="list161026210793635" text:style-name="L19">
        <text:list-item>
          <text:p text:style-name="P651">Zvyš si jednu vlastnost (rozdíl mezi tvou nejvyšší a nejnižší může být nejvýše 3).</text:p>
        </text:list-item>
      </text:list>
      <text:list xml:id="list161025702439297" text:continue-list="list1472516971" text:style-name="L33">
        <text:list-item>
          <text:p text:style-name="P653">Nauč se základy jedné dovednosti nebo si zvyš jednu dovednost na pokročilou.</text:p>
        </text:list-item>
      </text:list>
      <text:p text:style-name="P127"><text:span text:style-name="T518">4</text:span><text:span text:style-name="T508">. </text:span><text:span text:style-name="T492">úroveň</text:span></text:p>
      <text:list xml:id="list161026192024097" text:continue-numbering="true" text:style-name="L33">
        <text:list-item>
          <text:p text:style-name="P679">Zvyš si jednu dovednost na pokročilou.</text:p>
        </text:list-item>
        <text:list-item>
          <text:p text:style-name="P681">Vyber si jednu <text:span text:style-name="T1162">ze základních nebo pokročilých schopností</text:span>.</text:p>
        </text:list-item>
        <text:list-item>
          <text:p text:style-name="P679">Můžeš si připoutat celkem tři magické předměty.</text:p>
        </text:list-item>
      </text:list>
      <text:p text:style-name="P127"><text:span text:style-name="T518">5</text:span><text:span text:style-name="T508">. </text:span><text:span text:style-name="T492">úroveň</text:span></text:p>
      <text:list xml:id="list161025413064607" text:continue-list="list161026055139706" text:style-name="L19">
        <text:list-item>
          <text:p text:style-name="P651">Zvyš si jednu vlastnost (rozdíl mezi tvou nejvyšší a nejnižší může být nejvýše 3).</text:p>
        </text:list-item>
      </text:list>
      <text:list xml:id="list161025884331064" text:continue-list="list161026192024097" text:style-name="L33">
        <text:list-item>
          <text:p text:style-name="P674">Nauč se základy jedné dovednosti nebo si zvyš jednu dovednost na pokročilou.</text:p>
        </text:list-item>
      </text:list>
      <text:p text:style-name="P152"><text:span text:style-name="T387">6</text:span><text:span text:style-name="T386">. </text:span><text:span text:style-name="T373">úroveň</text:span></text:p>
      <text:list xml:id="list161025507724148" text:continue-list="list161026141280135" text:style-name="L23">
        <text:list-item>
          <text:p text:style-name="P677">Zvyš si jednu dovednost na pokročilou.</text:p>
        </text:list-item>
        <text:list-item>
          <text:p text:style-name="P682">Vyber si jednu <text:span text:style-name="T1162">ze základních nebo pokročilých schopností</text:span>.</text:p>
        </text:list-item>
        <text:list-item>
          <text:p text:style-name="P673">Můžeš si připoutat celkem čtyři magické předměty.</text:p>
        </text:list-item>
      </text:list>
      <text:h text:style-name="Heading_20_3" text:outline-level="3"><text:soft-page-break/><text:span text:style-name="T644">Základní z</text:span><text:span text:style-name="T523">lodějské s</text:span><text:span text:style-name="T490">chopnosti</text:span></text:h>
      <text:h text:style-name="P1156" text:outline-level="5">Bezpečný dopad</text:h>
      <text:p text:style-name="P164"><text:span text:style-name="T374">Dokážeš</text:span><text:span text:style-name="T372"> bezpečně dopadnout z </text:span><text:span text:style-name="T375">dvojnásobné výšky než ostatní</text:span><text:span text:style-name="T372">.</text:span></text:p>
      <text:h text:style-name="P1156" text:outline-level="5">Obří skoky</text:h>
      <text:p text:style-name="P43"><text:span text:style-name="T1080">Vyskočíš dvakrát výše a doskočíš dvakrát dále než ostatní</text:span><text:span text:style-name="T372">.</text:span></text:p>
      <text:h text:style-name="P1157" text:outline-level="5"><text:span text:style-name="T1082">Útok</text:span> ze zálohy</text:h>
      <text:p text:style-name="P132"><text:span text:style-name="T1083">Pokud o tobě cíl nevěděl, počítáš si +2 ke zranění</text:span>.</text:p>
      <text:h text:style-name="P1157" text:outline-level="5">Získání důvěry</text:h>
      <text:p text:style-name="P165"><text:span text:style-name="T395">Když se se tebou bude někdo </text:span><text:span text:style-name="T396">několik minut</text:span><text:span text:style-name="T395"> bavit na nějaké téma, získá pocit, že ti v tomto ohledu může zcela věřit.</text:span></text:p>
      <text:h text:style-name="Heading_20_3" text:outline-level="3"><text:span text:style-name="T1163">Pokročilé zlodějské s</text:span>chopnosti</text:h>
      <text:h text:style-name="P1157" text:outline-level="5">Chůze beze stop</text:h>
      <text:p text:style-name="P132">S výjimkou naprosto nevhodného terénu (bahno, čerstvě napadaný sníh) se dokáže<text:span text:style-name="T1081">š</text:span> pohybovat tak, že nezanechá<text:span text:style-name="T1081">š </text:span>žádné stopy. <text:span text:style-name="T1081">A to včetně pachových, takže tě nevystopují ani psi</text:span> (na krátkou vzdálenost <text:span text:style-name="T1081">tě však</text:span> stále ucítí).</text:p>
      <text:h text:style-name="P1157" text:outline-level="5">Chytání střel</text:h>
      <text:p text:style-name="P133"><text:span text:style-name="T524">Když uspěješ v </text:span><text:span text:style-name="T289">plné obraně</text:span><text:span text:style-name="T524">, </text:span><text:span text:style-name="T525">bezpečně </text:span><text:span text:style-name="T524">chytíš střelu v letu. Pokud máš volné obě ruce, můžeš v jenom kole do každé z nich chytit jednu střelu.</text:span></text:p>
      <text:h text:style-name="P1157" text:outline-level="5"><text:soft-page-break/>Splynutí s okolím</text:h>
      <text:p text:style-name="P44">Dokud jsi nehybný a nevyčníváš, jsi <text:span text:style-name="T1220">prakticky</text:span> neviditelný.<text:line-break/><text:tab/><text:span text:style-name="T1219">Měj se ale na pozoru, protože ti, kdo jsou zvyklí proti magii bojovat, znají různé triky, jak tě odhalit: Mohou například zaplnit prostor řídkou mlhou nebo dýmem, takže spatří tvůj obrys, nebo třeba rozpráší </text:span><text:span text:style-name="T806">kýchací prášek</text:span><text:span text:style-name="T1219">,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08">1. </text:span><text:span text:style-name="T490">úroveň</text:span></text:p>
      <text:list xml:id="list161025506445930" text:continue-list="list161025050950471" text:style-name="L21">
        <text:list-item>
          <text:p text:style-name="P744"><text:span text:style-name="T517">U</text:span><text:span text:style-name="T490">míš získávat magenergii meditací </text:span><text:span text:style-name="T615">(</text:span><text:span text:style-name="T618">po deseti minutách </text:span><text:span text:style-name="T317">soustředění</text:span><text:span text:style-name="T618"> se ti</text:span><text:span text:style-name="T617"> doplní </text:span><text:span text:style-name="T620">na maximum</text:span><text:span text:style-name="T615">)</text:span><text:span text:style-name="T490">.</text:span></text:p>
        </text:list-item>
        <text:list-item>
          <text:p text:style-name="P746"><text:span text:style-name="T490">Umíš </text:span><text:span text:style-name="T623">základy</text:span><text:span text:style-name="T490"> </text:span><text:span text:style-name="T611">následující</text:span><text:span text:style-name="T623">ch</text:span><text:span text:style-name="T490"> dovednost</text:span><text:span text:style-name="T623">í</text:span><text:span text:style-name="T550">:</text:span></text:p>
          <text:list>
            <text:list-item>
              <text:p text:style-name="P668">Orientace a přežití v divočině</text:p>
            </text:list-item>
            <text:list-item>
              <text:p text:style-name="P751">Ošetřování zranění<text:span text:style-name="T945"> </text:span><text:span text:style-name="T946">(ošetřením vrátíš 2 žt)</text:span></text:p>
            </text:list-item>
          </text:list>
        </text:list-item>
        <text:list-item>
          <text:p text:style-name="P761">Nauč se základy jedné další dovednosti podle svého výběru.</text:p>
          <text:p text:style-name="P1164"><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789"><text:span text:style-name="T490">Vyber si </text:span><text:span text:style-name="T649">dvě</text:span><text:span text:style-name="T632"> ze základních kouzel</text:span><text:span text:style-name="T490"> </text:span><text:span text:style-name="T649">a</text:span><text:span text:style-name="T392"> schopností</text:span><text:span text:style-name="T490">.</text:span></text:p>
          <text:list>
            <text:list-item>
              <text:p text:style-name="P786"><text:span text:style-name="T646">Když sesíláš druidská kouzla v těžké zbroji, počítáš si postih -2</text:span><text:span text:style-name="T516">. </text:span><text:span text:style-name="T646">Za lehkou zbroj postih ne</text:span><text:span text:style-name="T647">máš</text:span><text:span text:style-name="T646">.</text:span></text:p>
            </text:list-item>
          </text:list>
        </text:list-item>
        <text:list-item>
          <text:p text:style-name="P738">Můžeš si připoutat jeden magický předmět, který <text:span text:style-name="T1134">získáš</text:span> na výpravách za dobrodružstvím.</text:p>
        </text:list-item>
      </text:list>
      <text:p text:style-name="P15">2. úroveň</text:p>
      <text:list xml:id="list161026174939484" text:continue-numbering="true" text:style-name="L21">
        <text:list-item>
          <text:p text:style-name="P790"><text:soft-page-break/><text:span text:style-name="T490">Vyber si jedno </text:span><text:span text:style-name="T633">ze základních kouzel </text:span><text:span text:style-name="T393">nebo jednu ze základních schopností</text:span><text:span text:style-name="T490">.</text:span></text:p>
        </text:list-item>
        <text:list-item>
          <text:p text:style-name="P660">Můžeš si připoutat celkem dva magické předměty.</text:p>
        </text:list-item>
        <text:list-item>
          <text:p text:style-name="P660">Nauč se <text:span text:style-name="T1144">základy jedné dovednosti</text:span>.</text:p>
        </text:list-item>
      </text:list>
      <text:p text:style-name="P17">3. úroveň</text:p>
      <text:list xml:id="list1535439397" text:style-name="L35">
        <text:list-item>
          <text:p text:style-name="P657">Zvyš si jednu vlastnost (rozdíl mezi tvou nejvyšší a nejnižší může být nejvýše 3).</text:p>
        </text:list-item>
      </text:list>
      <text:list xml:id="list341120408" text:style-name="L36">
        <text:list-item>
          <text:p text:style-name="P817"><text:span text:style-name="T517">Vyber si </text:span><text:span text:style-name="T619">jedno</text:span><text:span text:style-name="T517"> kouzlo </text:span><text:span text:style-name="T616">nebo schopnost </text:span><text:span text:style-name="T619">ze </text:span><text:span text:style-name="T634">základních</text:span><text:span text:style-name="T619"> nebo pokročilých</text:span><text:span text:style-name="T517">.</text:span></text:p>
        </text:list-item>
      </text:list>
      <text:list xml:id="list161024963456235" text:continue-list="list161026174939484" text:style-name="L21">
        <text:list-item>
          <text:p text:style-name="P671">Nauč se <text:span text:style-name="T1145">základy jedné dovednosti</text:span> nebo si zvyš jednu dovednost na pokročil<text:span text:style-name="T1145">ou</text:span>.</text:p>
        </text:list-item>
      </text:list>
      <text:p text:style-name="P17">4. úroveň</text:p>
      <text:list xml:id="list161026762974593" text:continue-numbering="true" text:style-name="L21">
        <text:list-item>
          <text:p text:style-name="P739"><text:span text:style-name="T388">Vyber si </text:span><text:span text:style-name="T390">jedno</text:span><text:span text:style-name="T388"> kouzlo </text:span><text:span text:style-name="T389">nebo schopnost </text:span><text:span text:style-name="T390">ze </text:span><text:span text:style-name="T394">základních</text:span><text:span text:style-name="T390"> nebo pokročilých</text:span><text:span text:style-name="T388">.</text:span></text:p>
        </text:list-item>
        <text:list-item>
          <text:p text:style-name="P662">Můžeš si připoutat celkem tři magické předměty.</text:p>
        </text:list-item>
        <text:list-item>
          <text:p text:style-name="P662">Zvyš si jednu dovednost na pokročil<text:span text:style-name="T1146">ou</text:span>.</text:p>
        </text:list-item>
      </text:list>
      <text:p text:style-name="P153"><text:span text:style-name="T503">5. </text:span><text:span text:style-name="T490">úroveň</text:span></text:p>
      <text:list xml:id="list161025172600619" text:continue-list="list1535439397" text:style-name="L35">
        <text:list-item>
          <text:p text:style-name="P657">Zvyš si jednu vlastnost (rozdíl mezi tvou nejvyšší a nejnižší může být nejvýše 3).</text:p>
        </text:list-item>
      </text:list>
      <text:list xml:id="list161025742886259" text:continue-list="list161026762974593" text:style-name="L21">
        <text:list-item>
          <text:p text:style-name="P793"><text:span text:style-name="T517">Vyber si </text:span><text:span text:style-name="T619">jedno</text:span><text:span text:style-name="T517"> kouzlo </text:span><text:span text:style-name="T616">nebo schopnost </text:span><text:span text:style-name="T619">ze </text:span><text:span text:style-name="T635">základních</text:span><text:span text:style-name="T619"> nebo pokročilých</text:span><text:span text:style-name="T517">.</text:span></text:p>
        </text:list-item>
        <text:list-item>
          <text:p text:style-name="P671">Nauč se <text:span text:style-name="T1147">základy jedné</text:span> dovednost<text:span text:style-name="T1147">i</text:span> nebo si zvyš jednu dovednost na pokročil<text:span text:style-name="T1132">ou</text:span>.</text:p>
        </text:list-item>
      </text:list>
      <text:p text:style-name="P153"><text:span text:style-name="T387">6</text:span><text:span text:style-name="T386">. </text:span><text:span text:style-name="T373">úroveň</text:span></text:p>
      <text:list xml:id="list4175760169" text:style-name="L37">
        <text:list-item>
          <text:p text:style-name="P675"><text:soft-page-break/>Můžeš si připoutat celkem čtyři magické předměty.</text:p>
        </text:list-item>
        <text:list-item>
          <text:p text:style-name="P818"><text:span text:style-name="T388">Vyber si </text:span><text:span text:style-name="T390">jedno</text:span><text:span text:style-name="T388"> kouzlo </text:span><text:span text:style-name="T389">nebo schopnost </text:span><text:span text:style-name="T390">ze </text:span><text:span text:style-name="T394">základních</text:span><text:span text:style-name="T390"> nebo pokročilých</text:span><text:span text:style-name="T388">.</text:span></text:p>
        </text:list-item>
        <text:list-item>
          <text:p text:style-name="P683">Zvyš si jednu dovednost na pokročilou.</text:p>
        </text:list-item>
      </text:list>
      <text:h text:style-name="Heading_20_3" text:outline-level="3"><text:span text:style-name="T397">Základní druidské s</text:span><text:span text:style-name="T398">chopnosti </text:span><text:span text:style-name="T441">a kouzla</text:span></text:h>
      <text:h text:style-name="P1158" text:outline-level="5">Uzdrav zranění</text:h>
      <text:p text:style-name="P79"><text:span text:style-name="T290">Magenergie</text:span><text:span text:style-name="T291">:</text:span> 3 magy<text:line-break/><text:span text:style-name="T782">Dosah:</text:span> kontaktní<text:line-break/><text:span text:style-name="T787">Sesílání:</text:span><text:span text:style-name="T1069"> 1 minuta (mimo boj)</text:span></text:p>
      <text:p text:style-name="P80"><text:span text:style-name="T398">Vyléčí </text:span><text:span text:style-name="T442">(</text:span><text:span text:style-name="T398">Duše </text:span><text:span text:style-name="T445">druida</text:span><text:span text:style-name="T443"> + k6)</text:span><text:span text:style-name="T398"> životů. </text:span><text:span text:style-name="T446">Další léčivé kouzlo (ať už ho sešle druid, kněz či hraničář)</text:span><text:span text:style-name="T444"> účinkuje na stejný cíl až poté, co se doléčí do plných životů.</text:span></text:p>
      <text:h text:style-name="P1159" text:outline-level="5"><text:span text:style-name="T398">Z</text:span><text:span text:style-name="T372">apůjčení</text:span></text:h>
      <text:p text:style-name="P172"><text:span text:style-name="T320">C</text:span><text:span text:style-name="T322">ena:</text:span><text:span text:style-name="T401"> </text:span><text:span text:style-name="T406">1</text:span><text:span text:style-name="T401"> mag<text:line-break/></text:span><text:span text:style-name="T320">Sesílání:</text:span><text:span text:style-name="T399"> </text:span><text:span text:style-name="T402">1 kolo<text:line-break/></text:span><text:span text:style-name="T323">Dosah:</text:span><text:span text:style-name="T407"> dlouhý</text:span></text:p>
      <text:p text:style-name="P175"><text:span text:style-name="T372">Po dobu </text:span><text:span text:style-name="T284">soustředění</text:span><text:span text:style-name="T372"> uvidíš, uslyšíš a ucítíš vše, co vidí, slyší a cítí zvíře, </text:span><text:span text:style-name="T409">na které jsi </text:span><text:span text:style-name="T324">zapůjčení</text:span><text:span text:style-name="T409"> seslal</text:span><text:span text:style-name="T372">. Nedokážeš při tom ovšem vnímat svými vlastními smysly </text:span><text:span text:style-name="T411">a nemůžeš ovlivnit, co bude </text:span><text:span text:style-name="T412">zapůjčené </text:span><text:span text:style-name="T411">zvíře dělat</text:span><text:span text:style-name="T372">.<text:line-break/><text:tab/></text:span><text:span text:style-name="T410">Ukončení </text:span><text:span text:style-name="T325">zapůjčení</text:span><text:span text:style-name="T404"> vyžaduje 1 kolo soustředění, ale nestojí už žádnou magenergii.</text:span></text:p>
      <text:h text:style-name="P1160" text:outline-level="5"><text:span text:style-name="T398">Č</text:span><text:span text:style-name="T372">ástečná proměna</text:span></text:h>
      <text:p text:style-name="P171"><text:span text:style-name="T320">C</text:span><text:span text:style-name="T284">ena:</text:span><text:span text:style-name="T372"> </text:span><text:span text:style-name="T406">1</text:span><text:span text:style-name="T372"> mag<text:line-break/></text:span><text:span text:style-name="T320">Sesílání:</text:span><text:span text:style-name="T399"> </text:span><text:span text:style-name="T402">1 kolo</text:span></text:p>
      <text:p text:style-name="P170"><text:soft-page-break/><text:span text:style-name="T399">M</text:span><text:span text:style-name="T372">ůžeš si takto například nechat narůst ostré zuby nebo drápy (zranění 1), přeměnit své oči, nos či uši (čímž získáš zrak, čich nebo sluch příslušného zvířete) a podobně. </text:span><text:span text:style-name="T413">Proměna je vždycky viditelná – budeš mít zřetelně psí čenich, oči s kočičí zornicí, prodlouženou čelist s vystouplými tesáky a podobně.</text:span><text:span text:style-name="T372"><text:line-break/><text:tab/></text:span><text:span text:style-name="T404">Zpětná proměna vyžaduje 1 kolo </text:span><text:span text:style-name="T328">soustředění</text:span><text:span text:style-name="T404">, ale nestojí už žádnou magenergii.</text:span></text:p>
      <text:h text:style-name="Heading_20_5" text:outline-level="5"><text:span text:style-name="T404">K</text:span><text:span text:style-name="T372">líčení</text:span></text:h>
      <text:p text:style-name="P174"><text:span text:style-name="T320">C</text:span><text:span text:style-name="T284">ena:</text:span><text:span text:style-name="T372"> </text:span><text:span text:style-name="T434">1</text:span><text:span text:style-name="T372"> mag<text:line-break/></text:span><text:span text:style-name="T321">Sesílání:</text:span><text:span text:style-name="T405"> </text:span><text:span text:style-name="T435">několik minut</text:span></text:p>
      <text:p text:style-name="P182"><text:span text:style-name="T372">Toto kouzlo </text:span><text:span text:style-name="T436">způsobí zrychlené klíčení </text:span><text:span text:style-name="T437">existujících</text:span><text:span text:style-name="T372"> semen či pupen</text:span><text:span text:style-name="T436">ů</text:span><text:span text:style-name="T372">. </text:span><text:span text:style-name="T424">Kořínky dokáží roztrhat i kámen, pokud jsem v něm alespoň nějaké pukliny.<text:line-break/><text:tab/></text:span><text:span text:style-name="T438">Pokud se toto kouzlo naučíš, není od věci zvyknout si nosit po kapsách vždy aspoň hrst semínek, abys měl s čím pracovat, </text:span><text:span text:style-name="T440">když v okolí</text:span><text:span text:style-name="T439"> žádná nejsou</text:span><text:span text:style-name="T438">.</text:span></text:p>
      <text:h text:style-name="Heading_20_3" text:outline-level="3"><text:span text:style-name="T400">Pokročilé druidské schopnosti </text:span><text:span text:style-name="T441">a kouzla</text:span></text:h>
      <text:h text:style-name="P1122" text:outline-level="5">Proměna ve zvíře</text:h>
      <text:p text:style-name="P172"><text:span text:style-name="T320">C</text:span><text:span text:style-name="T284">ena:</text:span><text:span text:style-name="T372"> </text:span><text:span text:style-name="T406">2</text:span><text:span text:style-name="T372"> magy<text:line-break/></text:span><text:span text:style-name="T321">Sesílání:</text:span><text:span text:style-name="T405"> </text:span><text:span text:style-name="T403">1 kolo</text:span></text:p>
      <text:p text:style-name="P169"><text:span text:style-name="T372">Tímto krátkým rituálem se můžeš proměnit ve </text:span><text:span text:style-name="T414">čtyřnohé</text:span><text:span text:style-name="T372"> zvíře. Mění se pouze tvoje tělo a předměty připoutané skrze </text:span><text:span text:style-name="T284">pouto s předmětem</text:span><text:span text:style-name="T372">. </text:span><text:span text:style-name="T423">Z</text:span><text:span text:style-name="T417">vířete, do kterého se měníš, </text:span><text:span text:style-name="T418">nemůže mít žádnou z vlastností vyšší než je tvoje Duše </text:span><text:span text:style-name="T423">a jeho Velikost</text:span><text:span text:style-name="T417"> se může od tvé Velikosti lišit nejvýše o hodnotu tvé Duše.</text:span><text:span text:style-name="T372"><text:line-break/><text:tab/></text:span><text:span text:style-name="T404">Zpětná proměna vyžaduje 1 kolo </text:span><text:span text:style-name="T328">soustředění</text:span><text:span text:style-name="T404">, ale nestojí už žádnou magenergii.</text:span></text:p>
      <text:h text:style-name="Heading_20_5" text:outline-level="5"><text:soft-page-break/>Pouto s předmětem</text:h>
      <text:p text:style-name="P168"><text:span text:style-name="T782">Sesílání:</text:span> několik minut<text:line-break/><text:span text:style-name="T802">Dosah:</text:span><text:span text:style-name="T1166"> Dotyk</text:span></text:p>
      <text:p text:style-name="P167">Tímto krátkým rituálem si můžeš vytvořit osobní pouto s nějakým předmětem. <text:span text:style-name="T1168">Tento předmět nemůže mít žádnou z částí z kovu – to mimo jiné znamená, že nemůžeš vytvořit pouto s těžkou zbrojí.<text:line-break/><text:tab/></text:span>Všechny takto připoutané předměty se při <text:span text:style-name="T803">úplně proměně</text:span> do zvířecí podoby mění s tebou.</text:p>
      <text:h text:style-name="P1161" text:outline-level="5">Pouto se zvířetem</text:h>
      <text:p text:style-name="P176"><text:span text:style-name="T782">Sesílání:</text:span> několik minut<text:line-break/><text:span text:style-name="T802">Dosah:</text:span><text:span text:style-name="T1166"> Dotyk</text:span></text:p>
      <text:p text:style-name="P178">Na zvíře, se kterým máš vytvořené pouto, můžeš sesílat <text:span text:style-name="T782">zapůjčení</text:span> na libovolnou vzdálenost <text:span text:style-name="T1165">a když to uděláš, tak se tímto zvířetem doslova staneš – budeš moci rozhodovat, co bude dělat a jak se bude chovat</text:span>.<text:line-break/><text:tab/>V jednu chvíli můžeš mít pouto pouze s jedním zvířetem. <text:span text:style-name="T1164">Nemůžeš vytvořit pouto se zvířetem, se kterým má pouto někdo jiný.</text:span> <text:span text:style-name="T1164">Není také možné vytvořit pouto se zvířetem, které má někdo zrovna</text:span> <text:span text:style-name="T801">zapůjčené</text:span>.<text:line-break/><text:tab/><text:span text:style-name="T1167">Zvíře</text:span><text:span text:style-name="T417">, </text:span><text:span text:style-name="T422">se kterým chceš vytvořit pouto</text:span><text:span text:style-name="T417">, </text:span><text:span text:style-name="T418">nemůže mít žádnou z vlastností vyšší než je tvoje Duše </text:span><text:span text:style-name="T422">a jeho velikost</text:span><text:span text:style-name="T417"> se může od tvé Velikosti lišit nejvýše o hodnotu tvé Duše.</text:span></text:p>
      <text:h text:style-name="P1162" text:outline-level="5"><text:span text:style-name="T398">R</text:span><text:span text:style-name="T372">ychlý růst</text:span></text:h>
      <text:p text:style-name="P179"><text:span text:style-name="T330">Cena:</text:span><text:span text:style-name="T425"> 2 magy<text:line-break/></text:span><text:span text:style-name="T329">Dosah:</text:span><text:span text:style-name="T426"> kontaktní<text:line-break/></text:span><text:span text:style-name="T329">Sesílání:</text:span><text:span text:style-name="T426"> několik minut<text:line-break/></text:span><text:span text:style-name="T331">Trvání:</text:span><text:span text:style-name="T427"> několik </text:span><text:span text:style-name="T429">hodin</text:span></text:p>
      <text:p text:style-name="P181"><text:soft-page-break/><text:span text:style-name="T427">M</text:span><text:span text:style-name="T372">ůžeš takto například nechat zarůst chodbu, nechat kořeny vyrůst přes propast a vytvořit tak most, a podobně. </text:span><text:span text:style-name="T428">Rostliny mohou zaujmout jen takový tvar a velikost, do jaké by mohly s dostatkem času vyrůst přirozeně. Kořeny stromů tedy mohou například překlenout i několik metrů, tráva to ale nedokáže.</text:span><text:span text:style-name="T372"><text:line-break/><text:tab/>Vegetace roste doslova před očima – nechat zarůst celou chodbu zabere jen několik </text:span><text:span text:style-name="T448">minut</text:span><text:span text:style-name="T372">. </text:span><text:span text:style-name="T428">Růst ale není tak rychlý, aby bylo možné někoho chytit nebo jinak přímo ohrozit.<text:line-break/><text:tab/></text:span><text:span text:style-name="T430">Po skončení trvání </text:span><text:span text:style-name="T431">kouzla</text:span><text:span text:style-name="T430"> narostlá hmota zetlí a v několika dalších hodinách se zcela rozpadne.</text:span></text:p>
      <text:h text:style-name="P1123" text:outline-level="5">Oživlé šlahouny</text:h>
      <text:p text:style-name="P180"><text:span text:style-name="T284">Cena:</text:span><text:span text:style-name="T372"> 2 magy<text:line-break/></text:span><text:span text:style-name="T329">Dosah:</text:span><text:span text:style-name="T426"> </text:span><text:span text:style-name="T432">krátký<text:line-break/></text:span><text:span text:style-name="T332">Rozsah:</text:span><text:span text:style-name="T433"> Až 3 cíle najednou<text:line-break/></text:span><text:span text:style-name="T333">Trvání:</text:span><text:span text:style-name="T447"> soustředění</text:span></text:p>
      <text:p text:style-name="P180"><text:span text:style-name="T372">Po dobu tvého </text:span><text:span text:style-name="T284">soustředění</text:span><text:span text:style-name="T372"> ožij</text:span><text:span text:style-name="T432">í</text:span><text:span text:style-name="T372"> větve nebo šlahouny v dosahu. Mohou někoho zranit (šlahouny mají zranění 1, silné větve 2), chytit a omotat, dokonce i uškrtit.</text:span></text:p>
      <text:h text:style-name="Heading_20_3" text:outline-level="3"><text:span text:style-name="T408">Mistrovské</text:span><text:span text:style-name="T400"> druidské schopnosti </text:span><text:span text:style-name="T441">a kouzla</text:span></text:h>
      <text:h text:style-name="Heading_20_5" text:outline-level="5"><text:span text:style-name="T419">Mistrovská</text:span><text:span text:style-name="T372"> proměna</text:span></text:h>
      <text:p text:style-name="P173"><text:span text:style-name="T320">C</text:span><text:span text:style-name="T284">ena:</text:span><text:span text:style-name="T372"> </text:span><text:span text:style-name="T408">3</text:span><text:span text:style-name="T372"> magy<text:line-break/></text:span><text:span text:style-name="T321">Sesílání:</text:span><text:span text:style-name="T405"> </text:span><text:span text:style-name="T403">1 kolo</text:span></text:p>
      <text:p text:style-name="P177"><text:span text:style-name="T327">Mistrovská</text:span><text:span text:style-name="T326"> proměna</text:span><text:span text:style-name="T416"> funguje stejně</text:span><text:span text:style-name="T372"> jako </text:span><text:span text:style-name="T284">proměna </text:span><text:span text:style-name="T327">ve zvíře</text:span><text:span text:style-name="T372">, ale </text:span><text:span text:style-name="T420">umožňuje</text:span><text:span text:style-name="T414"> měnit </text:span><text:span text:style-name="T421">se</text:span><text:span text:style-name="T414"> v jiná než čtyřnohá zvířata – tedy například v ptáky, hady, ryby a podobně. Stále se ale nemůžeš proměňovat v humanoidní tvory </text:span><text:span text:style-name="T415">ani v hmyz</text:span><text:span text:style-name="T414">.</text:span></text:p>
      <text:h text:style-name="P1036" text:outline-level="2"><text:soft-page-break/>Šaman</text:h>
      <text:p text:style-name="P357">/<text:span text:style-name="T1580">* zatím jen koncept */</text:span></text:p>
      <text:list xml:id="list762933628" text:style-name="L38">
        <text:list-item>
          <text:p text:style-name="P819">šaman komunikuje s duchy</text:p>
          <text:list>
            <text:list-item>
              <text:p text:style-name="P819">může <text:span text:style-name="T1581">tedy</text:span> mít <text:span text:style-name="T1581">například</text:span> nějakého spřízněného ducha, který pak posedává zvířata. Díky tomu pak může se zvířetem komunikovat a duch také zvířeti propůjčuje schopnosti.</text:p>
            </text:list-item>
          </text:list>
        </text:list-item>
        <text:list-item>
          <text:p text:style-name="P820"><text:span text:style-name="T1582">oproti tomu </text:span>druid přenáší své vědomí (zapůjčení), případně se rovnou mění ve zvíře</text:p>
        </text:list-item>
      </text:list>
      <text:h text:style-name="P1018" text:outline-level="1"><text:span text:style-name="T209">Jak se</text:span><text:span text:style-name="T72"> </text:span><text:span text:style-name="T180">Dračák </text:span><text:span text:style-name="T209">hraje</text:span></text:h>
      <text:p text:style-name="P419">Když bys chvíli sledoval rozehranou hru, mohl bys slyšet například něco takového:</text:p>
      <text:p text:style-name="P599"><text:span text:style-name="Emphasis"><text:span text:style-name="T466">Pán jeskyně:</text:span></text:span><text:span text:style-name="T782"> </text:span><text:span text:style-name="T875">"</text:span><text:span text:style-name="T940">Vešel jsi do malé místnosti osvětlené olejovou lampičkou. </text:span><text:span text:style-name="T875">Je tu stůl a židle, na stěně visí obraz. </text:span><text:span text:style-name="T941">Místnost nemá žádnej jinej východ a</text:span><text:span text:style-name="T875"> </text:span><text:span text:style-name="T941">n</text:span><text:span text:style-name="T940">ikdo tu není.</text:span><text:span text:style-name="T875">"</text:span></text:p>
      <text:p text:style-name="P599"><text:span text:style-name="Emphasis"><text:span text:style-name="T951">Pavel</text:span></text:span><text:span text:style-name="Emphasis"><text:span text:style-name="T947">:</text:span></text:span><text:span text:style-name="T782"> „</text:span><text:span text:style-name="T875">Prohlídnu si stůl. Mrknu i pod něj, jestli zespodu není něco přilepen</text:span><text:span text:style-name="T903">ý</text:span><text:span text:style-name="T875">ho.“</text:span></text:p>
      <text:p text:style-name="P599"><text:span text:style-name="Emphasis"><text:span text:style-name="T466">Pán jeskyně:</text:span></text:span><text:span text:style-name="T782"> </text:span><text:span text:style-name="T875">„</text:span><text:span text:style-name="T942">Přilepenýho tam nic není, ale všiml sis, že pod deskou stolu je</text:span><text:span text:style-name="T875"> šuplík.“</text:span></text:p>
      <text:p text:style-name="P614"><text:span text:style-name="Emphasis"><text:span text:style-name="T951">Pavel</text:span></text:span><text:span text:style-name="Emphasis"><text:span text:style-name="T947">:</text:span></text:span><text:span text:style-name="T782"> </text:span><text:span text:style-name="T875">„</text:span><text:span text:style-name="T904">Jde otevřít?</text:span><text:span text:style-name="T875">“</text:span></text:p>
      <text:p text:style-name="P572"><text:span text:style-name="T470">Pán jeskyně:</text:span><text:span text:style-name="T1441"> </text:span><text:span text:style-name="T904">„Nejde, zřejmě j</text:span><text:span text:style-name="T875">e zamčen</text:span><text:span text:style-name="T903">ej</text:span><text:span text:style-name="T875">.“</text:span></text:p>
      <text:p text:style-name="P614"><text:span text:style-name="Emphasis"><text:span text:style-name="T951">Pavel</text:span></text:span><text:span text:style-name="Emphasis"><text:span text:style-name="T947">:</text:span></text:span><text:span text:style-name="T782"> „</text:span><text:span text:style-name="T875">Pořádně si posvítím a zkontroluju, jestli tam není nějaká past.“</text:span></text:p>
      <text:p text:style-name="P599"><text:span text:style-name="Emphasis"><text:span text:style-name="T466">Pán jeskyně:</text:span></text:span><text:span text:style-name="T782"> „</text:span><text:span text:style-name="T875">Vedle zámku jsi našel malou dírku. Vešla by se do ní tak akorát jehla, nebo možná malá šipka.“</text:span></text:p>
      <text:p text:style-name="P614"><text:span text:style-name="Emphasis"><text:span text:style-name="T951">Pavel</text:span></text:span><text:span text:style-name="Emphasis"><text:span text:style-name="T947">:</text:span></text:span><text:span text:style-name="T782"> „</text:span><text:span text:style-name="T875">Půjde ten zámek vypáčit dýkou?“</text:span></text:p>
      <text:p text:style-name="P599"><text:span text:style-name="Emphasis"><text:span text:style-name="T466">Pán jeskyně:</text:span></text:span><text:span text:style-name="T782"> „</text:span><text:span text:style-name="T875">Chvíli to asi zabere, ale ten šuplík je dřevěnej, takže </text:span><text:span text:style-name="T939">to</text:span><text:span text:style-name="T875"> určitě </text:span><text:span text:style-name="T905">půjde</text:span><text:span text:style-name="T875">. Chceš to udělat?“</text:span></text:p>
      <text:p text:style-name="P614"><text:span text:style-name="Emphasis"><text:span text:style-name="T951">Pavel</text:span></text:span><text:span text:style-name="Emphasis"><text:span text:style-name="T947">:</text:span></text:span><text:span text:style-name="T782"> </text:span><text:span text:style-name="T875">„Jo, pustím se do toho. Dám si při tom pozor, abych nestál před tou dírkou, ani před ni nestrkal ruce.“</text:span></text:p>
      <text:p text:style-name="P598"><text:span text:style-name="Emphasis"><text:span text:style-name="T466">Pán jeskyně:</text:span></text:span><text:span text:style-name="T782"> </text:span><text:span text:style-name="T875">„Po chvíli zápolení jsi zámek vylomil. Opravdu to byla jehlicová past, v pohodě ses jí ale vyhnul. </text:span><text:span text:style-name="T906">V</text:span><text:span text:style-name="T875"> šuplíku jsou nějak</text:span><text:span text:style-name="T903">ý</text:span><text:span text:style-name="T875"> papíry a mal</text:span><text:span text:style-name="T903">ej</text:span><text:span text:style-name="T875"> měšec.“</text:span></text:p>
      <text:p text:style-name="P407"><text:soft-page-break/><text:span text:style-name="T139">Tato</text:span><text:span text:style-name="T137"> krátká ukázka zdaleka nezahrnuje všechno, co se </text:span><text:span text:style-name="T144">v Dračáku</text:span><text:span text:style-name="T137"> může dít. </text:span><text:span text:style-name="T160">J</text:span><text:span text:style-name="T137">e na ní </text:span><text:span text:style-name="T149">ale</text:span><text:span text:style-name="T137"> vidět, </text:span><text:span text:style-name="T140">jak</text:span><text:span text:style-name="T137"> hra po většinu času probíhá: </text:span><text:span text:style-name="T142">Nejprve Pán jeskyně </text:span><text:span text:style-name="T147">představí</text:span><text:span text:style-name="T142"> situaci </text:span><text:span text:style-name="T143">a </text:span><text:span text:style-name="T147">popíše</text:span><text:span text:style-name="T143">, co dělají a říkají případné nestvůry nebo nehráčské postavy</text:span><text:span text:style-name="T142">.</text:span><text:span text:style-name="T138"> </text:span><text:span text:style-name="T142">H</text:span><text:span text:style-name="T138">ráči </text:span><text:span text:style-name="T142">potom </text:span><text:span text:style-name="T148">řeknou</text:span><text:span text:style-name="T138">, co dělají a říkají jejich postavy. </text:span><text:span text:style-name="T145">Pokud postavám nehrozí žádné přímé nebezpečí, </text:span><text:span text:style-name="T143">Pán jeskyně </text:span><text:span text:style-name="T145">rovnou</text:span><text:span text:style-name="T143"> oznámí</text:span><text:span text:style-name="T141">, jak to dopadlo </text:span><text:span text:style-name="T146">a co se děje dál</text:span><text:span text:style-name="T141">. </text:span><text:span text:style-name="T145">V boji nebo jiné nebezpečné situaci o výsledku rozhodují kostky.</text:span></text:p>
      <text:h text:style-name="P1037" text:outline-level="2"><text:span text:style-name="T188">Hraje se</text:span><text:span text:style-name="T1"> ve vašich hlavách</text:span></text:h>
      <text:p text:style-name="P1006"><text:span text:style-name="T70">Dračák je</text:span><text:span text:style-name="T68"> mnohem blíž dětským hrám „na hasiče“, „na vojáky“ a podobně, než hrám jako „Člověče, nezlob se“. </text:span><text:span text:style-name="T69">Když </text:span><text:span text:style-name="T71">ho</text:span><text:span text:style-name="T69"> jdete hrát, tak vlastně říkáte: „Pojďme si hrát na kouzelníky </text:span><text:span text:style-name="T271">a</text:span><text:span text:style-name="T69"> válečníky ve světě plném kouzel, draků a jiných fantastických tvorů“. </text:span><text:span text:style-name="T272">Podobně </text:span><text:span text:style-name="T205">k</text:span><text:span text:style-name="T204">dyž</text:span><text:span text:style-name="T72"> </text:span><text:span text:style-name="T90">Pán jeskyně</text:span><text:span text:style-name="T72"> </text:span><text:span text:style-name="T204">řekne: </text:span><text:span text:style-name="T81">„Sestupujete do podzemí“, </text:span><text:span text:style-name="T204">tak tím ve skutečnosti myslí:</text:span><text:span text:style-name="T72"> „Představte si, že sestupujete do temného podzemí, kam po staletí nevstoupila noha smrtelníka“.<text:line-break/><text:tab/></text:span><text:span text:style-name="T273">K</text:span><text:span text:style-name="T166">e hraní Dračáku </text:span><text:span text:style-name="T277">tedy</text:span><text:span text:style-name="T166"> nepotřebujete figurky ani hrací plán. Je sice fajn je mít, protože pomáhají představit si situaci v herním světě, ale není to klíčový prvek hry. </text:span><text:span text:style-name="T206">Můžete v pohodě hrát i ve vlaku nebo na výletě, stačí vám na to jen kousek místa na hození kostkou, nebo mobilní aplikace</text:span><text:span text:style-name="T207">, </text:span><text:span text:style-name="T274">která umí generovat náhodné hod</text:span><text:span text:style-name="T278">y</text:span><text:span text:style-name="T206">.</text:span></text:p>
      <text:h text:style-name="Heading_20_2" text:outline-level="2"><text:span text:style-name="T72">V</text:span><text:span text:style-name="T1">ytváření společné představy</text:span></text:h>
      <text:p text:style-name="P109">Přestože <text:span text:style-name="T1674">prostředí a</text:span> situaci obvykle popisuje Pán jeskyně, <text:span text:style-name="T1674">můžeš mu s tím pomáhat</text:span>. Neboj se doplňovat a navrhovat věci, které nezmínil.</text:p>
      <text:p text:style-name="P529"><text:span text:style-name="T74">P</text:span><text:span text:style-name="T1">říklad:</text:span></text:p>
      <text:p text:style-name="P1172"><text:span text:style-name="T102">Pavel</text:span><text:span text:style-name="T99">:</text:span><text:span text:style-name="T170"> </text:span><text:span text:style-name="T74">„</text:span><text:span text:style-name="T75">Jestli jsou ti skřeti na lovu, neměli by mít střelný zbraně?</text:span><text:span text:style-name="T74">“</text:span></text:p>
      <text:p text:style-name="P1173"><text:span text:style-name="T94">Pán jeskyně:</text:span><text:span text:style-name="T82"> „</text:span><text:span text:style-name="T279">Hmm, jasně. Dva mají krátký luky.“</text:span></text:p>
      <text:p text:style-name="P474"><text:soft-page-break/><text:span text:style-name="T1">Ptej se na všechno, co ti není jasné. </text:span><text:span text:style-name="T74">A klidně rovnou navrhni řešení.</text:span></text:p>
      <text:p text:style-name="Example_20_Header"><text:span text:style-name="T74">P</text:span><text:span text:style-name="T1">říklad:</text:span></text:p>
      <text:p text:style-name="P600"><text:span text:style-name="T103">Jana</text:span><text:span text:style-name="T99">:</text:span><text:span text:style-name="T170"> </text:span>„Říkáš, že se v místnosti svítí. Neměli jsme to světlo vidět už z dálky?“</text:p>
      <text:p text:style-name="P187"><text:span text:style-name="T1">Nikdy si nebudete všichni představovat situaci úplně přesně stejně,</text:span><text:span text:style-name="T73"> </text:span><text:span text:style-name="T1">ale to ani není nutné. Důležité je, abyste si hned vyjasnili případné nejasnosti. </text:span><text:span text:style-name="T91">N</text:span><text:span text:style-name="T1">enech</text:span><text:span text:style-name="T91">ávej</text:span><text:span text:style-name="T1"> si </text:span><text:span text:style-name="T91">je</text:span><text:span text:style-name="T1"> </text:span><text:span text:style-name="T91">tedy</text:span><text:span text:style-name="T1"> pro sebe a hned se pt</text:span><text:span text:style-name="T91">ej.</text:span></text:p>
      <text:p text:style-name="Example_20_Header"><text:span text:style-name="T91">P</text:span><text:span text:style-name="T1">říklad:</text:span></text:p>
      <text:p text:style-name="P537"><text:span text:style-name="T104">Katka</text:span><text:span text:style-name="T95">:</text:span><text:span text:style-name="T92"> </text:span><text:span text:style-name="T1">„Počkej, myslel</text:span><text:span text:style-name="T275">a</text:span><text:span text:style-name="T1"> </text:span><text:span text:style-name="T77">jsem</text:span><text:span text:style-name="T1">, že se ta chodba svažuje jen mírně. Jak to teda je?“</text:span></text:p>
      <text:p text:style-name="P537"><text:span text:style-name="T94">Pán jeskyně:</text:span><text:span text:style-name="T82"> „</text:span><text:span text:style-name="T92">Promiň, špatně jsem to popsal. Je to spíš šikmá šachta dolů než chodba.“</text:span></text:p>
      <text:h text:style-name="P1038" text:outline-level="2"><text:span text:style-name="T280">Objevování</text:span><text:span text:style-name="T92"> </text:span><text:span text:style-name="T262">minulosti </text:span><text:span text:style-name="T276">postav</text:span></text:h>
      <text:p text:style-name="P122">Jak probíhání společné vytváření minulosti postav, jsme si ukázali už v kapitole <text:span text:style-name="T1188">Tvoje postava</text:span>. <text:span text:style-name="T1737">Pokud si to chceš připomenout, přeskoč na kapitolu </text:span><text:span text:style-name="T1207">Minulost</text:span><text:span text:style-name="T1737"> </text:span><text:span text:style-name="T1068">&lt;ODKAZ&gt;.<text:line-break/><text:tab/></text:span><text:span text:style-name="T775">Stejný postup se používá i v průběhu hry. Kdykoliv se někam vydáte, někoho potkáte a podobně, můžete vymyslet, co </text:span><text:span text:style-name="T781">o</text:span><text:span text:style-name="T775"> tom kdo víte, jestli jste tam už někdy byli a podobně.<text:line-break/><text:tab/>Neznamená to samozřejmě, že by tvoje postava měla znát celý herní svět. Určitě ale není nic špatného na tom, když budete své známé potkávat na různých nepravděpodobných místech, </text:span><text:span text:style-name="T776">to se stává celkem běžně.</text:span></text:p>
      <text:p text:style-name="P535"><text:span text:style-name="T74">P</text:span><text:span text:style-name="T1">říklad:</text:span></text:p>
      <text:p text:style-name="P615"><text:span text:style-name="T40">Pán jeskyně</text:span><text:span text:style-name="T41">:</text:span><text:span text:style-name="T46"> </text:span><text:span text:style-name="T47">„</text:span><text:span text:style-name="T48">Přijíždíte do hlavního města. </text:span><text:span text:style-name="T53">Jano</text:span><text:span text:style-name="T48">, </text:span><text:span text:style-name="T53">Kara</text:span><text:span text:style-name="T48"> tady studovala, </text:span><text:span text:style-name="T52">co o něm ví</text:span><text:span text:style-name="T53">š</text:span><text:span text:style-name="T48">?“</text:span></text:p>
      <text:p text:style-name="P615"><text:span text:style-name="T40">Jana</text:span><text:span text:style-name="T41">:</text:span><text:span text:style-name="T46"> </text:span><text:span text:style-name="T47">„</text:span><text:span text:style-name="T49">Je </text:span><text:span text:style-name="T51">to</text:span><text:span text:style-name="T49"> rušný námořní přístav. Potkávala jsem tu lidi z různých koutů světa a nechávala jsem si od nich vyprávět o jejich domovině.“</text:span></text:p>
      <text:p text:style-name="P616"><text:soft-page-break/><text:span text:style-name="T42">Pán jeskyně</text:span><text:span text:style-name="T41">:</text:span><text:span text:style-name="T46"> </text:span><text:span text:style-name="T47">„</text:span><text:span text:style-name="T50">To se mi líbí, jsem pro. Nastřelíš trochu, jak město vypadá?“</text:span></text:p>
      <text:p text:style-name="P589"><text:span text:style-name="T728">Jana</text:span><text:span text:style-name="T727">:</text:span><text:span text:style-name="T777"> </text:span><text:span text:style-name="T778">„</text:span><text:span text:style-name="T779">Je </text:span><text:span text:style-name="T780">tady spousta vysokých věží a vznosných paláců. Asi tu mají sídla mocné šlechtické rody. Věže patří k různým chrámům, ale taky k budově univerzity a ke královskému hradu.“</text:span></text:p>
      <text:p text:style-name="P123"><text:span text:style-name="T780">T</text:span><text:span text:style-name="T283">ohle všechno si teď Jana vymyslela, ale říká to, jako by to byly vzpomínky její postavy.</text:span></text:p>
      <text:h text:style-name="Heading_20_2" text:outline-level="2">Společná tvorba světa</text:h>
      <text:p text:style-name="P478">Možná tě v předchozím pří<text:span text:style-name="T1746">kl</text:span>adě zarazilo, že město popsala hráčka jedné z postav a nikoliv Pán jeskyně. Ve starších RPGčkách totiž tradičně svět tvořil výhradně on a hráči se ho tedy musel<text:span text:style-name="T1741">i</text:span> ptát, co jejich postavy o různých věcech vědí. <text:span text:style-name="T1738">Funguje to také a pokud jste na to zvyklí a vyhovuje vám to, klidně tak hrajte dál. Zapojit do tvorby světa všechny hráče má ale několik výhod:</text:span></text:p>
      <text:list xml:id="list3727375996" text:style-name="L39">
        <text:list-item>
          <text:p text:style-name="P821">Všichni <text:span text:style-name="T1740">budete mít už</text:span> od začátku k vašemu hernímu světu vztah, protože <text:span text:style-name="T1740">jste se</text:span> podíleli na jeho tvorbě.</text:p>
        </text:list-item>
        <text:list-item>
          <text:p text:style-name="P822">Vytvořit svět je spousta práce. Když ji celou hodíte na Pána jeskyně, může ho to snadno zavalit.</text:p>
        </text:list-item>
        <text:list-item>
          <text:p text:style-name="P821">Je <text:span text:style-name="T1739">mnohem</text:span> snazší věci vymýšlet <text:span text:style-name="T1739">společně</text:span>, než si lámat hlavu sám.</text:p>
        </text:list-item>
      </text:list>
      <text:p text:style-name="P479">Společně můžete tvořit úplně cokoliv, nemusí to být jen věci, které vaše postavy znají. <text:span text:style-name="T174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vorba <text:span text:style-name="T1743">nehráčských postav</text:span></text:h>
      <text:p text:style-name="P823">Kdykoliv <text:span text:style-name="T1743">to dává smysl, můžeš vymýšlet nové</text:span> <text:span text:style-name="T1713">nehráčské</text:span> postavy, které <text:span text:style-name="T1713">tvoje</text:span> postava zn<text:span text:style-name="T1713">á</text:span>.</text:p>
      <text:p text:style-name="P1176"><text:span text:style-name="T74">P</text:span><text:span text:style-name="T1">říklad:</text:span></text:p>
      <text:p text:style-name="P1174"><text:span text:style-name="T40">P</text:span><text:span text:style-name="T43">avel</text:span><text:span text:style-name="T41">:</text:span><text:span text:style-name="T46"> </text:span><text:span text:style-name="T47">„</text:span><text:span text:style-name="T54">Já jsem v tomhle městě nikdy nebyl, ale mistr, který mě učil válečnickému řemeslu, se sem před rokem odstěhoval. Bude nejspíš bydlet v paláci </text:span><text:span text:style-name="T55">nebo někde poblíž</text:span><text:span text:style-name="T54">, </text:span><text:span text:style-name="T55">protože říkal, že bude cvičit královskou gardu</text:span><text:span text:style-name="T54">“.</text:span></text:p>
      <text:p text:style-name="P823">Nezneužívej toho – <text:span text:style-name="T1713">tuto možnost nemáš proto</text:span>, abys <text:span text:style-name="T1713">mohl</text:span> vyřeši<text:span text:style-name="T1713">t</text:span> každý problém tím, že si na to vymysl<text:span text:style-name="T1713">íš</text:span> vhodnou známost, <text:span text:style-name="T1744">ale abys mohl</text:span> postupně doplňovat minulost <text:span text:style-name="T1744">své postavy</text:span> a obohacovat váš herní svět.<text:line-break/><text:tab/>Neboj se <text:span text:style-name="T1747">také</text:span> přidávat do hry i postavy, které <text:span text:style-name="T1743">ti</text:span> spíš uškodí než pomohou – své dávné konkurenty či nepřátele a podobně.</text:p>
      <text:p text:style-name="P1177"><text:span text:style-name="T74">P</text:span><text:span text:style-name="T1">říklad:</text:span></text:p>
      <text:p text:style-name="P1175"><text:span text:style-name="T44">Katka</text:span><text:span text:style-name="T45">:</text:span><text:span text:style-name="T56"> </text:span><text:span text:style-name="T54">„</text:span><text:span text:style-name="T58">Jednou jsem překazila plány obchodníkovi z města, kterej u nás </text:span><text:span text:style-name="T60">v lese </text:span><text:span text:style-name="T58">vykupoval od pytláků kožešiny</text:span><text:span text:style-name="T57">. Byl to tlustej, holohlavej hobit, žvejkal tabák a neustále si odplivával. </text:span><text:span text:style-name="T59">Řekl mi, že jestli mě někdy uvidí ve městě, tak na mě poštve stráže a nechá mě zavřít. Jako kdyby</text:span><text:span text:style-name="T62">ch</text:span><text:span text:style-name="T59"> dělala něco špatnýho </text:span><text:span text:style-name="T61">já a ne on</text:span><text:span text:style-name="T59">.“</text:span></text:p>
      <text:p text:style-name="P457"><text:span text:style-name="T1745">Měj také na paměti, že popisovat můžeš jen to, co si o dotyčném pamatuješ</text:span>. <text:span text:style-name="T1745">O co mu jde, co bude dál dělat, jestli ho teď vůbec dokážeš najít a případně co bude za svoje služby chtít, je na Pánovi jeskyně.</text:span></text:p>
      <text:h text:style-name="Heading_20_2" text:outline-level="2"><text:span text:style-name="T92">K</text:span><text:span text:style-name="T1">do má </text:span><text:span text:style-name="T178">kdy</text:span><text:span text:style-name="T1"> konečné slovo</text:span></text:h>
      <text:p text:style-name="P377"><text:span text:style-name="T172">H</text:span><text:span text:style-name="T171">ráči rozhodují </text:span><text:span text:style-name="T172">o</text:span><text:span text:style-name="T171"> všem, co se týká jejich postav: </text:span><text:span text:style-name="T249">koho</text:span><text:span text:style-name="T171"> bud</text:span><text:span text:style-name="T173">ou hrát</text:span><text:span text:style-name="T171">, co </text:span><text:span text:style-name="T173">bud</text:span><text:span text:style-name="T208">ou</text:span><text:span text:style-name="T173"> mít</text:span><text:span text:style-name="T171"> za schopnosti, co bud</text:span><text:span text:style-name="T208">ou</text:span><text:span text:style-name="T171"> říkat</text:span><text:span text:style-name="T208"> a</text:span><text:span text:style-name="T172"> děla</text:span><text:span text:style-name="T179">t</text:span><text:span text:style-name="T171"> atd. P</text:span><text:span text:style-name="T92">án jeskyně </text:span><text:span text:style-name="T171">rozhoduje všechno ostatní, </text:span><text:span text:style-name="T250">včetně případných nejasností v pravidlech</text:span><text:span text:style-name="T92">.<text:line-break/><text:tab/></text:span><text:span text:style-name="T173">To znamená, že Pán jeskyně ti může například navrhnout, že by </text:span><text:soft-page-break/><text:span text:style-name="T173">sis možná mohl vzít plášť, protože prší, ale jestli to opravdu uděláš, je na tobě. Stejně tak když </text:span><text:span text:style-name="T177">P</text:span><text:span text:style-name="T173">án jeskyně popisuje místnost nebo protivníky, tak všechno, co k tomu dodají hráči postav, jsou jenom návrhy.</text:span></text:p>
      <text:h text:style-name="Heading_20_2" text:outline-level="2">Snaž se nápady <text:span text:style-name="T1623">s</text:span>vých spoluhráčů využí<text:span text:style-name="T1624">vat</text:span></text:h>
      <text:p text:style-name="P424"><text:span text:style-name="T173">Přestože </text:span><text:span text:style-name="T281">můžeš</text:span><text:span text:style-name="T173"> zamít</text:span><text:span text:style-name="T281">a</text:span><text:span text:style-name="T173">t návrhy </text:span><text:span text:style-name="T174">týkající se</text:span><text:span text:style-name="T173"> toho, v čem máš rozhodovací pravomoc, měl bys to dělat co nejméně. </text:span><text:span text:style-name="T1">Snaž se</text:span><text:span text:style-name="T173"> návrhy </text:span><text:span text:style-name="T174">svých spoluhráčů</text:span><text:span text:style-name="T1"> vždycky nějak využít, i když třeba trochu jinak, než to </text:span><text:span text:style-name="T176">řekli nebo</text:span><text:span text:style-name="T1"> mysleli. </text:span><text:span text:style-name="T251">Platí to jak pro Pána jeskyně, tak pro hráče postav.</text:span></text:p>
      <text:p text:style-name="Example_20_Header">Příklad:</text:p>
      <text:p text:style-name="Example"><text:span text:style-name="T105">Jana</text:span><text:span text:style-name="T93">:</text:span><text:span text:style-name="T1"> „Co kdyby vládce tohohle města sídlil v pyramidě? Přijde mi, že se vůbec nezajímá o to, co se ve městě děje a tohle by to pěkně symbolizovalo.“</text:span></text:p>
      <text:p text:style-name="Example"><text:span text:style-name="T93">Pán jeskyně:</text:span><text:span text:style-name="T1"> „Pyramidy se sem ale vůbec nehoděj, všude kolem jsou středověk</text:span><text:span text:style-name="T175">ý</text:span><text:span text:style-name="T1"> hrady a města. Mohla by to bejt třeba vysoká věž?“</text:span></text:p>
      <text:p text:style-name="Example"><text:span text:style-name="T105">Jana</text:span><text:span text:style-name="T93">:</text:span><text:span text:style-name="T1"> „Jo, to by šlo.“</text:span></text:p>
      <text:h text:style-name="Heading_20_2" text:outline-level="2"><text:span text:style-name="T72">P</text:span><text:span text:style-name="T1">lánky, mapy a jiné názorné pomůcky</text:span></text:h>
      <text:p text:style-name="P1007"><text:span text:style-name="T282">K </text:span><text:span text:style-name="T106">získání</text:span><text:span text:style-name="T282"> představ</text:span><text:span text:style-name="T106">y</text:span><text:span text:style-name="T282"> o situaci obvykle </text:span><text:span text:style-name="T76">výrazně</text:span><text:span text:style-name="T282"> pomůže</text:span><text:span text:style-name="T73"> načrtnout mapu </text:span><text:span text:style-name="T107">nebo</text:span><text:span text:style-name="T73"> </text:span><text:span text:style-name="T83">nákres</text:span><text:span text:style-name="T73">. </text:span><text:span text:style-name="T84">K</text:span><text:span text:style-name="T76">reslit </text:span><text:span text:style-name="T84">nemusí nutně jen</text:span><text:span text:style-name="T76"> Pán jeskyně. Obzvlášť pokud je mezi vámi výtvarník, tak je lepší, když to udělá on.</text:span></text:p>
      <text:h text:style-name="P1039" text:outline-level="2"><text:soft-page-break/>Cíl hry</text:h>
      <text:p text:style-name="P1008"><text:span text:style-name="T1633">C</text:span>ílem hry je společně s přáteli příjemně strávit čas <text:span text:style-name="T1632">hraním hry, prožíváním příběhů svých postav a prokreslováním jejich charakterů.</text:span></text:p>
      <text:h text:style-name="Heading_20_2" text:outline-level="2">Cíl<text:span text:style-name="T1634">e</text:span> postav</text:h>
      <text:p text:style-name="P426"><text:span text:style-name="T163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v něčem vaše postavy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40">a ve skutečnosti nehraje proti vám</text:span>. <text:span text:style-name="T1622">Stejně tak se z vás nestávají protihráči, když se dostanou do sporu vaše postavy.</text:span></text:p>
      <text:h text:style-name="Heading_20_2" text:outline-level="2">Hraní s příběhovou imunitou</text:h>
      <text:p text:style-name="P438">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text:span text:style-name="T1749">s tím, že se přece jejich postavě nemůže nic stát</text:span>. Mějte prostě na paměti, že postavy o vaší hráčské dohodě nic nevědí a nebezpečí je pro ně skutečné.<text:line-break/><text:soft-pag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2465404812" text:style-name="L44">
        <text:list-item>
          <text:p text:style-name="P825">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38"><text:span text:style-name="T1665">Pokud chcete mít ve hře reálné riziko smrti</text:span>, <text:span text:style-name="T1665">hrajte bez příběhové imunity. V této variantě může tvoje postava umřít, když to jednoznačně vyplývá ze situace.</text:span></text:p>
      <text:p text:style-name="P532">Příklady:</text:p>
      <text:p text:style-name="P607">Rozdrtil <text:span text:style-name="T1666">tě</text:span> několikatunový kamenný blok.</text:p>
      <text:p text:style-name="P607">Spadl jsi do lávového jezírka.</text:p>
      <text:p text:style-name="P607">Zřítil ses do propasti.</text:p>
      <text:p text:style-name="P1011"><text:span text:style-name="T1671">I když hrajete bez příběhové imunity, j</text:span>e <text:span text:style-name="T1671">vhodné</text:span>, <text:span text:style-name="T1671">aby postavy umíraly</text:span> co nejméně. <text:span text:style-name="T1671">K</text:span>dyby <text:span text:style-name="T1671">se to totiž stávalo</text:span> často, přestalo by vám na nich záležet a zmizel by tím pocit reálného nebezpečí, kvůli kterému možnost smrti postav do hry dáváte.</text:p>
      <text:h text:style-name="Heading_20_3" text:outline-level="3"><text:span text:style-name="T1750">Když umře</text:span> hráčská postava</text:h>
      <text:p text:style-name="P1012">Když někomu umře postava, obvykle si udělá novou. Pokud se předem nedohodnete jinak, tak bude na stejné úrovni jako ta stará.</text:p>
      <text:list xml:id="list120866380" text:style-name="L131">
        <text:list-item>
          <text:p text:style-name="P1013"><text:soft-page-break/>V zásadě sice můžete mít v jedné družině postavy na různých úrovních, <text:span text:style-name="T1751">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p text:style-name="P439">TODO: Rovnou si také rozmyslete, jak budete řešit, když postava umře:</text:p>
      <text:list xml:id="list738537817" text:style-name="L45">
        <text:list-item>
          <text:p text:style-name="P826">Hráč si udělá novu</text:p>
        </text:list-item>
        <text:list-item>
          <text:p text:style-name="P826">Hráč převezme nějaké NPCčko</text:p>
        </text:list-item>
        <text:list-item>
          <text:p text:style-name="P826">Rovnou si jich vytvoříte víc</text:p>
        </text:list-item>
      </text:list>
      <text:p text:style-name="P439">/* Možná se tady jen odkázat na příslušnou kapitolu (nejspíš pod Vedením hry */</text:p>
      <text:h text:style-name="P1062" text:outline-level="2">TODO: Když se přidá nový hráč</text:h>
      <text:p text:style-name="P1014">- <text:span text:style-name="T1753">nová postava by měla být na stejné úrovni jako zbytek družiny</text:span></text:p>
      <text:p text:style-name="P1014">- <text:span text:style-name="T1752">dejte mu důležitou roli v příběhu</text:span></text:p>
      <text:h text:style-name="P1040" text:outline-level="2"><text:span text:style-name="T1470">Chyby a n</text:span>edorozumění</text:h>
      <text:p text:style-name="P378">Když uděláš chybu, řekni to nahlas, omluv se a domluv se s Pánem jeskyně a ostatními hráči, jak to vyřešíte.</text:p>
      <text:p text:style-name="P530">Příklad:</text:p>
      <text:p text:style-name="P601"><text:span text:style-name="T1188">Ty:</text:span> <text:span text:style-name="T782">„Ehm, omlouvám se, špatně jsem se podíval. Sekeru ve skutečnosti nemám. Takže ten žebřík jsem asi vyrobit nemohl.“</text:span></text:p>
      <text:p text:style-name="P601"><text:span text:style-name="T1188">Pán jeskyně:</text:span> <text:span text:style-name="T872">„V pohodě, stane se. Máte někdo jinej nějakej nástroj, kterej jste na to mohli použít?“</text:span></text:p>
      <text:p text:style-name="P601"><text:soft-page-break/><text:span text:style-name="T947">Jiný hráč:</text:span><text:span text:style-name="T872"> „Já mám meč, šl</text:span><text:span text:style-name="T873">o</text:span><text:span text:style-name="T872"> by </text:span><text:span text:style-name="T873">to s ním</text:span><text:span text:style-name="T872">?“</text:span></text:p>
      <text:p text:style-name="P601"><text:span text:style-name="T947">Pán jeskyně:</text:span><text:span text:style-name="T872"> „</text:span><text:span text:style-name="T874">Určitě</text:span><text:span text:style-name="T872">. Takže jste to udělali mečem.“</text:span></text:p>
      <text:p text:style-name="P426">Když <text:span text:style-name="T1470">něco přeslechne nebo zapomene</text:span> Pán jeskyně, <text:span text:style-name="T1471">nebo třeba když špatně použije nějaké pravidlo, upozorni jej na to.</text:span></text:p>
      <text:p text:style-name="P530">Příklad:</text:p>
      <text:p text:style-name="P601"><text:span text:style-name="T1199">Hráč:</text:span><text:span text:style-name="T1641"> </text:span>„<text:span text:style-name="T1471">Hele, já jsem ale přece před chvílí říkal, že zapálím lucernu, kleknu si a podlahu v chodbě pomalu prohledám.</text:span>“</text:p>
      <text:p text:style-name="P371">P<text:span text:style-name="T1472">án jeskyně</text:span> by se nad tím měl zamyslet, chybu uznat a buď vrátit hru, nebo se s tebou domluvit na nějakém rozumném řešení.</text:p>
      <text:p text:style-name="P527">Příklad:</text:p>
      <text:p text:style-name="P601">„<text:span text:style-name="T1473">Aha, promiň, to jsem přeslechl. V tom případě jsi našel spouštěcí dlaždici a past jsi nespustil.</text:span>“</text:p>
      <text:p text:style-name="P371">Když to ale neudělá <text:span text:style-name="T1474">a bude trvat na svém</text:span>, nehádej se s ním. Chybu může udělat každý, buď shovívavý.</text:p>
      <text:h text:style-name="P1040" text:outline-level="2">Rozhodování <text:span text:style-name="T1621">a řešení sporů</text:span></text:h>
      <text:p text:style-name="P388">Když se do sporu dostanou vaše postavy, tak je na nich, jak si ho vyřeší. Dejte ale pozor, aby se z toho nestal spor mezi hráči.<text:line-break/><text:tab/><text:span text:style-name="T1638">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text:soft-page-break/>Přetrvávající spory</text:h>
      <text:p text:style-name="P425"><text:span text:style-name="T150">Pokud</text:span><text:span text:style-name="T151"> </text:span><text:span text:style-name="T150">se budete</text:span><text:span text:style-name="T152"> k nějakému sporu vr</text:span><text:span text:style-name="T150">acet</text:span><text:span text:style-name="T151">, </text:span><text:span text:style-name="T153">pokuste se to</text:span><text:span text:style-name="T151"> </text:span><text:span text:style-name="T154">vyřeš</text:span><text:span text:style-name="T153">it</text:span><text:span text:style-name="T151"> mimo hru – nejlépe úplně mimo herní sezení, nebo alespoň na začátku příštího před tím, než začnete hrát.<text:line-break/><text:tab/></text:span><text:span text:style-name="T155">V ten moment přestanou platit herní rozhodovací pravomoc</text:span><text:span text:style-name="T156">e </text:span><text:span text:style-name="T157">a </text:span><text:span text:style-name="T155">budete si moci promluvit jako přátelé a spoluhráči místo jako Pán jeskyně a hráči postav. Myslete při tom ale na to, že se se s</text:span><text:span text:style-name="T158">cházíte</text:span><text:span text:style-name="T155">, abyste se společně bavili při hře – takže opravdu nestojí za to se kvůli tomu hádat. Rada „moudřejší ustoupí“ tady platí víc než kde jinde. </text:span><text:span text:style-name="T151">Dejte si </text:span><text:span text:style-name="T159">také</text:span><text:span text:style-name="T151"> pozor, abyste nestrávili víc času dohadováním se než vlastním hraním.</text:span></text:p>
      <text:h text:style-name="P1041" text:outline-level="2">Co dělat, když tě hra nebaví</text:h>
      <text:p text:style-name="P1009">Když tě hra nebaví,<text:span text:style-name="T1748"> </text:span>rozhodně si to nenechávej pro sebe. <text:span text:style-name="T1635">Společně si o tom promluvte a pokuste se nalézt řešení. Pokud má podobný pocit víc hráčů, je možná na místě nějaká větší změna:</text:span></text:p>
      <text:list xml:id="list2878732001" text:style-name="L46">
        <text:list-item>
          <text:p text:style-name="P827">Zvažte předčasné ukončení rozehrané kapitoly. Můžete zkusit posunout děj o nějaký čas dopředu, nebo se třeba ve vašem herní světě přesunout na jiné místo.</text:p>
        </text:list-item>
        <text:list-item>
          <text:p text:style-name="P827">Zvažte nový začátek s jinými postavami a v jiném prostředí. Pokud je stávající téma vyčerpané, může vám to zase vrátit nadšení ze hry.</text:p>
        </text:list-item>
        <text:list-item>
          <text:p text:style-name="P827">Zvažte <text:span text:style-name="T1748">změnu</text:span> Pána jeskyně. Vedení hr<text:span text:style-name="T1636">y</text:span> je náročné a dělat to dlouhodobě může být vyčerpávající. I kdyby to mělo být třeba jen na jedno dobrodružství, může to pomoci.</text:p>
        </text:list-item>
      </text:list>
      <text:p text:style-name="P389">Když problém přetrvává dlouhodobě, zvaž následující možnosti:</text:p>
      <text:list xml:id="list387176101" text:style-name="L47">
        <text:list-item>
          <text:p text:style-name="P829">Vzít si jinou postavu.</text:p>
        </text:list-item>
        <text:list-item>
          <text:p text:style-name="P829"><text:span text:style-name="T1637">Nabídnout, že p</text:span>řev<text:span text:style-name="T1637">e</text:span>z<text:span text:style-name="T1637">meš</text:span> vedení hry.</text:p>
        </text:list-item>
        <text:list-item>
          <text:p text:style-name="P829"><text:soft-page-break/>Dát si na chvíli pauzu.</text:p>
        </text:list-item>
        <text:list-item>
          <text:p text:style-name="P828">Najít si jinou skupinu.</text:p>
        </text:list-item>
      </text:list>
      <text:p text:style-name="P780">Někteří lidé si prostě vzájemně nesednou a některým skupinám není souzeno fungovat. V takovém případě z toho nedělej vědu: poděkuj za hru, rozluč se a zkus to s někým jiným.</text:p>
      <text:h text:style-name="Heading_20_1" text:outline-level="1">Hraní za postavu</text:h>
      <text:p text:style-name="P824"/>
      <text:p text:style-name="P1010">TODO: Zapojit</text:p>
      <text:p text:style-name="P824">Při hraní postavy mysli na to, že nehraješ jen pro sebe, ale také pro ostatní.</text:p>
      <text:h text:style-name="P1042" text:outline-level="2">Hráči nejsou postavy</text:h>
      <text:p text:style-name="P380">Tvoje postava nezná většinu z toho, co znáš ty. Neumí například pracovat s počítačem a ani netuší, že by něco takového mohlo existovat. Nezná fyzikální zákony a chemické <text:span text:style-name="T1658">reakce</text:span>. <text:span text:style-name="T1625">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626">informací hráče a postavy</text:span></text:h>
      <text:p text:style-name="P38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27">Při hře bys tedy měl rozlišovat, co opravdu ví tvoje postava a rozhodovat se jen podle toho. Jsou ale případy, kdy to neplatí:</text:span></text:p>
      <text:p text:style-name="P382">1) Vždycky ber v potaz, co bude tvoje rozhodnutí znamenat pro vaše společné hraní. Pokud by ses kvůli tomu například měl rozhádat se svými spoluhráči, rozhodně to za to nestojí.</text:p>
      <text:p text:style-name="P382"><text:soft-page-break/>2) <text:span text:style-name="T1628">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3"><text:span text:style-name="T1630">3</text:span>) <text:span text:style-name="T1629">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4"><text:span text:style-name="T1630">4</text:span>) <text:span text:style-name="T1630">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5">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1075" text:outline-level="3"><text:soft-page-break/>Říkej rovnou, čeho se snažíš dosáhnout</text:h>
      <text:p text:style-name="P379">Mnoha nedorozuměním můžeš předejít, když nebudeš pouze popisovat, co děláš, ale řekneš také, čeho se tím snažíš dosáhnout. Představ si následující situaci:</text:p>
      <text:p text:style-name="P601"><text:span text:style-name="T1198">Hráč</text:span><text:span text:style-name="T1196">:</text:span> <text:span text:style-name="T782">„V jedn</text:span><text:span text:style-name="T845">ý</text:span><text:span text:style-name="T782"> z předchozích místností byla hromada dřeva. Nanosím ho sem.“</text:span></text:p>
      <text:p text:style-name="P601"><text:span text:style-name="T1188">Pán jeskyně:</text:span> <text:span text:style-name="T782">„Jasně, není problém. Zabere to pár desítek minut.“</text:span></text:p>
      <text:p text:style-name="P601"><text:span text:style-name="T1198">Hráč</text:span><text:span text:style-name="T1196">:</text:span><text:span text:style-name="T1475"> </text:span><text:span text:style-name="T845">„Zapálím ho.“</text:span></text:p>
      <text:p text:style-name="P601"><text:span text:style-name="T1196">Pán jeskyně:</text:span><text:span text:style-name="T1475"> </text:span><text:span text:style-name="T845">„Hele, to asi nepůjde. </text:span><text:span text:style-name="T846">T</text:span><text:span text:style-name="T845">o dřevo tam prakticky leželo ve vodě. Je totálně nasáklý a napůl shnilý.“</text:span></text:p>
      <text:p text:style-name="P372"><text:span text:style-name="T936">P</text:span><text:span text:style-name="T922">ostava by si určitě všimla, že nosí dřevo, které rozhodně nepůjde zapálit. Pán jeskyně ale nevěděl, že </text:span><text:span text:style-name="T937">zrovna</text:span><text:span text:style-name="T922"> </text:span><text:span text:style-name="T937">to chce udělat</text:span><text:span text:style-name="T922">, takže neměl důvod to </text:span><text:span text:style-name="T938">hráči</text:span><text:span text:style-name="T922"> říct.<text:line-break/><text:tab/></text:span><text:span text:style-name="T924">Podobná nedorozumění jsou nepříjemná zvláště v boji. </text:span><text:span text:style-name="T949">Ř</text:span><text:span text:style-name="T1196">íkej proto vždycky nahlas, o co se snažíš</text:span><text:span text:style-name="T1188">.</text:span></text:p>
      <text:list xml:id="list3597547476" text:style-name="L48">
        <text:list-item>
          <text:p text:style-name="P830">Zapojíš tím do hry ostatní hráče, mohou pak nad tím přemýšlet také.</text:p>
        </text:list-item>
        <text:list-item>
          <text:p text:style-name="P830"><text:span text:style-name="T923">Pán jeskyně ti </text:span><text:span text:style-name="T922">díky tomu bude moci</text:span><text:span text:style-name="T923"> rovnou říct, co bude a nebude fungovat a případně navrhnout alternativu.</text:span></text:p>
        </text:list-item>
      </text:list>
      <text:h text:style-name="Heading_20_3" text:outline-level="3">Nenechávejte si své informace pro sebe!</text:h>
      <text:p text:style-name="P386">Představ si, že by Naria na dotaz, co při svém průzkumu viděla, řekla: „Nic zajímavýho.“ Ostatní hráči by teď museli hrát s tím, že jejich postavy o skřetím táboru nevědí. To povede ke dvěma věcem:</text:p>
      <text:list xml:id="list1238925719" text:style-name="L49">
        <text:list-item>
          <text:p text:style-name="P831">Až na něj ostatní postavy narazí, uvědomí si, že jim o něm Naria neřekla, a budou na ni po právu naštvané, protože to je docela důležitá informace.</text:p>
        </text:list-item>
        <text:list-item>
          <text:p text:style-name="P83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7">Pokud by se vám tohle stávalo často, <text:span text:style-name="T1631">tak</text:span> hrát se „společným vědomím“, kdy všichni hráči mohou používat všechny informace, je nejspíš docela dobrý nápad.</text:p>
      <text:h text:style-name="Heading_20_2" text:outline-level="2"><text:span text:style-name="T767">Před p</text:span><text:span text:style-name="T283">rvní hr</text:span><text:span text:style-name="T767">ou</text:span></text:h>
      <text:p text:style-name="P393"><text:span text:style-name="T283">Než začnete hrát, </text:span><text:span text:style-name="T735">domluvte se na následujících věcech:</text:span></text:p>
      <text:list xml:id="list1592439828" text:style-name="L50">
        <text:list-item>
          <text:p text:style-name="P833"><text:span text:style-name="T764">Zda budou mít </text:span><text:span text:style-name="T765">vaše</text:span><text:span text:style-name="T764"> postavy </text:span><text:span text:style-name="T735">p</text:span><text:span text:style-name="T283">říběhov</text:span><text:span text:style-name="T764">ou</text:span><text:span text:style-name="T283"> imunit</text:span><text:span text:style-name="T764">u.</text:span></text:p>
        </text:list-item>
        <text:list-item>
          <text:p text:style-name="P684">Jak rychle budete postupovat na nové úrovně.</text:p>
        </text:list-item>
        <text:list-item>
          <text:p text:style-name="P834"><text:span text:style-name="T765">C</text:span><text:span text:style-name="T283">o budete hrát, kdo jsou vaše postavy a jestli se znají.</text:span></text:p>
        </text:list-item>
      </text:list>
      <text:p text:style-name="P408"><text:span text:style-name="T736">Kdykoliv </text:span><text:span text:style-name="T766">později</text:span><text:span text:style-name="T736"> v průběhu hraní můžete </text:span><text:span text:style-name="T766">cokoliv z toho</text:span><text:span text:style-name="T736"> přehodnotit a upravit, aby vám to co nejlépe vyhovovalo.</text:span></text:p>
      <text:h text:style-name="P1076" text:outline-level="3">Domluva o příběhové imunitě</text:h>
      <text:p text:style-name="P409">Před začátkem hry se dohodněte, jestli budete hrát s možností smrti postav nebo bez ní.</text:p>
      <text:list xml:id="list12009280" text:style-name="L51">
        <text:list-item>
          <text:p text:style-name="P835">Když se rozhodnete hrát <text:span text:style-name="T1660">s tím, že postavy nemohou umřít</text:span>, tak je vaším úkolem společně <text:span text:style-name="T1175">s Pánem jeskyně</text:span> zajistit, aby se nikdy nedostaly do situace, kde by přežití nedávalo smysl. Pán jeskyně tedy do hry nebude dávat pasti jako „<text:span text:style-name="T1216">padající </text:span>několikatunový kamenný kvádr“ a hráči toho nebudou <text:soft-page-break/>zneužívat a pouštět se do nesmyslného rizika („Vrhnu se sám na rozzuřeného ohnivého draka, však se mi přece nemůže nic stát“). Mějte prostě na paměti, že postavy o vaší hráčské dohodě nic nevědí a nebezpečí je pro ně skutečné.</text:p>
          <text:p text:style-name="P835">I tak se vám občas stane, že budete muset trochu přiohnout pravděpodobnost – když <text:span text:style-name="T1177">je</text:span> například postava <text:span text:style-name="T1176">vyřazena</text:span> při boji se smečkou vlků a ostatní musí prchnout a nechat ji tam, Pán jeskyně může například popsat, jak se vlci mezi sebou začali rvát o právo na kořist, <text:span text:style-name="T1172">nebo třeba do hry vložit jiné, větší nebezpečí, které vlky zažene a dá ostatním možnost postavu zachránit.</text:span></text:p>
          <text:list>
            <text:list-item>
              <text:p text:style-name="P836">Ve hře bez umírání postav může stále postava umřít, pokud se pro to rozhodne její hráč. <text:span text:style-name="T1174">Může třeba sám usoudit, že se do smrtelné situace dostal vlastní chybou a postava by to fakt přežít neměla, může jít o hrdinskou smrt, kdy se postava obětuje za ostatní a podobně.</text:span></text:p>
            </text:list-item>
          </text:list>
        </text:list-item>
        <text:list-item>
          <text:p text:style-name="P836">Když se rozhodnete hrát s možností smrti postav, <text:span text:style-name="T1173">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0">Pokud nevíte, co si máte vybrat, nebo se ne<text:span text:style-name="T1661">můžete</text:span> dohodnout, hrajte s příběhovou imunitou, tedy bez umírání postav.</text:p>
      <text:h text:style-name="P1076" text:outline-level="3"><text:soft-page-break/>Domluva o rychlosti <text:span text:style-name="T1647">postupu po úrovních</text:span></text:h>
      <text:p text:style-name="P411">Pokud se nedomluvíte jinak, budete<text:span text:style-name="T1650"> nové úrovně získávat </text:span>takto:</text:p>
      <text:list xml:id="list392837759" text:style-name="L52">
        <text:list-item>
          <text:p text:style-name="P837">Druhou a třetí jednou měsíčně</text:p>
        </text:list-item>
        <text:list-item>
          <text:p text:style-name="P838"><text:span text:style-name="T1651">Čtvrtou až sedmou</text:span> jednou za 2 měsíce</text:p>
        </text:list-item>
        <text:list-item>
          <text:p text:style-name="P839"><text:span text:style-name="T1651">Osmou a vyšší</text:span> jednou za <text:span text:style-name="T1648">3</text:span> měsíce</text:p>
        </text:list-item>
      </text:list>
      <text:p text:style-name="P412">Jde o čas v reálném světě, nikoliv ve hře. Znamená to tedy, že pokud se bude scházet například jednou týdně, tak na první úrovni strávíte zhruba 4 sezení.</text:p>
      <text:p text:style-name="P412">/<text:span text:style-name="T1652">*</text:span></text:p>
      <text:p text:style-name="P413">TODO: Tohle ještě zvážit.</text:p>
      <text:p text:style-name="P414">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53">Prozatím plánuju 12 úrovní celkem...)</text:span>.</text:p>
      <text:p text:style-name="P414">*/</text:p>
      <text:h text:style-name="P1076" text:outline-level="3">Domluva o <text:span text:style-name="T1645">příběhu</text:span></text:h>
      <text:p text:style-name="P415">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1076" text:outline-level="3"><text:soft-page-break/>Domluva o postavách</text:h>
      <text:p text:style-name="P416">Domluvte se, jaké kdo bude mít jaké povolání a jaké si kdo vezme schopnosti a dovednosti. Obvykle je lepší se doplňovat, než si konkurovat.</text:p>
      <text:h text:style-name="Heading_20_2" text:outline-level="2">Postup po úrovních</text:h>
      <text:p text:style-name="P406">Pokud se nedomluvíte jinak, budete<text:span text:style-name="T1650"> nové úrovně získávat </text:span>takto:</text:p>
      <text:list xml:id="list4263364801" text:style-name="L53">
        <text:list-item>
          <text:p text:style-name="P840">Druhou a třetí jednou měsíčně</text:p>
        </text:list-item>
        <text:list-item>
          <text:p text:style-name="P841"><text:span text:style-name="T1651">Čtvrtou až sedmou</text:span> jednou za 2 měsíce</text:p>
        </text:list-item>
        <text:list-item>
          <text:p text:style-name="P842"><text:span text:style-name="T1651">Osmou a vyšší</text:span> jednou za <text:span text:style-name="T1648">3</text:span> měsíce</text:p>
        </text:list-item>
      </text:list>
      <text:p text:style-name="P406">Jde o čas v reálném světě, nikoliv ve hře. Znamená to tedy, že pokud se bude scházet například jednou týdně, tak na první úrovni strávíte zhruba 4 sezení.</text:p>
      <text:p text:style-name="P406">/<text:span text:style-name="T1652">*</text:span></text:p>
      <text:p text:style-name="P417">TODO: Tohle ještě zvážit.</text:p>
      <text:p text:style-name="P418">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53">Prozatím plánuju 12 úrovní celkem...)</text:span>.</text:p>
      <text:p text:style-name="P418">*/</text:p>
      <text:h text:style-name="P1077" text:outline-level="3"><text:soft-page-break/>Co <text:span text:style-name="T1649">přestup znamená pravidlově</text:span></text:h>
      <text:p text:style-name="P396">Při přestupu na <text:span text:style-name="T1096">každou</text:span> lichou úroveň <text:span text:style-name="T1096">(třetí, pátou atd.)</text:span> <text:span text:style-name="T1095">se zvyšuje hodnota jedné z vlastností o 1.</text:span></text:p>
      <text:list xml:id="list910989798" text:style-name="L54">
        <text:list-item>
          <text:p text:style-name="P844"><text:span text:style-name="T80">Můžeš si </text:span><text:span text:style-name="T189">zvýšit</text:span><text:span text:style-name="T80"> kterou chceš, ale rozdíl mezi tvou nejvyšší a nejnižší vlastností nemůže být větší než 3.</text:span></text:p>
        </text:list-item>
        <text:list-item>
          <text:p text:style-name="P843"><text:span text:style-name="T80">P</text:span><text:span text:style-name="T18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45"><text:span text:style-name="T187">K</text:span><text:span text:style-name="T1">dyž si zvýšíš Duši, zvedne se tím zároveň i tvá Magenergie (aktuální i maximální).</text:span></text:p>
        </text:list-item>
      </text:list>
      <text:h text:style-name="Heading_20_3" text:outline-level="3">Co <text:span text:style-name="T1649">přestup znamená příběhově</text:span></text:h>
      <text:p text:style-name="P399"><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85">I k</text:span><text:span text:style-name="T1">dyž </text:span><text:span text:style-name="T185">na to ale v kampani dost času nemáte</text:span><text:span text:style-name="T1">, </text:span><text:span text:style-name="T190">třeba proto, že se události valí jedna za druhou a postavy si nemohou dovolit na delší dobu někam zmizet,</text:span><text:span text:style-name="T186"> přestupy</text:span><text:span text:style-name="T1"> kvůli tomu neodkládejte, </text:span><text:span text:style-name="T191">z</text:span><text:span text:style-name="T1">ískávání nových schopností je důležitou součástí </text:span><text:span text:style-name="T190">zážitku</text:span><text:span text:style-name="T1"> hry. </text:span><text:span text:style-name="T190">Prostě si zvyšte úroveň a neřešte, </text:span><text:span text:style-name="T192">kdy a </text:span><text:span text:style-name="T190">jak přesně postavy k novým schopnostem přišly.</text:span></text:p>
      <text:h text:style-name="P1019" text:outline-level="1">Náhodný hod</text:h>
      <text:p text:style-name="P398"><text:span text:style-name="T283">Náhodný hod </text:span><text:span text:style-name="T711">může</text:span><text:span text:style-name="T283"> P</text:span><text:span text:style-name="T712">án jeskyně </text:span><text:span text:style-name="T711">použít, když chce</text:span><text:span text:style-name="T283"> </text:span><text:span text:style-name="T713">nestranně</text:span><text:span text:style-name="T283"> rozhodnout něco, co nezávisí na schopnostech postav. </text:span><text:span text:style-name="T718">Hází se k6 a</text:span><text:span text:style-name="T714"> P</text:span><text:span text:style-name="T716">án jeskyně</text:span><text:span text:style-name="T714"> </text:span><text:span text:style-name="T715">vždy</text:span><text:span text:style-name="T714"> před hodem určí, co budou znamenat jednotlivé výsledky.</text:span></text:p>
      <text:p text:style-name="P528"><text:span text:style-name="T714">P</text:span><text:span text:style-name="T283">říklad:</text:span></text:p>
      <text:p text:style-name="P597"><text:span text:style-name="T471">Hráč:</text:span><text:span text:style-name="T710"> </text:span><text:span text:style-name="T283">„Jak</text:span><text:span text:style-name="T763">ý</text:span><text:span text:style-name="T283"> je zrovna počasí?“<text:line-break/></text:span><text:span text:style-name="T471">P</text:span><text:span text:style-name="T472">án jeskyně</text:span><text:span text:style-name="T471">:</text:span><text:span text:style-name="T710"> </text:span><text:span text:style-name="T283">„</text:span><text:span text:style-name="T717">Nevím, hodím si. </text:span><text:span text:style-name="T283">Jednička – je krásně, šestka – je bouřka.“</text:span></text:p>
      <text:p text:style-name="P596"><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80">P</text:span><text:span text:style-name="T1">utování</text:span></text:h>
      <text:p text:style-name="P400"><text:span text:style-name="T8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286478275" text:style-name="L55">
        <text:list-item>
          <text:p text:style-name="P781">Přepadení.</text:p>
        </text:list-item>
        <text:list-item>
          <text:p text:style-name="P781">Překonávání obtížných překážek.</text:p>
        </text:list-item>
        <text:list-item>
          <text:p text:style-name="P781">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span text:style-name="T86">Z</text:span><text:span text:style-name="T1">ásoby</text:span></text:h>
      <text:p text:style-name="P120">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1"><text:span text:style-name="T1654">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54">v jakém pořadí hlídáte. Stačí, když řeknete, jestli hlídky držíte nebo ne. Pokud se zrovna v danou noc něco stane, Pán jeskyně se vás zeptá, kdo kdy hlídá, případně si můžete hodit kostkou, na čí hlídku to zrovna vyjde.</text:span></text:p>
      <text:h text:style-name="P1020" text:outline-level="1"><text:span text:style-name="T1104">Hledání, s</text:span>krývání a plížení</text:h>
      <text:h text:style-name="P1043" text:outline-level="2"><text:bookmark-start text:name="__RefHeading___Toc36204_611713307"/>Hledání<text:bookmark-end text:name="__RefHeading___Toc36204_611713307"/></text:h>
      <text:p text:style-name="P392">Na hledání skrytých věcí se nehází – když hledáš tam, kde něco skutečně je, tak to najdeš.</text:p>
      <text:h text:style-name="P1043" text:outline-level="2"><text:bookmark-start text:name="__RefHeading___Toc36206_611713307"/>Postřeh a plížení<text:bookmark-end text:name="__RefHeading___Toc36206_611713307"/></text:h>
      <text:p text:style-name="P392">Na plížení se hází Finesou.</text:p>
      <text:list xml:id="list3860561665" text:style-name="L56">
        <text:list-item>
          <text:p text:style-name="P846">Musíš se mít za co schovat.</text:p>
        </text:list-item>
        <text:list-item>
          <text:p text:style-name="P846">Ve vhodných podmínkách (šero, hustý podrost a podobně) si při plížení počítáš výhodu.</text:p>
        </text:list-item>
        <text:list-item>
          <text:p text:style-name="P846">Když se nehýbeš, počítáš si další výhodu.</text:p>
        </text:list-item>
      </text:list>
      <text:p text:style-name="P392">Ten, kdo tě hledá, si také hodí Finesou.</text:p>
      <text:list xml:id="list2858272458" text:style-name="L57">
        <text:list-item>
          <text:p text:style-name="P847">Když hodí víc, všiml si tě.</text:p>
        </text:list-item>
        <text:list-item>
          <text:p text:style-name="P847">Když vám padne stejně, všiml si něčeho podezřelého, ale není si jistý, co <text:span text:style-name="T1105">to</text:span> je.</text:p>
        </text:list-item>
      </text:list>
      <text:p text:style-name="P395"><text:span text:style-name="T1646">Povšimni si, že ve hře není dovednost </text:span><text:span text:style-name="T862">Plížení</text:span><text:span text:style-name="T1646">. Je to záměrně – jak dobře se umíš plížit a všímat si skrytých protivníků určuje tvoje Finesa.</text:span></text:p>
      <text:h text:style-name="Heading_20_1" text:outline-level="1">Překonávání překážek</text:h>
      <text:p text:style-name="P288">TODO: Přeformulovat pro Dračák („na výpravě“ místo „v podzemí“).</text:p>
      <text:p text:style-name="P285">V podzemí může být spousta překážek: Pobořené zdi a stropy, zamčené dveře, smrtící pasti, průrvy a propasti, a podobně.</text:p>
      <text:list xml:id="list2462553352" text:style-name="L58">
        <text:list-item>
          <text:p text:style-name="P848">Každou překážku můžete překonat, když vymyslíte jak.</text:p>
        </text:list-item>
      </text:list>
      <text:p text:style-name="P286">V této hře se na překonávání překážek nehází kostkou, není to tedy o náhodě. <text:span text:style-name="T144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219881656" text:style-name="L59">
        <text:list-item>
          <text:p text:style-name="P849">Používej svoji výbavu a to, co najdeš v podzemí.</text:p>
        </text:list-item>
      </text:list>
      <text:p text:style-name="P287"><text:span text:style-name="T145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39">„Hele, v předchozí místnosti byly stoly. Nešlo by je rozštípat a udělat z nich žebřík?“</text:span><text:span text:style-name="T1450"> ale nech pak hráče tesaře, ať popíše, jak to dělá.<text:line-break/><text:tab/>Pokud ovšem zrovna tesaře v družině nemáte, pusť se do toho klidně sám.<text:line-break/><text:tab/></text:span></text:p>
      <text:h text:style-name="P1078" text:outline-level="3"><text:soft-page-break/>Náklad a zranění</text:h>
      <text:p text:style-name="P115">Při překonávání překážek ber v úvahu, co všechno s sebou neseš a jestli jsi případně zraněn.<text:line-break/><text:tab/><text:span text:style-name="T144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1079" text:outline-level="3">Když to nejde silou…</text:h>
      <text:p text:style-name="P289">Na rozdíl od počítačových her zde není pevn<text:span text:style-name="T1452">ě</text:span> <text:span text:style-name="T1452">dáno</text:span>, jak jdou překážky překonat. <text:span text:style-name="T1453">Fungovat bude c</text:span>okoliv, co dává smysl. Pokud vás tedy nenapadá lepší možnost, můžete se například někam prokopat nebo probourat, <text:span text:style-name="T1454">dveře</text:span> můžete prostě rozmlátit, skálu rozštípat opakov<text:span text:style-name="T1455">aný</text:span>m rozpalováním a chlazením a podobně.<text:line-break/><text:tab/><text:span text:style-name="T145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1044" text:outline-level="2"><text:bookmark-start text:name="__RefHeading___Toc13231_3822832400"/><text:soft-page-break/>Sv<text:span text:style-name="T1457">ícení</text:span> v podzemí<text:bookmark-end text:name="__RefHeading___Toc13231_3822832400"/></text:h>
      <text:p text:style-name="P290">Když vstoupíte do temného podzemí, nebo třeba když v noci držíte hlídky, domluvte se, kdo bude svítit a čím.</text:p>
      <text:list xml:id="list3772526704" text:style-name="L60">
        <text:list-item>
          <text:p text:style-name="P850">Lucerna nebo louč se obvykle drží v ruce, takže při tom nejde dost dobře bojovat se štítem nebo s dvojruční zbraní.</text:p>
        </text:list-item>
      </text:list>
      <text:p text:style-name="P291">Nemusí<text:span text:style-name="T1458">š</text:span> přesně počítat, jak dlouho vydrží svítit louč a kdy je potřeba zapálit novou. <text:span text:style-name="T1458">Měl bys ale popisovat, třeba že před bojem postavíš lucernu na zem, abys mohl vzít kopí do obou rukou. Lucerna je totiž herní prvek – někdo ji může zkusit rozkopnout a zhasnout, můžete se od ní v průběhu boje vzdálit a podobně.</text:span></text:p>
      <text:h text:style-name="P1045" text:outline-level="2"><text:bookmark-start text:name="__RefHeading___Toc13233_3822832400"/>Kreslení mapy<text:bookmark-end text:name="__RefHeading___Toc13233_3822832400"/></text:h>
      <text:p text:style-name="P292"><text:span text:style-name="T1459">Domluvte se, kdo bude kreslit mapu</text:span>. <text:span text:style-name="T1460">Nejvíc se na to hodí</text:span> písař, <text:span text:style-name="T1461">protože na to má nástroje</text:span>, ale nemusí to chtít dělat a nemusí ve skupině vůbec být.</text:p>
      <text:list xml:id="list736698180" text:style-name="L61">
        <text:list-item>
          <text:p text:style-name="P851"><text:span text:style-name="T1462">U stolu</text:span> vám bude nejspíš kreslit mapu Pán jeskyně, protože je to o dost rychlejší, než kdyby vám měl diktovat tvary místností.</text:p>
        </text:list-item>
      </text:list>
      <text:p text:style-name="P116">Mapa, kterou si <text:span text:style-name="T145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1046" text:outline-level="2"><text:span text:style-name="T80">P</text:span><text:span text:style-name="T1">rohledávání</text:span></text:h>
      <text:p text:style-name="P293"><text:span text:style-name="T1">- </text:span><text:span text:style-name="T87">hledání tajných dveří a schránek</text:span></text:p>
      <text:p text:style-name="P114">- otevírání tajných dveří a schránek</text:p>
      <text:p text:style-name="P294"><text:soft-page-break/>Snaž se pozorně poslouchat, co Pán jeskyně popisuje. Všechno, co řekne, jsou věci, se kterými můžeš dál něco dělat. Když například popíše:</text:p>
      <text:p text:style-name="P294"><text:tab/><text:span text:style-name="T782">„V místnosti je stůl, židle a na stěně obraz.“</text:span></text:p>
      <text:p text:style-name="P295">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49374025" text:style-name="L62">
        <text:list-item>
          <text:p text:style-name="P852">Můžeš například lucernu pověsit na hůl, nebo ji přivázat na lano aby sis mohl někam posvítit a nemusel tam chodit nebo šplhat. Nebo tam hodit zapálenou louč.</text:p>
        </text:list-item>
      </text:list>
      <text:h text:style-name="P1080" text:outline-level="3">Pořád jdeme opatrně</text:h>
      <text:p text:style-name="P296">Možná si říkáš, že nejjednodušší by bylo na začátku podzemí říct, že pořád půjdete opatrně, budete si dávat pozor na pasti a budete prohledávat úplně všechno. <text:span text:style-name="T1463">Přesně tak to je</text:span> – <text:span text:style-name="T1463">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63">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1080" text:outline-level="3"><text:soft-page-break/>Prohledávám místnost</text:h>
      <text:p text:style-name="P297">Když oznámíš, že prohledáváš celou místnost nebo chodbu, tak to znamená, že si pořádně prohlédneš stěny, stop, podlahu a vybavení v místnosti.<text:line-break/><text:tab/>Pán jeskyně ti <text:span text:style-name="T1464">popíše</text:span> všechno, co jsi našel, ale obvykle ti neřekne, co přesně to je. Takže se můžeš dozvědět například:</text:p>
      <text:p text:style-name="P297"><text:tab/><text:span text:style-name="T782">„Na východní stěně jsi našel spáru ve tvaru čtverce, asi tak půl metru na půl metru“.</text:span></text:p>
      <text:p text:style-name="P297"><text:span text:style-name="T875">Spáru pak můžeš zkoumat dál: Proklepat ohraničený čtverec, jestli není dutý, zkusit do spáry něco strčit, </text:span><text:span text:style-name="T907">nebo třeba</text:span><text:span text:style-name="T87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08">pak</text:span><text:span text:style-name="T875"> </text:span><text:span text:style-name="T908">nejspíš</text:span><text:span text:style-name="T875"> řekne, </text:span><text:span text:style-name="T908">třeba</text:span><text:span text:style-name="T875"> že jsi na stěně našel malou dírku a ty ji pak můžeš zkoumat dál.</text:span></text:p>
      <text:h text:style-name="P1080" text:outline-level="3">Zapomněli jsme na něco?</text:h>
      <text:p text:style-name="P298"><text:span text:style-name="T1465">Na rozdíl od tvé postavy, která v místnosti stojí, si ty musíš všechno</text:span> představit <text:span text:style-name="T1466">čistě</text:span> <text:span text:style-name="T1467">podle</text:span> popisu Pána jeskyně. <text:span text:style-name="T1468">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8"><text:tab/><text:span text:style-name="T782">„</text:span><text:span text:style-name="T840">Prohledal</text:span><text:span text:style-name="T841">i</text:span><text:span text:style-name="T840"> jsem to tu všechno?</text:span><text:span text:style-name="T782">“</text:span></text:p>
      <text:p text:style-name="P299"><text:span text:style-name="T1465">On</text:span> na to odpoví třeba:</text:p>
      <text:p text:style-name="P299"><text:span text:style-name="T875"><text:tab/></text:span><text:span text:style-name="T782">„</text:span><text:span text:style-name="T842">Prošl</text:span><text:span text:style-name="T841">i</text:span><text:span text:style-name="T842"> js</text:span><text:span text:style-name="T841">te</text:span><text:span text:style-name="T842"> důkladně všechny stěny a nic js</text:span><text:span text:style-name="T841">te</text:span><text:span text:style-name="T842"> tam nenašl</text:span><text:span text:style-name="T841">i</text:span><text:span text:style-name="T842">. Je tu ale ještě stůl se šuplíkem, tomu </text:span><text:span text:style-name="T841">jste se</text:span><text:span text:style-name="T842"> zatím nevěnoval</text:span><text:span text:style-name="T841">i</text:span><text:span text:style-name="T842">. A nijak zvlášť podrobně js</text:span><text:span text:style-name="T841">te</text:span><text:span text:style-name="T842"> nezkoumal</text:span><text:span text:style-name="T841">i</text:span><text:span text:style-name="T842"> ani podlahu a strop.</text:span><text:span text:style-name="T782">“</text:span></text:p>
      <text:h text:style-name="P1080" text:outline-level="3"><text:soft-page-break/>Hledání pastí</text:h>
      <text:p text:style-name="P296"><text:span text:style-name="T909">H</text:span><text:span text:style-name="T910">ledání pastí </text:span><text:span text:style-name="T911">je stejné jako prohledávání místností</text:span><text:span text:style-name="T910">. Když řekneš například </text:span><text:span text:style-name="T843">„Jdu pomalu chodbou a dávám si pozor na pasti“</text:span><text:span text:style-name="T910">, </text:span><text:span text:style-name="T912">tak ti PJ sdělí pouze případná vodítka, pokud tam nějaká jsou.</text:span></text:p>
      <text:p text:style-name="P300"><text:tab/>„Asi po dvou metrech sis všimnul, že v pravé stěně chodby je ve svislé řadě několik děr.“</text:p>
      <text:p text:style-name="P235">A je opět na tobě, jak s touto informací naložíš. Může se také stát, že tam žádné vodítko nebude – některé pasti jsou prostě příliš dobře zamaskované, případně může být náznak někde jinde, než kde se past spouští.</text:p>
      <text:list xml:id="list3918825280" text:style-name="L63">
        <text:list-item>
          <text:p text:style-name="P853"><text:span text:style-name="T913">Když spustíš past poté, co jsi popsal, že jdeš opatrně a dáváš si pozor na pasti, tak si počítáš výhodu na obranu </text:span><text:span text:style-name="T914">(+1).</text:span></text:p>
          <text:list>
            <text:list-item>
              <text:p text:style-name="P853"><text:span text:style-name="T913">J</text:span><text:span text:style-name="T910">ak se brání proti pastem se dočteš v kapitole TODO.</text:span></text:p>
            </text:list-item>
          </text:list>
        </text:list-item>
      </text:list>
      <text:p text:style-name="P305"><text:span text:style-name="T875">Také u hledání pastí je dobré popisovat, co přesně děláš – když například řekneš </text:span><text:span text:style-name="T782">„Vezmu si tyč a budu před sebou proklepávat podlahu, jestli není dutá“</text:span><text:span text:style-name="T875">, tak najdeš případné propadlo, i když jsi </text:span><text:span text:style-name="T915">neměl žádné vodítko</text:span><text:span text:style-name="T875">, že tam může být.</text:span></text:p>
      <text:h text:style-name="P1106" text:outline-level="4">Co s nalezenou pastí?</text:h>
      <text:p text:style-name="P306"><text:span text:style-name="T875">Když máš pocit, že jsi našel past, </text:span><text:span text:style-name="T916">můžeš ji zkusit zneškodnit, spustit ji tak, aby tě nezasáhla, nebo zjistit, jak se deaktivuje.<text:line-break/><text:tab/>Většinu pastí můžeš něčím ucpat, přemostit nebo zatarasit:</text:span></text:p>
      <text:list xml:id="list4263720846" text:style-name="L64">
        <text:list-item>
          <text:p text:style-name="P855">Když například najdeš ve stěně dírku, ze které vylétává šipka, můžeš do ní zatlouct dřevěný kolík nebo před ni třeba postavit skříň.</text:p>
        </text:list-item>
        <text:list-item>
          <text:p text:style-name="P854"><text:span text:style-name="T916">Můžeš ale také zkusit rozbít zeď, rám dveří, nebo v čem je zrovna past zabudovaná, </text:span><text:span text:style-name="T917">a</text:span><text:span text:style-name="T916"> dostat se tak k jejímu mechanismu, </text:span><text:span text:style-name="T917">abys jej mohl</text:span><text:span text:style-name="T916"> zablokovat nebo rozbít.</text:span></text:p>
        </text:list-item>
      </text:list>
      <text:p text:style-name="P306"><text:soft-page-break/><text:span text:style-name="T918">Další možnost je spustit past na prázdno. </text:span><text:span text:style-name="T919">T</text:span><text:span text:style-name="T918">o se </text:span><text:span text:style-name="T919">obvykle stává</text:span><text:span text:style-name="T918"> </text:span><text:span text:style-name="T919">nechtěně</text:span><text:span text:style-name="T918">, když tušíš, že tam nějaká past může být, ale nevíš přesně jaká, </text:span><text:span text:style-name="T919">ale můžeš to udělat i záměrně:</text:span></text:p>
      <text:list xml:id="list1227835076" text:style-name="L65">
        <text:list-item>
          <text:p text:style-name="P85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6"><text:span text:style-name="T875">Pasti </text:span><text:span text:style-name="T918">také</text:span><text:span text:style-name="T875"> obvykle jdou někde vypnout – ten, kdo do chodby nalíčil propadlo, do něj nejspíš nechtěl spadnout pokaždé, když se v noci vracel domů. </text:span><text:span text:style-name="T920">Vypínací mechanismus ale většinou bývá dobře schovaný a často je až za vlastní pastí, </text:span><text:span text:style-name="T921">protože</text:span><text:span text:style-name="T920"> kdo </text:span><text:span text:style-name="T921">ji</text:span><text:span text:style-name="T920"> zná, se jí </text:span><text:span text:style-name="T921">snadno</text:span><text:span text:style-name="T920"> dokáže vyhnout.</text:span></text:p>
      <text:h text:style-name="P1080" text:outline-level="3">Nezneužívej n<text:span text:style-name="T1469">epřím</text:span>é informace</text:h>
      <text:p text:style-name="P293">Pán jeskyně vám může občas položit návodnou otázku, jako třeba: <text:span text:style-name="T782">„V jakém jdete pořadí?“</text:span> nebo <text:span text:style-name="T782">„Kdo prohledává ten stůl?“</text:span>. V tom případě už samozřejmě nemůžete říct <text:span text:style-name="T782">„My do té chodby rad</text:span><text:span text:style-name="T844">š</text:span><text:span text:style-name="T782">i ani nepůjdeme“</text:span>.</text:p>
      <text:h text:style-name="Heading_20_2" text:outline-level="2"><text:span text:style-name="T1208">Spouštění</text:span> pastí</text:h>
      <text:h text:style-name="Heading_20_2" text:outline-level="2">Infiltrace</text:h>
      <text:p text:style-name="Text_20_body">- <text:span text:style-name="T1209">jak na plížení, převleky, apod.</text:span></text:p>
      <text:h text:style-name="Heading_20_2" text:outline-level="2">Zjišťování informací</text:h>
      <text:p text:style-name="P467"><text:span text:style-name="T1708">N</text:span>a zjišťování informací <text:span text:style-name="T1708">se v Dračáku</text:span> nehází. Když chceš něco zjistit, musíš zajít do knihovny, najít <text:span text:style-name="T1708">osobu</text:span>, <text:span text:style-name="T1708">která</text:span> o tom něco ví a podobně.</text:p>
      <text:p text:style-name="P466"><text:soft-page-break/>TODO: Hráči mají stejné informace jako jejich postavy. To znamená:</text:p>
      <text:list xml:id="list1827140205" text:style-name="L66">
        <text:list-item>
          <text:p text:style-name="P865">Když dává smysl, že něco ví tvoje postava, ale nevíš to ty, tak si to prostě vymysli (PJ to může doplnit nebo upravit).</text:p>
        </text:list-item>
        <text:list-item>
          <text:p text:style-name="P865">Pokud to smysl nedává, tvoje postava to musí jít někam zjistit.</text:p>
        </text:list-item>
      </text:list>
      <text:p text:style-name="P190">Informace nejspíš bude<text:span text:style-name="T1212">te</text:span> zjišťovat <text:span text:style-name="T1212">samostatně</text:span> – <text:span text:style-name="T1212">měla by to pokud možno dělat</text:span> <text:span text:style-name="T1212">vždy</text:span> ta <text:span text:style-name="T1212">postava</text:span>, která se na to nejlíp hodí: válečník <text:span text:style-name="T1212">se může vyptávat</text:span> v armádě, hraničář v divočině, zloděj v městském podsvětí a podobně.<text:line-break/><text:tab/>Hledání obvykle končí rozhovorem s někým, kdo má příslušné informace. Při tomto rozhovoru <text:span text:style-name="T1213">byste pokud možno měli</text:span> být všichni. Jsou pro to dva dobré důvody:</text:p>
      <text:list xml:id="list3936865084" text:style-name="L67">
        <text:list-item>
          <text:p text:style-name="P866">Hráči, jejichž postavy zrovna nejsou na scéně, se nemohou naplno zapojit do hry.</text:p>
        </text:list-item>
        <text:list-item>
          <text:p text:style-name="P866"><text:span text:style-name="T1214">K</text:span>dyž jste na místě všichni, <text:span text:style-name="T1214">snáze si poradíte</text:span> s případnou léčkou či jinou <text:span text:style-name="T1214">nečekanou</text:span> nepříjemností.</text:p>
        </text:list-item>
      </text:list>
      <text:p text:style-name="P190">Bývá ale zvykem nechat vést rozhovor hráče postavy, která zařídila schůzku – dává to obvykle smysl, protože se v daném prostředí nejlépe vyzná, a kromě toho tím <text:span text:style-name="T1215">pomůžete tomu</text:span>, <text:span text:style-name="T1215">aby</text:span> se všichni hráči čas od času dosta<text:span text:style-name="T1215">li</text:span> ke slovu.</text:p>
      <text:p text:style-name="Text_20_body">- <text:span text:style-name="T1210">známosti</text:span></text:p>
      <text:p text:style-name="Text_20_body">- <text:span text:style-name="T1210">knihovny</text:span></text:p>
      <text:p text:style-name="P188">Pro PJ:</text:p>
      <text:p text:style-name="P188">- <text:span text:style-name="T121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9"><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1">- Neodehrávej, jak se postava několik hodin vyptává, přeskoč k rozhovoru s osobou, která skutečně něco ví (to ještě nemusí znamenat, že to postavám opravdu řekne).</text:p>
      <text:h text:style-name="P1047" text:outline-level="2">Rozhovory</text:h>
      <text:p text:style-name="P111">V Dračáku se při rozhovorech nehází. Výsledek závisí na tom, co řekneš, <text:span text:style-name="T1225">případně</text:span> na co se zeptáš.</text:p>
      <text:p text:style-name="Example_20_Header">Příklad:</text:p>
      <text:p text:style-name="Example"><text:span text:style-name="T1188">Pán jeskyně:</text:span> Večeru jste dorazili k městu. Brána je ale zavřená a stojí před ní dva vojáci na stráži. Jeden z nich říká: „Je nám líto, vstup do města je zakázán. Budete si muset najít nocleh jinde“.</text:p>
      <text:p text:style-name="Example"><text:span text:style-name="T1188">Hráč:</text:span> „Kdo to nařídil?“</text:p>
      <text:p text:style-name="Example"><text:span text:style-name="T1188">Pán jeskyně:</text:span> „Náš velitel, kapitán Bregund.“</text:p>
      <text:p text:style-name="Example"><text:span text:style-name="T1188">Hráč:</text:span> <text:s/>„Tomu ale neseme zprávu! <text:span text:style-name="T1225">P</text:span>odívejte, tohle je jeho pečeť.“</text:p>
      <text:p text:style-name="Example"><text:span text:style-name="T1188">Pán jeskyně:</text:span> „Hmm, to skutečně vypadá jako pečeť našeho kapitána. Andire, otevři bránu!“</text:p>
      <text:p text:style-name="P110">Pro PJ:</text:p>
      <text:p text:style-name="P110"><text:span text:style-name="T1226">V průběhu rozhovoru mysli na to</text:span>, co NPCčko chce, případně co pro něj má nějakou hodnotu (peníze, život dcery, atd.). <text:span text:style-name="T1226">Nemusíš to mít rozmyšlené předem – když hráči navrhnou něco rozumného či pravděpodobného, kývni na to.</text:span></text:p>
      <text:p text:style-name="P110"><text:span text:style-name="T1227">Obdobně </text:span>když hráči něco navrhnou („<text:span text:style-name="T1227">N</text:span>emá náhodou nějaké příbuzné?“), snaž se to využít (třeba s nějakým twistem), i když jsi to původně neplánoval.</text:p>
      <text:p text:style-name="P193"><text:soft-page-break/><text:span text:style-name="T1">- </text:span><text:span text:style-name="T88">pokud není </text:span><text:span text:style-name="T89">velmi pádný</text:span><text:span text:style-name="T88"> důvod, proč by NPCčko něco říct nemělo, tak </text:span><text:span text:style-name="T89">ať to řekne. Pro hráče je velice otravné, když potkávají samé tajemné osoby, ze kterých se nedají vypáčit žádné informace.</text:span></text:p>
      <text:h text:style-name="P1048" text:outline-level="2">Umírání hráčských postav</text:h>
      <text:p text:style-name="P254"><text:span text:style-name="T89">Pravidla </text:span><text:span text:style-name="T117">pro boj</text:span><text:span text:style-name="T89"> záměrně neříkají, kdy </text:span><text:span text:style-name="T118">tvoje</text:span><text:span text:style-name="T89"> postava umře. Když její životy klesnou na 0 nebo méně, je vyřazena z boje, </text:span><text:span text:style-name="T11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049" text:outline-level="2">Smrt protivníků</text:h>
      <text:p text:style-name="P25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04"><text:soft-page-break/>Příklad:</text:p>
      <text:p text:style-name="P570"><text:span text:style-name="T1193">Pavel:</text:span><text:span text:style-name="T1387"> </text:span><text:span text:style-name="T782">„Obejdu vyřazený skřety a dám jim všem poslední pomoc.“</text:span></text:p>
      <text:p text:style-name="P46"><text:span text:style-name="T119">Dorazit takto můžeš pouze vyřazeného nebo znehybněného protivníka </text:span><text:span text:style-name="T120">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63">Když </text:span><text:span text:style-name="T110">ti</text:span><text:span text:style-name="T63"> hrozí </text:span><text:span text:style-name="T111">zranění nebo jiný druh újmy</text:span><text:span text:style-name="T63">, </text:span><text:span text:style-name="T112">přichází na řadu kostky a následující pravidla</text:span><text:span text:style-name="T63">.</text:span></text:p>
      <text:h text:style-name="P1050" text:outline-level="2"><text:span text:style-name="T63">P</text:span><text:span text:style-name="T113">ředstavení</text:span><text:span text:style-name="T63"> situace</text:span></text:h>
      <text:p text:style-name="P45">Boj vždy začíná <text:span text:style-name="T1241">představením</text:span> situace. <text:span text:style-name="T123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91"><text:span text:style-name="T63">P</text:span><text:span text:style-name="T1">říklad:</text:span></text:p>
      <text:p text:style-name="P539"><text:span text:style-name="T723">Naria s</text:span><text:span text:style-name="T720"> </text:span><text:span text:style-name="T283">Gorondar</text:span><text:span text:style-name="T723">em</text:span><text:span text:style-name="T283">, </text:span><text:span text:style-name="T721">se snaží dohnat zbytek družiny. Zřejmě při tom ale z</text:span><text:span text:style-name="T733">a</text:span><text:span text:style-name="T721">bloudil</text:span><text:span text:style-name="T723">i</text:span><text:span text:style-name="T721"> do neprozkoumané části podzemí.</text:span></text:p>
      <text:p text:style-name="P545"><text:span text:style-name="T729">Pán jeskyně:</text:span><text:span text:style-name="T732"> </text:span><text:span text:style-name="T364">„</text:span><text:span text:style-name="T365">Vběhl</text:span><text:span text:style-name="T366">i</text:span><text:span text:style-name="T367"> js</text:span><text:span text:style-name="T366">te</text:span><text:span text:style-name="T367"> do obdélníkové místnosti. Na šířku má </text:span><text:span text:style-name="T368">tak čtyři metry</text:span><text:span text:style-name="T367">, na délku </text:span><text:span text:style-name="T368">osm</text:span><text:span text:style-name="T367">. </text:span><text:span text:style-name="T369">Strop podpírají čtyři sloupy.<text:line-break/><text:tab/></text:span><text:span text:style-name="T370">U stěn jsou dlouhé stoly, </text:span><text:span text:style-name="T371">další je uprostřed</text:span><text:span text:style-name="T370">. Na nich jsou </text:span><text:span text:style-name="T371">holé</text:span><text:span text:style-name="T370"> kosti, spousta různých váčků, svázané otýpky bylin </text:span><text:span text:style-name="T371">a velké, čadící, zapálené svíčky.</text:span><text:span text:style-name="T367"><text:line-break/><text:tab/></text:span><text:span text:style-name="T371">U prostředního stolu</text:span><text:span text:style-name="T367"> </text:span><text:span text:style-name="T368">stojí</text:span><text:span text:style-name="T367"> velký, svalnatý ork a mnohem menší goblin. Ork má zbroj ze silné kůže a dvojruční kyj. Goblin má na sobě plášť z ptačího peří. Nemá žádnou zbraň, v ruce drží lebku.“</text:span></text:p>
      <text:p text:style-name="P202"><text:span text:style-name="T475">Pokud ti z popisu něco není jasné, po</text:span><text:span text:style-name="T480">žádej</text:span><text:span text:style-name="T475"> Pána jeskyně o upřesnění. </text:span><text:span text:style-name="T481">Můžeš mu také s vymýšlením prostředí pomáhat svými návrhy, případně návodnými dotazy.</text:span></text:p>
      <text:p text:style-name="P493"><text:soft-page-break/><text:span text:style-name="T63">P</text:span><text:span text:style-name="T1">říklad:</text:span></text:p>
      <text:p text:style-name="P540"><text:span text:style-name="T948">Hráč:</text:span><text:span text:style-name="T877"> </text:span><text:span text:style-name="T809">„</text:span><text:span text:style-name="T813">Čím si svítěj, když někam jdou?</text:span><text:span text:style-name="T810">“</text:span></text:p>
      <text:p text:style-name="P540"><text:span text:style-name="T948">Pán jeskyně:</text:span><text:span text:style-name="T877"> </text:span><text:span text:style-name="T809">„</text:span><text:span text:style-name="T813">Hmm, něčím by asi měli. Na stole uprostřed jsou dvě lojové lampy. Jedna z nich je zapálená.</text:span><text:span text:style-name="T809">“</text:span></text:p>
      <text:p text:style-name="P202"><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1051" text:outline-level="2">Kola</text:h>
      <text:p text:style-name="P199"><text:span text:style-name="T722">Když je jasné, kde se bude bojovat a kdo se boje účastní, začínají bojová kola. </text:span><text:span text:style-name="T1228">Každé představuje zhruba 3 vteřiny. Nejsou to tedy kola ve smyslu, že by se hráči střídali v tom, kdo je zrovna na tahu, jsou to prostě jen krátké časové úseky a všechno se v nich děje současně.</text:span></text:p>
      <text:h text:style-name="P1052"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293">Mějte přitom na paměti, že to jsou jenom záměry, a co se opravdu stane, závisí na tom, co budete dělat vy a z části také na náhodě. </text:span></text:p>
      <text:p text:style-name="P490">Příklad<text:span text:style-name="T1240">:</text:span></text:p>
      <text:p text:style-name="P547"><text:span text:style-name="T466">Pán jeskyně:</text:span><text:span text:style-name="T283"> </text:span><text:span text:style-name="T338">„Ork </text:span><text:span text:style-name="T346">zved</text:span><text:span text:style-name="T357">á</text:span><text:span text:style-name="T346"> svůj kyj,</text:span><text:span text:style-name="T338"> </text:span><text:span text:style-name="T357">kousek popojde</text:span><text:span text:style-name="T346"> a zastav</text:span><text:span text:style-name="T357">í</text:span><text:span text:style-name="T346"> se v bojovém postoji</text:span><text:span text:style-name="T338">. </text:span><text:span text:style-name="T340">Goblin</text:span><text:span text:style-name="T338"> se drží </text:span><text:span text:style-name="T339">vzadu</text:span><text:span text:style-name="T338">. </text:span><text:span text:style-name="T341">Jednou</text:span><text:span text:style-name="T342"> rukou </text:span><text:span text:style-name="T338">ukazuje na </text:span><text:span text:style-name="T344">Gorondara</text:span><text:span text:style-name="T338"> a cosi u toho </text:span><text:span text:style-name="T343">mumlá</text:span><text:span text:style-name="T338">. Co dělá</text:span><text:span text:style-name="T358">te</text:span><text:span text:style-name="T338">?“</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338">Pána jeskyně</text:span>.</text:p>
      <text:p text:style-name="P492"><text:soft-page-break/>Příklad:</text:p>
      <text:p text:style-name="P544"><text:span text:style-name="T725">Pavel</text:span><text:span text:style-name="T724">:</text:span><text:span text:style-name="T283"> </text:span><text:span text:style-name="T338">„Půjde kolem toho orka proběhnout ke goblinovi?“</text:span></text:p>
      <text:p text:style-name="P542"><text:span text:style-name="T726">Pán jeskyně:</text:span><text:span text:style-name="T719"> </text:span><text:span text:style-name="T353">„</text:span><text:span text:style-name="T348">Určitě, místnost je dost široká.</text:span><text:span text:style-name="T349"> </text:span><text:span text:style-name="T348">Ork se ti v tom ale </text:span><text:span text:style-name="T351">nejspíš</text:span><text:span text:style-name="T348"> </text:span><text:span text:style-name="T350">bude</text:span><text:span text:style-name="T348"> snažit zabránit.</text:span><text:span text:style-name="T353">“</text:span></text:p>
      <text:p text:style-name="P201"><text:span text:style-name="T474">V</text:span><text:span text:style-name="T475">šimni si, že se </text:span><text:span text:style-name="T474">Pavel</text:span><text:span text:style-name="T475"> neptá, </text:span><text:span text:style-name="T483">jak je místnost široká</text:span><text:span text:style-name="T475">, ale </text:span><text:span text:style-name="T476">jestli půjde udělat to, co ho napadlo</text:span><text:span text:style-name="T475">. </text:span><text:span text:style-name="T477">A Pán jeskyně rovnou dodal, jaké to bude mít důsledky, aby s tím Pavel mohl počítat. </text:span><text:span text:style-name="T482">Když by něco udělat nešlo, měl by také navrhnout jiné možnosti:</text:span></text:p>
      <text:p text:style-name="P546"><text:span text:style-name="T725">Pavel</text:span><text:span text:style-name="T724">:</text:span><text:span text:style-name="T283"> </text:span><text:span text:style-name="T338">„</text:span><text:span text:style-name="T355">Zvládnu zvednout jeden z těch stolů, co jsou u stěn, a hodit ho orkovi na hlavu</text:span><text:span text:style-name="T338">?“</text:span></text:p>
      <text:p text:style-name="P543"><text:span text:style-name="T469">Pán jeskyně:</text:span><text:span text:style-name="T475"> </text:span><text:span text:style-name="T353">„</text:span><text:span text:style-name="T355">To asi </text:span><text:span text:style-name="T356">nedáš</text:span><text:span text:style-name="T355">, jsou fakt masivní</text:span><text:span text:style-name="T348">. </text:span><text:span text:style-name="T355">Ten uprostřed je ale mnohem menší, s tím </text:span><text:span text:style-name="T361">by to šlo</text:span><text:span text:style-name="T355">.</text:span><text:span text:style-name="T353">“</text:span></text:p>
      <text:h text:style-name="Heading_20_3" text:outline-level="3"><text:span text:style-name="T478">Ú</text:span><text:span text:style-name="T473">pravy záměrů</text:span></text:h>
      <text:p text:style-name="P278"><text:span text:style-name="T479">Co kdo chcete udělat, ř</text:span><text:span text:style-name="T478">íkejte samozřejmě postupně, abyste si rozuměli. Vaše postavy a jejich nepřátelé to ale budou dělat současně, takže </text:span><text:span text:style-name="T484">to můžete brát v úvahu</text:span><text:span text:style-name="T478"> a své plány </text:span><text:span text:style-name="T484">upravovat</text:span><text:span text:style-name="T478">. Stejně tak Pán jeskyně může </text:span><text:span text:style-name="T485">měnit</text:span><text:span text:style-name="T478"> záměry protivníků.</text:span></text:p>
      <text:p text:style-name="Example_20_Header">Příklad:</text:p>
      <text:p text:style-name="P549"><text:span text:style-name="T468">Katka:</text:span><text:span text:style-name="T478"> </text:span><text:span text:style-name="T352">„Zavolám </text:span><text:span text:style-name="T359">na Gorondara</text:span><text:span text:style-name="T352">: „</text:span><text:span text:style-name="T345">Utíkáme</text:span><text:span text:style-name="T352">!“ a běžím zp</text:span><text:span text:style-name="T360">átky</text:span><text:span text:style-name="T352">.“</text:span></text:p>
      <text:p text:style-name="P548"><text:span text:style-name="T467">Pavel</text:span><text:span text:style-name="T468">:</text:span><text:span text:style-name="T478"> </text:span><text:span text:style-name="T352">„</text:span><text:span text:style-name="T354">Z</text:span><text:span text:style-name="T347">kusím oběhnout orka a dostat se ke goblinovi, abych mu zabránil v mumlání.</text:span><text:span text:style-name="T352">“</text:span></text:p>
      <text:p text:style-name="Example"><text:span text:style-name="T1190">Katka</text:span><text:span text:style-name="T1188">:</text:span> <text:span text:style-name="T782">„</text:span><text:span text:style-name="T811">Aha, </text:span><text:span text:style-name="T818">tak</text:span><text:span text:style-name="T811"> v</text:span><text:span text:style-name="T782"> tom případě </text:span><text:span text:style-name="T818">se zastavím a připravím si luk</text:span><text:span text:style-name="T782">. </text:span><text:span text:style-name="T819">Rozhodně tady Gorondara nenechám.</text:span><text:span text:style-name="T782">“</text:span></text:p>
      <text:p text:style-name="P538"><text:span text:style-name="T865">P</text:span><text:span text:style-name="T866">án jeskyně</text:span><text:span text:style-name="T865">:</text:span><text:span text:style-name="T782"> „</text:span><text:span text:style-name="T812">Dobře. </text:span><text:span text:style-name="T820">Ork vyráží Gorondarovi naproti, aby mu zablokoval cestu ke goblinovi</text:span><text:span text:style-name="T812">. Goblin dál mumlá.</text:span><text:span text:style-name="T782">“</text:span></text:p>
      <text:p text:style-name="P197"><text:span text:style-name="T455">S</text:span><text:span text:style-name="T459">nažte</text:span><text:span text:style-name="T455"> se </text:span><text:span text:style-name="T464">ale</text:span><text:span text:style-name="T455"> své záměry měnit </text:span><text:span text:style-name="T462">co nejméně</text:span><text:span text:style-name="T458">. </text:span><text:span text:style-name="T460">T</text:span><text:span text:style-name="T461">uto možnost máte</text:span><text:span text:style-name="T459">, aby</text:span><text:span text:style-name="T461">ste</text:span><text:span text:style-name="T459"> </text:span><text:span text:style-name="T461">mohli</text:span><text:span text:style-name="T459"> reagovat na </text:span><text:span text:style-name="T465">to, co dělají ostatní</text:span><text:span text:style-name="T459">, nikoliv</text:span><text:span text:style-name="T456"> abys</text:span><text:span text:style-name="T459">te </text:span><text:span text:style-name="T463">se s Pánem jeskyně snažili</text:span><text:span text:style-name="T459"> vzájemně</text:span><text:span text:style-name="T456"> přechytračit</text:span><text:span text:style-name="T457">.</text:span></text:p>
      <text:h text:style-name="Heading_20_3" text:outline-level="3"><text:soft-page-break/>Co se dá stihnout v jednom kole</text:h>
      <text:p text:style-name="P200">Kolo trvá zhruba tři vteřiny, takže v něm můžeš udělat víc věcí, než jen máchnout mečem. <text:span text:style-name="T1230">Stihneš například:</text:span></text:p>
      <text:list xml:id="list1268141772" text:style-name="L68">
        <text:list-item>
          <text:p text:style-name="P867"><text:span text:style-name="T1231">T</text:span>asit zbraň a <text:span text:style-name="T1232">rovnou</text:span> zaútočit.</text:p>
        </text:list-item>
      </text:list>
      <text:list xml:id="list2151393245" text:style-name="L69">
        <text:list-item>
          <text:p text:style-name="P869"><text:span text:style-name="T1231">U</text:span>běhnout <text:span text:style-name="T782">krátkou vzdálenost</text:span> a <text:span text:style-name="T1233">rovnou</text:span> <text:span text:style-name="T1234">zaútočit</text:span> na blízko.</text:p>
        </text:list-item>
        <text:list-item>
          <text:p text:style-name="P870">Srazit protivníka k zemi a bodnout ho <text:span text:style-name="T1242">svou</text:span> zbraní.</text:p>
        </text:list-item>
        <text:list-item>
          <text:p text:style-name="P868"><text:span text:style-name="T1235">N</text:span>abít luk a vystřelit.</text:p>
        </text:list-item>
        <text:list-item>
          <text:p text:style-name="P871">Vystřelit na někoho z kuše.</text:p>
        </text:list-item>
        <text:list-item>
          <text:p text:style-name="P872">Sundat ze zad luk nebo jinou zbraň.</text:p>
        </text:list-item>
        <text:list-item>
          <text:p text:style-name="P873">Opatrně něco položit na zem.</text:p>
        </text:list-item>
        <text:list-item>
          <text:p text:style-name="P872">Vytáhnout z opasku lektvar.</text:p>
        </text:list-item>
        <text:list-item>
          <text:p text:style-name="P872">Sundat ze zad tornu.</text:p>
        </text:list-item>
        <text:list-item>
          <text:p text:style-name="P872">Vyndat něco z<text:span text:style-name="T1236">e sundané</text:span> torny.</text:p>
        </text:list-item>
        <text:list-item>
          <text:p text:style-name="P874">Vypít <text:span text:style-name="T1229">připravený</text:span> lektvar.</text:p>
        </text:list-item>
        <text:list-item>
          <text:p text:style-name="P874">Seslat kouzlo.</text:p>
        </text:list-item>
        <text:list-item>
          <text:p text:style-name="P875">Zamířit.</text:p>
        </text:list-item>
        <text:list-item>
          <text:p text:style-name="P876">Soustředit se na obranu.</text:p>
        </text:list-item>
        <text:list-item>
          <text:p text:style-name="P877"><text:span text:style-name="T1237">Pokusit se dostat</text:span> z nevýhodné situace.</text:p>
        </text:list-item>
        <text:list-item>
          <text:p text:style-name="P878"><text:span text:style-name="T1238">P</text:span>očíhat <text:span text:style-name="T1238">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243">v počtech kol běhu</text:span>:</text:p>
      <text:list xml:id="list4162493432" text:style-name="L70">
        <text:list-item>
          <text:p text:style-name="P879"><text:span text:style-name="T1188">Kontaktní</text:span> – <text:span text:style-name="T1252">jeden či dva kroky od tebe</text:span></text:p>
          <text:list>
            <text:list-item>
              <text:p text:style-name="P880">Protivník<text:span text:style-name="T1221">y</text:span> v kontaktní vzdálenosti můžeš <text:span text:style-name="T1222">ohrozit</text:span> zblízka, <text:span text:style-name="T1223">i když se od tebe v tomto kole snaží utéct</text:span>.</text:p>
            </text:list-item>
          </text:list>
        </text:list-item>
        <text:list-item>
          <text:p text:style-name="P879"><text:span text:style-name="T1188">Krátká</text:span> – v dostřelu malé vrhací zbraně</text:p>
          <text:list>
            <text:list-item>
              <text:p text:style-name="P881"><text:span text:style-name="T1253">Krátkou vzdálenost můžeš</text:span> uběhnout za 1 kolo a rovnou útočit <text:span text:style-name="T1245">na blízko. Pokud ovšem od tebe protivník utíká, tak ho nejdřív musíš dohonit.</text:span></text:p>
            </text:list-item>
          </text:list>
        </text:list-item>
        <text:list-item>
          <text:p text:style-name="P879"><text:span text:style-name="T1188">Střední</text:span> – v dostřelu <text:span text:style-name="T1246">oštěpu</text:span> nebo kuše</text:p>
          <text:list>
            <text:list-item>
              <text:p text:style-name="P882">Dá se uběhnout za <text:span text:style-name="T1244">2-4</text:span> kola.</text:p>
            </text:list-item>
          </text:list>
        </text:list-item>
        <text:list-item>
          <text:p text:style-name="P879"><text:span text:style-name="T1188">Dlouhá</text:span> – v dostřelu dlouhého luku</text:p>
          <text:list>
            <text:list-item>
              <text:p text:style-name="P882">Dá se uběhnout za <text:span text:style-name="T1247">5-16</text:span> kol.</text:p>
            </text:list-item>
          </text:list>
        </text:list-item>
      </text:list>
      <text:p text:style-name="P237">Při běhu nezvládneš dělat nic moc jiného – <text:span text:style-name="T133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25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4">krátkou vzdálenost</text:span><text:span text:style-name="T1248"> jim zabere dvě kola nebo i více.<text:line-break/><text:tab/>K popsání rychlosti různých tvorů proto používáme následující stupnici:</text:span></text:p>
      <text:list xml:id="list3148309133" text:style-name="L71">
        <text:list-item>
          <text:p text:style-name="P883">pomalá chůze – rychlá chůze – běh – koňský běh</text:p>
        </text:list-item>
      </text:list>
      <text:p text:style-name="P225"><text:soft-page-break/>Každý <text:span text:style-name="T1340">další</text:span> stupeň je dvojnásobkem předchozího. Vzdálenost, kterou pomalu ujdeš za 8 kol, tedy rychlou chůzí zabere jen 4 kola, během 2 kola a kůň nebo vlk ji uběhne za 1 kolo.</text:p>
      <text:list xml:id="list1165642743" text:style-name="L72">
        <text:list-item>
          <text:p text:style-name="P884">Pokud nějaké kouzlo nebo schopnost vyžaduje <text:span text:style-name="T782">soustředění</text:span>, můžeš se u toho <text:span text:style-name="T1313">pohybovat pouze </text:span><text:span text:style-name="T826">pomalou chůzí</text:span><text:span text:style-name="T1313">. V jednom kole </text:span><text:span text:style-name="T826">soustředění</text:span><text:span text:style-name="T1313"> tedy zvládneš ujít jen pár kroků</text:span>.</text:p>
        </text:list-item>
        <text:list-item>
          <text:p text:style-name="P884"><text:span text:style-name="T1312">Když</text:span> jsi <text:span text:style-name="T782">vyřazený z boje</text:span><text:span text:style-name="T875">, </text:span><text:span text:style-name="T898">zvládneš se jen pomalu plazit, případně se s něčí pomocí belhat</text:span><text:span text:style-name="T875">. </text:span><text:span text:style-name="T899">Můžeš se tedy také pohybovat jen rychlostí </text:span><text:span text:style-name="T827">pomalé chůze</text:span><text:span text:style-name="T899">.</text:span></text:p>
        </text:list-item>
      </text:list>
      <text:h text:style-name="Heading_20_4" text:outline-level="4">Zrychlení a zpomalení</text:h>
      <text:p text:style-name="P206"><text:span text:style-name="T1255">Když nějaká schopnost nebo kouzlo způsobuje </text:span><text:span text:style-name="T815">zpomalení</text:span><text:span text:style-name="T1249">, znamená to snížení rychlosti na polovinu, tedy posun o stupeň rychlosti dolů. </text:span><text:span text:style-name="T808">Z</text:span><text:span text:style-name="T815">rychlující</text:span><text:span text:style-name="T1249"> kouzla a efekty naopak zvyšují rychlost pohybu na dvojnásobek a posouvají tedy o stupeň rychlosti nahoru.</text:span></text:p>
      <text:h text:style-name="P1053" text:outline-level="2">Vyhodnocení</text:h>
      <text:p text:style-name="P208"><text:span text:style-name="T1250">Když je jasné, co kdo chce udělat, je třeba určit, jak to dopadne</text:span>.</text:p>
      <text:list xml:id="list3777586266" text:style-name="L73">
        <text:list-item>
          <text:p text:style-name="P885"><text:span text:style-name="T1251">Když chceš někoho zranit, srazit k zemi, vyrazit mu zbraň, v něčem mu zabránit, ovlivnit ho kouzlem, nebo jej jakkoliv jinak ohrozit nebo omezit, házíš si proti němu </text:span><text:span text:style-name="T816">na úspěch</text:span><text:span text:style-name="T1251">.</text:span></text:p>
          <text:list>
            <text:list-item>
              <text:p text:style-name="P886">Když tě tvůj cíl chce také ohrozit,<text:span text:style-name="T1297"> tvůj </text:span><text:span text:style-name="T821">hod na úspěch</text:span><text:span text:style-name="T1297"> se porovná s jeho </text:span><text:span text:style-name="T821">hodem</text:span><text:span text:style-name="T782"> na úspěch</text:span>.</text:p>
            </text:list-item>
            <text:list-item>
              <text:p text:style-name="P886">Pokud tě v tomto kole ohrozit nechce, třeba proto, že útočí na někoho jiného, hází si proti tobě <text:span text:style-name="T782">na obranu</text:span>.</text:p>
            </text:list-item>
          </text:list>
        </text:list-item>
        <text:list-item>
          <text:p text:style-name="P887">Když v tomto kole nikoho neohrožuješ, <text:span text:style-name="T782">na úspěch</text:span> si <text:span text:style-name="T1296">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224">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952">Síla se přičítá</text:span><text:span text:style-name="T958">, když</text:span><text:span text:style-name="T952">:</text:span></text:p>
      <text:list xml:id="list3150246150" text:style-name="L74">
        <text:list-item>
          <text:p text:style-name="P860">Snažíš se někomu utéct nebo ho naopak doběhnout.</text:p>
        </text:list-item>
        <text:list-item>
          <text:p text:style-name="P860">S někým se přetlačuješ nebo přetahuješ.</text:p>
        </text:list-item>
        <text:list-item>
          <text:p text:style-name="P860">Snažíš se protivníka někam zatlačit nebo ho srazit k zemi.</text:p>
        </text:list-item>
        <text:list-item>
          <text:p text:style-name="P862">Bojuješ <text:span text:style-name="T1310">na blízko</text:span> v těžké zbroji <text:span text:style-name="T1314">(s libovolnou zbraní)</text:span>.</text:p>
        </text:list-item>
        <text:list-item>
          <text:p text:style-name="P860">Bojuješ beze zbraně.</text:p>
        </text:list-item>
        <text:list-item>
          <text:p text:style-name="P860">Bojuješ <text:span text:style-name="T1308">nebo házíš</text:span> těžkou zbraní.</text:p>
        </text:list-item>
        <text:list-item>
          <text:p text:style-name="P888"><text:span text:style-name="T952">Bojuješ </text:span><text:span text:style-name="T954">nebo házíš</text:span><text:span text:style-name="T952"> lehkou zbraní a spoléháš se spíš na hrubou sílu než na techniku.</text:span></text:p>
        </text:list-item>
      </text:list>
      <text:p text:style-name="P228">Finesa se přičítá, když:</text:p>
      <text:list xml:id="list1739197372" text:style-name="L75">
        <text:list-item>
          <text:p text:style-name="P861">Střílíš libovolnou zbraní.</text:p>
        </text:list-item>
        <text:list-item>
          <text:p text:style-name="P861">Snažíš se někomu podrazit nohy.</text:p>
        </text:list-item>
        <text:list-item>
          <text:p text:style-name="P863">Při útěku kličkuješ nebo využíváš překážky.</text:p>
        </text:list-item>
        <text:list-item>
          <text:p text:style-name="P864">Chceš se kolem někoho prosmýknout, nebo vyklouznout z nevýhodné pozice.</text:p>
        </text:list-item>
        <text:list-item>
          <text:p text:style-name="P889"><text:soft-page-break/><text:span text:style-name="T952">Bojuješ </text:span><text:span text:style-name="T955">nebo házíš</text:span><text:span text:style-name="T952"> lehkou zbraní a spoléháš se na rychlost, technik</text:span><text:span text:style-name="T956">u </text:span><text:span text:style-name="T957">nebo</text:span><text:span text:style-name="T956"> přesnost.</text:span></text:p>
        </text:list-item>
      </text:list>
      <text:p text:style-name="P228">Duše se počítá, když:</text:p>
      <text:list xml:id="list161027154250967" text:continue-numbering="true" text:style-name="L75">
        <text:list-item>
          <text:p text:style-name="P861">Sesíláš kouzlo (je jedno jestli ze svitku, z hůlky nebo z čehokoliv jiného).</text:p>
        </text:list-item>
      </text:list>
      <text:p text:style-name="P623"><text:span text:style-name="T953">N</text:span><text:span text:style-name="T95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50">Když chceš protivníka <text:span text:style-name="T1298">po</text:span>valit, h<text:span text:style-name="T1300">áz</text:span>íš si Silou. Když mu chceš podrazit nohy, h<text:span text:style-name="T1300">áz</text:span>íš si Finesou. <text:span text:style-name="T1299">V obou případech ho v případě úspěchu dostaneš na zem. Rozdíl je jen v tom, jak to uděláš.</text:span></text:p>
      <text:p text:style-name="Text_20_body"><text:span text:style-name="T1341">Stejně postupujte, k</text:span>dyž chceš udělat něco, u čeho pravidla <text:span text:style-name="T1309">použitou vlastnost neurčují.</text:span></text:p>
      <text:h text:style-name="Heading_20_3" text:outline-level="3">Hod na obranu</text:h>
      <text:p text:style-name="P223"><text:span text:style-name="T782">Na obranu</text:span> se hází stejně jako <text:span text:style-name="T782">na úspěch</text:span>: 1k6 + vlastnost + postihy a bonusy. Rozdíl je jen v tom, jakou vlastnost si přič<text:span text:style-name="T1311">ítáš</text:span>.</text:p>
      <text:list xml:id="list141735425" text:style-name="L76">
        <text:list-item>
          <text:p text:style-name="P890">Když před něčím uhýbáš, ať už před střelbou, před ránou mečem, nebo třeba před letící <text:span text:style-name="T782">ohnivou koulí</text:span>, házíš si na obranu Finesou.</text:p>
        </text:list-item>
        <text:list-item>
          <text:p text:style-name="P890"><text:span text:style-name="T1295">Pokud</text:span> se bráníš před něčím, čemu nejde uhnout, třeba <text:span text:style-name="T1295">když</text:span> odoláváš jedu nebo kouzlu, které se sesílá přímo na cíl (například <text:span text:style-name="T782">vzplanutí</text:span>), házíš si na obranu Silou.</text:p>
        </text:list-item>
        <text:list-item>
          <text:p text:style-name="P890">Když se bráníš zbraní <text:span text:style-name="T1301">nebo štítem</text:span>, tak si házíš stejnou vlastností jako <text:span text:style-name="T782">na </text:span><text:span text:style-name="T825">úspěch</text:span><text:span text:style-name="T782">.</text:span></text:p>
        </text:list-item>
        <text:list-item>
          <text:p text:style-name="P890"><text:soft-page-break/>Když odoláváš psychickému nebo duševnímu kouzlu nebo nehmotnému útoku, házíš si na obranu Duší.</text:p>
        </text:list-item>
      </text:list>
      <text:p text:style-name="P223"><text:span text:style-name="T880">Mysli na to</text:span>, že na obranu si házíš pouze proti útočníkům, které v tomto <text:span text:style-name="T1302">kole</text:span> neohrožuješ. Když se tedy s někým přetlačuješ, šermuješ s ním, sesíláš na něj kouzlo a podobně, neházíš si proti němu <text:span text:style-name="T782">na obranu</text:span>, ale <text:span text:style-name="T782">na úspěch</text:span>.</text:p>
      <text:p text:style-name="P494">Příklad:</text:p>
      <text:p text:style-name="P605"><text:span text:style-name="T1303">Gorondar chce proběhnout kolem orka, aby se dostal ke goblinovi. Pavel si tedy proti orkovi bude házet </text:span><text:span text:style-name="T822">na obranu</text:span><text:span text:style-name="T878">, </text:span><text:span text:style-name="T879">protože chce ohrozit goblina, nikoliv orka. </text:span><text:span text:style-name="T881">Když se mu podaří proběhnout kolem orka, tak si proti goblinovi bude házet </text:span><text:span text:style-name="T823">na úspěch</text:span><text:span text:style-name="T881">.</text:span></text:p>
      <text:p text:style-name="P436"><text:span text:style-name="T881">V</text:span><text:span text:style-name="T875">ětšinou kouzel se nedá bránit – pokud například sesíláš </text:span><text:span text:style-name="T782">modrý blesk</text:span><text:span text:style-name="T875"> na jednoho skřeta, tak proti němu si házíš na úspěch Duší ale proti druhému se musíš bránit Silou nebo Finesou. V některých případech ale obrana kouzlem smysl dává: Když se </text:span><text:span text:style-name="T943">například</text:span><text:span text:style-name="T875"> chceš vyhnout útoku tak, že se pomocí kouzla </text:span><text:span text:style-name="T782">hyperprostor</text:span><text:span text:style-name="T875"> přemístíš z dosahu </text:span><text:span text:style-name="T944">útočníka</text:span><text:span text:style-name="T875">, tak si na obranu házíš Duší.</text:span></text:p>
      <text:h text:style-name="Heading_20_4" text:outline-level="4">Obrana proti kouzlům</text:h>
      <text:p text:style-name="P224">U kouzel je vždy uvedeno, jakou vlastností si cíle hází na obranu. Platí to ale pouze <text:span text:style-name="T1306">pro</text:span> <text:span text:style-name="T782">hod na obranu</text:span> – pokud kouzelníka v tomto kole ohrožuješ, neházíš si <text:span text:style-name="T782">na obranu</text:span>, ale <text:span text:style-name="T782">na úspěch</text:span>, a přičítáš si tedy vlastnost podle toho, co děláš, nikoliv podle toho, proti čemu se bráníš.</text:p>
      <text:p text:style-name="Example_20_Header">Příklad:</text:p>
      <text:p text:style-name="P591"><text:span text:style-name="T1304">Pokud se </text:span>Gorondar <text:span text:style-name="T1304">neubrání před orkem, bude to znamenat, že mu ork zabránil v tom, aby se dostal ke goblinovi. Nebude ho tedy moci ohrozit a místo </text:span><text:span text:style-name="T823">na úspěch</text:span><text:span text:style-name="T1304"> si proti němu bude házet </text:span><text:span text:style-name="T823">na obranu</text:span><text:span text:style-name="T1304">.</text:span></text:p>
      <text:h text:style-name="Heading_20_4" text:outline-level="4"><text:soft-page-break/>Nehybný cíl</text:h>
      <text:p text:style-name="P311">Když se cíl nemůže hýbat, například proto, že je pevně svázaný, je v bezvědomí, nebo je to třeba nehybný sloup, na obranu si hází 0 + k6 <text:span text:style-name="T1478">a nepočítá si žádné postihy ani bonusy</text:span>.</text:p>
      <text:h text:style-name="P1107" text:outline-level="4">Nulová obrana je nejhorší možná</text:h>
      <text:p text:style-name="P311"><text:span text:style-name="T1479">Nemůžeš mít horší obranu, než když se vůbec nebráníš</text:span>.</text:p>
      <text:list xml:id="list1322624160" text:style-name="L77">
        <text:list-item>
          <text:p text:style-name="P891">Když máš tak velké postihy, že bys měl na obranu házet méně než 0 + k6, <text:span text:style-name="T1479">házíš</text:span> si místo toho 0 + k6.</text:p>
        </text:list-item>
      </text:list>
      <text:h text:style-name="P1081" text:outline-level="3">Pořadí házení</text:h>
      <text:p text:style-name="P619"><text:span text:style-name="T900">V</text:span><text:span text:style-name="T882"> některých případech záleží na tom</text:span><text:span text:style-name="T881">, v jakém pořadí se hází.</text:span></text:p>
      <text:p text:style-name="P495">Příklad:</text:p>
      <text:p text:style-name="Example"><text:span text:style-name="T1305">Předtím, než si budeme moci hodit, jak dopadne střetnutí Gorondara s goblinem, musíme nejprve zjistit</text:span>, jestli se Gorondar <text:span text:style-name="T1305">prosmýkne kolem orka</text:span>. Nejdřív tedy musí Pán jeskyně hodit za orka na úspěch a Pavel za Gorondara na obranu. Výsledek rozhodne o tom, j<text:span text:style-name="T1307">estli</text:span> si Gorondar bude <text:span text:style-name="T1307">proti goblinovi moci hodit </text:span><text:span text:style-name="T824">na úspěch</text:span><text:span text:style-name="T1307">, nebo si bude házet jen </text:span><text:span text:style-name="T824">na obranu</text:span>.</text:p>
      <text:p text:style-name="P621"><text:span text:style-name="T901">Na pořadí hodů může záležet</text:span><text:span text:style-name="T895">, i když se zrovna nesnažíš</text:span><text:span text:style-name="T875"> protivníkovi zabránit v zamýšlené akci.</text:span></text:p>
      <text:p text:style-name="Example_20_Header">Příklad:</text:p>
      <text:p text:style-name="Example"><text:span text:style-name="T875">Když by měla Naria připravený luk a chtěla střílet na orka, mohlo by se jí podařit </text:span><text:span text:style-name="T888">ho zranit nebo jinak </text:span><text:span text:style-name="T896">z</text:span><text:span text:style-name="T897">nevýhodnit</text:span><text:span text:style-name="T888">. Ork by potom měl nižší šanci zabránit Gorondarovi v tom, aby se dostal ke goblinovi.</text:span></text:p>
      <text:p text:style-name="P622"><text:soft-page-break/><text:span text:style-name="T875">Na tomto příkladu je také vidět, že záměry mohou být zřetězené: Nejdřív si musí hodit Katka, abychom zjistili, jestli se jí podaří orka vyřadit, nebo alespoň </text:span><text:span text:style-name="T889">znevýhodnit</text:span><text:span text:style-name="T875">. Pokud orka nevyřadí, bude Pán jeskyně házet na jeho pokus zastavit Gorondara. Když se mu to nepodaří, bude si teprve Pavel moci hodit na Gorondarův pokus zabránit goblinovi v mumlání.</text:span></text:p>
      <text:list xml:id="list4271014141" text:style-name="L78">
        <text:list-item>
          <text:p text:style-name="P892"><text:span text:style-name="T887">K</text:span><text:span text:style-name="T885">dykoliv se někdo snaží ohrozit protivníka, který zamýšlí ohrozit někoho jiného, hází přednostně</text:span><text:span text:style-name="T883">. </text:span><text:span text:style-name="T890">A to v pořadí, v jakém na sebe akce logicky navazují.</text:span></text:p>
        </text:list-item>
      </text:list>
      <text:p text:style-name="P620"><text:span text:style-name="T886">Když se </text:span><text:span text:style-name="T891">stejného</text:span><text:span text:style-name="T886"> protivník</text:span><text:span text:style-name="T884">a </text:span><text:span text:style-name="T885">snaží ohrozit více </text:span><text:span text:style-name="T902">hráčských</text:span><text:span text:style-name="T885"> postav </text:span><text:span text:style-name="T894">nebo jejich pomocníků</text:span><text:span text:style-name="T886">, </text:span><text:span text:style-name="T892">tak se </text:span><text:span text:style-name="T885">na</text:span><text:span text:style-name="T886"> </text:span><text:span text:style-name="T885">pořadí </text:span><text:span text:style-name="T892">házení</text:span><text:span text:style-name="T885"> můžete domluvit</text:span><text:span text:style-name="T886">. </text:span><text:span text:style-name="T893">K</text:span><text:span text:style-name="T886">dyž se více protivníků snaží </text:span><text:span text:style-name="T884">ohrozit</text:span><text:span text:style-name="T886"> stejn</text:span><text:span text:style-name="T884">ou</text:span><text:span text:style-name="T886"> postav</text:span><text:span text:style-name="T884">u</text:span><text:span text:style-name="T886">, o pořadí </text:span><text:span text:style-name="T885">jejich hodů</text:span><text:span text:style-name="T886"> rozhoduje Pán jeskyně.</text:span></text:p>
      <text:h text:style-name="P1082" text:outline-level="3"><text:span text:style-name="T1290">V</text:span>ýhod<text:span text:style-name="T1290">y</text:span> a nevýhod<text:span text:style-name="T1294">y</text:span></text:h>
      <text:p text:style-name="P211"><text:span text:style-name="T1315">Podmínky při boji nejsou vždycky vyrovnané</text:span>. <text:span text:style-name="T1315">Když například stojíš po pás ve vodě a tvůj protivník je na břehu, budeš mít proti němu nevýhodu.</text:span></text:p>
      <text:list xml:id="list3757970394" text:style-name="L79">
        <text:list-item>
          <text:p text:style-name="P893">Za každou výhodu si k hodu přičti 1 a za každou nevýhodu si naopak odečti 1.</text:p>
        </text:list-item>
      </text:list>
      <text:p text:style-name="P246">Bonus <text:span text:style-name="T1365">za výhodu</text:span> si počítáš <text:span text:style-name="T1366">až od chvíle, kdy se do ní skutečně dostaneš</text:span>.</text:p>
      <text:p text:style-name="P499">Příklad:</text:p>
      <text:p text:style-name="P567">Když boj začíná popisem že se vykláníš zpoza rohu a někdo na tebe střílí, počítáš si výhodu za kryt. <text:span text:style-name="T1275">Když </text:span><text:span text:style-name="T1277">ale</text:span><text:span text:style-name="T1275"> boj začíná popisem, že jsi uprostřed místnosti a někdo na tebe střílí, a ty ohlásíš, že se </text:span><text:span text:style-name="T1276">skočíš za stůl</text:span><text:span text:style-name="T1275">, </text:span><text:span text:style-name="T1276">tak si výhodu za kryt budeš počítat až od příštího kola, </text:span><text:span text:style-name="T1278">protože do krytu se dostaneš až v průběhu tohoto kola</text:span><text:span text:style-name="T1276">.</text:span></text:p>
      <text:p text:style-name="P216">Postih za nevýhodu si počítáš už od chvíle, kdy se do ní dostaneš.</text:p>
      <text:p text:style-name="P500"><text:soft-page-break/>Příklad:</text:p>
      <text:p text:style-name="P553">Gorondar chytil skřeta pod krkem a přimáčkne ho ke stěně. Naria na skřeta střílí z luku. Jelikož Katka hází až po Pavlovi, přičte si k hodu bonus za výhodu, protože skřet už je Gorondarem přitisknutý ke zdi.</text:p>
      <text:p text:style-name="P213"><text:span text:style-name="T1256">B</text:span>onus nebo postih si vždy přičítá hráč <text:span text:style-name="T1256">postavy</text:span>. <text:span text:style-name="T1347">Vždycky také říkej nahlas, jaké postihy a bonusy si počítáš a za co jsou.</text:span></text:p>
      <text:p text:style-name="Example_20_Header">Příklad:</text:p>
      <text:p text:style-name="P564">Gorondar stojí na břehu řeky a útočí na skřeta, který se z ní snaží vyběhnout. V této situaci můžeme říct, že skřet má proti Gorondarovi nevýhodu, nebo <text:span text:style-name="T1349">také</text:span> že Gorondar má proti skřetovi výhodu – znamená to to samé, <text:span text:style-name="T1344">pořád je to ta samá situace</text:span>. <text:span text:style-name="T134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88">Pavel:</text:span> <text:span text:style-name="T782">„</text:span><text:span text:style-name="T831">Házím Silou a počítám si +1, </text:span><text:span text:style-name="T832">proto</text:span><text:span text:style-name="T831">že jsem na břehu řeky a skřet se brodí vodou.</text:span><text:span text:style-name="T782">“</text:span></text:p>
      <text:p text:style-name="P213">Jsou k tomu <text:span text:style-name="T1257">tři</text:span> důvody:</text:p>
      <text:list xml:id="list2204600148" text:style-name="L80">
        <text:list-item>
          <text:p text:style-name="P894">Když <text:span text:style-name="T1346">bonus nebo postih</text:span> <text:span text:style-name="T125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95">Nestane se vám, že byste stejnou okolnost započítali dvakrát.</text:p>
        </text:list-item>
        <text:list-item>
          <text:p text:style-name="P896">Ulehčíte t<text:span text:style-name="T1258">ím</text:span> práci Pánovi jeskyně, který jí má v boji víc než dost.</text:p>
        </text:list-item>
      </text:list>
      <text:p text:style-name="P212"><text:span text:style-name="T1318">Když se něco vztahuje na tebe stejně jako na tvého protivníka, výhodu za to nebude mít žádný z vás</text:span>.</text:p>
      <text:p text:style-name="P496"><text:soft-page-break/>Příklad:</text:p>
      <text:p text:style-name="P551">Když bojuješ <text:span text:style-name="T1319">po tmě</text:span> a ani ty ani tvůj protivník nemáte <text:span text:style-name="T828">infravidění</text:span><text:span text:style-name="T1317"> ani </text:span><text:span text:style-name="T828">ultrasluch</text:span>, tak vás tma omezuje oba stejně <text:span text:style-name="T1350">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325">výhod a</text:span> nevýhod <text:span text:style-name="T1325">v boji</text:span> jsou:</text:p>
      <text:list xml:id="list2087036494" text:style-name="L81">
        <text:list-item>
          <text:p text:style-name="P904"><text:span text:style-name="T1320">Ztížení</text:span> pohybu</text:p>
          <text:list>
            <text:list-header>
              <text:p text:style-name="P1167">Jsi zalehnutý, jsi zatlačený do rohu nebo přimáčknutý ke stěně, jsi po pás ve vodě, brodíš se v bahně, <text:span text:style-name="T1326">balancuješ na hraně propasti,</text:span> <text:span text:style-name="T1321">máš vážně zraněnou nohu, neseš spolubojovníka nebo jiný nadměrný náklad.</text:span></text:p>
            </text:list-header>
          </text:list>
        </text:list-item>
        <text:list-item>
          <text:p text:style-name="P905"><text:span text:style-name="T1320">Ztížení</text:span> viditelnosti</text:p>
          <text:list>
            <text:list-header>
              <text:p text:style-name="P1167">Bojuješ se zavázanýma očima, <text:span text:style-name="T1323">neseš světlo a někdo na tebe střílí ze tmy</text:span>, <text:span text:style-name="T1322">máš písek v očích, protivník je neviditelný, cíl je schovaný v křoví.</text:span></text:p>
            </text:list-header>
          </text:list>
        </text:list-item>
        <text:list-item>
          <text:p text:style-name="P906">Nevhodná zbraň</text:p>
          <text:list>
            <text:list-header>
              <text:p text:style-name="P1167">Bojuješ s kopím v úzkém prostoru, používáš meč při zápasení na zemi.</text:p>
            </text:list-header>
          </text:list>
        </text:list-item>
        <text:list-item>
          <text:p text:style-name="P907">Nadměrný náklad</text:p>
          <text:list>
            <text:list-header>
              <text:p text:style-name="P1166">Neseš těžkou truhlu, táhneš vyřazeného spolubojovníka, neseš několik velkých zbraní.</text:p>
            </text:list-header>
          </text:list>
        </text:list-item>
        <text:list-item>
          <text:p text:style-name="P908">Kryt</text:p>
          <text:list>
            <text:list-header>
              <text:p text:style-name="P1167">Střílíš zpoza rohu, bráníš hradby před ztečí.</text:p>
            </text:list-header>
          </text:list>
        </text:list-item>
        <text:list-item>
          <text:p text:style-name="P909">Dezorientace</text:p>
          <text:list>
            <text:list-header>
              <text:p text:style-name="P1167"><text:soft-page-break/><text:span text:style-name="T1326">Máš vážné zranění hlavy, působí na tebe kouzlo nebo schopnost způsobující halucinace, zmatení nebo ztrátu paměti</text:span>.</text:p>
            </text:list-header>
          </text:list>
        </text:list-item>
        <text:list-item>
          <text:p text:style-name="P910">Strach</text:p>
          <text:list>
            <text:list-header>
              <text:p text:style-name="P1168">Působí na tebe kouzlo nebo schopnost způsobující magický <text:span text:style-name="T782">strach</text:span>.</text:p>
            </text:list-header>
          </text:list>
        </text:list-item>
        <text:list-item>
          <text:p text:style-name="P911">Vyvedení z rovnováhy</text:p>
          <text:list>
            <text:list-header>
              <text:p text:style-name="P1167">Dostal jsi těžký zásah, někdo do tebe narazil.</text:p>
            </text:list-header>
          </text:list>
        </text:list-item>
        <text:list-item>
          <text:p text:style-name="P912">Překvapení</text:p>
          <text:list>
            <text:list-header>
              <text:p text:style-name="P1167">O útočníkovi jsi nevěděl a útok jsi nečekal.</text:p>
            </text:list-header>
          </text:list>
        </text:list-item>
        <text:list-item>
          <text:p text:style-name="P913">Střelba na protivníka, který k tobě běží</text:p>
          <text:list>
            <text:list-header>
              <text:p text:style-name="P1169">Když chceš zaútočit zblízka na protivníka, který útočí na dálku (střílí z luku, sesílá <text:span text:style-name="T782">modrý blesk</text:span> a podobně) a na začátku kola nejste v kontaktní vzdálenosti, takže k němu musíš nejdřív doběhnout, střelec má proti tobě výhodu.</text:p>
            </text:list-header>
          </text:list>
        </text:list-item>
        <text:list-item>
          <text:p text:style-name="P913">Střelba na <text:span text:style-name="T1355">útočníka zblízka</text:span></text:p>
          <text:list>
            <text:list-header>
              <text:p text:style-name="P1170">Když <text:span text:style-name="T134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14">Střelba na běžící cíl</text:p>
          <text:list>
            <text:list-header>
              <text:p text:style-name="P1171">Běžící cíl se hůře zasahuje, střelec má tedy nevýhodu. Platí to i pro útoky vrhací zbraní nebo kouzlem, kterému se cíl brání Finesou (jde tedy před ním uhýbat).</text:p>
            </text:list-header>
          </text:list>
        </text:list-item>
        <text:list-item>
          <text:p text:style-name="P915">Útok <text:span text:style-name="T1324">do zad</text:span></text:p>
          <text:list>
            <text:list-header>
              <text:p text:style-name="P1167">Protivník utíká z boje nebo probíhá kolem tebe, protivník je obklíčený, v tomto kole tě neohrožuje a máš dost prostoru, aby ses mu dostal do zad.</text:p>
            </text:list-header>
          </text:list>
        </text:list-item>
      </text:list>
      <text:h text:style-name="P1108" text:outline-level="4"><text:soft-page-break/>Sčítání výhod a nevýhod</text:h>
      <text:p text:style-name="P215"><text:span text:style-name="T1360">Postihy a bonusy za v</text:span>ýhody <text:span text:style-name="T1360">nebo</text:span> nevýhody stejného druhu se nesčítají.</text:p>
      <text:p text:style-name="P498">Příklad:</text:p>
      <text:p text:style-name="P565"><text:span text:style-name="T1316">Když</text:span> tě někdo zatlačí do rohu místnosti a pak tě <text:span text:style-name="T1348">přitiskne ke zdi</text:span>, tak si počítáš jen -1, protože obojí ti omezuje pohyb.</text:p>
      <text:p text:style-name="P215"><text:span text:style-name="T1360">Postihy a bonusy za v</text:span>ýhody <text:span text:style-name="T1360">nebo</text:span> nevýhody <text:span text:style-name="T1361">různ</text:span>ého druhu se sčítají.</text:p>
      <text:p text:style-name="P498">Příklad:</text:p>
      <text:p text:style-name="P554">Když Gorondar skočí na skřeta, zalehne ho a mázne mu bláto do očí, tak si skřet bude počítat postih celkem -2, protože zalehnutí mu omezuje pohyb a bláto v očích viditelnost.</text:p>
      <text:p text:style-name="P244"><text:span text:style-name="T1327">Přestože se postihy za nevýhody stejného druhu nesčítají</text:span>, každá z nich <text:span text:style-name="T1327">omezuje, co můžeš dělat, a pokud se chceš zbavit postihu, musíš se zbavit každé z nich.</text:span></text:p>
      <text:p text:style-name="P498">Příklad:</text:p>
      <text:p text:style-name="P552"><text:span text:style-name="T1269">Gorondar srazí goblina k zemi a zalehne ho. Goblin si odteď počítá -1, </text:span><text:span text:style-name="T1270">protože</text:span><text:span text:style-name="T1269"> je zalehnutý, </text:span><text:span text:style-name="T1271">a navíc nemůže vstát, dokud na něm Gorondar leží.</text:span><text:span text:style-name="T1269"> </text:span><text:span text:style-name="T1272">P</text:span><text:span text:style-name="T1269">ořád </text:span><text:span text:style-name="T1272">má ale</text:span><text:span text:style-name="T1269"> volné obě ruce a může s nimi něco dělat – třeba se pokusit Gorondara škrtit.<text:line-break/><text:tab/></text:span><text:span text:style-name="T127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15">s nějakým stavem nebo situací</text:span><text:span text:style-name="T1"> ve hře. </text:span><text:span text:style-name="T114">Jakmile </text:span><text:span text:style-name="T115">tento stav nebo</text:span><text:span text:style-name="T114"> </text:span><text:span text:style-name="T85">situace</text:span><text:span text:style-name="T114"> pomine, zmizí i výhoda či nevýhoda z ní plynoucí.</text:span></text:p>
      <text:p text:style-name="P497"><text:soft-page-break/>Příklad:</text:p>
      <text:p text:style-name="P563"><text:span text:style-name="T1">Když </text:span><text:span text:style-name="T1217">ležíš a tvůj protivník stojí</text:span><text:span text:style-name="T1">, máš </text:span><text:span text:style-name="T109">proti němu</text:span><text:span text:style-name="T1"> </text:span><text:span text:style-name="T1217">v boji</text:span><text:span text:style-name="T1"> nevýhodu. Jakmile se postavíš na nohy, </text:span><text:span text:style-name="T115">nevýhody se zbavíš</text:span><text:span text:style-name="T1">.</text:span></text:p>
      <text:list xml:id="list4121926742" text:style-name="L82">
        <text:list-item>
          <text:p text:style-name="P916"><text:span text:style-name="T1264">J</text:span><text:span text:style-name="T1265">ednorázové výhody a nevýhody, jako třeba překvapení, vyvedení z rovnováhy </text:span><text:span text:style-name="T1267">nebo útok do zad se</text:span><text:span text:style-name="T1265"> </text:span><text:span text:style-name="T1267">počítají</text:span><text:span text:style-name="T1265"> pouze </text:span><text:span text:style-name="T1274">na jeden hod</text:span><text:span text:style-name="T1265">.</text:span></text:p>
        </text:list-item>
        <text:list-item>
          <text:p text:style-name="P897">Situační výhody a nevýhody, jako třeba ztížení pohybu, tma, kryt, nevhodná zbraň, střelba na ležící cíl, střelba na útočníka zblízka a podobně trvají, dokud trvá příslušná situace.</text:p>
        </text:list-item>
        <text:list-item>
          <text:p text:style-name="P898">Nevýhody plynoucí z pozice v boji, třeba když tě protivník zatlačil do rohu, trvají, dokud se z nich nedostaneš (viz <text:span text:style-name="T1061">kapitola</text:span> <text:span text:style-name="T1188">Prolomení nevýhody</text:span><text:span text:style-name="T1358"> </text:span><text:span text:style-name="T1060">&lt;ODKAZ&gt;</text:span>).</text:p>
        </text:list-item>
        <text:list-item>
          <text:p text:style-name="P899">Krátkodobá omezení, třeba když ti někdo hodí písek nebo bahno do očí, trvají do té doby, než se jich zbavíš, <text:span text:style-name="T1359">třeba než si bahno z očí otřeš</text:span>. <text:span text:style-name="T1359">To</text:span> obvykle zabere jedno kolo.</text:p>
        </text:list-item>
        <text:list-item>
          <text:p text:style-name="P900">Výhody a nevýhody plynoucí z účinků kouzel trvají po dobu působení kouzla.</text:p>
        </text:list-item>
        <text:list-item>
          <text:p text:style-name="P899">Nevýhody plynoucí z působení jedů trvají po dobu působení jedu (<text:span text:style-name="T1356">viz kapitola</text:span> <text:span text:style-name="T1192">Jedy</text:span><text:span text:style-name="T1357"> </text:span><text:span text:style-name="T1059">&lt;ODKAZ&gt;</text:span>).</text:p>
        </text:list-item>
      </text:list>
      <text:list xml:id="list817902330" text:style-name="L83">
        <text:list-item>
          <text:p text:style-name="P917"><text:span text:style-name="T1264">Nevýhod</text:span><text:span text:style-name="T1268">y</text:span><text:span text:style-name="T1264"> za v</text:span><text:span text:style-name="T1262">ážn</text:span><text:span text:style-name="T1264">é</text:span><text:span text:style-name="T1262"> zranění trv</text:span><text:span text:style-name="T1268">ají</text:span><text:span text:style-name="T1262">, dokud si nevyléčíš všechny ztracené životy </text:span><text:span text:style-name="T734">(viz kapitola </text:span><text:span text:style-name="T730">Zranění a léčba</text:span><text:span text:style-name="T734"> </text:span><text:span text:style-name="T1062">&lt;ODKAZ&gt;</text:span><text:span text:style-name="T734">)</text:span><text:span text:style-name="T1262">.</text:span></text:p>
        </text:list-item>
      </text:list>
      <text:h text:style-name="Heading_20_2" text:outline-level="2">Speciální akce</text:h>
      <text:p text:style-name="P245">V této kapitole si projdeme několik akcí, <text:span text:style-name="T1362">pro která platí zvláštní pravidla</text:span>. „Akcí“ <text:span text:style-name="T1362">myslíme</text:span> <text:span text:style-name="T1363">to</text:span>, co plánuješ udělat v jednom kole.</text:p>
      <text:h text:style-name="P1083" text:outline-level="3"><text:soft-page-break/>Ohrožení více protivníků</text:h>
      <text:p text:style-name="P221">Když chceš v jednom kole <text:span text:style-name="T1291">současně</text:span> ohrozit více než jednoho protivníka, počítáš si k hodu postih rovný jejich počtu. <text:span text:style-name="T817">Na úspěch</text:span><text:span text:style-name="T1291"> si házíš pouze jednou, ale každý soupeř si proti tobě hází zvlášť.</text:span></text:p>
      <text:p text:style-name="Example_20_Header">Příklad:</text:p>
      <text:p text:style-name="P566"><text:span text:style-name="T132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29">hodu na úspěch</text:span><text:span text:style-name="T1328"> si tedy započítá postih -2.</text:span></text:p>
      <text:p text:style-name="P221"><text:span text:style-name="T1292">Pokud</text:span> <text:span text:style-name="T1291">útočíš něčím, co zasahuje víc cílů najednou, například granátem, kouzlem s plošným účinkem a podobně</text:span>, <text:span text:style-name="T1364">tento postih si nepočítáš</text:span>.</text:p>
      <text:p text:style-name="Example_20_Header">Příklad:</text:p>
      <text:p text:style-name="P562"><text:span text:style-name="T1337">Kara sesílá </text:span><text:span text:style-name="T830">ohnivou kouli</text:span><text:span text:style-name="T1329"> na dva skřety. Toto kouzlo zasahuje víc cílů najednou, takže Jana hází </text:span><text:span text:style-name="T830">na úspěch</text:span><text:span text:style-name="T1329"> bez postihu.</text:span></text:p>
      <text:h text:style-name="P1084" text:outline-level="3">Míření</text:h>
      <text:p text:style-name="P247">Když strávíš kolo mířením, <text:span text:style-name="T1370">na následující výstřel si</text:span> počítáš +2.</text:p>
      <text:list xml:id="list2343274259" text:style-name="L84">
        <text:list-item>
          <text:p text:style-name="P918">Mířit jde i <text:span text:style-name="T1372">s</text:span> vrhací zbraní, ale nikoliv <text:span text:style-name="T1373">při sesílání</text:span> kouzl<text:span text:style-name="T1373">a</text:span>.</text:p>
        </text:list-item>
        <text:list-item>
          <text:p text:style-name="P919">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1085"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574553043" text:style-name="L85">
        <text:list-item>
          <text:p text:style-name="P920"><text:span text:style-name="T1371">Nikoho neohrožuješ, takže si neházíš </text:span><text:span text:style-name="T834">na úspěch</text:span><text:span text:style-name="T1371">.</text:span></text:p>
        </text:list-item>
        <text:list-item>
          <text:p text:style-name="P920"><text:span text:style-name="T1371">Pokud ti v tom nikdo nezabrání, protivník bude mít jednorázovou nevýhodu. A to buď už v tomto kole – pak z ní budou moci těžit tví protivníci, nebo až v příštím – pak z ní budeš moci těžit ty při svém následujícím </text:span><text:span text:style-name="T834">hodu na útok</text:span><text:span text:style-name="T137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74">nesnaží se mu tím ublížit, chce pouze rozptýlit jeho pozornost</text:span>.<text:line-break/><text:tab/>Zlobr bojuje s Gorondarem, takže se ne<text:span text:style-name="T1374">pokouší</text:span> Naraii v házení kamenů bránit. <text:span text:style-name="T1374">Naraia je tedy automaticky úspěšná a Pavel si bude při </text:span><text:span text:style-name="T835">hodu na úspěch</text:span><text:span text:style-name="T1374">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367">tak:</text:span></text:p>
      <text:list xml:id="list3549617550" text:style-name="L86">
        <text:list-item>
          <text:p text:style-name="P901">Nemůžeš v tomto kole nikoho zranit ani jinak ohrozit či omezit.</text:p>
        </text:list-item>
        <text:list-item>
          <text:p text:style-name="P903"><text:span text:style-name="T1368">N</text:span>emůžeš u toho dělat <text:span text:style-name="T1369">nic</text:span> jiného: utíkat, nabíjet apod.</text:p>
        </text:list-item>
        <text:list-item>
          <text:p text:style-name="P921"><text:span text:style-name="T1279">N</text:span><text:span text:style-name="T1263">a všechny obrany v tomto kole </text:span><text:span text:style-name="T1279">si</text:span><text:span text:style-name="T1263"> </text:span><text:span text:style-name="T1266">počítáš</text:span><text:span text:style-name="T1263"> +2.</text:span></text:p>
        </text:list-item>
      </text:list>
      <text:p text:style-name="P502"><text:soft-page-break/>Příklad:</text:p>
      <text:p text:style-name="P604"><text:span text:style-name="T1280">Z</text:span><text:span text:style-name="T1260">lobrovi se podařilo odhodit nebohého Gorondara, takže Naria teď proti němu stojí sama. Má pořád jen dýku, takže se rozhodne raději ustupovat a počkat, až se Gorondar vrátí do boje.<text:line-break/><text:tab/>Katka si bude proti zlobrovi házet </text:span><text:span text:style-name="T867">na obranu</text:span><text:span text:style-name="T1260"> s bonusem +2, protože ho </text:span><text:span text:style-name="T1282">Naria </text:span><text:span text:style-name="T1260">nijak neohrožuje a soustředí se na obranu.</text:span></text:p>
      <text:p text:style-name="P436"><text:span text:style-name="T1260">Kouzla není možné použít na plnou obranu, leda by to v jejich popisu bylo výslovně povoleno (například </text:span><text:span text:style-name="T867">magický štít</text:span><text:span text:style-name="T1260">).</text:span></text:p>
      <text:h text:style-name="P1069" text:outline-level="3">Únik z nevýhody</text:h>
      <text:p text:style-name="P210">Když se soustředíš na <text:span text:style-name="T1170">to, aby ses dostal</text:span> z nevýhody, <text:span text:style-name="T1375">například se</text:span> <text:span text:style-name="T1171">snažíš se </text:span>odstrčit toho, kdo na tebe leží, prorazit z obklíčení, vyčistit si oči od písku a podobně, <text:span text:style-name="T1259">tak:</text:span></text:p>
      <text:list xml:id="list2391616903" text:style-name="L87">
        <text:list-item>
          <text:p text:style-name="P902">Nemůžeš v tomto kole nikoho zranit ani jinak ohrozit či omezit.</text:p>
        </text:list-item>
        <text:list-item>
          <text:p text:style-name="P922"><text:span text:style-name="T1261">P</text:span><text:span text:style-name="T1263">očítáš si +2 </text:span><text:span text:style-name="T1283">k hodu </text:span><text:span text:style-name="T869">na úspěch</text:span><text:span text:style-name="T1283"> na to, aby ses dostal z nevýhody</text:span><text:span text:style-name="T1263">.</text:span></text:p>
          <text:list>
            <text:list-item>
              <text:p text:style-name="P922"><text:span text:style-name="T1263">N</text:span><text:span text:style-name="T1284">a rozdíl od </text:span><text:span text:style-name="T870">plné obrany</text:span><text:span text:style-name="T1284"> si </text:span><text:span text:style-name="T1283">tento </text:span><text:span text:style-name="T1284">bonus nepočítáš k </text:span><text:span text:style-name="T869">hodům na obranu</text:span><text:span text:style-name="T1284">.</text:span></text:p>
            </text:list-item>
          </text:list>
        </text:list-item>
      </text:list>
      <text:p text:style-name="P501">Příklad:</text:p>
      <text:p text:style-name="P568"><text:span text:style-name="T1280">G</text:span><text:span text:style-name="T1260">orondar drží skřeta přitisknutého ke zdi. Naria na něj střílí. Skřet se snaží Gorondarovi vysmýknout.<text:line-break/><text:tab/></text:span><text:span text:style-name="T1281">Proti Gorondarovi si skřet si bude házet s bonusem +2 a když uspěje, uvolní se. Nebude mu ale moci nijak ublížit, ani když si hodí výjimečně dobře.<text:line-break/><text:tab/>Proti Nariině střelbě si bude házet </text:span><text:span text:style-name="T868">na obranu</text:span><text:span text:style-name="T1281"> bez bonusu, protože Naria mu nebrání v tom, aby se dostal z nevýhody.</text:span></text:p>
      <text:h text:style-name="Heading_20_2" text:outline-level="2"><text:soft-page-break/>Boj na dálku</text:h>
      <text:p text:style-name="P310">Při boji na dálku, ať už střelnou zbraní, vrhací zbraní, kouzlem, nebo čímkoliv jiným si počítáš postih podle vzdálenosti cíle:</text:p>
      <text:list xml:id="list3879430770" text:style-name="L88">
        <text:list-item>
          <text:p text:style-name="P923"><text:span text:style-name="T782">Kontaktní</text:span> nebo <text:span text:style-name="T782">krátká</text:span>:<text:span text:style-name="T875"> bez postihu</text:span></text:p>
        </text:list-item>
        <text:list-item>
          <text:p text:style-name="P923"><text:span text:style-name="T782">Střední</text:span>:<text:span text:style-name="T875"> postih -1</text:span></text:p>
        </text:list-item>
        <text:list-item>
          <text:p text:style-name="P923"><text:span text:style-name="T782">Dlouhá:</text:span><text:span text:style-name="T875"> postih -2</text:span></text:p>
        </text:list-item>
      </text:list>
      <text:h text:style-name="Heading_20_3" text:outline-level="3">Munice</text:h>
      <text:p text:style-name="P30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330">výsledku</text:span></text:h>
      <text:p text:style-name="P240"><text:span text:style-name="T1354">Zda se ti podaří to, co zamýšlíš, </text:span>závisí na rozdílu tvého hodu a hodu tvého protivníka:</text:p>
      <text:list xml:id="list2047775227" text:style-name="L89">
        <text:list-item>
          <text:p text:style-name="P924">Pokud jsi hodil stejně, nebo jsi ho přehodil o 1 či 2, máš <text:span text:style-name="T1332">proti němu</text:span> jeden úspěch.</text:p>
        </text:list-item>
        <text:list-item>
          <text:p text:style-name="P924">Jestliže jsi ho přehodil o 3-5, máš <text:span text:style-name="T1332">proti němu</text:span> <text:span text:style-name="T1333">dva</text:span> úspěchy.</text:p>
        </text:list-item>
        <text:list-item>
          <text:p text:style-name="P924">Pokud jsi ho přehodil o 6 nebo víc, máš <text:span text:style-name="T1332">proti němu dokonce</text:span> tři úspěchy.</text:p>
        </text:list-item>
      </text:list>
      <text:p text:style-name="P250"><text:soft-page-break/>Když ty i tvůj protivník házíte <text:span text:style-name="T782">na úspěch</text:span> a padne vám stejně, tak oba máte jeden úspěch <text:span text:style-name="T1376">a můžete ho použít podle následujících pravidel</text:span>. <text:span text:style-name="T1376">Pokud jeden z vás házel </text:span><text:span text:style-name="T836">na obranu</text:span><text:span text:style-name="T1376">, tak úspěch má jen útočník (protože </text:span><text:span text:style-name="T836">hodu na obranu</text:span><text:span text:style-name="T1376"> vyjadřuje to, že se nesnažíš protivníka nijak ohrozit, jen se proti němu bráníš).</text:span></text:p>
      <text:h text:style-name="P1086" text:outline-level="3">Úspěchy</text:h>
      <text:p text:style-name="P241">Za každý úspěch můžeš <text:span text:style-name="T1331">svému soupeři</text:span> udělat jednu <text:span text:style-name="T1393">věc</text:span>, <text:span text:style-name="T1377">k</text:span>aždou pouze jednou. <text:span text:style-name="T1394">Například:</text:span></text:p>
      <text:list xml:id="list1306723573" text:style-name="L90">
        <text:list-item>
          <text:p text:style-name="P925">Zranit ho.</text:p>
          <text:list>
            <text:list-item>
              <text:p text:style-name="P926">Za další úspěch můžeš <text:span text:style-name="T1336">říct, že jsi zasáhnul nějaké citlivé místo (hlavu, kyklopovo oko, ocas obřího štíra a podobně).</text:span></text:p>
            </text:list-item>
          </text:list>
        </text:list-item>
        <text:list-item>
          <text:p text:style-name="P927">Nějak ho znevýhodnit, <text:span text:style-name="T1391">n</text:span>ěkam ho zatlačit či odtáhnout.</text:p>
          <text:list>
            <text:list-item>
              <text:p text:style-name="P929">Současně mu tím můžeš zabránit v tom, aby se někam dostal.</text:p>
            </text:list-item>
          </text:list>
        </text:list-item>
        <text:list-item>
          <text:p text:style-name="P927">Dostat se z nevýhody, ve které tě <text:span text:style-name="T1394">protivník</text:span> drží.</text:p>
        </text:list-item>
        <text:list-item>
          <text:p text:style-name="P927">Utéct od něj.</text:p>
        </text:list-item>
      </text:list>
      <text:p text:style-name="P242">Pokud je proti tobě v nevýhodě, ať už dané <text:span text:style-name="T1334">okolnostmi</text:span> nebo tím, že ho do ní <text:span text:style-name="T1351">nejdříve</text:span> <text:span text:style-name="T1335">za jeden úspěch</text:span> dosta<text:span text:style-name="T1351">neš</text:span>, tak můžeš <text:span text:style-name="T1384">také</text:span>:</text:p>
      <text:list xml:id="list161026989807801" text:continue-numbering="true" text:style-name="L90">
        <text:list-item>
          <text:p text:style-name="P928">Odzbrojit <text:span text:style-name="T1378">ho.</text:span></text:p>
        </text:list-item>
        <text:list-item>
          <text:p text:style-name="P930">Srazit <text:span text:style-name="T1379">ho do propasti</text:span> <text:span text:style-name="T1379">nebo zatlačit</text:span> <text:span text:style-name="T1379">do</text:span> <text:span text:style-name="T1378">pasti.</text:span></text:p>
        </text:list-item>
        <text:list-item>
          <text:p text:style-name="P929">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342">Gorondar</text:span> už v tomto kole nemůže po goblinovi hod<text:span text:style-name="T1342">it</text:span> dýku, protože to nebylo součástí <text:span text:style-name="T1352">Pavlova záměru</text:span>. Může to udělat až v dalším kole a protivníci na to budou moci reagovat.</text:p>
      <text:p text:style-name="P251"><text:span text:style-name="T1380">N</text:span>a začátku kola <text:span text:style-name="T1380">ale nemusíš</text:span> do detailů pop<text:span text:style-name="T1380">isova</text:span>t, jak přesně svůj plán provedeš. <text:span text:style-name="T1380">To stačí udělat, až když víš, kolik máš úspěchů.</text:span></text:p>
      <text:p text:style-name="P503">Příklad:</text:p>
      <text:p text:style-name="P569"><text:span text:style-name="T1191">Pavel:</text:span><text:span text:style-name="T1353"> </text:span><text:span text:style-name="T833">„Ještě z rozběhu vrazím do goblina, abych ho vyvedl z rovnováhy. Pak mu levou rukou zacpu pusu, aby nemohl mluvit.“</text:span></text:p>
      <text:p text:style-name="P252"><text:span text:style-name="T1395">Nemůžeš popisovat protivníkovy reakce, to je práce Pána jeskyně.</text:span> Popisuj jen to, <text:span text:style-name="T1382">jsi mu udělal</text:span>. <text:span text:style-name="T1383">Stejně tak Pán jeskyně nemůže popisovat, jak zareaguje tvoje postava, protože o tom vždy rozhoduješ ty.</text:span></text:p>
      <text:p text:style-name="Example_20_Header">Příklad:</text:p>
      <text:p text:style-name="Example">Pavel nemůže říct, <text:span text:style-name="T1381">že</text:span> goblin uskočil směrem od orka. Může ale říct, že do něj vrazil tak, <text:span text:style-name="T1381">aby ho</text:span> směrem k orkovi <text:span text:style-name="T1381">strčil</text:span>.</text:p>
      <text:p text:style-name="P277">Tvůj popis také musí dávat smysl vzhledem k situaci ve hře a musí to jít provést nástroji, které máš k dispozici.</text:p>
      <text:h text:style-name="P1087" text:outline-level="3">Zranění</text:h>
      <text:p text:style-name="P259">Když se rozhodneš protivníka zranit, ubereš mu počet životů, <text:span text:style-name="T1405">který spočítáš takto</text:span>:</text:p>
      <text:list xml:id="list544293562" text:style-name="L91">
        <text:list-item>
          <text:p text:style-name="P931">Základem zranění je to, o kolik jsi protivníka přehodil. Může to být i nula, pokud jste hodili stejně.</text:p>
        </text:list-item>
        <text:list-item>
          <text:p text:style-name="P931">K <text:span text:style-name="T1404">rozdílu hodů</text:span> se přičítá zranění uvedené u zbraně, případně výsledek hodu na zranění kouzla. Jak se hází na zranění kouzla si řekneme v dalším odstavci.</text:p>
        </text:list-item>
        <text:list-item>
          <text:p text:style-name="P931"><text:soft-page-break/>Protivník si <text:span text:style-name="T1406">nakonec</text:span> odeč<text:span text:style-name="T1406">te</text:span> kvalitu své zbroje a štítu <text:span text:style-name="T1396">a případnou odolnost proti tomuto druhu zranění</text:span>.</text:p>
        </text:list-item>
      </text:list>
      <text:p text:style-name="P514"><text:span text:style-name="T296">P</text:span><text:span text:style-name="T284">říklad:</text:span></text:p>
      <text:p text:style-name="P579"><text:span text:style-name="T453">Gorondar bojuje se zlobrem. Pavel hodil na úspěch 4 (Gorondar má Sílu 3, Pavlovi na kostce padlo 1)</text:span><text:span text:style-name="T451">. </text:span><text:span text:style-name="T453">Pán jeskyně hodil za zlobra 8 (zlobr má sílu 6, Pánovi jeskyně na kostce padlo 2). </text:span><text:span text:style-name="T45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09" text:outline-level="4">Zranění improvizovanou zbraní</text:h>
      <text:p text:style-name="P266">Improvizované zbraně mají o 1 nižší zranění než odpovídající pořádná zbraň.</text:p>
      <text:h text:style-name="P1111" text:outline-level="4">Hlášení útoku <text:span text:style-name="T1410">zbraní</text:span></text:h>
      <text:p text:style-name="P258">Když chceš protivníka zranit <text:span text:style-name="T1410">zbraní</text:span>, obvykle se <text:span text:style-name="T1402">výsledek hodu</text:span> hlásí rovnou s „plus <text:span text:style-name="T1397">zranění</text:span>“ na konci.</text:p>
      <text:p text:style-name="P517">Příklad:</text:p>
      <text:p text:style-name="P580">Když máš Finesu 3, bojuješ dýkou, která má zranění 1, chceš protivníka zranit a na kostce ti padlo 2, tak řekneš:</text:p>
      <text:p text:style-name="P571">„Mám proti němu pět plus jedna.“</text:p>
      <text:p text:style-name="P229">Pokud zasáhneš, Pán jeskyně pak může rovnou spočítat, o kolik životů tvůj protivník přijde.</text:p>
      <text:h text:style-name="P1110" text:outline-level="4">Zranění kouzlem</text:h>
      <text:p text:style-name="P263">Základ zranění kouzlem je rozdíl mezi hody na úspěch (případně na obranu), stejně jako u zbraní.</text:p>
      <text:p text:style-name="P511"><text:soft-page-break/><text:span text:style-name="T296">P</text:span><text:span text:style-name="T284">říklad:</text:span></text:p>
      <text:p text:style-name="P578"><text:span text:style-name="T372">Kara sesílá </text:span><text:span text:style-name="T284">modrý blesk</text:span><text:span text:style-name="T372"> na orka. Ork bojuje s Gorondarem, proti Kaře si tedy hází na obranu. Janě na úspěch padlo celkem 7 (Duše 3 + 4 na kostce), Pánovi jeskyně padlo na obranu za orka 6 (Síla 4 + 2 na kostce). </text:span><text:span text:style-name="T451">Jana má tedy jeden úspěch a rozhodne se ho zranit.</text:span></text:p>
      <text:p text:style-name="P261">Kouzla mají zranění uvedeno v počtu „kostek zranění“ <text:span text:style-name="T1407">(zkráceně „kz“)</text:span>. <text:span text:style-name="T1407">Za tím je ještě uvedeno, o jaký druh zranění se jedná – podle toho se pozná, jestli má nestvůra proti tomuto kouzlu odolnost.</text:span></text:p>
      <text:p text:style-name="Example_20_Header"><text:span text:style-name="T296">P</text:span><text:span text:style-name="T284">říklad:</text:span></text:p>
      <text:p text:style-name="Example"><text:span text:style-name="T449">Kouzlo </text:span><text:span text:style-name="T335">modrý blesk</text:span><text:span text:style-name="T449"> má zranění</text:span><text:span text:style-name="T450">:</text:span><text:span text:style-name="T556"> </text:span><text:span text:style-name="T587">4</text:span><text:span text:style-name="T556">kz bleskem.</text:span></text:p>
      <text:p text:style-name="P262">Kostky zranění jsou obyčejné šestistěnné kostky, kolik padlo se ale počítá jinak:</text:p>
      <text:list xml:id="list3912044922" text:style-name="L92">
        <text:list-item>
          <text:p text:style-name="P932">Zranění kouzla určíš tak, že hodíš příslušný počet kostek <text:span text:style-name="T1408">zranění</text:span> a spočítáš ty, na kterých padlo 4 nebo víc.</text:p>
        </text:list-item>
      </text:list>
      <text:p text:style-name="P510"><text:span text:style-name="T296">P</text:span><text:span text:style-name="T284">říklad:</text:span></text:p>
      <text:p text:style-name="P577"><text:span text:style-name="T336">M</text:span><text:span text:style-name="T284">odrý blesk</text:span><text:span text:style-name="T372"> má zranění 4kz, Jana tedy hodí čtyřmi šestistěnnými kostkami (neb</text:span><text:span text:style-name="T452">o</text:span><text:span text:style-name="T372">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409">Od výsledku se pak odečítá zbroj a štít zasaženého a odolnost proti použitému druhu zranění.</text:span></text:p>
      <text:p text:style-name="P512"><text:span text:style-name="T296">P</text:span><text:span text:style-name="T284">říklad:</text:span></text:p>
      <text:p text:style-name="P54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13"><text:span text:style-name="T296">P</text:span><text:span text:style-name="T284">říklad:</text:span></text:p>
      <text:p text:style-name="P586">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58">P</text:span><text:span text:style-name="T283">řidané zranění</text:span></text:h>
      <text:p text:style-name="P50">TODO</text:p>
      <text:p text:style-name="P318"><text:span text:style-name="T283">Některá kouzla nebo magické předměty přidávají k útoku další zranění, například </text:span><text:span text:style-name="T1512">bleskem</text:span><text:span text:style-name="T283"> za </text:span><text:span text:style-name="T754">3</text:span><text:span text:style-name="T283">kz </text:span><text:span text:style-name="T759">(tedy </text:span><text:span text:style-name="T754">tři</text:span><text:span text:style-name="T759"> </text:span><text:span text:style-name="T362">kostky zranění</text:span><text:span text:style-name="T759">)</text:span><text:span text:style-name="T283">.</text:span></text:p>
      <text:list xml:id="list3052123704" text:style-name="L93">
        <text:list-item>
          <text:p text:style-name="P685">Přidané zranění se přičítá pouze v případě zásahu, stejně jako obyčejné zranění.</text:p>
        </text:list-item>
        <text:list-item>
          <text:p text:style-name="P686">Od každé složky zranění s<text:span text:style-name="T1515">i zasažený</text:span> odečte <text:span text:style-name="T1515">Z</text:span>broj<text:span text:style-name="T1516"> proti příslušnému druhu zranění</text:span>.</text:p>
        </text:list-item>
        <text:list-item>
          <text:p text:style-name="P933"><text:span text:style-name="T283">Každ</text:span><text:span text:style-name="T760">á složka</text:span><text:span text:style-name="T283"> se zvlášť porovná se Silou (pokud je to </text:span><text:span text:style-name="T338">fyzické zranění</text:span><text:span text:style-name="T283">) nebo Duší </text:span><text:span text:style-name="T761">(pokud je to </text:span><text:span text:style-name="T363">duševní zranění</text:span><text:span text:style-name="T761">)</text:span><text:span text:style-name="T283"> cíle, jestli jde o vážné zranění. Rána s přidaným zraněním tedy může způsobit více vážných zranění.</text:span></text:p>
        </text:list-item>
        <text:list-item>
          <text:p text:style-name="P687">Každá složka se také zvlášť porovná s plnou kondicí cíle, jestli jde o <text:span text:style-name="T1517">okamžitou</text:span> smrt.</text:p>
        </text:list-item>
      </text:list>
      <text:p text:style-name="P526"><text:soft-page-break/>Příklad</text:p>
      <text:p text:style-name="P594"><text:span text:style-name="T757">Gorondar útočí očarovaným kladivem na oživlou sochu. Kladivo má 1/2 a navíc při zásahu způsobí zranění </text:span><text:span text:style-name="T1513">bleskem</text:span><text:span text:style-name="T757"> za 3kz. Socha je z kamene a je tedy těžké ji poškodit – má Zbroj 3. Je ovšem náchylná na drtivá zranění </text:span><text:span text:style-name="T753">a</text:span><text:span text:style-name="T757"> proti Gorondarovu kladivu má Zbroj pouze 1.<text:line-break/><text:tab/>Gorondar ji přehodil o 3. Kladivo má zranění 2, celkem </text:span><text:span text:style-name="T754">tedy</text:span><text:span text:style-name="T757"> 5. </text:span><text:span text:style-name="T755">S</text:span><text:span text:style-name="T757">ocha </text:span><text:span text:style-name="T755">si</text:span><text:span text:style-name="T757"> odečte </text:span><text:span text:style-name="T755">Z</text:span><text:span text:style-name="T75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13">bleskem</text:span><text:span text:style-name="T757"> 2. Od toho si socha odečte svou zbroj proti </text:span><text:span text:style-name="T1513">blesk</text:span><text:span text:style-name="T1514">u</text:span><text:span text:style-name="T757">, což je 3. Přidaným zraněním tedy není vůbec poškozena. </text:span><text:span text:style-name="T756">Kdyby zraněna byla, tak by si toto číslo opět porovnala se svou Silou, jestli nejde o vážné zranění nebo smrt jednou ranou.</text:span></text:p>
      <text:h text:style-name="P1112" text:outline-level="4">Vyřazení</text:h>
      <text:p text:style-name="P267">Když ti klesnou životy na 0 nebo méně, jsi vyřazený z boje. Pokud jsi ještě neházel, nejspíš ti to také znemožní provést to, co jsi zamýšlel.</text:p>
      <text:p text:style-name="P515"><text:span text:style-name="T296">P</text:span><text:span text:style-name="T284">říklad:</text:span></text:p>
      <text:p text:style-name="P581">Goblin se řítí na Gorondara, Naria na něj ale střílí z luku. Goblin má celkem 4 životy, takže pokud ho Naria zraní alespoň za 4, ke Gorondarovi nedoběhne.</text:p>
      <text:h text:style-name="P1113" text:outline-level="4">Vážný zásah</text:h>
      <text:p text:style-name="P268">Pokud máš alespoň 2 úspěchy <text:span text:style-name="T1414">a</text:span> za první z nich dáš soupeři zranění nejméně za 1 život, <text:span text:style-name="T1414">tak</text:span> můžeš za druhý úspěch říct, že <text:span text:style-name="T1412">jsi mu tímto zásahem vyřadil nějakou část těla</text:span>. <text:span text:style-name="T1413">Nemůžeš ale takhle vyřadit celého protivníka, takže když ho zasáhneš do těla nebo do hlavy, tak sice bude mít nevýhodu, ale bude dál schopen boje.</text:span></text:p>
      <text:p text:style-name="P516"><text:span text:style-name="T79">P</text:span><text:span text:style-name="T1">říklad:</text:span></text:p>
      <text:p text:style-name="P557"><text:span text:style-name="T93">Katka:</text:span><text:span text:style-name="T1"> „Prostřelila jsem mu levou nohu, takže se na ní nemůže postavit.“</text:span></text:p>
      <text:p text:style-name="P269"><text:soft-page-break/><text:span text:style-name="T1415">Vážný zásah</text:span> může způsobit několik věcí:</text:p>
      <text:list xml:id="list4081861593" text:style-name="L94">
        <text:list-item>
          <text:p text:style-name="P934"><text:span text:style-name="T1416">Protivník</text:span> nebude moci zasaženou část těla používat. Když takto například zasáhneš kyklopovo oko, tak ho tím oslepíš. Když trefíš ocas obřího štíra, nebude <text:span text:style-name="T1417">jím</text:span> moci útočit. S vážně zraněnou nohou se nedá běhat atd.</text:p>
        </text:list-item>
        <text:list-item>
          <text:p text:style-name="P934">Zasažený díky tomu může mít na některé věci nevýhodu. <text:span text:style-name="T1411">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418">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1"> </text:span><text:span text:style-name="T1">n</text:span><text:span text:style-name="T121">estačí říct: </text:span><text:span text:style-name="T78">„Dostal jsem ho do nevýhody“</text:span><text:span text:style-name="T121">, musíš </text:span><text:span text:style-name="T1">popsat, co přesně to znamená.</text:span></text:p>
      <text:p text:style-name="P506"><text:span text:style-name="T79">P</text:span><text:span text:style-name="T1">říklad:</text:span></text:p>
      <text:p text:style-name="P556"><text:span text:style-name="T97">Katka</text:span><text:span text:style-name="T93">:</text:span><text:span text:style-name="T128"> „</text:span><text:span text:style-name="T129">Jak se ork opírá o dveře, tak mu prostřelím </text:span><text:span text:style-name="T131">rukáv na levé ruce tak</text:span><text:span text:style-name="T129">, aby </text:span><text:span text:style-name="T132">mu ho</text:span><text:span text:style-name="T129"> šíp </text:span><text:span text:style-name="T132">přibodnul ke</text:span><text:span text:style-name="T129"> dveří</text:span><text:span text:style-name="T132">m</text:span><text:span text:style-name="T129">.</text:span><text:span text:style-name="T128">“</text:span></text:p>
      <text:p text:style-name="P558"><text:span text:style-name="T130">O</text:span><text:span text:style-name="T128">rk má teď přibodnutou ruku ke dveřím. Dokud s tím něco neudělá, bude si počítat nevýhodu a navíc nebude moci levou ruku používat.</text:span></text:p>
      <text:p text:style-name="P256"><text:span text:style-name="T79">T</text:span><text:span text:style-name="T1">o, co popíšeš, může </text:span><text:span text:style-name="T127">kromě</text:span><text:span text:style-name="T1"> situac</text:span><text:span text:style-name="T127">e</text:span><text:span text:style-name="T1"> tvého protivníka </text:span><text:span text:style-name="T127">změnit</text:span><text:span text:style-name="T1"> tak</text:span><text:span text:style-name="T126">é</text:span><text:span text:style-name="T1"> tvoji </text:span><text:span text:style-name="T165">pozici</text:span><text:span text:style-name="T1">.</text:span></text:p>
      <text:p text:style-name="P505"><text:span text:style-name="T79">P</text:span><text:span text:style-name="T1">říklad:</text:span></text:p>
      <text:p text:style-name="P555"><text:span text:style-name="T96">P</text:span><text:span text:style-name="T93">avel:</text:span><text:span text:style-name="T1"> „Srazím goblina na zem a zalehnu ho.“</text:span></text:p>
      <text:p text:style-name="P587"><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392">zbavit</text:span>.</text:p>
      <text:p text:style-name="P507"><text:span text:style-name="T79">P</text:span><text:span text:style-name="T1">říklad:</text:span></text:p>
      <text:p text:style-name="Example">Orkovi s rukou přistřelenou ke dveřím bude stačit například šíp zlomit – to ho nejspíš nijak zvlášť nezpomalí. <text:span text:style-name="T1388">I tak</text:span> si ale bude v příštím kole počítat nevýhodu – když někdo zaplatí úspěchem za znevýhodnění protivníka, tak <text:span text:style-name="T1389">se to musí opravdu započítat jako</text:span> nevýhoda, byť jen na jedno kolo.</text:p>
      <text:p text:style-name="P573">Kdyby Naria chtěl orka v nevýhodě udržet, bude mu muset aktivně bránit v tom, aby šíp zlomil – třeba ho chytit za druhou ruku, kterou to bude chtít udělat. Bude si tedy muset proti orkovi házet, <text:span text:style-name="T1390">mít proti němu alespoň jeden</text:span> úspěch a použít ho na zabránění v orkově akci.</text:p>
      <text:p text:style-name="P507"><text:span text:style-name="T161">Jiný p</text:span><text:span text:style-name="T1">říklad:</text:span></text:p>
      <text:p text:style-name="P559"><text:span text:style-name="T108">G</text:span><text:span text:style-name="T1">oblin zalehnutý Gorondarem to bude mít o dost těžší. Aby mohl vstát, musí nejdřív Gorondara odvalit (tedy si nejspíš proti němu hodit Silou </text:span><text:span text:style-name="T162">a bude potřebovat alespoň jeden úspěch na </text:span><text:span text:style-name="T136">prolomení nevýhody</text:span><text:span text:style-name="T1">), nebo se zpod něj vysmýknout (hodit si proti němu Finesou). Gorondar každopádně </text:span><text:span text:style-name="T163">nepotřebuje</text:span><text:span text:style-name="T1"> další úspěchy na to, aby goblina v nevýhodě udržel – snažit se musí goblin.</text:span></text:p>
      <text:p text:style-name="P217"><text:span text:style-name="T165">Současně se z</text:span><text:span text:style-name="T1">nevýhodněním můžeš </text:span><text:span text:style-name="T164">také</text:span><text:span text:style-name="T1"> protivníkovi zabránit v pohybu a znemožnit mu tím udělat to, co měl v plánu. Musí to ale vyplývat z toho, že se nedostal tam, kam se chtěl dostat.</text:span></text:p>
      <text:p text:style-name="P508"><text:span text:style-name="T79">P</text:span><text:span text:style-name="T1">říklad:</text:span></text:p>
      <text:p text:style-name="P574"><text:span text:style-name="T122">Goblin </text:span><text:span text:style-name="T123">doběhnout ke stolu a sebrat z něj svou hůl</text:span><text:span text:style-name="T122">. </text:span><text:span text:style-name="T124">Pavel ale hodil víc a za jeden úspěch</text:span><text:span text:style-name="T122"> Gorondar na </text:span><text:span text:style-name="T124">goblina</text:span><text:span text:style-name="T122"> skočí a srazí ho k zemi. Obdobně by ho mohl přimáčknout štítem ke stěně, chytit ho za ruku nebo za nohu, a podobně. </text:span><text:span text:style-name="T125">Goblinovi se každopádně nepodaří </text:span><text:span text:style-name="T124">sebrat hůl, protože se k ní nedostal,</text:span><text:span text:style-name="T125"> a současně bude proti Gorondarovi v nevýhodě.</text:span></text:p>
      <text:p text:style-name="P270"><text:span text:style-name="T125">M</text:span><text:span text:style-name="T122">ůžeš také protivníka zatlačit nebo odtáhnout od jeho zamýšleného cíle:</text:span></text:p>
      <text:p text:style-name="P509"><text:soft-page-break/><text:span text:style-name="T79">P</text:span><text:span text:style-name="T1">říklad:</text:span></text:p>
      <text:p text:style-name="P588">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88"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22">Příklad:</text:p>
      <text:p text:style-name="Example">Gorondar chce zabránit goblinovi v mumlání, protože tuší, že goblin sesílá kouzlo. <text:span text:style-name="T1419">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21">Takto můžeš někomu zabránit například v kouzlení, v nabití či tasení zbraně, nebo také v útoku – třeba tím, že mu chytíš ruku se zbraní.</text:span></text:p>
      <text:p text:style-name="P518">Příklad:</text:p>
      <text:p text:style-name="P582">Gorondar <text:span text:style-name="T1420">chce zabránit goblinovi v mumlání. Bude potřebovat alespoň dva úspěchy: Jeden na to, aby ho dostal do nevýhody a až za druhý mu pak může zabránit v kouzlení. Pavel to pak popíše následovně:</text:span></text:p>
      <text:p text:style-name="P583"><text:span text:style-name="T1188">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422">nebo ho třeba </text:span>vykrýt <text:span text:style-name="T1422">svou zbraní či štítem.</text:span> <text:span text:style-name="T1422">K</text:span>dyž <text:span text:style-name="T1422">ale</text:span> použiješ úspěch na to, abys protivníkovi v útoku zabránil, tak se vůbec nedostane k máchnutí zbraní, k výstřelu či k seslání kouzla.<text:line-break/><text:tab/>Důležité to je zejména u <text:span text:style-name="T1422">plošných</text:span> kouzel, nebo třeba když se útočník snaží hodit granát<text:span text:style-name="T1422">: Přestože kouzlo či granát nezasáhne tebe, může pořád zranit někoho jiného.</text:span></text:p>
      <text:p text:style-name="P519">Příklad:</text:p>
      <text:p text:style-name="P584">Kara sesílá <text:span text:style-name="T78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20">Příklad:</text:p>
      <text:p text:style-name="P585"><text:span text:style-name="T126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86">Orkovi se tedy stačí ubránit.</text:span></text:p>
      <text:p text:style-name="P520"><text:span text:style-name="T1423">Opačný p</text:span>říklad:</text:p>
      <text:p text:style-name="P561">Orkovi se podařilo Nariu chytit za ruku. Na to, aby se vyprostila, bude tentokrát potřebovat úspěch ona.</text:p>
      <text:p text:style-name="P219">Stejným způsobem můžeš z nevýhody dostat i někoho jiného.</text:p>
      <text:p text:style-name="P521">Příklad:</text:p>
      <text:p text:style-name="P560">Ork stále drží Nariu za ruku. Gorondar jí přispěchá na pomoc. Pavel proti orkovi hodí dva úspěchy a popíše to takto:</text:p>
      <text:p text:style-name="P560"><text:span text:style-name="T1188">Pavel:</text:span> „<text:span text:style-name="T1424">Seknul jsem orka do ruku, kterou drží Nariu. Zranil jsem ho </text:span><text:span text:style-name="T837">(za jeden úspěch)</text:span><text:span text:style-name="T1424"> a navíc ji musel pustit </text:span><text:span text:style-name="T837">(za druhý úspěch)</text:span><text:span text:style-name="T1424">.</text:span>“</text:p>
      <text:h text:style-name="Heading_20_3" text:outline-level="3"><text:span text:style-name="T1285">Ú</text:span><text:span text:style-name="T1260">těk</text:span></text:h>
      <text:p text:style-name="P274"><text:span text:style-name="T1260">Utéct z boje nemusí být vždy jednoduché. Když se protivník rozhodne běžet za tebou a je rychlejší než ty, akorát mu tím vystavíš záda (bude mít proti tobě výhodu).<text:line-break/><text:tab/></text:span><text:span text:style-name="T1287">Když ho přehodíš a použiješ jeden úspěch na útěk, může to znamenat, třeba že jsi do něj strčil, využil jsi vhodné chvíle </text:span><text:span text:style-name="T1289">k útěku</text:span><text:span text:style-name="T1287">, nebo jsi nějak jinak získal malý náskok.<text:line-break/></text:span><text:soft-page-break/><text:span text:style-name="T1287"><text:tab/>V řeči pravidel to znamená, že na konci kola mezi vámi bude </text:span><text:span text:style-name="T871">krátká vzdálenost</text:span><text:span text:style-name="T1287">. Protivník tě stále může pronásledovat, ale nebude tě moci hned v příštím kole ohrozit z blízka, protože to jde jen na </text:span><text:span text:style-name="T871">kontaktní vzdálenost</text:span><text:span text:style-name="T1287">.</text:span></text:p>
      <text:h text:style-name="Heading_20_4" text:outline-level="4"><text:span text:style-name="T1287">P</text:span><text:span text:style-name="T1260">ronásledování</text:span></text:h>
      <text:p text:style-name="P275"><text:span text:style-name="T1260">Když je jedna strana výrazně rychlejší, třeba když na koni pronásleduješ běžícího, a on se ti nemá kde ztratit, výsledek je zřejmý a jde jen o to, kdy ho dojedeš.<text:line-break/><text:tab/>Když jste oba srovnatelně rychlí, tak </text:span><text:span text:style-name="T1288"><text:s/>popisujte, co děláte, stejně jako v boji. Pokud </text:span><text:span text:style-name="T1260">výsledek vyplyne</text:span><text:span text:style-name="T1288"> z prostředí a situace, nemusíte házet. V opačném případě záleží na tom, o co se bude prchající snažit:</text:span></text:p>
      <text:list xml:id="list3808387404" text:style-name="L95">
        <text:list-item>
          <text:p text:style-name="P935"><text:span text:style-name="T1288">Pokud se ti snaží z</text:span><text:span text:style-name="T1260">trat</text:span><text:span text:style-name="T1288">it</text:span><text:span text:style-name="T1260"> z dohledu nebo ut</text:span><text:span text:style-name="T1288">éct</text:span><text:span text:style-name="T1260"> někam, kam ty nemůžeš, </text:span><text:span text:style-name="T1288">házíte si oba Finesou.</text:span></text:p>
        </text:list-item>
        <text:list-item>
          <text:p text:style-name="P935"><text:span text:style-name="T1288">Když takovou možnost nemá, jde o to, komu dřív dojdou síly. V tom případě házíte oba Silou</text:span><text:span text:style-name="T1260">.</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2">modrým bleskem</text:span> <text:span text:style-name="T1398">přepálit lano, na kterém visí těžký lustr, aby spadl na hlavu zlobrovi, se kterým zrovna Gorondar bojuje.</text:span></text:p>
      <text:p text:style-name="Example"><text:span text:style-name="T1188">Pán jeskyně:</text:span> „Čeho tím chceš dosáhnout? Chceš ho tím zranit? Nebo ho tím jen rozhodit?“</text:p>
      <text:p text:style-name="P575"><text:span text:style-name="T1194">Jana</text:span><text:span text:style-name="T1188">:</text:span> „<text:span text:style-name="T1400">Chtěl bych hlavně, aby se mu lustr zavěsil na hlavu a překážel mu v dalším boji. Pokud ho to zraní, tím líp.“</text:span></text:p>
      <text:p text:style-name="P576"><text:span text:style-name="T1188">Pán jeskyně:</text:span> „<text:span text:style-name="T1399">Ok, to by šlo. Hoď si na úspěch“.</text:span></text:p>
      <text:p text:style-name="P595">Jana by ale také mohla říct, že chce zlobra jen rozptýlit. V tom případě by to byla finta <text:span text:style-name="T1401">(speciální akce)</text:span> a nemusela by si házet vůbec. <text:span text:style-name="T140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54" text:outline-level="2">Zajímání</text:h>
      <text:p text:style-name="P319">TODO:</text:p>
      <text:p text:style-name="P319">- můžeš protivníka vyzvat k tomu, aby se vzdal (nejlépe ho nejdřív dostat do několika nevýhod)</text:p>
      <text:p text:style-name="P319">- nebo ho prostě utlouct do vyřazení (ideálně obuškem, pěstmi a podobně)</text:p>
      <text:h text:style-name="P1021" text:outline-level="1"><text:span text:style-name="T116">J</text:span><text:span text:style-name="T6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435">í</text:span> nebo jed<text:span text:style-name="T1435">em</text:span></text:h>
      <text:p text:style-name="P108"><text:span text:style-name="T1425">Když spustíš past, nebo </text:span>když jsi otrávený jedem, <text:span text:style-name="T1425">hází se stejně jako v boji</text:span>: Past nebo jed si h<text:span text:style-name="T1426">odí</text:span> <text:span text:style-name="T782">na </text:span><text:span text:style-name="T838">úspěch</text:span>, ty si h<text:span text:style-name="T1426">odíš</text:span> <text:span text:style-name="T782">na obranu</text:span>.</text:p>
      <text:list xml:id="list532096121" text:style-name="L96">
        <text:list-item>
          <text:p text:style-name="P782">Proti pasti se obvykle hází Finesou. Když máš <text:span text:style-name="T1425">připravený</text:span> štít <text:span text:style-name="T1425">a dává smyl, že ti proti této pasti pomůže</text:span>, můžeš si hodit Silou.</text:p>
        </text:list-item>
        <text:list-item>
          <text:p text:style-name="P782">Proti jedu se vždy hází Silou.</text:p>
        </text:list-item>
      </text:list>
      <text:p text:style-name="Example_20_Header">Příklad <text:span text:style-name="T143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27">proti ní</text:span> 2 úspěchy. Past si samozřejmě nevybírá, co udělá, to záleží na tom, jak je zkonstruovaná. Šipková past tedy určitě způsobí zranění a druhý úspěch <text:span text:style-name="T1428">z něj pravděpodobně udělá</text:span> vážné zranění. Jiné druhy pastí by mohou třeba zasaženého odhodit, srazit k zemi a podobně.<text:line-break/><text:tab/>Základem zranění je rozdíl hodů, <text:span text:style-name="T1430">což je v tomto případě</text:span> 3. K tomu se přičte zranění pasti <text:span text:style-name="T1431">(</text:span>+2<text:span text:style-name="T1431">)</text:span>. Naria má na sobě lehkou zbroj, takže si nakonec odečte 1. Celkem je tedy zraněna za 4 životy. A je to vážné zranění, takže Pán jeskyně zásah popíše například takto:</text:p>
      <text:p text:style-name="Example"><text:span text:style-name="T1188">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33">úvahou</text:span> ze situace, nebo náhodně. Když by například past střílela z levé stěny chodby zhruba ve výšce ramen, z<text:span text:style-name="T1434">a</text:span>s<text:span text:style-name="T1434">áhla by nejspíš právě levé rameno</text:span>. Kdyby to chtěl určit náhodně, mohl by říct třeba: „Jednička je hlava, dva až čtyři levá ruka, pět nebo šest je levý bok“ a pak hodit šestistěnnou kostkou.</text:p>
      <text:p text:style-name="P523">Příklad <text:span text:style-name="T1432">zranění jedem</text:span>:</text:p>
      <text:p text:style-name="P592">Gorondar porazil orka a vyváznul jen s několika škrábanci. Po chvíli se ale ukázalo, že orkova zbraň byla otrávená – začal se silně potit a špatně se mu dýchá. Po uplynutí <text:span text:style-name="T782">latence</text:span> jedu se hází na jeho účinek. Jed má sílu 6 a Pánovi jeskyně padlo 5, celkem je to 11/0. Gorondar má sílu 3 a Pavlovi padlo 4, na obranu má tedy 7.<text:line-break/><text:tab/><text:span text:style-name="T1429">Rozdíl hodů je 4 a jed má tedy proti Gorondarovi 2 úspěchy.</text:span></text:p>
      <text:h text:style-name="P1055" text:outline-level="2">Jed<text:span text:style-name="T1480">y</text:span></text:h>
      <text:p text:style-name="P312"><text:span text:style-name="T1481">Jedy nepůsobí okamžitě. U každého trvá různě dlouho, než se otrava projeví</text:span>. <text:span text:style-name="T1482">Této době říkáme </text:span><text:span text:style-name="T847">latence</text:span><text:span text:style-name="T1483">.</text:span></text:p>
      <text:list xml:id="list3597569424" text:style-name="L97">
        <text:list-item>
          <text:p text:style-name="P936"><text:span text:style-name="T1484">V průběhu</text:span> <text:span text:style-name="T782">latence</text:span> nemá jed žádný účinek, <text:span text:style-name="T1484">ale otrávený</text:span> začne pociťovat <text:span text:style-name="T782">příznaky</text:span> <text:span text:style-name="T1485">otravy. P</text:span>odle nich j<text:span text:style-name="T1484">de</text:span> poznat, o jaký jed se jedná.</text:p>
        </text:list-item>
        <text:list-item>
          <text:p text:style-name="P936">Po skončení <text:span text:style-name="T782">latence</text:span> <text:span text:style-name="T1486">jed způsobí zranění.</text:span></text:p>
          <text:list>
            <text:list-item>
              <text:p text:style-name="P937">Hází se stejně jako jakýkoliv jiný <text:span text:style-name="T782">útok</text:span>, jed má svou vlastní sílu a zranění <text:span text:style-name="T1487">(nepřičítá se žádná vlastnost, pouze hod k6)</text:span>.</text:p>
            </text:list-item>
            <text:list-item>
              <text:p text:style-name="P936"><text:span text:style-name="T1486">Otrávený se brání hodem </text:span><text:span text:style-name="T848">Síla + k6</text:span><text:span text:style-name="T1486">.</text:span></text:p>
              <text:list>
                <text:list-item>
                  <text:p text:style-name="P938">Od zranění jedem se neodečítá zbroj.</text:p>
                </text:list-item>
              </text:list>
            </text:list-item>
          </text:list>
        </text:list-item>
        <text:list-item>
          <text:p text:style-name="P937">Některé jedy místo vážného zranění <text:span text:style-name="T1488">způsobují něco jiného</text:span>: Slepotu, paralýzu a podobně.</text:p>
          <text:list>
            <text:list-item>
              <text:p text:style-name="P937"><text:soft-page-break/>Tento účinek nahrazuje vážné zranění. Nastane tedy pouze když jed způsobí větší zranění než je Síla otráveného.</text:p>
            </text:list-item>
            <text:list-item>
              <text:p text:style-name="P937"><text:span text:style-name="T782">Trvání</text:span> jedu říká, jak dlouho účin<text:span text:style-name="T1489">e</text:span>k působí. Pokud jed pouze zraňuje, <text:span text:style-name="T782">trvání</text:span> uvedeno nemá. <text:span text:style-name="T1490">Způsobené vážné zranění se léčí jako jakékoliv jiné</text:span>.</text:p>
            </text:list-item>
          </text:list>
        </text:list-item>
      </text:list>
      <text:p text:style-name="P313">Některé jedy můžeš neutralizovat, když máš správné sérum, <text:span text:style-name="T1491">kouzlo</text:span> nebo protijed.</text:p>
      <text:list xml:id="list3848314176" text:style-name="L98">
        <text:list-item>
          <text:p text:style-name="P939"><text:span text:style-name="T1492">Když je jed neutralizován v době </text:span><text:span text:style-name="T849">latence</text:span><text:span text:style-name="T1493">, tak vůbec nezačne působit a otrávenému se tedy nic nestane.</text:span></text:p>
        </text:list-item>
        <text:list-item>
          <text:p text:style-name="P939"><text:span text:style-name="T1493">Neutralizace jiného než zraňujícího jedu po skončení </text:span><text:span text:style-name="T849">latence</text:span><text:span text:style-name="T1493"> zruší jeho případný účinek ale nevrátí ztracenou kondici.</text:span></text:p>
        </text:list-item>
      </text:list>
      <text:list xml:id="list2339371375" text:style-name="L99">
        <text:list-item>
          <text:p text:style-name="P940"><text:span text:style-name="T1493">Neutralizovat zraňující jed po skončení </text:span><text:span text:style-name="T849">latence</text:span><text:span text:style-name="T1493"> je zbytečné – jed už způsobil zranění, které je potřeba vyléčit jako každé jiné.</text:span></text:p>
        </text:list-item>
      </text:list>
      <text:p text:style-name="P525">Příklad</text:p>
      <text:p text:style-name="P59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55" text:outline-level="2"><text:soft-page-break/>Pád</text:h>
      <text:p text:style-name="P314"><text:span text:style-name="T1498">Zranění pádem se hází jako ú</text:span>tok se silou 1 za každý metr pádu a zraněním podle toho, kam <text:span text:style-name="T1499">padáš: od</text:span> <text:span text:style-name="T1500">+</text:span>0 za měkkou lesní půdu <text:span text:style-name="T1501">po</text:span> <text:span text:style-name="T1500">+3</text:span> za nastražené bodce.</text:p>
      <text:list xml:id="list161025431582889" text:continue-list="list3597569424" text:style-name="L97">
        <text:list-item>
          <text:p text:style-name="P941">Brání se <text:span text:style-name="T1502">hodem</text:span> <text:span text:style-name="T782">Fine</text:span><text:span text:style-name="T850">sa + k6</text:span>.</text:p>
        </text:list-item>
        <text:list-item>
          <text:p text:style-name="P941">Od zranění se odečítá zbroj.</text:p>
        </text:list-item>
      </text:list>
      <text:h text:style-name="P1055" text:outline-level="2"><text:bookmark-start text:name="__RefHeading___Toc13245_3822832400"/>Pasti<text:bookmark-end text:name="__RefHeading___Toc13245_3822832400"/></text:h>
      <text:p text:style-name="P315"><text:span text:style-name="T1503">Při h</text:span>ledání a zneškodňování <text:span text:style-name="T1504">pastí, nebo i při obyčejném průzkumu podzemí či otevírání dveří</text:span> <text:span text:style-name="T1503">popisuj</text:span> <text:span text:style-name="T1504">co mačkáš</text:span>, kam si <text:span text:style-name="T1504">u toho</text:span> stoupá<text:span text:style-name="T1505">š</text:span> a podobně. <text:span text:style-name="T1505">Když při spuštění pasti nejsi v prostoru, který past zasáhne, nic se ti nestane. Když ale naopak uděláš to, co past spouští, tak si rovnou házíš na obranu.</text:span></text:p>
      <text:h text:style-name="P1089" text:outline-level="3"><text:bookmark-start text:name="__RefHeading___Toc1633_1936223890"/>Účinek pasti<text:bookmark-end text:name="__RefHeading___Toc1633_1936223890"/></text:h>
      <text:p text:style-name="P316">Při spuštění pasti <text:span text:style-name="T1506">za ni Pán jeskyně</text:span> hází na <text:span text:style-name="T782">útok</text:span>:</text:p>
      <text:list xml:id="list453040551" text:style-name="L100">
        <text:list-item>
          <text:p text:style-name="P942">Past má vlastní sílu a zranění. Nepřičítá se žádná vlastnost, jen hod k6.</text:p>
          <text:list>
            <text:list-item>
              <text:p text:style-name="P943">Pasti si nepočítají bonus za přípravu (ani když je nalíčí postava). Jediná výjimka je v případě, že do ní někdo oběť cíleně naláká<text:span text:style-name="T1507">.</text:span></text:p>
            </text:list-item>
          </text:list>
        </text:list-item>
        <text:list-item>
          <text:p text:style-name="P942">Všichni zasažení si hází na obranu. Jakou si počítají vlastnost je vždy uvedeno v popisu pasti, obvykle to je Finesa.</text:p>
          <text:list>
            <text:list-item>
              <text:p text:style-name="P942">Pokud máš štít a dává smysl, že ti pomůže, můžeš se bránit Silou nebo Finesou a přičíst si za něj +1.</text:p>
            </text:list-item>
          </text:list>
        </text:list-item>
      </text:list>
      <text:h text:style-name="P1089" text:outline-level="3"><text:bookmark-start text:name="__RefHeading___Toc1635_1936223890"/><text:soft-page-break/>Líčení pastí<text:bookmark-end text:name="__RefHeading___Toc1635_1936223890"/></text:h>
      <text:p text:style-name="P317"><text:span text:style-name="T1508">Když chceš nalíčit past,</text:span> <text:span text:style-name="T1508">popiš</text:span>, jak bude vypadat, z čeho ji vyrábí<text:span text:style-name="T1509">š</text:span> a <text:span text:style-name="T1508">jak</text:span> se bude spouštět. Útok pasti <text:span text:style-name="T1510">bude</text:span> stejný, jako <text:span text:style-name="T1644">kdy</text:span>by<text:span text:style-name="T1511">s</text:span> útočil Finesou s použitím zbraně srovnatelného účinku.</text:p>
      <text:p text:style-name="P525">Příklad</text:p>
      <text:p text:style-name="P593"><text:span text:style-name="T1494">Máš Finesu 3 a vyrobíš</text:span> <text:span text:style-name="T1495">improvizovanou</text:span> past z<text:span text:style-name="T1496">e</text:span> svojí kuše, <text:span text:style-name="T1494">která má 2/3</text:span>. <text:span text:style-name="T1494">Tvoje p</text:span>ast bude mít <text:span text:style-name="T1497">útok</text:span> <text:span text:style-name="T1494">5/3 + k6.</text:span></text:p>
      <text:h text:style-name="P1022" text:outline-level="1">Léčení <text:span text:style-name="T1518">zranění</text:span></text:h>
      <text:p text:style-name="P373">Dobrodružný život je plný nástrah a nebezpečí, takže zranění nejsou pro postavy nic vzácného. Na štěstí ale ve světě Dračáku existují léčivá kouzla a lektvary a také byliny, které léčení výrazně zrychlují.</text:p>
      <text:h text:style-name="P1090" text:outline-level="3">Ošetření zranění</text:h>
      <text:p text:style-name="P390">Ošetřením můžeš zranění výrazně zmírnit a napomoci jejich rychlejší léčbě. Zabere to několik minut a jsou k tomu potřeba alespoň základní pomůcky a léčitelské potřeby: čistá voda, alkohol na vyčištění ran, obvazy a podobně.</text:p>
      <text:list xml:id="list3301821605" text:style-name="L101">
        <text:list-item>
          <text:p text:style-name="P944">Ošetření vrátí 1 <text:span text:style-name="T1518">život</text:span> <text:span text:style-name="T1518">plus stupeň dovednosti </text:span><text:span text:style-name="T861">Ošetřování zranění</text:span>.</text:p>
          <text:list>
            <text:list-item>
              <text:p text:style-name="P945">Ošetřovat zranění tedy můžeš, i když nemáš dovednost <text:span text:style-name="T782">Ošetřování zranění</text:span>, ale vrátíš tím pouze 1 život.</text:p>
            </text:list-item>
            <text:list-item>
              <text:p text:style-name="P946">Se začátečnickým <text:span text:style-name="T782">Ošetřováním zraněním</text:span> vrátíš pacientovi 2 životy, s pokročilým 4 a s mistrovským stupněm mu vrátíš dokonce 5 životů.</text:p>
            </text:list-item>
          </text:list>
        </text:list-item>
        <text:list-item>
          <text:p text:style-name="P947">Když při ošetřování použiješ léčivé byliny (jsou běžnou součástí cestovní výbavy nebo léčitelských potřeb), výrazně tím zrychlíš následné hojení (viz odstavec <text:span text:style-name="T1200">Účinek</text:span><text:span text:style-name="T1188"> léčivých bylin</text:span> <text:span text:style-name="T1057">&lt;</text:span><text:span text:style-name="T283">ODKAZ</text:span><text:span text:style-name="T1057">&gt;</text:span>).</text:p>
        </text:list-item>
      </text:list>
      <text:p text:style-name="P374"><text:span text:style-name="T1618">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19">é</text:span> zranění.</text:p>
      <text:p text:style-name="P375">Stále má ale smysl ošetřovat nová zranění pomocí léčivých bylin, protože tím zrychlíš následné hojení.</text:p>
      <text:h text:style-name="P1091" text:outline-level="3">Neléčená zranění</text:h>
      <text:p text:style-name="P373">Pokud tvá zranění nejsou ošetřena, <text:span text:style-name="T1616">uzdravení</text:span> se může táhnout týdny <text:span text:style-name="T1616">nebo i měsíce</text:span>. <text:span text:style-name="T1617">Vyléčíš si zhruba jeden život za týden strávený v klidu na lůžku.</text:span></text:p>
      <text:h text:style-name="Heading_20_3" text:outline-level="3"><text:span text:style-name="T1643">Účinek</text:span> léčivých bylin</text:h>
      <text:p text:style-name="Text_20_body"><text:span text:style-name="T1615">Pokud jsou tvá zranění ošetřena pomocí léčivých bylin, jednou za den se ti p</text:span>o <text:span text:style-name="T151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1">Vážné zásahy (a nevýhody z nich plynoucí) zmizí, až když si doléčíš všechny ztracené životy <text:span text:style-name="T1620">na maximum</text:span>.</text:p>
      <text:h text:style-name="P1092" text:outline-level="3"><text:soft-page-break/><text:span text:style-name="T5">L</text:span><text:span text:style-name="T1">éčivá kouzla a lektvary</text:span></text:h>
      <text:p text:style-name="P118"><text:span text:style-name="T1642">Jakékoliv léčivé</text:span> kouzlo, i kdyby ho seslal někdo jiný, bude znovu na stejný cíl účinkovat až poté, co se dotyčný doléčí do plných životů. <text:span text:style-name="T1642">Obdobně libovolný léčivý lektvar bude na tebe znovu účinkovat až poté, co si doléčíš životy do maxima</text:span>.</text:p>
      <text:list xml:id="list1930077004" text:style-name="L102">
        <text:list-item>
          <text:p text:style-name="P783">Spolu s pravidlem pro ošetřování zranění to znamená, že dokud si nedoléčíš všechny ztracené životy do maxima, tak si můžeš životy obnovit vyléčit jen třemi způsoby:</text:p>
          <text:list>
            <text:list-item>
              <text:p text:style-name="P948"><text:span text:style-name="T181">Jednou ti může někdo </text:span><text:span text:style-name="T182">vyléčit část ztracených životů</text:span><text:span text:style-name="T181"> ošetřením tvých zranění.</text:span></text:p>
            </text:list-item>
            <text:list-item>
              <text:p text:style-name="P949"><text:span text:style-name="T1">Jednou ti někdo může </text:span><text:span text:style-name="T182">vyléčit část ztracených životů</text:span><text:span text:style-name="T1"> léčivým kouzlem.</text:span></text:p>
            </text:list-item>
            <text:list-item>
              <text:p text:style-name="P949"><text:span text:style-name="T1">Jednou ti může </text:span><text:span text:style-name="T182">část ztracených životů</text:span><text:span text:style-name="T1"> </text:span><text:span text:style-name="T182">vyléčit</text:span><text:span text:style-name="T1"> léčivý lektvar.</text:span></text:p>
            </text:list-item>
          </text:list>
        </text:list-item>
        <text:list-item>
          <text:p text:style-name="P950"><text:span text:style-name="T1">Na přirozené hojení zranění, ať už podpořené léčivými bylinami nebo ne, se toto omezení nevztahuje. </text:span><text:span text:style-name="T183">Č</text:span><text:span text:style-name="T1">asem se </text:span><text:span text:style-name="T183">tedy</text:span><text:span text:style-name="T1"> můžeš </text:span><text:span text:style-name="T184">samovolně</text:span><text:span text:style-name="T1"> doléčit, i když jsi už vyčerpal všechny tři uvedené metody léčby.</text:span></text:p>
        </text:list-item>
      </text:list>
      <text:h text:style-name="P1023" text:outline-level="1">Výbava</text:h>
      <text:h text:style-name="P1114" text:outline-level="4">Zbraně, zbroje <text:span text:style-name="T1079">a štíty</text:span></text:h>
      <text:p text:style-name="P397">/<text:span text:style-name="T1403">* Přesunuto z boje, zatím needitováno. Asi by tady mohla bejt tabulka. */</text:span></text:p>
      <text:list xml:id="list2146599936" text:style-name="L103">
        <text:list-item>
          <text:p text:style-name="P951">Zbraně mají zranění, které se přičítá pouze v případě zásahu (tedy když hodíš stejně nebo více než tvůj protivník a jako jednu z možností si vybereš ho zranit).</text:p>
        </text:list-item>
        <text:list-item>
          <text:p text:style-name="P952">Boj beze zbraně má zranění 0 a hází se vždy Silou.</text:p>
        </text:list-item>
        <text:list-item>
          <text:p text:style-name="P952">Jednoruční lehké zbraně (například dýka) mají zranění +1, dvojruční lehké zbraně (třeba kopí) mají zranění +2. Můžeš si s nimi počítat <text:s/>Sílu nebo Finesu podle svého výběru.</text:p>
        </text:list-item>
        <text:list-item>
          <text:p text:style-name="P952">Jednoruční těžké zbraně (například palcát nebo bojová sekera) mají zranění +2, dvojruční těžké zbraně (třeba dvojruční meč) mají zranění +3. Počítáš si s nimi vždy Sílu.</text:p>
        </text:list-item>
        <text:list-item>
          <text:p text:style-name="P953">Improvizované nebo primitivní zbraně (obušek, hůl, kámen, kyj a podobně) mají zranění o 1 nižší (může být i 0 – v tom případě od pěstí liší jen v tom, co přesně můžeš protivníkovi udělat).</text:p>
        </text:list-item>
        <text:list-item>
          <text:p text:style-name="P952">Pokud máš dvě jednoruční zbraně, ke zranění té, kterou zrovna útočíš, si přičti 1. Pokud je alespoň jedna z nich těžká, počítáš si Sílu. Když jsou obě lehké, můžeš si vybrat mezi Silou a Finesou.</text:p>
        </text:list-item>
        <text:list-item>
          <text:p text:style-name="P952">Štít snižuje zranění o 1. Můžeš si s ním počítat Sílu nebo Finesu podle svého výběru.</text:p>
        </text:list-item>
        <text:list-item>
          <text:p text:style-name="P95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24" text:outline-level="1"><text:span text:style-name="T5">M</text:span><text:span text:style-name="T1">agické předměty</text:span></text:h>
      <text:p text:style-name="P370"><text:span text:style-name="T10">V</text:span><text:span text:style-name="T6">lastnosti magických předmětů se projeví až po jejich připoutání.</text:span></text:p>
      <text:list xml:id="list2752672357" text:style-name="L104">
        <text:list-item>
          <text:p text:style-name="P956"><text:span text:style-name="T10">P</text:span><text:span text:style-name="T6">řipoutání zabere 1 kolo </text:span><text:span text:style-name="T19">soustředění</text:span><text:span text:style-name="T6">.</text:span></text:p>
        </text:list-item>
        <text:list-item>
          <text:p text:style-name="P776">Není možné připoutat předmět, který má připoutaný někdo jiný.</text:p>
        </text:list-item>
        <text:list-item>
          <text:p text:style-name="P955"><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6"><text:span text:style-name="T10">L</text:span><text:span text:style-name="T6">ektvary není třeba připoutávat, účinkují automaticky po vypití.</text:span></text:p>
      <text:p text:style-name="P117">Svitky (TODO)</text:p>
      <text:list xml:id="list43469852" text:style-name="L105">
        <text:list-item>
          <text:p text:style-name="P777">Kouzlo ze svitku může seslat jen povolání, pro které je určeno.</text:p>
        </text:list-item>
        <text:list-item>
          <text:p text:style-name="P778">Můžeš sesílat jen kouzla, na které máš úroveň (na začátečnických úrovních jen začátečnická, na pokročilých úrovních začátečnická a pokročilá, atd.)</text:p>
        </text:list-item>
        <text:list-item>
          <text:p text:style-name="P957"><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1056" text:outline-level="2">Obecné rady</text:h>
      <text:h text:style-name="P1093" text:outline-level="3">Buď fér</text:h>
      <text:p text:style-name="P321">Nikomu nenadržuj, nedělej hráčům naschvály. Nepodváděj, a to ani když to myslíš dobře a chceš hráčům pomoct.</text:p>
      <text:h text:style-name="P1093" text:outline-level="3">Hraj otevřeně</text:h>
      <text:p text:style-name="P322">Kostky házej <text:span text:style-name="T1520">tak</text:span>, aby na ně hráči dobře viděli.</text:p>
      <text:p text:style-name="P332">TODO: Zvážit a případně přeformulovat.</text:p>
      <text:p text:style-name="P350">Počítej nahlas všechny výhody a nevýhody, a to jak postavám, tak jejich protivníkům.</text:p>
      <text:h text:style-name="P1094" text:outline-level="3">Když někdo udělá chybu</text:h>
      <text:p text:style-name="P323">Když uděláš chybu ty, řekni to nahlas a omluv se za to. Když udělá chybu jiný hráč, <text:span text:style-name="T1521">tak mu to řekni, ale</text:span> nevyčítej mu to. V každém případě si o tom promluvte a domluvte se, jak náprava chyby změní situaci ve hře.</text:p>
      <text:h text:style-name="P1093" text:outline-level="3"><text:soft-page-break/>Pomáhej hráčům, <text:span text:style-name="T1522">ale ne postavám</text:span></text:h>
      <text:p text:style-name="P32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093" text:outline-level="3">Neraď hráčům, co mají <text:span text:style-name="T1523">dělat</text:span> jejich postavy</text:h>
      <text:p text:style-name="P331">Když se hráči zaseknou:</text:p>
      <text:list xml:id="list4206344525" text:style-name="L106">
        <text:list-item>
          <text:p text:style-name="P958">Můžeš zopakovat věci, které postavy vidí nebo <text:span text:style-name="T1524">vědí</text:span>.</text:p>
          <text:list>
            <text:list-item>
              <text:p text:style-name="P959">„Nahoře byly dřevěné trámy.“</text:p>
            </text:list-item>
          </text:list>
        </text:list-item>
        <text:list-item>
          <text:p text:style-name="P965">Můžeš připomenout, co postavy dokáží:</text:p>
          <text:list>
            <text:list-item>
              <text:p text:style-name="P960">„Jsi tesař, určitě dokážeš vyrobit žebřík.“</text:p>
            </text:list-item>
          </text:list>
        </text:list-item>
        <text:list-item>
          <text:p text:style-name="P857">Můžeš také nápady hráčů rozvádět a upřesňovat:</text:p>
          <text:list>
            <text:list-item>
              <text:p text:style-name="P961">„<text:span text:style-name="T1525">Ze shnilého dřeva asi žebřík nepostavíš, ale o místnost předem byl velkej stůl, z toho by to možná šlo.</text:span>“</text:p>
            </text:list-item>
          </text:list>
        </text:list-item>
      </text:list>
      <text:p text:style-name="P230">Neříkej jim ale přímo, co mají dělat. Když řekneš třeba: <text:span text:style-name="T782">„</text:span><text:span text:style-name="T851">P</text:span><text:span text:style-name="T782">ostav žebřík, jsi přece tesař“</text:span>, <text:span text:style-name="T152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057" text:outline-level="2"><text:bookmark-start text:name="__RefHeading___Toc13253_3822832400"/>Situační rozhodnutí<text:bookmark-end text:name="__RefHeading___Toc13253_3822832400"/></text:h>
      <text:p text:style-name="P325">/*</text:p>
      <text:p text:style-name="P325"><text:soft-page-break/>TODO: Tenhle text se mi nelíbí (ale nemám teď sílu napsat to líp). <text:span text:style-name="T1526">Asi bych úplně vyhodil, co pravidla řeší a neřeší.</text:span></text:p>
      <text:list xml:id="list3481933187" text:style-name="L107">
        <text:list-item>
          <text:p text:style-name="P966">Prostě se domluv s hráči a rozhodni, situaci od situace.</text:p>
        </text:list-item>
        <text:list-item>
          <text:p text:style-name="P966">Nevymýšlej nová pravidla, <text:span text:style-name="T1527">interpretuj ta stávající.</text:span></text:p>
        </text:list-item>
      </text:list>
      <text:p text:style-name="P326">*/</text:p>
      <text:p text:style-name="P327">Pravidla jsou jako zákony: <text:span text:style-name="T1528">Je dobré se jimi řídit, aby hra byla férová a zábavná pro všechny</text:span>. <text:span text:style-name="T152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154108194" text:style-name="L108">
        <text:list-item>
          <text:p text:style-name="P967">Snaž se hráčům vycházet vstříc. <text:span text:style-name="T1529">Když si nejsi absolutně jistý, že to, co hráč navrhuje, nemůže fungovat, kývni, že to fungovat bude.</text:span></text:p>
        </text:list-item>
        <text:list-item>
          <text:p text:style-name="P968">I když si jistý jsi, ale všichni ostatní hráči se shodnou na opaku, je lepší dát na ně.</text:p>
          <text:list>
            <text:list-item>
              <text:p text:style-name="P969">Mysli na to, že hrajete ve vymyšleném světě. Mnohem důležitější, než aby fungoval naprosto realisticky, je, aby hráče hra bavila.</text:p>
            </text:list-item>
          </text:list>
        </text:list-item>
      </text:list>
      <text:p text:style-name="P328">TODO: Nevytvářej nová pravidla. Vyber nějaké z existujících, nebo o výsledku rovnou rozhodni.</text:p>
      <text:h text:style-name="P1093" text:outline-level="3"><text:soft-page-break/>Po<text:span text:style-name="T1530">čítání</text:span> vlastností</text:h>
      <text:p text:style-name="P329"><text:span text:style-name="T1531">J</text:span>ak<text:span text:style-name="T1532">á</text:span> se kd<text:span text:style-name="T1532">y</text:span> počítá <text:span text:style-name="T1532">vlastnost, není tesané do kamene</text:span>. <text:span text:style-name="T1533">Ba právě naopak: Je tvým úkolem zohledňovat konkrétní situaci ve vaší hře.</text:span> Ber při tom v úvahu názor hráčů a to, jak akci popíšou: Když například někdo kličkuje mezi překážkami, může si určitě na <text:span text:style-name="T782">útěk</text:span> z boje hodit Finesou, přestože běh je normálně od Síly.</text:p>
      <text:list xml:id="list3052095761" text:style-name="L109">
        <text:list-item>
          <text:p text:style-name="P970"><text:span text:style-name="T1197">Určitě ale neměň, čím se hází na</text:span><text:span text:style-name="T1534"> </text:span><text:span text:style-name="T852">útok</text:span><text:span text:style-name="T925"> </text:span><text:span text:style-name="T926">(ať už kouzlem, zbraní nebo čímkoliv jiným)</text:span><text:span text:style-name="T925">,</text:span><text:span text:style-name="T1534"> protože to může nabourat rovnováhu hry.</text:span></text:p>
          <text:list>
            <text:list-item>
              <text:p text:style-name="P971">Mohlo by se třeba stát, že všichni hráči budou maxovat Sílu, protože se nic jiného nevyplatí.</text:p>
            </text:list-item>
          </text:list>
        </text:list-item>
      </text:list>
      <text:p text:style-name="P330">Když ale nejde o útok, tak se neboj hráčům povolit cokoliv, co dává smysl.</text:p>
      <text:h text:style-name="P1093" text:outline-level="3">Přidělování výhod a nevýhod</text:h>
      <text:p text:style-name="P329">Co se kdy počítá za výhody a nevýhody, <text:span text:style-name="T153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953319655" text:style-name="L110">
        <text:list-item>
          <text:p text:style-name="P972">Když se hráč rozhoduje, co by mohl udělat, <text:span text:style-name="T1536">můžeš</text:span> mu <text:span text:style-name="T1536">připomenout</text:span>, jaké má jeho postava možnosti:</text:p>
          <text:list>
            <text:list-item>
              <text:p text:style-name="P962">„V místnosti jsou sloupy, za které by se šlo schovat.“</text:p>
            </text:list-item>
          </text:list>
        </text:list-item>
      </text:list>
      <text:h text:style-name="P1093" text:outline-level="3">Kreativní použití kouzel</text:h>
      <text:p text:style-name="P320">TODO</text:p>
      <text:p text:style-name="P320"><text:soft-page-break/>/* Možná to spíš hodit do části pro hráče. Smyslem je, abych nemusel všechna možná použití vypisovat na karty kouzel. */</text:p>
      <text:p text:style-name="P320">Kouzlem <text:span text:style-name="T782">Vzplanutí</text:span> je například možné něco zapálit, kouzlem <text:span text:style-name="T782">Telekinetický úder</text:span> může hráč někomu v něčem zabránit, srazit jej na zem, shodit někomu na hlavu knihy z police, atd.</text:p>
      <text:h text:style-name="Heading_20_2" text:outline-level="2">Použití magických předmětů</text:h>
      <text:p text:style-name="P333">Karty se rámečkem s drobounkými stříbrnými runami představují magické předměty a kouzla. Když některá z postav holou rukou dotkne libovolného z těchto předmětů, ucítí jemné brnění.</text:p>
      <text:list xml:id="list3136298601" text:style-name="L111">
        <text:list-item>
          <text:p text:style-name="P973">Až se to poprvé stane, nezapomeň to hráčům popsat.</text:p>
        </text:list-item>
        <text:list-item>
          <text:p text:style-name="P974">Postavy takto poznají, jestli je libovolný předmět magický, musí se jej ale na to dotknout.</text:p>
        </text:list-item>
      </text:list>
      <text:p text:style-name="P334"><text:span text:style-name="T1537">Předmět se následně pokusí s postavou</text:span> „sladit“. <text:span text:style-name="T1538">Ta to může odmítnout, v tom případě se nic nestane. Když tomu nechá volný průběh, brnění se změní v příjemný, hřejivý pocit. Od té chvíle má postava předmět </text:span><text:span text:style-name="T853">připoutaný</text:span><text:span text:style-name="T1538">.</text:span></text:p>
      <text:list xml:id="list157537" text:style-name="L112">
        <text:list-item>
          <text:p text:style-name="P975"><text:span text:style-name="T1537">Připoutání předmětu zabere jedno kolo </text:span><text:span text:style-name="T854">soustředění</text:span><text:span text:style-name="T1539">.</text:span></text:p>
        </text:list-item>
        <text:list-item>
          <text:p text:style-name="P976"><text:span text:style-name="T1540">Na odpoutání stačí pomyslet (nestojí to akci)</text:span>.</text:p>
        </text:list-item>
      </text:list>
      <text:p text:style-name="P334">Některé předměty není možné připoutat. <text:span text:style-name="T1541">Při dotyku se s postavou nepokusí sladit</text:span>.</text:p>
      <text:list xml:id="list4120961832" text:style-name="L113">
        <text:list-item>
          <text:p text:style-name="P977">Není možné připoutat předmět, který má již připoutaný někdo jiný.</text:p>
        </text:list-item>
        <text:list-item>
          <text:p text:style-name="P977">Připoutat také nejdou různé <text:span text:style-name="T1542">magické</text:span> pasti, <text:span text:style-name="T1542">očarované</text:span> truhly a podobně, které jsou „pořád aktivní“.</text:p>
        </text:list-item>
      </text:list>
      <text:p text:style-name="P335"><text:soft-page-break/>Předměty přestanou být připoutané, když postava umře. <text:span text:style-name="T1543">Spánek ani bezvědomí ale připoutání nezruší.</text:span></text:p>
      <text:h text:style-name="P1095" text:outline-level="3">Jak postava pozná, co předmět dělá?</text:h>
      <text:p text:style-name="P336">Když si postava připoutá nějaký magický předmět <text:span text:style-name="T1544">(včetně lektvarů a svitků s kouzly)</text:span>, tak tím také zjistí, jak se používá a co dělá. Můžeš tedy rovnou dát hráči <text:span text:style-name="T1545">příslušnou</text:span> kartu <text:span text:style-name="T1545">a pokud je to kouzlo, tak mu také vysvětlit, jak se sesílá (viz následující odstavec)</text:span>.</text:p>
      <text:list xml:id="list2827457423" text:style-name="L114">
        <text:list-item>
          <text:p text:style-name="P978">Některé magické předměty <text:span text:style-name="T1546">skrývají, co umí</text:span>, případně <text:span text:style-name="T1547">o sobě</text:span> neprozradí úplně všechno. <text:span text:style-name="T1547">Co dělají a jak se používají, musí postavy zjistit jinak – například si to přečíst v nějaké staré knize.</text:span></text:p>
          <text:list>
            <text:list-item>
              <text:p text:style-name="P979"><text:span text:style-name="T1548">Na kartě je pak napsáno například: </text:span><text:span text:style-name="T855">Magický předmět neznámé funkce</text:span><text:span text:style-name="T782">.</text:span></text:p>
            </text:list-item>
          </text:list>
        </text:list-item>
      </text:list>
      <text:p text:style-name="P231">Lektvary účinkují, i když nejsou připoutané. Připoutat ale jdou a postava tím zjistí, co lektvar dělá.</text:p>
      <text:h text:style-name="P1096" text:outline-level="3">Sesílání kouzel <text:span text:style-name="T1554">ze svitků</text:span></text:h>
      <text:p text:style-name="P340"><text:span text:style-name="T1550">Aby mohla postava seslat kouzlo, musí si nejprve připoutat svitek, na kterém je napsané. Na to se jej musí dotknout a strávit jedno kolo </text:span><text:span text:style-name="T856">soustředěním</text:span><text:span text:style-name="T927"> </text:span><text:span text:style-name="T928">(stejně jako když připoutává jakýkoliv jiný magický předmět)</text:span><text:span text:style-name="T927">.</text:span></text:p>
      <text:list xml:id="list84405876" text:style-name="L115">
        <text:list-item>
          <text:p text:style-name="P858">Svitky s kouzly a rituály jsou magické předměty počítají se tedy do počtu předmětů, které může mít postava současně připoutané.</text:p>
        </text:list-item>
      </text:list>
      <text:p text:style-name="P340"><text:span text:style-name="T15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7">zaklínací formuli</text:span><text:span text:style-name="T1551">, která je </text:span><text:soft-page-break/><text:span text:style-name="T1551">uvedená na kartě s kouzlem.<text:line-break/><text:tab/>Formuli ovšem nemusí vyslovit hned. Kouzlo tedy může mít připravené a kdykoliv později jej seslat vyslovením zaklínací formule, což vyžaduje jen jedno kolo </text:span><text:span text:style-name="T856">soustředění</text:span><text:span text:style-name="T1550">.</text:span></text:p>
      <text:list xml:id="list2988050577" text:style-name="L116">
        <text:list-item>
          <text:p text:style-name="P980">Při vyslovení zaklínací formule <text:span text:style-name="T1552">postava</text:span> nemusí svitek držet, dokonce jej ani nemusí mít u sebe (při připoutávání a čtení kouzla samozřejmě ano).</text:p>
        </text:list-item>
        <text:list-item>
          <text:p text:style-name="P982">Když si postava svitek odpoutá a znovu připoutá, kouzlo přestane být připravené. Před použitím ho musí znovu celé přečíst.</text:p>
        </text:list-item>
      </text:list>
      <text:p text:style-name="P337">Když chce <text:span text:style-name="T1553">postava</text:span> kouzlo seslat znovu, musí opět přečíst celý text svitku.</text:p>
      <text:list xml:id="list1980331622" text:style-name="L117">
        <text:list-item>
          <text:p text:style-name="P981">Od druhé úrovně si postavy mohou připoutat víc magických předmětů současně, takže mohou mít připravených víc kouzel a každé z nich seslat v jednom kole.</text:p>
        </text:list-item>
      </text:list>
      <text:p text:style-name="P338">Rituály sesílací formuli nemají, nejdou tedy připravit a dokončit později. Účinkují vždy hned po dokončení sesílání.</text:p>
      <text:h text:style-name="Heading_20_3" text:outline-level="3">Sesílání kouzel z hůlek</text:h>
      <text:p text:style-name="P339">Hůlky, magické prsteny a podobně mohou také umožňovat sesílat kouzla. Na rozdíl od svitků na nich ale není kouzlo celé napsané, je tam jen <text:span text:style-name="T782">sesílací formule</text:span>. Stejně jako u svitků si ale postava předmět musí nejdříve připoutat.</text:p>
      <text:list xml:id="list2032843103" text:style-name="L118">
        <text:list-item>
          <text:p text:style-name="P983">Kouzla z hůlek, prstenů a podobných předmětů není třeba připravovat. Sesílají se rovnou vyslovením <text:span text:style-name="T782">sesílací formule</text:span>.</text:p>
        </text:list-item>
        <text:list-item>
          <text:p text:style-name="P983">Jsou vždy ale o poznání slabší než kouzla na svitcích.</text:p>
        </text:list-item>
      </text:list>
      <text:h text:style-name="Heading_20_3" text:outline-level="3"><text:soft-page-break/>Sesílání kouzel z holí</text:h>
      <text:p text:style-name="P232">Některé kouzelné hole, případně jiné <text:span text:style-name="T1549">podobné</text:span> předměty, umožňují bez přípravy sesílat kouzla v plné síle. Mají vždy v sobě vsazené drahokamy zářící vnitřním světlem. Po každém seslání kouzla (vyslovením <text:span text:style-name="T782">zaklínací formule</text:span>) jeden z těchto drahokamů pohasne. Kouzlo nejde seslat, když už žádný nezáří.</text:p>
      <text:h text:style-name="P1058" text:outline-level="2">Putování</text:h>
      <text:p text:style-name="P402"><text:span text:style-name="T86">K</text:span><text:span text:style-name="T1">dyž postavy někam putují, jsou v zásadě tři možnosti, jak k tomu můžeš přistoupit:</text:span></text:p>
      <text:list xml:id="list1746507907" text:style-name="L119">
        <text:list-item>
          <text:p text:style-name="P784">Shrnout to jednou větou: „Po týdnu jste dorazili do hlavního města. Po cestě se nic zajímavého nestalo“.</text:p>
        </text:list-item>
        <text:list-item>
          <text:p text:style-name="P784">Určit úvahou, k čemu po cestě dojde.</text:p>
        </text:list-item>
        <text:list-item>
          <text:p text:style-name="P784">Hodit si na to kostkou.</text:p>
        </text:list-item>
      </text:list>
      <text:p text:style-name="P121">První možnost se hodí, když cesta není zajímavá z hlediska příběhu, a odehrává se v bezpečných končinách.</text:p>
      <text:h text:style-name="P1097" text:outline-level="3">Připravená událost</text:h>
      <text:p text:style-name="P403"><text:span text:style-name="T196">Setkání nebo událost si připrav předem</text:span><text:span text:style-name="T1">, pokud chceš nějak posunout příběh, </text:span><text:span text:style-name="T195">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5"><text:span text:style-name="T193">N</text:span><text:span text:style-name="T1">áhodné setkání znamená, </text:span><text:span text:style-name="T202">že si </text:span><text:span text:style-name="T1">dopředu </text:span><text:span text:style-name="T202">připravíš</text:span><text:span text:style-name="T1"> několik možností, co se po cestě může stát. Při hře si potom hodíš kostkou a odehraješ to, co padlo. </text:span><text:span text:style-name="T202">N</text:span><text:span text:style-name="T1">apříklad:</text:span></text:p>
      <text:p text:style-name="P625">(1)<text:tab/>přepadení postav<text:line-break/>(2)<text:tab/>přepadení jiné výpravy<text:line-break/>(3)<text:tab/>útok nebezpečné nestvůry<text:line-break/>(4 – 6)<text:tab/>nic se nestalo</text:p>
      <text:p text:style-name="P404"><text:span text:style-name="T1">V tomto případě hráčům </text:span><text:span text:style-name="T203">před hodem</text:span><text:span text:style-name="T1"> neříkej, co znamenají jednotlivé možnosti, ale řekni jim, že házíš na náhodné setkání.<text:line-break/><text:tab/></text:span><text:span text:style-name="T197">Smyslem </text:span><text:span text:style-name="T198">tohoto</text:span><text:span text:style-name="T197"> hodu je vytvořit dojem, že herní svět funguje sám o sobě, a že události nezávisí na tvojí libovůli, nebo alespoň ne všechny. </text:span><text:span text:style-name="T199">Hodí se,</text:span><text:span text:style-name="T193"> zejména když se postavy vydávají do nebezpečných končin.<text:line-break/><text:tab/></text:span><text:span text:style-name="T19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0">příležitost</text:span><text:span text:style-name="T1"> své protivníky přechytračit – můžeš třeba nejdřív zmínit ohořelé pozůstatky vozu, nebo jiné zmínky, že zde v nedávné době došlo k přepadení. </text:span><text:span text:style-name="T201">Hráči pak budou moci</text:span><text:span text:style-name="T1"> vyslat </text:span><text:span text:style-name="T201">zvědy</text:span><text:span text:style-name="T1"> a zjistit předem, že na ně někdo číhá.</text:span></text:p>
      <text:h text:style-name="P1059" text:outline-level="2">Překonávání překážek</text:h>
      <text:p text:style-name="P341">Na <text:span text:style-name="T1555">překonávání překážek</text:span> se nehá<text:span text:style-name="T1556">zí</text:span>. Cílem není dobře si hodit na kostce, ale vymyslet, jak si s <text:span text:style-name="T1557">problémem</text:span> poradit.</text:p>
      <text:h text:style-name="P1115" text:outline-level="4"><text:soft-page-break/>Přeskakování propasti</text:h>
      <text:p text:style-name="P34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327044962" text:style-name="L120">
        <text:list-item>
          <text:p text:style-name="P984">Je to dost daleko, ale zvládne to každý, kdo nemá vážné zranění a odloží veškerou zátěž.</text:p>
        </text:list-item>
      </text:list>
      <text:p text:style-name="P347"><text:span text:style-name="T1558">Když se tě pak hráč zeptá </text:span><text:span text:style-name="T858">„Jak je to </text:span><text:span text:style-name="T859">ta díra široká</text:span><text:span text:style-name="T858">?“</text:span><text:span text:style-name="T931">, můžeš odpovědět třeba takhle:</text:span></text:p>
      <text:p text:style-name="P301"><text:tab/>„Asi to všichni zvládnete přeskočit, ale je to fakt docela daleko a není tu moc místa k roz<text:span text:style-name="T1559">e</text:span>běhu. <text:span text:style-name="T1560">Bude to dost natěsno.</text:span>“</text:p>
      <text:p text:style-name="P302"><text:span text:style-name="T932">Je možné, že si hráči nesprávně vyloží, co jsi tím popisem myslel. </text:span><text:span text:style-name="T875">Nikdy nepředpokládej, že chce postava dobrovolně skočit do propasti, vždycky hráči </text:span><text:span text:style-name="T933">jasně</text:span><text:span text:style-name="T875"> řekni, že se chce pokusit o něco nemožného, </text:span><text:span text:style-name="T934">respektive smrtelného</text:span><text:span text:style-name="T875">:</text:span></text:p>
      <text:p text:style-name="P303"><text:tab/>„Hele, s batohem na zádech to určitě nedáš.“</text:p>
      <text:p text:style-name="P303"><text:tab/>„Ty chceš skákat s probodnutým břichem? To si můžeš rovnou dole vykopat hrob.“</text:p>
      <text:p text:style-name="P233">Ale můžeš taky říct:</text:p>
      <text:p text:style-name="P304"><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115" text:outline-level="4">Šplhání</text:h>
      <text:p text:style-name="P343">Pro šplhání platí to samé, co pro přeskakování: Nehází se, ale mohou nastat problémy, které bude hráč muset nějak překonat:</text:p>
      <text:list xml:id="list1208731295" text:style-name="L121">
        <text:list-item>
          <text:p text:style-name="P985"><text:soft-page-break/>Stěna je tak příkrá, že na ni bez pomůcek </text:p>
        </text:list-item>
      </text:list>
      <text:h text:style-name="P1098" text:outline-level="3">Může vůbec postava <text:span text:style-name="T1561">spadnout</text:span>?</text:h>
      <text:p text:style-name="P344">Postava může <text:span text:style-name="T1562">odněkud</text:span> spadnout jen v jednom z těchto případů:</text:p>
      <text:list xml:id="list3057395298" text:style-name="L122">
        <text:list-item>
          <text:p text:style-name="P986">J<text:span text:style-name="T1563">d</text:span>e o past <text:span text:style-name="T1564">a hráč neuspěje v hodu na obranu</text:span>.</text:p>
        </text:list-item>
        <text:list-item>
          <text:p text:style-name="P986">Někdo ji shodí <text:span text:style-name="T1565">(viz akce </text:span><text:span text:style-name="T860">zatlačení</text:span><text:span text:style-name="T1565">)</text:span>.</text:p>
        </text:list-item>
        <text:list-item>
          <text:p text:style-name="P986">Rozhodne se <text:span text:style-name="T1566">tak</text:span> její hráč.</text:p>
        </text:list-item>
      </text:list>
      <text:h text:style-name="P1098" text:outline-level="3"><text:span text:style-name="T1567">R</text:span>ozbilo se ti něco?</text:h>
      <text:p text:style-name="P345">Při různém skákání, <text:span text:style-name="T1568">šplhání</text:span> a padání tě může svádět říct něco ve stylu:</text:p>
      <text:p text:style-name="P345"><text:tab/><text:span text:style-name="T782">„Rozbily se ti ty flakónky, co máš v batohu“.</text:span></text:p>
      <text:p text:style-name="P346">To bys ale dělat neměl. <text:span text:style-name="T1569">Když to totiž řekneš takhle, tak hráči nedáš možnost pro něj nepříjemný výsledek jakkoliv ovlivnit a bude to znít, jako že jsi mu to způsobil ty.</text:span></text:p>
      <text:list xml:id="list741520993" text:style-name="L123">
        <text:list-item>
          <text:p text:style-name="P987">Pokud tě napadne předem, že by se postavě mohlo něco rozbít, nabídni to hráči <text:span text:style-name="T1570">jako cenu za bezpečné provedení akce</text:span>:</text:p>
          <text:list>
            <text:list-header>
              <text:p text:style-name="P963">„Když dole uděláš parakotoul, nic se ti nestane, ale asi to nepřežijou křehké věci, co máš v torně. Chceš to udělat?“</text:p>
            </text:list-header>
          </text:list>
        </text:list-item>
        <text:list-item>
          <text:p text:style-name="P987">Když tě to napadne až potom, co výsledek popíšeš, neoznamuj to jako hotovou věc, ale nech na hráči, ať si sám rozhodne, co (a jestli) se mu rozbilo:</text:p>
          <text:list>
            <text:list-header>
              <text:p text:style-name="P964">„<text:span text:style-name="T1571">Hele, jak jsi dole udělal parakotoul, tak jsi určitě dal svý torně zabrat. Nerozbilo se ti něco?</text:span>“</text:p>
            </text:list-header>
          </text:list>
        </text:list-item>
      </text:list>
      <text:p text:style-name="P347"><text:soft-page-break/><text:span text:style-name="T929">Když dáš hráči najevo, že spoléháš na jeho úsudek, </text:span><text:span text:style-name="T930">velmi pravděpodobně si rozbité věci popíše sám. Pokud to ale odmítne, nenuť ho do toho.</text:span></text:p>
      <text:h text:style-name="P1060" text:outline-level="2">Vedení soubojů</text:h>
      <text:h text:style-name="Heading_20_3" text:outline-level="3"><text:span text:style-name="T1476">Z</text:span>áměr<text:span text:style-name="T1476">y</text:span></text:h>
      <text:p text:style-name="P308"><text:span text:style-name="T744">T</text:span><text:span text:style-name="T283">ODO (pro PJ): </text:span><text:span text:style-name="T745">Na začá</text:span><text:span text:style-name="T746">t</text:span><text:span text:style-name="T745">ku každého kola boje vždycky </text:span><text:span text:style-name="T747">jednoho po druhém projdi všechny hráče, na každého se</text:span><text:span text:style-name="T745"> </text:span><text:span text:style-name="T747">podívej </text:span><text:span text:style-name="T745">zeptej </text:span><text:span text:style-name="T747">se</text:span><text:span text:style-name="T745">, co </text:span><text:span text:style-name="T748">bude jeho postava dělat</text:span><text:span text:style-name="T745">.</text:span></text:p>
      <text:list xml:id="list3309969940" text:style-name="L124">
        <text:list-item>
          <text:p text:style-name="P988"><text:span text:style-name="T746">N</text:span><text:span text:style-name="T749">ěkterým hráčům </text:span><text:span text:style-name="T748">totiž</text:span><text:span text:style-name="T749"> může být nepříjemné skákat ostatním do řeči, nebo se neustále hlásit o slovo, což vede k tomu, že většinu hry mlčí a nebaví se. J</text:span><text:span text:style-name="T750">edním z tvých hlavních úkolů </text:span><text:span text:style-name="T749">je zajistit, aby k tomu nedošlo</text:span><text:span text:style-name="T750">. Boj je rozdělen na kola právě proto, abys </text:span><text:span text:style-name="T751">to měl jednodušší</text:span><text:span text:style-name="T750">.</text:span></text:p>
        </text:list-item>
        <text:list-item>
          <text:p text:style-name="P989"><text:span text:style-name="T750">O</text:span><text:span text:style-name="T283">ční kontakt je velmi důležitý – </text:span><text:span text:style-name="T752">díky němu dáš pasivnějším hráčům jasně najevo, že jsi tam i pro ně. Velice jim tím pomůžeš zapojit se do hry.</text:span></text:p>
        </text:list-item>
      </text:list>
      <text:h text:style-name="Heading_20_3" text:outline-level="3"><text:span text:style-name="T752">H</text:span><text:span text:style-name="T283">ody</text:span></text:h>
      <text:p text:style-name="P48">TODO: Tohle bude jinak – postihy a bonusy si vyjmenovávají hráči.</text:p>
      <text:p text:style-name="P47">Počítej nahlas a vyjmenuj všechno, za co má kdo postih nebo bonus.</text:p>
      <text:p text:style-name="P524">Příklad:</text:p>
      <text:p text:style-name="P590">Ork má 6 základ, +2 za přípravu, -1 za probodnutý rameno a -2, protože na něm ležíš. Takže 5 plus na kostce 3, celkem 8. Kolik máš ty?</text:p>
      <text:p text:style-name="P307">Je to důležité, protože jednak tím dáš hráčům možnost opravit případné chyby a navíc je ujistíš, že to, co protivníkům, dělají, se opravdu projevilo. </text:p>
      <text:h text:style-name="P1099" text:outline-level="3"><text:soft-page-break/>Popisy</text:h>
      <text:p text:style-name="P434">Dávej si záležet na popisech <text:span text:style-name="T1679">účinků kouzel a schopností. Když je totiž zredukuješ na pravidlový efekt, tak nejsou nijak zvlášť zajímavé – </text:span><text:span text:style-name="T864">modrý blesk</text:span><text:span text:style-name="T1678"> prostě zraňuje, </text:span><text:span text:style-name="T864">hromový palcát</text:span><text:span text:style-name="T1678"> odhazuje a podobně. Až díky tvým barvitým popisům si hráč řekne: „Tohle vážně umím? To je super!“</text:span></text:p>
      <text:p text:style-name="Example_20_Header">Příklad:</text:p>
      <text:p text:style-name="Example"><text:span text:style-name="T1683">Zásah </text:span><text:span text:style-name="T863">hromovým palcátem</text:span><text:span text:style-name="T1677">, což je kouzelná zbraň, která protivníka se zahřměním odhodí zpět, bys mohl popsat takhle:</text:span></text:p>
      <text:p text:style-name="Example"><text:span text:style-name="T950">Pán jeskyně:</text:span><text:span text:style-name="T1677"> „</text:span>Zranil jsi ho za tři a odhodil jsi ho kus zpět.“</text:p>
      <text:p text:style-name="P606">Ale takhle je to mnohem lepší:</text:p>
      <text:p text:style-name="P602"><text:span text:style-name="T1202">Pán jeskyně:</text:span><text:span text:style-name="T1677"> „</text:span>Ozvalo se ohlušující zahřmění, skřet odlítnul přes celou místnost <text:span text:style-name="T1680">a</text:span> se zaduněním <text:span text:style-name="T1680">se rozplácnul o</text:span> protější stěn<text:span text:style-name="T1680">u</text:span>. <text:span text:style-name="T1681">Tváří se poněkud překvapeně.</text:span>“</text:p>
      <text:p text:style-name="Example"><text:span text:style-name="T1684">P</text:span>ři zásahu modrým bleskem můžeš <text:span text:style-name="T1684">zase</text:span> popsat zápach spáleného masa, naježené vlasy a podobně.</text:p>
      <text:h text:style-name="Heading_20_3" text:outline-level="3">Nech hráče popisovat výsledek</text:h>
      <text:p text:style-name="P435">Nemusíš všechno popisovat sám. Je dokonce lepší <text:span text:style-name="T1682">hráče vyzvat, ať si </text:span>výsledek <text:span text:style-name="T1682">popíše sám</text:span> a pak <text:span text:style-name="T1685">to</text:span> případně doplnit, protože <text:span text:style-name="T1682">tím jej víc zapojíš do hry a navíc ho může napadnou něco zajímavého, co by tebe třeba nenapadlo.</text:span></text:p>
      <text:p text:style-name="P531">Příklad:</text:p>
      <text:p text:style-name="P603"><text:span text:style-name="T1202">Pán jeskyně:</text:span><text:span text:style-name="T1677"> „Máš proti němu dva úspěchy. Co jsi mu udělal a jak to vypadalo?“</text:span></text:p>
      <text:h text:style-name="P1100" text:outline-level="3">Boj s nestvůrami</text:h>
      <text:p text:style-name="P348"><text:span text:style-name="T1572">TODO:</text:span> <text:span text:style-name="T1572">Možná to hodit do kapitoly pro PJ</text:span></text:p>
      <text:p text:style-name="P348"><text:soft-page-break/>Některé <text:span text:style-name="T1573">obzvláště nebezpečné</text:span> nestvůry používají speciální pravidla.</text:p>
      <text:h text:style-name="P1116" text:outline-level="4"><text:bookmark-start text:name="__RefHeading___Toc2537_690236890"/><text:span text:style-name="T1574">V</text:span>ícenásob<text:span text:style-name="T1574">né</text:span> útoky<text:bookmark-end text:name="__RefHeading___Toc2537_690236890"/></text:h>
      <text:p text:style-name="P349">Některé nestvůry, jako třeba obří štír nebo hydra, mají tělo stavěné tak, že mohou současně útočit z několika směrů.</text:p>
      <text:list xml:id="list1616821299" text:style-name="L125">
        <text:list-item>
          <text:p text:style-name="P990">Tyto nestvůry mohou <text:span text:style-name="T1575">provést více akcí</text:span> v jednom kole, a to i na stejný cíl.</text:p>
        </text:list-item>
      </text:list>
      <text:h text:style-name="P1100" text:outline-level="3"><text:bookmark-start text:name="__RefHeading___Toc2539_690236890"/>Zranitelnost nestvůr<text:bookmark-end text:name="__RefHeading___Toc2539_690236890"/></text:h>
      <text:p text:style-name="P49"><text:span text:style-name="T1576">Nezapomeň </text:span>dát hráčům vědět, že jejich <text:span text:style-name="T1576">útok</text:span> má jiný než očekávaný účinek: <text:span text:style-name="T782">„Po zásahu palicí se na soše udělaly pukliny a odpadl z ní velký kus kamene. Vypadá to, že tvoje zbraň je proti ní velmi účinná.“</text:span></text:p>
      <text:h text:style-name="P1100" text:outline-level="3">Boj s nehmotným protivníkem</text:h>
      <text:list xml:id="list935642844" text:style-name="L126">
        <text:list-item>
          <text:p text:style-name="P991">Může procházet zdmi nebo se třeba někde vynořit ze země.</text:p>
        </text:list-item>
        <text:list-item>
          <text:p text:style-name="P992">Nemagické zbraně a jiná než duševní kouzla skrz něj projdou a nic mu neudělají.</text:p>
        </text:list-item>
        <text:list-item>
          <text:p text:style-name="P993">Bránit se proti němu dá pouze Finesou (úhyb) nebo Duší (odolávání). Bonus za zbraň ani štít se nepočítá.</text:p>
        </text:list-item>
        <text:list-item>
          <text:p text:style-name="P859"><text:span text:style-name="T486">Pokud p</text:span><text:span text:style-name="T487">ostava </text:span><text:span text:style-name="T486">nemá </text:span><text:span text:style-name="T488">nehmotnou bytost</text:span><text:span text:style-name="T486"> jak ohrozit, </text:span><text:span text:style-name="T488">tak si proti ní vždycky hází na obranu a nemůže si počítat zbraň</text:span><text:span text:style-name="T489">.</text:span></text:p>
        </text:list-item>
      </text:list>
      <text:h text:style-name="Heading_20_2" text:outline-level="2">Smrt hráčských postav</text:h>
      <text:p text:style-name="P183">Pokud jste se dohodli, že ve hře chcete mít možnost smrti hráčských postav, <text:span text:style-name="T117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79">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180">Zeptej se hráče, proč to chce udělat:</text:span></text:p>
      <text:p text:style-name="Example"><text:span text:style-name="T804">PJ:</text:span><text:span text:style-name="T1180"> </text:span>„<text:span text:style-name="T1180">Uvědomuješ si, doufám, že tohle nemůžeš v žádném případě přežít?“</text:span></text:p>
      <text:p text:style-name="Example"><text:span text:style-name="T782">Hráč:</text:span> „<text:span text:style-name="T1184">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39357693" text:style-name="L127">
        <text:list-item>
          <text:p text:style-name="P994">Aby k takovým situacím nedocházelo, <text:span text:style-name="T1187">tak </text:span><text:span text:style-name="T1189">kdykoliv chce hráč udělat něco zjevně sebevražedného,</text:span><text:span text:style-name="T1188"> vždycky </text:span><text:span text:style-name="T1189">se ho</text:span><text:span text:style-name="T1188"> zeptej, </text:span><text:span text:style-name="T1189">proč to dělá a čeho se tím snaží dosáhnout</text:span>, a ujisti se, že si plně uvědomuje riziko smrti své postavy.</text:p>
        </text:list-item>
      </text:list>
      <text:p text:style-name="P185">Hráč se potom může rozhodnout, že to <text:span text:style-name="T1185">i</text:span> přesto riskne. Může <text:span text:style-name="T1182">to také chtít udělat třeba proto, že</text:span> se <text:span text:style-name="T1182">tím jeho</text:span> postava obětuje za ostatní - <text:span text:style-name="T1186">na takovou smrt </text:span>budete <text:span text:style-name="T1182">jistě</text:span> ještě dlouho vzpomínat. V takov<text:span text:style-name="T1183">ých</text:span> případě postava opravdu umře. <text:span text:style-name="T1181">Vždycky se ale ujisti, že to dělá s plným vědomím rizika a nikoliv proto, že si představuje situaci a její důsledky jinak než ty.</text:span></text:p>
      <text:h text:style-name="P1061" text:outline-level="2"><text:soft-page-break/>Vedení kampaně</text:h>
      <text:h text:style-name="P1101" text:outline-level="3">Začátek hry</text:h>
      <text:p text:style-name="P422">Příklady:</text:p>
      <text:list xml:id="list3714095116" text:style-name="L128">
        <text:list-item>
          <text:p text:style-name="P995">Jedna z postav hledá parťáky na výpravu za pokladem.</text:p>
        </text:list-item>
        <text:list-item>
          <text:p text:style-name="P995">Postavy společně přijmou nějaký úkol.</text:p>
        </text:list-item>
        <text:list-item>
          <text:p text:style-name="P995">Postavy společně začínají v nebezpečné situaci: Jsou na potápějící lodi, doprovází karavanu, která je zrovna pod útokem a podobně.</text:p>
        </text:list-item>
      </text:list>
      <text:h text:style-name="P1102" text:outline-level="3">Zapojení postav do děje</text:h>
      <text:p text:style-name="P471">Pokud tvoji hráči sami vymýšlí, co budou jejich postavy dělat a čeho <text:s/>chtějí dosáhnout, tak to máš jednoduché: Stačí jim <text:span text:style-name="T1718">dávat</text:span> do cesty překážky, komplikace, záhady a podobně. Hráči ale většinou bývají spíš pasivní a v tom případě je na tebe, abys jim nějaké cíle nabídnul.<text:line-break/><text:tab/><text:span text:style-name="T1719">Zde je pár možností, jak to můžeš udělat:</text:span></text:p>
      <text:list xml:id="list2964112571" text:style-name="L129">
        <text:list-item>
          <text:p text:style-name="P996">Ohrož <text:span text:style-name="T1715">někoho nebo</text:span> něco, na čem postavy záleží.</text:p>
          <text:list>
            <text:list-item>
              <text:p text:style-name="P996"><text:span text:style-name="T1716">M</text:span>ůžete <text:span text:style-name="T1716">před tím</text:span> dotvořit část minulosti postav, abys měl co ohrozit.</text:p>
            </text:list-item>
            <text:list-item>
              <text:p text:style-name="P997">Pomůže také dát postavám možnost něco hodnotného získat – třeba dům ve městě nebo hrad. <text:s/><text:span text:style-name="T1717">Když budou postavy vlastnit, budou díky tomu zainteresované do toho, co se děje kolem.</text:span></text:p>
            </text:list-item>
          </text:list>
        </text:list-item>
        <text:list-item>
          <text:p text:style-name="P998">Nech někoho, ať postavám zadá úkol.</text:p>
          <text:list>
            <text:list-item>
              <text:p text:style-name="P999">Obvykle za to nabídne odměnu. Pokud jsou ale postavy v něčích službách, mohou to klidně dostat rozkazem.</text:p>
            </text:list-item>
          </text:list>
        </text:list-item>
        <text:list-item>
          <text:p text:style-name="P1000"><text:soft-page-break/>Předlož před postavy něco zajímavého, co by mohly chtít prozkoumat.</text:p>
          <text:list>
            <text:list-item>
              <text:p text:style-name="P1001">Může to být nějaká záhada (tajemná vražda nebo krádež), <text:span text:style-name="T1720">tajemný poutník,</text:span> nebo třeba zmínka o tom, že nedaleko je zřícenina věže slavného mága.</text:p>
            </text:list-item>
          </text:list>
        </text:list-item>
        <text:list-item>
          <text:p text:style-name="P1002">Představ postavám situaci, kdy někdo potřebuje pomoct (může to být jednotlivec, ale také třeba město nebo celé království).</text:p>
          <text:list>
            <text:list-item>
              <text:p text:style-name="P1003">Nejlépe to funguje, když o pomoc požádá někdo, koho postavy znají – ať už z předchozího děje, nebo v rámci své minulosti.</text:p>
            </text:list-item>
          </text:list>
        </text:list-item>
      </text:list>
      <text:h text:style-name="Heading_20_3" text:outline-level="3">Růst síly postav</text:h>
      <text:p text:style-name="P351">Postavy v Dračáku začínají jako čerstvě zaškolení dobrodruzi a s tím, jak zažívají dobrodružství, získávají nové, silnější schopnosti a dokáží porazit silnější protivníky.<text:line-break/><text:tab/><text:span text:style-name="T157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025" text:outline-level="1">Domlouvání hry</text:h>
      <text:list xml:id="list1410221646" text:style-name="L130">
        <text:list-item>
          <text:p text:style-name="P1004">Pokud nemůžeš nebo nechceš na hru dorazit, řekni to ostatním co nejdřív, ať si mohou udělat jiné plány.</text:p>
        </text:list-item>
        <text:list-item>
          <text:p text:style-name="P1004">Dejte vždycky všem hráčům vědět, že je hra zrušená, ať se na ní někdo netrmácí zbytečně.</text:p>
        </text:list-item>
        <text:list-item>
          <text:p text:style-name="P1005">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4T16:08:29.289000000</dc:date>
    <meta:print-date>2113-01-01T00:00:00</meta:print-date>
    <meta:editing-cycles>16109</meta:editing-cycles>
    <meta:editing-duration>P47DT4H57M35S</meta:editing-duration>
    <meta:generator>LibreOffice/6.0.5.2$Windows_X86_64 LibreOffice_project/54c8cbb85f300ac59db32fe8a675ff7683cd5a16</meta:generator>
    <dc:creator>York </dc:creator>
    <meta:document-statistic meta:table-count="1" meta:image-count="0" meta:object-count="0" meta:page-count="169" meta:paragraph-count="1759" meta:word-count="31156" meta:character-count="185872" meta:non-whitespace-character-count="156703"/>
  </office:meta>
</office:document-meta>
</file>